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3ef569e6"/>
    </style:style>
    <style:style style:name="P57" style:family="paragraph" style:parent-style-name="Standard">
      <style:text-properties officeooo:rsid="000d9299" officeooo:paragraph-rsid="40915bf1"/>
    </style:style>
    <style:style style:name="P58" style:family="paragraph" style:parent-style-name="Standard">
      <style:text-properties officeooo:rsid="000d9299" officeooo:paragraph-rsid="40eb005e"/>
    </style:style>
    <style:style style:name="P59" style:family="paragraph" style:parent-style-name="Standard">
      <style:text-properties officeooo:rsid="001106a9" officeooo:paragraph-rsid="001106a9"/>
    </style:style>
    <style:style style:name="P60" style:family="paragraph" style:parent-style-name="Standard">
      <style:text-properties officeooo:rsid="0013fee8" officeooo:paragraph-rsid="0013fee8"/>
    </style:style>
    <style:style style:name="P61" style:family="paragraph" style:parent-style-name="Standard">
      <style:text-properties officeooo:rsid="0016f266" officeooo:paragraph-rsid="0016f266"/>
    </style:style>
    <style:style style:name="P62" style:family="paragraph" style:parent-style-name="Standard">
      <style:text-properties officeooo:rsid="0019f7f7" officeooo:paragraph-rsid="0019f7f7"/>
    </style:style>
    <style:style style:name="P63" style:family="paragraph" style:parent-style-name="Standard">
      <style:text-properties officeooo:rsid="0019f7f7" officeooo:paragraph-rsid="001a2376"/>
    </style:style>
    <style:style style:name="P64" style:family="paragraph" style:parent-style-name="Standard">
      <style:text-properties officeooo:rsid="001b2925" officeooo:paragraph-rsid="001b2925"/>
    </style:style>
    <style:style style:name="P65" style:family="paragraph" style:parent-style-name="Standard">
      <style:text-properties fo:font-style="italic" officeooo:rsid="001b2925" officeooo:paragraph-rsid="001b2925"/>
    </style:style>
    <style:style style:name="P66" style:family="paragraph" style:parent-style-name="Standard">
      <style:text-properties fo:font-style="italic" officeooo:rsid="001b2925" officeooo:paragraph-rsid="004898bd"/>
    </style:style>
    <style:style style:name="P67" style:family="paragraph" style:parent-style-name="Standard">
      <style:text-properties fo:font-style="italic" officeooo:rsid="004a5577" officeooo:paragraph-rsid="004a5577"/>
    </style:style>
    <style:style style:name="P68" style:family="paragraph" style:parent-style-name="Standard">
      <style:text-properties officeooo:rsid="0021664d" officeooo:paragraph-rsid="0021664d"/>
    </style:style>
    <style:style style:name="P69" style:family="paragraph" style:parent-style-name="Standard">
      <style:text-properties officeooo:rsid="00299820" officeooo:paragraph-rsid="00299820"/>
    </style:style>
    <style:style style:name="P70" style:family="paragraph" style:parent-style-name="Standard">
      <style:text-properties officeooo:rsid="002e6ff8" officeooo:paragraph-rsid="002e6ff8"/>
    </style:style>
    <style:style style:name="P71" style:family="paragraph" style:parent-style-name="Standard">
      <style:text-properties officeooo:rsid="001a2376" officeooo:paragraph-rsid="001a2376"/>
    </style:style>
    <style:style style:name="P72" style:family="paragraph" style:parent-style-name="Standard">
      <style:text-properties officeooo:rsid="0038db4f" officeooo:paragraph-rsid="0038db4f"/>
    </style:style>
    <style:style style:name="P73" style:family="paragraph" style:parent-style-name="Standard">
      <style:text-properties officeooo:rsid="003b2ef7" officeooo:paragraph-rsid="003b2ef7"/>
    </style:style>
    <style:style style:name="P74" style:family="paragraph" style:parent-style-name="Standard">
      <style:text-properties officeooo:rsid="003c3946" officeooo:paragraph-rsid="003c3946"/>
    </style:style>
    <style:style style:name="P75" style:family="paragraph" style:parent-style-name="Standard">
      <style:text-properties officeooo:rsid="003cdd8a" officeooo:paragraph-rsid="003cdd8a"/>
    </style:style>
    <style:style style:name="P76" style:family="paragraph" style:parent-style-name="Standard">
      <style:text-properties officeooo:rsid="003ebe96" officeooo:paragraph-rsid="003ebe96"/>
    </style:style>
    <style:style style:name="P77" style:family="paragraph" style:parent-style-name="Standard">
      <style:text-properties officeooo:rsid="003ebe96" officeooo:paragraph-rsid="0043ddcf"/>
    </style:style>
    <style:style style:name="P78" style:family="paragraph" style:parent-style-name="Standard">
      <style:text-properties officeooo:rsid="004f15e6" officeooo:paragraph-rsid="004f15e6"/>
    </style:style>
    <style:style style:name="P79" style:family="paragraph" style:parent-style-name="Standard">
      <style:text-properties officeooo:rsid="0053d8d3" officeooo:paragraph-rsid="0053d8d3"/>
    </style:style>
    <style:style style:name="P80" style:family="paragraph" style:parent-style-name="Standard">
      <style:text-properties officeooo:rsid="0053d8d3" officeooo:paragraph-rsid="16c9156c"/>
    </style:style>
    <style:style style:name="P81" style:family="paragraph" style:parent-style-name="Standard">
      <style:text-properties officeooo:rsid="0054d111" officeooo:paragraph-rsid="0054d111"/>
    </style:style>
    <style:style style:name="P82" style:family="paragraph" style:parent-style-name="Standard">
      <style:text-properties officeooo:rsid="00565a10" officeooo:paragraph-rsid="00565a10"/>
    </style:style>
    <style:style style:name="P83" style:family="paragraph" style:parent-style-name="Standard">
      <style:text-properties officeooo:rsid="00574fb0" officeooo:paragraph-rsid="00574fb0"/>
    </style:style>
    <style:style style:name="P84" style:family="paragraph" style:parent-style-name="Standard">
      <style:text-properties officeooo:rsid="00588d02" officeooo:paragraph-rsid="00588d02"/>
    </style:style>
    <style:style style:name="P85" style:family="paragraph" style:parent-style-name="Standard">
      <style:text-properties officeooo:rsid="0059184a" officeooo:paragraph-rsid="0059184a"/>
    </style:style>
    <style:style style:name="P86" style:family="paragraph" style:parent-style-name="Standard">
      <style:text-properties officeooo:rsid="0059184a" officeooo:paragraph-rsid="179c1d30"/>
    </style:style>
    <style:style style:name="P87" style:family="paragraph" style:parent-style-name="Standard">
      <style:text-properties officeooo:rsid="0065c6be" officeooo:paragraph-rsid="0065c6be"/>
    </style:style>
    <style:style style:name="P88" style:family="paragraph" style:parent-style-name="Standard">
      <style:text-properties officeooo:rsid="00664f95" officeooo:paragraph-rsid="00664f95"/>
    </style:style>
    <style:style style:name="P89" style:family="paragraph" style:parent-style-name="Standard">
      <style:text-properties officeooo:rsid="00683654" officeooo:paragraph-rsid="00683654"/>
    </style:style>
    <style:style style:name="P90" style:family="paragraph" style:parent-style-name="Standard">
      <style:text-properties officeooo:rsid="006a35de" officeooo:paragraph-rsid="006a35de"/>
    </style:style>
    <style:style style:name="P91" style:family="paragraph" style:parent-style-name="Standard">
      <style:text-properties officeooo:rsid="006d13df" officeooo:paragraph-rsid="006d13df"/>
    </style:style>
    <style:style style:name="P92" style:family="paragraph" style:parent-style-name="Standard">
      <style:text-properties officeooo:rsid="006d13df" officeooo:paragraph-rsid="0080a34b"/>
    </style:style>
    <style:style style:name="P93" style:family="paragraph" style:parent-style-name="Standard">
      <style:text-properties officeooo:rsid="006d13df" officeooo:paragraph-rsid="2bd3e942"/>
    </style:style>
    <style:style style:name="P94" style:family="paragraph" style:parent-style-name="Standard">
      <style:text-properties officeooo:rsid="006d5135" officeooo:paragraph-rsid="006d5135"/>
    </style:style>
    <style:style style:name="P95" style:family="paragraph" style:parent-style-name="Standard">
      <style:text-properties officeooo:rsid="00b1b491" officeooo:paragraph-rsid="00b1b491"/>
    </style:style>
    <style:style style:name="P96" style:family="paragraph" style:parent-style-name="Standard">
      <style:text-properties officeooo:rsid="00b1b491" officeooo:paragraph-rsid="28c850f3"/>
    </style:style>
    <style:style style:name="P97" style:family="paragraph" style:parent-style-name="Standard">
      <style:text-properties officeooo:rsid="00b36b99" officeooo:paragraph-rsid="00b36b99"/>
    </style:style>
    <style:style style:name="P98" style:family="paragraph" style:parent-style-name="Standard">
      <style:text-properties officeooo:rsid="00b9ceac" officeooo:paragraph-rsid="00b9ceac"/>
    </style:style>
    <style:style style:name="P99" style:family="paragraph" style:parent-style-name="Standard">
      <style:text-properties officeooo:rsid="00c8bb20" officeooo:paragraph-rsid="00c8bb20"/>
    </style:style>
    <style:style style:name="P100" style:family="paragraph" style:parent-style-name="Standard">
      <style:text-properties officeooo:rsid="00c8bb20" officeooo:paragraph-rsid="00ca3278"/>
    </style:style>
    <style:style style:name="P101" style:family="paragraph" style:parent-style-name="Standard">
      <style:text-properties officeooo:rsid="00ca3278" officeooo:paragraph-rsid="00ca3278"/>
    </style:style>
    <style:style style:name="P102" style:family="paragraph" style:parent-style-name="Standard">
      <style:text-properties officeooo:rsid="016a48f7" officeooo:paragraph-rsid="016a48f7"/>
    </style:style>
    <style:style style:name="P103" style:family="paragraph" style:parent-style-name="Standard">
      <style:text-properties officeooo:rsid="016a48f7" officeooo:paragraph-rsid="016b2c1e"/>
    </style:style>
    <style:style style:name="P104" style:family="paragraph" style:parent-style-name="Standard">
      <style:text-properties officeooo:rsid="016a48f7" officeooo:paragraph-rsid="016ea478"/>
    </style:style>
    <style:style style:name="P105" style:family="paragraph" style:parent-style-name="Standard">
      <style:text-properties officeooo:rsid="016b2c1e" officeooo:paragraph-rsid="016b2c1e"/>
    </style:style>
    <style:style style:name="P106" style:family="paragraph" style:parent-style-name="Standard">
      <style:text-properties officeooo:rsid="016cd7f0" officeooo:paragraph-rsid="016cd7f0"/>
    </style:style>
    <style:style style:name="P107" style:family="paragraph" style:parent-style-name="Standard">
      <style:text-properties officeooo:rsid="01770484" officeooo:paragraph-rsid="01770484"/>
    </style:style>
    <style:style style:name="P108" style:family="paragraph" style:parent-style-name="Standard">
      <style:text-properties officeooo:rsid="01782f44" officeooo:paragraph-rsid="01782f44"/>
    </style:style>
    <style:style style:name="P109" style:family="paragraph" style:parent-style-name="Standard">
      <style:text-properties officeooo:rsid="018a992c" officeooo:paragraph-rsid="018a992c"/>
    </style:style>
    <style:style style:name="P110" style:family="paragraph" style:parent-style-name="Standard">
      <style:text-properties officeooo:rsid="019ba949" officeooo:paragraph-rsid="019ba949"/>
    </style:style>
    <style:style style:name="P111" style:family="paragraph" style:parent-style-name="Standard">
      <style:text-properties officeooo:rsid="01a6ad68" officeooo:paragraph-rsid="01a6ad68"/>
    </style:style>
    <style:style style:name="P112" style:family="paragraph" style:parent-style-name="Standard">
      <style:text-properties officeooo:rsid="01a6ad68" officeooo:paragraph-rsid="40464dc9"/>
    </style:style>
    <style:style style:name="P113" style:family="paragraph" style:parent-style-name="Standard">
      <style:text-properties officeooo:rsid="01a6ad68" officeooo:paragraph-rsid="40afd95e"/>
    </style:style>
    <style:style style:name="P114" style:family="paragraph" style:parent-style-name="Standard">
      <style:text-properties officeooo:rsid="00284d42" officeooo:paragraph-rsid="0021664d"/>
    </style:style>
    <style:style style:name="P115" style:family="paragraph" style:parent-style-name="Standard">
      <style:text-properties officeooo:rsid="02900368" officeooo:paragraph-rsid="02900368"/>
    </style:style>
    <style:style style:name="P116" style:family="paragraph" style:parent-style-name="Standard">
      <style:text-properties officeooo:rsid="0291a4c2" officeooo:paragraph-rsid="0291a4c2"/>
    </style:style>
    <style:style style:name="P117" style:family="paragraph" style:parent-style-name="Standard">
      <style:text-properties officeooo:rsid="0295775e" officeooo:paragraph-rsid="0295775e"/>
    </style:style>
    <style:style style:name="P118" style:family="paragraph" style:parent-style-name="Standard">
      <style:text-properties officeooo:rsid="02bff922" officeooo:paragraph-rsid="02bff922"/>
    </style:style>
    <style:style style:name="P119" style:family="paragraph" style:parent-style-name="Standard">
      <style:text-properties officeooo:rsid="02eba0b8" officeooo:paragraph-rsid="02eba0b8"/>
    </style:style>
    <style:style style:name="P120" style:family="paragraph" style:parent-style-name="Standard">
      <style:text-properties officeooo:rsid="02ed9c99" officeooo:paragraph-rsid="02ed9c99"/>
    </style:style>
    <style:style style:name="P121" style:family="paragraph" style:parent-style-name="Standard">
      <style:text-properties officeooo:rsid="03069f29" officeooo:paragraph-rsid="03069f29"/>
    </style:style>
    <style:style style:name="P122" style:family="paragraph" style:parent-style-name="Standard">
      <style:text-properties officeooo:rsid="032685c9" officeooo:paragraph-rsid="032685c9"/>
    </style:style>
    <style:style style:name="P123" style:family="paragraph" style:parent-style-name="Standard">
      <style:text-properties officeooo:rsid="0331d68d" officeooo:paragraph-rsid="0331d68d"/>
    </style:style>
    <style:style style:name="P124" style:family="paragraph" style:parent-style-name="Standard">
      <style:text-properties officeooo:rsid="0336b25b" officeooo:paragraph-rsid="0336b25b"/>
    </style:style>
    <style:style style:name="P125" style:family="paragraph" style:parent-style-name="Standard">
      <style:text-properties officeooo:rsid="039f110c" officeooo:paragraph-rsid="039f110c"/>
    </style:style>
    <style:style style:name="P126" style:family="paragraph" style:parent-style-name="Standard">
      <style:text-properties officeooo:rsid="039fdba1" officeooo:paragraph-rsid="039fdba1"/>
    </style:style>
    <style:style style:name="P127" style:family="paragraph" style:parent-style-name="Standard">
      <style:text-properties officeooo:rsid="039fdba1" officeooo:paragraph-rsid="3bf1baea"/>
    </style:style>
    <style:style style:name="P128" style:family="paragraph" style:parent-style-name="Standard">
      <style:text-properties officeooo:rsid="0442a4de" officeooo:paragraph-rsid="0442a4de"/>
    </style:style>
    <style:style style:name="P129" style:family="paragraph" style:parent-style-name="Standard">
      <style:text-properties officeooo:rsid="04457c48" officeooo:paragraph-rsid="04457c48"/>
    </style:style>
    <style:style style:name="P130" style:family="paragraph" style:parent-style-name="Standard">
      <style:text-properties officeooo:rsid="045d7044" officeooo:paragraph-rsid="045d7044"/>
    </style:style>
    <style:style style:name="P131" style:family="paragraph" style:parent-style-name="Standard">
      <style:text-properties officeooo:rsid="047e90bf" officeooo:paragraph-rsid="047e90bf"/>
    </style:style>
    <style:style style:name="P132" style:family="paragraph" style:parent-style-name="Standard">
      <style:text-properties officeooo:rsid="047f419e" officeooo:paragraph-rsid="047f419e"/>
    </style:style>
    <style:style style:name="P133" style:family="paragraph" style:parent-style-name="Standard">
      <style:text-properties officeooo:rsid="047f89e6" officeooo:paragraph-rsid="047f89e6"/>
    </style:style>
    <style:style style:name="P134" style:family="paragraph" style:parent-style-name="Standard">
      <style:text-properties officeooo:rsid="0481e457" officeooo:paragraph-rsid="0481e457"/>
    </style:style>
    <style:style style:name="P135" style:family="paragraph" style:parent-style-name="Standard">
      <style:text-properties officeooo:rsid="048294b8" officeooo:paragraph-rsid="048294b8"/>
    </style:style>
    <style:style style:name="P136" style:family="paragraph" style:parent-style-name="Standard">
      <style:text-properties officeooo:rsid="04846255" officeooo:paragraph-rsid="04846255"/>
    </style:style>
    <style:style style:name="P137" style:family="paragraph" style:parent-style-name="Standard">
      <style:text-properties officeooo:rsid="04888fe4" officeooo:paragraph-rsid="04888fe4"/>
    </style:style>
    <style:style style:name="P138" style:family="paragraph" style:parent-style-name="Standard">
      <style:text-properties officeooo:rsid="048b41a9" officeooo:paragraph-rsid="048b41a9"/>
    </style:style>
    <style:style style:name="P139" style:family="paragraph" style:parent-style-name="Standard">
      <style:text-properties officeooo:rsid="048ba994" officeooo:paragraph-rsid="048ba994"/>
    </style:style>
    <style:style style:name="P140" style:family="paragraph" style:parent-style-name="Standard">
      <style:text-properties officeooo:rsid="048f345f" officeooo:paragraph-rsid="048f345f"/>
    </style:style>
    <style:style style:name="P141" style:family="paragraph" style:parent-style-name="Standard">
      <style:text-properties officeooo:rsid="04a53528" officeooo:paragraph-rsid="04a53528"/>
    </style:style>
    <style:style style:name="P142" style:family="paragraph" style:parent-style-name="Standard">
      <style:text-properties officeooo:rsid="06c007a2" officeooo:paragraph-rsid="06c007a2"/>
    </style:style>
    <style:style style:name="P143" style:family="paragraph" style:parent-style-name="Standard">
      <style:text-properties officeooo:rsid="06db3713" officeooo:paragraph-rsid="06db3713"/>
    </style:style>
    <style:style style:name="P144" style:family="paragraph" style:parent-style-name="Standard">
      <style:text-properties officeooo:rsid="06db3713" officeooo:paragraph-rsid="070eac30"/>
    </style:style>
    <style:style style:name="P145" style:family="paragraph" style:parent-style-name="Standard">
      <style:text-properties officeooo:rsid="06db3713" officeooo:paragraph-rsid="07232aaf"/>
    </style:style>
    <style:style style:name="P146" style:family="paragraph" style:parent-style-name="Standard">
      <style:text-properties officeooo:rsid="06db3713" officeooo:paragraph-rsid="08981855"/>
    </style:style>
    <style:style style:name="P147" style:family="paragraph" style:parent-style-name="Standard">
      <style:text-properties officeooo:rsid="06db3713" officeooo:paragraph-rsid="08a25763"/>
    </style:style>
    <style:style style:name="P148" style:family="paragraph" style:parent-style-name="Standard">
      <style:text-properties officeooo:rsid="06db3713" officeooo:paragraph-rsid="08bddde4"/>
    </style:style>
    <style:style style:name="P149" style:family="paragraph" style:parent-style-name="Standard">
      <style:text-properties officeooo:rsid="06db3713" officeooo:paragraph-rsid="08eb49b8"/>
    </style:style>
    <style:style style:name="P150" style:family="paragraph" style:parent-style-name="Standard">
      <style:text-properties officeooo:rsid="06db3713" officeooo:paragraph-rsid="08f69431"/>
    </style:style>
    <style:style style:name="P151" style:family="paragraph" style:parent-style-name="Standard">
      <style:text-properties officeooo:rsid="06db3713" officeooo:paragraph-rsid="08fd6f32"/>
    </style:style>
    <style:style style:name="P152" style:family="paragraph" style:parent-style-name="Standard">
      <style:text-properties officeooo:rsid="06db3713" officeooo:paragraph-rsid="094455fd"/>
    </style:style>
    <style:style style:name="P153" style:family="paragraph" style:parent-style-name="Standard">
      <style:text-properties officeooo:rsid="06db3713" officeooo:paragraph-rsid="0958a7f6"/>
    </style:style>
    <style:style style:name="P154" style:family="paragraph" style:parent-style-name="Standard">
      <style:text-properties officeooo:rsid="06db3713" officeooo:paragraph-rsid="09dbf847"/>
    </style:style>
    <style:style style:name="P155" style:family="paragraph" style:parent-style-name="Standard">
      <style:text-properties officeooo:rsid="06db3713" officeooo:paragraph-rsid="0a0923d2"/>
    </style:style>
    <style:style style:name="P156" style:family="paragraph" style:parent-style-name="Standard">
      <style:text-properties officeooo:rsid="06db3713" officeooo:paragraph-rsid="0a0a7430"/>
    </style:style>
    <style:style style:name="P157" style:family="paragraph" style:parent-style-name="Standard">
      <style:text-properties officeooo:rsid="06db3713" officeooo:paragraph-rsid="0c65be34"/>
    </style:style>
    <style:style style:name="P158" style:family="paragraph" style:parent-style-name="Standard">
      <style:text-properties officeooo:rsid="06db3713" officeooo:paragraph-rsid="0cba93da"/>
    </style:style>
    <style:style style:name="P159" style:family="paragraph" style:parent-style-name="Standard">
      <style:text-properties officeooo:rsid="06db3713" officeooo:paragraph-rsid="0cc1266f"/>
    </style:style>
    <style:style style:name="P160" style:family="paragraph" style:parent-style-name="Standard">
      <style:text-properties officeooo:rsid="06db3713" officeooo:paragraph-rsid="0cc9dfb4"/>
    </style:style>
    <style:style style:name="P161" style:family="paragraph" style:parent-style-name="Standard">
      <style:text-properties officeooo:rsid="06db3713" officeooo:paragraph-rsid="0cdcf413"/>
    </style:style>
    <style:style style:name="P162" style:family="paragraph" style:parent-style-name="Standard">
      <style:text-properties officeooo:rsid="06db3713" officeooo:paragraph-rsid="0d9ebc2d"/>
    </style:style>
    <style:style style:name="P163" style:family="paragraph" style:parent-style-name="Standard">
      <style:text-properties officeooo:rsid="06db3713" officeooo:paragraph-rsid="0dd0f6df"/>
    </style:style>
    <style:style style:name="P164" style:family="paragraph" style:parent-style-name="Standard">
      <style:text-properties officeooo:rsid="06db3713" officeooo:paragraph-rsid="0dec7e65"/>
    </style:style>
    <style:style style:name="P165" style:family="paragraph" style:parent-style-name="Standard">
      <style:text-properties officeooo:rsid="06db3713" officeooo:paragraph-rsid="0f8018d7"/>
    </style:style>
    <style:style style:name="P166" style:family="paragraph" style:parent-style-name="Standard">
      <style:text-properties officeooo:rsid="06db3713" officeooo:paragraph-rsid="1837f154"/>
    </style:style>
    <style:style style:name="P167" style:family="paragraph" style:parent-style-name="Standard">
      <style:text-properties officeooo:rsid="06db3713" officeooo:paragraph-rsid="19ce6d75"/>
    </style:style>
    <style:style style:name="P168" style:family="paragraph" style:parent-style-name="Standard">
      <style:text-properties officeooo:rsid="06db3713" officeooo:paragraph-rsid="19ed6949"/>
    </style:style>
    <style:style style:name="P169" style:family="paragraph" style:parent-style-name="Standard">
      <style:text-properties officeooo:rsid="06db3713" officeooo:paragraph-rsid="1f2a95c3"/>
    </style:style>
    <style:style style:name="P170" style:family="paragraph" style:parent-style-name="Standard">
      <style:text-properties officeooo:rsid="06db3713" officeooo:paragraph-rsid="371cd990"/>
    </style:style>
    <style:style style:name="P171" style:family="paragraph" style:parent-style-name="Standard">
      <style:text-properties officeooo:rsid="06db3713" officeooo:paragraph-rsid="376c32d7"/>
    </style:style>
    <style:style style:name="P172" style:family="paragraph" style:parent-style-name="Standard">
      <style:text-properties officeooo:rsid="06db3713" officeooo:paragraph-rsid="3772e882"/>
    </style:style>
    <style:style style:name="P173" style:family="paragraph" style:parent-style-name="Standard">
      <style:text-properties officeooo:rsid="06db3713" officeooo:paragraph-rsid="3782a217"/>
    </style:style>
    <style:style style:name="P174" style:family="paragraph" style:parent-style-name="Standard">
      <style:text-properties officeooo:rsid="06db3713" officeooo:paragraph-rsid="37e09b29"/>
    </style:style>
    <style:style style:name="P175" style:family="paragraph" style:parent-style-name="Standard">
      <style:text-properties officeooo:rsid="06db3713" officeooo:paragraph-rsid="381f8a12"/>
    </style:style>
    <style:style style:name="P176" style:family="paragraph" style:parent-style-name="Standard">
      <style:text-properties officeooo:rsid="06db3713" officeooo:paragraph-rsid="38292c6a"/>
    </style:style>
    <style:style style:name="P177" style:family="paragraph" style:parent-style-name="Standard">
      <style:text-properties officeooo:rsid="06db3713" officeooo:paragraph-rsid="38dcec7c"/>
    </style:style>
    <style:style style:name="P178" style:family="paragraph" style:parent-style-name="Standard">
      <style:text-properties officeooo:rsid="06db3713" officeooo:paragraph-rsid="391f0099"/>
    </style:style>
    <style:style style:name="P179" style:family="paragraph" style:parent-style-name="Standard">
      <style:text-properties officeooo:rsid="06db3713" officeooo:paragraph-rsid="391f7431"/>
    </style:style>
    <style:style style:name="P180" style:family="paragraph" style:parent-style-name="Standard">
      <style:text-properties officeooo:rsid="06db3713" officeooo:paragraph-rsid="39717299"/>
    </style:style>
    <style:style style:name="P181" style:family="paragraph" style:parent-style-name="Standard">
      <style:text-properties officeooo:rsid="075763c9" officeooo:paragraph-rsid="075763c9"/>
    </style:style>
    <style:style style:name="P182" style:family="paragraph" style:parent-style-name="Standard">
      <style:text-properties officeooo:rsid="075763c9" officeooo:paragraph-rsid="3e1b1f39"/>
    </style:style>
    <style:style style:name="P183" style:family="paragraph" style:parent-style-name="Standard">
      <style:text-properties officeooo:rsid="0757aa38" officeooo:paragraph-rsid="0757aa38"/>
    </style:style>
    <style:style style:name="P184" style:family="paragraph" style:parent-style-name="Standard">
      <style:text-properties officeooo:rsid="076e4766" officeooo:paragraph-rsid="076e4766"/>
    </style:style>
    <style:style style:name="P185" style:family="paragraph" style:parent-style-name="Standard">
      <style:text-properties officeooo:rsid="07749395" officeooo:paragraph-rsid="07749395"/>
    </style:style>
    <style:style style:name="P186" style:family="paragraph" style:parent-style-name="Standard">
      <style:text-properties officeooo:rsid="09b30e3f" officeooo:paragraph-rsid="09b30e3f"/>
    </style:style>
    <style:style style:name="P187" style:family="paragraph" style:parent-style-name="Standard">
      <style:text-properties officeooo:rsid="09b375c4" officeooo:paragraph-rsid="09b375c4"/>
    </style:style>
    <style:style style:name="P188" style:family="paragraph" style:parent-style-name="Standard">
      <style:text-properties officeooo:rsid="09b47806" officeooo:paragraph-rsid="09b47806"/>
    </style:style>
    <style:style style:name="P189" style:family="paragraph" style:parent-style-name="Standard">
      <style:text-properties officeooo:rsid="09b4fb1c" officeooo:paragraph-rsid="09b4fb1c"/>
    </style:style>
    <style:style style:name="P190" style:family="paragraph" style:parent-style-name="Standard">
      <style:text-properties officeooo:rsid="09f81982" officeooo:paragraph-rsid="09f81982"/>
    </style:style>
    <style:style style:name="P191" style:family="paragraph" style:parent-style-name="Standard">
      <style:text-properties officeooo:rsid="0a01c13b" officeooo:paragraph-rsid="0a01c13b"/>
    </style:style>
    <style:style style:name="P192" style:family="paragraph" style:parent-style-name="Standard">
      <style:text-properties officeooo:rsid="0a06c9b5" officeooo:paragraph-rsid="0a06c9b5"/>
    </style:style>
    <style:style style:name="P193" style:family="paragraph" style:parent-style-name="Standard">
      <style:text-properties officeooo:rsid="0a1d5941" officeooo:paragraph-rsid="0a1d5941"/>
    </style:style>
    <style:style style:name="P194" style:family="paragraph" style:parent-style-name="Standard">
      <style:text-properties officeooo:rsid="0a1db884" officeooo:paragraph-rsid="0a1db884"/>
    </style:style>
    <style:style style:name="P195" style:family="paragraph" style:parent-style-name="Standard">
      <style:text-properties officeooo:rsid="0caf8bdb" officeooo:paragraph-rsid="0caf8bdb"/>
    </style:style>
    <style:style style:name="P196" style:family="paragraph" style:parent-style-name="Standard">
      <style:text-properties officeooo:rsid="0cafb801" officeooo:paragraph-rsid="0cafb801"/>
    </style:style>
    <style:style style:name="P197" style:family="paragraph" style:parent-style-name="Standard">
      <style:text-properties officeooo:rsid="0cafb801" officeooo:paragraph-rsid="184e2adc"/>
    </style:style>
    <style:style style:name="P198" style:family="paragraph" style:parent-style-name="Standard">
      <style:text-properties officeooo:rsid="0cb69e9c" officeooo:paragraph-rsid="0cb69e9c"/>
    </style:style>
    <style:style style:name="P199" style:family="paragraph" style:parent-style-name="Standard">
      <style:text-properties officeooo:rsid="0ccda08f" officeooo:paragraph-rsid="0ccda08f"/>
    </style:style>
    <style:style style:name="P200" style:family="paragraph" style:parent-style-name="Standard">
      <style:text-properties officeooo:rsid="0e86a336" officeooo:paragraph-rsid="0e8ad0f3"/>
    </style:style>
    <style:style style:name="P201" style:family="paragraph" style:parent-style-name="Standard">
      <style:text-properties officeooo:rsid="0e8ad0f3" officeooo:paragraph-rsid="0e8ad0f3"/>
    </style:style>
    <style:style style:name="P202" style:family="paragraph" style:parent-style-name="Standard">
      <style:text-properties officeooo:rsid="0e87e9f1" officeooo:paragraph-rsid="0e8ad0f3"/>
    </style:style>
    <style:style style:name="P203" style:family="paragraph" style:parent-style-name="Standard">
      <style:text-properties officeooo:rsid="0ef751fc" officeooo:paragraph-rsid="0ef751fc"/>
    </style:style>
    <style:style style:name="P204" style:family="paragraph" style:parent-style-name="Standard">
      <style:text-properties officeooo:rsid="0ef942d4" officeooo:paragraph-rsid="0ef942d4"/>
    </style:style>
    <style:style style:name="P205" style:family="paragraph" style:parent-style-name="Standard">
      <style:text-properties officeooo:rsid="0f62ce52" officeooo:paragraph-rsid="0f62ce52"/>
    </style:style>
    <style:style style:name="P206" style:family="paragraph" style:parent-style-name="Standard">
      <style:text-properties officeooo:rsid="10595e5a" officeooo:paragraph-rsid="10595e5a"/>
    </style:style>
    <style:style style:name="P207" style:family="paragraph" style:parent-style-name="Standard">
      <style:text-properties officeooo:rsid="10665d60" officeooo:paragraph-rsid="10665d60"/>
    </style:style>
    <style:style style:name="P208" style:family="paragraph" style:parent-style-name="Standard">
      <style:text-properties officeooo:rsid="114c39f3" officeooo:paragraph-rsid="114c39f3"/>
    </style:style>
    <style:style style:name="P209" style:family="paragraph" style:parent-style-name="Standard">
      <style:text-properties officeooo:rsid="114e588f" officeooo:paragraph-rsid="114e588f"/>
    </style:style>
    <style:style style:name="P210" style:family="paragraph" style:parent-style-name="Standard">
      <style:text-properties officeooo:rsid="1366237f" officeooo:paragraph-rsid="1366237f"/>
    </style:style>
    <style:style style:name="P211" style:family="paragraph" style:parent-style-name="Standard">
      <style:text-properties officeooo:rsid="1367bdbf" officeooo:paragraph-rsid="1367bdbf"/>
    </style:style>
    <style:style style:name="P212" style:family="paragraph" style:parent-style-name="Standard">
      <style:text-properties officeooo:rsid="14987f06" officeooo:paragraph-rsid="14987f06"/>
    </style:style>
    <style:style style:name="P213" style:family="paragraph" style:parent-style-name="Standard">
      <style:text-properties officeooo:rsid="159a7ae5" officeooo:paragraph-rsid="159a7ae5"/>
    </style:style>
    <style:style style:name="P214" style:family="paragraph" style:parent-style-name="Standard">
      <style:text-properties officeooo:rsid="159b2025" officeooo:paragraph-rsid="159b2025"/>
    </style:style>
    <style:style style:name="P215" style:family="paragraph" style:parent-style-name="Standard">
      <style:text-properties officeooo:rsid="15bb9855" officeooo:paragraph-rsid="15bb9855"/>
    </style:style>
    <style:style style:name="P216" style:family="paragraph" style:parent-style-name="Standard">
      <style:text-properties officeooo:rsid="15c7aaf0" officeooo:paragraph-rsid="15c7aaf0"/>
    </style:style>
    <style:style style:name="P217" style:family="paragraph" style:parent-style-name="Standard">
      <style:text-properties officeooo:rsid="15ca9341" officeooo:paragraph-rsid="15ca9341"/>
    </style:style>
    <style:style style:name="P218" style:family="paragraph" style:parent-style-name="Standard">
      <style:text-properties officeooo:rsid="15cdacd3" officeooo:paragraph-rsid="15cdacd3"/>
    </style:style>
    <style:style style:name="P219" style:family="paragraph" style:parent-style-name="Standard">
      <style:text-properties officeooo:rsid="15e3cb5c" officeooo:paragraph-rsid="15e3cb5c"/>
    </style:style>
    <style:style style:name="P220" style:family="paragraph" style:parent-style-name="Standard">
      <style:text-properties officeooo:rsid="15e6a8c0" officeooo:paragraph-rsid="15e6a8c0"/>
    </style:style>
    <style:style style:name="P221" style:family="paragraph" style:parent-style-name="Standard">
      <style:text-properties officeooo:rsid="16c9156c" officeooo:paragraph-rsid="16c9156c"/>
    </style:style>
    <style:style style:name="P222" style:family="paragraph" style:parent-style-name="Standard">
      <style:text-properties officeooo:rsid="16d1e1d7" officeooo:paragraph-rsid="16d1e1d7"/>
    </style:style>
    <style:style style:name="P223" style:family="paragraph" style:parent-style-name="Standard">
      <style:text-properties officeooo:rsid="16d6a569" officeooo:paragraph-rsid="16d6a569"/>
    </style:style>
    <style:style style:name="P224" style:family="paragraph" style:parent-style-name="Standard">
      <style:text-properties officeooo:rsid="170242a4" officeooo:paragraph-rsid="170242a4"/>
    </style:style>
    <style:style style:name="P225" style:family="paragraph" style:parent-style-name="Standard">
      <style:text-properties officeooo:rsid="1707eeb4" officeooo:paragraph-rsid="1707eeb4"/>
    </style:style>
    <style:style style:name="P226" style:family="paragraph" style:parent-style-name="Standard">
      <style:text-properties officeooo:rsid="171132c1" officeooo:paragraph-rsid="17140389"/>
    </style:style>
    <style:style style:name="P227" style:family="paragraph" style:parent-style-name="Standard">
      <style:text-properties officeooo:rsid="171132c1" officeooo:paragraph-rsid="19689e98"/>
    </style:style>
    <style:style style:name="P228" style:family="paragraph" style:parent-style-name="Standard">
      <style:text-properties officeooo:rsid="17197d39" officeooo:paragraph-rsid="17197d39"/>
    </style:style>
    <style:style style:name="P229" style:family="paragraph" style:parent-style-name="Standard">
      <style:text-properties officeooo:rsid="172343c0" officeooo:paragraph-rsid="172343c0"/>
    </style:style>
    <style:style style:name="P230" style:family="paragraph" style:parent-style-name="Standard">
      <style:text-properties officeooo:rsid="17351c92" officeooo:paragraph-rsid="17351c92"/>
    </style:style>
    <style:style style:name="P231" style:family="paragraph" style:parent-style-name="Standard">
      <style:text-properties officeooo:rsid="174bca98" officeooo:paragraph-rsid="174bca98"/>
    </style:style>
    <style:style style:name="P232" style:family="paragraph" style:parent-style-name="Standard">
      <style:text-properties officeooo:rsid="178079bc" officeooo:paragraph-rsid="178079bc"/>
    </style:style>
    <style:style style:name="P233" style:family="paragraph" style:parent-style-name="Standard">
      <style:text-properties officeooo:rsid="178079bc" officeooo:paragraph-rsid="2477e553"/>
    </style:style>
    <style:style style:name="P234" style:family="paragraph" style:parent-style-name="Standard">
      <style:text-properties officeooo:rsid="1781103f" officeooo:paragraph-rsid="1781103f"/>
    </style:style>
    <style:style style:name="P235" style:family="paragraph" style:parent-style-name="Standard">
      <style:text-properties officeooo:rsid="179cd660" officeooo:paragraph-rsid="179cd660"/>
    </style:style>
    <style:style style:name="P236" style:family="paragraph" style:parent-style-name="Standard">
      <style:text-properties officeooo:rsid="17af413d" officeooo:paragraph-rsid="17af413d"/>
    </style:style>
    <style:style style:name="P237" style:family="paragraph" style:parent-style-name="Standard">
      <style:text-properties officeooo:rsid="17b012a9" officeooo:paragraph-rsid="17b012a9"/>
    </style:style>
    <style:style style:name="P238" style:family="paragraph" style:parent-style-name="Standard">
      <style:text-properties officeooo:rsid="17b3586d" officeooo:paragraph-rsid="17b3586d"/>
    </style:style>
    <style:style style:name="P239" style:family="paragraph" style:parent-style-name="Standard">
      <style:text-properties officeooo:rsid="17c0c524" officeooo:paragraph-rsid="17c0c524"/>
    </style:style>
    <style:style style:name="P240" style:family="paragraph" style:parent-style-name="Standard">
      <style:text-properties officeooo:rsid="17c1c825" officeooo:paragraph-rsid="17c1c825"/>
    </style:style>
    <style:style style:name="P241" style:family="paragraph" style:parent-style-name="Standard">
      <style:text-properties officeooo:rsid="00833c15" officeooo:paragraph-rsid="00833c15"/>
    </style:style>
    <style:style style:name="P242" style:family="paragraph" style:parent-style-name="Standard">
      <style:text-properties officeooo:rsid="17e2f480" officeooo:paragraph-rsid="17e5931f"/>
    </style:style>
    <style:style style:name="P243" style:family="paragraph" style:parent-style-name="Standard">
      <style:text-properties officeooo:rsid="184e2adc" officeooo:paragraph-rsid="184e2adc"/>
    </style:style>
    <style:style style:name="P244" style:family="paragraph" style:parent-style-name="Standard">
      <style:text-properties officeooo:rsid="185016af" officeooo:paragraph-rsid="185016af"/>
    </style:style>
    <style:style style:name="P245" style:family="paragraph" style:parent-style-name="Standard">
      <style:text-properties officeooo:rsid="18510d3c" officeooo:paragraph-rsid="18510d3c"/>
    </style:style>
    <style:style style:name="P246" style:family="paragraph" style:parent-style-name="Standard">
      <style:text-properties officeooo:rsid="186109a3" officeooo:paragraph-rsid="186109a3"/>
    </style:style>
    <style:style style:name="P247" style:family="paragraph" style:parent-style-name="Standard">
      <style:text-properties officeooo:rsid="186c821c" officeooo:paragraph-rsid="186c821c"/>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177f24" officeooo:paragraph-rsid="1bbe8e73"/>
    </style:style>
    <style:style style:name="P256" style:family="paragraph" style:parent-style-name="Standard">
      <style:text-properties officeooo:rsid="1bbf7fe3" officeooo:paragraph-rsid="1bbf7fe3"/>
    </style:style>
    <style:style style:name="P257" style:family="paragraph" style:parent-style-name="Standard">
      <style:text-properties officeooo:rsid="1c21ca14" officeooo:paragraph-rsid="1c21ca14"/>
    </style:style>
    <style:style style:name="P258" style:family="paragraph" style:parent-style-name="Standard">
      <style:text-properties officeooo:rsid="1c309517" officeooo:paragraph-rsid="1c309517"/>
    </style:style>
    <style:style style:name="P259" style:family="paragraph" style:parent-style-name="Standard">
      <style:text-properties officeooo:rsid="1c31867b" officeooo:paragraph-rsid="1c31867b"/>
    </style:style>
    <style:style style:name="P260" style:family="paragraph" style:parent-style-name="Standard">
      <style:text-properties officeooo:rsid="1bbe8e73" officeooo:paragraph-rsid="1bbe8e73"/>
    </style:style>
    <style:style style:name="P261" style:family="paragraph" style:parent-style-name="Standard">
      <style:text-properties officeooo:rsid="201041de" officeooo:paragraph-rsid="201041de"/>
    </style:style>
    <style:style style:name="P262" style:family="paragraph" style:parent-style-name="Standard">
      <style:text-properties officeooo:rsid="20157fd6" officeooo:paragraph-rsid="20157fd6"/>
    </style:style>
    <style:style style:name="P263" style:family="paragraph" style:parent-style-name="Standard">
      <style:text-properties officeooo:rsid="2019a919" officeooo:paragraph-rsid="2019a919"/>
    </style:style>
    <style:style style:name="P264" style:family="paragraph" style:parent-style-name="Standard">
      <style:text-properties officeooo:rsid="201cbe4a" officeooo:paragraph-rsid="201cbe4a"/>
    </style:style>
    <style:style style:name="P265" style:family="paragraph" style:parent-style-name="Standard">
      <style:text-properties officeooo:rsid="201eae23" officeooo:paragraph-rsid="201eae23"/>
    </style:style>
    <style:style style:name="P266" style:family="paragraph" style:parent-style-name="Standard">
      <style:text-properties officeooo:rsid="201ff80f" officeooo:paragraph-rsid="201ff80f"/>
    </style:style>
    <style:style style:name="P267" style:family="paragraph" style:parent-style-name="Standard">
      <style:text-properties officeooo:rsid="20c91785" officeooo:paragraph-rsid="20c91785"/>
    </style:style>
    <style:style style:name="P268" style:family="paragraph" style:parent-style-name="Standard">
      <style:text-properties officeooo:rsid="20cba651" officeooo:paragraph-rsid="20cba651"/>
    </style:style>
    <style:style style:name="P269" style:family="paragraph" style:parent-style-name="Standard">
      <style:text-properties officeooo:rsid="20d36246" officeooo:paragraph-rsid="20d36246"/>
    </style:style>
    <style:style style:name="P270" style:family="paragraph" style:parent-style-name="Standard">
      <style:text-properties officeooo:rsid="20d6f3a8" officeooo:paragraph-rsid="20dab794"/>
    </style:style>
    <style:style style:name="P271" style:family="paragraph" style:parent-style-name="Standard">
      <style:text-properties officeooo:rsid="2113763d" officeooo:paragraph-rsid="2113763d"/>
    </style:style>
    <style:style style:name="P272" style:family="paragraph" style:parent-style-name="Standard">
      <style:text-properties officeooo:rsid="2125ac31" officeooo:paragraph-rsid="2125ac31"/>
    </style:style>
    <style:style style:name="P273" style:family="paragraph" style:parent-style-name="Standard">
      <style:text-properties officeooo:rsid="212a51f7" officeooo:paragraph-rsid="212a51f7"/>
    </style:style>
    <style:style style:name="P274" style:family="paragraph" style:parent-style-name="Standard">
      <style:text-properties officeooo:rsid="219025e1" officeooo:paragraph-rsid="219025e1"/>
    </style:style>
    <style:style style:name="P275" style:family="paragraph" style:parent-style-name="Standard">
      <style:text-properties officeooo:rsid="2194eb6e" officeooo:paragraph-rsid="2194eb6e"/>
    </style:style>
    <style:style style:name="P276" style:family="paragraph" style:parent-style-name="Standard">
      <style:text-properties officeooo:rsid="2194fe55" officeooo:paragraph-rsid="2194fe55"/>
    </style:style>
    <style:style style:name="P277" style:family="paragraph" style:parent-style-name="Standard">
      <style:text-properties officeooo:rsid="2197f5e3" officeooo:paragraph-rsid="2197f5e3"/>
    </style:style>
    <style:style style:name="P278" style:family="paragraph" style:parent-style-name="Standard">
      <style:text-properties officeooo:rsid="21995158" officeooo:paragraph-rsid="21995158"/>
    </style:style>
    <style:style style:name="P279" style:family="paragraph" style:parent-style-name="Standard">
      <style:text-properties officeooo:rsid="219b5171" officeooo:paragraph-rsid="219b5171"/>
    </style:style>
    <style:style style:name="P280" style:family="paragraph" style:parent-style-name="Standard">
      <style:text-properties officeooo:rsid="219d9030" officeooo:paragraph-rsid="219d9030"/>
    </style:style>
    <style:style style:name="P281" style:family="paragraph" style:parent-style-name="Standard">
      <style:text-properties officeooo:rsid="219ec098" officeooo:paragraph-rsid="219ec098"/>
    </style:style>
    <style:style style:name="P282" style:family="paragraph" style:parent-style-name="Standard">
      <style:text-properties officeooo:rsid="21a00ce3" officeooo:paragraph-rsid="21a00ce3"/>
    </style:style>
    <style:style style:name="P283" style:family="paragraph" style:parent-style-name="Standard">
      <style:text-properties officeooo:rsid="21a1cbaf" officeooo:paragraph-rsid="21a1cbaf"/>
    </style:style>
    <style:style style:name="P284" style:family="paragraph" style:parent-style-name="Standard">
      <style:text-properties officeooo:rsid="21a3a3c0" officeooo:paragraph-rsid="21a3a3c0"/>
    </style:style>
    <style:style style:name="P285" style:family="paragraph" style:parent-style-name="Standard">
      <style:text-properties officeooo:rsid="21a52983" officeooo:paragraph-rsid="21a52983"/>
    </style:style>
    <style:style style:name="P286" style:family="paragraph" style:parent-style-name="Standard">
      <style:text-properties officeooo:rsid="21a5a6d0" officeooo:paragraph-rsid="21a5a6d0"/>
    </style:style>
    <style:style style:name="P287" style:family="paragraph" style:parent-style-name="Standard">
      <style:text-properties officeooo:rsid="21a5a6d0" officeooo:paragraph-rsid="21a7955c"/>
    </style:style>
    <style:style style:name="P288" style:family="paragraph" style:parent-style-name="Standard">
      <style:text-properties officeooo:rsid="21aa4e7c" officeooo:paragraph-rsid="21aa4e7c"/>
    </style:style>
    <style:style style:name="P289" style:family="paragraph" style:parent-style-name="Standard">
      <style:text-properties officeooo:rsid="21af7f9b" officeooo:paragraph-rsid="21af7f9b"/>
    </style:style>
    <style:style style:name="P290" style:family="paragraph" style:parent-style-name="Standard">
      <style:text-properties officeooo:rsid="21b1681c" officeooo:paragraph-rsid="21b1681c"/>
    </style:style>
    <style:style style:name="P291" style:family="paragraph" style:parent-style-name="Standard">
      <style:text-properties officeooo:rsid="21b1681c" officeooo:paragraph-rsid="385ccc07"/>
    </style:style>
    <style:style style:name="P292" style:family="paragraph" style:parent-style-name="Standard">
      <style:text-properties officeooo:rsid="21bcb040" officeooo:paragraph-rsid="21bcb040"/>
    </style:style>
    <style:style style:name="P293" style:family="paragraph" style:parent-style-name="Standard">
      <style:text-properties officeooo:rsid="21be2585" officeooo:paragraph-rsid="21be2585"/>
    </style:style>
    <style:style style:name="P294" style:family="paragraph" style:parent-style-name="Standard">
      <style:text-properties officeooo:rsid="21becf89" officeooo:paragraph-rsid="21becf89"/>
    </style:style>
    <style:style style:name="P295" style:family="paragraph" style:parent-style-name="Standard">
      <style:text-properties officeooo:rsid="21c0e14a" officeooo:paragraph-rsid="21c0e14a"/>
    </style:style>
    <style:style style:name="P296" style:family="paragraph" style:parent-style-name="Standard">
      <style:text-properties officeooo:rsid="21c56140" officeooo:paragraph-rsid="21c56140"/>
    </style:style>
    <style:style style:name="P297" style:family="paragraph" style:parent-style-name="Standard">
      <style:text-properties officeooo:rsid="21cab511" officeooo:paragraph-rsid="21cab511"/>
    </style:style>
    <style:style style:name="P298" style:family="paragraph" style:parent-style-name="Standard">
      <style:text-properties officeooo:rsid="21cc9cb5" officeooo:paragraph-rsid="21cc9cb5"/>
    </style:style>
    <style:style style:name="P299" style:family="paragraph" style:parent-style-name="Standard">
      <style:text-properties officeooo:rsid="21db43c9" officeooo:paragraph-rsid="21db43c9"/>
    </style:style>
    <style:style style:name="P300" style:family="paragraph" style:parent-style-name="Standard">
      <style:text-properties officeooo:rsid="21dde550" officeooo:paragraph-rsid="21dde550"/>
    </style:style>
    <style:style style:name="P301" style:family="paragraph" style:parent-style-name="Standard">
      <style:text-properties officeooo:rsid="21e0ff1a" officeooo:paragraph-rsid="21e0ff1a"/>
    </style:style>
    <style:style style:name="P302" style:family="paragraph" style:parent-style-name="Standard">
      <style:text-properties officeooo:rsid="21e24436" officeooo:paragraph-rsid="21e24436"/>
    </style:style>
    <style:style style:name="P303" style:family="paragraph" style:parent-style-name="Standard">
      <style:text-properties officeooo:rsid="21e89341" officeooo:paragraph-rsid="21e89341"/>
    </style:style>
    <style:style style:name="P304" style:family="paragraph" style:parent-style-name="Standard">
      <style:text-properties officeooo:rsid="21f111ec" officeooo:paragraph-rsid="21f111ec"/>
    </style:style>
    <style:style style:name="P305" style:family="paragraph" style:parent-style-name="Standard">
      <style:text-properties officeooo:rsid="21f111ec" officeooo:paragraph-rsid="3f8451cf"/>
    </style:style>
    <style:style style:name="P306" style:family="paragraph" style:parent-style-name="Standard">
      <style:text-properties officeooo:rsid="21f227ca" officeooo:paragraph-rsid="21f227ca"/>
    </style:style>
    <style:style style:name="P307" style:family="paragraph" style:parent-style-name="Standard">
      <style:text-properties officeooo:rsid="21f6749a" officeooo:paragraph-rsid="21f6749a"/>
    </style:style>
    <style:style style:name="P308" style:family="paragraph" style:parent-style-name="Standard">
      <style:text-properties officeooo:rsid="21fd6d94" officeooo:paragraph-rsid="21fd6d94"/>
    </style:style>
    <style:style style:name="P309" style:family="paragraph" style:parent-style-name="Standard">
      <style:text-properties officeooo:rsid="21ffcd97" officeooo:paragraph-rsid="21ffcd97"/>
    </style:style>
    <style:style style:name="P310" style:family="paragraph" style:parent-style-name="Standard">
      <style:text-properties officeooo:rsid="22011b87" officeooo:paragraph-rsid="22011b87"/>
    </style:style>
    <style:style style:name="P311" style:family="paragraph" style:parent-style-name="Standard">
      <style:text-properties officeooo:rsid="22040c48" officeooo:paragraph-rsid="22040c48"/>
    </style:style>
    <style:style style:name="P312" style:family="paragraph" style:parent-style-name="Standard">
      <style:text-properties officeooo:rsid="22040c48" officeooo:paragraph-rsid="2676c89e"/>
    </style:style>
    <style:style style:name="P313" style:family="paragraph" style:parent-style-name="Standard">
      <style:text-properties officeooo:rsid="2208571e" officeooo:paragraph-rsid="2208571e"/>
    </style:style>
    <style:style style:name="P314" style:family="paragraph" style:parent-style-name="Standard">
      <style:text-properties officeooo:rsid="2215cc77" officeooo:paragraph-rsid="2215cc77"/>
    </style:style>
    <style:style style:name="P315" style:family="paragraph" style:parent-style-name="Standard">
      <style:text-properties officeooo:rsid="22170454" officeooo:paragraph-rsid="22170454"/>
    </style:style>
    <style:style style:name="P316" style:family="paragraph" style:parent-style-name="Standard">
      <style:text-properties officeooo:rsid="221e99fb" officeooo:paragraph-rsid="221e99fb"/>
    </style:style>
    <style:style style:name="P317" style:family="paragraph" style:parent-style-name="Standard">
      <style:text-properties officeooo:rsid="22204f5a" officeooo:paragraph-rsid="22204f5a"/>
    </style:style>
    <style:style style:name="P318" style:family="paragraph" style:parent-style-name="Standard">
      <style:text-properties officeooo:rsid="2222f37e" officeooo:paragraph-rsid="2222f37e"/>
    </style:style>
    <style:style style:name="P319" style:family="paragraph" style:parent-style-name="Standard">
      <style:text-properties officeooo:rsid="22334d25" officeooo:paragraph-rsid="22334d25"/>
    </style:style>
    <style:style style:name="P320" style:family="paragraph" style:parent-style-name="Standard">
      <style:text-properties officeooo:rsid="2233d820" officeooo:paragraph-rsid="2233d820"/>
    </style:style>
    <style:style style:name="P321" style:family="paragraph" style:parent-style-name="Standard">
      <style:text-properties officeooo:rsid="22421cc1" officeooo:paragraph-rsid="22421cc1"/>
    </style:style>
    <style:style style:name="P322" style:family="paragraph" style:parent-style-name="Standard">
      <style:text-properties officeooo:rsid="2243bbba" officeooo:paragraph-rsid="2243bbba"/>
    </style:style>
    <style:style style:name="P323" style:family="paragraph" style:parent-style-name="Standard">
      <style:text-properties officeooo:rsid="22455ad3" officeooo:paragraph-rsid="22455ad3"/>
    </style:style>
    <style:style style:name="P324" style:family="paragraph" style:parent-style-name="Standard">
      <style:text-properties officeooo:rsid="2254a0bf" officeooo:paragraph-rsid="2254a0bf"/>
    </style:style>
    <style:style style:name="P325" style:family="paragraph" style:parent-style-name="Standard">
      <style:text-properties officeooo:rsid="225a10e2" officeooo:paragraph-rsid="225a10e2"/>
    </style:style>
    <style:style style:name="P326" style:family="paragraph" style:parent-style-name="Standard">
      <style:text-properties officeooo:rsid="225b2de3" officeooo:paragraph-rsid="225b2de3"/>
    </style:style>
    <style:style style:name="P327" style:family="paragraph" style:parent-style-name="Standard">
      <style:text-properties officeooo:rsid="225d0207" officeooo:paragraph-rsid="225d0207"/>
    </style:style>
    <style:style style:name="P328" style:family="paragraph" style:parent-style-name="Standard">
      <style:text-properties officeooo:rsid="22640cfd" officeooo:paragraph-rsid="22640cfd"/>
    </style:style>
    <style:style style:name="P329" style:family="paragraph" style:parent-style-name="Standard">
      <style:text-properties officeooo:rsid="22669658" officeooo:paragraph-rsid="22669658"/>
    </style:style>
    <style:style style:name="P330" style:family="paragraph" style:parent-style-name="Standard">
      <style:text-properties officeooo:rsid="226a189c" officeooo:paragraph-rsid="226a189c"/>
    </style:style>
    <style:style style:name="P331" style:family="paragraph" style:parent-style-name="Standard">
      <style:paragraph-properties fo:text-align="start" style:justify-single-word="false"/>
      <style:text-properties officeooo:rsid="226e6661" officeooo:paragraph-rsid="226e6661"/>
    </style:style>
    <style:style style:name="P332" style:family="paragraph" style:parent-style-name="Standard">
      <style:paragraph-properties fo:text-align="start" style:justify-single-word="false"/>
      <style:text-properties officeooo:rsid="2272fc15" officeooo:paragraph-rsid="2272fc15"/>
    </style:style>
    <style:style style:name="P333" style:family="paragraph" style:parent-style-name="Standard">
      <style:text-properties officeooo:rsid="22757da1" officeooo:paragraph-rsid="22757da1"/>
    </style:style>
    <style:style style:name="P334" style:family="paragraph" style:parent-style-name="Standard">
      <style:text-properties officeooo:rsid="22757da1" officeooo:paragraph-rsid="282f419e"/>
    </style:style>
    <style:style style:name="P335" style:family="paragraph" style:parent-style-name="Standard">
      <style:text-properties officeooo:rsid="22817dac" officeooo:paragraph-rsid="22817dac"/>
    </style:style>
    <style:style style:name="P336" style:family="paragraph" style:parent-style-name="Standard">
      <style:text-properties officeooo:rsid="2295d1bf" officeooo:paragraph-rsid="2295d1bf"/>
    </style:style>
    <style:style style:name="P337" style:family="paragraph" style:parent-style-name="Standard">
      <style:text-properties officeooo:rsid="229cd18c" officeooo:paragraph-rsid="229cd18c"/>
    </style:style>
    <style:style style:name="P338" style:family="paragraph" style:parent-style-name="Standard">
      <style:text-properties officeooo:rsid="2204f2d1" officeooo:paragraph-rsid="23cb3329"/>
    </style:style>
    <style:style style:name="P339" style:family="paragraph" style:parent-style-name="Standard">
      <style:text-properties officeooo:rsid="23d409e2" officeooo:paragraph-rsid="23d46abd"/>
    </style:style>
    <style:style style:name="P340" style:family="paragraph" style:parent-style-name="Standard">
      <style:text-properties officeooo:rsid="2258322a" officeooo:paragraph-rsid="2428810f"/>
    </style:style>
    <style:style style:name="P341" style:family="paragraph" style:parent-style-name="Standard">
      <style:text-properties officeooo:rsid="22562fdb" officeooo:paragraph-rsid="2428810f"/>
    </style:style>
    <style:style style:name="P342" style:family="paragraph" style:parent-style-name="Standard">
      <style:text-properties officeooo:rsid="25f18d85" officeooo:paragraph-rsid="25f18d85"/>
    </style:style>
    <style:style style:name="P343" style:family="paragraph" style:parent-style-name="Standard">
      <style:text-properties officeooo:rsid="25fbf664" officeooo:paragraph-rsid="25fbf664"/>
    </style:style>
    <style:style style:name="P344" style:family="paragraph" style:parent-style-name="Standard">
      <style:text-properties officeooo:rsid="22141b3b" officeooo:paragraph-rsid="266e2871"/>
    </style:style>
    <style:style style:name="P345" style:family="paragraph" style:parent-style-name="Standard">
      <style:text-properties officeooo:rsid="2238c6ca" officeooo:paragraph-rsid="26c0b29c"/>
    </style:style>
    <style:style style:name="P346" style:family="paragraph" style:parent-style-name="Standard">
      <style:text-properties officeooo:rsid="224c62a5" officeooo:paragraph-rsid="27435537"/>
    </style:style>
    <style:style style:name="P347" style:family="paragraph" style:parent-style-name="Standard">
      <style:text-properties officeooo:rsid="21c4e80c" officeooo:paragraph-rsid="27689734"/>
    </style:style>
    <style:style style:name="P348" style:family="paragraph" style:parent-style-name="Standard">
      <style:text-properties officeooo:rsid="21bdb561" officeooo:paragraph-rsid="277014ea"/>
    </style:style>
    <style:style style:name="P349" style:family="paragraph" style:parent-style-name="Standard">
      <style:text-properties officeooo:rsid="21d0858e" officeooo:paragraph-rsid="277fd7af"/>
    </style:style>
    <style:style style:name="P350" style:family="paragraph" style:parent-style-name="Standard">
      <style:text-properties officeooo:rsid="21f3c769" officeooo:paragraph-rsid="2787170d"/>
    </style:style>
    <style:style style:name="P351" style:family="paragraph" style:parent-style-name="Standard">
      <style:text-properties officeooo:rsid="21ad9120" officeooo:paragraph-rsid="2833208d"/>
    </style:style>
    <style:style style:name="P352" style:family="paragraph" style:parent-style-name="Standard">
      <style:text-properties officeooo:rsid="290a3b84" officeooo:paragraph-rsid="290a3b84"/>
    </style:style>
    <style:style style:name="P353" style:family="paragraph" style:parent-style-name="Standard">
      <style:text-properties officeooo:rsid="290a3b84" officeooo:paragraph-rsid="35420cdb"/>
    </style:style>
    <style:style style:name="P354" style:family="paragraph" style:parent-style-name="Standard">
      <style:text-properties officeooo:rsid="223c486f" officeooo:paragraph-rsid="295064b5"/>
    </style:style>
    <style:style style:name="P355" style:family="paragraph" style:parent-style-name="Standard">
      <style:text-properties officeooo:rsid="21aa5c6a" officeooo:paragraph-rsid="2939774f"/>
    </style:style>
    <style:style style:name="P356" style:family="paragraph" style:parent-style-name="Standard">
      <style:text-properties officeooo:rsid="2264e425" officeooo:paragraph-rsid="2955d961"/>
    </style:style>
    <style:style style:name="P357" style:family="paragraph" style:parent-style-name="Standard">
      <style:text-properties officeooo:rsid="22377765" officeooo:paragraph-rsid="29581010"/>
    </style:style>
    <style:style style:name="P358" style:family="paragraph" style:parent-style-name="Standard">
      <style:text-properties officeooo:rsid="21ab7ab3" officeooo:paragraph-rsid="2939774f"/>
    </style:style>
    <style:style style:name="P359" style:family="paragraph" style:parent-style-name="Standard">
      <style:text-properties officeooo:rsid="298cf404" officeooo:paragraph-rsid="298cf404"/>
    </style:style>
    <style:style style:name="P360" style:family="paragraph" style:parent-style-name="Standard">
      <style:text-properties officeooo:rsid="298cf404" officeooo:paragraph-rsid="35453ee3"/>
    </style:style>
    <style:style style:name="P361" style:family="paragraph" style:parent-style-name="Standard">
      <style:text-properties officeooo:rsid="2a470773" officeooo:paragraph-rsid="2a470773"/>
    </style:style>
    <style:style style:name="P362" style:family="paragraph" style:parent-style-name="Standard">
      <style:text-properties officeooo:rsid="170647f0" officeooo:paragraph-rsid="2b9aa6a7"/>
    </style:style>
    <style:style style:name="P363" style:family="paragraph" style:parent-style-name="Standard">
      <style:text-properties officeooo:rsid="2bddf18b" officeooo:paragraph-rsid="2bddf18b"/>
    </style:style>
    <style:style style:name="P364" style:family="paragraph" style:parent-style-name="Standard">
      <style:text-properties officeooo:rsid="2be1796a" officeooo:paragraph-rsid="2be1796a"/>
    </style:style>
    <style:style style:name="P365" style:family="paragraph" style:parent-style-name="Standard">
      <style:text-properties officeooo:rsid="2bede1cb" officeooo:paragraph-rsid="2bef834b"/>
    </style:style>
    <style:style style:name="P366" style:family="paragraph" style:parent-style-name="Standard">
      <style:text-properties officeooo:rsid="2bfd3ff6" officeooo:paragraph-rsid="2bfd3ff6"/>
    </style:style>
    <style:style style:name="P367" style:family="paragraph" style:parent-style-name="Standard">
      <style:text-properties officeooo:rsid="2c06bf77" officeooo:paragraph-rsid="2c06bf77"/>
    </style:style>
    <style:style style:name="P368" style:family="paragraph" style:parent-style-name="Standard">
      <style:text-properties officeooo:rsid="2c141e6b" officeooo:paragraph-rsid="2c410006"/>
    </style:style>
    <style:style style:name="P369" style:family="paragraph" style:parent-style-name="Standard">
      <style:text-properties officeooo:rsid="2c245a0d" officeooo:paragraph-rsid="2c245a0d"/>
    </style:style>
    <style:style style:name="P370" style:family="paragraph" style:parent-style-name="Standard">
      <style:text-properties officeooo:paragraph-rsid="06db3713"/>
    </style:style>
    <style:style style:name="P371" style:family="paragraph" style:parent-style-name="Standard">
      <style:text-properties officeooo:rsid="2234be91" officeooo:paragraph-rsid="2234be91"/>
    </style:style>
    <style:style style:name="P372" style:family="paragraph" style:parent-style-name="Standard">
      <style:text-properties officeooo:rsid="2c639f07" officeooo:paragraph-rsid="2c639f07"/>
    </style:style>
    <style:style style:name="P373" style:family="paragraph" style:parent-style-name="Standard">
      <style:text-properties officeooo:rsid="227abb43" officeooo:paragraph-rsid="2ca692f8"/>
    </style:style>
    <style:style style:name="P374" style:family="paragraph" style:parent-style-name="Standard">
      <style:text-properties officeooo:rsid="265ae1c7" officeooo:paragraph-rsid="2ca692f8"/>
    </style:style>
    <style:style style:name="P375" style:family="paragraph" style:parent-style-name="Standard">
      <style:text-properties officeooo:rsid="2d4ecf0f" officeooo:paragraph-rsid="2d4ecf0f"/>
    </style:style>
    <style:style style:name="P376" style:family="paragraph" style:parent-style-name="Standard">
      <style:text-properties officeooo:rsid="2d504316" officeooo:paragraph-rsid="2d504316"/>
    </style:style>
    <style:style style:name="P377" style:family="paragraph" style:parent-style-name="Standard">
      <style:text-properties officeooo:rsid="220ad38d" officeooo:paragraph-rsid="220ad38d"/>
    </style:style>
    <style:style style:name="P378" style:family="paragraph" style:parent-style-name="Standard">
      <style:text-properties officeooo:rsid="22102a61" officeooo:paragraph-rsid="2e700626"/>
    </style:style>
    <style:style style:name="P379" style:family="paragraph" style:parent-style-name="Standard">
      <style:text-properties officeooo:rsid="20d52334" officeooo:paragraph-rsid="2f826a4b"/>
    </style:style>
    <style:style style:name="P380" style:family="paragraph" style:parent-style-name="Standard">
      <style:text-properties officeooo:rsid="20dab794" officeooo:paragraph-rsid="2fbf64ec"/>
    </style:style>
    <style:style style:name="P381" style:family="paragraph" style:parent-style-name="Standard">
      <style:text-properties officeooo:rsid="04ad1958" officeooo:paragraph-rsid="04ad1958"/>
    </style:style>
    <style:style style:name="P382" style:family="paragraph" style:parent-style-name="Standard">
      <style:text-properties officeooo:rsid="2ffafc72" officeooo:paragraph-rsid="2ffafc72"/>
    </style:style>
    <style:style style:name="P383" style:family="paragraph" style:parent-style-name="Standard">
      <style:text-properties officeooo:rsid="2ffe5ac3" officeooo:paragraph-rsid="2ffe5ac3"/>
    </style:style>
    <style:style style:name="P384" style:family="paragraph" style:parent-style-name="Standard">
      <style:text-properties officeooo:rsid="04882367" officeooo:paragraph-rsid="317905a8"/>
    </style:style>
    <style:style style:name="P385" style:family="paragraph" style:parent-style-name="Standard">
      <style:text-properties officeooo:rsid="31ad0833" officeooo:paragraph-rsid="31ad0833"/>
    </style:style>
    <style:style style:name="P386" style:family="paragraph" style:parent-style-name="Standard">
      <style:text-properties officeooo:rsid="31b348d0" officeooo:paragraph-rsid="31b348d0"/>
    </style:style>
    <style:style style:name="P387" style:family="paragraph" style:parent-style-name="Standard">
      <style:text-properties officeooo:rsid="31c51ae4" officeooo:paragraph-rsid="31ed630b"/>
    </style:style>
    <style:style style:name="P388" style:family="paragraph" style:parent-style-name="Standard">
      <style:text-properties officeooo:rsid="31f3ab80" officeooo:paragraph-rsid="31f3ab80"/>
    </style:style>
    <style:style style:name="P389" style:family="paragraph" style:parent-style-name="Standard">
      <style:text-properties officeooo:rsid="31f4cde7" officeooo:paragraph-rsid="31f4cde7"/>
    </style:style>
    <style:style style:name="P390" style:family="paragraph" style:parent-style-name="Standard">
      <style:text-properties officeooo:rsid="31f65845" officeooo:paragraph-rsid="31f65845"/>
    </style:style>
    <style:style style:name="P391" style:family="paragraph" style:parent-style-name="Standard">
      <style:text-properties officeooo:rsid="31fb641b" officeooo:paragraph-rsid="31fb641b"/>
    </style:style>
    <style:style style:name="P392" style:family="paragraph" style:parent-style-name="Standard">
      <style:text-properties officeooo:rsid="31fb641b" officeooo:paragraph-rsid="31fe6c4d"/>
    </style:style>
    <style:style style:name="P393" style:family="paragraph" style:parent-style-name="Standard">
      <style:text-properties officeooo:rsid="31fe6c4d" officeooo:paragraph-rsid="31fe6c4d"/>
    </style:style>
    <style:style style:name="P394" style:family="paragraph" style:parent-style-name="Standard">
      <style:text-properties officeooo:rsid="32000c99" officeooo:paragraph-rsid="32000c99"/>
    </style:style>
    <style:style style:name="P395" style:family="paragraph" style:parent-style-name="Standard">
      <style:text-properties officeooo:rsid="32022d7d" officeooo:paragraph-rsid="32022d7d"/>
    </style:style>
    <style:style style:name="P396" style:family="paragraph" style:parent-style-name="Standard">
      <style:text-properties officeooo:rsid="3205c178" officeooo:paragraph-rsid="3205c178"/>
    </style:style>
    <style:style style:name="P397" style:family="paragraph" style:parent-style-name="Standard">
      <style:text-properties officeooo:rsid="320a48bf" officeooo:paragraph-rsid="320a48bf"/>
    </style:style>
    <style:style style:name="P398" style:family="paragraph" style:parent-style-name="Standard">
      <style:text-properties officeooo:rsid="320a83ea" officeooo:paragraph-rsid="320a83ea"/>
    </style:style>
    <style:style style:name="P399" style:family="paragraph" style:parent-style-name="Standard">
      <style:text-properties officeooo:rsid="31c5cd27" officeooo:paragraph-rsid="31f13e8e"/>
    </style:style>
    <style:style style:name="P400" style:family="paragraph" style:parent-style-name="Standard">
      <style:text-properties officeooo:rsid="31f13e8e" officeooo:paragraph-rsid="31f13e8e"/>
    </style:style>
    <style:style style:name="P401" style:family="paragraph" style:parent-style-name="Standard">
      <style:text-properties officeooo:rsid="32105fff" officeooo:paragraph-rsid="32105fff"/>
    </style:style>
    <style:style style:name="P402" style:family="paragraph" style:parent-style-name="Standard">
      <style:text-properties officeooo:rsid="321c2d19" officeooo:paragraph-rsid="321c2d19"/>
    </style:style>
    <style:style style:name="P403" style:family="paragraph" style:parent-style-name="Standard">
      <style:text-properties officeooo:rsid="321df721" officeooo:paragraph-rsid="321df721"/>
    </style:style>
    <style:style style:name="P404" style:family="paragraph" style:parent-style-name="Standard">
      <style:text-properties officeooo:rsid="3221a4fe" officeooo:paragraph-rsid="3221a4fe"/>
    </style:style>
    <style:style style:name="P405" style:family="paragraph" style:parent-style-name="Standard">
      <style:text-properties officeooo:rsid="32278ff8" officeooo:paragraph-rsid="32278ff8"/>
    </style:style>
    <style:style style:name="P406" style:family="paragraph" style:parent-style-name="Standard">
      <style:text-properties officeooo:rsid="322e8422" officeooo:paragraph-rsid="322e8422"/>
    </style:style>
    <style:style style:name="P407" style:family="paragraph" style:parent-style-name="Standard">
      <style:text-properties officeooo:rsid="323ed293" officeooo:paragraph-rsid="323ed293"/>
    </style:style>
    <style:style style:name="P408" style:family="paragraph" style:parent-style-name="Standard">
      <style:text-properties officeooo:rsid="324164cb" officeooo:paragraph-rsid="324164cb"/>
    </style:style>
    <style:style style:name="P409" style:family="paragraph" style:parent-style-name="Standard">
      <style:text-properties officeooo:rsid="323b4960" officeooo:paragraph-rsid="323b18ed"/>
    </style:style>
    <style:style style:name="P410" style:family="paragraph" style:parent-style-name="Standard">
      <style:text-properties officeooo:rsid="32aee866" officeooo:paragraph-rsid="32aee866"/>
    </style:style>
    <style:style style:name="P411" style:family="paragraph" style:parent-style-name="Standard">
      <style:text-properties officeooo:rsid="32bb37bf" officeooo:paragraph-rsid="32bb37bf"/>
    </style:style>
    <style:style style:name="P412" style:family="paragraph" style:parent-style-name="Standard">
      <style:text-properties officeooo:rsid="2277ab77" officeooo:paragraph-rsid="2277ab77"/>
    </style:style>
    <style:style style:name="P413" style:family="paragraph" style:parent-style-name="Standard">
      <style:text-properties officeooo:rsid="334b5019" officeooo:paragraph-rsid="334b5019"/>
    </style:style>
    <style:style style:name="P414" style:family="paragraph" style:parent-style-name="Standard">
      <style:text-properties officeooo:rsid="33551721" officeooo:paragraph-rsid="33551721"/>
    </style:style>
    <style:style style:name="P415" style:family="paragraph" style:parent-style-name="Standard">
      <style:text-properties officeooo:rsid="33595d93" officeooo:paragraph-rsid="33595d93"/>
    </style:style>
    <style:style style:name="P416" style:family="paragraph" style:parent-style-name="Standard">
      <style:text-properties officeooo:rsid="335c1d9e" officeooo:paragraph-rsid="335c1d9e"/>
    </style:style>
    <style:style style:name="P417" style:family="paragraph" style:parent-style-name="Standard">
      <style:text-properties officeooo:rsid="335cb7ee" officeooo:paragraph-rsid="335cb7ee"/>
    </style:style>
    <style:style style:name="P418" style:family="paragraph" style:parent-style-name="Standard">
      <style:text-properties officeooo:rsid="335e671e" officeooo:paragraph-rsid="335e671e"/>
    </style:style>
    <style:style style:name="P419" style:family="paragraph" style:parent-style-name="Standard">
      <style:text-properties officeooo:rsid="3364e59e" officeooo:paragraph-rsid="3364e59e"/>
    </style:style>
    <style:style style:name="P420" style:family="paragraph" style:parent-style-name="Standard">
      <style:text-properties officeooo:rsid="336bf0c7" officeooo:paragraph-rsid="336bf0c7"/>
    </style:style>
    <style:style style:name="P421" style:family="paragraph" style:parent-style-name="Standard">
      <style:text-properties officeooo:rsid="33792f29" officeooo:paragraph-rsid="33792f29"/>
    </style:style>
    <style:style style:name="P422" style:family="paragraph" style:parent-style-name="Standard">
      <style:text-properties officeooo:rsid="337da922" officeooo:paragraph-rsid="337da922"/>
    </style:style>
    <style:style style:name="P423" style:family="paragraph" style:parent-style-name="Standard">
      <style:text-properties officeooo:rsid="3383e898" officeooo:paragraph-rsid="3383e898"/>
    </style:style>
    <style:style style:name="P424" style:family="paragraph" style:parent-style-name="Standard">
      <style:text-properties officeooo:rsid="338d6f4d" officeooo:paragraph-rsid="338d6f4d"/>
    </style:style>
    <style:style style:name="P425" style:family="paragraph" style:parent-style-name="Standard">
      <style:text-properties officeooo:rsid="3390b4d5" officeooo:paragraph-rsid="3390b4d5"/>
    </style:style>
    <style:style style:name="P426" style:family="paragraph" style:parent-style-name="Standard">
      <style:text-properties officeooo:rsid="3394e9af" officeooo:paragraph-rsid="3394e9af"/>
    </style:style>
    <style:style style:name="P427" style:family="paragraph" style:parent-style-name="Standard">
      <style:text-properties officeooo:rsid="33a27b61" officeooo:paragraph-rsid="33a27b61"/>
    </style:style>
    <style:style style:name="P428" style:family="paragraph" style:parent-style-name="Standard">
      <style:text-properties officeooo:rsid="33bba76d" officeooo:paragraph-rsid="33bba76d"/>
    </style:style>
    <style:style style:name="P429" style:family="paragraph" style:parent-style-name="Standard">
      <style:text-properties officeooo:rsid="33be308a" officeooo:paragraph-rsid="33be308a"/>
    </style:style>
    <style:style style:name="P430" style:family="paragraph" style:parent-style-name="Standard">
      <style:text-properties officeooo:rsid="323fa564" officeooo:paragraph-rsid="33cfe70c"/>
    </style:style>
    <style:style style:name="P431" style:family="paragraph" style:parent-style-name="Standard">
      <style:text-properties officeooo:rsid="33d1d8c2" officeooo:paragraph-rsid="33d1d8c2"/>
    </style:style>
    <style:style style:name="P432" style:family="paragraph" style:parent-style-name="Standard">
      <style:text-properties officeooo:rsid="33d2a5df" officeooo:paragraph-rsid="33d2a5df"/>
    </style:style>
    <style:style style:name="P433" style:family="paragraph" style:parent-style-name="Standard">
      <style:text-properties officeooo:rsid="33d6d0b8" officeooo:paragraph-rsid="33d6d0b8"/>
    </style:style>
    <style:style style:name="P434" style:family="paragraph" style:parent-style-name="Standard">
      <style:text-properties officeooo:rsid="33d6d0b8" officeooo:paragraph-rsid="33eef1c1"/>
    </style:style>
    <style:style style:name="P435" style:family="paragraph" style:parent-style-name="Standard">
      <style:text-properties officeooo:rsid="33f16f73" officeooo:paragraph-rsid="33f16f73"/>
    </style:style>
    <style:style style:name="P436" style:family="paragraph" style:parent-style-name="Standard">
      <style:text-properties officeooo:rsid="33f3b568" officeooo:paragraph-rsid="33f3b568"/>
    </style:style>
    <style:style style:name="P437" style:family="paragraph" style:parent-style-name="Standard">
      <style:text-properties officeooo:rsid="33f74f7a" officeooo:paragraph-rsid="33f74f7a"/>
    </style:style>
    <style:style style:name="P438" style:family="paragraph" style:parent-style-name="Standard">
      <style:text-properties officeooo:rsid="33fe11c4" officeooo:paragraph-rsid="33fe11c4"/>
    </style:style>
    <style:style style:name="P439" style:family="paragraph" style:parent-style-name="Standard">
      <style:text-properties officeooo:rsid="340517da" officeooo:paragraph-rsid="340517da"/>
    </style:style>
    <style:style style:name="P440" style:family="paragraph" style:parent-style-name="Standard">
      <style:text-properties officeooo:rsid="340600e1" officeooo:paragraph-rsid="340600e1"/>
    </style:style>
    <style:style style:name="P441" style:family="paragraph" style:parent-style-name="Standard">
      <style:text-properties officeooo:rsid="3407fb95" officeooo:paragraph-rsid="3407fb95"/>
    </style:style>
    <style:style style:name="P442" style:family="paragraph" style:parent-style-name="Standard">
      <style:text-properties officeooo:rsid="3409c81a" officeooo:paragraph-rsid="3409c81a"/>
    </style:style>
    <style:style style:name="P443" style:family="paragraph" style:parent-style-name="Standard">
      <style:text-properties officeooo:rsid="340b3913" officeooo:paragraph-rsid="340b3913"/>
    </style:style>
    <style:style style:name="P444" style:family="paragraph" style:parent-style-name="Standard">
      <style:text-properties officeooo:rsid="3422f428" officeooo:paragraph-rsid="3422f428"/>
    </style:style>
    <style:style style:name="P445" style:family="paragraph" style:parent-style-name="Standard">
      <style:text-properties officeooo:rsid="34254760" officeooo:paragraph-rsid="34254760"/>
    </style:style>
    <style:style style:name="P446" style:family="paragraph" style:parent-style-name="Standard">
      <style:text-properties officeooo:rsid="342e1998" officeooo:paragraph-rsid="342e1998"/>
    </style:style>
    <style:style style:name="P447" style:family="paragraph" style:parent-style-name="Standard">
      <style:text-properties officeooo:rsid="342e1998" officeooo:paragraph-rsid="41bf0ec0"/>
    </style:style>
    <style:style style:name="P448" style:family="paragraph" style:parent-style-name="Standard">
      <style:text-properties officeooo:rsid="2911e404" officeooo:paragraph-rsid="3545ac35"/>
    </style:style>
    <style:style style:name="P449" style:family="paragraph" style:parent-style-name="Standard">
      <style:text-properties officeooo:rsid="298bf1eb" officeooo:paragraph-rsid="35481caf"/>
    </style:style>
    <style:style style:name="P450" style:family="paragraph" style:parent-style-name="Standard">
      <style:text-properties officeooo:rsid="35ba452a" officeooo:paragraph-rsid="35ba452a"/>
    </style:style>
    <style:style style:name="P451" style:family="paragraph" style:parent-style-name="Standard">
      <style:text-properties officeooo:rsid="35ca11a8" officeooo:paragraph-rsid="35ca11a8"/>
    </style:style>
    <style:style style:name="P452" style:family="paragraph" style:parent-style-name="Standard">
      <style:text-properties officeooo:rsid="2a49c5bc" officeooo:paragraph-rsid="35eceb6c"/>
    </style:style>
    <style:style style:name="P453" style:family="paragraph" style:parent-style-name="Standard">
      <style:text-properties officeooo:rsid="016cbb3b" officeooo:paragraph-rsid="3600e20b"/>
    </style:style>
    <style:style style:name="P454" style:family="paragraph" style:parent-style-name="Standard">
      <style:text-properties officeooo:rsid="362adae2" officeooo:paragraph-rsid="362adae2"/>
    </style:style>
    <style:style style:name="P455" style:family="paragraph" style:parent-style-name="Standard">
      <style:text-properties officeooo:rsid="362adae2" officeooo:paragraph-rsid="407d7e02"/>
    </style:style>
    <style:style style:name="P456" style:family="paragraph" style:parent-style-name="Standard">
      <style:text-properties officeooo:rsid="36c57fbc" officeooo:paragraph-rsid="36c57fbc"/>
    </style:style>
    <style:style style:name="P457" style:family="paragraph" style:parent-style-name="Standard">
      <style:text-properties officeooo:rsid="36f970d9" officeooo:paragraph-rsid="36f970d9"/>
    </style:style>
    <style:style style:name="P458" style:family="paragraph" style:parent-style-name="Standard">
      <style:text-properties officeooo:rsid="379e7a96" officeooo:paragraph-rsid="379e7a96"/>
    </style:style>
    <style:style style:name="P459" style:family="paragraph" style:parent-style-name="Standard">
      <style:text-properties officeooo:rsid="385ccc07" officeooo:paragraph-rsid="385ccc07"/>
    </style:style>
    <style:style style:name="P460" style:family="paragraph" style:parent-style-name="Standard">
      <style:text-properties officeooo:paragraph-rsid="395d9f02"/>
    </style:style>
    <style:style style:name="P461" style:family="paragraph" style:parent-style-name="Standard">
      <style:text-properties officeooo:rsid="3987f1bc" officeooo:paragraph-rsid="3987f1bc"/>
    </style:style>
    <style:style style:name="P462" style:family="paragraph" style:parent-style-name="Standard">
      <style:text-properties officeooo:rsid="3987f1bc" officeooo:paragraph-rsid="39893666"/>
    </style:style>
    <style:style style:name="P463" style:family="paragraph" style:parent-style-name="Standard">
      <style:text-properties officeooo:rsid="21b50fd5" officeooo:paragraph-rsid="296ddd7a"/>
    </style:style>
    <style:style style:name="P464" style:family="paragraph" style:parent-style-name="Standard">
      <style:text-properties officeooo:rsid="21b2c369" officeooo:paragraph-rsid="39c9eb27"/>
    </style:style>
    <style:style style:name="P465" style:family="paragraph" style:parent-style-name="Standard">
      <style:text-properties officeooo:rsid="31c0e56d" officeooo:paragraph-rsid="31c0e56d"/>
    </style:style>
    <style:style style:name="P466" style:family="paragraph" style:parent-style-name="Standard">
      <style:text-properties officeooo:rsid="32d73814" officeooo:paragraph-rsid="32d73814"/>
    </style:style>
    <style:style style:name="P467" style:family="paragraph" style:parent-style-name="Standard">
      <style:text-properties officeooo:rsid="3a0c9152" officeooo:paragraph-rsid="3a0c9152"/>
    </style:style>
    <style:style style:name="P468" style:family="paragraph" style:parent-style-name="Standard">
      <style:text-properties officeooo:rsid="3a265848" officeooo:paragraph-rsid="3a265848"/>
    </style:style>
    <style:style style:name="P469" style:family="paragraph" style:parent-style-name="Standard">
      <style:text-properties officeooo:rsid="3a064527" officeooo:paragraph-rsid="3a064527"/>
    </style:style>
    <style:style style:name="P470" style:family="paragraph" style:parent-style-name="Standard">
      <style:text-properties officeooo:rsid="3b022eab" officeooo:paragraph-rsid="3b022eab"/>
    </style:style>
    <style:style style:name="P471" style:family="paragraph" style:parent-style-name="Standard">
      <style:text-properties officeooo:rsid="3675a368" officeooo:paragraph-rsid="3c2ca744"/>
    </style:style>
    <style:style style:name="P472" style:family="paragraph" style:parent-style-name="Standard">
      <style:text-properties officeooo:rsid="31931e4e" officeooo:paragraph-rsid="3d8ca7b0"/>
    </style:style>
    <style:style style:name="P473" style:family="paragraph" style:parent-style-name="Standard">
      <style:text-properties officeooo:rsid="3e1b1f39" officeooo:paragraph-rsid="3e1b1f39"/>
    </style:style>
    <style:style style:name="P474" style:family="paragraph" style:parent-style-name="Standard">
      <style:text-properties officeooo:rsid="2d7f74cc" officeooo:paragraph-rsid="3e4fd4de"/>
    </style:style>
    <style:style style:name="P475" style:family="paragraph" style:parent-style-name="Standard">
      <style:text-properties officeooo:paragraph-rsid="3fa2ec85"/>
    </style:style>
    <style:style style:name="P476" style:family="paragraph" style:parent-style-name="Standard">
      <style:text-properties officeooo:rsid="3fa2ec85" officeooo:paragraph-rsid="3fa2ec85"/>
    </style:style>
    <style:style style:name="P477" style:family="paragraph" style:parent-style-name="Standard">
      <style:text-properties officeooo:rsid="3fa338c2" officeooo:paragraph-rsid="3fa338c2"/>
    </style:style>
    <style:style style:name="P478" style:family="paragraph" style:parent-style-name="Standard">
      <style:text-properties officeooo:rsid="3fb286ff" officeooo:paragraph-rsid="3fb286ff"/>
    </style:style>
    <style:style style:name="P479" style:family="paragraph" style:parent-style-name="Standard">
      <style:text-properties officeooo:rsid="3fb47433" officeooo:paragraph-rsid="3fb47433"/>
    </style:style>
    <style:style style:name="P480" style:family="paragraph" style:parent-style-name="Standard">
      <style:text-properties officeooo:rsid="3fc25711" officeooo:paragraph-rsid="3fc25711"/>
    </style:style>
    <style:style style:name="P481" style:family="paragraph" style:parent-style-name="Standard">
      <style:text-properties officeooo:rsid="3fc71f8c" officeooo:paragraph-rsid="3fc71f8c"/>
    </style:style>
    <style:style style:name="P482" style:family="paragraph" style:parent-style-name="Standard">
      <style:text-properties officeooo:rsid="3fc7e9ff" officeooo:paragraph-rsid="3fc7e9ff"/>
    </style:style>
    <style:style style:name="P483" style:family="paragraph" style:parent-style-name="Standard">
      <style:text-properties officeooo:rsid="3fd5d2f7" officeooo:paragraph-rsid="3fd5d2f7"/>
    </style:style>
    <style:style style:name="P484" style:family="paragraph" style:parent-style-name="Standard">
      <style:text-properties officeooo:rsid="2d89de90" officeooo:paragraph-rsid="3fa2ec85"/>
    </style:style>
    <style:style style:name="P485" style:family="paragraph" style:parent-style-name="Standard">
      <style:text-properties officeooo:rsid="366cf23b" officeooo:paragraph-rsid="407fcf23"/>
    </style:style>
    <style:style style:name="P486" style:family="paragraph" style:parent-style-name="Standard">
      <style:text-properties officeooo:rsid="2cab3abd" officeooo:paragraph-rsid="40dbcbca"/>
    </style:style>
    <style:style style:name="P487" style:family="paragraph" style:parent-style-name="Standard">
      <style:text-properties officeooo:rsid="340f06c1" officeooo:paragraph-rsid="40fbd048"/>
    </style:style>
    <style:style style:name="P488" style:family="paragraph" style:parent-style-name="Standard">
      <style:text-properties officeooo:rsid="40fdb327" officeooo:paragraph-rsid="40fdb327"/>
    </style:style>
    <style:style style:name="P489" style:family="paragraph" style:parent-style-name="Standard">
      <style:text-properties officeooo:rsid="41083a73" officeooo:paragraph-rsid="41083a73"/>
    </style:style>
    <style:style style:name="P490" style:family="paragraph" style:parent-style-name="Standard">
      <style:text-properties officeooo:rsid="410ad962" officeooo:paragraph-rsid="410ad962"/>
    </style:style>
    <style:style style:name="P491" style:family="paragraph" style:parent-style-name="Standard">
      <style:text-properties officeooo:rsid="4112af76" officeooo:paragraph-rsid="4112af76"/>
    </style:style>
    <style:style style:name="P492" style:family="paragraph" style:parent-style-name="Standard">
      <style:text-properties officeooo:rsid="411497a2" officeooo:paragraph-rsid="411497a2"/>
    </style:style>
    <style:style style:name="P493" style:family="paragraph" style:parent-style-name="Standard">
      <style:text-properties officeooo:rsid="411e8f66" officeooo:paragraph-rsid="411e8f66"/>
    </style:style>
    <style:style style:name="P494" style:family="paragraph" style:parent-style-name="Standard">
      <style:text-properties officeooo:rsid="41226d01" officeooo:paragraph-rsid="41226d01"/>
    </style:style>
    <style:style style:name="P495" style:family="paragraph" style:parent-style-name="Standard">
      <style:text-properties officeooo:rsid="41300011" officeooo:paragraph-rsid="414ca43f"/>
    </style:style>
    <style:style style:name="P496" style:family="paragraph" style:parent-style-name="Standard">
      <style:text-properties officeooo:rsid="413cac7b" officeooo:paragraph-rsid="414ca43f"/>
    </style:style>
    <style:style style:name="P497" style:family="paragraph" style:parent-style-name="Standard">
      <style:text-properties officeooo:rsid="414466ee" officeooo:paragraph-rsid="414466ee"/>
    </style:style>
    <style:style style:name="P498" style:family="paragraph" style:parent-style-name="Standard">
      <style:text-properties officeooo:rsid="342d7713" officeooo:paragraph-rsid="342d7713"/>
    </style:style>
    <style:style style:name="P499" style:family="paragraph" style:parent-style-name="Standard">
      <style:text-properties officeooo:rsid="414c771c" officeooo:paragraph-rsid="414c771c"/>
    </style:style>
    <style:style style:name="P500" style:family="paragraph" style:parent-style-name="Standard">
      <style:text-properties officeooo:rsid="41633817" officeooo:paragraph-rsid="41633817"/>
    </style:style>
    <style:style style:name="P501" style:family="paragraph" style:parent-style-name="Standard">
      <style:text-properties officeooo:rsid="41c18015" officeooo:paragraph-rsid="41c18015"/>
    </style:style>
    <style:style style:name="P502" style:family="paragraph" style:parent-style-name="Standard">
      <style:text-properties officeooo:rsid="41c309d0" officeooo:paragraph-rsid="41d2e1d7"/>
    </style:style>
    <style:style style:name="P503" style:family="paragraph" style:parent-style-name="Text_20_body">
      <style:text-properties officeooo:rsid="0013fee8" officeooo:paragraph-rsid="0016f266"/>
    </style:style>
    <style:style style:name="P504" style:family="paragraph" style:parent-style-name="Text_20_body">
      <style:text-properties officeooo:rsid="0013fee8" officeooo:paragraph-rsid="0038db4f"/>
    </style:style>
    <style:style style:name="P505" style:family="paragraph" style:parent-style-name="Text_20_body">
      <style:text-properties officeooo:rsid="0036b886" officeooo:paragraph-rsid="017609c7"/>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b1f9cd"/>
    </style:style>
    <style:style style:name="T185" style:family="text">
      <style:text-properties style:text-position="super 58%" officeooo:rsid="0cd594c2"/>
    </style:style>
    <style:style style:name="T186" style:family="text">
      <style:text-properties style:text-position="super 58%" officeooo:rsid="13434a2e"/>
    </style:style>
    <style:style style:name="T187" style:family="text">
      <style:text-properties style:text-position="super 58%" officeooo:rsid="1355f735"/>
    </style:style>
    <style:style style:name="T188" style:family="text">
      <style:text-properties style:text-position="super 58%" officeooo:rsid="1600e47d"/>
    </style:style>
    <style:style style:name="T189" style:family="text">
      <style:text-properties style:text-position="super 58%" officeooo:rsid="1624cbff"/>
    </style:style>
    <style:style style:name="T190" style:family="text">
      <style:text-properties style:text-position="super 58%" officeooo:rsid="17140389"/>
    </style:style>
    <style:style style:name="T191" style:family="text">
      <style:text-properties style:text-position="super 58%" officeooo:rsid="17829d04"/>
    </style:style>
    <style:style style:name="T192" style:family="text">
      <style:text-properties style:text-position="super 58%" officeooo:rsid="1adb7558"/>
    </style:style>
    <style:style style:name="T193" style:family="text">
      <style:text-properties style:text-position="super 58%" officeooo:rsid="23ee742c"/>
    </style:style>
    <style:style style:name="T194" style:family="text">
      <style:text-properties style:text-position="super 58%" officeooo:rsid="2b397961"/>
    </style:style>
    <style:style style:name="T195" style:family="text">
      <style:text-properties style:text-position="super 58%" officeooo:rsid="2bf21569"/>
    </style:style>
    <style:style style:name="T196" style:family="text">
      <style:text-properties style:text-position="super 58%" officeooo:rsid="2cac2d05"/>
    </style:style>
    <style:style style:name="T197" style:family="text">
      <style:text-properties style:text-position="super 58%" officeooo:rsid="2676c89e"/>
    </style:style>
    <style:style style:name="T198" style:family="text">
      <style:text-properties style:text-position="super 58%" officeooo:rsid="253a7d5c"/>
    </style:style>
    <style:style style:name="T199" style:family="text">
      <style:text-properties style:text-position="super 58%" officeooo:rsid="336d220b"/>
    </style:style>
    <style:style style:name="T200" style:family="text">
      <style:text-properties style:text-position="super 58%" officeooo:rsid="33e6b8c3"/>
    </style:style>
    <style:style style:name="T201" style:family="text">
      <style:text-properties style:text-position="super 58%" officeooo:rsid="21bc4366"/>
    </style:style>
    <style:style style:name="T202" style:family="text">
      <style:text-properties style:text-position="super 58%" officeooo:rsid="398c56aa"/>
    </style:style>
    <style:style style:name="T203" style:family="text">
      <style:text-properties style:text-position="super 58%" officeooo:rsid="3a16f1c5"/>
    </style:style>
    <style:style style:name="T204" style:family="text">
      <style:text-properties style:text-position="super 58%" officeooo:rsid="34133eec"/>
    </style:style>
    <style:style style:name="T205" style:family="text">
      <style:text-properties style:text-position="super 58%" officeooo:rsid="3437f181"/>
    </style:style>
    <style:style style:name="T206" style:family="text">
      <style:text-properties style:text-position="super 58%" officeooo:rsid="3ef9d15f"/>
    </style:style>
    <style:style style:name="T207" style:family="text">
      <style:text-properties style:text-position="super 58%" officeooo:rsid="265ae1c7"/>
    </style:style>
    <style:style style:name="T208" style:family="text">
      <style:text-properties officeooo:rsid="019ba949"/>
    </style:style>
    <style:style style:name="T209" style:family="text">
      <style:text-properties officeooo:rsid="019e7fe4"/>
    </style:style>
    <style:style style:name="T210" style:family="text">
      <style:text-properties officeooo:rsid="019f7d0a"/>
    </style:style>
    <style:style style:name="T211" style:family="text">
      <style:text-properties officeooo:rsid="01a6ad68"/>
    </style:style>
    <style:style style:name="T212" style:family="text">
      <style:text-properties officeooo:rsid="01e1de1c"/>
    </style:style>
    <style:style style:name="T213" style:family="text">
      <style:text-properties officeooo:rsid="01f3c61d"/>
    </style:style>
    <style:style style:name="T214" style:family="text">
      <style:text-properties officeooo:rsid="0201eaf1"/>
    </style:style>
    <style:style style:name="T215" style:family="text">
      <style:text-properties officeooo:rsid="020ad580"/>
    </style:style>
    <style:style style:name="T216" style:family="text">
      <style:text-properties officeooo:rsid="020cf95e"/>
    </style:style>
    <style:style style:name="T217" style:family="text">
      <style:text-properties officeooo:rsid="020ed50e"/>
    </style:style>
    <style:style style:name="T218" style:family="text">
      <style:text-properties officeooo:rsid="020faabf"/>
    </style:style>
    <style:style style:name="T219" style:family="text">
      <style:text-properties officeooo:rsid="02101db5"/>
    </style:style>
    <style:style style:name="T220" style:family="text">
      <style:text-properties officeooo:rsid="0211cf08"/>
    </style:style>
    <style:style style:name="T221" style:family="text">
      <style:text-properties officeooo:rsid="0213c7b5"/>
    </style:style>
    <style:style style:name="T222" style:family="text">
      <style:text-properties officeooo:rsid="0215bf99"/>
    </style:style>
    <style:style style:name="T223" style:family="text">
      <style:text-properties officeooo:rsid="021825a8"/>
    </style:style>
    <style:style style:name="T224" style:family="text">
      <style:text-properties officeooo:rsid="021ac0f6"/>
    </style:style>
    <style:style style:name="T225" style:family="text">
      <style:text-properties officeooo:rsid="021b99de"/>
    </style:style>
    <style:style style:name="T226" style:family="text">
      <style:text-properties officeooo:rsid="021cd09e"/>
    </style:style>
    <style:style style:name="T227" style:family="text">
      <style:text-properties officeooo:rsid="021fc4ae"/>
    </style:style>
    <style:style style:name="T228" style:family="text">
      <style:text-properties officeooo:rsid="0220b622"/>
    </style:style>
    <style:style style:name="T229" style:family="text">
      <style:text-properties officeooo:rsid="0221a7f8"/>
    </style:style>
    <style:style style:name="T230" style:family="text">
      <style:text-properties officeooo:rsid="02220e32"/>
    </style:style>
    <style:style style:name="T231" style:family="text">
      <style:text-properties officeooo:rsid="022529fd"/>
    </style:style>
    <style:style style:name="T232" style:family="text">
      <style:text-properties officeooo:rsid="0225f102"/>
    </style:style>
    <style:style style:name="T233" style:family="text">
      <style:text-properties officeooo:rsid="02284dac"/>
    </style:style>
    <style:style style:name="T234" style:family="text">
      <style:text-properties officeooo:rsid="022958dd"/>
    </style:style>
    <style:style style:name="T235" style:family="text">
      <style:text-properties officeooo:rsid="022a3b19"/>
    </style:style>
    <style:style style:name="T236" style:family="text">
      <style:text-properties officeooo:rsid="022b1f45"/>
    </style:style>
    <style:style style:name="T237" style:family="text">
      <style:text-properties officeooo:rsid="022c9904"/>
    </style:style>
    <style:style style:name="T238" style:family="text">
      <style:text-properties officeooo:rsid="022e9aff"/>
    </style:style>
    <style:style style:name="T239" style:family="text">
      <style:text-properties officeooo:rsid="02324f62"/>
    </style:style>
    <style:style style:name="T240" style:family="text">
      <style:text-properties officeooo:rsid="0235511e"/>
    </style:style>
    <style:style style:name="T241" style:family="text">
      <style:text-properties officeooo:rsid="0237f91c"/>
    </style:style>
    <style:style style:name="T242" style:family="text">
      <style:text-properties officeooo:rsid="023b1230"/>
    </style:style>
    <style:style style:name="T243" style:family="text">
      <style:text-properties officeooo:rsid="023b600f"/>
    </style:style>
    <style:style style:name="T244" style:family="text">
      <style:text-properties officeooo:rsid="023c1b21"/>
    </style:style>
    <style:style style:name="T245" style:family="text">
      <style:text-properties officeooo:rsid="024d6a9f"/>
    </style:style>
    <style:style style:name="T246" style:family="text">
      <style:text-properties officeooo:rsid="024ed2aa"/>
    </style:style>
    <style:style style:name="T247" style:family="text">
      <style:text-properties officeooo:rsid="024ef312"/>
    </style:style>
    <style:style style:name="T248" style:family="text">
      <style:text-properties officeooo:rsid="0250e44a"/>
    </style:style>
    <style:style style:name="T249" style:family="text">
      <style:text-properties officeooo:rsid="02513b75"/>
    </style:style>
    <style:style style:name="T250" style:family="text">
      <style:text-properties officeooo:rsid="02556789"/>
    </style:style>
    <style:style style:name="T251" style:family="text">
      <style:text-properties officeooo:rsid="0255be34"/>
    </style:style>
    <style:style style:name="T252" style:family="text">
      <style:text-properties officeooo:rsid="02570729"/>
    </style:style>
    <style:style style:name="T253" style:family="text">
      <style:text-properties officeooo:rsid="025866f8"/>
    </style:style>
    <style:style style:name="T254" style:family="text">
      <style:text-properties officeooo:rsid="025a0df7"/>
    </style:style>
    <style:style style:name="T255" style:family="text">
      <style:text-properties officeooo:rsid="025aee65"/>
    </style:style>
    <style:style style:name="T256" style:family="text">
      <style:text-properties officeooo:rsid="025bb55f"/>
    </style:style>
    <style:style style:name="T257" style:family="text">
      <style:text-properties officeooo:rsid="025d6151"/>
    </style:style>
    <style:style style:name="T258" style:family="text">
      <style:text-properties officeooo:rsid="025eeb79"/>
    </style:style>
    <style:style style:name="T259" style:family="text">
      <style:text-properties officeooo:rsid="02602779"/>
    </style:style>
    <style:style style:name="T260" style:family="text">
      <style:text-properties officeooo:rsid="02620b87"/>
    </style:style>
    <style:style style:name="T261" style:family="text">
      <style:text-properties officeooo:rsid="02629599"/>
    </style:style>
    <style:style style:name="T262" style:family="text">
      <style:text-properties officeooo:rsid="02632d87"/>
    </style:style>
    <style:style style:name="T263" style:family="text">
      <style:text-properties officeooo:rsid="02639fae"/>
    </style:style>
    <style:style style:name="T264" style:family="text">
      <style:text-properties officeooo:rsid="0263da19"/>
    </style:style>
    <style:style style:name="T265" style:family="text">
      <style:text-properties officeooo:rsid="026662ac"/>
    </style:style>
    <style:style style:name="T266" style:family="text">
      <style:text-properties officeooo:rsid="0268901f"/>
    </style:style>
    <style:style style:name="T267" style:family="text">
      <style:text-properties officeooo:rsid="0269109e"/>
    </style:style>
    <style:style style:name="T268" style:family="text">
      <style:text-properties officeooo:rsid="026918a2"/>
    </style:style>
    <style:style style:name="T269" style:family="text">
      <style:text-properties officeooo:rsid="026bc3ad"/>
    </style:style>
    <style:style style:name="T270" style:family="text">
      <style:text-properties officeooo:rsid="026c0f46"/>
    </style:style>
    <style:style style:name="T271" style:family="text">
      <style:text-properties officeooo:rsid="026dee8d"/>
    </style:style>
    <style:style style:name="T272" style:family="text">
      <style:text-properties officeooo:rsid="026e3e0a"/>
    </style:style>
    <style:style style:name="T273" style:family="text">
      <style:text-properties officeooo:rsid="0271a5f6"/>
    </style:style>
    <style:style style:name="T274" style:family="text">
      <style:text-properties officeooo:rsid="027280c9"/>
    </style:style>
    <style:style style:name="T275" style:family="text">
      <style:text-properties officeooo:rsid="0273c02f"/>
    </style:style>
    <style:style style:name="T276" style:family="text">
      <style:text-properties officeooo:rsid="02751855"/>
    </style:style>
    <style:style style:name="T277" style:family="text">
      <style:text-properties officeooo:rsid="02755cca"/>
    </style:style>
    <style:style style:name="T278" style:family="text">
      <style:text-properties officeooo:rsid="0277cf5d"/>
    </style:style>
    <style:style style:name="T279" style:family="text">
      <style:text-properties officeooo:rsid="027aabb5"/>
    </style:style>
    <style:style style:name="T280" style:family="text">
      <style:text-properties officeooo:rsid="027b2df7"/>
    </style:style>
    <style:style style:name="T281" style:family="text">
      <style:text-properties officeooo:rsid="027e8747"/>
    </style:style>
    <style:style style:name="T282" style:family="text">
      <style:text-properties officeooo:rsid="027ed7d4"/>
    </style:style>
    <style:style style:name="T283" style:family="text">
      <style:text-properties officeooo:rsid="02810690"/>
    </style:style>
    <style:style style:name="T284" style:family="text">
      <style:text-properties officeooo:rsid="028134e3"/>
    </style:style>
    <style:style style:name="T285" style:family="text">
      <style:text-properties officeooo:rsid="028324dc"/>
    </style:style>
    <style:style style:name="T286" style:family="text">
      <style:text-properties officeooo:rsid="0285360b"/>
    </style:style>
    <style:style style:name="T287" style:family="text">
      <style:text-properties officeooo:rsid="0289be12"/>
    </style:style>
    <style:style style:name="T288" style:family="text">
      <style:text-properties officeooo:rsid="028a511a"/>
    </style:style>
    <style:style style:name="T289" style:family="text">
      <style:text-properties officeooo:rsid="028b3599"/>
    </style:style>
    <style:style style:name="T290" style:family="text">
      <style:text-properties officeooo:rsid="028bb637"/>
    </style:style>
    <style:style style:name="T291" style:family="text">
      <style:text-properties officeooo:rsid="028fd698"/>
    </style:style>
    <style:style style:name="T292" style:family="text">
      <style:text-properties officeooo:rsid="02900368"/>
    </style:style>
    <style:style style:name="T293" style:family="text">
      <style:text-properties officeooo:rsid="0291a4c2"/>
    </style:style>
    <style:style style:name="T294" style:family="text">
      <style:text-properties officeooo:rsid="0295775e"/>
    </style:style>
    <style:style style:name="T295" style:family="text">
      <style:text-properties officeooo:rsid="0297358a"/>
    </style:style>
    <style:style style:name="T296" style:family="text">
      <style:text-properties officeooo:rsid="02ab6e0b"/>
    </style:style>
    <style:style style:name="T297" style:family="text">
      <style:text-properties officeooo:rsid="02ac0f27"/>
    </style:style>
    <style:style style:name="T298" style:family="text">
      <style:text-properties officeooo:rsid="02bcae79"/>
    </style:style>
    <style:style style:name="T299" style:family="text">
      <style:text-properties officeooo:rsid="02ca645a"/>
    </style:style>
    <style:style style:name="T300" style:family="text">
      <style:text-properties officeooo:rsid="02ca6f28"/>
    </style:style>
    <style:style style:name="T301" style:family="text">
      <style:text-properties officeooo:rsid="02cb1893"/>
    </style:style>
    <style:style style:name="T302" style:family="text">
      <style:text-properties officeooo:rsid="02ce9729"/>
    </style:style>
    <style:style style:name="T303" style:family="text">
      <style:text-properties officeooo:rsid="02d29331"/>
    </style:style>
    <style:style style:name="T304" style:family="text">
      <style:text-properties officeooo:rsid="02d670e6"/>
    </style:style>
    <style:style style:name="T305" style:family="text">
      <style:text-properties officeooo:rsid="02df3712"/>
    </style:style>
    <style:style style:name="T306" style:family="text">
      <style:text-properties officeooo:rsid="02e43e21"/>
    </style:style>
    <style:style style:name="T307" style:family="text">
      <style:text-properties officeooo:rsid="02e79620"/>
    </style:style>
    <style:style style:name="T308" style:family="text">
      <style:text-properties officeooo:rsid="02e958af"/>
    </style:style>
    <style:style style:name="T309" style:family="text">
      <style:text-properties officeooo:rsid="02eb3c9d"/>
    </style:style>
    <style:style style:name="T310" style:family="text">
      <style:text-properties officeooo:rsid="02ed84ab"/>
    </style:style>
    <style:style style:name="T311" style:family="text">
      <style:text-properties officeooo:rsid="02ee0484"/>
    </style:style>
    <style:style style:name="T312" style:family="text">
      <style:text-properties officeooo:rsid="02efd9c1"/>
    </style:style>
    <style:style style:name="T313" style:family="text">
      <style:text-properties officeooo:rsid="02f0d7f5"/>
    </style:style>
    <style:style style:name="T314" style:family="text">
      <style:text-properties officeooo:rsid="02f2d17c"/>
    </style:style>
    <style:style style:name="T315" style:family="text">
      <style:text-properties officeooo:rsid="02f628fd"/>
    </style:style>
    <style:style style:name="T316" style:family="text">
      <style:text-properties officeooo:rsid="02f8d79c"/>
    </style:style>
    <style:style style:name="T317" style:family="text">
      <style:text-properties officeooo:rsid="02fa17db"/>
    </style:style>
    <style:style style:name="T318" style:family="text">
      <style:text-properties officeooo:rsid="02fba18b"/>
    </style:style>
    <style:style style:name="T319" style:family="text">
      <style:text-properties officeooo:rsid="02fef281"/>
    </style:style>
    <style:style style:name="T320" style:family="text">
      <style:text-properties officeooo:rsid="030262e8"/>
    </style:style>
    <style:style style:name="T321" style:family="text">
      <style:text-properties officeooo:rsid="030354ea"/>
    </style:style>
    <style:style style:name="T322" style:family="text">
      <style:text-properties officeooo:rsid="0305ad87"/>
    </style:style>
    <style:style style:name="T323" style:family="text">
      <style:text-properties officeooo:rsid="03069f29"/>
    </style:style>
    <style:style style:name="T324" style:family="text">
      <style:text-properties officeooo:rsid="030f47ef"/>
    </style:style>
    <style:style style:name="T325" style:family="text">
      <style:text-properties officeooo:rsid="030fddba"/>
    </style:style>
    <style:style style:name="T326" style:family="text">
      <style:text-properties officeooo:rsid="0310605a"/>
    </style:style>
    <style:style style:name="T327" style:family="text">
      <style:text-properties officeooo:rsid="03119569"/>
    </style:style>
    <style:style style:name="T328" style:family="text">
      <style:text-properties officeooo:rsid="0312f238"/>
    </style:style>
    <style:style style:name="T329" style:family="text">
      <style:text-properties officeooo:rsid="0316ac46"/>
    </style:style>
    <style:style style:name="T330" style:family="text">
      <style:text-properties officeooo:rsid="03183245"/>
    </style:style>
    <style:style style:name="T331" style:family="text">
      <style:text-properties officeooo:rsid="03193a5c"/>
    </style:style>
    <style:style style:name="T332" style:family="text">
      <style:text-properties officeooo:rsid="031bc557"/>
    </style:style>
    <style:style style:name="T333" style:family="text">
      <style:text-properties officeooo:rsid="031cebca"/>
    </style:style>
    <style:style style:name="T334" style:family="text">
      <style:text-properties officeooo:rsid="031e8275"/>
    </style:style>
    <style:style style:name="T335" style:family="text">
      <style:text-properties officeooo:rsid="03202092"/>
    </style:style>
    <style:style style:name="T336" style:family="text">
      <style:text-properties officeooo:rsid="032059e3"/>
    </style:style>
    <style:style style:name="T337" style:family="text">
      <style:text-properties officeooo:rsid="03289fe1"/>
    </style:style>
    <style:style style:name="T338" style:family="text">
      <style:text-properties officeooo:rsid="03290ec2"/>
    </style:style>
    <style:style style:name="T339" style:family="text">
      <style:text-properties officeooo:rsid="032d4731"/>
    </style:style>
    <style:style style:name="T340" style:family="text">
      <style:text-properties officeooo:rsid="0331d68d"/>
    </style:style>
    <style:style style:name="T341" style:family="text">
      <style:text-properties officeooo:rsid="0333a523"/>
    </style:style>
    <style:style style:name="T342" style:family="text">
      <style:text-properties officeooo:rsid="0334ecc6"/>
    </style:style>
    <style:style style:name="T343" style:family="text">
      <style:text-properties officeooo:rsid="0337baff"/>
    </style:style>
    <style:style style:name="T344" style:family="text">
      <style:text-properties officeooo:rsid="033e4194"/>
    </style:style>
    <style:style style:name="T345" style:family="text">
      <style:text-properties officeooo:rsid="033ea71d"/>
    </style:style>
    <style:style style:name="T346" style:family="text">
      <style:text-properties officeooo:rsid="03528701"/>
    </style:style>
    <style:style style:name="T347" style:family="text">
      <style:text-properties officeooo:rsid="03529699"/>
    </style:style>
    <style:style style:name="T348" style:family="text">
      <style:text-properties officeooo:rsid="03530095"/>
    </style:style>
    <style:style style:name="T349" style:family="text">
      <style:text-properties officeooo:rsid="0353868d"/>
    </style:style>
    <style:style style:name="T350" style:family="text">
      <style:text-properties officeooo:rsid="035689d1"/>
    </style:style>
    <style:style style:name="T351" style:family="text">
      <style:text-properties officeooo:rsid="035a3f63"/>
    </style:style>
    <style:style style:name="T352" style:family="text">
      <style:text-properties officeooo:rsid="035dd978"/>
    </style:style>
    <style:style style:name="T353" style:family="text">
      <style:text-properties officeooo:rsid="035e8ca6"/>
    </style:style>
    <style:style style:name="T354" style:family="text">
      <style:text-properties officeooo:rsid="035eece9"/>
    </style:style>
    <style:style style:name="T355" style:family="text">
      <style:text-properties officeooo:rsid="0360fdd7"/>
    </style:style>
    <style:style style:name="T356" style:family="text">
      <style:text-properties officeooo:rsid="0362b97f"/>
    </style:style>
    <style:style style:name="T357" style:family="text">
      <style:text-properties officeooo:rsid="036547e2"/>
    </style:style>
    <style:style style:name="T358" style:family="text">
      <style:text-properties officeooo:rsid="036812e9"/>
    </style:style>
    <style:style style:name="T359" style:family="text">
      <style:text-properties officeooo:rsid="036b0b91"/>
    </style:style>
    <style:style style:name="T360" style:family="text">
      <style:text-properties officeooo:rsid="036e26d5"/>
    </style:style>
    <style:style style:name="T361" style:family="text">
      <style:text-properties officeooo:rsid="037a8366"/>
    </style:style>
    <style:style style:name="T362" style:family="text">
      <style:text-properties officeooo:rsid="037d435d"/>
    </style:style>
    <style:style style:name="T363" style:family="text">
      <style:text-properties officeooo:rsid="037d59d3"/>
    </style:style>
    <style:style style:name="T364" style:family="text">
      <style:text-properties officeooo:rsid="038a47b1"/>
    </style:style>
    <style:style style:name="T365" style:family="text">
      <style:text-properties officeooo:rsid="038c96d1"/>
    </style:style>
    <style:style style:name="T366" style:family="text">
      <style:text-properties officeooo:rsid="039fe85c"/>
    </style:style>
    <style:style style:name="T367" style:family="text">
      <style:text-properties officeooo:rsid="03a2543a"/>
    </style:style>
    <style:style style:name="T368" style:family="text">
      <style:text-properties officeooo:rsid="03a90301"/>
    </style:style>
    <style:style style:name="T369" style:family="text">
      <style:text-properties officeooo:rsid="03a9f106"/>
    </style:style>
    <style:style style:name="T370" style:family="text">
      <style:text-properties officeooo:rsid="03ab915b"/>
    </style:style>
    <style:style style:name="T371" style:family="text">
      <style:text-properties officeooo:rsid="03b09530"/>
    </style:style>
    <style:style style:name="T372" style:family="text">
      <style:text-properties officeooo:rsid="03b2473e"/>
    </style:style>
    <style:style style:name="T373" style:family="text">
      <style:text-properties officeooo:rsid="03b34b24"/>
    </style:style>
    <style:style style:name="T374" style:family="text">
      <style:text-properties officeooo:rsid="03b49bcf"/>
    </style:style>
    <style:style style:name="T375" style:family="text">
      <style:text-properties officeooo:rsid="03b59f7d"/>
    </style:style>
    <style:style style:name="T376" style:family="text">
      <style:text-properties officeooo:rsid="03b81903"/>
    </style:style>
    <style:style style:name="T377" style:family="text">
      <style:text-properties officeooo:rsid="03bcf05e"/>
    </style:style>
    <style:style style:name="T378" style:family="text">
      <style:text-properties officeooo:rsid="03bd99c8"/>
    </style:style>
    <style:style style:name="T379" style:family="text">
      <style:text-properties officeooo:rsid="03bdfbd3"/>
    </style:style>
    <style:style style:name="T380" style:family="text">
      <style:text-properties officeooo:rsid="03be6a63"/>
    </style:style>
    <style:style style:name="T381" style:family="text">
      <style:text-properties officeooo:rsid="03c02048"/>
    </style:style>
    <style:style style:name="T382" style:family="text">
      <style:text-properties officeooo:rsid="03c31e97"/>
    </style:style>
    <style:style style:name="T383" style:family="text">
      <style:text-properties officeooo:rsid="03c8e8b2"/>
    </style:style>
    <style:style style:name="T384" style:family="text">
      <style:text-properties officeooo:rsid="03c96c26"/>
    </style:style>
    <style:style style:name="T385" style:family="text">
      <style:text-properties officeooo:rsid="03d522c3"/>
    </style:style>
    <style:style style:name="T386" style:family="text">
      <style:text-properties officeooo:rsid="03d5dc13"/>
    </style:style>
    <style:style style:name="T387" style:family="text">
      <style:text-properties officeooo:rsid="03d91988"/>
    </style:style>
    <style:style style:name="T388" style:family="text">
      <style:text-properties officeooo:rsid="03defac9"/>
    </style:style>
    <style:style style:name="T389" style:family="text">
      <style:text-properties officeooo:rsid="03e6262d"/>
    </style:style>
    <style:style style:name="T390" style:family="text">
      <style:text-properties officeooo:rsid="03f846be"/>
    </style:style>
    <style:style style:name="T391" style:family="text">
      <style:text-properties officeooo:rsid="043b3fd6"/>
    </style:style>
    <style:style style:name="T392" style:family="text">
      <style:text-properties officeooo:rsid="043b5d11"/>
    </style:style>
    <style:style style:name="T393" style:family="text">
      <style:text-properties officeooo:rsid="043f4d1f"/>
    </style:style>
    <style:style style:name="T394" style:family="text">
      <style:text-properties officeooo:rsid="0442a4de"/>
    </style:style>
    <style:style style:name="T395" style:family="text">
      <style:text-properties officeooo:rsid="04457c48"/>
    </style:style>
    <style:style style:name="T396" style:family="text">
      <style:text-properties officeooo:rsid="04472c94"/>
    </style:style>
    <style:style style:name="T397" style:family="text">
      <style:text-properties officeooo:rsid="044e9bee"/>
    </style:style>
    <style:style style:name="T398" style:family="text">
      <style:text-properties officeooo:rsid="04575705"/>
    </style:style>
    <style:style style:name="T399" style:family="text">
      <style:text-properties officeooo:rsid="045773c2"/>
    </style:style>
    <style:style style:name="T400" style:family="text">
      <style:text-properties officeooo:rsid="045a75a1"/>
    </style:style>
    <style:style style:name="T401" style:family="text">
      <style:text-properties officeooo:rsid="045d7044"/>
    </style:style>
    <style:style style:name="T402" style:family="text">
      <style:text-properties officeooo:rsid="045ee3f2"/>
    </style:style>
    <style:style style:name="T403" style:family="text">
      <style:text-properties officeooo:rsid="045ef3ac"/>
    </style:style>
    <style:style style:name="T404" style:family="text">
      <style:text-properties officeooo:rsid="04665ef8"/>
    </style:style>
    <style:style style:name="T405" style:family="text">
      <style:text-properties officeooo:rsid="0466eb86"/>
    </style:style>
    <style:style style:name="T406" style:family="text">
      <style:text-properties officeooo:rsid="0467b621"/>
    </style:style>
    <style:style style:name="T407" style:family="text">
      <style:text-properties officeooo:rsid="0468cf04"/>
    </style:style>
    <style:style style:name="T408" style:family="text">
      <style:text-properties officeooo:rsid="046ac369"/>
    </style:style>
    <style:style style:name="T409" style:family="text">
      <style:text-properties officeooo:rsid="04783739"/>
    </style:style>
    <style:style style:name="T410" style:family="text">
      <style:text-properties officeooo:rsid="047a236c"/>
    </style:style>
    <style:style style:name="T411" style:family="text">
      <style:text-properties officeooo:rsid="047b6c3e"/>
    </style:style>
    <style:style style:name="T412" style:family="text">
      <style:text-properties officeooo:rsid="047e90bf"/>
    </style:style>
    <style:style style:name="T413" style:family="text">
      <style:text-properties officeooo:rsid="047f419e"/>
    </style:style>
    <style:style style:name="T414" style:family="text">
      <style:text-properties officeooo:rsid="047f89e6"/>
    </style:style>
    <style:style style:name="T415" style:family="text">
      <style:text-properties officeooo:rsid="04811134"/>
    </style:style>
    <style:style style:name="T416" style:family="text">
      <style:text-properties officeooo:rsid="0481a837"/>
    </style:style>
    <style:style style:name="T417" style:family="text">
      <style:text-properties officeooo:rsid="0481e457"/>
    </style:style>
    <style:style style:name="T418" style:family="text">
      <style:text-properties officeooo:rsid="048294b8"/>
    </style:style>
    <style:style style:name="T419" style:family="text">
      <style:text-properties officeooo:rsid="04846255"/>
    </style:style>
    <style:style style:name="T420" style:family="text">
      <style:text-properties officeooo:rsid="048562ca"/>
    </style:style>
    <style:style style:name="T421" style:family="text">
      <style:text-properties officeooo:rsid="04882367"/>
    </style:style>
    <style:style style:name="T422" style:family="text">
      <style:text-properties officeooo:rsid="04888fe4"/>
    </style:style>
    <style:style style:name="T423" style:family="text">
      <style:text-properties officeooo:rsid="0489edc6"/>
    </style:style>
    <style:style style:name="T424" style:family="text">
      <style:text-properties officeooo:rsid="048ba994"/>
    </style:style>
    <style:style style:name="T425" style:family="text">
      <style:text-properties officeooo:rsid="048d6e6c"/>
    </style:style>
    <style:style style:name="T426" style:family="text">
      <style:text-properties officeooo:rsid="04907842"/>
    </style:style>
    <style:style style:name="T427" style:family="text">
      <style:text-properties officeooo:rsid="0491f581"/>
    </style:style>
    <style:style style:name="T428" style:family="text">
      <style:text-properties officeooo:rsid="04978a7b"/>
    </style:style>
    <style:style style:name="T429" style:family="text">
      <style:text-properties officeooo:rsid="0498e4f1"/>
    </style:style>
    <style:style style:name="T430" style:family="text">
      <style:text-properties officeooo:rsid="049e67e5"/>
    </style:style>
    <style:style style:name="T431" style:family="text">
      <style:text-properties officeooo:rsid="049feffe"/>
    </style:style>
    <style:style style:name="T432" style:family="text">
      <style:text-properties officeooo:rsid="04a01ebc"/>
    </style:style>
    <style:style style:name="T433" style:family="text">
      <style:text-properties officeooo:rsid="04a53528"/>
    </style:style>
    <style:style style:name="T434" style:family="text">
      <style:text-properties officeooo:rsid="04a6e791"/>
    </style:style>
    <style:style style:name="T435" style:family="text">
      <style:text-properties officeooo:rsid="04a8eb37"/>
    </style:style>
    <style:style style:name="T436" style:family="text">
      <style:text-properties officeooo:rsid="04ab1273"/>
    </style:style>
    <style:style style:name="T437" style:family="text">
      <style:text-properties officeooo:rsid="04adb326"/>
    </style:style>
    <style:style style:name="T438" style:family="text">
      <style:text-properties officeooo:rsid="04affd1a"/>
    </style:style>
    <style:style style:name="T439" style:family="text">
      <style:text-properties officeooo:rsid="04b47037"/>
    </style:style>
    <style:style style:name="T440" style:family="text">
      <style:text-properties officeooo:rsid="04b76ecb"/>
    </style:style>
    <style:style style:name="T441" style:family="text">
      <style:text-properties officeooo:rsid="04b91b3c"/>
    </style:style>
    <style:style style:name="T442" style:family="text">
      <style:text-properties officeooo:rsid="04ba11a7"/>
    </style:style>
    <style:style style:name="T443" style:family="text">
      <style:text-properties officeooo:rsid="04bbd8d5"/>
    </style:style>
    <style:style style:name="T444" style:family="text">
      <style:text-properties officeooo:rsid="04bda31c"/>
    </style:style>
    <style:style style:name="T445" style:family="text">
      <style:text-properties officeooo:rsid="04be9e53"/>
    </style:style>
    <style:style style:name="T446" style:family="text">
      <style:text-properties officeooo:rsid="04c03300"/>
    </style:style>
    <style:style style:name="T447" style:family="text">
      <style:text-properties officeooo:rsid="04c28f73"/>
    </style:style>
    <style:style style:name="T448" style:family="text">
      <style:text-properties officeooo:rsid="04c9aa37"/>
    </style:style>
    <style:style style:name="T449" style:family="text">
      <style:text-properties officeooo:rsid="04cb629d"/>
    </style:style>
    <style:style style:name="T450" style:family="text">
      <style:text-properties officeooo:rsid="04d4fafe"/>
    </style:style>
    <style:style style:name="T451" style:family="text">
      <style:text-properties officeooo:rsid="04d62351"/>
    </style:style>
    <style:style style:name="T452" style:family="text">
      <style:text-properties officeooo:rsid="04d7e97d"/>
    </style:style>
    <style:style style:name="T453" style:family="text">
      <style:text-properties officeooo:rsid="04d8db2c"/>
    </style:style>
    <style:style style:name="T454" style:family="text">
      <style:text-properties officeooo:rsid="04dab70a"/>
    </style:style>
    <style:style style:name="T455" style:family="text">
      <style:text-properties officeooo:rsid="04dbeb48"/>
    </style:style>
    <style:style style:name="T456" style:family="text">
      <style:text-properties officeooo:rsid="04de21bd"/>
    </style:style>
    <style:style style:name="T457" style:family="text">
      <style:text-properties officeooo:rsid="04df853e"/>
    </style:style>
    <style:style style:name="T458" style:family="text">
      <style:text-properties officeooo:rsid="04e0ff4e"/>
    </style:style>
    <style:style style:name="T459" style:family="text">
      <style:text-properties officeooo:rsid="04e240a6"/>
    </style:style>
    <style:style style:name="T460" style:family="text">
      <style:text-properties officeooo:rsid="04e41016"/>
    </style:style>
    <style:style style:name="T461" style:family="text">
      <style:text-properties officeooo:rsid="04eb3f65"/>
    </style:style>
    <style:style style:name="T462" style:family="text">
      <style:text-properties officeooo:rsid="04ebf47c"/>
    </style:style>
    <style:style style:name="T463" style:family="text">
      <style:text-properties officeooo:rsid="04ed4e26"/>
    </style:style>
    <style:style style:name="T464" style:family="text">
      <style:text-properties officeooo:rsid="04fec509"/>
    </style:style>
    <style:style style:name="T465" style:family="text">
      <style:text-properties officeooo:rsid="04ffe939"/>
    </style:style>
    <style:style style:name="T466" style:family="text">
      <style:text-properties officeooo:rsid="0513ffc3"/>
    </style:style>
    <style:style style:name="T467" style:family="text">
      <style:text-properties officeooo:rsid="0514910f"/>
    </style:style>
    <style:style style:name="T468" style:family="text">
      <style:text-properties officeooo:rsid="05168d96"/>
    </style:style>
    <style:style style:name="T469" style:family="text">
      <style:text-properties officeooo:rsid="05178778"/>
    </style:style>
    <style:style style:name="T470" style:family="text">
      <style:text-properties officeooo:rsid="051ba51b"/>
    </style:style>
    <style:style style:name="T471" style:family="text">
      <style:text-properties officeooo:rsid="051f9f5a"/>
    </style:style>
    <style:style style:name="T472" style:family="text">
      <style:text-properties officeooo:rsid="05272e84"/>
    </style:style>
    <style:style style:name="T473" style:family="text">
      <style:text-properties officeooo:rsid="05284ef0"/>
    </style:style>
    <style:style style:name="T474" style:family="text">
      <style:text-properties officeooo:rsid="0529abd8"/>
    </style:style>
    <style:style style:name="T475" style:family="text">
      <style:text-properties officeooo:rsid="05360037"/>
    </style:style>
    <style:style style:name="T476" style:family="text">
      <style:text-properties officeooo:rsid="05394542"/>
    </style:style>
    <style:style style:name="T477" style:family="text">
      <style:text-properties officeooo:rsid="053b205a"/>
    </style:style>
    <style:style style:name="T478" style:family="text">
      <style:text-properties officeooo:rsid="053e44ba"/>
    </style:style>
    <style:style style:name="T479" style:family="text">
      <style:text-properties officeooo:rsid="05417cd4"/>
    </style:style>
    <style:style style:name="T480" style:family="text">
      <style:text-properties officeooo:rsid="0542277a"/>
    </style:style>
    <style:style style:name="T481" style:family="text">
      <style:text-properties officeooo:rsid="054725d5"/>
    </style:style>
    <style:style style:name="T482" style:family="text">
      <style:text-properties officeooo:rsid="05498bb6"/>
    </style:style>
    <style:style style:name="T483" style:family="text">
      <style:text-properties officeooo:rsid="054ac4ef"/>
    </style:style>
    <style:style style:name="T484" style:family="text">
      <style:text-properties officeooo:rsid="054c8aac"/>
    </style:style>
    <style:style style:name="T485" style:family="text">
      <style:text-properties officeooo:rsid="055154bb"/>
    </style:style>
    <style:style style:name="T486" style:family="text">
      <style:text-properties officeooo:rsid="0554b0a8"/>
    </style:style>
    <style:style style:name="T487" style:family="text">
      <style:text-properties officeooo:rsid="0556b07f"/>
    </style:style>
    <style:style style:name="T488" style:family="text">
      <style:text-properties officeooo:rsid="0559bf20"/>
    </style:style>
    <style:style style:name="T489" style:family="text">
      <style:text-properties officeooo:rsid="055a3675"/>
    </style:style>
    <style:style style:name="T490" style:family="text">
      <style:text-properties officeooo:rsid="055f9382"/>
    </style:style>
    <style:style style:name="T491" style:family="text">
      <style:text-properties officeooo:rsid="05fe708b"/>
    </style:style>
    <style:style style:name="T492" style:family="text">
      <style:text-properties officeooo:rsid="05ff8280"/>
    </style:style>
    <style:style style:name="T493" style:family="text">
      <style:text-properties officeooo:rsid="0600e6b6"/>
    </style:style>
    <style:style style:name="T494" style:family="text">
      <style:text-properties officeooo:rsid="0603d2ec"/>
    </style:style>
    <style:style style:name="T495" style:family="text">
      <style:text-properties officeooo:rsid="0603fe8e"/>
    </style:style>
    <style:style style:name="T496" style:family="text">
      <style:text-properties officeooo:rsid="06140aed"/>
    </style:style>
    <style:style style:name="T497" style:family="text">
      <style:text-properties officeooo:rsid="061453de"/>
    </style:style>
    <style:style style:name="T498" style:family="text">
      <style:text-properties officeooo:rsid="06174f4e"/>
    </style:style>
    <style:style style:name="T499" style:family="text">
      <style:text-properties officeooo:rsid="0619e43a"/>
    </style:style>
    <style:style style:name="T500" style:family="text">
      <style:text-properties officeooo:rsid="061cff6e"/>
    </style:style>
    <style:style style:name="T501" style:family="text">
      <style:text-properties officeooo:rsid="061e64af"/>
    </style:style>
    <style:style style:name="T502" style:family="text">
      <style:text-properties officeooo:rsid="061f3b66"/>
    </style:style>
    <style:style style:name="T503" style:family="text">
      <style:text-properties officeooo:rsid="06205146"/>
    </style:style>
    <style:style style:name="T504" style:family="text">
      <style:text-properties officeooo:rsid="0621e49a"/>
    </style:style>
    <style:style style:name="T505" style:family="text">
      <style:text-properties officeooo:rsid="06233115"/>
    </style:style>
    <style:style style:name="T506" style:family="text">
      <style:text-properties officeooo:rsid="0623fd6d"/>
    </style:style>
    <style:style style:name="T507" style:family="text">
      <style:text-properties officeooo:rsid="0632a5ad"/>
    </style:style>
    <style:style style:name="T508" style:family="text">
      <style:text-properties officeooo:rsid="0634d664"/>
    </style:style>
    <style:style style:name="T509" style:family="text">
      <style:text-properties officeooo:rsid="063a48c6"/>
    </style:style>
    <style:style style:name="T510" style:family="text">
      <style:text-properties officeooo:rsid="063aa301"/>
    </style:style>
    <style:style style:name="T511" style:family="text">
      <style:text-properties officeooo:rsid="063c0a4b"/>
    </style:style>
    <style:style style:name="T512" style:family="text">
      <style:text-properties officeooo:rsid="063d97e1"/>
    </style:style>
    <style:style style:name="T513" style:family="text">
      <style:text-properties officeooo:rsid="06459f8f"/>
    </style:style>
    <style:style style:name="T514" style:family="text">
      <style:text-properties officeooo:rsid="0645fd66"/>
    </style:style>
    <style:style style:name="T515" style:family="text">
      <style:text-properties officeooo:rsid="064912fa"/>
    </style:style>
    <style:style style:name="T516" style:family="text">
      <style:text-properties officeooo:rsid="064b75dd"/>
    </style:style>
    <style:style style:name="T517" style:family="text">
      <style:text-properties officeooo:rsid="064eb580"/>
    </style:style>
    <style:style style:name="T518" style:family="text">
      <style:text-properties officeooo:rsid="064f973a"/>
    </style:style>
    <style:style style:name="T519" style:family="text">
      <style:text-properties officeooo:rsid="06518b01"/>
    </style:style>
    <style:style style:name="T520" style:family="text">
      <style:text-properties officeooo:rsid="06585e9e"/>
    </style:style>
    <style:style style:name="T521" style:family="text">
      <style:text-properties officeooo:rsid="065b2277"/>
    </style:style>
    <style:style style:name="T522" style:family="text">
      <style:text-properties officeooo:rsid="065e63f8"/>
    </style:style>
    <style:style style:name="T523" style:family="text">
      <style:text-properties officeooo:rsid="06687c65"/>
    </style:style>
    <style:style style:name="T524" style:family="text">
      <style:text-properties officeooo:rsid="066dd976"/>
    </style:style>
    <style:style style:name="T525" style:family="text">
      <style:text-properties officeooo:rsid="06750be7"/>
    </style:style>
    <style:style style:name="T526" style:family="text">
      <style:text-properties officeooo:rsid="067cc7ed"/>
    </style:style>
    <style:style style:name="T527" style:family="text">
      <style:text-properties officeooo:rsid="067ebd22"/>
    </style:style>
    <style:style style:name="T528" style:family="text">
      <style:text-properties officeooo:rsid="068067bd"/>
    </style:style>
    <style:style style:name="T529" style:family="text">
      <style:text-properties officeooo:rsid="068a5421"/>
    </style:style>
    <style:style style:name="T530" style:family="text">
      <style:text-properties officeooo:rsid="068b8249"/>
    </style:style>
    <style:style style:name="T531" style:family="text">
      <style:text-properties officeooo:rsid="0691235c"/>
    </style:style>
    <style:style style:name="T532" style:family="text">
      <style:text-properties officeooo:rsid="0694ec3b"/>
    </style:style>
    <style:style style:name="T533" style:family="text">
      <style:text-properties officeooo:rsid="0696090a"/>
    </style:style>
    <style:style style:name="T534" style:family="text">
      <style:text-properties officeooo:rsid="069d8038"/>
    </style:style>
    <style:style style:name="T535" style:family="text">
      <style:text-properties officeooo:rsid="06a47b72"/>
    </style:style>
    <style:style style:name="T536" style:family="text">
      <style:text-properties officeooo:rsid="06ab24fc"/>
    </style:style>
    <style:style style:name="T537" style:family="text">
      <style:text-properties officeooo:rsid="06acdf85"/>
    </style:style>
    <style:style style:name="T538" style:family="text">
      <style:text-properties officeooo:rsid="06af6443"/>
    </style:style>
    <style:style style:name="T539" style:family="text">
      <style:text-properties officeooo:rsid="06b2eb89"/>
    </style:style>
    <style:style style:name="T540" style:family="text">
      <style:text-properties officeooo:rsid="06b35505"/>
    </style:style>
    <style:style style:name="T541" style:family="text">
      <style:text-properties officeooo:rsid="06b5125b"/>
    </style:style>
    <style:style style:name="T542" style:family="text">
      <style:text-properties officeooo:rsid="06b79007"/>
    </style:style>
    <style:style style:name="T543" style:family="text">
      <style:text-properties officeooo:rsid="06b8f9d4"/>
    </style:style>
    <style:style style:name="T544" style:family="text">
      <style:text-properties officeooo:rsid="06ba5cdd"/>
    </style:style>
    <style:style style:name="T545" style:family="text">
      <style:text-properties officeooo:rsid="06c89e05"/>
    </style:style>
    <style:style style:name="T546" style:family="text">
      <style:text-properties officeooo:rsid="06db3713"/>
    </style:style>
    <style:style style:name="T547" style:family="text">
      <style:text-properties officeooo:rsid="06dec640"/>
    </style:style>
    <style:style style:name="T548" style:family="text">
      <style:text-properties officeooo:rsid="06e12fc6"/>
    </style:style>
    <style:style style:name="T549" style:family="text">
      <style:text-properties officeooo:rsid="06e27e80"/>
    </style:style>
    <style:style style:name="T550" style:family="text">
      <style:text-properties officeooo:rsid="06e4fa69"/>
    </style:style>
    <style:style style:name="T551" style:family="text">
      <style:text-properties officeooo:rsid="06e6302f"/>
    </style:style>
    <style:style style:name="T552" style:family="text">
      <style:text-properties officeooo:rsid="06e9043e"/>
    </style:style>
    <style:style style:name="T553" style:family="text">
      <style:text-properties officeooo:rsid="06eab919"/>
    </style:style>
    <style:style style:name="T554" style:family="text">
      <style:text-properties officeooo:rsid="06eba5e2"/>
    </style:style>
    <style:style style:name="T555" style:family="text">
      <style:text-properties officeooo:rsid="06ed3eba"/>
    </style:style>
    <style:style style:name="T556" style:family="text">
      <style:text-properties officeooo:rsid="06ed74e2"/>
    </style:style>
    <style:style style:name="T557" style:family="text">
      <style:text-properties officeooo:rsid="06ef51db"/>
    </style:style>
    <style:style style:name="T558" style:family="text">
      <style:text-properties officeooo:rsid="06f1fb2c"/>
    </style:style>
    <style:style style:name="T559" style:family="text">
      <style:text-properties officeooo:rsid="06f3c6e7"/>
    </style:style>
    <style:style style:name="T560" style:family="text">
      <style:text-properties officeooo:rsid="06f8b697"/>
    </style:style>
    <style:style style:name="T561" style:family="text">
      <style:text-properties officeooo:rsid="06fbadfe"/>
    </style:style>
    <style:style style:name="T562" style:family="text">
      <style:text-properties officeooo:rsid="07010617"/>
    </style:style>
    <style:style style:name="T563" style:family="text">
      <style:text-properties officeooo:rsid="070173b0"/>
    </style:style>
    <style:style style:name="T564" style:family="text">
      <style:text-properties officeooo:rsid="0706f5ed"/>
    </style:style>
    <style:style style:name="T565" style:family="text">
      <style:text-properties officeooo:rsid="0708983d"/>
    </style:style>
    <style:style style:name="T566" style:family="text">
      <style:text-properties officeooo:rsid="070eac30"/>
    </style:style>
    <style:style style:name="T567" style:family="text">
      <style:text-properties officeooo:rsid="07146cbc"/>
    </style:style>
    <style:style style:name="T568" style:family="text">
      <style:text-properties officeooo:rsid="0717feb3"/>
    </style:style>
    <style:style style:name="T569" style:family="text">
      <style:text-properties officeooo:rsid="07192924"/>
    </style:style>
    <style:style style:name="T570" style:family="text">
      <style:text-properties officeooo:rsid="071d922e"/>
    </style:style>
    <style:style style:name="T571" style:family="text">
      <style:text-properties officeooo:rsid="071e58ab"/>
    </style:style>
    <style:style style:name="T572" style:family="text">
      <style:text-properties officeooo:rsid="072733ab"/>
    </style:style>
    <style:style style:name="T573" style:family="text">
      <style:text-properties officeooo:rsid="0728e69b"/>
    </style:style>
    <style:style style:name="T574" style:family="text">
      <style:text-properties officeooo:rsid="0729aef6"/>
    </style:style>
    <style:style style:name="T575" style:family="text">
      <style:text-properties officeooo:rsid="072e5e50"/>
    </style:style>
    <style:style style:name="T576" style:family="text">
      <style:text-properties officeooo:rsid="073cebb0"/>
    </style:style>
    <style:style style:name="T577" style:family="text">
      <style:text-properties officeooo:rsid="074d192a"/>
    </style:style>
    <style:style style:name="T578" style:family="text">
      <style:text-properties officeooo:rsid="075aa2f7"/>
    </style:style>
    <style:style style:name="T579" style:family="text">
      <style:text-properties officeooo:rsid="075c28de"/>
    </style:style>
    <style:style style:name="T580" style:family="text">
      <style:text-properties officeooo:rsid="075dc54b"/>
    </style:style>
    <style:style style:name="T581" style:family="text">
      <style:text-properties officeooo:rsid="0770a9b2"/>
    </style:style>
    <style:style style:name="T582" style:family="text">
      <style:text-properties officeooo:rsid="0770d049"/>
    </style:style>
    <style:style style:name="T583" style:family="text">
      <style:text-properties officeooo:rsid="083f661e"/>
    </style:style>
    <style:style style:name="T584" style:family="text">
      <style:text-properties officeooo:rsid="0843a7ab"/>
    </style:style>
    <style:style style:name="T585" style:family="text">
      <style:text-properties officeooo:rsid="08454ebd"/>
    </style:style>
    <style:style style:name="T586" style:family="text">
      <style:text-properties officeooo:rsid="08463ae8"/>
    </style:style>
    <style:style style:name="T587" style:family="text">
      <style:text-properties officeooo:rsid="086acaa2"/>
    </style:style>
    <style:style style:name="T588" style:family="text">
      <style:text-properties officeooo:rsid="086c8479"/>
    </style:style>
    <style:style style:name="T589" style:family="text">
      <style:text-properties officeooo:rsid="08710afc"/>
    </style:style>
    <style:style style:name="T590" style:family="text">
      <style:text-properties officeooo:rsid="08717d66"/>
    </style:style>
    <style:style style:name="T591" style:family="text">
      <style:text-properties officeooo:rsid="08733c3e"/>
    </style:style>
    <style:style style:name="T592" style:family="text">
      <style:text-properties officeooo:rsid="08794e67"/>
    </style:style>
    <style:style style:name="T593" style:family="text">
      <style:text-properties officeooo:rsid="087b13c4"/>
    </style:style>
    <style:style style:name="T594" style:family="text">
      <style:text-properties officeooo:rsid="087cd0ff"/>
    </style:style>
    <style:style style:name="T595" style:family="text">
      <style:text-properties officeooo:rsid="087d8d44"/>
    </style:style>
    <style:style style:name="T596" style:family="text">
      <style:text-properties officeooo:rsid="0881ef65"/>
    </style:style>
    <style:style style:name="T597" style:family="text">
      <style:text-properties officeooo:rsid="08859feb"/>
    </style:style>
    <style:style style:name="T598" style:family="text">
      <style:text-properties officeooo:rsid="088750e6"/>
    </style:style>
    <style:style style:name="T599" style:family="text">
      <style:text-properties officeooo:rsid="08887b52"/>
    </style:style>
    <style:style style:name="T600" style:family="text">
      <style:text-properties officeooo:rsid="0889a689"/>
    </style:style>
    <style:style style:name="T601" style:family="text">
      <style:text-properties officeooo:rsid="08902bb7"/>
    </style:style>
    <style:style style:name="T602" style:family="text">
      <style:text-properties officeooo:rsid="0891f637"/>
    </style:style>
    <style:style style:name="T603" style:family="text">
      <style:text-properties officeooo:rsid="08928f96"/>
    </style:style>
    <style:style style:name="T604" style:family="text">
      <style:text-properties officeooo:rsid="0894327a"/>
    </style:style>
    <style:style style:name="T605" style:family="text">
      <style:text-properties officeooo:rsid="089acfd5"/>
    </style:style>
    <style:style style:name="T606" style:family="text">
      <style:text-properties officeooo:rsid="08a85d09"/>
    </style:style>
    <style:style style:name="T607" style:family="text">
      <style:text-properties officeooo:rsid="08ac2ddd"/>
    </style:style>
    <style:style style:name="T608" style:family="text">
      <style:text-properties officeooo:rsid="08ae8a29"/>
    </style:style>
    <style:style style:name="T609" style:family="text">
      <style:text-properties officeooo:rsid="08b14fa6"/>
    </style:style>
    <style:style style:name="T610" style:family="text">
      <style:text-properties officeooo:rsid="08b47cb7"/>
    </style:style>
    <style:style style:name="T611" style:family="text">
      <style:text-properties officeooo:rsid="08b8283f"/>
    </style:style>
    <style:style style:name="T612" style:family="text">
      <style:text-properties officeooo:rsid="08c2f398"/>
    </style:style>
    <style:style style:name="T613" style:family="text">
      <style:text-properties officeooo:rsid="08c473b8"/>
    </style:style>
    <style:style style:name="T614" style:family="text">
      <style:text-properties officeooo:rsid="08c84823"/>
    </style:style>
    <style:style style:name="T615" style:family="text">
      <style:text-properties officeooo:rsid="08d280ce"/>
    </style:style>
    <style:style style:name="T616" style:family="text">
      <style:text-properties officeooo:rsid="08de4b6d"/>
    </style:style>
    <style:style style:name="T617" style:family="text">
      <style:text-properties officeooo:rsid="08df3375"/>
    </style:style>
    <style:style style:name="T618" style:family="text">
      <style:text-properties officeooo:rsid="08df8052"/>
    </style:style>
    <style:style style:name="T619" style:family="text">
      <style:text-properties officeooo:rsid="08e3d837"/>
    </style:style>
    <style:style style:name="T620" style:family="text">
      <style:text-properties officeooo:rsid="08f0d639"/>
    </style:style>
    <style:style style:name="T621" style:family="text">
      <style:text-properties officeooo:rsid="08f2a94a"/>
    </style:style>
    <style:style style:name="T622" style:family="text">
      <style:text-properties officeooo:rsid="08f534e9"/>
    </style:style>
    <style:style style:name="T623" style:family="text">
      <style:text-properties officeooo:rsid="08f8bf80"/>
    </style:style>
    <style:style style:name="T624" style:family="text">
      <style:text-properties officeooo:rsid="08f983e2"/>
    </style:style>
    <style:style style:name="T625" style:family="text">
      <style:text-properties officeooo:rsid="08fa6a57"/>
    </style:style>
    <style:style style:name="T626" style:family="text">
      <style:text-properties officeooo:rsid="08fff384"/>
    </style:style>
    <style:style style:name="T627" style:family="text">
      <style:text-properties officeooo:rsid="0906ee0e"/>
    </style:style>
    <style:style style:name="T628" style:family="text">
      <style:text-properties officeooo:rsid="0908504b"/>
    </style:style>
    <style:style style:name="T629" style:family="text">
      <style:text-properties officeooo:rsid="090a8e1e"/>
    </style:style>
    <style:style style:name="T630" style:family="text">
      <style:text-properties officeooo:rsid="090c9fb9"/>
    </style:style>
    <style:style style:name="T631" style:family="text">
      <style:text-properties officeooo:rsid="090d61a8"/>
    </style:style>
    <style:style style:name="T632" style:family="text">
      <style:text-properties officeooo:rsid="091620d3"/>
    </style:style>
    <style:style style:name="T633" style:family="text">
      <style:text-properties officeooo:rsid="091aaf65"/>
    </style:style>
    <style:style style:name="T634" style:family="text">
      <style:text-properties officeooo:rsid="091e3917"/>
    </style:style>
    <style:style style:name="T635" style:family="text">
      <style:text-properties officeooo:rsid="0925c53a"/>
    </style:style>
    <style:style style:name="T636" style:family="text">
      <style:text-properties officeooo:rsid="09279a56"/>
    </style:style>
    <style:style style:name="T637" style:family="text">
      <style:text-properties officeooo:rsid="0928de91"/>
    </style:style>
    <style:style style:name="T638" style:family="text">
      <style:text-properties officeooo:rsid="0930f237"/>
    </style:style>
    <style:style style:name="T639" style:family="text">
      <style:text-properties officeooo:rsid="09323aa4"/>
    </style:style>
    <style:style style:name="T640" style:family="text">
      <style:text-properties officeooo:rsid="0934ba56"/>
    </style:style>
    <style:style style:name="T641" style:family="text">
      <style:text-properties officeooo:rsid="0934e484"/>
    </style:style>
    <style:style style:name="T642" style:family="text">
      <style:text-properties officeooo:rsid="093778ac"/>
    </style:style>
    <style:style style:name="T643" style:family="text">
      <style:text-properties officeooo:rsid="093b3a3b"/>
    </style:style>
    <style:style style:name="T644" style:family="text">
      <style:text-properties officeooo:rsid="0941d6a1"/>
    </style:style>
    <style:style style:name="T645" style:family="text">
      <style:text-properties officeooo:rsid="09428ad6"/>
    </style:style>
    <style:style style:name="T646" style:family="text">
      <style:text-properties officeooo:rsid="09456df8"/>
    </style:style>
    <style:style style:name="T647" style:family="text">
      <style:text-properties officeooo:rsid="094756a1"/>
    </style:style>
    <style:style style:name="T648" style:family="text">
      <style:text-properties officeooo:rsid="09477bba"/>
    </style:style>
    <style:style style:name="T649" style:family="text">
      <style:text-properties officeooo:rsid="09484185"/>
    </style:style>
    <style:style style:name="T650" style:family="text">
      <style:text-properties officeooo:rsid="09495db6"/>
    </style:style>
    <style:style style:name="T651" style:family="text">
      <style:text-properties officeooo:rsid="094a253a"/>
    </style:style>
    <style:style style:name="T652" style:family="text">
      <style:text-properties officeooo:rsid="094e9887"/>
    </style:style>
    <style:style style:name="T653" style:family="text">
      <style:text-properties officeooo:rsid="0956ce46"/>
    </style:style>
    <style:style style:name="T654" style:family="text">
      <style:text-properties officeooo:rsid="095aae1d"/>
    </style:style>
    <style:style style:name="T655" style:family="text">
      <style:text-properties officeooo:rsid="095bdbdf"/>
    </style:style>
    <style:style style:name="T656" style:family="text">
      <style:text-properties officeooo:rsid="0966498c"/>
    </style:style>
    <style:style style:name="T657" style:family="text">
      <style:text-properties officeooo:rsid="0969b0c6"/>
    </style:style>
    <style:style style:name="T658" style:family="text">
      <style:text-properties officeooo:rsid="096d76dd"/>
    </style:style>
    <style:style style:name="T659" style:family="text">
      <style:text-properties officeooo:rsid="09709236"/>
    </style:style>
    <style:style style:name="T660" style:family="text">
      <style:text-properties officeooo:rsid="0970d1bf"/>
    </style:style>
    <style:style style:name="T661" style:family="text">
      <style:text-properties officeooo:rsid="09719b77"/>
    </style:style>
    <style:style style:name="T662" style:family="text">
      <style:text-properties officeooo:rsid="0973f118"/>
    </style:style>
    <style:style style:name="T663" style:family="text">
      <style:text-properties officeooo:rsid="09785baa"/>
    </style:style>
    <style:style style:name="T664" style:family="text">
      <style:text-properties officeooo:rsid="0978f81c"/>
    </style:style>
    <style:style style:name="T665" style:family="text">
      <style:text-properties officeooo:rsid="0979553f"/>
    </style:style>
    <style:style style:name="T666" style:family="text">
      <style:text-properties officeooo:rsid="0979cb87"/>
    </style:style>
    <style:style style:name="T667" style:family="text">
      <style:text-properties officeooo:rsid="09827542"/>
    </style:style>
    <style:style style:name="T668" style:family="text">
      <style:text-properties officeooo:rsid="09830fcf"/>
    </style:style>
    <style:style style:name="T669" style:family="text">
      <style:text-properties officeooo:rsid="09840d61"/>
    </style:style>
    <style:style style:name="T670" style:family="text">
      <style:text-properties officeooo:rsid="0984f3a0"/>
    </style:style>
    <style:style style:name="T671" style:family="text">
      <style:text-properties officeooo:rsid="09893d21"/>
    </style:style>
    <style:style style:name="T672" style:family="text">
      <style:text-properties officeooo:rsid="098ae55b"/>
    </style:style>
    <style:style style:name="T673" style:family="text">
      <style:text-properties officeooo:rsid="098cb22d"/>
    </style:style>
    <style:style style:name="T674" style:family="text">
      <style:text-properties officeooo:rsid="098de9a2"/>
    </style:style>
    <style:style style:name="T675" style:family="text">
      <style:text-properties officeooo:rsid="099175a1"/>
    </style:style>
    <style:style style:name="T676" style:family="text">
      <style:text-properties officeooo:rsid="0992e400"/>
    </style:style>
    <style:style style:name="T677" style:family="text">
      <style:text-properties officeooo:rsid="0993af1d"/>
    </style:style>
    <style:style style:name="T678" style:family="text">
      <style:text-properties officeooo:rsid="0994b545"/>
    </style:style>
    <style:style style:name="T679" style:family="text">
      <style:text-properties officeooo:rsid="099506b7"/>
    </style:style>
    <style:style style:name="T680" style:family="text">
      <style:text-properties officeooo:rsid="09a547a3"/>
    </style:style>
    <style:style style:name="T681" style:family="text">
      <style:text-properties officeooo:rsid="09ae6051"/>
    </style:style>
    <style:style style:name="T682" style:family="text">
      <style:text-properties officeooo:rsid="09afc0a9"/>
    </style:style>
    <style:style style:name="T683" style:family="text">
      <style:text-properties officeooo:rsid="09b2e0b3"/>
    </style:style>
    <style:style style:name="T684" style:family="text">
      <style:text-properties officeooo:rsid="09b375c4"/>
    </style:style>
    <style:style style:name="T685" style:family="text">
      <style:text-properties officeooo:rsid="09b4897c"/>
    </style:style>
    <style:style style:name="T686" style:family="text">
      <style:text-properties officeooo:rsid="09b74467"/>
    </style:style>
    <style:style style:name="T687" style:family="text">
      <style:text-properties officeooo:rsid="09bc4ada"/>
    </style:style>
    <style:style style:name="T688" style:family="text">
      <style:text-properties officeooo:rsid="09bce1c2"/>
    </style:style>
    <style:style style:name="T689" style:family="text">
      <style:text-properties officeooo:rsid="09be5d12"/>
    </style:style>
    <style:style style:name="T690" style:family="text">
      <style:text-properties officeooo:rsid="09bfb18c"/>
    </style:style>
    <style:style style:name="T691" style:family="text">
      <style:text-properties officeooo:rsid="09c0a067"/>
    </style:style>
    <style:style style:name="T692" style:family="text">
      <style:text-properties officeooo:rsid="09c35f6c"/>
    </style:style>
    <style:style style:name="T693" style:family="text">
      <style:text-properties officeooo:rsid="09c861c0"/>
    </style:style>
    <style:style style:name="T694" style:family="text">
      <style:text-properties officeooo:rsid="09c9face"/>
    </style:style>
    <style:style style:name="T695" style:family="text">
      <style:text-properties officeooo:rsid="09cd261d"/>
    </style:style>
    <style:style style:name="T696" style:family="text">
      <style:text-properties officeooo:rsid="09cf7ce1"/>
    </style:style>
    <style:style style:name="T697" style:family="text">
      <style:text-properties officeooo:rsid="09cfaade"/>
    </style:style>
    <style:style style:name="T698" style:family="text">
      <style:text-properties officeooo:rsid="09cfb8d5"/>
    </style:style>
    <style:style style:name="T699" style:family="text">
      <style:text-properties officeooo:rsid="09d110f7"/>
    </style:style>
    <style:style style:name="T700" style:family="text">
      <style:text-properties officeooo:rsid="09d14099"/>
    </style:style>
    <style:style style:name="T701" style:family="text">
      <style:text-properties officeooo:rsid="09d32edd"/>
    </style:style>
    <style:style style:name="T702" style:family="text">
      <style:text-properties officeooo:rsid="09d34746"/>
    </style:style>
    <style:style style:name="T703" style:family="text">
      <style:text-properties officeooo:rsid="09d6cfc4"/>
    </style:style>
    <style:style style:name="T704" style:family="text">
      <style:text-properties officeooo:rsid="09dbf847"/>
    </style:style>
    <style:style style:name="T705" style:family="text">
      <style:text-properties officeooo:rsid="09ddcc5a"/>
    </style:style>
    <style:style style:name="T706" style:family="text">
      <style:text-properties officeooo:rsid="09dfe2f4"/>
    </style:style>
    <style:style style:name="T707" style:family="text">
      <style:text-properties officeooo:rsid="09e20196"/>
    </style:style>
    <style:style style:name="T708" style:family="text">
      <style:text-properties officeooo:rsid="09ede99d"/>
    </style:style>
    <style:style style:name="T709" style:family="text">
      <style:text-properties officeooo:rsid="09efdbfd"/>
    </style:style>
    <style:style style:name="T710" style:family="text">
      <style:text-properties officeooo:rsid="09f0de3b"/>
    </style:style>
    <style:style style:name="T711" style:family="text">
      <style:text-properties officeooo:rsid="09f26b0a"/>
    </style:style>
    <style:style style:name="T712" style:family="text">
      <style:text-properties officeooo:rsid="09f2cd50"/>
    </style:style>
    <style:style style:name="T713" style:family="text">
      <style:text-properties officeooo:rsid="09f81982"/>
    </style:style>
    <style:style style:name="T714" style:family="text">
      <style:text-properties officeooo:rsid="0a01c13b"/>
    </style:style>
    <style:style style:name="T715" style:family="text">
      <style:text-properties officeooo:rsid="0a052899"/>
    </style:style>
    <style:style style:name="T716" style:family="text">
      <style:text-properties officeooo:rsid="0a06c9b5"/>
    </style:style>
    <style:style style:name="T717" style:family="text">
      <style:text-properties officeooo:rsid="0a07903c"/>
    </style:style>
    <style:style style:name="T718" style:family="text">
      <style:text-properties officeooo:rsid="0a0923d2"/>
    </style:style>
    <style:style style:name="T719" style:family="text">
      <style:text-properties officeooo:rsid="0a123964"/>
    </style:style>
    <style:style style:name="T720" style:family="text">
      <style:text-properties officeooo:rsid="0a21606a"/>
    </style:style>
    <style:style style:name="T721" style:family="text">
      <style:text-properties officeooo:rsid="0a23b7ce"/>
    </style:style>
    <style:style style:name="T722" style:family="text">
      <style:text-properties officeooo:rsid="0a267234"/>
    </style:style>
    <style:style style:name="T723" style:family="text">
      <style:text-properties officeooo:rsid="0a28204f"/>
    </style:style>
    <style:style style:name="T724" style:family="text">
      <style:text-properties officeooo:rsid="0a2a136f"/>
    </style:style>
    <style:style style:name="T725" style:family="text">
      <style:text-properties officeooo:rsid="0a35214d"/>
    </style:style>
    <style:style style:name="T726" style:family="text">
      <style:text-properties officeooo:rsid="0a36b52a"/>
    </style:style>
    <style:style style:name="T727" style:family="text">
      <style:text-properties officeooo:rsid="0a3fb8d3"/>
    </style:style>
    <style:style style:name="T728" style:family="text">
      <style:text-properties officeooo:rsid="0a44beed"/>
    </style:style>
    <style:style style:name="T729" style:family="text">
      <style:text-properties officeooo:rsid="0a46dbd2"/>
    </style:style>
    <style:style style:name="T730" style:family="text">
      <style:text-properties officeooo:rsid="0a4e8910"/>
    </style:style>
    <style:style style:name="T731" style:family="text">
      <style:text-properties officeooo:rsid="0a4f1049"/>
    </style:style>
    <style:style style:name="T732" style:family="text">
      <style:text-properties officeooo:rsid="0a5c406f"/>
    </style:style>
    <style:style style:name="T733" style:family="text">
      <style:text-properties officeooo:rsid="0a73c8f2"/>
    </style:style>
    <style:style style:name="T734" style:family="text">
      <style:text-properties officeooo:rsid="0a7733d2"/>
    </style:style>
    <style:style style:name="T735" style:family="text">
      <style:text-properties officeooo:rsid="0a784a6f"/>
    </style:style>
    <style:style style:name="T736" style:family="text">
      <style:text-properties officeooo:rsid="0bdb85de"/>
    </style:style>
    <style:style style:name="T737" style:family="text">
      <style:text-properties officeooo:rsid="0bdcab7c"/>
    </style:style>
    <style:style style:name="T738" style:family="text">
      <style:text-properties officeooo:rsid="0bffc574"/>
    </style:style>
    <style:style style:name="T739" style:family="text">
      <style:text-properties officeooo:rsid="0c03c17c"/>
    </style:style>
    <style:style style:name="T740" style:family="text">
      <style:text-properties officeooo:rsid="0c042f58"/>
    </style:style>
    <style:style style:name="T741" style:family="text">
      <style:text-properties officeooo:rsid="0c0530dc"/>
    </style:style>
    <style:style style:name="T742" style:family="text">
      <style:text-properties officeooo:rsid="0c17bbc0"/>
    </style:style>
    <style:style style:name="T743" style:family="text">
      <style:text-properties officeooo:rsid="0c5991b6"/>
    </style:style>
    <style:style style:name="T744" style:family="text">
      <style:text-properties officeooo:rsid="0c5ebf82"/>
    </style:style>
    <style:style style:name="T745" style:family="text">
      <style:text-properties officeooo:rsid="0c5f9d4c"/>
    </style:style>
    <style:style style:name="T746" style:family="text">
      <style:text-properties officeooo:rsid="0c5ffb1d"/>
    </style:style>
    <style:style style:name="T747" style:family="text">
      <style:text-properties officeooo:rsid="0c67597f"/>
    </style:style>
    <style:style style:name="T748" style:family="text">
      <style:text-properties officeooo:rsid="0c67f503"/>
    </style:style>
    <style:style style:name="T749" style:family="text">
      <style:text-properties officeooo:rsid="0c6a60b1"/>
    </style:style>
    <style:style style:name="T750" style:family="text">
      <style:text-properties officeooo:rsid="0c6c1415"/>
    </style:style>
    <style:style style:name="T751" style:family="text">
      <style:text-properties officeooo:rsid="0c6f5dd4"/>
    </style:style>
    <style:style style:name="T752" style:family="text">
      <style:text-properties officeooo:rsid="0c6fd46a"/>
    </style:style>
    <style:style style:name="T753" style:family="text">
      <style:text-properties officeooo:rsid="0c71b048"/>
    </style:style>
    <style:style style:name="T754" style:family="text">
      <style:text-properties officeooo:rsid="0c72f515"/>
    </style:style>
    <style:style style:name="T755" style:family="text">
      <style:text-properties officeooo:rsid="0c7651ce"/>
    </style:style>
    <style:style style:name="T756" style:family="text">
      <style:text-properties officeooo:rsid="0c77be6a"/>
    </style:style>
    <style:style style:name="T757" style:family="text">
      <style:text-properties officeooo:rsid="0c782aff"/>
    </style:style>
    <style:style style:name="T758" style:family="text">
      <style:text-properties officeooo:rsid="0c78ca8f"/>
    </style:style>
    <style:style style:name="T759" style:family="text">
      <style:text-properties officeooo:rsid="0c7aadce"/>
    </style:style>
    <style:style style:name="T760" style:family="text">
      <style:text-properties officeooo:rsid="0c7ea6bc"/>
    </style:style>
    <style:style style:name="T761" style:family="text">
      <style:text-properties officeooo:rsid="0c814250"/>
    </style:style>
    <style:style style:name="T762" style:family="text">
      <style:text-properties officeooo:rsid="0c81f7ef"/>
    </style:style>
    <style:style style:name="T763" style:family="text">
      <style:text-properties officeooo:rsid="0c82e3cf"/>
    </style:style>
    <style:style style:name="T764" style:family="text">
      <style:text-properties officeooo:rsid="0c8355ff"/>
    </style:style>
    <style:style style:name="T765" style:family="text">
      <style:text-properties officeooo:rsid="0c844b36"/>
    </style:style>
    <style:style style:name="T766" style:family="text">
      <style:text-properties officeooo:rsid="0c85b1c8"/>
    </style:style>
    <style:style style:name="T767" style:family="text">
      <style:text-properties officeooo:rsid="0c874e47"/>
    </style:style>
    <style:style style:name="T768" style:family="text">
      <style:text-properties officeooo:rsid="0c880e76"/>
    </style:style>
    <style:style style:name="T769" style:family="text">
      <style:text-properties officeooo:rsid="0c8c16fd"/>
    </style:style>
    <style:style style:name="T770" style:family="text">
      <style:text-properties officeooo:rsid="0c9071d3"/>
    </style:style>
    <style:style style:name="T771" style:family="text">
      <style:text-properties officeooo:rsid="0c913e39"/>
    </style:style>
    <style:style style:name="T772" style:family="text">
      <style:text-properties officeooo:rsid="0c94763d"/>
    </style:style>
    <style:style style:name="T773" style:family="text">
      <style:text-properties officeooo:rsid="0c98fa9f"/>
    </style:style>
    <style:style style:name="T774" style:family="text">
      <style:text-properties officeooo:rsid="0c9a4f4a"/>
    </style:style>
    <style:style style:name="T775" style:family="text">
      <style:text-properties officeooo:rsid="0c9a67a5"/>
    </style:style>
    <style:style style:name="T776" style:family="text">
      <style:text-properties officeooo:rsid="0c9b2962"/>
    </style:style>
    <style:style style:name="T777" style:family="text">
      <style:text-properties officeooo:rsid="0c9b4d39"/>
    </style:style>
    <style:style style:name="T778" style:family="text">
      <style:text-properties officeooo:rsid="0c9c7cf0"/>
    </style:style>
    <style:style style:name="T779" style:family="text">
      <style:text-properties officeooo:rsid="0c9e72f9"/>
    </style:style>
    <style:style style:name="T780" style:family="text">
      <style:text-properties officeooo:rsid="0ca11052"/>
    </style:style>
    <style:style style:name="T781" style:family="text">
      <style:text-properties officeooo:rsid="0ca4e0f8"/>
    </style:style>
    <style:style style:name="T782" style:family="text">
      <style:text-properties officeooo:rsid="0ca94535"/>
    </style:style>
    <style:style style:name="T783" style:family="text">
      <style:text-properties officeooo:rsid="0cac56c3"/>
    </style:style>
    <style:style style:name="T784" style:family="text">
      <style:text-properties officeooo:rsid="0cad4951"/>
    </style:style>
    <style:style style:name="T785" style:family="text">
      <style:text-properties officeooo:rsid="0cadeb2d"/>
    </style:style>
    <style:style style:name="T786" style:family="text">
      <style:text-properties officeooo:rsid="0cb1f9cd"/>
    </style:style>
    <style:style style:name="T787" style:family="text">
      <style:text-properties officeooo:rsid="0cb7eb45"/>
    </style:style>
    <style:style style:name="T788" style:family="text">
      <style:text-properties officeooo:rsid="0cb8129b"/>
    </style:style>
    <style:style style:name="T789" style:family="text">
      <style:text-properties officeooo:rsid="0cc36c7f"/>
    </style:style>
    <style:style style:name="T790" style:family="text">
      <style:text-properties officeooo:rsid="0cc5fe85"/>
    </style:style>
    <style:style style:name="T791" style:family="text">
      <style:text-properties officeooo:rsid="0cc67f31"/>
    </style:style>
    <style:style style:name="T792" style:family="text">
      <style:text-properties officeooo:rsid="0cc83427"/>
    </style:style>
    <style:style style:name="T793" style:family="text">
      <style:text-properties officeooo:rsid="0ccb39bd"/>
    </style:style>
    <style:style style:name="T794" style:family="text">
      <style:text-properties officeooo:rsid="0ccbf7b0"/>
    </style:style>
    <style:style style:name="T795" style:family="text">
      <style:text-properties officeooo:rsid="0ccc0f9e"/>
    </style:style>
    <style:style style:name="T796" style:family="text">
      <style:text-properties officeooo:rsid="0ccda08f"/>
    </style:style>
    <style:style style:name="T797" style:family="text">
      <style:text-properties officeooo:rsid="0cd35849"/>
    </style:style>
    <style:style style:name="T798" style:family="text">
      <style:text-properties officeooo:rsid="0cd5258d"/>
    </style:style>
    <style:style style:name="T799" style:family="text">
      <style:text-properties officeooo:rsid="0cd594c2"/>
    </style:style>
    <style:style style:name="T800" style:family="text">
      <style:text-properties officeooo:rsid="0cfe60af"/>
    </style:style>
    <style:style style:name="T801" style:family="text">
      <style:text-properties officeooo:rsid="0d0092a2"/>
    </style:style>
    <style:style style:name="T802" style:family="text">
      <style:text-properties officeooo:rsid="0d01a12c"/>
    </style:style>
    <style:style style:name="T803" style:family="text">
      <style:text-properties officeooo:rsid="0d03024a"/>
    </style:style>
    <style:style style:name="T804" style:family="text">
      <style:text-properties officeooo:rsid="0d0614ad"/>
    </style:style>
    <style:style style:name="T805" style:family="text">
      <style:text-properties officeooo:rsid="0d067a64"/>
    </style:style>
    <style:style style:name="T806" style:family="text">
      <style:text-properties officeooo:rsid="0d06b9ed"/>
    </style:style>
    <style:style style:name="T807" style:family="text">
      <style:text-properties officeooo:rsid="0d0c7e67"/>
    </style:style>
    <style:style style:name="T808" style:family="text">
      <style:text-properties officeooo:rsid="0d0e0825"/>
    </style:style>
    <style:style style:name="T809" style:family="text">
      <style:text-properties officeooo:rsid="0d10c11e"/>
    </style:style>
    <style:style style:name="T810" style:family="text">
      <style:text-properties officeooo:rsid="0d120328"/>
    </style:style>
    <style:style style:name="T811" style:family="text">
      <style:text-properties officeooo:rsid="0d121c49"/>
    </style:style>
    <style:style style:name="T812" style:family="text">
      <style:text-properties officeooo:rsid="0d1450bc"/>
    </style:style>
    <style:style style:name="T813" style:family="text">
      <style:text-properties officeooo:rsid="0d166a66"/>
    </style:style>
    <style:style style:name="T814" style:family="text">
      <style:text-properties officeooo:rsid="0d1a7318"/>
    </style:style>
    <style:style style:name="T815" style:family="text">
      <style:text-properties officeooo:rsid="0d1c6780"/>
    </style:style>
    <style:style style:name="T816" style:family="text">
      <style:text-properties officeooo:rsid="0d1ee0dc"/>
    </style:style>
    <style:style style:name="T817" style:family="text">
      <style:text-properties officeooo:rsid="0d1f323e"/>
    </style:style>
    <style:style style:name="T818" style:family="text">
      <style:text-properties officeooo:rsid="0d2076f3"/>
    </style:style>
    <style:style style:name="T819" style:family="text">
      <style:text-properties officeooo:rsid="0d20fee9"/>
    </style:style>
    <style:style style:name="T820" style:family="text">
      <style:text-properties officeooo:rsid="0d2584c8"/>
    </style:style>
    <style:style style:name="T821" style:family="text">
      <style:text-properties officeooo:rsid="0d2751b7"/>
    </style:style>
    <style:style style:name="T822" style:family="text">
      <style:text-properties officeooo:rsid="0d277bdb"/>
    </style:style>
    <style:style style:name="T823" style:family="text">
      <style:text-properties officeooo:rsid="0d2c7ef9"/>
    </style:style>
    <style:style style:name="T824" style:family="text">
      <style:text-properties officeooo:rsid="0d2df2dc"/>
    </style:style>
    <style:style style:name="T825" style:family="text">
      <style:text-properties officeooo:rsid="0d30803f"/>
    </style:style>
    <style:style style:name="T826" style:family="text">
      <style:text-properties officeooo:rsid="0d30f553"/>
    </style:style>
    <style:style style:name="T827" style:family="text">
      <style:text-properties officeooo:rsid="0d331486"/>
    </style:style>
    <style:style style:name="T828" style:family="text">
      <style:text-properties officeooo:rsid="0d341950"/>
    </style:style>
    <style:style style:name="T829" style:family="text">
      <style:text-properties officeooo:rsid="0d3553c5"/>
    </style:style>
    <style:style style:name="T830" style:family="text">
      <style:text-properties officeooo:rsid="0d36834e"/>
    </style:style>
    <style:style style:name="T831" style:family="text">
      <style:text-properties officeooo:rsid="0d3a259d"/>
    </style:style>
    <style:style style:name="T832" style:family="text">
      <style:text-properties officeooo:rsid="0d3d1557"/>
    </style:style>
    <style:style style:name="T833" style:family="text">
      <style:text-properties officeooo:rsid="0d473273"/>
    </style:style>
    <style:style style:name="T834" style:family="text">
      <style:text-properties officeooo:rsid="0d4b1e8a"/>
    </style:style>
    <style:style style:name="T835" style:family="text">
      <style:text-properties officeooo:rsid="0d4c9ee7"/>
    </style:style>
    <style:style style:name="T836" style:family="text">
      <style:text-properties officeooo:rsid="0d4e1015"/>
    </style:style>
    <style:style style:name="T837" style:family="text">
      <style:text-properties officeooo:rsid="0d501a13"/>
    </style:style>
    <style:style style:name="T838" style:family="text">
      <style:text-properties officeooo:rsid="0d527325"/>
    </style:style>
    <style:style style:name="T839" style:family="text">
      <style:text-properties officeooo:rsid="0d52e105"/>
    </style:style>
    <style:style style:name="T840" style:family="text">
      <style:text-properties officeooo:rsid="0d60bd6c"/>
    </style:style>
    <style:style style:name="T841" style:family="text">
      <style:text-properties officeooo:rsid="0d61b95d"/>
    </style:style>
    <style:style style:name="T842" style:family="text">
      <style:text-properties officeooo:rsid="0d67c9a6"/>
    </style:style>
    <style:style style:name="T843" style:family="text">
      <style:text-properties officeooo:rsid="0d70a606"/>
    </style:style>
    <style:style style:name="T844" style:family="text">
      <style:text-properties officeooo:rsid="0d744772"/>
    </style:style>
    <style:style style:name="T845" style:family="text">
      <style:text-properties officeooo:rsid="0d76a8cb"/>
    </style:style>
    <style:style style:name="T846" style:family="text">
      <style:text-properties officeooo:rsid="0d7724f5"/>
    </style:style>
    <style:style style:name="T847" style:family="text">
      <style:text-properties officeooo:rsid="0d7912ca"/>
    </style:style>
    <style:style style:name="T848" style:family="text">
      <style:text-properties officeooo:rsid="0d7b00ba"/>
    </style:style>
    <style:style style:name="T849" style:family="text">
      <style:text-properties officeooo:rsid="0d7cde46"/>
    </style:style>
    <style:style style:name="T850" style:family="text">
      <style:text-properties officeooo:rsid="0d7d377e"/>
    </style:style>
    <style:style style:name="T851" style:family="text">
      <style:text-properties officeooo:rsid="0d81cb48"/>
    </style:style>
    <style:style style:name="T852" style:family="text">
      <style:text-properties officeooo:rsid="0d8310bc"/>
    </style:style>
    <style:style style:name="T853" style:family="text">
      <style:text-properties officeooo:rsid="0d831a6b"/>
    </style:style>
    <style:style style:name="T854" style:family="text">
      <style:text-properties officeooo:rsid="0d84d883"/>
    </style:style>
    <style:style style:name="T855" style:family="text">
      <style:text-properties officeooo:rsid="0d875695"/>
    </style:style>
    <style:style style:name="T856" style:family="text">
      <style:text-properties officeooo:rsid="0d8b1713"/>
    </style:style>
    <style:style style:name="T857" style:family="text">
      <style:text-properties officeooo:rsid="0d8e2b3a"/>
    </style:style>
    <style:style style:name="T858" style:family="text">
      <style:text-properties officeooo:rsid="0d8e735a"/>
    </style:style>
    <style:style style:name="T859" style:family="text">
      <style:text-properties officeooo:rsid="0d8fae89"/>
    </style:style>
    <style:style style:name="T860" style:family="text">
      <style:text-properties officeooo:rsid="0d93430b"/>
    </style:style>
    <style:style style:name="T861" style:family="text">
      <style:text-properties officeooo:rsid="0d9be25f"/>
    </style:style>
    <style:style style:name="T862" style:family="text">
      <style:text-properties officeooo:rsid="0d9d6280"/>
    </style:style>
    <style:style style:name="T863" style:family="text">
      <style:text-properties officeooo:rsid="0d9e4aeb"/>
    </style:style>
    <style:style style:name="T864" style:family="text">
      <style:text-properties officeooo:rsid="0da0209b"/>
    </style:style>
    <style:style style:name="T865" style:family="text">
      <style:text-properties officeooo:rsid="0da19b07"/>
    </style:style>
    <style:style style:name="T866" style:family="text">
      <style:text-properties officeooo:rsid="0da361f3"/>
    </style:style>
    <style:style style:name="T867" style:family="text">
      <style:text-properties officeooo:rsid="0da40f78"/>
    </style:style>
    <style:style style:name="T868" style:family="text">
      <style:text-properties officeooo:rsid="0da5db92"/>
    </style:style>
    <style:style style:name="T869" style:family="text">
      <style:text-properties officeooo:rsid="0da85b07"/>
    </style:style>
    <style:style style:name="T870" style:family="text">
      <style:text-properties officeooo:rsid="0dab099e"/>
    </style:style>
    <style:style style:name="T871" style:family="text">
      <style:text-properties officeooo:rsid="0daf900d"/>
    </style:style>
    <style:style style:name="T872" style:family="text">
      <style:text-properties officeooo:rsid="0db1743d"/>
    </style:style>
    <style:style style:name="T873" style:family="text">
      <style:text-properties officeooo:rsid="0db4f14d"/>
    </style:style>
    <style:style style:name="T874" style:family="text">
      <style:text-properties officeooo:rsid="0db94f2b"/>
    </style:style>
    <style:style style:name="T875" style:family="text">
      <style:text-properties officeooo:rsid="0dbae4aa"/>
    </style:style>
    <style:style style:name="T876" style:family="text">
      <style:text-properties officeooo:rsid="0dbff8d2"/>
    </style:style>
    <style:style style:name="T877" style:family="text">
      <style:text-properties officeooo:rsid="0dc0f1fd"/>
    </style:style>
    <style:style style:name="T878" style:family="text">
      <style:text-properties officeooo:rsid="0dc1d809"/>
    </style:style>
    <style:style style:name="T879" style:family="text">
      <style:text-properties officeooo:rsid="0dc399e0"/>
    </style:style>
    <style:style style:name="T880" style:family="text">
      <style:text-properties officeooo:rsid="0dc5149d"/>
    </style:style>
    <style:style style:name="T881" style:family="text">
      <style:text-properties officeooo:rsid="0dc651fc"/>
    </style:style>
    <style:style style:name="T882" style:family="text">
      <style:text-properties officeooo:rsid="0dc80b3a"/>
    </style:style>
    <style:style style:name="T883" style:family="text">
      <style:text-properties officeooo:rsid="0dc835a7"/>
    </style:style>
    <style:style style:name="T884" style:family="text">
      <style:text-properties officeooo:rsid="0dca002e"/>
    </style:style>
    <style:style style:name="T885" style:family="text">
      <style:text-properties officeooo:rsid="0dcbff59"/>
    </style:style>
    <style:style style:name="T886" style:family="text">
      <style:text-properties officeooo:rsid="0dcd06a1"/>
    </style:style>
    <style:style style:name="T887" style:family="text">
      <style:text-properties officeooo:rsid="0dcd9602"/>
    </style:style>
    <style:style style:name="T888" style:family="text">
      <style:text-properties officeooo:rsid="0dcf54c0"/>
    </style:style>
    <style:style style:name="T889" style:family="text">
      <style:text-properties officeooo:rsid="0dd17d1c"/>
    </style:style>
    <style:style style:name="T890" style:family="text">
      <style:text-properties officeooo:rsid="0dd42887"/>
    </style:style>
    <style:style style:name="T891" style:family="text">
      <style:text-properties officeooo:rsid="0dd5773d"/>
    </style:style>
    <style:style style:name="T892" style:family="text">
      <style:text-properties officeooo:rsid="0dd68048"/>
    </style:style>
    <style:style style:name="T893" style:family="text">
      <style:text-properties officeooo:rsid="0dd6fb48"/>
    </style:style>
    <style:style style:name="T894" style:family="text">
      <style:text-properties officeooo:rsid="0ddd4127"/>
    </style:style>
    <style:style style:name="T895" style:family="text">
      <style:text-properties officeooo:rsid="0ddf6869"/>
    </style:style>
    <style:style style:name="T896" style:family="text">
      <style:text-properties officeooo:rsid="0de00aad"/>
    </style:style>
    <style:style style:name="T897" style:family="text">
      <style:text-properties officeooo:rsid="0de1c569"/>
    </style:style>
    <style:style style:name="T898" style:family="text">
      <style:text-properties officeooo:rsid="0de43210"/>
    </style:style>
    <style:style style:name="T899" style:family="text">
      <style:text-properties officeooo:rsid="0df38657"/>
    </style:style>
    <style:style style:name="T900" style:family="text">
      <style:text-properties officeooo:rsid="0df40b0f"/>
    </style:style>
    <style:style style:name="T901" style:family="text">
      <style:text-properties officeooo:rsid="0df5f084"/>
    </style:style>
    <style:style style:name="T902" style:family="text">
      <style:text-properties officeooo:rsid="0df8384e"/>
    </style:style>
    <style:style style:name="T903" style:family="text">
      <style:text-properties officeooo:rsid="0dfbb20d"/>
    </style:style>
    <style:style style:name="T904" style:family="text">
      <style:text-properties officeooo:rsid="0dfdf893"/>
    </style:style>
    <style:style style:name="T905" style:family="text">
      <style:text-properties officeooo:rsid="0dfe7b3b"/>
    </style:style>
    <style:style style:name="T906" style:family="text">
      <style:text-properties officeooo:rsid="0e01146e"/>
    </style:style>
    <style:style style:name="T907" style:family="text">
      <style:text-properties officeooo:rsid="0e035d5f"/>
    </style:style>
    <style:style style:name="T908" style:family="text">
      <style:text-properties officeooo:rsid="0e04f685"/>
    </style:style>
    <style:style style:name="T909" style:family="text">
      <style:text-properties officeooo:rsid="0e0edac7"/>
    </style:style>
    <style:style style:name="T910" style:family="text">
      <style:text-properties officeooo:rsid="0e103878"/>
    </style:style>
    <style:style style:name="T911" style:family="text">
      <style:text-properties officeooo:rsid="0e1a41ee"/>
    </style:style>
    <style:style style:name="T912" style:family="text">
      <style:text-properties officeooo:rsid="0e23770e"/>
    </style:style>
    <style:style style:name="T913" style:family="text">
      <style:text-properties officeooo:rsid="0e24dec6"/>
    </style:style>
    <style:style style:name="T914" style:family="text">
      <style:text-properties officeooo:rsid="0e276845"/>
    </style:style>
    <style:style style:name="T915" style:family="text">
      <style:text-properties officeooo:rsid="0e2c158c"/>
    </style:style>
    <style:style style:name="T916" style:family="text">
      <style:text-properties officeooo:rsid="0e2daa73"/>
    </style:style>
    <style:style style:name="T917" style:family="text">
      <style:text-properties officeooo:rsid="0e30adc9"/>
    </style:style>
    <style:style style:name="T918" style:family="text">
      <style:text-properties officeooo:rsid="0e332720"/>
    </style:style>
    <style:style style:name="T919" style:family="text">
      <style:text-properties officeooo:rsid="0e37db86"/>
    </style:style>
    <style:style style:name="T920" style:family="text">
      <style:text-properties officeooo:rsid="0e38f97d"/>
    </style:style>
    <style:style style:name="T921" style:family="text">
      <style:text-properties officeooo:rsid="0e3cef22"/>
    </style:style>
    <style:style style:name="T922" style:family="text">
      <style:text-properties officeooo:rsid="0e3f4ea6"/>
    </style:style>
    <style:style style:name="T923" style:family="text">
      <style:text-properties officeooo:rsid="0e415bee"/>
    </style:style>
    <style:style style:name="T924" style:family="text">
      <style:text-properties officeooo:rsid="0e460016"/>
    </style:style>
    <style:style style:name="T925" style:family="text">
      <style:text-properties officeooo:rsid="0e483307"/>
    </style:style>
    <style:style style:name="T926" style:family="text">
      <style:text-properties officeooo:rsid="0e49939a"/>
    </style:style>
    <style:style style:name="T927" style:family="text">
      <style:text-properties officeooo:rsid="0e4b804a"/>
    </style:style>
    <style:style style:name="T928" style:family="text">
      <style:text-properties officeooo:rsid="0e4d728a"/>
    </style:style>
    <style:style style:name="T929" style:family="text">
      <style:text-properties officeooo:rsid="0e4f0670"/>
    </style:style>
    <style:style style:name="T930" style:family="text">
      <style:text-properties officeooo:rsid="0e5334e5"/>
    </style:style>
    <style:style style:name="T931" style:family="text">
      <style:text-properties officeooo:rsid="0e552746"/>
    </style:style>
    <style:style style:name="T932" style:family="text">
      <style:text-properties officeooo:rsid="0e5b3e76"/>
    </style:style>
    <style:style style:name="T933" style:family="text">
      <style:text-properties officeooo:rsid="0e5bbd0a"/>
    </style:style>
    <style:style style:name="T934" style:family="text">
      <style:text-properties officeooo:rsid="0e5ddd12"/>
    </style:style>
    <style:style style:name="T935" style:family="text">
      <style:text-properties officeooo:rsid="0e5f78a6"/>
    </style:style>
    <style:style style:name="T936" style:family="text">
      <style:text-properties officeooo:rsid="0e6145d3"/>
    </style:style>
    <style:style style:name="T937" style:family="text">
      <style:text-properties officeooo:rsid="0e65371a"/>
    </style:style>
    <style:style style:name="T938" style:family="text">
      <style:text-properties officeooo:rsid="0e65bd72"/>
    </style:style>
    <style:style style:name="T939" style:family="text">
      <style:text-properties officeooo:rsid="0e67552e"/>
    </style:style>
    <style:style style:name="T940" style:family="text">
      <style:text-properties officeooo:rsid="0e68deee"/>
    </style:style>
    <style:style style:name="T941" style:family="text">
      <style:text-properties officeooo:rsid="0e6b67d2"/>
    </style:style>
    <style:style style:name="T942" style:family="text">
      <style:text-properties officeooo:rsid="0e6d5be7"/>
    </style:style>
    <style:style style:name="T943" style:family="text">
      <style:text-properties officeooo:rsid="0e6efedf"/>
    </style:style>
    <style:style style:name="T944" style:family="text">
      <style:text-properties officeooo:rsid="0e70daa7"/>
    </style:style>
    <style:style style:name="T945" style:family="text">
      <style:text-properties officeooo:rsid="0e7251eb"/>
    </style:style>
    <style:style style:name="T946" style:family="text">
      <style:text-properties officeooo:rsid="0e7446ab"/>
    </style:style>
    <style:style style:name="T947" style:family="text">
      <style:text-properties officeooo:rsid="0e79bf61"/>
    </style:style>
    <style:style style:name="T948" style:family="text">
      <style:text-properties officeooo:rsid="0e7c7dd7"/>
    </style:style>
    <style:style style:name="T949" style:family="text">
      <style:text-properties officeooo:rsid="0e7e672a"/>
    </style:style>
    <style:style style:name="T950" style:family="text">
      <style:text-properties officeooo:rsid="0e7f7d14"/>
    </style:style>
    <style:style style:name="T951" style:family="text">
      <style:text-properties officeooo:rsid="0e7f99cd"/>
    </style:style>
    <style:style style:name="T952" style:family="text">
      <style:text-properties officeooo:rsid="0e80eb29"/>
    </style:style>
    <style:style style:name="T953" style:family="text">
      <style:text-properties officeooo:rsid="0e814749"/>
    </style:style>
    <style:style style:name="T954" style:family="text">
      <style:text-properties officeooo:rsid="0e82a2dd"/>
    </style:style>
    <style:style style:name="T955" style:family="text">
      <style:text-properties officeooo:rsid="0e87e9f1"/>
    </style:style>
    <style:style style:name="T956" style:family="text">
      <style:text-properties officeooo:rsid="0e890dcf"/>
    </style:style>
    <style:style style:name="T957" style:family="text">
      <style:text-properties officeooo:rsid="0ea478f6"/>
    </style:style>
    <style:style style:name="T958" style:family="text">
      <style:text-properties officeooo:rsid="0eaaf725"/>
    </style:style>
    <style:style style:name="T959" style:family="text">
      <style:text-properties officeooo:rsid="0eade614"/>
    </style:style>
    <style:style style:name="T960" style:family="text">
      <style:text-properties officeooo:rsid="0eb21d9c"/>
    </style:style>
    <style:style style:name="T961" style:family="text">
      <style:text-properties officeooo:rsid="0eb41b78"/>
    </style:style>
    <style:style style:name="T962" style:family="text">
      <style:text-properties officeooo:rsid="0eb6e7d5"/>
    </style:style>
    <style:style style:name="T963" style:family="text">
      <style:text-properties officeooo:rsid="0ec31041"/>
    </style:style>
    <style:style style:name="T964" style:family="text">
      <style:text-properties officeooo:rsid="0ed681e1"/>
    </style:style>
    <style:style style:name="T965" style:family="text">
      <style:text-properties officeooo:rsid="0eda4a2c"/>
    </style:style>
    <style:style style:name="T966" style:family="text">
      <style:text-properties officeooo:rsid="0edabba0"/>
    </style:style>
    <style:style style:name="T967" style:family="text">
      <style:text-properties officeooo:rsid="0ef942d4"/>
    </style:style>
    <style:style style:name="T968" style:family="text">
      <style:text-properties officeooo:rsid="0f030996"/>
    </style:style>
    <style:style style:name="T969" style:family="text">
      <style:text-properties officeooo:rsid="0f4e628f"/>
    </style:style>
    <style:style style:name="T970" style:family="text">
      <style:text-properties officeooo:rsid="0f50346b"/>
    </style:style>
    <style:style style:name="T971" style:family="text">
      <style:text-properties officeooo:rsid="0f5c4cc5"/>
    </style:style>
    <style:style style:name="T972" style:family="text">
      <style:text-properties officeooo:rsid="0f6022be"/>
    </style:style>
    <style:style style:name="T973" style:family="text">
      <style:text-properties officeooo:rsid="0f6392f2"/>
    </style:style>
    <style:style style:name="T974" style:family="text">
      <style:text-properties officeooo:rsid="0f63e78b"/>
    </style:style>
    <style:style style:name="T975" style:family="text">
      <style:text-properties officeooo:rsid="0f6ff9c8"/>
    </style:style>
    <style:style style:name="T976" style:family="text">
      <style:text-properties officeooo:rsid="0f736401"/>
    </style:style>
    <style:style style:name="T977" style:family="text">
      <style:text-properties officeooo:rsid="0f76b84f"/>
    </style:style>
    <style:style style:name="T978" style:family="text">
      <style:text-properties style:text-underline-style="solid" style:text-underline-type="double" style:text-underline-width="auto" style:text-underline-color="font-color" officeooo:rsid="0fbce471"/>
    </style:style>
    <style:style style:name="T979" style:family="text">
      <style:text-properties style:text-underline-style="solid" style:text-underline-type="double" style:text-underline-width="auto" style:text-underline-color="font-color" officeooo:rsid="0fc4ecf7"/>
    </style:style>
    <style:style style:name="T980" style:family="text">
      <style:text-properties style:text-underline-style="solid" style:text-underline-type="double" style:text-underline-width="auto" style:text-underline-color="font-color" officeooo:rsid="317fc1af"/>
    </style:style>
    <style:style style:name="T981" style:family="text">
      <style:text-properties officeooo:rsid="0f8d1652"/>
    </style:style>
    <style:style style:name="T982" style:family="text">
      <style:text-properties officeooo:rsid="0f9d9f51"/>
    </style:style>
    <style:style style:name="T983" style:family="text">
      <style:text-properties officeooo:rsid="0fa2737b"/>
    </style:style>
    <style:style style:name="T984" style:family="text">
      <style:text-properties officeooo:rsid="0fa33425"/>
    </style:style>
    <style:style style:name="T985" style:family="text">
      <style:text-properties officeooo:rsid="0faf226c"/>
    </style:style>
    <style:style style:name="T986" style:family="text">
      <style:text-properties officeooo:rsid="0fb1c413"/>
    </style:style>
    <style:style style:name="T987" style:family="text">
      <style:text-properties officeooo:rsid="0fb79699"/>
    </style:style>
    <style:style style:name="T988" style:family="text">
      <style:text-properties officeooo:rsid="0fb84404"/>
    </style:style>
    <style:style style:name="T989" style:family="text">
      <style:text-properties officeooo:rsid="0fbce471"/>
    </style:style>
    <style:style style:name="T990" style:family="text">
      <style:text-properties officeooo:rsid="0fc21b3d"/>
    </style:style>
    <style:style style:name="T991" style:family="text">
      <style:text-properties officeooo:rsid="0fd8c29e"/>
    </style:style>
    <style:style style:name="T992" style:family="text">
      <style:text-properties officeooo:rsid="0fd9710a"/>
    </style:style>
    <style:style style:name="T993" style:family="text">
      <style:text-properties officeooo:rsid="0fdc6e9a"/>
    </style:style>
    <style:style style:name="T994" style:family="text">
      <style:text-properties officeooo:rsid="0fea0741"/>
    </style:style>
    <style:style style:name="T995" style:family="text">
      <style:text-properties officeooo:rsid="0febabc7"/>
    </style:style>
    <style:style style:name="T996" style:family="text">
      <style:text-properties officeooo:rsid="0ff25013"/>
    </style:style>
    <style:style style:name="T997" style:family="text">
      <style:text-properties officeooo:rsid="0ff4bffc"/>
    </style:style>
    <style:style style:name="T998" style:family="text">
      <style:text-properties officeooo:rsid="0ff7abd6"/>
    </style:style>
    <style:style style:name="T999" style:family="text">
      <style:text-properties officeooo:rsid="100064e2"/>
    </style:style>
    <style:style style:name="T1000" style:family="text">
      <style:text-properties officeooo:rsid="10020a7e"/>
    </style:style>
    <style:style style:name="T1001" style:family="text">
      <style:text-properties officeooo:rsid="10026877"/>
    </style:style>
    <style:style style:name="T1002" style:family="text">
      <style:text-properties officeooo:rsid="1005f411"/>
    </style:style>
    <style:style style:name="T1003" style:family="text">
      <style:text-properties officeooo:rsid="100824a0"/>
    </style:style>
    <style:style style:name="T1004" style:family="text">
      <style:text-properties officeooo:rsid="100ebd9b"/>
    </style:style>
    <style:style style:name="T1005" style:family="text">
      <style:text-properties officeooo:rsid="10101f2f"/>
    </style:style>
    <style:style style:name="T1006" style:family="text">
      <style:text-properties officeooo:rsid="101645c3"/>
    </style:style>
    <style:style style:name="T1007" style:family="text">
      <style:text-properties officeooo:rsid="101a2df2"/>
    </style:style>
    <style:style style:name="T1008" style:family="text">
      <style:text-properties officeooo:rsid="1020a32c"/>
    </style:style>
    <style:style style:name="T1009" style:family="text">
      <style:text-properties officeooo:rsid="102c9198"/>
    </style:style>
    <style:style style:name="T1010" style:family="text">
      <style:text-properties officeooo:rsid="102cbdf4"/>
    </style:style>
    <style:style style:name="T1011" style:family="text">
      <style:text-properties officeooo:rsid="102f145c"/>
    </style:style>
    <style:style style:name="T1012" style:family="text">
      <style:text-properties officeooo:rsid="10308fed"/>
    </style:style>
    <style:style style:name="T1013" style:family="text">
      <style:text-properties officeooo:rsid="103252a3"/>
    </style:style>
    <style:style style:name="T1014" style:family="text">
      <style:text-properties officeooo:rsid="103359ae"/>
    </style:style>
    <style:style style:name="T1015" style:family="text">
      <style:text-properties officeooo:rsid="1033d468"/>
    </style:style>
    <style:style style:name="T1016" style:family="text">
      <style:text-properties officeooo:rsid="10397bd8"/>
    </style:style>
    <style:style style:name="T1017" style:family="text">
      <style:text-properties officeooo:rsid="103ac221"/>
    </style:style>
    <style:style style:name="T1018" style:family="text">
      <style:text-properties officeooo:rsid="103c5b73"/>
    </style:style>
    <style:style style:name="T1019" style:family="text">
      <style:text-properties officeooo:rsid="103d4e3c"/>
    </style:style>
    <style:style style:name="T1020" style:family="text">
      <style:text-properties officeooo:rsid="103d9315"/>
    </style:style>
    <style:style style:name="T1021" style:family="text">
      <style:text-properties officeooo:rsid="1040d04a"/>
    </style:style>
    <style:style style:name="T1022" style:family="text">
      <style:text-properties officeooo:rsid="1042e330"/>
    </style:style>
    <style:style style:name="T1023" style:family="text">
      <style:text-properties officeooo:rsid="10460ef4"/>
    </style:style>
    <style:style style:name="T1024" style:family="text">
      <style:text-properties officeooo:rsid="1047dfa9"/>
    </style:style>
    <style:style style:name="T1025" style:family="text">
      <style:text-properties officeooo:rsid="104caddb"/>
    </style:style>
    <style:style style:name="T1026" style:family="text">
      <style:text-properties officeooo:rsid="104ff75e"/>
    </style:style>
    <style:style style:name="T1027" style:family="text">
      <style:text-properties officeooo:rsid="105358b3"/>
    </style:style>
    <style:style style:name="T1028" style:family="text">
      <style:text-properties officeooo:rsid="105d10c3"/>
    </style:style>
    <style:style style:name="T1029" style:family="text">
      <style:text-properties officeooo:rsid="105ff5ed"/>
    </style:style>
    <style:style style:name="T1030" style:family="text">
      <style:text-properties officeooo:rsid="10665d60"/>
    </style:style>
    <style:style style:name="T1031" style:family="text">
      <style:text-properties officeooo:rsid="1066bfe2"/>
    </style:style>
    <style:style style:name="T1032" style:family="text">
      <style:text-properties officeooo:rsid="1068eef8"/>
    </style:style>
    <style:style style:name="T1033" style:family="text">
      <style:text-properties officeooo:rsid="106c31b6"/>
    </style:style>
    <style:style style:name="T1034" style:family="text">
      <style:text-properties officeooo:rsid="106cbd5c"/>
    </style:style>
    <style:style style:name="T1035" style:family="text">
      <style:text-properties officeooo:rsid="106ccfd3"/>
    </style:style>
    <style:style style:name="T1036" style:family="text">
      <style:text-properties officeooo:rsid="106fe38a"/>
    </style:style>
    <style:style style:name="T1037" style:family="text">
      <style:text-properties officeooo:rsid="107625e5"/>
    </style:style>
    <style:style style:name="T1038" style:family="text">
      <style:text-properties officeooo:rsid="107ac060"/>
    </style:style>
    <style:style style:name="T1039" style:family="text">
      <style:text-properties officeooo:rsid="107bf61c"/>
    </style:style>
    <style:style style:name="T1040" style:family="text">
      <style:text-properties officeooo:rsid="107e8415"/>
    </style:style>
    <style:style style:name="T1041" style:family="text">
      <style:text-properties officeooo:rsid="10924503"/>
    </style:style>
    <style:style style:name="T1042" style:family="text">
      <style:text-properties officeooo:rsid="1096391e"/>
    </style:style>
    <style:style style:name="T1043" style:family="text">
      <style:text-properties officeooo:rsid="10975a33"/>
    </style:style>
    <style:style style:name="T1044" style:family="text">
      <style:text-properties officeooo:rsid="109ae237"/>
    </style:style>
    <style:style style:name="T1045" style:family="text">
      <style:text-properties officeooo:rsid="109d893b"/>
    </style:style>
    <style:style style:name="T1046" style:family="text">
      <style:text-properties officeooo:rsid="10a05c63"/>
    </style:style>
    <style:style style:name="T1047" style:family="text">
      <style:text-properties officeooo:rsid="10b6de51"/>
    </style:style>
    <style:style style:name="T1048" style:family="text">
      <style:text-properties officeooo:rsid="10b854e1"/>
    </style:style>
    <style:style style:name="T1049" style:family="text">
      <style:text-properties officeooo:rsid="10bcde00"/>
    </style:style>
    <style:style style:name="T1050" style:family="text">
      <style:text-properties officeooo:rsid="10bd98eb"/>
    </style:style>
    <style:style style:name="T1051" style:family="text">
      <style:text-properties officeooo:rsid="10bea662"/>
    </style:style>
    <style:style style:name="T1052" style:family="text">
      <style:text-properties officeooo:rsid="10c04af1"/>
    </style:style>
    <style:style style:name="T1053" style:family="text">
      <style:text-properties officeooo:rsid="10c1905d"/>
    </style:style>
    <style:style style:name="T1054" style:family="text">
      <style:text-properties officeooo:rsid="10c1f083"/>
    </style:style>
    <style:style style:name="T1055" style:family="text">
      <style:text-properties officeooo:rsid="10c3afe6"/>
    </style:style>
    <style:style style:name="T1056" style:family="text">
      <style:text-properties officeooo:rsid="10c467fe"/>
    </style:style>
    <style:style style:name="T1057" style:family="text">
      <style:text-properties officeooo:rsid="10c6ad0a"/>
    </style:style>
    <style:style style:name="T1058" style:family="text">
      <style:text-properties officeooo:rsid="10ca7658"/>
    </style:style>
    <style:style style:name="T1059" style:family="text">
      <style:text-properties officeooo:rsid="10cc871e"/>
    </style:style>
    <style:style style:name="T1060" style:family="text">
      <style:text-properties officeooo:rsid="10d0a1f3"/>
    </style:style>
    <style:style style:name="T1061" style:family="text">
      <style:text-properties officeooo:rsid="10d3a9d0"/>
    </style:style>
    <style:style style:name="T1062" style:family="text">
      <style:text-properties officeooo:rsid="10d78297"/>
    </style:style>
    <style:style style:name="T1063" style:family="text">
      <style:text-properties officeooo:rsid="10d86658"/>
    </style:style>
    <style:style style:name="T1064" style:family="text">
      <style:text-properties officeooo:rsid="10de06b4"/>
    </style:style>
    <style:style style:name="T1065" style:family="text">
      <style:text-properties officeooo:rsid="10e02995"/>
    </style:style>
    <style:style style:name="T1066" style:family="text">
      <style:text-properties officeooo:rsid="10e0f382"/>
    </style:style>
    <style:style style:name="T1067" style:family="text">
      <style:text-properties officeooo:rsid="10e5e692"/>
    </style:style>
    <style:style style:name="T1068" style:family="text">
      <style:text-properties officeooo:rsid="10e9fa2d"/>
    </style:style>
    <style:style style:name="T1069" style:family="text">
      <style:text-properties officeooo:rsid="10ec9af2"/>
    </style:style>
    <style:style style:name="T1070" style:family="text">
      <style:text-properties officeooo:rsid="10ee9961"/>
    </style:style>
    <style:style style:name="T1071" style:family="text">
      <style:text-properties officeooo:rsid="10f4656c"/>
    </style:style>
    <style:style style:name="T1072" style:family="text">
      <style:text-properties officeooo:rsid="10f4b478"/>
    </style:style>
    <style:style style:name="T1073" style:family="text">
      <style:text-properties officeooo:rsid="10f819ec"/>
    </style:style>
    <style:style style:name="T1074" style:family="text">
      <style:text-properties officeooo:rsid="10f9b2af"/>
    </style:style>
    <style:style style:name="T1075" style:family="text">
      <style:text-properties officeooo:rsid="10fe4047"/>
    </style:style>
    <style:style style:name="T1076" style:family="text">
      <style:text-properties officeooo:rsid="11099a7f"/>
    </style:style>
    <style:style style:name="T1077" style:family="text">
      <style:text-properties officeooo:rsid="1115c916"/>
    </style:style>
    <style:style style:name="T1078" style:family="text">
      <style:text-properties officeooo:rsid="1115e9ee"/>
    </style:style>
    <style:style style:name="T1079" style:family="text">
      <style:text-properties officeooo:rsid="1117d870"/>
    </style:style>
    <style:style style:name="T1080" style:family="text">
      <style:text-properties officeooo:rsid="111b2623"/>
    </style:style>
    <style:style style:name="T1081" style:family="text">
      <style:text-properties officeooo:rsid="111cdf8a"/>
    </style:style>
    <style:style style:name="T1082" style:family="text">
      <style:text-properties officeooo:rsid="111e7eb1"/>
    </style:style>
    <style:style style:name="T1083" style:family="text">
      <style:text-properties officeooo:rsid="1120fc48"/>
    </style:style>
    <style:style style:name="T1084" style:family="text">
      <style:text-properties officeooo:rsid="11282098"/>
    </style:style>
    <style:style style:name="T1085" style:family="text">
      <style:text-properties officeooo:rsid="112c09e6"/>
    </style:style>
    <style:style style:name="T1086" style:family="text">
      <style:text-properties officeooo:rsid="112d0e75"/>
    </style:style>
    <style:style style:name="T1087" style:family="text">
      <style:text-properties officeooo:rsid="11300b18"/>
    </style:style>
    <style:style style:name="T1088" style:family="text">
      <style:text-properties officeooo:rsid="1134e157"/>
    </style:style>
    <style:style style:name="T1089" style:family="text">
      <style:text-properties officeooo:rsid="11360076"/>
    </style:style>
    <style:style style:name="T1090" style:family="text">
      <style:text-properties officeooo:rsid="1136493b"/>
    </style:style>
    <style:style style:name="T1091" style:family="text">
      <style:text-properties officeooo:rsid="1136a81c"/>
    </style:style>
    <style:style style:name="T1092" style:family="text">
      <style:text-properties officeooo:rsid="1137df4f"/>
    </style:style>
    <style:style style:name="T1093" style:family="text">
      <style:text-properties officeooo:rsid="113847e5"/>
    </style:style>
    <style:style style:name="T1094" style:family="text">
      <style:text-properties officeooo:rsid="1139f835"/>
    </style:style>
    <style:style style:name="T1095" style:family="text">
      <style:text-properties officeooo:rsid="114d2771"/>
    </style:style>
    <style:style style:name="T1096" style:family="text">
      <style:text-properties officeooo:rsid="1150c1cd"/>
    </style:style>
    <style:style style:name="T1097" style:family="text">
      <style:text-properties officeooo:rsid="1151e2cd"/>
    </style:style>
    <style:style style:name="T1098" style:family="text">
      <style:text-properties officeooo:rsid="12792405"/>
    </style:style>
    <style:style style:name="T1099" style:family="text">
      <style:text-properties officeooo:rsid="127c0837"/>
    </style:style>
    <style:style style:name="T1100" style:family="text">
      <style:text-properties officeooo:rsid="127d750b"/>
    </style:style>
    <style:style style:name="T1101" style:family="text">
      <style:text-properties officeooo:rsid="12807966"/>
    </style:style>
    <style:style style:name="T1102" style:family="text">
      <style:text-properties officeooo:rsid="1286b758"/>
    </style:style>
    <style:style style:name="T1103" style:family="text">
      <style:text-properties officeooo:rsid="128a5d9c"/>
    </style:style>
    <style:style style:name="T1104" style:family="text">
      <style:text-properties officeooo:rsid="128e44ed"/>
    </style:style>
    <style:style style:name="T1105" style:family="text">
      <style:text-properties officeooo:rsid="128f400a"/>
    </style:style>
    <style:style style:name="T1106" style:family="text">
      <style:text-properties officeooo:rsid="128fd9a2"/>
    </style:style>
    <style:style style:name="T1107" style:family="text">
      <style:text-properties officeooo:rsid="12999d29"/>
    </style:style>
    <style:style style:name="T1108" style:family="text">
      <style:text-properties officeooo:rsid="12a590cb"/>
    </style:style>
    <style:style style:name="T1109" style:family="text">
      <style:text-properties officeooo:rsid="12a7901c"/>
    </style:style>
    <style:style style:name="T1110" style:family="text">
      <style:text-properties officeooo:rsid="12aedc8f"/>
    </style:style>
    <style:style style:name="T1111" style:family="text">
      <style:text-properties officeooo:rsid="12b1d1ff"/>
    </style:style>
    <style:style style:name="T1112" style:family="text">
      <style:text-properties officeooo:rsid="12b97d12"/>
    </style:style>
    <style:style style:name="T1113" style:family="text">
      <style:text-properties officeooo:rsid="12baaed0"/>
    </style:style>
    <style:style style:name="T1114" style:family="text">
      <style:text-properties officeooo:rsid="12bde473"/>
    </style:style>
    <style:style style:name="T1115" style:family="text">
      <style:text-properties officeooo:rsid="12c0183b"/>
    </style:style>
    <style:style style:name="T1116" style:family="text">
      <style:text-properties officeooo:rsid="12c11f17"/>
    </style:style>
    <style:style style:name="T1117" style:family="text">
      <style:text-properties officeooo:rsid="12c30456"/>
    </style:style>
    <style:style style:name="T1118" style:family="text">
      <style:text-properties officeooo:rsid="12cc896c"/>
    </style:style>
    <style:style style:name="T1119" style:family="text">
      <style:text-properties officeooo:rsid="12d1eea6"/>
    </style:style>
    <style:style style:name="T1120" style:family="text">
      <style:text-properties officeooo:rsid="12d72234"/>
    </style:style>
    <style:style style:name="T1121" style:family="text">
      <style:text-properties officeooo:rsid="12d90511"/>
    </style:style>
    <style:style style:name="T1122" style:family="text">
      <style:text-properties officeooo:rsid="12deeb83"/>
    </style:style>
    <style:style style:name="T1123" style:family="text">
      <style:text-properties officeooo:rsid="12f40604"/>
    </style:style>
    <style:style style:name="T1124" style:family="text">
      <style:text-properties officeooo:rsid="12f68431"/>
    </style:style>
    <style:style style:name="T1125" style:family="text">
      <style:text-properties officeooo:rsid="1303e532"/>
    </style:style>
    <style:style style:name="T1126" style:family="text">
      <style:text-properties officeooo:rsid="13061d3f"/>
    </style:style>
    <style:style style:name="T1127" style:family="text">
      <style:text-properties officeooo:rsid="130fbbc0"/>
    </style:style>
    <style:style style:name="T1128" style:family="text">
      <style:text-properties officeooo:rsid="1310a624"/>
    </style:style>
    <style:style style:name="T1129" style:family="text">
      <style:text-properties officeooo:rsid="1313889a"/>
    </style:style>
    <style:style style:name="T1130" style:family="text">
      <style:text-properties officeooo:rsid="1314d626"/>
    </style:style>
    <style:style style:name="T1131" style:family="text">
      <style:text-properties officeooo:rsid="1328cef0"/>
    </style:style>
    <style:style style:name="T1132" style:family="text">
      <style:text-properties officeooo:rsid="132d03bf"/>
    </style:style>
    <style:style style:name="T1133" style:family="text">
      <style:text-properties officeooo:rsid="132da5a2"/>
    </style:style>
    <style:style style:name="T1134" style:family="text">
      <style:text-properties officeooo:rsid="132ee9f7"/>
    </style:style>
    <style:style style:name="T1135" style:family="text">
      <style:text-properties officeooo:rsid="1330c39f"/>
    </style:style>
    <style:style style:name="T1136" style:family="text">
      <style:text-properties officeooo:rsid="13388664"/>
    </style:style>
    <style:style style:name="T1137" style:family="text">
      <style:text-properties officeooo:rsid="1340c644"/>
    </style:style>
    <style:style style:name="T1138" style:family="text">
      <style:text-properties officeooo:rsid="13434a2e"/>
    </style:style>
    <style:style style:name="T1139" style:family="text">
      <style:text-properties officeooo:rsid="1347505b"/>
    </style:style>
    <style:style style:name="T1140" style:family="text">
      <style:text-properties officeooo:rsid="13488e55"/>
    </style:style>
    <style:style style:name="T1141" style:family="text">
      <style:text-properties officeooo:rsid="134899be"/>
    </style:style>
    <style:style style:name="T1142" style:family="text">
      <style:text-properties officeooo:rsid="134a60a7"/>
    </style:style>
    <style:style style:name="T1143" style:family="text">
      <style:text-properties officeooo:rsid="134c1407"/>
    </style:style>
    <style:style style:name="T1144" style:family="text">
      <style:text-properties officeooo:rsid="134caa96"/>
    </style:style>
    <style:style style:name="T1145" style:family="text">
      <style:text-properties officeooo:rsid="134e9224"/>
    </style:style>
    <style:style style:name="T1146" style:family="text">
      <style:text-properties officeooo:rsid="135079bf"/>
    </style:style>
    <style:style style:name="T1147" style:family="text">
      <style:text-properties officeooo:rsid="1355f735"/>
    </style:style>
    <style:style style:name="T1148" style:family="text">
      <style:text-properties officeooo:rsid="1356b674"/>
    </style:style>
    <style:style style:name="T1149" style:family="text">
      <style:text-properties officeooo:rsid="1358c01e"/>
    </style:style>
    <style:style style:name="T1150" style:family="text">
      <style:text-properties officeooo:rsid="135f6f5c"/>
    </style:style>
    <style:style style:name="T1151" style:family="text">
      <style:text-properties officeooo:rsid="1366237f"/>
    </style:style>
    <style:style style:name="T1152" style:family="text">
      <style:text-properties officeooo:rsid="1369dacf"/>
    </style:style>
    <style:style style:name="T1153" style:family="text">
      <style:text-properties officeooo:rsid="13792374"/>
    </style:style>
    <style:style style:name="T1154" style:family="text">
      <style:text-properties officeooo:rsid="1401e30f"/>
    </style:style>
    <style:style style:name="T1155" style:family="text">
      <style:text-properties officeooo:rsid="14033d8a"/>
    </style:style>
    <style:style style:name="T1156" style:family="text">
      <style:text-properties officeooo:rsid="14088330"/>
    </style:style>
    <style:style style:name="T1157" style:family="text">
      <style:text-properties officeooo:rsid="140fdc63"/>
    </style:style>
    <style:style style:name="T1158" style:family="text">
      <style:text-properties officeooo:rsid="1411cb23"/>
    </style:style>
    <style:style style:name="T1159" style:family="text">
      <style:text-properties officeooo:rsid="1412ff43"/>
    </style:style>
    <style:style style:name="T1160" style:family="text">
      <style:text-properties officeooo:rsid="1415d1ad"/>
    </style:style>
    <style:style style:name="T1161" style:family="text">
      <style:text-properties officeooo:rsid="14184d4b"/>
    </style:style>
    <style:style style:name="T1162" style:family="text">
      <style:text-properties officeooo:rsid="141d88ab"/>
    </style:style>
    <style:style style:name="T1163" style:family="text">
      <style:text-properties officeooo:rsid="142eff31"/>
    </style:style>
    <style:style style:name="T1164" style:family="text">
      <style:text-properties officeooo:rsid="142fc317"/>
    </style:style>
    <style:style style:name="T1165" style:family="text">
      <style:text-properties officeooo:rsid="1433c83f"/>
    </style:style>
    <style:style style:name="T1166" style:family="text">
      <style:text-properties officeooo:rsid="1445990e"/>
    </style:style>
    <style:style style:name="T1167" style:family="text">
      <style:text-properties officeooo:rsid="144dfb54"/>
    </style:style>
    <style:style style:name="T1168" style:family="text">
      <style:text-properties officeooo:rsid="14580f1d"/>
    </style:style>
    <style:style style:name="T1169" style:family="text">
      <style:text-properties officeooo:rsid="14632328"/>
    </style:style>
    <style:style style:name="T1170" style:family="text">
      <style:text-properties officeooo:rsid="14637077"/>
    </style:style>
    <style:style style:name="T1171" style:family="text">
      <style:text-properties officeooo:rsid="1464f906"/>
    </style:style>
    <style:style style:name="T1172" style:family="text">
      <style:text-properties officeooo:rsid="1475c376"/>
    </style:style>
    <style:style style:name="T1173" style:family="text">
      <style:text-properties officeooo:rsid="1475f79e"/>
    </style:style>
    <style:style style:name="T1174" style:family="text">
      <style:text-properties officeooo:rsid="14792be7"/>
    </style:style>
    <style:style style:name="T1175" style:family="text">
      <style:text-properties officeooo:rsid="14823f1e"/>
    </style:style>
    <style:style style:name="T1176" style:family="text">
      <style:text-properties officeooo:rsid="1489ae52"/>
    </style:style>
    <style:style style:name="T1177" style:family="text">
      <style:text-properties officeooo:rsid="148ab05a"/>
    </style:style>
    <style:style style:name="T1178" style:family="text">
      <style:text-properties officeooo:rsid="148b9aa1"/>
    </style:style>
    <style:style style:name="T1179" style:family="text">
      <style:text-properties officeooo:rsid="148c44e2"/>
    </style:style>
    <style:style style:name="T1180" style:family="text">
      <style:text-properties officeooo:rsid="149255d5"/>
    </style:style>
    <style:style style:name="T1181" style:family="text">
      <style:text-properties officeooo:rsid="14987f06"/>
    </style:style>
    <style:style style:name="T1182" style:family="text">
      <style:text-properties officeooo:rsid="149c1821"/>
    </style:style>
    <style:style style:name="T1183" style:family="text">
      <style:text-properties officeooo:rsid="149f3d60"/>
    </style:style>
    <style:style style:name="T1184" style:family="text">
      <style:text-properties officeooo:rsid="14a5503b"/>
    </style:style>
    <style:style style:name="T1185" style:family="text">
      <style:text-properties officeooo:rsid="14b1d927"/>
    </style:style>
    <style:style style:name="T1186" style:family="text">
      <style:text-properties officeooo:rsid="14b50bb1"/>
    </style:style>
    <style:style style:name="T1187" style:family="text">
      <style:text-properties officeooo:rsid="14b72670"/>
    </style:style>
    <style:style style:name="T1188" style:family="text">
      <style:text-properties officeooo:rsid="14be4e26"/>
    </style:style>
    <style:style style:name="T1189" style:family="text">
      <style:text-properties officeooo:rsid="14c472d5"/>
    </style:style>
    <style:style style:name="T1190" style:family="text">
      <style:text-properties officeooo:rsid="14cae27b"/>
    </style:style>
    <style:style style:name="T1191" style:family="text">
      <style:text-properties officeooo:rsid="14da5030"/>
    </style:style>
    <style:style style:name="T1192" style:family="text">
      <style:text-properties officeooo:rsid="14e01f1f"/>
    </style:style>
    <style:style style:name="T1193" style:family="text">
      <style:text-properties officeooo:rsid="14fe2d46"/>
    </style:style>
    <style:style style:name="T1194" style:family="text">
      <style:text-properties officeooo:rsid="15055215"/>
    </style:style>
    <style:style style:name="T1195" style:family="text">
      <style:text-properties officeooo:rsid="1508aa64"/>
    </style:style>
    <style:style style:name="T1196" style:family="text">
      <style:text-properties officeooo:rsid="1514aa05"/>
    </style:style>
    <style:style style:name="T1197" style:family="text">
      <style:text-properties officeooo:rsid="151611a0"/>
    </style:style>
    <style:style style:name="T1198" style:family="text">
      <style:text-properties officeooo:rsid="151941d6"/>
    </style:style>
    <style:style style:name="T1199" style:family="text">
      <style:text-properties officeooo:rsid="151cc919"/>
    </style:style>
    <style:style style:name="T1200" style:family="text">
      <style:text-properties officeooo:rsid="15206d5c"/>
    </style:style>
    <style:style style:name="T1201" style:family="text">
      <style:text-properties officeooo:rsid="1520cf5e"/>
    </style:style>
    <style:style style:name="T1202" style:family="text">
      <style:text-properties officeooo:rsid="152db38b"/>
    </style:style>
    <style:style style:name="T1203" style:family="text">
      <style:text-properties officeooo:rsid="152ef1f9"/>
    </style:style>
    <style:style style:name="T1204" style:family="text">
      <style:text-properties officeooo:rsid="15338b16"/>
    </style:style>
    <style:style style:name="T1205" style:family="text">
      <style:text-properties officeooo:rsid="15388e2a"/>
    </style:style>
    <style:style style:name="T1206" style:family="text">
      <style:text-properties officeooo:rsid="153cb7bc"/>
    </style:style>
    <style:style style:name="T1207" style:family="text">
      <style:text-properties officeooo:rsid="153e8644"/>
    </style:style>
    <style:style style:name="T1208" style:family="text">
      <style:text-properties officeooo:rsid="1541c0f5"/>
    </style:style>
    <style:style style:name="T1209" style:family="text">
      <style:text-properties officeooo:rsid="15444c2b"/>
    </style:style>
    <style:style style:name="T1210" style:family="text">
      <style:text-properties officeooo:rsid="15459d65"/>
    </style:style>
    <style:style style:name="T1211" style:family="text">
      <style:text-properties officeooo:rsid="1547a46c"/>
    </style:style>
    <style:style style:name="T1212" style:family="text">
      <style:text-properties officeooo:rsid="154906be"/>
    </style:style>
    <style:style style:name="T1213" style:family="text">
      <style:text-properties officeooo:rsid="15496e20"/>
    </style:style>
    <style:style style:name="T1214" style:family="text">
      <style:text-properties officeooo:rsid="154b3954"/>
    </style:style>
    <style:style style:name="T1215" style:family="text">
      <style:text-properties officeooo:rsid="154be928"/>
    </style:style>
    <style:style style:name="T1216" style:family="text">
      <style:text-properties officeooo:rsid="15504e03"/>
    </style:style>
    <style:style style:name="T1217" style:family="text">
      <style:text-properties officeooo:rsid="155c3c11"/>
    </style:style>
    <style:style style:name="T1218" style:family="text">
      <style:text-properties officeooo:rsid="155de9ae"/>
    </style:style>
    <style:style style:name="T1219" style:family="text">
      <style:text-properties officeooo:rsid="1564b107"/>
    </style:style>
    <style:style style:name="T1220" style:family="text">
      <style:text-properties officeooo:rsid="1565244b"/>
    </style:style>
    <style:style style:name="T1221" style:family="text">
      <style:text-properties officeooo:rsid="1565e791"/>
    </style:style>
    <style:style style:name="T1222" style:family="text">
      <style:text-properties officeooo:rsid="1566db13"/>
    </style:style>
    <style:style style:name="T1223" style:family="text">
      <style:text-properties officeooo:rsid="1568a532"/>
    </style:style>
    <style:style style:name="T1224" style:family="text">
      <style:text-properties officeooo:rsid="156a2867"/>
    </style:style>
    <style:style style:name="T1225" style:family="text">
      <style:text-properties officeooo:rsid="156ce1de"/>
    </style:style>
    <style:style style:name="T1226" style:family="text">
      <style:text-properties officeooo:rsid="156f8fb9"/>
    </style:style>
    <style:style style:name="T1227" style:family="text">
      <style:text-properties officeooo:rsid="1570fb63"/>
    </style:style>
    <style:style style:name="T1228" style:family="text">
      <style:text-properties officeooo:rsid="1572c293"/>
    </style:style>
    <style:style style:name="T1229" style:family="text">
      <style:text-properties officeooo:rsid="1576493a"/>
    </style:style>
    <style:style style:name="T1230" style:family="text">
      <style:text-properties officeooo:rsid="15814b7d"/>
    </style:style>
    <style:style style:name="T1231" style:family="text">
      <style:text-properties officeooo:rsid="15889d0d"/>
    </style:style>
    <style:style style:name="T1232" style:family="text">
      <style:text-properties officeooo:rsid="1595f108"/>
    </style:style>
    <style:style style:name="T1233" style:family="text">
      <style:text-properties officeooo:rsid="159d3a9a"/>
    </style:style>
    <style:style style:name="T1234" style:family="text">
      <style:text-properties officeooo:rsid="159dafd1"/>
    </style:style>
    <style:style style:name="T1235" style:family="text">
      <style:text-properties officeooo:rsid="15a0daef"/>
    </style:style>
    <style:style style:name="T1236" style:family="text">
      <style:text-properties officeooo:rsid="15b1601e"/>
    </style:style>
    <style:style style:name="T1237" style:family="text">
      <style:text-properties officeooo:rsid="15b3a26c"/>
    </style:style>
    <style:style style:name="T1238" style:family="text">
      <style:text-properties officeooo:rsid="15b45106"/>
    </style:style>
    <style:style style:name="T1239" style:family="text">
      <style:text-properties officeooo:rsid="15c54269"/>
    </style:style>
    <style:style style:name="T1240" style:family="text">
      <style:text-properties officeooo:rsid="15c5b37d"/>
    </style:style>
    <style:style style:name="T1241" style:family="text">
      <style:text-properties officeooo:rsid="15c78e0a"/>
    </style:style>
    <style:style style:name="T1242" style:family="text">
      <style:text-properties officeooo:rsid="15c8a04f"/>
    </style:style>
    <style:style style:name="T1243" style:family="text">
      <style:text-properties officeooo:rsid="15cbd2ea"/>
    </style:style>
    <style:style style:name="T1244" style:family="text">
      <style:text-properties officeooo:rsid="15ce9679"/>
    </style:style>
    <style:style style:name="T1245" style:family="text">
      <style:text-properties officeooo:rsid="15d4d1a6"/>
    </style:style>
    <style:style style:name="T1246" style:family="text">
      <style:text-properties officeooo:rsid="15d6de40"/>
    </style:style>
    <style:style style:name="T1247" style:family="text">
      <style:text-properties officeooo:rsid="15d89f5c"/>
    </style:style>
    <style:style style:name="T1248" style:family="text">
      <style:text-properties officeooo:rsid="15dbacf4"/>
    </style:style>
    <style:style style:name="T1249" style:family="text">
      <style:text-properties officeooo:rsid="15dc4c81"/>
    </style:style>
    <style:style style:name="T1250" style:family="text">
      <style:text-properties officeooo:rsid="15e04d67"/>
    </style:style>
    <style:style style:name="T1251" style:family="text">
      <style:text-properties officeooo:rsid="15e3cb5c"/>
    </style:style>
    <style:style style:name="T1252" style:family="text">
      <style:text-properties officeooo:rsid="15e4f7f8"/>
    </style:style>
    <style:style style:name="T1253" style:family="text">
      <style:text-properties officeooo:rsid="15e6a8c0"/>
    </style:style>
    <style:style style:name="T1254" style:family="text">
      <style:text-properties officeooo:rsid="15faa075"/>
    </style:style>
    <style:style style:name="T1255" style:family="text">
      <style:text-properties officeooo:rsid="1600e47d"/>
    </style:style>
    <style:style style:name="T1256" style:family="text">
      <style:text-properties officeooo:rsid="1608eb2a"/>
    </style:style>
    <style:style style:name="T1257" style:family="text">
      <style:text-properties officeooo:rsid="16094e97"/>
    </style:style>
    <style:style style:name="T1258" style:family="text">
      <style:text-properties officeooo:rsid="160aece3"/>
    </style:style>
    <style:style style:name="T1259" style:family="text">
      <style:text-properties officeooo:rsid="160b49e0"/>
    </style:style>
    <style:style style:name="T1260" style:family="text">
      <style:text-properties officeooo:rsid="160cff65"/>
    </style:style>
    <style:style style:name="T1261" style:family="text">
      <style:text-properties officeooo:rsid="160f1ce6"/>
    </style:style>
    <style:style style:name="T1262" style:family="text">
      <style:text-properties officeooo:rsid="16215bb8"/>
    </style:style>
    <style:style style:name="T1263" style:family="text">
      <style:text-properties officeooo:rsid="1622ec2f"/>
    </style:style>
    <style:style style:name="T1264" style:family="text">
      <style:text-properties officeooo:rsid="1624cbff"/>
    </style:style>
    <style:style style:name="T1265" style:family="text">
      <style:text-properties officeooo:rsid="16341c54"/>
    </style:style>
    <style:style style:name="T1266" style:family="text">
      <style:text-properties officeooo:rsid="163af43d"/>
    </style:style>
    <style:style style:name="T1267" style:family="text">
      <style:text-properties officeooo:rsid="163e4142"/>
    </style:style>
    <style:style style:name="T1268" style:family="text">
      <style:text-properties officeooo:rsid="1656370a"/>
    </style:style>
    <style:style style:name="T1269" style:family="text">
      <style:text-properties officeooo:rsid="166cf369"/>
    </style:style>
    <style:style style:name="T1270" style:family="text">
      <style:text-properties officeooo:rsid="167429a8"/>
    </style:style>
    <style:style style:name="T1271" style:family="text">
      <style:text-properties officeooo:rsid="16953c14"/>
    </style:style>
    <style:style style:name="T1272" style:family="text">
      <style:text-properties officeooo:rsid="1696a499"/>
    </style:style>
    <style:style style:name="T1273" style:family="text">
      <style:text-properties officeooo:rsid="16997468"/>
    </style:style>
    <style:style style:name="T1274" style:family="text">
      <style:text-properties officeooo:rsid="169bd55e"/>
    </style:style>
    <style:style style:name="T1275" style:family="text">
      <style:text-properties officeooo:rsid="169d9b37"/>
    </style:style>
    <style:style style:name="T1276" style:family="text">
      <style:text-properties officeooo:rsid="16aeb71d"/>
    </style:style>
    <style:style style:name="T1277" style:family="text">
      <style:text-properties officeooo:rsid="16aeedcc"/>
    </style:style>
    <style:style style:name="T1278" style:family="text">
      <style:text-properties officeooo:rsid="16afea41"/>
    </style:style>
    <style:style style:name="T1279" style:family="text">
      <style:text-properties officeooo:rsid="16affc92"/>
    </style:style>
    <style:style style:name="T1280" style:family="text">
      <style:text-properties officeooo:rsid="16b8efe0"/>
    </style:style>
    <style:style style:name="T1281" style:family="text">
      <style:text-properties officeooo:rsid="16ba5967"/>
    </style:style>
    <style:style style:name="T1282" style:family="text">
      <style:text-properties officeooo:rsid="16bd0435"/>
    </style:style>
    <style:style style:name="T1283" style:family="text">
      <style:text-properties officeooo:rsid="16bed105"/>
    </style:style>
    <style:style style:name="T1284" style:family="text">
      <style:text-properties officeooo:rsid="16bfd00a"/>
    </style:style>
    <style:style style:name="T1285" style:family="text">
      <style:text-properties officeooo:rsid="16c0ad94"/>
    </style:style>
    <style:style style:name="T1286" style:family="text">
      <style:text-properties officeooo:rsid="16c60b5b"/>
    </style:style>
    <style:style style:name="T1287" style:family="text">
      <style:text-properties officeooo:rsid="16c9156c"/>
    </style:style>
    <style:style style:name="T1288" style:family="text">
      <style:text-properties officeooo:rsid="16ca4625"/>
    </style:style>
    <style:style style:name="T1289" style:family="text">
      <style:text-properties officeooo:rsid="16caebf7"/>
    </style:style>
    <style:style style:name="T1290" style:family="text">
      <style:text-properties officeooo:rsid="16ce5c6e"/>
    </style:style>
    <style:style style:name="T1291" style:family="text">
      <style:text-properties officeooo:rsid="16d7fd94"/>
    </style:style>
    <style:style style:name="T1292" style:family="text">
      <style:text-properties officeooo:rsid="16d822d7"/>
    </style:style>
    <style:style style:name="T1293" style:family="text">
      <style:text-properties officeooo:rsid="16e0ab45"/>
    </style:style>
    <style:style style:name="T1294" style:family="text">
      <style:text-properties officeooo:rsid="1702d2fc"/>
    </style:style>
    <style:style style:name="T1295" style:family="text">
      <style:text-properties officeooo:rsid="1704a2d6"/>
    </style:style>
    <style:style style:name="T1296" style:family="text">
      <style:text-properties officeooo:rsid="17091ac3"/>
    </style:style>
    <style:style style:name="T1297" style:family="text">
      <style:text-properties officeooo:rsid="17140389"/>
    </style:style>
    <style:style style:name="T1298" style:family="text">
      <style:text-properties officeooo:rsid="17211870"/>
    </style:style>
    <style:style style:name="T1299" style:family="text">
      <style:text-properties officeooo:rsid="17223467"/>
    </style:style>
    <style:style style:name="T1300" style:family="text">
      <style:text-properties officeooo:rsid="172267b3"/>
    </style:style>
    <style:style style:name="T1301" style:family="text">
      <style:text-properties officeooo:rsid="17227260"/>
    </style:style>
    <style:style style:name="T1302" style:family="text">
      <style:text-properties officeooo:rsid="172542b1"/>
    </style:style>
    <style:style style:name="T1303" style:family="text">
      <style:text-properties officeooo:rsid="172868d7"/>
    </style:style>
    <style:style style:name="T1304" style:family="text">
      <style:text-properties officeooo:rsid="172cc003"/>
    </style:style>
    <style:style style:name="T1305" style:family="text">
      <style:text-properties officeooo:rsid="1730f528"/>
    </style:style>
    <style:style style:name="T1306" style:family="text">
      <style:text-properties officeooo:rsid="1736e263"/>
    </style:style>
    <style:style style:name="T1307" style:family="text">
      <style:text-properties officeooo:rsid="17394788"/>
    </style:style>
    <style:style style:name="T1308" style:family="text">
      <style:text-properties officeooo:rsid="173c35bd"/>
    </style:style>
    <style:style style:name="T1309" style:family="text">
      <style:text-properties officeooo:rsid="173e22fb"/>
    </style:style>
    <style:style style:name="T1310" style:family="text">
      <style:text-properties officeooo:rsid="174859ca"/>
    </style:style>
    <style:style style:name="T1311" style:family="text">
      <style:text-properties officeooo:rsid="174da161"/>
    </style:style>
    <style:style style:name="T1312" style:family="text">
      <style:text-properties officeooo:rsid="17556e70"/>
    </style:style>
    <style:style style:name="T1313" style:family="text">
      <style:text-properties officeooo:rsid="175c3888"/>
    </style:style>
    <style:style style:name="T1314" style:family="text">
      <style:text-properties officeooo:rsid="175cb9d6"/>
    </style:style>
    <style:style style:name="T1315" style:family="text">
      <style:text-properties officeooo:rsid="1768e999"/>
    </style:style>
    <style:style style:name="T1316" style:family="text">
      <style:text-properties officeooo:rsid="1769f2c2"/>
    </style:style>
    <style:style style:name="T1317" style:family="text">
      <style:text-properties officeooo:rsid="17829d04"/>
    </style:style>
    <style:style style:name="T1318" style:family="text">
      <style:text-properties officeooo:rsid="179902fe"/>
    </style:style>
    <style:style style:name="T1319" style:family="text">
      <style:text-properties officeooo:rsid="179ad228"/>
    </style:style>
    <style:style style:name="T1320" style:family="text">
      <style:text-properties officeooo:rsid="179c1d30"/>
    </style:style>
    <style:style style:name="T1321" style:family="text">
      <style:text-properties officeooo:rsid="179cd660"/>
    </style:style>
    <style:style style:name="T1322" style:family="text">
      <style:text-properties officeooo:rsid="179ea746"/>
    </style:style>
    <style:style style:name="T1323" style:family="text">
      <style:text-properties officeooo:rsid="17a1c174"/>
    </style:style>
    <style:style style:name="T1324" style:family="text">
      <style:text-properties officeooo:rsid="17a2a4fe"/>
    </style:style>
    <style:style style:name="T1325" style:family="text">
      <style:text-properties officeooo:rsid="17af5552"/>
    </style:style>
    <style:style style:name="T1326" style:family="text">
      <style:text-properties officeooo:rsid="17b4a755"/>
    </style:style>
    <style:style style:name="T1327" style:family="text">
      <style:text-properties officeooo:rsid="17b9dbce"/>
    </style:style>
    <style:style style:name="T1328" style:family="text">
      <style:text-properties officeooo:rsid="17bd0a25"/>
    </style:style>
    <style:style style:name="T1329" style:family="text">
      <style:text-properties officeooo:rsid="17bfb059"/>
    </style:style>
    <style:style style:name="T1330" style:family="text">
      <style:text-properties officeooo:rsid="17c0c524"/>
    </style:style>
    <style:style style:name="T1331" style:family="text">
      <style:text-properties officeooo:rsid="17c383d7"/>
    </style:style>
    <style:style style:name="T1332" style:family="text">
      <style:text-properties officeooo:rsid="17c471f6"/>
    </style:style>
    <style:style style:name="T1333" style:family="text">
      <style:text-properties officeooo:rsid="17c7cdb8"/>
    </style:style>
    <style:style style:name="T1334" style:family="text">
      <style:text-properties officeooo:rsid="17ce1da4"/>
    </style:style>
    <style:style style:name="T1335" style:family="text">
      <style:text-properties officeooo:rsid="17cf9c62"/>
    </style:style>
    <style:style style:name="T1336" style:family="text">
      <style:text-properties officeooo:rsid="17d53835"/>
    </style:style>
    <style:style style:name="T1337" style:family="text">
      <style:text-properties officeooo:rsid="17e2f480"/>
    </style:style>
    <style:style style:name="T1338" style:family="text">
      <style:text-properties officeooo:rsid="17e3d28d"/>
    </style:style>
    <style:style style:name="T1339" style:family="text">
      <style:text-properties officeooo:rsid="17ebe160"/>
    </style:style>
    <style:style style:name="T1340" style:family="text">
      <style:text-properties officeooo:rsid="17ee7645"/>
    </style:style>
    <style:style style:name="T1341" style:family="text">
      <style:text-properties officeooo:rsid="17f1871d"/>
    </style:style>
    <style:style style:name="T1342" style:family="text">
      <style:text-properties officeooo:rsid="17f2c27e"/>
    </style:style>
    <style:style style:name="T1343" style:family="text">
      <style:text-properties officeooo:rsid="17f83ab4"/>
    </style:style>
    <style:style style:name="T1344" style:family="text">
      <style:text-properties officeooo:rsid="17faba18"/>
    </style:style>
    <style:style style:name="T1345" style:family="text">
      <style:text-properties officeooo:rsid="17fca998"/>
    </style:style>
    <style:style style:name="T1346" style:family="text">
      <style:text-properties officeooo:rsid="180043f3"/>
    </style:style>
    <style:style style:name="T1347" style:family="text">
      <style:text-properties officeooo:rsid="18093d91"/>
    </style:style>
    <style:style style:name="T1348" style:family="text">
      <style:text-properties officeooo:rsid="180b4373"/>
    </style:style>
    <style:style style:name="T1349" style:family="text">
      <style:text-properties officeooo:rsid="180c9ca9"/>
    </style:style>
    <style:style style:name="T1350" style:family="text">
      <style:text-properties officeooo:rsid="180ff606"/>
    </style:style>
    <style:style style:name="T1351" style:family="text">
      <style:text-properties officeooo:rsid="181156c6"/>
    </style:style>
    <style:style style:name="T1352" style:family="text">
      <style:text-properties officeooo:rsid="1812d66f"/>
    </style:style>
    <style:style style:name="T1353" style:family="text">
      <style:text-properties officeooo:rsid="1812e74e"/>
    </style:style>
    <style:style style:name="T1354" style:family="text">
      <style:text-properties officeooo:rsid="18196f9d"/>
    </style:style>
    <style:style style:name="T1355" style:family="text">
      <style:text-properties officeooo:rsid="182196d4"/>
    </style:style>
    <style:style style:name="T1356" style:family="text">
      <style:text-properties officeooo:rsid="1822d13a"/>
    </style:style>
    <style:style style:name="T1357" style:family="text">
      <style:text-properties officeooo:rsid="1826a8fa"/>
    </style:style>
    <style:style style:name="T1358" style:family="text">
      <style:text-properties officeooo:rsid="182e6754"/>
    </style:style>
    <style:style style:name="T1359" style:family="text">
      <style:text-properties officeooo:rsid="183027de"/>
    </style:style>
    <style:style style:name="T1360" style:family="text">
      <style:text-properties officeooo:rsid="183043e8"/>
    </style:style>
    <style:style style:name="T1361" style:family="text">
      <style:text-properties officeooo:rsid="18354112"/>
    </style:style>
    <style:style style:name="T1362" style:family="text">
      <style:text-properties officeooo:rsid="183bd197"/>
    </style:style>
    <style:style style:name="T1363" style:family="text">
      <style:text-properties officeooo:rsid="184525dc"/>
    </style:style>
    <style:style style:name="T1364" style:family="text">
      <style:text-properties officeooo:rsid="1846a24c"/>
    </style:style>
    <style:style style:name="T1365" style:family="text">
      <style:text-properties officeooo:rsid="18510d3c"/>
    </style:style>
    <style:style style:name="T1366" style:family="text">
      <style:text-properties officeooo:rsid="18538bea"/>
    </style:style>
    <style:style style:name="T1367" style:family="text">
      <style:text-properties officeooo:rsid="18556bcf"/>
    </style:style>
    <style:style style:name="T1368" style:family="text">
      <style:text-properties officeooo:rsid="1856072d"/>
    </style:style>
    <style:style style:name="T1369" style:family="text">
      <style:text-properties officeooo:rsid="1863ebf0"/>
    </style:style>
    <style:style style:name="T1370" style:family="text">
      <style:text-properties officeooo:rsid="186dfbca"/>
    </style:style>
    <style:style style:name="T1371" style:family="text">
      <style:text-properties officeooo:rsid="1876bbde"/>
    </style:style>
    <style:style style:name="T1372" style:family="text">
      <style:text-properties officeooo:rsid="187d8737"/>
    </style:style>
    <style:style style:name="T1373" style:family="text">
      <style:text-properties officeooo:rsid="187e404f"/>
    </style:style>
    <style:style style:name="T1374" style:family="text">
      <style:text-properties officeooo:rsid="18833c09"/>
    </style:style>
    <style:style style:name="T1375" style:family="text">
      <style:text-properties officeooo:rsid="18864ad5"/>
    </style:style>
    <style:style style:name="T1376" style:family="text">
      <style:text-properties officeooo:rsid="1893b6a8"/>
    </style:style>
    <style:style style:name="T1377" style:family="text">
      <style:text-properties officeooo:rsid="1898d9e1"/>
    </style:style>
    <style:style style:name="T1378" style:family="text">
      <style:text-properties officeooo:rsid="18a925e2"/>
    </style:style>
    <style:style style:name="T1379" style:family="text">
      <style:text-properties officeooo:rsid="18aa8fa5"/>
    </style:style>
    <style:style style:name="T1380" style:family="text">
      <style:text-properties officeooo:rsid="18ae3c40"/>
    </style:style>
    <style:style style:name="T1381" style:family="text">
      <style:text-properties officeooo:rsid="18fb64c5"/>
    </style:style>
    <style:style style:name="T1382" style:family="text">
      <style:text-properties officeooo:rsid="1901ca1a"/>
    </style:style>
    <style:style style:name="T1383" style:family="text">
      <style:text-properties officeooo:rsid="1904aedd"/>
    </style:style>
    <style:style style:name="T1384" style:family="text">
      <style:text-properties officeooo:rsid="19067786"/>
    </style:style>
    <style:style style:name="T1385" style:family="text">
      <style:text-properties officeooo:rsid="190a6a64"/>
    </style:style>
    <style:style style:name="T1386" style:family="text">
      <style:text-properties officeooo:rsid="190aedb8"/>
    </style:style>
    <style:style style:name="T1387" style:family="text">
      <style:text-properties officeooo:rsid="190ca365"/>
    </style:style>
    <style:style style:name="T1388" style:family="text">
      <style:text-properties officeooo:rsid="190d7ae3"/>
    </style:style>
    <style:style style:name="T1389" style:family="text">
      <style:text-properties officeooo:rsid="1910887d"/>
    </style:style>
    <style:style style:name="T1390" style:family="text">
      <style:text-properties officeooo:rsid="19139acf"/>
    </style:style>
    <style:style style:name="T1391" style:family="text">
      <style:text-properties officeooo:rsid="1914c39f"/>
    </style:style>
    <style:style style:name="T1392" style:family="text">
      <style:text-properties officeooo:rsid="1918cf25"/>
    </style:style>
    <style:style style:name="T1393" style:family="text">
      <style:text-properties officeooo:rsid="191af65b"/>
    </style:style>
    <style:style style:name="T1394" style:family="text">
      <style:text-properties officeooo:rsid="191e25d7"/>
    </style:style>
    <style:style style:name="T1395" style:family="text">
      <style:text-properties officeooo:rsid="1923508b"/>
    </style:style>
    <style:style style:name="T1396" style:family="text">
      <style:text-properties officeooo:rsid="192be78d"/>
    </style:style>
    <style:style style:name="T1397" style:family="text">
      <style:text-properties officeooo:rsid="192d5016"/>
    </style:style>
    <style:style style:name="T1398" style:family="text">
      <style:text-properties officeooo:rsid="1943fb18"/>
    </style:style>
    <style:style style:name="T1399" style:family="text">
      <style:text-properties officeooo:rsid="1958d7ea"/>
    </style:style>
    <style:style style:name="T1400" style:family="text">
      <style:text-properties officeooo:rsid="196f6e72"/>
    </style:style>
    <style:style style:name="T1401" style:family="text">
      <style:text-properties officeooo:rsid="1970a260"/>
    </style:style>
    <style:style style:name="T1402" style:family="text">
      <style:text-properties officeooo:rsid="1975df9c"/>
    </style:style>
    <style:style style:name="T1403" style:family="text">
      <style:text-properties officeooo:rsid="1976c1c9"/>
    </style:style>
    <style:style style:name="T1404" style:family="text">
      <style:text-properties officeooo:rsid="197bb458"/>
    </style:style>
    <style:style style:name="T1405" style:family="text">
      <style:text-properties officeooo:rsid="19977e1e"/>
    </style:style>
    <style:style style:name="T1406" style:family="text">
      <style:text-properties officeooo:rsid="199c3b9f"/>
    </style:style>
    <style:style style:name="T1407" style:family="text">
      <style:text-properties officeooo:rsid="19b6c725"/>
    </style:style>
    <style:style style:name="T1408" style:family="text">
      <style:text-properties officeooo:rsid="19bea300"/>
    </style:style>
    <style:style style:name="T1409" style:family="text">
      <style:text-properties officeooo:rsid="19c4cad5"/>
    </style:style>
    <style:style style:name="T1410" style:family="text">
      <style:text-properties officeooo:rsid="19c9105b"/>
    </style:style>
    <style:style style:name="T1411" style:family="text">
      <style:text-properties officeooo:rsid="19ccab76"/>
    </style:style>
    <style:style style:name="T1412" style:family="text">
      <style:text-properties officeooo:rsid="19ce6d75"/>
    </style:style>
    <style:style style:name="T1413" style:family="text">
      <style:text-properties officeooo:rsid="19cecb3c"/>
    </style:style>
    <style:style style:name="T1414" style:family="text">
      <style:text-properties officeooo:rsid="19d0d9c1"/>
    </style:style>
    <style:style style:name="T1415" style:family="text">
      <style:text-properties officeooo:rsid="19d3d272"/>
    </style:style>
    <style:style style:name="T1416" style:family="text">
      <style:text-properties officeooo:rsid="19d5653e"/>
    </style:style>
    <style:style style:name="T1417" style:family="text">
      <style:text-properties officeooo:rsid="19d5b75f"/>
    </style:style>
    <style:style style:name="T1418" style:family="text">
      <style:text-properties officeooo:rsid="19d9fc55"/>
    </style:style>
    <style:style style:name="T1419" style:family="text">
      <style:text-properties officeooo:rsid="19db498e"/>
    </style:style>
    <style:style style:name="T1420" style:family="text">
      <style:text-properties officeooo:rsid="1a228809"/>
    </style:style>
    <style:style style:name="T1421" style:family="text">
      <style:text-properties officeooo:rsid="1aa8fd04"/>
    </style:style>
    <style:style style:name="T1422" style:family="text">
      <style:text-properties officeooo:rsid="1ab09873"/>
    </style:style>
    <style:style style:name="T1423" style:family="text">
      <style:text-properties officeooo:rsid="1ab14b0e"/>
    </style:style>
    <style:style style:name="T1424" style:family="text">
      <style:text-properties officeooo:rsid="1ab7d5b0"/>
    </style:style>
    <style:style style:name="T1425" style:family="text">
      <style:text-properties officeooo:rsid="1abb620f"/>
    </style:style>
    <style:style style:name="T1426" style:family="text">
      <style:text-properties officeooo:rsid="1acda837"/>
    </style:style>
    <style:style style:name="T1427" style:family="text">
      <style:text-properties officeooo:rsid="1adb7558"/>
    </style:style>
    <style:style style:name="T1428" style:family="text">
      <style:text-properties officeooo:rsid="1af205ab"/>
    </style:style>
    <style:style style:name="T1429" style:family="text">
      <style:text-properties officeooo:rsid="1af3fc7a"/>
    </style:style>
    <style:style style:name="T1430" style:family="text">
      <style:text-properties officeooo:rsid="1af6eae1"/>
    </style:style>
    <style:style style:name="T1431" style:family="text">
      <style:text-properties officeooo:rsid="1afa122d"/>
    </style:style>
    <style:style style:name="T1432" style:family="text">
      <style:text-properties officeooo:rsid="1b0d4138"/>
    </style:style>
    <style:style style:name="T1433" style:family="text">
      <style:text-properties officeooo:rsid="1b0d4b09"/>
    </style:style>
    <style:style style:name="T1434" style:family="text">
      <style:text-properties officeooo:rsid="1b0f34c7"/>
    </style:style>
    <style:style style:name="T1435" style:family="text">
      <style:text-properties officeooo:rsid="1b18af22"/>
    </style:style>
    <style:style style:name="T1436" style:family="text">
      <style:text-properties officeooo:rsid="1b2c6e12"/>
    </style:style>
    <style:style style:name="T1437" style:family="text">
      <style:text-properties officeooo:rsid="1b342612"/>
    </style:style>
    <style:style style:name="T1438" style:family="text">
      <style:text-properties officeooo:rsid="1b362153"/>
    </style:style>
    <style:style style:name="T1439" style:family="text">
      <style:text-properties officeooo:rsid="1b43a36c"/>
    </style:style>
    <style:style style:name="T1440" style:family="text">
      <style:text-properties officeooo:rsid="1b9278ba"/>
    </style:style>
    <style:style style:name="T1441" style:family="text">
      <style:text-properties officeooo:rsid="1b935d12"/>
    </style:style>
    <style:style style:name="T1442" style:family="text">
      <style:text-properties officeooo:rsid="1baef74e"/>
    </style:style>
    <style:style style:name="T1443" style:family="text">
      <style:text-properties officeooo:rsid="1bb00e33"/>
    </style:style>
    <style:style style:name="T1444" style:family="text">
      <style:text-properties officeooo:rsid="1bb3f966"/>
    </style:style>
    <style:style style:name="T1445" style:family="text">
      <style:text-properties officeooo:rsid="1bbe3f53"/>
    </style:style>
    <style:style style:name="T1446" style:family="text">
      <style:text-properties officeooo:rsid="1bc4e284"/>
    </style:style>
    <style:style style:name="T1447" style:family="text">
      <style:text-properties officeooo:rsid="1bd78dfb"/>
    </style:style>
    <style:style style:name="T1448" style:family="text">
      <style:text-properties officeooo:rsid="1bd81760"/>
    </style:style>
    <style:style style:name="T1449" style:family="text">
      <style:text-properties officeooo:rsid="1bd996c4"/>
    </style:style>
    <style:style style:name="T1450" style:family="text">
      <style:text-properties officeooo:rsid="1bddab6c"/>
    </style:style>
    <style:style style:name="T1451" style:family="text">
      <style:text-properties officeooo:rsid="1bf7e832"/>
    </style:style>
    <style:style style:name="T1452" style:family="text">
      <style:text-properties officeooo:rsid="1c13ae6d"/>
    </style:style>
    <style:style style:name="T1453" style:family="text">
      <style:text-properties officeooo:rsid="1c15c5af"/>
    </style:style>
    <style:style style:name="T1454" style:family="text">
      <style:text-properties officeooo:rsid="1c2048c4"/>
    </style:style>
    <style:style style:name="T1455" style:family="text">
      <style:text-properties officeooo:rsid="1c20d551"/>
    </style:style>
    <style:style style:name="T1456" style:family="text">
      <style:text-properties officeooo:rsid="1c2311ba"/>
    </style:style>
    <style:style style:name="T1457" style:family="text">
      <style:text-properties officeooo:rsid="1c23e9e0"/>
    </style:style>
    <style:style style:name="T1458" style:family="text">
      <style:text-properties officeooo:rsid="1c25adea"/>
    </style:style>
    <style:style style:name="T1459" style:family="text">
      <style:text-properties officeooo:rsid="1c2b0db2"/>
    </style:style>
    <style:style style:name="T1460" style:family="text">
      <style:text-properties officeooo:rsid="1c2e65bf"/>
    </style:style>
    <style:style style:name="T1461" style:family="text">
      <style:text-properties officeooo:rsid="1c30174d"/>
    </style:style>
    <style:style style:name="T1462" style:family="text">
      <style:text-properties officeooo:rsid="1c32cc3f"/>
    </style:style>
    <style:style style:name="T1463" style:family="text">
      <style:text-properties officeooo:rsid="1c34eb0e"/>
    </style:style>
    <style:style style:name="T1464" style:family="text">
      <style:text-properties officeooo:rsid="1c3721b0"/>
    </style:style>
    <style:style style:name="T1465" style:family="text">
      <style:text-properties officeooo:rsid="1c3790c6"/>
    </style:style>
    <style:style style:name="T1466" style:family="text">
      <style:text-properties officeooo:rsid="1c380615"/>
    </style:style>
    <style:style style:name="T1467" style:family="text">
      <style:text-properties officeooo:rsid="1c39359e"/>
    </style:style>
    <style:style style:name="T1468" style:family="text">
      <style:text-properties officeooo:rsid="1c3a8bca"/>
    </style:style>
    <style:style style:name="T1469" style:family="text">
      <style:text-properties officeooo:rsid="1c3b9ef0"/>
    </style:style>
    <style:style style:name="T1470" style:family="text">
      <style:text-properties officeooo:rsid="1c3c2ba4"/>
    </style:style>
    <style:style style:name="T1471" style:family="text">
      <style:text-properties officeooo:rsid="1c3dd519"/>
    </style:style>
    <style:style style:name="T1472" style:family="text">
      <style:text-properties officeooo:rsid="1c409821"/>
    </style:style>
    <style:style style:name="T1473" style:family="text">
      <style:text-properties officeooo:rsid="1c43827a"/>
    </style:style>
    <style:style style:name="T1474" style:family="text">
      <style:text-properties officeooo:rsid="1c46bfcc"/>
    </style:style>
    <style:style style:name="T1475" style:family="text">
      <style:text-properties officeooo:rsid="1c4b489b"/>
    </style:style>
    <style:style style:name="T1476" style:family="text">
      <style:text-properties officeooo:rsid="1c5425f6"/>
    </style:style>
    <style:style style:name="T1477" style:family="text">
      <style:text-properties officeooo:rsid="1c6b01e8"/>
    </style:style>
    <style:style style:name="T1478" style:family="text">
      <style:text-properties officeooo:rsid="1c6cca69"/>
    </style:style>
    <style:style style:name="T1479" style:family="text">
      <style:text-properties officeooo:rsid="1c6f6711"/>
    </style:style>
    <style:style style:name="T1480" style:family="text">
      <style:text-properties officeooo:rsid="1c7190fa"/>
    </style:style>
    <style:style style:name="T1481" style:family="text">
      <style:text-properties officeooo:rsid="1c7468c3"/>
    </style:style>
    <style:style style:name="T1482" style:family="text">
      <style:text-properties officeooo:rsid="1c8dbef6"/>
    </style:style>
    <style:style style:name="T1483" style:family="text">
      <style:text-properties officeooo:rsid="1c9688cd"/>
    </style:style>
    <style:style style:name="T1484" style:family="text">
      <style:text-properties officeooo:rsid="1c9b3fd5"/>
    </style:style>
    <style:style style:name="T1485" style:family="text">
      <style:text-properties officeooo:rsid="1c9e3c24"/>
    </style:style>
    <style:style style:name="T1486" style:family="text">
      <style:text-properties officeooo:rsid="1ca0bcae"/>
    </style:style>
    <style:style style:name="T1487" style:family="text">
      <style:text-properties officeooo:rsid="1cb27d76"/>
    </style:style>
    <style:style style:name="T1488" style:family="text">
      <style:text-properties officeooo:rsid="1cb57d52"/>
    </style:style>
    <style:style style:name="T1489" style:family="text">
      <style:text-properties officeooo:rsid="1cb79b21"/>
    </style:style>
    <style:style style:name="T1490" style:family="text">
      <style:text-properties officeooo:rsid="1cb8c25c"/>
    </style:style>
    <style:style style:name="T1491" style:family="text">
      <style:text-properties officeooo:rsid="1cbc2e8c"/>
    </style:style>
    <style:style style:name="T1492" style:family="text">
      <style:text-properties officeooo:rsid="1cc063ba"/>
    </style:style>
    <style:style style:name="T1493" style:family="text">
      <style:text-properties officeooo:rsid="1cc1cf13"/>
    </style:style>
    <style:style style:name="T1494" style:family="text">
      <style:text-properties officeooo:rsid="1ccbfa68"/>
    </style:style>
    <style:style style:name="T1495" style:family="text">
      <style:text-properties officeooo:rsid="1ccfb318"/>
    </style:style>
    <style:style style:name="T1496" style:family="text">
      <style:text-properties officeooo:rsid="1cd10726"/>
    </style:style>
    <style:style style:name="T1497" style:family="text">
      <style:text-properties officeooo:rsid="1ce164c5"/>
    </style:style>
    <style:style style:name="T1498" style:family="text">
      <style:text-properties officeooo:rsid="1ce29b42"/>
    </style:style>
    <style:style style:name="T1499" style:family="text">
      <style:text-properties officeooo:rsid="1ce3a790"/>
    </style:style>
    <style:style style:name="T1500" style:family="text">
      <style:text-properties officeooo:rsid="1d305b19"/>
    </style:style>
    <style:style style:name="T1501" style:family="text">
      <style:text-properties officeooo:rsid="1d3d6986"/>
    </style:style>
    <style:style style:name="T1502" style:family="text">
      <style:text-properties officeooo:rsid="1d3d7656"/>
    </style:style>
    <style:style style:name="T1503" style:family="text">
      <style:text-properties officeooo:rsid="1d3f76b6"/>
    </style:style>
    <style:style style:name="T1504" style:family="text">
      <style:text-properties officeooo:rsid="1d416b9e"/>
    </style:style>
    <style:style style:name="T1505" style:family="text">
      <style:text-properties officeooo:rsid="1d419422"/>
    </style:style>
    <style:style style:name="T1506" style:family="text">
      <style:text-properties officeooo:rsid="1d43c835"/>
    </style:style>
    <style:style style:name="T1507" style:family="text">
      <style:text-properties officeooo:rsid="1d52aa9b"/>
    </style:style>
    <style:style style:name="T1508" style:family="text">
      <style:text-properties officeooo:rsid="1d536c48"/>
    </style:style>
    <style:style style:name="T1509" style:family="text">
      <style:text-properties officeooo:rsid="1d5f99a3"/>
    </style:style>
    <style:style style:name="T1510" style:family="text">
      <style:text-properties officeooo:rsid="1d6059d9"/>
    </style:style>
    <style:style style:name="T1511" style:family="text">
      <style:text-properties officeooo:rsid="1d6e4004"/>
    </style:style>
    <style:style style:name="T1512" style:family="text">
      <style:text-properties officeooo:rsid="1d9c77e5"/>
    </style:style>
    <style:style style:name="T1513" style:family="text">
      <style:text-properties officeooo:rsid="1f1608c5"/>
    </style:style>
    <style:style style:name="T1514" style:family="text">
      <style:text-properties officeooo:rsid="1f164930"/>
    </style:style>
    <style:style style:name="T1515" style:family="text">
      <style:text-properties officeooo:rsid="1f1f575a"/>
    </style:style>
    <style:style style:name="T1516" style:family="text">
      <style:text-properties officeooo:rsid="1f202a8e"/>
    </style:style>
    <style:style style:name="T1517" style:family="text">
      <style:text-properties officeooo:rsid="1f207c8c"/>
    </style:style>
    <style:style style:name="T1518" style:family="text">
      <style:text-properties officeooo:rsid="1f68f696"/>
    </style:style>
    <style:style style:name="T1519" style:family="text">
      <style:text-properties officeooo:rsid="1f861933"/>
    </style:style>
    <style:style style:name="T1520" style:family="text">
      <style:text-properties officeooo:rsid="1f893ecf"/>
    </style:style>
    <style:style style:name="T1521" style:family="text">
      <style:text-properties officeooo:rsid="1f898e40"/>
    </style:style>
    <style:style style:name="T1522" style:family="text">
      <style:text-properties officeooo:rsid="1f8a9ce2"/>
    </style:style>
    <style:style style:name="T1523" style:family="text">
      <style:text-properties officeooo:rsid="1f8ec43f"/>
    </style:style>
    <style:style style:name="T1524" style:family="text">
      <style:text-properties officeooo:rsid="1f92100f"/>
    </style:style>
    <style:style style:name="T1525" style:family="text">
      <style:text-properties officeooo:rsid="1f92c19f"/>
    </style:style>
    <style:style style:name="T1526" style:family="text">
      <style:text-properties officeooo:rsid="1f95ef41"/>
    </style:style>
    <style:style style:name="T1527" style:family="text">
      <style:text-properties officeooo:rsid="1f97ddf2"/>
    </style:style>
    <style:style style:name="T1528" style:family="text">
      <style:text-properties officeooo:rsid="1f9936c7"/>
    </style:style>
    <style:style style:name="T1529" style:family="text">
      <style:text-properties officeooo:rsid="1f9c3deb"/>
    </style:style>
    <style:style style:name="T1530" style:family="text">
      <style:text-properties officeooo:rsid="1fa2e7e6"/>
    </style:style>
    <style:style style:name="T1531" style:family="text">
      <style:text-properties officeooo:rsid="1fac15bf"/>
    </style:style>
    <style:style style:name="T1532" style:family="text">
      <style:text-properties officeooo:rsid="1fadf136"/>
    </style:style>
    <style:style style:name="T1533" style:family="text">
      <style:text-properties officeooo:rsid="1fc8e648"/>
    </style:style>
    <style:style style:name="T1534" style:family="text">
      <style:text-properties officeooo:rsid="1fd10471"/>
    </style:style>
    <style:style style:name="T1535" style:family="text">
      <style:text-properties officeooo:rsid="1fd2d526"/>
    </style:style>
    <style:style style:name="T1536" style:family="text">
      <style:text-properties officeooo:rsid="1fe479bb"/>
    </style:style>
    <style:style style:name="T1537" style:family="text">
      <style:text-properties officeooo:rsid="1fe60dcb"/>
    </style:style>
    <style:style style:name="T1538" style:family="text">
      <style:text-properties officeooo:rsid="1fe9c365"/>
    </style:style>
    <style:style style:name="T1539" style:family="text">
      <style:text-properties officeooo:rsid="1feed335"/>
    </style:style>
    <style:style style:name="T1540" style:family="text">
      <style:text-properties officeooo:rsid="1ff930d6"/>
    </style:style>
    <style:style style:name="T1541" style:family="text">
      <style:text-properties officeooo:rsid="1ffa4dd5"/>
    </style:style>
    <style:style style:name="T1542" style:family="text">
      <style:text-properties officeooo:rsid="1ffcbe3e"/>
    </style:style>
    <style:style style:name="T1543" style:family="text">
      <style:text-properties officeooo:rsid="1ffdec1e"/>
    </style:style>
    <style:style style:name="T1544" style:family="text">
      <style:text-properties officeooo:rsid="1fff555c"/>
    </style:style>
    <style:style style:name="T1545" style:family="text">
      <style:text-properties officeooo:rsid="1ffff809"/>
    </style:style>
    <style:style style:name="T1546" style:family="text">
      <style:text-properties officeooo:rsid="20036d26"/>
    </style:style>
    <style:style style:name="T1547" style:family="text">
      <style:text-properties officeooo:rsid="20049576"/>
    </style:style>
    <style:style style:name="T1548" style:family="text">
      <style:text-properties officeooo:rsid="201041de"/>
    </style:style>
    <style:style style:name="T1549" style:family="text">
      <style:text-properties officeooo:rsid="20114fe2"/>
    </style:style>
    <style:style style:name="T1550" style:family="text">
      <style:text-properties officeooo:rsid="2016b471"/>
    </style:style>
    <style:style style:name="T1551" style:family="text">
      <style:text-properties officeooo:rsid="201ad175"/>
    </style:style>
    <style:style style:name="T1552" style:family="text">
      <style:text-properties officeooo:rsid="201cbe4a"/>
    </style:style>
    <style:style style:name="T1553" style:family="text">
      <style:text-properties officeooo:rsid="201eae23"/>
    </style:style>
    <style:style style:name="T1554" style:family="text">
      <style:text-properties officeooo:rsid="201ff80f"/>
    </style:style>
    <style:style style:name="T1555" style:family="text">
      <style:text-properties officeooo:rsid="2022af0e"/>
    </style:style>
    <style:style style:name="T1556" style:family="text">
      <style:text-properties officeooo:rsid="202563ed"/>
    </style:style>
    <style:style style:name="T1557" style:family="text">
      <style:text-properties officeooo:rsid="2028ec95"/>
    </style:style>
    <style:style style:name="T1558" style:family="text">
      <style:text-properties officeooo:rsid="202a731e"/>
    </style:style>
    <style:style style:name="T1559" style:family="text">
      <style:text-properties officeooo:rsid="20360362"/>
    </style:style>
    <style:style style:name="T1560" style:family="text">
      <style:text-properties officeooo:rsid="20accefb"/>
    </style:style>
    <style:style style:name="T1561" style:family="text">
      <style:text-properties officeooo:rsid="20aeb978"/>
    </style:style>
    <style:style style:name="T1562" style:family="text">
      <style:text-properties officeooo:rsid="20aed7a6"/>
    </style:style>
    <style:style style:name="T1563" style:family="text">
      <style:text-properties officeooo:rsid="20b40fec"/>
    </style:style>
    <style:style style:name="T1564" style:family="text">
      <style:text-properties officeooo:rsid="20b7e7e2"/>
    </style:style>
    <style:style style:name="T1565" style:family="text">
      <style:text-properties officeooo:rsid="20c213ae"/>
    </style:style>
    <style:style style:name="T1566" style:family="text">
      <style:text-properties officeooo:rsid="20c25c11"/>
    </style:style>
    <style:style style:name="T1567" style:family="text">
      <style:text-properties officeooo:rsid="20c9c6f7"/>
    </style:style>
    <style:style style:name="T1568" style:family="text">
      <style:text-properties officeooo:rsid="20cba651"/>
    </style:style>
    <style:style style:name="T1569" style:family="text">
      <style:text-properties officeooo:rsid="20ccb5b1"/>
    </style:style>
    <style:style style:name="T1570" style:family="text">
      <style:text-properties officeooo:rsid="20cef749"/>
    </style:style>
    <style:style style:name="T1571" style:family="text">
      <style:text-properties officeooo:rsid="20cf09b2"/>
    </style:style>
    <style:style style:name="T1572" style:family="text">
      <style:text-properties officeooo:rsid="20d52334"/>
    </style:style>
    <style:style style:name="T1573" style:family="text">
      <style:text-properties officeooo:rsid="20d85203"/>
    </style:style>
    <style:style style:name="T1574" style:family="text">
      <style:text-properties officeooo:rsid="20d9e92c"/>
    </style:style>
    <style:style style:name="T1575" style:family="text">
      <style:text-properties officeooo:rsid="21220334"/>
    </style:style>
    <style:style style:name="T1576" style:family="text">
      <style:text-properties officeooo:rsid="21359d4e"/>
    </style:style>
    <style:style style:name="T1577" style:family="text">
      <style:text-properties officeooo:rsid="21596ddc"/>
    </style:style>
    <style:style style:name="T1578" style:family="text">
      <style:text-properties officeooo:rsid="215b5b83"/>
    </style:style>
    <style:style style:name="T1579" style:family="text">
      <style:text-properties officeooo:rsid="217ffadb"/>
    </style:style>
    <style:style style:name="T1580" style:family="text">
      <style:text-properties officeooo:rsid="21852beb"/>
    </style:style>
    <style:style style:name="T1581" style:family="text">
      <style:text-properties officeooo:rsid="21869d67"/>
    </style:style>
    <style:style style:name="T1582" style:family="text">
      <style:text-properties officeooo:rsid="2186cd7d"/>
    </style:style>
    <style:style style:name="T1583" style:family="text">
      <style:text-properties officeooo:rsid="21891373"/>
    </style:style>
    <style:style style:name="T1584" style:family="text">
      <style:text-properties officeooo:rsid="218dad2d"/>
    </style:style>
    <style:style style:name="T1585" style:family="text">
      <style:text-properties officeooo:rsid="2190752f"/>
    </style:style>
    <style:style style:name="T1586" style:family="text">
      <style:text-properties officeooo:rsid="2194fe55"/>
    </style:style>
    <style:style style:name="T1587" style:family="text">
      <style:text-properties officeooo:rsid="21960b15"/>
    </style:style>
    <style:style style:name="T1588" style:family="text">
      <style:text-properties officeooo:rsid="21995158"/>
    </style:style>
    <style:style style:name="T1589" style:family="text">
      <style:text-properties officeooo:rsid="219b21fc"/>
    </style:style>
    <style:style style:name="T1590" style:family="text">
      <style:text-properties officeooo:rsid="219bd75d"/>
    </style:style>
    <style:style style:name="T1591" style:family="text">
      <style:text-properties officeooo:rsid="219e5e28"/>
    </style:style>
    <style:style style:name="T1592" style:family="text">
      <style:text-properties officeooo:rsid="21a00ce3"/>
    </style:style>
    <style:style style:name="T1593" style:family="text">
      <style:text-properties officeooo:rsid="21a192df"/>
    </style:style>
    <style:style style:name="T1594" style:family="text">
      <style:text-properties officeooo:rsid="21a1cbaf"/>
    </style:style>
    <style:style style:name="T1595" style:family="text">
      <style:text-properties officeooo:rsid="21a3a3c0"/>
    </style:style>
    <style:style style:name="T1596" style:family="text">
      <style:text-properties officeooo:rsid="21a52983"/>
    </style:style>
    <style:style style:name="T1597" style:family="text">
      <style:text-properties officeooo:rsid="21a6854d"/>
    </style:style>
    <style:style style:name="T1598" style:family="text">
      <style:text-properties officeooo:rsid="21aa5c6a"/>
    </style:style>
    <style:style style:name="T1599" style:family="text">
      <style:text-properties officeooo:rsid="21ab7ab3"/>
    </style:style>
    <style:style style:name="T1600" style:family="text">
      <style:text-properties officeooo:rsid="21b1681c"/>
    </style:style>
    <style:style style:name="T1601" style:family="text">
      <style:text-properties officeooo:rsid="21b325f7"/>
    </style:style>
    <style:style style:name="T1602" style:family="text">
      <style:text-properties officeooo:rsid="21b7cd1e"/>
    </style:style>
    <style:style style:name="T1603" style:family="text">
      <style:text-properties officeooo:rsid="21bb0d69"/>
    </style:style>
    <style:style style:name="T1604" style:family="text">
      <style:text-properties officeooo:rsid="21bc4366"/>
    </style:style>
    <style:style style:name="T1605" style:family="text">
      <style:text-properties officeooo:rsid="21bd9df0"/>
    </style:style>
    <style:style style:name="T1606" style:family="text">
      <style:text-properties officeooo:rsid="21bdb5fd"/>
    </style:style>
    <style:style style:name="T1607" style:family="text">
      <style:text-properties officeooo:rsid="21be9a58"/>
    </style:style>
    <style:style style:name="T1608" style:family="text">
      <style:text-properties officeooo:rsid="21c00207"/>
    </style:style>
    <style:style style:name="T1609" style:family="text">
      <style:text-properties officeooo:rsid="21c56140"/>
    </style:style>
    <style:style style:name="T1610" style:family="text">
      <style:text-properties officeooo:rsid="21cba021"/>
    </style:style>
    <style:style style:name="T1611" style:family="text">
      <style:text-properties officeooo:rsid="21cd4f5c"/>
    </style:style>
    <style:style style:name="T1612" style:family="text">
      <style:text-properties officeooo:rsid="21d0f2ba"/>
    </style:style>
    <style:style style:name="T1613" style:family="text">
      <style:text-properties officeooo:rsid="21db43c9"/>
    </style:style>
    <style:style style:name="T1614" style:family="text">
      <style:text-properties officeooo:rsid="21dde550"/>
    </style:style>
    <style:style style:name="T1615" style:family="text">
      <style:text-properties officeooo:rsid="21df3cdd"/>
    </style:style>
    <style:style style:name="T1616" style:family="text">
      <style:text-properties officeooo:rsid="21e98d22"/>
    </style:style>
    <style:style style:name="T1617" style:family="text">
      <style:text-properties officeooo:rsid="21f227ca"/>
    </style:style>
    <style:style style:name="T1618" style:family="text">
      <style:text-properties officeooo:rsid="21f3c769"/>
    </style:style>
    <style:style style:name="T1619" style:family="text">
      <style:text-properties officeooo:rsid="21f52ab5"/>
    </style:style>
    <style:style style:name="T1620" style:family="text">
      <style:text-properties officeooo:rsid="21fac54f"/>
    </style:style>
    <style:style style:name="T1621" style:family="text">
      <style:text-properties officeooo:rsid="21fe221f"/>
    </style:style>
    <style:style style:name="T1622" style:family="text">
      <style:text-properties officeooo:rsid="2202b20d"/>
    </style:style>
    <style:style style:name="T1623" style:family="text">
      <style:text-properties officeooo:rsid="22055b22"/>
    </style:style>
    <style:style style:name="T1624" style:family="text">
      <style:text-properties officeooo:rsid="220c4fea"/>
    </style:style>
    <style:style style:name="T1625" style:family="text">
      <style:text-properties officeooo:rsid="2211cfa0"/>
    </style:style>
    <style:style style:name="T1626" style:family="text">
      <style:text-properties officeooo:rsid="2215462b"/>
    </style:style>
    <style:style style:name="T1627" style:family="text">
      <style:text-properties officeooo:rsid="221873c6"/>
    </style:style>
    <style:style style:name="T1628" style:family="text">
      <style:text-properties officeooo:rsid="22224ac5"/>
    </style:style>
    <style:style style:name="T1629" style:family="text">
      <style:text-properties officeooo:rsid="22243dec"/>
    </style:style>
    <style:style style:name="T1630" style:family="text">
      <style:text-properties officeooo:rsid="2234be91"/>
    </style:style>
    <style:style style:name="T1631" style:family="text">
      <style:text-properties officeooo:rsid="2243bbba"/>
    </style:style>
    <style:style style:name="T1632" style:family="text">
      <style:text-properties officeooo:rsid="2246f19f"/>
    </style:style>
    <style:style style:name="T1633" style:family="text">
      <style:text-properties officeooo:rsid="22487c4c"/>
    </style:style>
    <style:style style:name="T1634" style:family="text">
      <style:text-properties officeooo:rsid="224a2cf5"/>
    </style:style>
    <style:style style:name="T1635" style:family="text">
      <style:text-properties officeooo:rsid="22582bc6"/>
    </style:style>
    <style:style style:name="T1636" style:family="text">
      <style:text-properties officeooo:rsid="225c7662"/>
    </style:style>
    <style:style style:name="T1637" style:family="text">
      <style:text-properties officeooo:rsid="2265b9e2"/>
    </style:style>
    <style:style style:name="T1638" style:family="text">
      <style:text-properties officeooo:rsid="22669658"/>
    </style:style>
    <style:style style:name="T1639" style:family="text">
      <style:text-properties officeooo:rsid="226849b2"/>
    </style:style>
    <style:style style:name="T1640" style:family="text">
      <style:text-properties officeooo:rsid="226a8553"/>
    </style:style>
    <style:style style:name="T1641" style:family="text">
      <style:text-properties officeooo:rsid="226f2bef"/>
    </style:style>
    <style:style style:name="T1642" style:family="text">
      <style:text-properties officeooo:rsid="2274e88e"/>
    </style:style>
    <style:style style:name="T1643" style:family="text">
      <style:text-properties officeooo:rsid="22762603"/>
    </style:style>
    <style:style style:name="T1644" style:family="text">
      <style:text-properties officeooo:rsid="22792e7a"/>
    </style:style>
    <style:style style:name="T1645" style:family="text">
      <style:text-properties officeooo:rsid="2282c092"/>
    </style:style>
    <style:style style:name="T1646" style:family="text">
      <style:text-properties officeooo:rsid="228a1959"/>
    </style:style>
    <style:style style:name="T1647" style:family="text">
      <style:text-properties officeooo:rsid="228e462f"/>
    </style:style>
    <style:style style:name="T1648" style:family="text">
      <style:text-properties officeooo:rsid="2291ef49"/>
    </style:style>
    <style:style style:name="T1649" style:family="text">
      <style:text-properties officeooo:rsid="229363de"/>
    </style:style>
    <style:style style:name="T1650" style:family="text">
      <style:text-properties officeooo:rsid="22939fec"/>
    </style:style>
    <style:style style:name="T1651" style:family="text">
      <style:text-properties officeooo:rsid="2298be31"/>
    </style:style>
    <style:style style:name="T1652" style:family="text">
      <style:text-properties officeooo:rsid="22999a9d"/>
    </style:style>
    <style:style style:name="T1653" style:family="text">
      <style:text-properties officeooo:rsid="229a6cc1"/>
    </style:style>
    <style:style style:name="T1654" style:family="text">
      <style:text-properties officeooo:rsid="22b77fec"/>
    </style:style>
    <style:style style:name="T1655" style:family="text">
      <style:text-properties officeooo:rsid="22b8f9a2"/>
    </style:style>
    <style:style style:name="T1656" style:family="text">
      <style:text-properties officeooo:rsid="22ba7030"/>
    </style:style>
    <style:style style:name="T1657" style:family="text">
      <style:text-properties officeooo:rsid="22bb860d"/>
    </style:style>
    <style:style style:name="T1658" style:family="text">
      <style:text-properties officeooo:rsid="22bd0b9d"/>
    </style:style>
    <style:style style:name="T1659" style:family="text">
      <style:text-properties officeooo:rsid="22c0673e"/>
    </style:style>
    <style:style style:name="T1660" style:family="text">
      <style:text-properties officeooo:rsid="22c26529"/>
    </style:style>
    <style:style style:name="T1661" style:family="text">
      <style:text-properties officeooo:rsid="22c4226e"/>
    </style:style>
    <style:style style:name="T1662" style:family="text">
      <style:text-properties officeooo:rsid="22db7856"/>
    </style:style>
    <style:style style:name="T1663" style:family="text">
      <style:text-properties officeooo:rsid="22fbb929"/>
    </style:style>
    <style:style style:name="T1664" style:family="text">
      <style:text-properties officeooo:rsid="22fcae2b"/>
    </style:style>
    <style:style style:name="T1665" style:family="text">
      <style:text-properties officeooo:rsid="2313f014"/>
    </style:style>
    <style:style style:name="T1666" style:family="text">
      <style:text-properties officeooo:rsid="2315dd0d"/>
    </style:style>
    <style:style style:name="T1667" style:family="text">
      <style:text-properties officeooo:rsid="2318baa8"/>
    </style:style>
    <style:style style:name="T1668" style:family="text">
      <style:text-properties officeooo:rsid="231ee256"/>
    </style:style>
    <style:style style:name="T1669" style:family="text">
      <style:text-properties officeooo:rsid="2321481c"/>
    </style:style>
    <style:style style:name="T1670" style:family="text">
      <style:text-properties officeooo:rsid="2323f64c"/>
    </style:style>
    <style:style style:name="T1671" style:family="text">
      <style:text-properties officeooo:rsid="2340ccf1"/>
    </style:style>
    <style:style style:name="T1672" style:family="text">
      <style:text-properties officeooo:rsid="234426d5"/>
    </style:style>
    <style:style style:name="T1673" style:family="text">
      <style:text-properties officeooo:rsid="2346a990"/>
    </style:style>
    <style:style style:name="T1674" style:family="text">
      <style:text-properties officeooo:rsid="23553ddb"/>
    </style:style>
    <style:style style:name="T1675" style:family="text">
      <style:text-properties officeooo:rsid="2363575d"/>
    </style:style>
    <style:style style:name="T1676" style:family="text">
      <style:text-properties officeooo:rsid="236589ef"/>
    </style:style>
    <style:style style:name="T1677" style:family="text">
      <style:text-properties officeooo:rsid="2366c702"/>
    </style:style>
    <style:style style:name="T1678" style:family="text">
      <style:text-properties officeooo:rsid="236b21ff"/>
    </style:style>
    <style:style style:name="T1679" style:family="text">
      <style:text-properties officeooo:rsid="236b9016"/>
    </style:style>
    <style:style style:name="T1680" style:family="text">
      <style:text-properties officeooo:rsid="236b9dd1"/>
    </style:style>
    <style:style style:name="T1681" style:family="text">
      <style:text-properties officeooo:rsid="23782c42"/>
    </style:style>
    <style:style style:name="T1682" style:family="text">
      <style:text-properties officeooo:rsid="237e1bcc"/>
    </style:style>
    <style:style style:name="T1683" style:family="text">
      <style:text-properties officeooo:rsid="2395c6b8"/>
    </style:style>
    <style:style style:name="T1684" style:family="text">
      <style:text-properties officeooo:rsid="239a7f85"/>
    </style:style>
    <style:style style:name="T1685" style:family="text">
      <style:text-properties officeooo:rsid="23a355aa"/>
    </style:style>
    <style:style style:name="T1686" style:family="text">
      <style:text-properties officeooo:rsid="23ae8999"/>
    </style:style>
    <style:style style:name="T1687" style:family="text">
      <style:text-properties officeooo:rsid="23b2547b"/>
    </style:style>
    <style:style style:name="T1688" style:family="text">
      <style:text-properties officeooo:rsid="23bc4f09"/>
    </style:style>
    <style:style style:name="T1689" style:family="text">
      <style:text-properties officeooo:rsid="23d409e2"/>
    </style:style>
    <style:style style:name="T1690" style:family="text">
      <style:text-properties officeooo:rsid="23d8e091"/>
    </style:style>
    <style:style style:name="T1691" style:family="text">
      <style:text-properties officeooo:rsid="23ee742c"/>
    </style:style>
    <style:style style:name="T1692" style:family="text">
      <style:text-properties officeooo:rsid="241b3e8b"/>
    </style:style>
    <style:style style:name="T1693" style:family="text">
      <style:text-properties officeooo:rsid="241b5e0f"/>
    </style:style>
    <style:style style:name="T1694" style:family="text">
      <style:text-properties officeooo:rsid="241bac24"/>
    </style:style>
    <style:style style:name="T1695" style:family="text">
      <style:text-properties officeooo:rsid="241d300e"/>
    </style:style>
    <style:style style:name="T1696" style:family="text">
      <style:text-properties officeooo:rsid="24251c42"/>
    </style:style>
    <style:style style:name="T1697" style:family="text">
      <style:text-properties officeooo:rsid="2428810f"/>
    </style:style>
    <style:style style:name="T1698" style:family="text">
      <style:text-properties officeooo:rsid="2428aa21"/>
    </style:style>
    <style:style style:name="T1699" style:family="text">
      <style:text-properties officeooo:rsid="243399bd"/>
    </style:style>
    <style:style style:name="T1700" style:family="text">
      <style:text-properties officeooo:rsid="2434fee4"/>
    </style:style>
    <style:style style:name="T1701" style:family="text">
      <style:text-properties officeooo:rsid="243fe0ea"/>
    </style:style>
    <style:style style:name="T1702" style:family="text">
      <style:text-properties officeooo:rsid="244183ca"/>
    </style:style>
    <style:style style:name="T1703" style:family="text">
      <style:text-properties officeooo:rsid="244452f8"/>
    </style:style>
    <style:style style:name="T1704" style:family="text">
      <style:text-properties officeooo:rsid="2444f2ae"/>
    </style:style>
    <style:style style:name="T1705" style:family="text">
      <style:text-properties officeooo:rsid="24452bf8"/>
    </style:style>
    <style:style style:name="T1706" style:family="text">
      <style:text-properties officeooo:rsid="24512dea"/>
    </style:style>
    <style:style style:name="T1707" style:family="text">
      <style:text-properties officeooo:rsid="2453eb61"/>
    </style:style>
    <style:style style:name="T1708" style:family="text">
      <style:text-properties officeooo:rsid="2467c66c"/>
    </style:style>
    <style:style style:name="T1709" style:family="text">
      <style:text-properties officeooo:rsid="246a6017"/>
    </style:style>
    <style:style style:name="T1710" style:family="text">
      <style:text-properties officeooo:rsid="2477e553"/>
    </style:style>
    <style:style style:name="T1711" style:family="text">
      <style:text-properties officeooo:rsid="24845b26"/>
    </style:style>
    <style:style style:name="T1712" style:family="text">
      <style:text-properties officeooo:rsid="248d44a4"/>
    </style:style>
    <style:style style:name="T1713" style:family="text">
      <style:text-properties officeooo:rsid="24b71cd6"/>
    </style:style>
    <style:style style:name="T1714" style:family="text">
      <style:text-properties officeooo:rsid="24c535b4"/>
    </style:style>
    <style:style style:name="T1715" style:family="text">
      <style:text-properties officeooo:rsid="2520866f"/>
    </style:style>
    <style:style style:name="T1716" style:family="text">
      <style:text-properties officeooo:rsid="25384113"/>
    </style:style>
    <style:style style:name="T1717" style:family="text">
      <style:text-properties officeooo:rsid="253a7d5c"/>
    </style:style>
    <style:style style:name="T1718" style:family="text">
      <style:text-properties officeooo:rsid="25419e70"/>
    </style:style>
    <style:style style:name="T1719" style:family="text">
      <style:text-properties officeooo:rsid="255b509b"/>
    </style:style>
    <style:style style:name="T1720" style:family="text">
      <style:text-properties officeooo:rsid="257f3590"/>
    </style:style>
    <style:style style:name="T1721" style:family="text">
      <style:text-properties officeooo:rsid="258edada"/>
    </style:style>
    <style:style style:name="T1722" style:family="text">
      <style:text-properties officeooo:rsid="25a4a268"/>
    </style:style>
    <style:style style:name="T1723" style:family="text">
      <style:text-properties officeooo:rsid="25aff54d"/>
    </style:style>
    <style:style style:name="T1724" style:family="text">
      <style:text-properties officeooo:rsid="25bad8ab"/>
    </style:style>
    <style:style style:name="T1725" style:family="text">
      <style:text-properties officeooo:rsid="25d972ad"/>
    </style:style>
    <style:style style:name="T1726" style:family="text">
      <style:text-properties officeooo:rsid="25e98d69"/>
    </style:style>
    <style:style style:name="T1727" style:family="text">
      <style:text-properties officeooo:rsid="25eef3b8"/>
    </style:style>
    <style:style style:name="T1728" style:family="text">
      <style:text-properties officeooo:rsid="25efbade"/>
    </style:style>
    <style:style style:name="T1729" style:family="text">
      <style:text-properties officeooo:rsid="25f0bf4b"/>
    </style:style>
    <style:style style:name="T1730" style:family="text">
      <style:text-properties officeooo:rsid="25f18d85"/>
    </style:style>
    <style:style style:name="T1731" style:family="text">
      <style:text-properties officeooo:rsid="25f3c07f"/>
    </style:style>
    <style:style style:name="T1732" style:family="text">
      <style:text-properties officeooo:rsid="25fa4ede"/>
    </style:style>
    <style:style style:name="T1733" style:family="text">
      <style:text-properties officeooo:rsid="25fd082c"/>
    </style:style>
    <style:style style:name="T1734" style:family="text">
      <style:text-properties officeooo:rsid="25fe9d59"/>
    </style:style>
    <style:style style:name="T1735" style:family="text">
      <style:text-properties officeooo:rsid="25ffd43b"/>
    </style:style>
    <style:style style:name="T1736" style:family="text">
      <style:text-properties officeooo:rsid="260965f4"/>
    </style:style>
    <style:style style:name="T1737" style:family="text">
      <style:text-properties officeooo:rsid="262ba942"/>
    </style:style>
    <style:style style:name="T1738" style:family="text">
      <style:text-properties officeooo:rsid="262eddf7"/>
    </style:style>
    <style:style style:name="T1739" style:family="text">
      <style:text-properties officeooo:rsid="264dd65d"/>
    </style:style>
    <style:style style:name="T1740" style:family="text">
      <style:text-properties officeooo:rsid="2656ac30"/>
    </style:style>
    <style:style style:name="T1741" style:family="text">
      <style:text-properties officeooo:rsid="265a65b3"/>
    </style:style>
    <style:style style:name="T1742" style:family="text">
      <style:text-properties officeooo:rsid="265ae1c7"/>
    </style:style>
    <style:style style:name="T1743" style:family="text">
      <style:text-properties officeooo:rsid="26724c17"/>
    </style:style>
    <style:style style:name="T1744" style:family="text">
      <style:text-properties officeooo:rsid="2676c89e"/>
    </style:style>
    <style:style style:name="T1745" style:family="text">
      <style:text-properties officeooo:rsid="2688703d"/>
    </style:style>
    <style:style style:name="T1746" style:family="text">
      <style:text-properties officeooo:rsid="269187dd"/>
    </style:style>
    <style:style style:name="T1747" style:family="text">
      <style:text-properties officeooo:rsid="269b7801"/>
    </style:style>
    <style:style style:name="T1748" style:family="text">
      <style:text-properties officeooo:rsid="26a4d1a0"/>
    </style:style>
    <style:style style:name="T1749" style:family="text">
      <style:text-properties officeooo:rsid="26a8275c"/>
    </style:style>
    <style:style style:name="T1750" style:family="text">
      <style:text-properties officeooo:rsid="26b5c604"/>
    </style:style>
    <style:style style:name="T1751" style:family="text">
      <style:text-properties officeooo:rsid="26d78920"/>
    </style:style>
    <style:style style:name="T1752" style:family="text">
      <style:text-properties officeooo:rsid="26dabde1"/>
    </style:style>
    <style:style style:name="T1753" style:family="text">
      <style:text-properties officeooo:rsid="26e7d7c7"/>
    </style:style>
    <style:style style:name="T1754" style:family="text">
      <style:text-properties officeooo:rsid="27384cbc"/>
    </style:style>
    <style:style style:name="T1755" style:family="text">
      <style:text-properties officeooo:rsid="277adc58"/>
    </style:style>
    <style:style style:name="T1756" style:family="text">
      <style:text-properties officeooo:rsid="279c538a"/>
    </style:style>
    <style:style style:name="T1757" style:family="text">
      <style:text-properties style:text-underline-style="none"/>
    </style:style>
    <style:style style:name="T1758" style:family="text">
      <style:text-properties style:text-underline-style="none" officeooo:rsid="27d9b609"/>
    </style:style>
    <style:style style:name="T1759" style:family="text">
      <style:text-properties style:text-underline-style="none" officeooo:rsid="2397c2b4"/>
    </style:style>
    <style:style style:name="T1760" style:family="text">
      <style:text-properties officeooo:rsid="28173ee8"/>
    </style:style>
    <style:style style:name="T1761" style:family="text">
      <style:text-properties officeooo:rsid="28225c4b"/>
    </style:style>
    <style:style style:name="T1762" style:family="text">
      <style:text-properties officeooo:rsid="285c8f8b"/>
    </style:style>
    <style:style style:name="T1763" style:family="text">
      <style:text-properties officeooo:rsid="2863d5a6"/>
    </style:style>
    <style:style style:name="T1764" style:family="text">
      <style:text-properties officeooo:rsid="28657c27"/>
    </style:style>
    <style:style style:name="T1765" style:family="text">
      <style:text-properties officeooo:rsid="28946ab1"/>
    </style:style>
    <style:style style:name="T1766" style:family="text">
      <style:text-properties officeooo:rsid="28955864"/>
    </style:style>
    <style:style style:name="T1767" style:family="text">
      <style:text-properties officeooo:rsid="2898007c"/>
    </style:style>
    <style:style style:name="T1768" style:family="text">
      <style:text-properties officeooo:rsid="289fe687"/>
    </style:style>
    <style:style style:name="T1769" style:family="text">
      <style:text-properties officeooo:rsid="28a117f8"/>
    </style:style>
    <style:style style:name="T1770" style:family="text">
      <style:text-properties officeooo:rsid="28a9427d"/>
    </style:style>
    <style:style style:name="T1771" style:family="text">
      <style:text-properties officeooo:rsid="28a9fc6b"/>
    </style:style>
    <style:style style:name="T1772" style:family="text">
      <style:text-properties officeooo:rsid="28ae918d"/>
    </style:style>
    <style:style style:name="T1773" style:family="text">
      <style:text-properties officeooo:rsid="28b701d6"/>
    </style:style>
    <style:style style:name="T1774" style:family="text">
      <style:text-properties officeooo:rsid="28c19489"/>
    </style:style>
    <style:style style:name="T1775" style:family="text">
      <style:text-properties officeooo:rsid="28c2d7c6"/>
    </style:style>
    <style:style style:name="T1776" style:family="text">
      <style:text-properties officeooo:rsid="28c34aca"/>
    </style:style>
    <style:style style:name="T1777" style:family="text">
      <style:text-properties officeooo:rsid="28c850f3"/>
    </style:style>
    <style:style style:name="T1778" style:family="text">
      <style:text-properties officeooo:rsid="28cbe8da"/>
    </style:style>
    <style:style style:name="T1779" style:family="text">
      <style:text-properties officeooo:rsid="28cf90ea"/>
    </style:style>
    <style:style style:name="T1780" style:family="text">
      <style:text-properties officeooo:rsid="28d0e4dd"/>
    </style:style>
    <style:style style:name="T1781" style:family="text">
      <style:text-properties officeooo:rsid="28d1f51a"/>
    </style:style>
    <style:style style:name="T1782" style:family="text">
      <style:text-properties officeooo:rsid="28d253b4"/>
    </style:style>
    <style:style style:name="T1783" style:family="text">
      <style:text-properties officeooo:rsid="28d461b6"/>
    </style:style>
    <style:style style:name="T1784" style:family="text">
      <style:text-properties officeooo:rsid="28d5e11f"/>
    </style:style>
    <style:style style:name="T1785" style:family="text">
      <style:text-properties officeooo:rsid="28d7b9b4"/>
    </style:style>
    <style:style style:name="T1786" style:family="text">
      <style:text-properties officeooo:rsid="28d82ec4"/>
    </style:style>
    <style:style style:name="T1787" style:family="text">
      <style:text-properties officeooo:rsid="28d8f980"/>
    </style:style>
    <style:style style:name="T1788" style:family="text">
      <style:text-properties officeooo:rsid="28da47aa"/>
    </style:style>
    <style:style style:name="T1789" style:family="text">
      <style:text-properties officeooo:rsid="28db94de"/>
    </style:style>
    <style:style style:name="T1790" style:family="text">
      <style:text-properties officeooo:rsid="28dd8bec"/>
    </style:style>
    <style:style style:name="T1791" style:family="text">
      <style:text-properties officeooo:rsid="28ddc1eb"/>
    </style:style>
    <style:style style:name="T1792" style:family="text">
      <style:text-properties officeooo:rsid="28dfe8ab"/>
    </style:style>
    <style:style style:name="T1793" style:family="text">
      <style:text-properties officeooo:rsid="28e4aac5"/>
    </style:style>
    <style:style style:name="T1794" style:family="text">
      <style:text-properties officeooo:rsid="28e68d77"/>
    </style:style>
    <style:style style:name="T1795" style:family="text">
      <style:text-properties officeooo:rsid="28e8703e"/>
    </style:style>
    <style:style style:name="T1796" style:family="text">
      <style:text-properties officeooo:rsid="28eafb25"/>
    </style:style>
    <style:style style:name="T1797" style:family="text">
      <style:text-properties officeooo:rsid="28ebc7f0"/>
    </style:style>
    <style:style style:name="T1798" style:family="text">
      <style:text-properties officeooo:rsid="28effd30"/>
    </style:style>
    <style:style style:name="T1799" style:family="text">
      <style:text-properties officeooo:rsid="28f0dd7f"/>
    </style:style>
    <style:style style:name="T1800" style:family="text">
      <style:text-properties officeooo:rsid="28f3137c"/>
    </style:style>
    <style:style style:name="T1801" style:family="text">
      <style:text-properties officeooo:rsid="28fb8790"/>
    </style:style>
    <style:style style:name="T1802" style:family="text">
      <style:text-properties officeooo:rsid="28fd37ac"/>
    </style:style>
    <style:style style:name="T1803" style:family="text">
      <style:text-properties officeooo:rsid="28ff1965"/>
    </style:style>
    <style:style style:name="T1804" style:family="text">
      <style:text-properties officeooo:rsid="290a3b84"/>
    </style:style>
    <style:style style:name="T1805" style:family="text">
      <style:text-properties officeooo:rsid="29172ac8"/>
    </style:style>
    <style:style style:name="T1806" style:family="text">
      <style:text-properties officeooo:rsid="2926562b"/>
    </style:style>
    <style:style style:name="T1807" style:family="text">
      <style:text-properties officeooo:rsid="294a0067"/>
    </style:style>
    <style:style style:name="T1808" style:family="text">
      <style:text-properties officeooo:rsid="294b1e1a"/>
    </style:style>
    <style:style style:name="T1809" style:family="text">
      <style:text-properties officeooo:rsid="29616e76"/>
    </style:style>
    <style:style style:name="T1810" style:family="text">
      <style:text-properties officeooo:rsid="29724c3b"/>
    </style:style>
    <style:style style:name="T1811" style:family="text">
      <style:text-properties officeooo:rsid="298bf1eb"/>
    </style:style>
    <style:style style:name="T1812" style:family="text">
      <style:text-properties officeooo:rsid="298cf404"/>
    </style:style>
    <style:style style:name="T1813" style:family="text">
      <style:text-properties officeooo:rsid="298f7d0d"/>
    </style:style>
    <style:style style:name="T1814" style:family="text">
      <style:text-properties officeooo:rsid="2996bbc7"/>
    </style:style>
    <style:style style:name="T1815" style:family="text">
      <style:text-properties officeooo:rsid="299fef85"/>
    </style:style>
    <style:style style:name="T1816" style:family="text">
      <style:text-properties officeooo:rsid="29a1a865"/>
    </style:style>
    <style:style style:name="T1817" style:family="text">
      <style:text-properties officeooo:rsid="29a90395"/>
    </style:style>
    <style:style style:name="T1818" style:family="text">
      <style:text-properties officeooo:rsid="29b00574"/>
    </style:style>
    <style:style style:name="T1819" style:family="text">
      <style:text-properties officeooo:rsid="29b1c9e3"/>
    </style:style>
    <style:style style:name="T1820" style:family="text">
      <style:text-properties officeooo:rsid="29bd9eed"/>
    </style:style>
    <style:style style:name="T1821" style:family="text">
      <style:text-properties officeooo:rsid="29bee9de"/>
    </style:style>
    <style:style style:name="T1822" style:family="text">
      <style:text-properties officeooo:rsid="29ec29ef"/>
    </style:style>
    <style:style style:name="T1823" style:family="text">
      <style:text-properties officeooo:rsid="29edddd3"/>
    </style:style>
    <style:style style:name="T1824" style:family="text">
      <style:text-properties officeooo:rsid="29ee87c8"/>
    </style:style>
    <style:style style:name="T1825" style:family="text">
      <style:text-properties officeooo:rsid="29efe867"/>
    </style:style>
    <style:style style:name="T1826" style:family="text">
      <style:text-properties officeooo:rsid="29f8429f"/>
    </style:style>
    <style:style style:name="T1827" style:family="text">
      <style:text-properties officeooo:rsid="2a060fb5"/>
    </style:style>
    <style:style style:name="T1828" style:family="text">
      <style:text-properties officeooo:rsid="2a0fe524"/>
    </style:style>
    <style:style style:name="T1829" style:family="text">
      <style:text-properties officeooo:rsid="2a10e988"/>
    </style:style>
    <style:style style:name="T1830" style:family="text">
      <style:text-properties officeooo:rsid="2a1bacc7"/>
    </style:style>
    <style:style style:name="T1831" style:family="text">
      <style:text-properties officeooo:rsid="2a1c9a83"/>
    </style:style>
    <style:style style:name="T1832" style:family="text">
      <style:text-properties officeooo:rsid="2a1dc64d"/>
    </style:style>
    <style:style style:name="T1833" style:family="text">
      <style:text-properties officeooo:rsid="2a2ce5e4"/>
    </style:style>
    <style:style style:name="T1834" style:family="text">
      <style:text-properties officeooo:rsid="2a36e435"/>
    </style:style>
    <style:style style:name="T1835" style:family="text">
      <style:text-properties officeooo:rsid="2a3a83c7"/>
    </style:style>
    <style:style style:name="T1836" style:family="text">
      <style:text-properties officeooo:rsid="2a3ba6d3"/>
    </style:style>
    <style:style style:name="T1837" style:family="text">
      <style:text-properties officeooo:rsid="2a470773"/>
    </style:style>
    <style:style style:name="T1838" style:family="text">
      <style:text-properties officeooo:rsid="2a488dc2"/>
    </style:style>
    <style:style style:name="T1839" style:family="text">
      <style:text-properties officeooo:rsid="2a4d614c"/>
    </style:style>
    <style:style style:name="T1840" style:family="text">
      <style:text-properties officeooo:rsid="2a774c4d"/>
    </style:style>
    <style:style style:name="T1841" style:family="text">
      <style:text-properties officeooo:rsid="2a785c56"/>
    </style:style>
    <style:style style:name="T1842" style:family="text">
      <style:text-properties officeooo:rsid="2a950f95"/>
    </style:style>
    <style:style style:name="T1843" style:family="text">
      <style:text-properties officeooo:rsid="2a983f26"/>
    </style:style>
    <style:style style:name="T1844" style:family="text">
      <style:text-properties officeooo:rsid="2a992cde"/>
    </style:style>
    <style:style style:name="T1845" style:family="text">
      <style:text-properties officeooo:rsid="2a9d6699"/>
    </style:style>
    <style:style style:name="T1846" style:family="text">
      <style:text-properties officeooo:rsid="2a9f5f3f"/>
    </style:style>
    <style:style style:name="T1847" style:family="text">
      <style:text-properties officeooo:rsid="2aa03ab6"/>
    </style:style>
    <style:style style:name="T1848" style:family="text">
      <style:text-properties officeooo:rsid="2aa0571c"/>
    </style:style>
    <style:style style:name="T1849" style:family="text">
      <style:text-properties officeooo:rsid="2aa2a598"/>
    </style:style>
    <style:style style:name="T1850" style:family="text">
      <style:text-properties officeooo:rsid="2aa3e395"/>
    </style:style>
    <style:style style:name="T1851" style:family="text">
      <style:text-properties officeooo:rsid="2aa877a8"/>
    </style:style>
    <style:style style:name="T1852" style:family="text">
      <style:text-properties officeooo:rsid="2ad24fad"/>
    </style:style>
    <style:style style:name="T1853" style:family="text">
      <style:text-properties officeooo:rsid="2b368dec"/>
    </style:style>
    <style:style style:name="T1854" style:family="text">
      <style:text-properties officeooo:rsid="2b37f6a3"/>
    </style:style>
    <style:style style:name="T1855" style:family="text">
      <style:text-properties officeooo:rsid="2b397961"/>
    </style:style>
    <style:style style:name="T1856" style:family="text">
      <style:text-properties officeooo:rsid="2b4aafa4"/>
    </style:style>
    <style:style style:name="T1857" style:family="text">
      <style:text-properties officeooo:rsid="2b4fa7cc"/>
    </style:style>
    <style:style style:name="T1858" style:family="text">
      <style:text-properties officeooo:rsid="2b544785"/>
    </style:style>
    <style:style style:name="T1859" style:family="text">
      <style:text-properties officeooo:rsid="2b549a3e"/>
    </style:style>
    <style:style style:name="T1860" style:family="text">
      <style:text-properties officeooo:rsid="2b56599b"/>
    </style:style>
    <style:style style:name="T1861" style:family="text">
      <style:text-properties officeooo:rsid="2b57eccb"/>
    </style:style>
    <style:style style:name="T1862" style:family="text">
      <style:text-properties officeooo:rsid="2b57fc4d"/>
    </style:style>
    <style:style style:name="T1863" style:family="text">
      <style:text-properties officeooo:rsid="2b594c03"/>
    </style:style>
    <style:style style:name="T1864" style:family="text">
      <style:text-properties officeooo:rsid="2b5ab5e4"/>
    </style:style>
    <style:style style:name="T1865" style:family="text">
      <style:text-properties officeooo:rsid="2b5ed835"/>
    </style:style>
    <style:style style:name="T1866" style:family="text">
      <style:text-properties officeooo:rsid="2b60a7cb"/>
    </style:style>
    <style:style style:name="T1867" style:family="text">
      <style:text-properties officeooo:rsid="2b61ff57"/>
    </style:style>
    <style:style style:name="T1868" style:family="text">
      <style:text-properties officeooo:rsid="2b62b8a1"/>
    </style:style>
    <style:style style:name="T1869" style:family="text">
      <style:text-properties officeooo:rsid="2b640c9b"/>
    </style:style>
    <style:style style:name="T1870" style:family="text">
      <style:text-properties officeooo:rsid="2b657ccb"/>
    </style:style>
    <style:style style:name="T1871" style:family="text">
      <style:text-properties officeooo:rsid="2b65a0ab"/>
    </style:style>
    <style:style style:name="T1872" style:family="text">
      <style:text-properties officeooo:rsid="2b66715f"/>
    </style:style>
    <style:style style:name="T1873" style:family="text">
      <style:text-properties officeooo:rsid="2b672e79"/>
    </style:style>
    <style:style style:name="T1874" style:family="text">
      <style:text-properties officeooo:rsid="2b68150c"/>
    </style:style>
    <style:style style:name="T1875" style:family="text">
      <style:text-properties officeooo:rsid="2b6f3497"/>
    </style:style>
    <style:style style:name="T1876" style:family="text">
      <style:text-properties officeooo:rsid="2b70a611"/>
    </style:style>
    <style:style style:name="T1877" style:family="text">
      <style:text-properties officeooo:rsid="2b7413d9"/>
    </style:style>
    <style:style style:name="T1878" style:family="text">
      <style:text-properties officeooo:rsid="2b751b8e"/>
    </style:style>
    <style:style style:name="T1879" style:family="text">
      <style:text-properties officeooo:rsid="2b7ab492"/>
    </style:style>
    <style:style style:name="T1880" style:family="text">
      <style:text-properties officeooo:rsid="2b7bc341"/>
    </style:style>
    <style:style style:name="T1881" style:family="text">
      <style:text-properties officeooo:rsid="2b800fad"/>
    </style:style>
    <style:style style:name="T1882" style:family="text">
      <style:text-properties officeooo:rsid="2b86aa88"/>
    </style:style>
    <style:style style:name="T1883" style:family="text">
      <style:text-properties officeooo:rsid="2b89b2e8"/>
    </style:style>
    <style:style style:name="T1884" style:family="text">
      <style:text-properties officeooo:rsid="2b8ce058"/>
    </style:style>
    <style:style style:name="T1885" style:family="text">
      <style:text-properties officeooo:rsid="2b8f7892"/>
    </style:style>
    <style:style style:name="T1886" style:family="text">
      <style:text-properties officeooo:rsid="2b951b5c"/>
    </style:style>
    <style:style style:name="T1887" style:family="text">
      <style:text-properties officeooo:rsid="2ba1d156"/>
    </style:style>
    <style:style style:name="T1888" style:family="text">
      <style:text-properties officeooo:rsid="2bb82fd5"/>
    </style:style>
    <style:style style:name="T1889" style:family="text">
      <style:text-properties officeooo:rsid="2bd3e942"/>
    </style:style>
    <style:style style:name="T1890" style:family="text">
      <style:text-properties officeooo:rsid="2bdf9f6c"/>
    </style:style>
    <style:style style:name="T1891" style:family="text">
      <style:text-properties officeooo:rsid="2bef834b"/>
    </style:style>
    <style:style style:name="T1892" style:family="text">
      <style:text-properties officeooo:rsid="2bf21569"/>
    </style:style>
    <style:style style:name="T1893" style:family="text">
      <style:text-properties officeooo:rsid="2c0018c9"/>
    </style:style>
    <style:style style:name="T1894" style:family="text">
      <style:text-properties officeooo:rsid="2c08721f"/>
    </style:style>
    <style:style style:name="T1895" style:family="text">
      <style:text-properties officeooo:rsid="2c20a632"/>
    </style:style>
    <style:style style:name="T1896" style:family="text">
      <style:text-properties officeooo:rsid="2c22ab2d"/>
    </style:style>
    <style:style style:name="T1897" style:family="text">
      <style:text-properties officeooo:rsid="2c3b9a74"/>
    </style:style>
    <style:style style:name="T1898" style:family="text">
      <style:text-properties officeooo:rsid="2c410006"/>
    </style:style>
    <style:style style:name="T1899" style:family="text">
      <style:text-properties officeooo:rsid="2c633f82"/>
    </style:style>
    <style:style style:name="T1900" style:family="text">
      <style:text-properties officeooo:rsid="2c639f07"/>
    </style:style>
    <style:style style:name="T1901" style:family="text">
      <style:text-properties officeooo:rsid="2c6ce96c"/>
    </style:style>
    <style:style style:name="T1902" style:family="text">
      <style:text-properties officeooo:rsid="2c6d7211"/>
    </style:style>
    <style:style style:name="T1903" style:family="text">
      <style:text-properties officeooo:rsid="2c72604c"/>
    </style:style>
    <style:style style:name="T1904" style:family="text">
      <style:text-properties officeooo:rsid="2c8a7eae"/>
    </style:style>
    <style:style style:name="T1905" style:family="text">
      <style:text-properties officeooo:rsid="2cac2d05"/>
    </style:style>
    <style:style style:name="T1906" style:family="text">
      <style:text-properties officeooo:rsid="2cb108a0"/>
    </style:style>
    <style:style style:name="T1907" style:family="text">
      <style:text-properties officeooo:rsid="2cb9e551"/>
    </style:style>
    <style:style style:name="T1908" style:family="text">
      <style:text-properties officeooo:rsid="2cd47f66"/>
    </style:style>
    <style:style style:name="T1909" style:family="text">
      <style:text-properties officeooo:rsid="2d1f98f5"/>
    </style:style>
    <style:style style:name="T1910" style:family="text">
      <style:text-properties officeooo:rsid="2d2781b5"/>
    </style:style>
    <style:style style:name="T1911" style:family="text">
      <style:text-properties officeooo:rsid="2d291501"/>
    </style:style>
    <style:style style:name="T1912" style:family="text">
      <style:text-properties officeooo:rsid="2d4f47c8"/>
    </style:style>
    <style:style style:name="T1913" style:family="text">
      <style:text-properties officeooo:rsid="2d50505d"/>
    </style:style>
    <style:style style:name="T1914" style:family="text">
      <style:text-properties officeooo:rsid="2d80c512"/>
    </style:style>
    <style:style style:name="T1915" style:family="text">
      <style:text-properties officeooo:rsid="2d81aeab"/>
    </style:style>
    <style:style style:name="T1916" style:family="text">
      <style:text-properties officeooo:rsid="2d917960"/>
    </style:style>
    <style:style style:name="T1917" style:family="text">
      <style:text-properties officeooo:rsid="2d9cb624"/>
    </style:style>
    <style:style style:name="T1918" style:family="text">
      <style:text-properties officeooo:rsid="2da319aa"/>
    </style:style>
    <style:style style:name="T1919" style:family="text">
      <style:text-properties officeooo:rsid="2dc01a40"/>
    </style:style>
    <style:style style:name="T1920" style:family="text">
      <style:text-properties officeooo:rsid="2dc1cdfc"/>
    </style:style>
    <style:style style:name="T1921" style:family="text">
      <style:text-properties officeooo:rsid="2dc29988"/>
    </style:style>
    <style:style style:name="T1922" style:family="text">
      <style:text-properties officeooo:rsid="2dd1b014"/>
    </style:style>
    <style:style style:name="T1923" style:family="text">
      <style:text-properties officeooo:rsid="2ddcfc1f"/>
    </style:style>
    <style:style style:name="T1924" style:family="text">
      <style:text-properties officeooo:rsid="2dddf2f3"/>
    </style:style>
    <style:style style:name="T1925" style:family="text">
      <style:text-properties officeooo:rsid="2dde1712"/>
    </style:style>
    <style:style style:name="T1926" style:family="text">
      <style:text-properties officeooo:rsid="2ddeb04d"/>
    </style:style>
    <style:style style:name="T1927" style:family="text">
      <style:text-properties officeooo:rsid="2de08b77"/>
    </style:style>
    <style:style style:name="T1928" style:family="text">
      <style:text-properties officeooo:rsid="2de1aadd"/>
    </style:style>
    <style:style style:name="T1929" style:family="text">
      <style:text-properties officeooo:rsid="2de2429e"/>
    </style:style>
    <style:style style:name="T1930" style:family="text">
      <style:text-properties officeooo:rsid="2de2fbb4"/>
    </style:style>
    <style:style style:name="T1931" style:family="text">
      <style:text-properties officeooo:rsid="2de4d4bf"/>
    </style:style>
    <style:style style:name="T1932" style:family="text">
      <style:text-properties officeooo:rsid="2de53435"/>
    </style:style>
    <style:style style:name="T1933" style:family="text">
      <style:text-properties officeooo:rsid="2de7d70a"/>
    </style:style>
    <style:style style:name="T1934" style:family="text">
      <style:text-properties officeooo:rsid="2de9d580"/>
    </style:style>
    <style:style style:name="T1935" style:family="text">
      <style:text-properties officeooo:rsid="2de9e6c2"/>
    </style:style>
    <style:style style:name="T1936" style:family="text">
      <style:text-properties officeooo:rsid="2deacf23"/>
    </style:style>
    <style:style style:name="T1937" style:family="text">
      <style:text-properties officeooo:rsid="2decb077"/>
    </style:style>
    <style:style style:name="T1938" style:family="text">
      <style:text-properties officeooo:rsid="2defa486"/>
    </style:style>
    <style:style style:name="T1939" style:family="text">
      <style:text-properties officeooo:rsid="2df21cf1"/>
    </style:style>
    <style:style style:name="T1940" style:family="text">
      <style:text-properties officeooo:rsid="2e11da90"/>
    </style:style>
    <style:style style:name="T1941" style:family="text">
      <style:text-properties officeooo:rsid="2d89de90"/>
    </style:style>
    <style:style style:name="T1942" style:family="text">
      <style:text-properties officeooo:rsid="2e3aa628"/>
    </style:style>
    <style:style style:name="T1943" style:family="text">
      <style:text-properties officeooo:rsid="2e3b81f9"/>
    </style:style>
    <style:style style:name="T1944" style:family="text">
      <style:text-properties officeooo:rsid="2e3ce1ad"/>
    </style:style>
    <style:style style:name="T1945" style:family="text">
      <style:text-properties officeooo:rsid="2e3ff30d"/>
    </style:style>
    <style:style style:name="T1946" style:family="text">
      <style:text-properties officeooo:rsid="2e409167"/>
    </style:style>
    <style:style style:name="T1947" style:family="text">
      <style:text-properties officeooo:rsid="2e700626"/>
    </style:style>
    <style:style style:name="T1948" style:family="text">
      <style:text-properties officeooo:rsid="2e7b83c7"/>
    </style:style>
    <style:style style:name="T1949" style:family="text">
      <style:text-properties officeooo:rsid="2e8556fc"/>
    </style:style>
    <style:style style:name="T1950" style:family="text">
      <style:text-properties officeooo:rsid="2ea0d4e4"/>
    </style:style>
    <style:style style:name="T1951" style:family="text">
      <style:text-properties officeooo:rsid="2ea5235c"/>
    </style:style>
    <style:style style:name="T1952" style:family="text">
      <style:text-properties officeooo:rsid="2eaaaab3"/>
    </style:style>
    <style:style style:name="T1953" style:family="text">
      <style:text-properties officeooo:rsid="2eacdbea"/>
    </style:style>
    <style:style style:name="T1954" style:family="text">
      <style:text-properties officeooo:rsid="2eb99025"/>
    </style:style>
    <style:style style:name="T1955" style:family="text">
      <style:text-properties officeooo:rsid="2ebb7725"/>
    </style:style>
    <style:style style:name="T1956" style:family="text">
      <style:text-properties officeooo:rsid="2ebc6c5d"/>
    </style:style>
    <style:style style:name="T1957" style:family="text">
      <style:text-properties officeooo:rsid="2ee441e8"/>
    </style:style>
    <style:style style:name="T1958" style:family="text">
      <style:text-properties officeooo:rsid="2ee5343b"/>
    </style:style>
    <style:style style:name="T1959" style:family="text">
      <style:text-properties officeooo:rsid="2eee78b9"/>
    </style:style>
    <style:style style:name="T1960" style:family="text">
      <style:text-properties officeooo:rsid="2ef9a1c6"/>
    </style:style>
    <style:style style:name="T1961" style:family="text">
      <style:text-properties officeooo:rsid="2f00be3a"/>
    </style:style>
    <style:style style:name="T1962" style:family="text">
      <style:text-properties officeooo:rsid="2f1a42e1"/>
    </style:style>
    <style:style style:name="T1963" style:family="text">
      <style:text-properties officeooo:rsid="2f1a64b4"/>
    </style:style>
    <style:style style:name="T1964" style:family="text">
      <style:text-properties officeooo:rsid="2f1bf82e"/>
    </style:style>
    <style:style style:name="T1965" style:family="text">
      <style:text-properties officeooo:rsid="2f2b9bd8"/>
    </style:style>
    <style:style style:name="T1966" style:family="text">
      <style:text-properties officeooo:rsid="2f2bafd2"/>
    </style:style>
    <style:style style:name="T1967" style:family="text">
      <style:text-properties officeooo:rsid="2f2f6834"/>
    </style:style>
    <style:style style:name="T1968" style:family="text">
      <style:text-properties officeooo:rsid="2f30f469"/>
    </style:style>
    <style:style style:name="T1969" style:family="text">
      <style:text-properties officeooo:rsid="2f31ed04"/>
    </style:style>
    <style:style style:name="T1970" style:family="text">
      <style:text-properties officeooo:rsid="2f4ac661"/>
    </style:style>
    <style:style style:name="T1971" style:family="text">
      <style:text-properties officeooo:rsid="2f4da0df"/>
    </style:style>
    <style:style style:name="T1972" style:family="text">
      <style:text-properties officeooo:rsid="2f567325"/>
    </style:style>
    <style:style style:name="T1973" style:family="text">
      <style:text-properties officeooo:rsid="2f578948"/>
    </style:style>
    <style:style style:name="T1974" style:family="text">
      <style:text-properties officeooo:rsid="2f58081c"/>
    </style:style>
    <style:style style:name="T1975" style:family="text">
      <style:text-properties officeooo:rsid="2f583474"/>
    </style:style>
    <style:style style:name="T1976" style:family="text">
      <style:text-properties officeooo:rsid="2f5c6e14"/>
    </style:style>
    <style:style style:name="T1977" style:family="text">
      <style:text-properties officeooo:rsid="2f66f1b2"/>
    </style:style>
    <style:style style:name="T1978" style:family="text">
      <style:text-properties officeooo:rsid="2f6c3670"/>
    </style:style>
    <style:style style:name="T1979" style:family="text">
      <style:text-properties officeooo:rsid="2f6ded62"/>
    </style:style>
    <style:style style:name="T1980" style:family="text">
      <style:text-properties officeooo:rsid="2f70014a"/>
    </style:style>
    <style:style style:name="T1981" style:family="text">
      <style:text-properties officeooo:rsid="2f86a5e6"/>
    </style:style>
    <style:style style:name="T1982" style:family="text">
      <style:text-properties officeooo:rsid="2fedacfa"/>
    </style:style>
    <style:style style:name="T1983" style:family="text">
      <style:text-properties officeooo:rsid="2ff0f40e"/>
    </style:style>
    <style:style style:name="T1984" style:family="text">
      <style:text-properties officeooo:rsid="2ff2967c"/>
    </style:style>
    <style:style style:name="T1985" style:family="text">
      <style:text-properties officeooo:rsid="2ffb4940"/>
    </style:style>
    <style:style style:name="T1986" style:family="text">
      <style:text-properties officeooo:rsid="2ffc0276"/>
    </style:style>
    <style:style style:name="T1987" style:family="text">
      <style:text-properties officeooo:rsid="2ffde218"/>
    </style:style>
    <style:style style:name="T1988" style:family="text">
      <style:text-properties officeooo:rsid="3000ff34"/>
    </style:style>
    <style:style style:name="T1989" style:family="text">
      <style:text-properties officeooo:rsid="30027b29"/>
    </style:style>
    <style:style style:name="T1990" style:family="text">
      <style:text-properties officeooo:rsid="300e8ec9"/>
    </style:style>
    <style:style style:name="T1991" style:family="text">
      <style:text-properties officeooo:rsid="30185a73"/>
    </style:style>
    <style:style style:name="T1992" style:family="text">
      <style:text-properties officeooo:rsid="30195fef"/>
    </style:style>
    <style:style style:name="T1993" style:family="text">
      <style:text-properties officeooo:rsid="30219af5"/>
    </style:style>
    <style:style style:name="T1994" style:family="text">
      <style:text-properties officeooo:rsid="30279fb6"/>
    </style:style>
    <style:style style:name="T1995" style:family="text">
      <style:text-properties officeooo:rsid="304ccfc0"/>
    </style:style>
    <style:style style:name="T1996" style:family="text">
      <style:text-properties officeooo:rsid="30559237"/>
    </style:style>
    <style:style style:name="T1997" style:family="text">
      <style:text-properties officeooo:rsid="30578940"/>
    </style:style>
    <style:style style:name="T1998" style:family="text">
      <style:text-properties officeooo:rsid="307b6968"/>
    </style:style>
    <style:style style:name="T1999" style:family="text">
      <style:text-properties officeooo:rsid="3086768d"/>
    </style:style>
    <style:style style:name="T2000" style:family="text">
      <style:text-properties officeooo:rsid="30a3620f"/>
    </style:style>
    <style:style style:name="T2001" style:family="text">
      <style:text-properties officeooo:rsid="30e97d91"/>
    </style:style>
    <style:style style:name="T2002" style:family="text">
      <style:text-properties officeooo:rsid="30ec1d1e"/>
    </style:style>
    <style:style style:name="T2003" style:family="text">
      <style:text-properties officeooo:rsid="31364e9d"/>
    </style:style>
    <style:style style:name="T2004" style:family="text">
      <style:text-properties officeooo:rsid="313a8289"/>
    </style:style>
    <style:style style:name="T2005" style:family="text">
      <style:text-properties officeooo:rsid="317935f7"/>
    </style:style>
    <style:style style:name="T2006" style:family="text">
      <style:text-properties officeooo:rsid="317fc1af"/>
    </style:style>
    <style:style style:name="T2007" style:family="text">
      <style:text-properties officeooo:rsid="318e186a"/>
    </style:style>
    <style:style style:name="T2008" style:family="text">
      <style:text-properties officeooo:rsid="31949c31"/>
    </style:style>
    <style:style style:name="T2009" style:family="text">
      <style:text-properties officeooo:rsid="31ad9c02"/>
    </style:style>
    <style:style style:name="T2010" style:family="text">
      <style:text-properties officeooo:rsid="31b16459"/>
    </style:style>
    <style:style style:name="T2011" style:family="text">
      <style:text-properties officeooo:rsid="31b4219d"/>
    </style:style>
    <style:style style:name="T2012" style:family="text">
      <style:text-properties officeooo:rsid="31c2206b"/>
    </style:style>
    <style:style style:name="T2013" style:family="text">
      <style:text-properties officeooo:rsid="31c5cd27"/>
    </style:style>
    <style:style style:name="T2014" style:family="text">
      <style:text-properties officeooo:rsid="31c8e9b2"/>
    </style:style>
    <style:style style:name="T2015" style:family="text">
      <style:text-properties officeooo:rsid="31f4cde7"/>
    </style:style>
    <style:style style:name="T2016" style:family="text">
      <style:text-properties officeooo:rsid="31f65845"/>
    </style:style>
    <style:style style:name="T2017" style:family="text">
      <style:text-properties officeooo:rsid="3200e11b"/>
    </style:style>
    <style:style style:name="T2018" style:family="text">
      <style:text-properties officeooo:rsid="32031d04"/>
    </style:style>
    <style:style style:name="T2019" style:family="text">
      <style:text-properties officeooo:rsid="320731be"/>
    </style:style>
    <style:style style:name="T2020" style:family="text">
      <style:text-properties officeooo:rsid="32085e9a"/>
    </style:style>
    <style:style style:name="T2021" style:family="text">
      <style:text-properties officeooo:rsid="320a5b08"/>
    </style:style>
    <style:style style:name="T2022" style:family="text">
      <style:text-properties officeooo:rsid="320d406b"/>
    </style:style>
    <style:style style:name="T2023" style:family="text">
      <style:text-properties officeooo:rsid="3211850a"/>
    </style:style>
    <style:style style:name="T2024" style:family="text">
      <style:text-properties officeooo:rsid="32174969"/>
    </style:style>
    <style:style style:name="T2025" style:family="text">
      <style:text-properties officeooo:rsid="321b01e1"/>
    </style:style>
    <style:style style:name="T2026" style:family="text">
      <style:text-properties officeooo:rsid="321cfb41"/>
    </style:style>
    <style:style style:name="T2027" style:family="text">
      <style:text-properties officeooo:rsid="321f7c5e"/>
    </style:style>
    <style:style style:name="T2028" style:family="text">
      <style:text-properties officeooo:rsid="3228f1c3"/>
    </style:style>
    <style:style style:name="T2029" style:family="text">
      <style:text-properties officeooo:rsid="322a05fc"/>
    </style:style>
    <style:style style:name="T2030" style:family="text">
      <style:text-properties officeooo:rsid="322b44a5"/>
    </style:style>
    <style:style style:name="T2031" style:family="text">
      <style:text-properties officeooo:rsid="322fce64"/>
    </style:style>
    <style:style style:name="T2032" style:family="text">
      <style:text-properties officeooo:rsid="323fa564"/>
    </style:style>
    <style:style style:name="T2033" style:family="text">
      <style:text-properties officeooo:rsid="324164cb"/>
    </style:style>
    <style:style style:name="T2034" style:family="text">
      <style:text-properties officeooo:rsid="32425cc6"/>
    </style:style>
    <style:style style:name="T2035" style:family="text">
      <style:text-properties officeooo:rsid="3246b7fc"/>
    </style:style>
    <style:style style:name="T2036" style:family="text">
      <style:text-properties officeooo:rsid="32b02d92"/>
    </style:style>
    <style:style style:name="T2037" style:family="text">
      <style:text-properties officeooo:rsid="32b17a0f"/>
    </style:style>
    <style:style style:name="T2038" style:family="text">
      <style:text-properties officeooo:rsid="32b31ce3"/>
    </style:style>
    <style:style style:name="T2039" style:family="text">
      <style:text-properties officeooo:rsid="32b4bf16"/>
    </style:style>
    <style:style style:name="T2040" style:family="text">
      <style:text-properties officeooo:rsid="32b950fc"/>
    </style:style>
    <style:style style:name="T2041" style:family="text">
      <style:text-properties officeooo:rsid="32bcee0e"/>
    </style:style>
    <style:style style:name="T2042" style:family="text">
      <style:text-properties officeooo:rsid="32c3ec51"/>
    </style:style>
    <style:style style:name="T2043" style:family="text">
      <style:text-properties officeooo:rsid="32d8a096"/>
    </style:style>
    <style:style style:name="T2044" style:family="text">
      <style:text-properties officeooo:rsid="219663d7"/>
    </style:style>
    <style:style style:name="T2045" style:family="text">
      <style:text-properties officeooo:rsid="331823df"/>
    </style:style>
    <style:style style:name="T2046" style:family="text">
      <style:text-properties officeooo:rsid="33208b18"/>
    </style:style>
    <style:style style:name="T2047" style:family="text">
      <style:text-properties officeooo:rsid="335a860c"/>
    </style:style>
    <style:style style:name="T2048" style:family="text">
      <style:text-properties officeooo:rsid="335cb7ee"/>
    </style:style>
    <style:style style:name="T2049" style:family="text">
      <style:text-properties officeooo:rsid="335e671e"/>
    </style:style>
    <style:style style:name="T2050" style:family="text">
      <style:text-properties officeooo:rsid="33619de5"/>
    </style:style>
    <style:style style:name="T2051" style:family="text">
      <style:text-properties officeooo:rsid="33675f53"/>
    </style:style>
    <style:style style:name="T2052" style:family="text">
      <style:text-properties officeooo:rsid="336d220b"/>
    </style:style>
    <style:style style:name="T2053" style:family="text">
      <style:text-properties officeooo:rsid="337ac033"/>
    </style:style>
    <style:style style:name="T2054" style:family="text">
      <style:text-properties officeooo:rsid="338856e6"/>
    </style:style>
    <style:style style:name="T2055" style:family="text">
      <style:text-properties officeooo:rsid="338edd7d"/>
    </style:style>
    <style:style style:name="T2056" style:family="text">
      <style:text-properties officeooo:rsid="3393a1b3"/>
    </style:style>
    <style:style style:name="T2057" style:family="text">
      <style:text-properties officeooo:rsid="3394e9af"/>
    </style:style>
    <style:style style:name="T2058" style:family="text">
      <style:text-properties officeooo:rsid="339f1cf4"/>
    </style:style>
    <style:style style:name="T2059" style:family="text">
      <style:text-properties officeooo:rsid="33a3debc"/>
    </style:style>
    <style:style style:name="T2060" style:family="text">
      <style:text-properties officeooo:rsid="33a58acc"/>
    </style:style>
    <style:style style:name="T2061" style:family="text">
      <style:text-properties officeooo:rsid="33c0a829"/>
    </style:style>
    <style:style style:name="T2062" style:family="text">
      <style:text-properties officeooo:rsid="33c5627f"/>
    </style:style>
    <style:style style:name="T2063" style:family="text">
      <style:text-properties officeooo:rsid="33c7e56d"/>
    </style:style>
    <style:style style:name="T2064" style:family="text">
      <style:text-properties officeooo:rsid="33ca9872"/>
    </style:style>
    <style:style style:name="T2065" style:family="text">
      <style:text-properties officeooo:rsid="33cc298c"/>
    </style:style>
    <style:style style:name="T2066" style:family="text">
      <style:text-properties officeooo:rsid="33cceb02"/>
    </style:style>
    <style:style style:name="T2067" style:family="text">
      <style:text-properties officeooo:rsid="33ce57bd"/>
    </style:style>
    <style:style style:name="T2068" style:family="text">
      <style:text-properties officeooo:rsid="33d05923"/>
    </style:style>
    <style:style style:name="T2069" style:family="text">
      <style:text-properties officeooo:rsid="33d2a5df"/>
    </style:style>
    <style:style style:name="T2070" style:family="text">
      <style:text-properties officeooo:rsid="33d2faad"/>
    </style:style>
    <style:style style:name="T2071" style:family="text">
      <style:text-properties officeooo:rsid="33d4979e"/>
    </style:style>
    <style:style style:name="T2072" style:family="text">
      <style:text-properties officeooo:rsid="33d6d0b8"/>
    </style:style>
    <style:style style:name="T2073" style:family="text">
      <style:text-properties officeooo:rsid="33df8771"/>
    </style:style>
    <style:style style:name="T2074" style:family="text">
      <style:text-properties officeooo:rsid="33e0a0b3"/>
    </style:style>
    <style:style style:name="T2075" style:family="text">
      <style:text-properties officeooo:rsid="33e2291e"/>
    </style:style>
    <style:style style:name="T2076" style:family="text">
      <style:text-properties officeooo:rsid="33e29831"/>
    </style:style>
    <style:style style:name="T2077" style:family="text">
      <style:text-properties officeooo:rsid="33e33a94"/>
    </style:style>
    <style:style style:name="T2078" style:family="text">
      <style:text-properties officeooo:rsid="33e6b8c3"/>
    </style:style>
    <style:style style:name="T2079" style:family="text">
      <style:text-properties officeooo:rsid="33f22abe"/>
    </style:style>
    <style:style style:name="T2080" style:family="text">
      <style:text-properties officeooo:rsid="33f4c502"/>
    </style:style>
    <style:style style:name="T2081" style:family="text">
      <style:text-properties officeooo:rsid="33f51cba"/>
    </style:style>
    <style:style style:name="T2082" style:family="text">
      <style:text-properties officeooo:rsid="33f9430e"/>
    </style:style>
    <style:style style:name="T2083" style:family="text">
      <style:text-properties officeooo:rsid="34025910"/>
    </style:style>
    <style:style style:name="T2084" style:family="text">
      <style:text-properties officeooo:rsid="3402da1e"/>
    </style:style>
    <style:style style:name="T2085" style:family="text">
      <style:text-properties officeooo:rsid="3405a6bc"/>
    </style:style>
    <style:style style:name="T2086" style:family="text">
      <style:text-properties officeooo:rsid="3409c81a"/>
    </style:style>
    <style:style style:name="T2087" style:family="text">
      <style:text-properties officeooo:rsid="340b3913"/>
    </style:style>
    <style:style style:name="T2088" style:family="text">
      <style:text-properties officeooo:rsid="340d5b0e"/>
    </style:style>
    <style:style style:name="T2089" style:family="text">
      <style:text-properties officeooo:rsid="340f06c1"/>
    </style:style>
    <style:style style:name="T2090" style:family="text">
      <style:text-properties officeooo:rsid="3412b19e"/>
    </style:style>
    <style:style style:name="T2091" style:family="text">
      <style:text-properties officeooo:rsid="34133eec"/>
    </style:style>
    <style:style style:name="T2092" style:family="text">
      <style:text-properties officeooo:rsid="342402a6"/>
    </style:style>
    <style:style style:name="T2093" style:family="text">
      <style:text-properties officeooo:rsid="34287089"/>
    </style:style>
    <style:style style:name="T2094" style:family="text">
      <style:text-properties officeooo:rsid="3430e6ca"/>
    </style:style>
    <style:style style:name="T2095" style:family="text">
      <style:text-properties officeooo:rsid="3437f181"/>
    </style:style>
    <style:style style:name="T2096" style:family="text">
      <style:text-properties officeooo:rsid="3456379a"/>
    </style:style>
    <style:style style:name="T2097" style:family="text">
      <style:text-properties officeooo:rsid="34700f8f"/>
    </style:style>
    <style:style style:name="T2098" style:family="text">
      <style:text-properties officeooo:rsid="34c11c41"/>
    </style:style>
    <style:style style:name="T2099" style:family="text">
      <style:text-properties officeooo:rsid="35481caf"/>
    </style:style>
    <style:style style:name="T2100" style:family="text">
      <style:text-properties officeooo:rsid="35561651"/>
    </style:style>
    <style:style style:name="T2101" style:family="text">
      <style:text-properties officeooo:rsid="35579c56"/>
    </style:style>
    <style:style style:name="T2102" style:family="text">
      <style:text-properties officeooo:rsid="3570222d"/>
    </style:style>
    <style:style style:name="T2103" style:family="text">
      <style:text-properties officeooo:rsid="357091b2"/>
    </style:style>
    <style:style style:name="T2104" style:family="text">
      <style:text-properties officeooo:rsid="35727eb3"/>
    </style:style>
    <style:style style:name="T2105" style:family="text">
      <style:text-properties officeooo:rsid="3578de22"/>
    </style:style>
    <style:style style:name="T2106" style:family="text">
      <style:text-properties officeooo:rsid="3581afa5"/>
    </style:style>
    <style:style style:name="T2107" style:family="text">
      <style:text-properties officeooo:rsid="35851083"/>
    </style:style>
    <style:style style:name="T2108" style:family="text">
      <style:text-properties officeooo:rsid="358c8d0f"/>
    </style:style>
    <style:style style:name="T2109" style:family="text">
      <style:text-properties officeooo:rsid="35939622"/>
    </style:style>
    <style:style style:name="T2110" style:family="text">
      <style:text-properties officeooo:rsid="359e6ce4"/>
    </style:style>
    <style:style style:name="T2111" style:family="text">
      <style:text-properties officeooo:rsid="35a15427"/>
    </style:style>
    <style:style style:name="T2112" style:family="text">
      <style:text-properties officeooo:rsid="35b25ef1"/>
    </style:style>
    <style:style style:name="T2113" style:family="text">
      <style:text-properties officeooo:rsid="35bd80f9"/>
    </style:style>
    <style:style style:name="T2114" style:family="text">
      <style:text-properties officeooo:rsid="35bf2703"/>
    </style:style>
    <style:style style:name="T2115" style:family="text">
      <style:text-properties officeooo:rsid="35c242fb"/>
    </style:style>
    <style:style style:name="T2116" style:family="text">
      <style:text-properties officeooo:rsid="35ca719b"/>
    </style:style>
    <style:style style:name="T2117" style:family="text">
      <style:text-properties officeooo:rsid="35cc316a"/>
    </style:style>
    <style:style style:name="T2118" style:family="text">
      <style:text-properties officeooo:rsid="35d01509"/>
    </style:style>
    <style:style style:name="T2119" style:family="text">
      <style:text-properties officeooo:rsid="35d277d4"/>
    </style:style>
    <style:style style:name="T2120" style:family="text">
      <style:text-properties officeooo:rsid="35e282e5"/>
    </style:style>
    <style:style style:name="T2121" style:family="text">
      <style:text-properties officeooo:rsid="360b76f0"/>
    </style:style>
    <style:style style:name="T2122" style:family="text">
      <style:text-properties officeooo:rsid="3615fc63"/>
    </style:style>
    <style:style style:name="T2123" style:family="text">
      <style:text-properties officeooo:rsid="36193894"/>
    </style:style>
    <style:style style:name="T2124" style:family="text">
      <style:text-properties officeooo:rsid="362b4e3f"/>
    </style:style>
    <style:style style:name="T2125" style:family="text">
      <style:text-properties officeooo:rsid="3644b332"/>
    </style:style>
    <style:style style:name="T2126" style:family="text">
      <style:text-properties officeooo:rsid="364a376e"/>
    </style:style>
    <style:style style:name="T2127" style:family="text">
      <style:text-properties officeooo:rsid="36502ea2"/>
    </style:style>
    <style:style style:name="T2128" style:family="text">
      <style:text-properties officeooo:rsid="3670c580"/>
    </style:style>
    <style:style style:name="T2129" style:family="text">
      <style:text-properties officeooo:rsid="3675f9fe"/>
    </style:style>
    <style:style style:name="T2130" style:family="text">
      <style:text-properties officeooo:rsid="367b461f"/>
    </style:style>
    <style:style style:name="T2131" style:family="text">
      <style:text-properties officeooo:rsid="36800a54"/>
    </style:style>
    <style:style style:name="T2132" style:family="text">
      <style:text-properties officeooo:rsid="36843bdd"/>
    </style:style>
    <style:style style:name="T2133" style:family="text">
      <style:text-properties officeooo:rsid="368d5884"/>
    </style:style>
    <style:style style:name="T2134" style:family="text">
      <style:text-properties officeooo:rsid="368db5db"/>
    </style:style>
    <style:style style:name="T2135" style:family="text">
      <style:text-properties officeooo:rsid="36aad5fe"/>
    </style:style>
    <style:style style:name="T2136" style:family="text">
      <style:text-properties officeooo:rsid="36abf41f"/>
    </style:style>
    <style:style style:name="T2137" style:family="text">
      <style:text-properties officeooo:rsid="36b47d2c"/>
    </style:style>
    <style:style style:name="T2138" style:family="text">
      <style:text-properties officeooo:rsid="36b6f38d"/>
    </style:style>
    <style:style style:name="T2139" style:family="text">
      <style:text-properties officeooo:rsid="36c1a638"/>
    </style:style>
    <style:style style:name="T2140" style:family="text">
      <style:text-properties officeooo:rsid="36c2a677"/>
    </style:style>
    <style:style style:name="T2141" style:family="text">
      <style:text-properties officeooo:rsid="36c42432"/>
    </style:style>
    <style:style style:name="T2142" style:family="text">
      <style:text-properties officeooo:rsid="36c56272"/>
    </style:style>
    <style:style style:name="T2143" style:family="text">
      <style:text-properties officeooo:rsid="36c5a87e"/>
    </style:style>
    <style:style style:name="T2144" style:family="text">
      <style:text-properties officeooo:rsid="36c916f2"/>
    </style:style>
    <style:style style:name="T2145" style:family="text">
      <style:text-properties officeooo:rsid="36d6d614"/>
    </style:style>
    <style:style style:name="T2146" style:family="text">
      <style:text-properties officeooo:rsid="36d9ecb0"/>
    </style:style>
    <style:style style:name="T2147" style:family="text">
      <style:text-properties officeooo:rsid="36dd8bc1"/>
    </style:style>
    <style:style style:name="T2148" style:family="text">
      <style:text-properties officeooo:rsid="36e18097"/>
    </style:style>
    <style:style style:name="T2149" style:family="text">
      <style:text-properties officeooo:rsid="36e254eb"/>
    </style:style>
    <style:style style:name="T2150" style:family="text">
      <style:text-properties officeooo:rsid="36e322ff"/>
    </style:style>
    <style:style style:name="T2151" style:family="text">
      <style:text-properties officeooo:rsid="36e3c79b"/>
    </style:style>
    <style:style style:name="T2152" style:family="text">
      <style:text-properties officeooo:rsid="36e624ec"/>
    </style:style>
    <style:style style:name="T2153" style:family="text">
      <style:text-properties officeooo:rsid="36e73295"/>
    </style:style>
    <style:style style:name="T2154" style:family="text">
      <style:text-properties officeooo:rsid="36e936c5"/>
    </style:style>
    <style:style style:name="T2155" style:family="text">
      <style:text-properties officeooo:rsid="36f970d9"/>
    </style:style>
    <style:style style:name="T2156" style:family="text">
      <style:text-properties officeooo:rsid="36fb1c66"/>
    </style:style>
    <style:style style:name="T2157" style:family="text">
      <style:text-properties officeooo:rsid="36fb4c86"/>
    </style:style>
    <style:style style:name="T2158" style:family="text">
      <style:text-properties officeooo:rsid="36fca330"/>
    </style:style>
    <style:style style:name="T2159" style:family="text">
      <style:text-properties officeooo:rsid="3704bbb4"/>
    </style:style>
    <style:style style:name="T2160" style:family="text">
      <style:text-properties officeooo:rsid="37086d05"/>
    </style:style>
    <style:style style:name="T2161" style:family="text">
      <style:text-properties officeooo:rsid="3709d004"/>
    </style:style>
    <style:style style:name="T2162" style:family="text">
      <style:text-properties officeooo:rsid="370bc743"/>
    </style:style>
    <style:style style:name="T2163" style:family="text">
      <style:text-properties officeooo:rsid="37110358"/>
    </style:style>
    <style:style style:name="T2164" style:family="text">
      <style:text-properties officeooo:rsid="37126daf"/>
    </style:style>
    <style:style style:name="T2165" style:family="text">
      <style:text-properties officeooo:rsid="37172f5d"/>
    </style:style>
    <style:style style:name="T2166" style:family="text">
      <style:text-properties officeooo:rsid="371cd990"/>
    </style:style>
    <style:style style:name="T2167" style:family="text">
      <style:text-properties officeooo:rsid="371ea9a3"/>
    </style:style>
    <style:style style:name="T2168" style:family="text">
      <style:text-properties officeooo:rsid="371eb2b4"/>
    </style:style>
    <style:style style:name="T2169" style:family="text">
      <style:text-properties officeooo:rsid="371ef27a"/>
    </style:style>
    <style:style style:name="T2170" style:family="text">
      <style:text-properties officeooo:rsid="37222a74"/>
    </style:style>
    <style:style style:name="T2171" style:family="text">
      <style:text-properties officeooo:rsid="372256e5"/>
    </style:style>
    <style:style style:name="T2172" style:family="text">
      <style:text-properties officeooo:rsid="3723a4bf"/>
    </style:style>
    <style:style style:name="T2173" style:family="text">
      <style:text-properties officeooo:rsid="37256440"/>
    </style:style>
    <style:style style:name="T2174" style:family="text">
      <style:text-properties officeooo:rsid="37269bfd"/>
    </style:style>
    <style:style style:name="T2175" style:family="text">
      <style:text-properties officeooo:rsid="3728e14b"/>
    </style:style>
    <style:style style:name="T2176" style:family="text">
      <style:text-properties officeooo:rsid="372a8baa"/>
    </style:style>
    <style:style style:name="T2177" style:family="text">
      <style:text-properties officeooo:rsid="372ad447"/>
    </style:style>
    <style:style style:name="T2178" style:family="text">
      <style:text-properties officeooo:rsid="372e94f7"/>
    </style:style>
    <style:style style:name="T2179" style:family="text">
      <style:text-properties officeooo:rsid="374006ed"/>
    </style:style>
    <style:style style:name="T2180" style:family="text">
      <style:text-properties officeooo:rsid="3740eb5b"/>
    </style:style>
    <style:style style:name="T2181" style:family="text">
      <style:text-properties officeooo:rsid="37453cfe"/>
    </style:style>
    <style:style style:name="T2182" style:family="text">
      <style:text-properties officeooo:rsid="374d3ce6"/>
    </style:style>
    <style:style style:name="T2183" style:family="text">
      <style:text-properties officeooo:rsid="375bcf55"/>
    </style:style>
    <style:style style:name="T2184" style:family="text">
      <style:text-properties officeooo:rsid="076d6ad8"/>
    </style:style>
    <style:style style:name="T2185" style:family="text">
      <style:text-properties officeooo:rsid="375cbe82"/>
    </style:style>
    <style:style style:name="T2186" style:family="text">
      <style:text-properties officeooo:rsid="376c32d7"/>
    </style:style>
    <style:style style:name="T2187" style:family="text">
      <style:text-properties officeooo:rsid="376d3070"/>
    </style:style>
    <style:style style:name="T2188" style:family="text">
      <style:text-properties officeooo:rsid="376e8f87"/>
    </style:style>
    <style:style style:name="T2189" style:family="text">
      <style:text-properties officeooo:rsid="3771a4a3"/>
    </style:style>
    <style:style style:name="T2190" style:family="text">
      <style:text-properties officeooo:rsid="3771ae36"/>
    </style:style>
    <style:style style:name="T2191" style:family="text">
      <style:text-properties officeooo:rsid="3772e882"/>
    </style:style>
    <style:style style:name="T2192" style:family="text">
      <style:text-properties officeooo:rsid="377656dc"/>
    </style:style>
    <style:style style:name="T2193" style:family="text">
      <style:text-properties officeooo:rsid="37780886"/>
    </style:style>
    <style:style style:name="T2194" style:family="text">
      <style:text-properties officeooo:rsid="377a5e31"/>
    </style:style>
    <style:style style:name="T2195" style:family="text">
      <style:text-properties officeooo:rsid="377d8dab"/>
    </style:style>
    <style:style style:name="T2196" style:family="text">
      <style:text-properties officeooo:rsid="378088b4"/>
    </style:style>
    <style:style style:name="T2197" style:family="text">
      <style:text-properties officeooo:rsid="3781424c"/>
    </style:style>
    <style:style style:name="T2198" style:family="text">
      <style:text-properties officeooo:rsid="378c48ef"/>
    </style:style>
    <style:style style:name="T2199" style:family="text">
      <style:text-properties officeooo:rsid="37961a32"/>
    </style:style>
    <style:style style:name="T2200" style:family="text">
      <style:text-properties officeooo:rsid="3796accb"/>
    </style:style>
    <style:style style:name="T2201" style:family="text">
      <style:text-properties officeooo:rsid="379952e6"/>
    </style:style>
    <style:style style:name="T2202" style:family="text">
      <style:text-properties officeooo:rsid="379e7a96"/>
    </style:style>
    <style:style style:name="T2203" style:family="text">
      <style:text-properties officeooo:rsid="37a064c3"/>
    </style:style>
    <style:style style:name="T2204" style:family="text">
      <style:text-properties officeooo:rsid="37b642f6"/>
    </style:style>
    <style:style style:name="T2205" style:family="text">
      <style:text-properties officeooo:rsid="37b88c66"/>
    </style:style>
    <style:style style:name="T2206" style:family="text">
      <style:text-properties officeooo:rsid="37bbf47b"/>
    </style:style>
    <style:style style:name="T2207" style:family="text">
      <style:text-properties officeooo:rsid="37bd18e2"/>
    </style:style>
    <style:style style:name="T2208" style:family="text">
      <style:text-properties officeooo:rsid="37c26aea"/>
    </style:style>
    <style:style style:name="T2209" style:family="text">
      <style:text-properties officeooo:rsid="37c7e08e"/>
    </style:style>
    <style:style style:name="T2210" style:family="text">
      <style:text-properties officeooo:rsid="37c8b8b1"/>
    </style:style>
    <style:style style:name="T2211" style:family="text">
      <style:text-properties officeooo:rsid="37caa2e5"/>
    </style:style>
    <style:style style:name="T2212" style:family="text">
      <style:text-properties officeooo:rsid="37cd2c8a"/>
    </style:style>
    <style:style style:name="T2213" style:family="text">
      <style:text-properties officeooo:rsid="37cf235b"/>
    </style:style>
    <style:style style:name="T2214" style:family="text">
      <style:text-properties officeooo:rsid="37d1ebfb"/>
    </style:style>
    <style:style style:name="T2215" style:family="text">
      <style:text-properties officeooo:rsid="37dc5c4c"/>
    </style:style>
    <style:style style:name="T2216" style:family="text">
      <style:text-properties officeooo:rsid="37e2366b"/>
    </style:style>
    <style:style style:name="T2217" style:family="text">
      <style:text-properties officeooo:rsid="37e85c6b"/>
    </style:style>
    <style:style style:name="T2218" style:family="text">
      <style:text-properties officeooo:rsid="37ee0256"/>
    </style:style>
    <style:style style:name="T2219" style:family="text">
      <style:text-properties officeooo:rsid="37efea8c"/>
    </style:style>
    <style:style style:name="T2220" style:family="text">
      <style:text-properties officeooo:rsid="37f51af6"/>
    </style:style>
    <style:style style:name="T2221" style:family="text">
      <style:text-properties officeooo:rsid="37f6caa3"/>
    </style:style>
    <style:style style:name="T2222" style:family="text">
      <style:text-properties officeooo:rsid="37f74431"/>
    </style:style>
    <style:style style:name="T2223" style:family="text">
      <style:text-properties officeooo:rsid="37f9291b"/>
    </style:style>
    <style:style style:name="T2224" style:family="text">
      <style:text-properties officeooo:rsid="37fad979"/>
    </style:style>
    <style:style style:name="T2225" style:family="text">
      <style:text-properties officeooo:rsid="3801213e"/>
    </style:style>
    <style:style style:name="T2226" style:family="text">
      <style:text-properties officeooo:rsid="3803b27f"/>
    </style:style>
    <style:style style:name="T2227" style:family="text">
      <style:text-properties officeooo:rsid="38044d8a"/>
    </style:style>
    <style:style style:name="T2228" style:family="text">
      <style:text-properties officeooo:rsid="38052eb9"/>
    </style:style>
    <style:style style:name="T2229" style:family="text">
      <style:text-properties officeooo:rsid="380727a9"/>
    </style:style>
    <style:style style:name="T2230" style:family="text">
      <style:text-properties officeooo:rsid="38098dbb"/>
    </style:style>
    <style:style style:name="T2231" style:family="text">
      <style:text-properties officeooo:rsid="380e5580"/>
    </style:style>
    <style:style style:name="T2232" style:family="text">
      <style:text-properties officeooo:rsid="3810d4bb"/>
    </style:style>
    <style:style style:name="T2233" style:family="text">
      <style:text-properties officeooo:rsid="38114419"/>
    </style:style>
    <style:style style:name="T2234" style:family="text">
      <style:text-properties officeooo:rsid="38128e7d"/>
    </style:style>
    <style:style style:name="T2235" style:family="text">
      <style:text-properties officeooo:rsid="3815cbd2"/>
    </style:style>
    <style:style style:name="T2236" style:family="text">
      <style:text-properties officeooo:rsid="381a42c5"/>
    </style:style>
    <style:style style:name="T2237" style:family="text">
      <style:text-properties officeooo:rsid="381ce00b"/>
    </style:style>
    <style:style style:name="T2238" style:family="text">
      <style:text-properties officeooo:rsid="381cfdee"/>
    </style:style>
    <style:style style:name="T2239" style:family="text">
      <style:text-properties officeooo:rsid="381f8a12"/>
    </style:style>
    <style:style style:name="T2240" style:family="text">
      <style:text-properties officeooo:rsid="382040d0"/>
    </style:style>
    <style:style style:name="T2241" style:family="text">
      <style:text-properties officeooo:rsid="382082b4"/>
    </style:style>
    <style:style style:name="T2242" style:family="text">
      <style:text-properties officeooo:rsid="38244f3f"/>
    </style:style>
    <style:style style:name="T2243" style:family="text">
      <style:text-properties officeooo:rsid="3825121e"/>
    </style:style>
    <style:style style:name="T2244" style:family="text">
      <style:text-properties officeooo:rsid="3825f240"/>
    </style:style>
    <style:style style:name="T2245" style:family="text">
      <style:text-properties officeooo:rsid="382723ea"/>
    </style:style>
    <style:style style:name="T2246" style:family="text">
      <style:text-properties officeooo:rsid="3828b392"/>
    </style:style>
    <style:style style:name="T2247" style:family="text">
      <style:text-properties officeooo:rsid="38292c6a"/>
    </style:style>
    <style:style style:name="T2248" style:family="text">
      <style:text-properties officeooo:rsid="382f072b"/>
    </style:style>
    <style:style style:name="T2249" style:family="text">
      <style:text-properties officeooo:rsid="38301cb9"/>
    </style:style>
    <style:style style:name="T2250" style:family="text">
      <style:text-properties officeooo:rsid="383634cf"/>
    </style:style>
    <style:style style:name="T2251" style:family="text">
      <style:text-properties officeooo:rsid="3837ddef"/>
    </style:style>
    <style:style style:name="T2252" style:family="text">
      <style:text-properties officeooo:rsid="385006a4"/>
    </style:style>
    <style:style style:name="T2253" style:family="text">
      <style:text-properties officeooo:rsid="3852f14f"/>
    </style:style>
    <style:style style:name="T2254" style:family="text">
      <style:text-properties officeooo:rsid="3858f2ba"/>
    </style:style>
    <style:style style:name="T2255" style:family="text">
      <style:text-properties officeooo:rsid="3885935d"/>
    </style:style>
    <style:style style:name="T2256" style:family="text">
      <style:text-properties officeooo:rsid="38cf9e37"/>
    </style:style>
    <style:style style:name="T2257" style:family="text">
      <style:text-properties officeooo:rsid="38cfd5dd"/>
    </style:style>
    <style:style style:name="T2258" style:family="text">
      <style:text-properties officeooo:rsid="38d14d67"/>
    </style:style>
    <style:style style:name="T2259" style:family="text">
      <style:text-properties officeooo:rsid="38d19a12"/>
    </style:style>
    <style:style style:name="T2260" style:family="text">
      <style:text-properties officeooo:rsid="38d3b4e7"/>
    </style:style>
    <style:style style:name="T2261" style:family="text">
      <style:text-properties officeooo:rsid="38d574b1"/>
    </style:style>
    <style:style style:name="T2262" style:family="text">
      <style:text-properties officeooo:rsid="38d6ca0b"/>
    </style:style>
    <style:style style:name="T2263" style:family="text">
      <style:text-properties officeooo:rsid="38db69d4"/>
    </style:style>
    <style:style style:name="T2264" style:family="text">
      <style:text-properties officeooo:rsid="38f158cb"/>
    </style:style>
    <style:style style:name="T2265" style:family="text">
      <style:text-properties officeooo:rsid="38fc32b9"/>
    </style:style>
    <style:style style:name="T2266" style:family="text">
      <style:text-properties officeooo:rsid="38fd2f7f"/>
    </style:style>
    <style:style style:name="T2267" style:family="text">
      <style:text-properties officeooo:rsid="38fe8edf"/>
    </style:style>
    <style:style style:name="T2268" style:family="text">
      <style:text-properties officeooo:rsid="38ff1727"/>
    </style:style>
    <style:style style:name="T2269" style:family="text">
      <style:text-properties officeooo:rsid="3900d737"/>
    </style:style>
    <style:style style:name="T2270" style:family="text">
      <style:text-properties officeooo:rsid="3901eadb"/>
    </style:style>
    <style:style style:name="T2271" style:family="text">
      <style:text-properties officeooo:rsid="39039b64"/>
    </style:style>
    <style:style style:name="T2272" style:family="text">
      <style:text-properties officeooo:rsid="39048d56"/>
    </style:style>
    <style:style style:name="T2273" style:family="text">
      <style:text-properties officeooo:rsid="3904d883"/>
    </style:style>
    <style:style style:name="T2274" style:family="text">
      <style:text-properties officeooo:rsid="3908e0c4"/>
    </style:style>
    <style:style style:name="T2275" style:family="text">
      <style:text-properties officeooo:rsid="39099a6c"/>
    </style:style>
    <style:style style:name="T2276" style:family="text">
      <style:text-properties officeooo:rsid="390b3428"/>
    </style:style>
    <style:style style:name="T2277" style:family="text">
      <style:text-properties officeooo:rsid="390d63b2"/>
    </style:style>
    <style:style style:name="T2278" style:family="text">
      <style:text-properties officeooo:rsid="390df092"/>
    </style:style>
    <style:style style:name="T2279" style:family="text">
      <style:text-properties officeooo:rsid="390fda8a"/>
    </style:style>
    <style:style style:name="T2280" style:family="text">
      <style:text-properties officeooo:rsid="3910660d"/>
    </style:style>
    <style:style style:name="T2281" style:family="text">
      <style:text-properties officeooo:rsid="39119a2c"/>
    </style:style>
    <style:style style:name="T2282" style:family="text">
      <style:text-properties officeooo:rsid="3912bc22"/>
    </style:style>
    <style:style style:name="T2283" style:family="text">
      <style:text-properties officeooo:rsid="3913a3a4"/>
    </style:style>
    <style:style style:name="T2284" style:family="text">
      <style:text-properties officeooo:rsid="39140a1d"/>
    </style:style>
    <style:style style:name="T2285" style:family="text">
      <style:text-properties officeooo:rsid="39158284"/>
    </style:style>
    <style:style style:name="T2286" style:family="text">
      <style:text-properties officeooo:rsid="391819d4"/>
    </style:style>
    <style:style style:name="T2287" style:family="text">
      <style:text-properties officeooo:rsid="391a3453"/>
    </style:style>
    <style:style style:name="T2288" style:family="text">
      <style:text-properties officeooo:rsid="391ac90f"/>
    </style:style>
    <style:style style:name="T2289" style:family="text">
      <style:text-properties officeooo:rsid="391f7431"/>
    </style:style>
    <style:style style:name="T2290" style:family="text">
      <style:text-properties officeooo:rsid="3930b4b3"/>
    </style:style>
    <style:style style:name="T2291" style:family="text">
      <style:text-properties officeooo:rsid="393490d2"/>
    </style:style>
    <style:style style:name="T2292" style:family="text">
      <style:text-properties officeooo:rsid="3943996a"/>
    </style:style>
    <style:style style:name="T2293" style:family="text">
      <style:text-properties officeooo:rsid="396bbb58"/>
    </style:style>
    <style:style style:name="T2294" style:family="text">
      <style:text-properties officeooo:rsid="396d3190"/>
    </style:style>
    <style:style style:name="T2295" style:family="text">
      <style:text-properties officeooo:rsid="396d7a74"/>
    </style:style>
    <style:style style:name="T2296" style:family="text">
      <style:text-properties officeooo:rsid="3976fd93"/>
    </style:style>
    <style:style style:name="T2297" style:family="text">
      <style:text-properties officeooo:rsid="3978157f"/>
    </style:style>
    <style:style style:name="T2298" style:family="text">
      <style:text-properties officeooo:rsid="3979fba6"/>
    </style:style>
    <style:style style:name="T2299" style:family="text">
      <style:text-properties officeooo:rsid="39852c11"/>
    </style:style>
    <style:style style:name="T2300" style:family="text">
      <style:text-properties officeooo:rsid="39893666"/>
    </style:style>
    <style:style style:name="T2301" style:family="text">
      <style:text-properties officeooo:rsid="398c56aa"/>
    </style:style>
    <style:style style:name="T2302" style:family="text">
      <style:text-properties officeooo:rsid="39ecd38b"/>
    </style:style>
    <style:style style:name="T2303" style:family="text">
      <style:text-properties officeooo:rsid="39f2658a"/>
    </style:style>
    <style:style style:name="T2304" style:family="text">
      <style:text-properties officeooo:rsid="39f403d1"/>
    </style:style>
    <style:style style:name="T2305" style:family="text">
      <style:text-properties officeooo:rsid="39ffa60f"/>
    </style:style>
    <style:style style:name="T2306" style:family="text">
      <style:text-properties officeooo:rsid="3a0162a6"/>
    </style:style>
    <style:style style:name="T2307" style:family="text">
      <style:text-properties officeooo:rsid="3a033598"/>
    </style:style>
    <style:style style:name="T2308" style:family="text">
      <style:text-properties officeooo:rsid="3a04d9c7"/>
    </style:style>
    <style:style style:name="T2309" style:family="text">
      <style:text-properties officeooo:rsid="3a064527"/>
    </style:style>
    <style:style style:name="T2310" style:family="text">
      <style:text-properties officeooo:rsid="3a120ef4"/>
    </style:style>
    <style:style style:name="T2311" style:family="text">
      <style:text-properties officeooo:rsid="3a136200"/>
    </style:style>
    <style:style style:name="T2312" style:family="text">
      <style:text-properties officeooo:rsid="3a16f1c5"/>
    </style:style>
    <style:style style:name="T2313" style:family="text">
      <style:text-properties officeooo:rsid="3a27e186"/>
    </style:style>
    <style:style style:name="T2314" style:family="text">
      <style:text-properties officeooo:rsid="3a3f0cde"/>
    </style:style>
    <style:style style:name="T2315" style:family="text">
      <style:text-properties officeooo:rsid="3a42297a"/>
    </style:style>
    <style:style style:name="T2316" style:family="text">
      <style:text-properties officeooo:rsid="3a4a3baf"/>
    </style:style>
    <style:style style:name="T2317" style:family="text">
      <style:text-properties officeooo:rsid="3a7334f8"/>
    </style:style>
    <style:style style:name="T2318" style:family="text">
      <style:text-properties officeooo:rsid="3af1c918"/>
    </style:style>
    <style:style style:name="T2319" style:family="text">
      <style:text-properties officeooo:rsid="3b03e2cf"/>
    </style:style>
    <style:style style:name="T2320" style:family="text">
      <style:text-properties officeooo:rsid="3b0d7549"/>
    </style:style>
    <style:style style:name="T2321" style:family="text">
      <style:text-properties officeooo:rsid="3b17b7b8"/>
    </style:style>
    <style:style style:name="T2322" style:family="text">
      <style:text-properties officeooo:rsid="3b19fb44"/>
    </style:style>
    <style:style style:name="T2323" style:family="text">
      <style:text-properties officeooo:rsid="3b1a34ae"/>
    </style:style>
    <style:style style:name="T2324" style:family="text">
      <style:text-properties officeooo:rsid="3b1b3b18"/>
    </style:style>
    <style:style style:name="T2325" style:family="text">
      <style:text-properties officeooo:rsid="3b213053"/>
    </style:style>
    <style:style style:name="T2326" style:family="text">
      <style:text-properties officeooo:rsid="3b31a121"/>
    </style:style>
    <style:style style:name="T2327" style:family="text">
      <style:text-properties officeooo:rsid="3b3cfb64"/>
    </style:style>
    <style:style style:name="T2328" style:family="text">
      <style:text-properties officeooo:rsid="3b3ff1e0"/>
    </style:style>
    <style:style style:name="T2329" style:family="text">
      <style:text-properties officeooo:rsid="3b433b15"/>
    </style:style>
    <style:style style:name="T2330" style:family="text">
      <style:text-properties officeooo:rsid="3b496941"/>
    </style:style>
    <style:style style:name="T2331" style:family="text">
      <style:text-properties officeooo:rsid="3b83ccf4"/>
    </style:style>
    <style:style style:name="T2332" style:family="text">
      <style:text-properties officeooo:rsid="3b851a6a"/>
    </style:style>
    <style:style style:name="T2333" style:family="text">
      <style:text-properties officeooo:rsid="3b887417"/>
    </style:style>
    <style:style style:name="T2334" style:family="text">
      <style:text-properties officeooo:rsid="3b92d39c"/>
    </style:style>
    <style:style style:name="T2335" style:family="text">
      <style:text-properties officeooo:rsid="3b957fda"/>
    </style:style>
    <style:style style:name="T2336" style:family="text">
      <style:text-properties officeooo:rsid="3b96d7f3"/>
    </style:style>
    <style:style style:name="T2337" style:family="text">
      <style:text-properties officeooo:rsid="3ba3217a"/>
    </style:style>
    <style:style style:name="T2338" style:family="text">
      <style:text-properties officeooo:rsid="3ba55aa4"/>
    </style:style>
    <style:style style:name="T2339" style:family="text">
      <style:text-properties officeooo:rsid="3ba62e1b"/>
    </style:style>
    <style:style style:name="T2340" style:family="text">
      <style:text-properties officeooo:rsid="3bcd424a"/>
    </style:style>
    <style:style style:name="T2341" style:family="text">
      <style:text-properties officeooo:rsid="3bce32e0"/>
    </style:style>
    <style:style style:name="T2342" style:family="text">
      <style:text-properties officeooo:rsid="3bda8a5b"/>
    </style:style>
    <style:style style:name="T2343" style:family="text">
      <style:text-properties officeooo:rsid="3be870cc"/>
    </style:style>
    <style:style style:name="T2344" style:family="text">
      <style:text-properties officeooo:rsid="3bf8f479"/>
    </style:style>
    <style:style style:name="T2345" style:family="text">
      <style:text-properties officeooo:rsid="3c0202d6"/>
    </style:style>
    <style:style style:name="T2346" style:family="text">
      <style:text-properties officeooo:rsid="3c0949dc"/>
    </style:style>
    <style:style style:name="T2347" style:family="text">
      <style:text-properties officeooo:rsid="3c0e25a8"/>
    </style:style>
    <style:style style:name="T2348" style:family="text">
      <style:text-properties officeooo:rsid="3c0f72a4"/>
    </style:style>
    <style:style style:name="T2349" style:family="text">
      <style:text-properties officeooo:rsid="3c1647c5"/>
    </style:style>
    <style:style style:name="T2350" style:family="text">
      <style:text-properties officeooo:rsid="3c1aae34"/>
    </style:style>
    <style:style style:name="T2351" style:family="text">
      <style:text-properties officeooo:rsid="3c1c7fde"/>
    </style:style>
    <style:style style:name="T2352" style:family="text">
      <style:text-properties officeooo:rsid="3c24472d"/>
    </style:style>
    <style:style style:name="T2353" style:family="text">
      <style:text-properties officeooo:rsid="3c4ba76f"/>
    </style:style>
    <style:style style:name="T2354" style:family="text">
      <style:text-properties officeooo:rsid="3c66f39d"/>
    </style:style>
    <style:style style:name="T2355" style:family="text">
      <style:text-properties officeooo:rsid="3c69e873"/>
    </style:style>
    <style:style style:name="T2356" style:family="text">
      <style:text-properties officeooo:rsid="3c6f6c16"/>
    </style:style>
    <style:style style:name="T2357" style:family="text">
      <style:text-properties officeooo:rsid="3c73f26b"/>
    </style:style>
    <style:style style:name="T2358" style:family="text">
      <style:text-properties officeooo:rsid="3c77412d"/>
    </style:style>
    <style:style style:name="T2359" style:family="text">
      <style:text-properties officeooo:rsid="3c7f7cf7"/>
    </style:style>
    <style:style style:name="T2360" style:family="text">
      <style:text-properties officeooo:rsid="3c875289"/>
    </style:style>
    <style:style style:name="T2361" style:family="text">
      <style:text-properties officeooo:rsid="3c8c0945"/>
    </style:style>
    <style:style style:name="T2362" style:family="text">
      <style:text-properties officeooo:rsid="3c92fa9d"/>
    </style:style>
    <style:style style:name="T2363" style:family="text">
      <style:text-properties officeooo:rsid="3c9b36ac"/>
    </style:style>
    <style:style style:name="T2364" style:family="text">
      <style:text-properties officeooo:rsid="3c9c9b65"/>
    </style:style>
    <style:style style:name="T2365" style:family="text">
      <style:text-properties officeooo:rsid="3c9cd8ae"/>
    </style:style>
    <style:style style:name="T2366" style:family="text">
      <style:text-properties officeooo:rsid="3ca10043"/>
    </style:style>
    <style:style style:name="T2367" style:family="text">
      <style:text-properties officeooo:rsid="3ca282bb"/>
    </style:style>
    <style:style style:name="T2368" style:family="text">
      <style:text-properties officeooo:rsid="3ca60b75"/>
    </style:style>
    <style:style style:name="T2369" style:family="text">
      <style:text-properties officeooo:rsid="3cb36238"/>
    </style:style>
    <style:style style:name="T2370" style:family="text">
      <style:text-properties officeooo:rsid="3cb59639"/>
    </style:style>
    <style:style style:name="T2371" style:family="text">
      <style:text-properties officeooo:rsid="3cba5c65"/>
    </style:style>
    <style:style style:name="T2372" style:family="text">
      <style:text-properties officeooo:rsid="3ccea8c4"/>
    </style:style>
    <style:style style:name="T2373" style:family="text">
      <style:text-properties officeooo:rsid="3cd517e7"/>
    </style:style>
    <style:style style:name="T2374" style:family="text">
      <style:text-properties officeooo:rsid="3cd96b82"/>
    </style:style>
    <style:style style:name="T2375" style:family="text">
      <style:text-properties officeooo:rsid="3cdad5a0"/>
    </style:style>
    <style:style style:name="T2376" style:family="text">
      <style:text-properties officeooo:rsid="3cdbba1a"/>
    </style:style>
    <style:style style:name="T2377" style:family="text">
      <style:text-properties officeooo:rsid="3ce31ec7"/>
    </style:style>
    <style:style style:name="T2378" style:family="text">
      <style:text-properties officeooo:rsid="3ce48e42"/>
    </style:style>
    <style:style style:name="T2379" style:family="text">
      <style:text-properties officeooo:rsid="3ce4e05b"/>
    </style:style>
    <style:style style:name="T2380" style:family="text">
      <style:text-properties officeooo:rsid="3ced0c93"/>
    </style:style>
    <style:style style:name="T2381" style:family="text">
      <style:text-properties officeooo:rsid="3cf0db74"/>
    </style:style>
    <style:style style:name="T2382" style:family="text">
      <style:text-properties officeooo:rsid="3cf22c20"/>
    </style:style>
    <style:style style:name="T2383" style:family="text">
      <style:text-properties officeooo:rsid="3cf5d33a"/>
    </style:style>
    <style:style style:name="T2384" style:family="text">
      <style:text-properties officeooo:rsid="3cfa973b"/>
    </style:style>
    <style:style style:name="T2385" style:family="text">
      <style:text-properties officeooo:rsid="3d026766"/>
    </style:style>
    <style:style style:name="T2386" style:family="text">
      <style:text-properties officeooo:rsid="3d02c4f6"/>
    </style:style>
    <style:style style:name="T2387" style:family="text">
      <style:text-properties officeooo:rsid="3d0782b9"/>
    </style:style>
    <style:style style:name="T2388" style:family="text">
      <style:text-properties officeooo:rsid="3d0df216"/>
    </style:style>
    <style:style style:name="T2389" style:family="text">
      <style:text-properties officeooo:rsid="3d139ae4"/>
    </style:style>
    <style:style style:name="T2390" style:family="text">
      <style:text-properties officeooo:rsid="3d21ce25"/>
    </style:style>
    <style:style style:name="T2391" style:family="text">
      <style:text-properties officeooo:rsid="3d21d8e3"/>
    </style:style>
    <style:style style:name="T2392" style:family="text">
      <style:text-properties officeooo:rsid="3d23dda9"/>
    </style:style>
    <style:style style:name="T2393" style:family="text">
      <style:text-properties officeooo:rsid="3d2697a2"/>
    </style:style>
    <style:style style:name="T2394" style:family="text">
      <style:text-properties officeooo:rsid="3d279ace"/>
    </style:style>
    <style:style style:name="T2395" style:family="text">
      <style:text-properties officeooo:rsid="3d27f4a9"/>
    </style:style>
    <style:style style:name="T2396" style:family="text">
      <style:text-properties officeooo:rsid="3d2dce7b"/>
    </style:style>
    <style:style style:name="T2397" style:family="text">
      <style:text-properties officeooo:rsid="3d32b29a"/>
    </style:style>
    <style:style style:name="T2398" style:family="text">
      <style:text-properties officeooo:rsid="3d93b1e2"/>
    </style:style>
    <style:style style:name="T2399" style:family="text">
      <style:text-properties officeooo:rsid="3d940874"/>
    </style:style>
    <style:style style:name="T2400" style:family="text">
      <style:text-properties officeooo:rsid="3d95be93"/>
    </style:style>
    <style:style style:name="T2401" style:family="text">
      <style:text-properties officeooo:rsid="3d96cf0c"/>
    </style:style>
    <style:style style:name="T2402" style:family="text">
      <style:text-properties officeooo:rsid="3d96f4e6"/>
    </style:style>
    <style:style style:name="T2403" style:family="text">
      <style:text-properties officeooo:rsid="3d9ca4a1"/>
    </style:style>
    <style:style style:name="T2404" style:family="text">
      <style:text-properties officeooo:rsid="3d9da897"/>
    </style:style>
    <style:style style:name="T2405" style:family="text">
      <style:text-properties officeooo:rsid="3da6d00d"/>
    </style:style>
    <style:style style:name="T2406" style:family="text">
      <style:text-properties officeooo:rsid="3da8c4cb"/>
    </style:style>
    <style:style style:name="T2407" style:family="text">
      <style:text-properties officeooo:rsid="3da92f65"/>
    </style:style>
    <style:style style:name="T2408" style:family="text">
      <style:text-properties officeooo:rsid="3dac9479"/>
    </style:style>
    <style:style style:name="T2409" style:family="text">
      <style:text-properties officeooo:rsid="3dadf131"/>
    </style:style>
    <style:style style:name="T2410" style:family="text">
      <style:text-properties officeooo:rsid="3db6ed8e"/>
    </style:style>
    <style:style style:name="T2411" style:family="text">
      <style:text-properties officeooo:rsid="3db8da37"/>
    </style:style>
    <style:style style:name="T2412" style:family="text">
      <style:text-properties officeooo:rsid="3dbe0a9d"/>
    </style:style>
    <style:style style:name="T2413" style:family="text">
      <style:text-properties officeooo:rsid="3dc3913d"/>
    </style:style>
    <style:style style:name="T2414" style:family="text">
      <style:text-properties officeooo:rsid="3dc44dad"/>
    </style:style>
    <style:style style:name="T2415" style:family="text">
      <style:text-properties officeooo:rsid="3dc5fc6e"/>
    </style:style>
    <style:style style:name="T2416" style:family="text">
      <style:text-properties officeooo:rsid="3e02178b"/>
    </style:style>
    <style:style style:name="T2417" style:family="text">
      <style:text-properties officeooo:rsid="3e02f2c0"/>
    </style:style>
    <style:style style:name="T2418" style:family="text">
      <style:text-properties officeooo:rsid="3e1a06cf"/>
    </style:style>
    <style:style style:name="T2419" style:family="text">
      <style:text-properties officeooo:rsid="3e1c1a7f"/>
    </style:style>
    <style:style style:name="T2420" style:family="text">
      <style:text-properties officeooo:rsid="3e1f9770"/>
    </style:style>
    <style:style style:name="T2421" style:family="text">
      <style:text-properties officeooo:rsid="3e717b5e"/>
    </style:style>
    <style:style style:name="T2422" style:family="text">
      <style:text-properties officeooo:rsid="3e734276"/>
    </style:style>
    <style:style style:name="T2423" style:family="text">
      <style:text-properties officeooo:rsid="3e76b6f9"/>
    </style:style>
    <style:style style:name="T2424" style:family="text">
      <style:text-properties officeooo:rsid="3e84633a"/>
    </style:style>
    <style:style style:name="T2425" style:family="text">
      <style:text-properties officeooo:rsid="3e8640ec"/>
    </style:style>
    <style:style style:name="T2426" style:family="text">
      <style:text-properties officeooo:rsid="3e86d0ce"/>
    </style:style>
    <style:style style:name="T2427" style:family="text">
      <style:text-properties officeooo:rsid="3e874eeb"/>
    </style:style>
    <style:style style:name="T2428" style:family="text">
      <style:text-properties officeooo:rsid="3e8f89c2"/>
    </style:style>
    <style:style style:name="T2429" style:family="text">
      <style:text-properties officeooo:rsid="3e914a8c"/>
    </style:style>
    <style:style style:name="T2430" style:family="text">
      <style:text-properties officeooo:rsid="3eaf5798"/>
    </style:style>
    <style:style style:name="T2431" style:family="text">
      <style:text-properties officeooo:rsid="3eb260f2"/>
    </style:style>
    <style:style style:name="T2432" style:family="text">
      <style:text-properties officeooo:rsid="3eb86e68"/>
    </style:style>
    <style:style style:name="T2433" style:family="text">
      <style:text-properties officeooo:rsid="3eb8868c"/>
    </style:style>
    <style:style style:name="T2434" style:family="text">
      <style:text-properties officeooo:rsid="3eba4619"/>
    </style:style>
    <style:style style:name="T2435" style:family="text">
      <style:text-properties officeooo:rsid="3ebaa106"/>
    </style:style>
    <style:style style:name="T2436" style:family="text">
      <style:text-properties officeooo:rsid="3ebba2c6"/>
    </style:style>
    <style:style style:name="T2437" style:family="text">
      <style:text-properties officeooo:rsid="3ebf1ecb"/>
    </style:style>
    <style:style style:name="T2438" style:family="text">
      <style:text-properties officeooo:rsid="3ed0f88e"/>
    </style:style>
    <style:style style:name="T2439" style:family="text">
      <style:text-properties officeooo:rsid="3ed1d1a3"/>
    </style:style>
    <style:style style:name="T2440" style:family="text">
      <style:text-properties officeooo:rsid="3ed2f8b1"/>
    </style:style>
    <style:style style:name="T2441" style:family="text">
      <style:text-properties officeooo:rsid="3ef9d15f"/>
    </style:style>
    <style:style style:name="T2442" style:family="text">
      <style:text-properties officeooo:rsid="3f424623"/>
    </style:style>
    <style:style style:name="T2443" style:family="text">
      <style:text-properties officeooo:rsid="3f560ec4"/>
    </style:style>
    <style:style style:name="T2444" style:family="text">
      <style:text-properties officeooo:rsid="3fa33317"/>
    </style:style>
    <style:style style:name="T2445" style:family="text">
      <style:text-properties officeooo:rsid="3fa799b8"/>
    </style:style>
    <style:style style:name="T2446" style:family="text">
      <style:text-properties officeooo:rsid="3faafb01"/>
    </style:style>
    <style:style style:name="T2447" style:family="text">
      <style:text-properties officeooo:rsid="3fb4c203"/>
    </style:style>
    <style:style style:name="T2448" style:family="text">
      <style:text-properties officeooo:rsid="3fc30186"/>
    </style:style>
    <style:style style:name="T2449" style:family="text">
      <style:text-properties officeooo:rsid="3fc61d1e"/>
    </style:style>
    <style:style style:name="T2450" style:family="text">
      <style:text-properties officeooo:rsid="3fc78a1c"/>
    </style:style>
    <style:style style:name="T2451" style:family="text">
      <style:text-properties officeooo:rsid="3fca1f56"/>
    </style:style>
    <style:style style:name="T2452" style:family="text">
      <style:text-properties officeooo:rsid="3ff24389"/>
    </style:style>
    <style:style style:name="T2453" style:family="text">
      <style:text-properties officeooo:rsid="401aa4d0"/>
    </style:style>
    <style:style style:name="T2454" style:family="text">
      <style:text-properties officeooo:rsid="401c113c"/>
    </style:style>
    <style:style style:name="T2455" style:family="text">
      <style:text-properties officeooo:rsid="4020a4d1"/>
    </style:style>
    <style:style style:name="T2456" style:family="text">
      <style:text-properties officeooo:rsid="405cb505"/>
    </style:style>
    <style:style style:name="T2457" style:family="text">
      <style:text-properties officeooo:rsid="4088199a"/>
    </style:style>
    <style:style style:name="T2458" style:family="text">
      <style:text-properties officeooo:rsid="408848e4"/>
    </style:style>
    <style:style style:name="T2459" style:family="text">
      <style:text-properties officeooo:rsid="40b4bd51"/>
    </style:style>
    <style:style style:name="T2460" style:family="text">
      <style:text-properties officeooo:rsid="40f2eaa5"/>
    </style:style>
    <style:style style:name="T2461" style:family="text">
      <style:text-properties officeooo:rsid="41009827"/>
    </style:style>
    <style:style style:name="T2462" style:family="text">
      <style:text-properties officeooo:rsid="410a39c6"/>
    </style:style>
    <style:style style:name="T2463" style:family="text">
      <style:text-properties officeooo:rsid="410b876a"/>
    </style:style>
    <style:style style:name="T2464" style:family="text">
      <style:text-properties officeooo:rsid="410c936b"/>
    </style:style>
    <style:style style:name="T2465" style:family="text">
      <style:text-properties officeooo:rsid="4112fda3"/>
    </style:style>
    <style:style style:name="T2466" style:family="text">
      <style:text-properties officeooo:rsid="4114235b"/>
    </style:style>
    <style:style style:name="T2467" style:family="text">
      <style:text-properties officeooo:rsid="4115c766"/>
    </style:style>
    <style:style style:name="T2468" style:family="text">
      <style:text-properties officeooo:rsid="41192bc9"/>
    </style:style>
    <style:style style:name="T2469" style:family="text">
      <style:text-properties officeooo:rsid="411b59bb"/>
    </style:style>
    <style:style style:name="T2470" style:family="text">
      <style:text-properties officeooo:rsid="411ffad0"/>
    </style:style>
    <style:style style:name="T2471" style:family="text">
      <style:text-properties officeooo:rsid="412427ae"/>
    </style:style>
    <style:style style:name="T2472" style:family="text">
      <style:text-properties officeooo:rsid="4135f5d4"/>
    </style:style>
    <style:style style:name="T2473" style:family="text">
      <style:text-properties officeooo:rsid="413d73bd"/>
    </style:style>
    <style:style style:name="T2474" style:family="text">
      <style:text-properties officeooo:rsid="414798b0"/>
    </style:style>
    <style:style style:name="T2475" style:family="text">
      <style:text-properties officeooo:rsid="414b0ec0"/>
    </style:style>
    <style:style style:name="T2476" style:family="text">
      <style:text-properties officeooo:rsid="414ca43f"/>
    </style:style>
    <style:style style:name="T2477" style:family="text">
      <style:text-properties officeooo:rsid="41504b9a"/>
    </style:style>
    <style:style style:name="T2478" style:family="text">
      <style:text-properties officeooo:rsid="415b79d9"/>
    </style:style>
    <style:style style:name="T2479" style:family="text">
      <style:text-properties officeooo:rsid="41635d43"/>
    </style:style>
    <style:style style:name="T2480" style:family="text">
      <style:text-properties officeooo:rsid="41647b6a"/>
    </style:style>
    <style:style style:name="T2481" style:family="text">
      <style:text-properties officeooo:rsid="41648187"/>
    </style:style>
    <style:style style:name="T2482" style:family="text">
      <style:text-properties officeooo:rsid="4164b0af"/>
    </style:style>
    <style:style style:name="T2483" style:family="text">
      <style:text-properties officeooo:rsid="4188ccd3"/>
    </style:style>
    <style:style style:name="T2484" style:family="text">
      <style:text-properties officeooo:rsid="41c21f9d"/>
    </style:style>
    <style:style style:name="T2485" style:family="text">
      <style:text-properties officeooo:rsid="41c309d0"/>
    </style:style>
    <style:style style:name="T2486" style:family="text">
      <style:text-properties officeooo:rsid="41c4300a"/>
    </style:style>
    <style:style style:name="T2487" style:family="text">
      <style:text-properties officeooo:rsid="41cca590"/>
    </style:style>
    <style:style style:name="T2488" style:family="text">
      <style:text-properties officeooo:rsid="41cf71d4"/>
    </style:style>
    <style:style style:name="T2489" style:family="text">
      <style:text-properties officeooo:rsid="41e7f3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30">0</text:span> minutes later)...</text:p>
      <text:p text:style-name="P1">Tracey(cough,<text:span text:style-name="T72">didn’t see Ash</text:span>) : "Um..<text:span text:style-name="T73">Misty,sorry</text:span> but the <text:span text:style-name="T545">routine check-up</text:span>...”</text:p>
      <text:p text:style-name="P1">Misty (<text:span text:style-name="T73">smile</text:span>) : "oh!<text:span text:style-name="T73">hi Trace..it’s just..”</text:span></text:p>
      <text:p text:style-name="P1">Ash(laugh) : "<text:span text:style-name="T1025">Mr. Playboy Ketchum here(Misty frowns at Ash).sorry if you have any resentment that i’m with my fiancee but that’s way later now </text:span>how was your trip,<text:span text:style-name="T1167">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29">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68">(about to go away)</text:span>"</text:p>
      <text:p text:style-name="P1">Ash(laugh) : "<text:span text:style-name="T74">Mist,he wants to inform all at once that Mr Ketchum definitely is what he is as with you again now to cheat on you(brusts into laughter)..</text:span>"</text:p>
      <text:p text:style-name="P97">Misty(frown,scowl,shout) : “Ash! are you out of your mind? Trace has known..”</text:p>
      <text:p text:style-name="P97">Ash(laugh,<text:span text:style-name="T2319">hugging Misty</text:span>) : “<text:span text:style-name="T1026">Mr Ketchum</text:span> <text:span text:style-name="T75">for</text:span> <text:span text:style-name="T1662">5...use and (breaks hug) throw(brust into laughter)</text:span>..”</text:p>
      <text:p text:style-name="P470">Misty(angry,shout,<text:span text:style-name="T2320">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06">Misty(frown) : “Trace,wha..”</text:p>
      <text:p text:style-name="P1">Ash(<text:span text:style-name="T1029">solemn,stops Misty</text:span>) : "<text:span text:style-name="T1028">please,Mist,it’s ok,he’s talking about my contract here,i got this,it’s alright.Mr Skechit i know what is private to me what isn’t,i’m only extremely sorry that i couldn’t keep my emotions checked but you see,</text:span>i'm not at all bothered <text:span text:style-name="T1027">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98">Tracey(flustered) : “Ash..it’s..”</text:p>
      <text:p text:style-name="P207">Ash(getting up,standing,<text:span text:style-name="T1036">solemn</text:span>) : “Mr. Ketchum <text:span text:style-name="T1035">it is and no,</text:span>don’t worry,it’ll expire within 5 weeks,don’t worry...”</text:p>
      <text:p text:style-name="P98">Misty(frown at Ash then Tracey <text:span text:style-name="T1031">and then again at Ash</text:span>,<text:span text:style-name="T1031">worried,trying to make Ash,sit</text:span>) : “<text:span text:style-name="T1030">Ash,sit..what..</text:span>”</text:p>
      <text:p text:style-name="P1">Ash(<text:span text:style-name="T1032">solemn</text:span>) : "<text:span text:style-name="T1034">it’s alright Mist,no worries. you can come later.i’m only going to my cabin,have a chat,</text:span>he hasn't seen you in <text:span text:style-name="T53">months</text:span> and was very worried <text:span text:style-name="T296">of</text:span> your well-being,<text:span text:style-name="T1169">please </text:span>be kind.."</text:p>
      <text:p text:style-name="P1">Misty(frown <text:span text:style-name="T1169">at Ash and then at Tracey</text:span>,<text:span text:style-name="T1033">standing up</text:span>) : "he spent <text:span text:style-name="T297">two hours</text:span> with us yesterday..(frown)wait,why aren't you leaving <text:span text:style-name="T1170">Trace</text:span>?"</text:p>
      <text:p text:style-name="P5">Tracey(<text:span text:style-name="T2324">joyful</text:span>) : "Ash,<text:span text:style-name="T54">i got you man,i got you,4 years,man,5...you(chokes with emotion)..”</text:span></text:p>
      <text:p text:style-name="P99">Misty(frowns at Tracey and <text:span text:style-name="T1171">then </text:span>Ash) : “Trace,what’s wrong?Ash,<text:span text:style-name="T1037">why are you calling him by surname,</text:span>what have you..(goes to Tracey to check him)”</text:p>
      <text:p text:style-name="P100">Tracey(<text:span text:style-name="T2321">laughs,j</text:span>oy) : “No,Misty,it’s ok,i don’t want to disturb you two but(<text:span text:style-name="T2322">laugh</text:span>)..you..Ash..you..(<text:span text:style-name="T2323">chokes in joy)</text:span>..”</text:p>
      <text:p text:style-name="P101">Ash(dragging <text:span text:style-name="T1040">Misty</text:span> to him <text:span text:style-name="T1040">and hugging her very firmly</text:span>,<text:span text:style-name="T1039">solemn</text:span>) : “come on here,Mist..he’s alright it’s just a quote..<text:span text:style-name="T1038">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325">had </text:span>has,<text:span text:style-name="T1436">and which is visibly adored too much(both brusts into laughter,Misty frowns at Tracey)</text:span>this is gonna be far better against <text:span text:style-name="T76">the shining moon with the impending one(both laugh),given her Gyarados doesn’t eat me up(both laugh)</text:span>"</text:p>
      <text:p text:style-name="P101"><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Mr Trace buffoon(both brusts into laughter)...”</text:span></text:p>
      <text:p text:style-name="P118">Misty(flustered,trying to wriggle away from Ash) : “Ash..”</text:p>
      <text:p text:style-name="P118">Ash(covering Misty’s mouth <text:span text:style-name="T1041">and hugging her) : “hum?what’s the rush now Mist sweetie?(Tracey laughs)just stay. anyway,i wish i could help you Trace but you see i'm abducted..(both laugh).."</text:span></text:p>
      <text:p text:style-name="P1">Misty(<text:span text:style-name="T298">removing Ash’s palms off from her mouth and trying to break the hug and turning towards Tracey,</text:span>frown) : "what's so amusing to you Trace that i'm with my <text:span text:style-name="T83">fiancee</text:span>..<text:span text:style-name="T1042">Ash..st..(Ash tries to hug Misty back,Tracey laughs)</text:span>"</text:p>
      <text:p text:style-name="P1">Ash(laugh,<text:span text:style-name="T1042">hugging Misty back and covering her mouth</text:span>) : "<text:span text:style-name="T1043">(bit high pitch in Misty’s ears)don’t talk, hug firmly!(Tracey laughs,laughs to Tracey)see Trace,still screeching at both,destroying the pose,stammering the </text:span>relation<text:span text:style-name="T1044">(both bru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45">going</text:span> away) : "<text:span text:style-name="T1046">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326">you’re so sweetie..(laugh)</text:span>"</text:p>
      <text:p text:style-name="P1">Misty(whinning and hugging Ash,<text:span text:style-name="T1172">on the ground</text:span>) : "excuse,excuse,excuse,even outside the</text:p>
      <text:p text:style-name="P1">Gym,what kind of boneheads feed <text:span text:style-name="T1047">H</text:span>oot-<text:span text:style-name="T1047">H</text:span>oots in the <text:span text:style-name="T56">night</text:span>,you were right</text:p>
      <text:p text:style-name="P1">Ash,on one account only that we should've been home <text:span text:style-name="T1437">but </text:span>you're <text:span text:style-name="T299">P</text:span>okemons only</text:p>
      <text:p text:style-name="P1">are here for <text:span text:style-name="T1048">too much </text:span>food nothing else(Ash brusts into laughter)these little brats aren't</text:p>
      <text:p text:style-name="P1">even going to allow me a solitary moment with my husband(smile and</text:p>
      <text:p text:style-name="P1">hugging Ash <text:span text:style-name="T1173">more firmly</text:span>),well he's right about that one(giggling at Ash)"</text:p>
      <text:p text:style-name="P1">Ash(smile) : "i would hate to say it <text:span text:style-name="T1049">Mist</text:span>,but <text:span text:style-name="T1050">now </text:span>you should <text:span text:style-name="T1051">be the one to </text:span>release me from your arms otherwise it'll be delayed..<text:span text:style-name="T1052">(both laugh).</text:span>."</text:p>
      <text:p text:style-name="P1">Misty(<text:span text:style-name="T1053">smile</text:span>,<text:span text:style-name="T300">hugging Ash very firmly</text:span>) : "i wont..and<text:span text:style-name="T1054">(hugging Ash’s necks)..</text:span>hum,Ashy-Boy,a stone is still important then,isn't it?or is it Morality?(<text:span text:style-name="T1055">both </text:span>laugh)..."</text:p>
      <text:p text:style-name="P1">Ash(smile an<text:span text:style-name="T57">d</text:span> hug): "all the above <text:span text:style-name="T1438">only Mistyviously(giggle and Misty smirks)</text:span>,but i guess what treatment poor Tracey Gets or i get,i even related Professor Oak of all people with certain people..really i need your help on this Mist"</text:p>
      <text:p text:style-name="P1">Misty<text:span text:style-name="T1056">(bit dissaointed)</text:span> : "No Ash,you've gone too far,anyhow don't bother you have a</text:p>
      <text:p text:style-name="P1">team(smile,<text:span text:style-name="T1057">hugging Ash firmly</text:span>)"</text:p>
      <text:p text:style-name="P1">Ash(smile,<text:span text:style-name="T1057">and hugging Misty very firmly</text:span>) : "<text:span text:style-name="T302">and my eternally sweet Mist teammate,</text:span>much Appreciated<text:span text:style-name="T301">(both giggle)</text:span>,by-the-way what are your demands now i mean i owe you big time now with my position and so on.."</text:p>
      <text:p text:style-name="P1">Misty(smile) : "You know what i want Ash.."</text:p>
      <text:p text:style-name="P16">Ash<text:span text:style-name="T303">(smile)</text:span> : "Ah,<text:span text:style-name="T303">Mist,</text:span>that's like a part of <text:span text:style-name="T1058">the </text:span>body,you tell me about dates,dances,lakes and so on whatever i told you..<text:span text:style-name="T58">second date that is(both brusts into laughter)..</text:span>,just want peace and quite with you <text:span text:style-name="T2327">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59">(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is my command,<text:span text:style-name="T304">sweetie</text:span>.but<text:span text:style-name="T59">(whinning)</text:span> i'll still <text:span text:style-name="T59">trash talk them unless they stop speculating about my sweet flower’s entry there and lessen the pressure from upon her-my sweet sweet Mist will be beaming and bouncing all the time(hugs Misty very firmly,Misty smiles at Ash tendering his cheeks).</text:span>.."</text:p>
      <text:p text:style-name="P1">Misty(smile,<text:span text:style-name="T1726">tendering Ash’s cheeks and head</text:span>) : "Ash let them take their time, don't mingle in those official matters <text:span text:style-name="T2328">dear</text:span>, you've already become too rough for you sweetness,very harsh and things <text:soft-page-break/>have indeed taken it's <text:span text:style-name="T60">huge </text:span>toll in you too.why don't you forget about this farm and all that and come with me take <text:span text:style-name="T2329">a</text:span> rest in the Gym?"</text:p>
      <text:p text:style-name="P1">Ash(grim face) : "and you'll leave me from 9-<text:span text:style-name="T2097">6:30</text:span> for gym battles for godforsaken brats.."</text:p>
      <text:p text:style-name="P1">Misty(laugh) : "remembering yourself?"</text:p>
      <text:p text:style-name="P1">Ash(scowl) : "hey i was never brat.."</text:p>
      <text:p text:style-name="P1">Misty(brusts into laughter) : "still wanna fight Mist?"</text:p>
      <text:p text:style-name="P1">Ash(smile) : "<text:span text:style-name="T1060">soully and </text:span>all the time."</text:p>
      <text:p text:style-name="P1">(both hug <text:span text:style-name="T2330">for a few moments smiling</text:span>)</text:p>
      <text:p text:style-name="P1">Misty<text:span text:style-name="T1061">(bit concerned)</text:span> : "anyhow Ash,you seriously need rest.."</text:p>
      <text:p text:style-name="P1">Ash(hugging Misty back) : "Orange with my wife and nowhere else,in a <text:span text:style-name="T305">rather secluded island</text:span>-3 months would do Mist,right?"</text:p>
      <text:p text:style-name="P1">Misty(smile) : "<text:span text:style-name="T1727">1</text:span> <text:span text:style-name="T61">week </text:span>would barely-that much for a double facility <text:span text:style-name="T1730">hall of fame </text:span>gym no matter</text:p>
      <text:p text:style-name="P1">what Lance says given i'm only holidaying <text:span text:style-name="T1729">and that too after this one</text:span>"</text:p>
      <text:p text:style-name="P1">Ash(<text:span text:style-name="T1728">smile,hugging Misty very firmly</text:span>) : "<text:span text:style-name="T1729">and i being who i’m now with all behind me can’t serve my hall of fame wife for 3 more by forcing them to extend it?</text:span>"</text:p>
      <text:p text:style-name="P342">Misty(smile,tendering Ash’s cheeks) : “ i want that to <text:span text:style-name="T1732">extend upto eternity</text:span> Ash(<text:span text:style-name="T1731">hugging Ash very firmly smiling at him,Ash also smiles at Misty hugging her very firmly,then they both hug each other very firmly,few moments later) but(laugh) why don’t we do it inside the gym keep it shut down(both laugh)..”</text:span></text:p>
      <text:p text:style-name="P343">Ash(laugh) : “then <text:span text:style-name="T1733">they</text:span> will <text:span text:style-name="T1960">say young flower dream has become old scowling wife”</text:span></text:p>
      <text:p text:style-name="P1">(both brusts into laughter <text:span text:style-name="T1734">and keeps hugging each other for a few more moments</text:span>)</text:p>
      <text:p text:style-name="P1">Misty<text:span text:style-name="T1734">(smile)</text:span> : "just a thing,Ash did you know that once i had developed some feeling<text:span text:style-name="T62">s</text:span></text:p>
      <text:p text:style-name="P1">for Gary and had a skirmish with Lil on this as well or just a wild guess?"</text:p>
      <text:p text:style-name="P1">Ash(solemn,<text:span text:style-name="T1734">hugging Misty very firmly</text:span>) : "Mist,i've caused you so much</text:p>
      <text:p text:style-name="P1">pain <text:span text:style-name="T1737">sweetie,but (smiles at Misty) let me runaway with you right now dear,inside my soul(both smile at each other,Misty also hugs Ash very firmly)</text:span>"</text:p>
      <text:p text:style-name="P30">Misty<text:span text:style-name="T1735">(smile,hugging Ash very firmly)</text:span> : "<text:span text:style-name="T1738">Ash we have each other forever to runaway with,soully(both smiles at each other then keeps hugging each other for a few moments)..but..um..</text:span>Ash,it's just that's not mentioned anywhere,none except Lil and i know,thus.."</text:p>
      <text:p text:style-name="P31">Ash(<text:span text:style-name="T1753">laugh</text:span>,<text:span text:style-name="T1736">same pose</text:span>) : " <text:span text:style-name="T1753">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you at that age and all rest about all of you all illusion meaningless and unreal and your confusion was ever that once my Ash is not fondling me enough why is he not he should and never could think as he’s not then i should and that’s cause i’m not different to you that’s why only my Ash and my Ash does whatever i want just my Ash and that’s why you’re my Mist similarly(smiles at Misty,Misty too smiles at Ash same pose both) and Mist dear you don’t know anything except me and that was your trouble all the time 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text:span><text:soft-page-break/><text:span text:style-name="T1753">smiles same pose) and about them whatever was there you then and there realized your mistake which wasn’t a mistake as i said all just my Ash for you that’s all and it was 3 long years ago probably i guess about before their marriage cause they and Daisy and Trace once confessed won’t take more than 6 to confirm and you infact helped Lillie pushing her to the edge cause both were waiting for the other to respond as was the other two sisters and all and two men like Trace and Gary was there so devoted for all those years surely i’m not blind Mist you know that most since beginning and Brock we both do know inside ou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65">then sweetie</text:span>.."</text:p>
      <text:p text:style-name="P1">Misty(<text:span text:style-name="T1766">smiling and </text:span>stroking Ash's cheeks) : "yes dear,just let's go."</text:p>
      <text:p text:style-name="P1">.......(in the lab,<text:span text:style-name="T63">9:35)......</text:span></text:p>
      <text:p text:style-name="P1">Gary,Lillie,<text:span text:style-name="T1174">Daisy,</text:span>Profe<text:span text:style-name="T1174">ss</text:span>or Oak,Delia Ketchum,Tracey)</text:p>
      <text:p text:style-name="P1">Ash(from far,<text:span text:style-name="T306">didn’t see Delia</text:span>) : "this looks sinister captain,sorry for the wrong turn"</text:p>
      <text:p text:style-name="P1">Misty(smiling) : "bother not crew,captain to rescue<text:span text:style-name="T1062">(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67">(bit dissapointed)</text:span> : ".<text:span text:style-name="T308">um,just a sec,</text:span>(whisper to Misty.."<text:span text:style-name="T66">Mist,</text:span>you better leave manage your sisters <text:span text:style-name="T307">later</text:span> not now Mist,please,<text:span text:style-name="T66">i’ll lose it again if they drag you..(</text:span>Misty <text:span text:style-name="T1063">frowns at Ash and doesn’t budge</text:span>)<text:span text:style-name="T1768">l</text:span>isten i've ju<text:span text:style-name="T1771">st married Mist so.</text:span>..”</text:p>
      <text:p text:style-name="P120">Lillie(scearm,cries,hugs Misty) : “married?huh?!?..what do mean you..(chokes)..”</text:p>
      <text:p text:style-name="P120">Ash(so<text:span text:style-name="T1769">lemn</text:span>) : “i didn’t have any rings with me so can’t show you that <text:span text:style-name="T311">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70">(grave)</text:span>-"Ash you did go too far you see in my all <text:span text:style-name="T385">58</text:span> years here never have i been this much insulted that too from a person i've been so fond of <text:span text:style-name="T309">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19">Lillie(scream,cries,<text:span text:style-name="T310">tries to take Misty away as well</text:span>) : “<text:span text:style-name="T312">and she’ll never be yours</text:span>..you..(chokes)..”</text:p>
      <text:p text:style-name="P1">Misty<text:span text:style-name="T67">(trying to force her sisters off,Gary and Tracey tackles them)</text:span>: "Dase,Lil..<text:span text:style-name="T67">please,it’s..</text:span>"</text:p>
      <text:p text:style-name="P1">Ash(<text:span text:style-name="T313">grabs Misty away</text:span>,<text:span text:style-name="T313">sternly,grave voice</text:span>) : "Mist just go back to the pokemons and Mom please</text:p>
      <text:p text:style-name="P17">follow her,please i beg <text:span text:style-name="T67">of </text:span>you"(Misty and Delia leaves)...<text:span text:style-name="T314">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5">and just that</text:span>.Lillie if you ever can please <text:span text:style-name="T68">consider</text:span> me same to you Daisy,i was <text:span text:style-name="T316">totally</text:span> out of my mind that moment <text:span text:style-name="T317">but if</text:span> you ever find it possible have a consideration and you too Trace,i'm sorry.I just became <text:span text:style-name="T318">insane</text:span>.I don't defend mysel<text:span text:style-name="T1064">f</text:span> but if you ever could please <text:span text:style-name="T68">consider me</text:span>,and aslo for <text:span text:style-name="T1772">marrying</text:span> your sister as well if you could,don't worry she won't run back anywhere or stagnate <text:span text:style-name="T69">or get addictions </text:span>like she did,this much assured and if she wants she can still be Cerulian Gym Leader i've <text:soft-page-break/>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19">and i won’t ask for anything from you of all</text:span>.My contract here finishes 5 weeks later,<text:span text:style-name="T319">i’ll try to shift my bunch my before but you understand best it’ll take time so </text:span>untill then please bear with me atleast.you won't see me again here <text:span text:style-name="T320">around the Lab </text:span>but please if you ever consider i'll just run in here like i used to</text:p>
      <text:p text:style-name="P1">when i just about could run.I'm sorry again and please,all of you if you can spare a thought for me.<text:span text:style-name="T70">r</text:span>ight everybody again my apologies and sorry,but you can <text:span text:style-name="T1065">then spare me a thought but also you</text:span> see <text:span text:style-name="T1066">that</text:span> i'm now with <text:span text:style-name="T1066">my Mist</text:span> <text:span text:style-name="T321">for atleast the rest of today</text:span>,so you've helped still,thanks"(leaves towards Pokemons)</text:p>
      <text:p text:style-name="P1">...</text:p>
      <text:p text:style-name="P1">Misty(concerned) : "What happened Ash?"</text:p>
      <text:p text:style-name="P1">Ash<text:span text:style-name="T322">(solemn,angry,very stern)</text:span> : “<text:span text:style-name="T1067">you,mom</text:span> <text:span text:style-name="T1773">Talonflame me Giratina...Gengleye come at my home with Talonflame take Greninja in a pokeball and bring another for Giratina and Talonflame too..</text:span></text:p>
      <text:p text:style-name="P1">Delia<text:span text:style-name="T71">(frown)</text:span>: "Ash!wait don't drag.."</text:p>
      <text:p text:style-name="P121">Misty(<text:span text:style-name="T324">hugs Ash firmly,little tears,concerned</text:span>) : “Ash..”</text:p>
      <text:p text:style-name="P1">Ash(concerned,<text:span text:style-name="T323">hugging Misty firmly,wiping off Misty’s tears</text:span>) : "Mom i've got your daughter back,isn't that enough,please comply,please,you can come back through the Lab all you life,just not today Mom,please..<text:span text:style-name="T325">and Mist it’s ok not the time for emotions..”</text:span></text:p>
      <text:p text:style-name="P1">Professor Oak<text:span text:style-name="T328">(grave)</text:span>: "Ash! Just a sec,your mom won't be troubled at all,neither would Misty,for them this is ever the same <text:span text:style-name="T326">and ever will be</text:span>.you too for tonight.</text:p>
      <text:p text:style-name="P1">Ash<text:span text:style-name="T327">(solemn)</text:span> : "Um..thanks,Professor"</text:p>
      <text:p text:style-name="P1">(all of them finally reached home)</text:p>
      <text:p text:style-name="P1">.....(night,<text:span text:style-name="T1911">11,just after reaching home</text:span>)...</text:p>
      <text:p text:style-name="P1">(Misty'<text:span text:style-name="T1774">s</text:span> Phone rings,Violet,shows Ash)</text:p>
      <text:p text:style-name="P1">Ash(<text:span text:style-name="T329">laugh</text:span>) : "the <text:span text:style-name="T330">lawyers</text:span> are here already..<text:span text:style-name="T331">(brusts into laughter)..</text:span>"</text:p>
      <text:p text:style-name="P1">Misty(frown) : "Ash!i'll handle it,get things ready..</text:p>
      <text:p text:style-name="P1">Ash(murmur) : "<text:span text:style-name="T1909">yeah open the </text:span>f.. <text:span text:style-name="T1909">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2">Ash didn’t force or threaten me it’s totally my choice.we</text:span> are getting engaged <text:span text:style-name="T333">very </text:span>soon <text:span text:style-name="T334">and </text:span>i'm <text:span text:style-name="T1175">ever </text:span>happy only with him..just keep yourself safe and return safely,<text:span text:style-name="T1068">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75">(solemn)</text:span> : "yeah,keep safe,will connect soon"</text:p>
      <text:p text:style-name="P1">Ash(laugh) : "that b.. will <text:span text:style-name="T335">kill</text:span> you.."</text:p>
      <text:p text:style-name="P1">Misty(hugging Ash,<text:span text:style-name="T1776">solemn</text:span>) : "Ash,please,anger and dissent create more of that only..please,calm down we'll talk it out <text:span text:style-name="T2331">more than family remember?</text:span>don't bother.."</text:p>
      <text:p text:style-name="P1">Ash(solemn) : "yeah <text:span text:style-name="T2332">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333">infatuation with wrong reports</text:span> and then he got Violet..and <text:span text:style-name="T336">all </text:span><text:soft-page-break/><text:span text:style-name="T336">i got were a few f.. b.. who had the audacity to challenge a 6 time champ prizing his integrity to his bunch for a..my Mist,my sweet Mist flower to them was...</text:span>"</text:p>
      <text:p text:style-name="P1">Misty(hugging Ash,tears,stern Voice,shiver) : "hey,<text:span text:style-name="T2334">you’ve your Mist right here</text:span> and wanna make <text:span text:style-name="T2334">h</text:span>e<text:span text:style-name="T2334">r</text:span> cry on.."</text:p>
      <text:p text:style-name="P1">Ash(solemn,hugging Misty) : "it's alright Mist,i'll talk,<text:span text:style-name="T2335">sorry for emotions but don’t bother about those f..”</text:span></text:p>
      <text:p text:style-name="P95">Misty(<text:span text:style-name="T2336">f</text:span>rown) : "Ash they're our family.we can't stay like this forever"</text:p>
      <text:p text:style-name="P95">Ash(irritated) : Had mom not been there you could've spoken,who told my mom.."</text:p>
      <text:p text:style-name="P95">Misty<text:span text:style-name="T86">(solemn)</text:span> : "whoever Ash, doesn't matter you should go there now.."</text:p>
      <text:p text:style-name="P95">Ash(solemn) : "Ah! first night together after so many years and..”</text:p>
      <text:p text:style-name="P95">Misty(frown) : "Ash!"</text:p>
      <text:p text:style-name="P96">Ash(solemn) : "All right Mist,you have a nice sleep ok(hugging Misty)"(<text:span text:style-name="T2337">Giratina,Gengar and Sableye comes with Talonflame and Greninja in a ball</text:span>)"<text:span text:style-name="T2338">Chu</text:span> stay,<text:span text:style-name="T1777">Sableye stay with Mist..Chu introduce your buddies to Mist your Pikachupi,Gengar follow comrade and Greninja,Talonflame and Giratina comes with me..</text:span>Mist,keep <text:span text:style-name="T1777">stay safe Gengleye i call the duo like Crawdauntogator my rocket friends Gengleye knows everything like rest 104</text:span>,<text:span text:style-name="T2339">Chu will do the introductions and don’t worry about me you’ve seen my bunch and for the name Giratina..</text:span>"</text:p>
      <text:p text:style-name="P95">Misty<text:span text:style-name="T87">(solemn)</text:span> : "you can stay out all night,i'm going tomorrow at 9,i want to see</text:p>
      <text:p text:style-name="P95">smiles,got me Ash?"</text:p>
      <text:p text:style-name="P95">Ash<text:span text:style-name="T1778">(right)</text:span> : "Crystal,<text:span text:style-name="T1961">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78">Giti zap me out to the field to Talonflame who inside the ball now</text:span>.."</text:p>
      <text:p text:style-name="P1">...(back at Lab)...</text:p>
      <text:p text:style-name="P1">Daisy at first...</text:p>
      <text:p text:style-name="P1">Daisy<text:span text:style-name="T89">(frown)</text:span> : "why are you <text:span text:style-name="T1910">b</text:span>ack Ketchum"</text:p>
      <text:p text:style-name="P1">Ash<text:span text:style-name="T1779">(solemn)</text:span> : "Daisy,please would you care to let me speak?"</text:p>
      <text:p text:style-name="P1">Daisy<text:span text:style-name="T89">(scowl)</text:span> : "go on <text:span text:style-name="T88">but it’s 12:40</text:span>"</text:p>
      <text:p text:style-name="P1">Ash<text:span text:style-name="T1780">(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81">all illusion unreal,that </text:span>you know i know that extremely well and besides neither you nor Lillie nor Violet were ever not what they're shown to</text:p>
      <text:p text:style-name="P1">be,<text:span text:style-name="T1782">your care for my bunch despite me is proof enough..</text:span> "</text:p>
      <text:p text:style-name="P1">Daisy<text:span text:style-name="T90">(solemn)</text:span> : "Ketchum,<text:span text:style-name="T1782">i</text:span>n front of everyone you.."</text:p>
      <text:p text:style-name="P1">Ash<text:span text:style-name="T1783">(bit agitated)</text:span> : "alright may i speak then since Mist would tell you anyway.."</text:p>
      <text:p text:style-name="P1">Daisy<text:span text:style-name="T959">(solemn)</text:span> : "yeah that's what i want too,spit it out,why are you with my baby Mist</text:p>
      <text:p text:style-name="P1">and what did you mean with my..(tears)"</text:p>
      <text:p text:style-name="P1">Ash<text:span text:style-name="T1784">(concerned)</text:span> : "Calm down Daisy,i needed to know the truth"</text:p>
      <text:p text:style-name="P1">Daisy<text:span text:style-name="T1785">(sobbing,wipes tears off)</text:span> : "what do you mean?Ans.."</text:p>
      <text:p text:style-name="P1">Ash<text:span text:style-name="T1786">(concerned)</text:span> : "i'm answering,just stay calm.i can't stay separated from Mist and</text:p>
      <text:p text:style-name="P1">neither can she,so we're back and <text:span text:style-name="T1787">just the formality left to say we’re married</text:span>,as long as you and</text:p>
      <text:p text:style-name="P8">Trace,hey why don't you call him here as well?"</text:p>
      <text:p text:style-name="P8">Daisy<text:span text:style-name="T1788">(solemn)</text:span> : "he won't till i'm satisfied"</text:p>
      <text:p text:style-name="P1">Ash<text:span text:style-name="T1789">(concerned)</text:span> : "Daisy,<text:span text:style-name="T91">you know well of my position now..my sources</text:span> gave me the news last morning of coming parenthood for you</text:p>
      <text:p text:style-name="P1">two,i couldn't have been happier and besides your my sister in law by both</text:p>
      <text:p text:style-name="P1">sides,you know i didn't mean those,or if you doubt,please forgive me but i'm</text:p>
      <text:p text:style-name="P1">honest i really wasn't right then..."</text:p>
      <text:p text:style-name="P1">Daisy<text:span text:style-name="T1790">(solemn)</text:span> : "what was the truth?"</text:p>
      <text:p text:style-name="P1">Ash<text:span text:style-name="T1791">(bit agitated)</text:span> : "umm...Daisy please Mist will tell.."</text:p>
      <text:p text:style-name="P1">Daisy<text:span text:style-name="T92">(scream)</text:span> : "i want it from you."</text:p>
      <text:p text:style-name="P1"><text:soft-page-break/>Ash(sigh) : "Alright,<text:span text:style-name="T92">calm down..please..i’m saying..please calm down..</text:span>i had to know how much Mist can bear with me,upto which level,and you can see the result,can you please let it go?"</text:p>
      <text:p text:style-name="P1">Daisy<text:span text:style-name="T93">(tears,sobbing)</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92">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60">h</text:span>o<text:span text:style-name="T960">w</text:span> much he can bear with you,i did the</text:p>
      <text:p text:style-name="P1">same with Mist,if i'm lying shoot me later,i'll be happy,now please,go it's pretty</text:p>
      <text:p text:style-name="P18">late.."</text:p>
      <text:p text:style-name="P122">Daisy(sobbing) : “Ketchum,Trace told me about that prescription you gave,my baby..(crying and sobbing)..”</text:p>
      <text:p text:style-name="P122">Ash(solemn) : “that’s my point,whether you all like me or not she’s not getting healed by any other means..”</text:p>
      <text:p text:style-name="P122">(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61">e</text:span>, let's leave him,Ketchum you</text:p>
      <text:p text:style-name="P1">return home ok, don't cheat on her the very first night saying you stayed here</text:p>
      <text:p text:style-name="P1">for too long,’night,come on Trace"</text:p>
      <text:p text:style-name="P1">(Tracey and Daisy Leave)</text:p>
      <text:p text:style-name="P1">Ash(self) : "one down two to go,G<text:span text:style-name="T1793">iti</text:span>"</text:p>
      <text:p text:style-name="P1">...(Gary)</text:p>
      <text:p text:style-name="P1">Gary<text:span text:style-name="T104">(solemn)</text:span> : "Ash! you know who i was,you've just gone lower!"</text:p>
      <text:p text:style-name="P32">Ash<text:span text:style-name="T104">(solemn)</text:span> : "<text:span text:style-name="T1795">you were that till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96">e</text:span> only harming youself you see,your head has spun with all</text:p>
      <text:p text:style-name="P1">these,i would've not minded at all had you ot brought up that shared child</text:p>
      <text:p text:style-name="P1">thing..you know i told you first.."</text:p>
      <text:p text:style-name="P1">Ash<text:span text:style-name="T1794">(solemn)</text:span> : "exactly Gary, you've been my closest and <text:span text:style-name="T106">the</text:span> only link with my</text:p>
      <text:p text:style-name="P1">childhood and all in these <text:span text:style-name="T1797">4 years</text:span>,but to be honest with you,you</text:p>
      <text:p text:style-name="P1">see,you'll go with Lillie to the end and viseversa but you'll be with me just till</text:p>
      <text:p text:style-name="P1">that moment,and still you're talking with me is proof enough that what</text:p>
      <text:p text:style-name="P1">priceless jewel Lillie has.."</text:p>
      <text:p text:style-name="P1">Gary(hugging Ash,<text:span text:style-name="T107">shivering voice</text:span>) : "sorry i doubted you that moment buddy i get you,Mist is</text:p>
      <text:p text:style-name="P1">special to you and you needed the assurance,i get you,and i surely know that</text:p>
      <text:p text:style-name="P1">in these many years how special she is, don't make her cry again,ok?"</text:p>
      <text:p text:style-name="P1">Ash(hugging Gary) : "yes thanks buddy,no she won't cry but special are all of</text:p>
      <text:p text:style-name="P1">you-<text:span text:style-name="T108">Lillie </text:span>and you as well Gary,<text:span text:style-name="T1949">my bunch is enough proof of also who Lillie is and has ever been </text:span>thanks for being patient with me.."</text:p>
      <text:p text:style-name="P1">Gary<text:span text:style-name="T337">(solemn)</text:span> : Lil's inside,still can't get over what you said..just go and meet..”</text:p>
      <text:p text:style-name="P1">Ash<text:span text:style-name="T1798">(solemn)</text:span> : "she'll be fine,i promise buddy"</text:p>
      <text:p text:style-name="P1">(Inside)</text:p>
      <text:p text:style-name="P1">Lillie<text:span text:style-name="T109">(crying,scream)</text:span> : "you b.."</text:p>
      <text:p text:style-name="P1"><text:soft-page-break/>Ash<text:span text:style-name="T1799">(solemn)</text:span> : "Please Lillie,don't torture the little one,i know what you are to Gary and</text:p>
      <text:p text:style-name="P1">viseversa, don't bother about a bonehead like me <text:span text:style-name="T1179">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800">that day accelerated your travel to your soul a double negetive but (mild) please Lillie,</text:span>it was a moment of madness,i know how Gary has been since <text:span text:style-name="T1817">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818">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819">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80">(sobbing)..</text:span>you've trodden the very core of my life,Gary,i can't be.."</text:p>
      <text:p text:style-name="P1">Ash<text:span text:style-name="T1801">(straight)</text:span> : "<text:span text:style-name="T338">you two are soulmates never else and that’s enough..and(mild) no,</text:span>you don't have to be without <text:span text:style-name="T339">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81">you..and don’t dare to nickname her...</text:span>"</text:p>
      <text:p text:style-name="P24">Ash<text:span text:style-name="T120">(straight)</text:span> : "<text:span text:style-name="T1181">well then i would say my wife</text:span> has me <text:span text:style-name="T122">f</text:span>or assurance...”</text:p>
      <text:p text:style-name="P24"><text:span text:style-name="T1181">Lillie(sobbing) : “don’t try to be clever Ketchum,you know more than anyone...(sobbing)..have you spoken to Dase?..</text:span>"</text:p>
      <text:p text:style-name="P212">Ash(solemn) : “yes i have..<text:span text:style-name="T1182">but(mild) plesase calm down..”</text:span></text:p>
      <text:p text:style-name="P1">Lillie<text:span text:style-name="T121">(sobbing)</text:span> : "you also hurt grandpa like.."</text:p>
      <text:p text:style-name="P1">Ash<text:span text:style-name="T1176">(solemn)</text:span> : "i'm going now,Daisy didn't allow me then <text:span text:style-name="T1183">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84">none else but</text:span> mercy Gary and your future..please"</text:p>
      <text:p text:style-name="P1">Lillie<text:span text:style-name="T124">(sobbing)</text:span> : "get out Ketchum <text:span text:style-name="T1177">and i’m never your relation or will be just leave..</text:span>"</text:p>
      <text:p text:style-name="P1">Ash<text:span text:style-name="T1178">(solemn)</text:span> : "yes <text:span text:style-name="T1178">i’m leaving </text:span>but i promised Gary you'll be fine after i leave, don't let him</text:p>
      <text:p text:style-name="P1">down,best wishes.."</text:p>
      <text:p text:style-name="P1">...(outside)..</text:p>
      <text:p text:style-name="P1">Ash<text:span text:style-name="T1802">(dissapointed)</text:span> : "sorry buddy,but i guess she's a bit better now,just attend her"</text:p>
      <text:p text:style-name="P1">Gary<text:span text:style-name="T125">(concerned)</text:span> : "<text:span text:style-name="T340">yeah i’ll handle her,but Ash,that prescription Trace barely could say much except that it’s ()..</text:span>"</text:p>
      <text:p text:style-name="P123">Ash(solemn) : <text:span text:style-name="T1803">4+</text:span> months,Gary you know me i’m a b.. and that’s why i could accuse you <text:span text:style-name="T341">of all</text:span> for not confront<text:span text:style-name="T342">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4">Gary(hugging and patting Ash) : “it’s alright buddy,it’s alright..<text:span text:style-name="T962">’unnesseciate the necessary if the necessity is subtle enough’..your words Ash,don’t worry i realize what you were upto and how honest you were as usual.</text:span>..<text:span text:style-name="T343">and about your legal procedures and bunch shifting,i’m here you don’t need to worry about any of that..and don’t kill yourself to just see whether Misty too follows others </text:span><text:soft-page-break/><text:span text:style-name="T343">or you as you if not before but now surely know the result..Ash,all will be fine but i’ve just one problem if any..Grandpa..”</text:span></text:p>
      <text:p text:style-name="P34">Ash<text:span text:style-name="T344">(hugging Gary)</text:span> : "i'm going <text:span text:style-name="T344">pal</text:span>..<text:span text:style-name="T1804">but just..(breaking the hug)..”</text:span></text:p>
      <text:p text:style-name="P352">Gary(smile) : “go on”</text:p>
      <text:p text:style-name="P353">Ash(dissapoined) : “you surely know why my bunch is at this situation and why they are with me and if i ever have been what i should be to them but you know what <text:span text:style-name="T2098">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im all by himself came for 2 days and Musharna was there for reviewing the process when my Heatran connected me to his pals at his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 both occasions were inside your room they know how to open and close doors cause i first went in there with subtle body and showed them how to open it you know them 6/7 trials enough and no none would wake up and outside on any occasion had max protection i had Dusknoir and Mismagius on Trace and Daisy,Confragigus on Professor and the rest staffs and guards and all had Gengar,Gourgeist,Sableye,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ext:span><text:soft-page-break/><text:span text:style-name="T2098">though very happy married double Kanto psychic specialist Levender John Harrison that stuff and Melody i ever recall cause 12 years after that had connection ever wanted me may be as a big bro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v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8">Gary(smile) : “Ash,don’t bother i surely know how attached your bunch is to you and <text:span text:style-name="T1811">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9">Ash(f<text:span text:style-name="T1812">a</text:span>int smile) : “thanks pal,but <text:span text:style-name="T2099">no i won’t ev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50">you know full well that they can work independent of me completely so </text:span>they <text:span text:style-name="T1950">will suddenly.</text:span>..”</text:p>
      <text:p text:style-name="P359">Gary(smile,hugging Ash,patting his back,Ash too hugs Gary) : “<text:span text:style-name="T1814">i’m Muk’s own bro and</text:span> that’s your answer pal,just have a chat with grandpa won’t be sleeping otherwise,and run back to <text:span text:style-name="T1815">your flower</text:span> and also let me go to my flower now(laugh,Ash smiles and they hug and pat each other)...”</text:p>
      <text:p text:style-name="P360">Ash(smile) : “yeah thanks man,see you morning if i can(both laugh)..<text:span text:style-name="T1951">just that Unovan b.. got upto my nerves(both laugh)</text:span>..<text:span text:style-name="T2115">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just my Giti</text:span>.<text:span text:style-name="T1816">..</text:span>(both laugh again,<text:span text:style-name="T2115">Giratina becomes visible and pesters both a bit both laugh again then Ash leaves on Giratina</text:span>)..”</text:p>
      <text:p text:style-name="P1">......(<text:span text:style-name="T2340">zap</text:span> into Professor Oak's room)</text:p>
      <text:p text:style-name="P1">Ash<text:span text:style-name="T345">(solemn)</text:span> : "Professor!"</text:p>
      <text:p text:style-name="P1">Oak<text:span text:style-name="T1813">(solemn)</text:span> : "Ash! see i wouldn't mind but <text:span text:style-name="T126">the children..</text:span>."</text:p>
      <text:p text:style-name="P35">Ash<text:span text:style-name="T1186">(solemn,dissapointed)</text:span> : "Professor i've got nothing to hide from you,i dug a grave for myself <text:span text:style-name="T1820">which contained only me</text:span> to see if Mist jumps <text:span text:style-name="T1821">in that to accompany me or stays back with everyone else and hence the self created lunatic severity</text:span>..<text:span text:style-name="T1185">Professor you know perfectly well her attitude to me since she first saw me for absolutely no reason and no matter what she att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text:span><text:soft-page-break/><text:span text:style-name="T1185">recurrence of that attitude to me and you know well that another such pushed me to lunacy with this endeavour of mine coupled with the requirements of being the master of 106 till i realized before going literally mad joining in the joy of the same but only 106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825">seen</text:span> your great-<text:span text:style-name="T1824">great</text:span> Grandpa <text:span text:style-name="T1825">for 2 years or so</text:span> and <text:span text:style-name="T1826">don’t remember anything else including his features but must’ve rode on his shoulders then cause(laugh)..i was below 5 as well</text:span> <text:span text:style-name="T1823">and you know the rest</text:span> <text:span text:style-name="T1187">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822">smile</text:span>) : "it's alright son,and You've made <text:span text:style-name="T346">your choice</text:span>,i know</text:p>
      <text:p text:style-name="P1">all the four of those sweet little flowers from <text:span text:style-name="T963">Cerulian</text:span> <text:span text:style-name="T347">Gym</text:span> very very well,i'm <text:span text:style-name="T348">so </text:span>glad you've picked up the one for you,be happy young man,enjoy!"</text:p>
      <text:p text:style-name="P1">Ash<text:span text:style-name="T133">(smile) </text:span><text:s/>: "thanks Again Professor."</text:p>
      <text:p text:style-name="P1">Professor Oak<text:span text:style-name="T1822">(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822">(smile)</text:span> : "um..no Ash,just out of curiosity.."</text:p>
      <text:p text:style-name="P1">Ash<text:span text:style-name="T2100">(faint smile)</text:span> : "ask whatever you want Professor,you'll get the right answer according</text:p>
      <text:p text:style-name="P1">to my knowledge.."</text:p>
      <text:p text:style-name="P1">Professor Oak<text:span text:style-name="T1827">(bit concerned)</text:span> : "thanks,Ash i know you were trash talking there but the</text:p>
      <text:p text:style-name="P1">student and the staffs, it's true that once I was involved with one of my</text:p>
      <text:p text:style-name="P1"><text:span text:style-name="T2101">st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88">57</text:span> years ago <text:span text:style-name="T386">and was all about only 5 months only 2 other people were involved except grandma and all came to agreement and still worked together exactly here for the next 4 years.</text:span>..please Professo<text:span text:style-name="T387">r,the whole world knows who you are not matter what some are preaching now in their abject delusion and if an egotistical so and so like me..</text:span>"</text:p>
      <text:p text:style-name="P1">Professor Oak<text:span text:style-name="T1189">(solemn)</text:span> : "no,<text:span text:style-name="T349">Ash it’s alright.i have</text:span> buried that exactly those many years ago <text:span text:style-name="T388">and as you said it was buried by all then and there including your grandma</text:span>,but <text:span text:style-name="T350">Ash</text:span></text:p>
      <text:p text:style-name="P1">that's my point,<text:span text:style-name="T1828">i know that the psychics can but still to the point how did you know the names</text:span>.."</text:p>
      <text:p text:style-name="P36">Ash(grave) : "<text:span text:style-name="T1829">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text:span><text:soft-page-break/><text:span text:style-name="T1829">informations upto names if they remember that and i can do a little bit without my bunch as well but that’s just if my subject on own is honest a word that with me may be...”</text:span></text:p>
      <text:p text:style-name="P1">Professor Oak<text:span text:style-name="T1190">(smile)</text:span> : "<text:span text:style-name="T1830">Ash,enough,i know about the honesty part in you..</text:span>"</text:p>
      <text:p text:style-name="P1">Ash(firmly) : "<text:span text:style-name="T1831">um..sorry but please allow me professor...(frimly),</text:span>due to me there won't be any black</text:p>
      <text:p text:style-name="P1">shadows over anyone,the Source was Professor Kirk <text:span text:style-name="T1190">himself</text:span>,and as i actually got him</text:p>
      <text:p text:style-name="P1">may be a month before he died.."</text:p>
      <text:p text:style-name="P1">Professor Oak(solemn) : "i see.."</text:p>
      <text:p text:style-name="P37">Ash(solemn) : "<text:span text:style-name="T1832">wasn’t in good health but at home went there one day with Gengar,Sableye,Confragigus,Dusknoir,Aegislash,Mismagius,Banette,Marshadow,Spiritomb,Darkrai and Chanedlure,Ultranercozma and Hoopa i had Dusknoir,Marshadow,Gengar and Sableye he had Banette,Confragigus,Mismagius and Darkrai,Spiritomb did the internal linking,Marshadow and Banette provided the whole subtle hold envionment during sleep and Aegislash was there as a backup for professor’s safe passage and Chaneldure was there for my safe return purpose</text:span></text:p>
      <text:p text:style-name="P37"><text:span text:style-name="T1833">and then Ultranercozma and Hoopa was there still to give the outer layer of protection by means of hallucinating everyone and still had Hoopa as a backup then i forced some of my questions and the ghosts made him uneasy inside his head to compell speak the truth..</text:span>i also left a note <text:span text:style-name="T351">detailing my actions and reasons as much as i thought was right without any particular mentions of name or place or time or methods or anything like that</text:span>..his son contacted me after his death,he</text:p>
      <text:p text:style-name="P1">came to agreement with this fact and didn't have any resentment for me <text:span text:style-name="T352">rather was happy that before his time here this term was up i rather helped him to be all happy in the last moment as well if he ever had a problem with it to begin with that is.</text:span>..that's all that i have as an atonement <text:span text:style-name="T1834">and you know it’s just 2/3 weeks back i went just after my last match with Lance..</text:span>you know <text:span text:style-name="T353">my level the best and</text:span> what <text:span text:style-name="T1835">they can do</text:span>..a numbered few among their spesis have ever come up to the level that they're at <text:span text:style-name="T354">or may be they’re themselves the new benchmarks..</text:span>and i suspect they are getting better every moment and you know they can't breed due to their heightened powers,and i don't know why but they just don't bother <text:span text:style-name="T355">and take me as they themselves and won’t leave my side by any means despite my own actions to them</text:span>,<text:span text:style-name="T357">all of my bunch has</text:span> given their lives for me <text:span text:style-name="T356">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Charizard even doesn’t stay here all time..</text:span>(<text:span text:style-name="T1835">grim</text:span>)..Professor i'm sorry <text:span text:style-name="T1191">if i’ve cheated upon their trust but i was..</text:span>"</text:p>
      <text:p text:style-name="P1">Professor Oak<text:span text:style-name="T358">(patting Ash,smile)</text:span> : "Ash i know <text:span text:style-name="T358">your bunch</text:span>,what powers they pocess,<text:span text:style-name="T1836">it’s equal to that of the very highest legends known and that too if they are trained and not in wild,</text:span>they're pokemons yet they show such strange and heightened intelligence,i know their sacrifices <text:span text:style-name="T358">and mostly i get ashtonished by their carefree nature and joy that you’re beside them only that is enough for them..Ash,i know pokemons,unless the trainer is extremely honest with himself they won’t show this character ever and(laugh) only 5 among 106 can breed and do still till may be they decide otherwise(laugh) and a many has given up after once or twice and all that total robots with hearts of true friends hard to find such 106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37">boad </text:span>smile) : "<text:span text:style-name="T359">Thanks professor and please</text:span>,you <text:span text:style-name="T360">just </text:span>question me all you want"</text:p>
      <text:p text:style-name="P1">Professor Oak(smile) : "<text:span text:style-name="T1192">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61">Ash(<text:span text:style-name="T1838">thoughtful) : “well i guess it’s all my luck that i’ve had so many pokemons to being with who were extremely unique like Chu to start then Bulbasaur is one and then Muk and Mime and so on </text:span></text:p>
      <text:p text:style-name="P452">then after my Battle Frontier Victory Feraligator himeself strangely said like he’s not happy and via Chu i interpreted and Chu said he wants to be in the lab not with me i asked Feraligator directly do <text:soft-page-break/>you want a second master or do you want to return to your own place cause till then he could breed but didn’t till then <text:span text:style-name="T1839">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text:span><text:soft-page-break/><text:span text:style-name="T1839">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40">(smile)</text:span> : "y<text:span text:style-name="T1841">eah pretty much,as is Muk(both laugh)</text:span>,and i later only found it out <text:span text:style-name="T361">intuitively</text:span> after handing him to you,but i couldn't take him back from you,you somehow always enticed me with your sweetness <text:span text:style-name="T139">and behaviours with you Pokemons</text:span> Ash and i can now proudly say you deserved Pikachu more than anybody.."</text:p>
      <text:p text:style-name="P1">Ash(<text:span text:style-name="T2102">smile</text:span>) : "um..thanks <text:span text:style-name="T140">P</text:span>rofessor <text:span text:style-name="T2102">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2">(smile)</text:span> : "son,<text:span text:style-name="T2103">it’s alright in last 1000 may be none ever did that and in next 100 atleast none would unless your future shines on your profession as well(laughs,Ash smiles) </text:span>i congratulate you again <text:span text:style-name="T2104">Ash</text:span> for having <text:span text:style-name="T2105">Misty</text:span> <text:span text:style-name="T363">and(laugh) all the trouble was that the marriage you talked about,why this 19 year due eventual didn’t take place exactly then(laugh,Ash smiles and blush)..i’m very happy for you two that finally you’ve come together and agreed to marry.I’m overjoyed.”</text:span></text:p>
      <text:p text:style-name="P193">Ash(smile) : “um..thanks professor..”</text:p>
      <text:p text:style-name="P194">Professor Oak<text:span text:style-name="T1842">(curious)</text:span> : “by the way,<text:span text:style-name="T31">her Golduck atleast surely is unique like you bunch and is there more i guess the Gyarados and Jellicent.."</text:span></text:p>
      <text:p text:style-name="P1">Ash<text:span text:style-name="T1842">(smile)</text:span> : "<text:span text:style-name="T1842">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ext:span><text:soft-page-break/><text:span text:style-name="T1842">that Gyarados and Jellicent stays sane(both laugh) cause if that natural rage like our Madgaleo (both laugh) if reversed the gym will have problems(both laugh)</text:span>"</text:p>
      <text:p text:style-name="P1">Professors Oak<text:span text:style-name="T1843">(smile)</text:span> : "<text:span text:style-name="T141">enough explanation son,but just one more thing,t</text:span>he staff<text:span text:style-name="T141">s</text:span> I guess,Harold right..?"</text:p>
      <text:p text:style-name="P1">Ash(<text:span text:style-name="T1844">bit dejected</text:span>) : "yeah well you know recent troubles regarding this lab- where</text:p>
      <text:p text:style-name="P1">people even in your field are power hungry and ego and greed and all that <text:span text:style-name="T364">are trying to jump upon you of all and Trace and Gary of all people after whom Team Rocket was mad suddenly becomes so and so</text:span>...he can't forget that and chews it at even this age..not me..my sources <text:span text:style-name="T2106">and you know one normal pat will get that out</text:span>..you know my activities <text:span text:style-name="T365">from Lance</text:span>..”</text:p>
      <text:p text:style-name="P1">Professor Oak(smile) : "Ash,enough said...I know <text:span text:style-name="T1193">perfectly well </text:span>who you are and that's</text:p>
      <text:p text:style-name="P38">enough for me..<text:span text:style-name="T1845">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125">Ash(smile) : “thanks professor <text:span text:style-name="T1845">no i was rather dissapointed that why would people turn on you of all and that’s all but yeah you’re right as ususal it’s just that better stay planets apart(both smile)</text:span> and yes thanks again <text:span text:style-name="T1845">Professor.</text:span>..”</text:p>
      <text:p text:style-name="P1">.....(<text:span text:style-name="T1846">10 minutes later,</text:span>wakes and calls Tracey Up via <text:span text:style-name="T1846">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107">said those to you of all people who came here 16 years back only due to me ever saying two nice words for 1 year of constant demands of all kinds</text:span> and i would've <text:span text:style-name="T2108">lost you if i ever said those Trace but more would’ve Professor and Gary and that would’ve been unbearable the culmination..</text:span>"</text:p>
      <text:p text:style-name="P1">Tracey<text:span text:style-name="T1847">(dissapointed)</text:span> : " Ash,<text:span text:style-name="T2109">as you said</text:span> i know you for 1<text:span text:style-name="T1848">7</text:span> years,what happened,you tell me and that's all..No,<text:span text:style-name="T2341">i would’nt have been lost that easily and no </text:span>i knew that you two had to be together <text:span text:style-name="T1953">as</text:span> <text:span text:style-name="T1952">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49">(grim,sigh)</text:span> : "<text:span text:style-name="T1850">what else Trace you saw my bunch in that 2.4 years and knew exactly as much i i did and then you young flower dream thought not contacting you for my bunch was my lust and a picture meant that i was a cheat but now i’m a cheat everyone knows if my words are enough for you after 5 year 0 contact and public humilitaion in own den by me and most heinously me putting your own family through hell she was told what i said here as well during our session there,then young flower dream you’ll be my Mist again,no consideration called my mom and called her the same,ran in here looking like 15 with 4 pokemons against me of all people in my own lab 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 cherish you give me a chance no we’re done and now said why you not the police comes that in the voice straight out of Trovita(laugh)</text:span>”</text:p>
      <text:p text:style-name="P9">Tracey<text:span text:style-name="T1851">(broad smile)</text:span> : "i realize Ash,but we'll always be your friends and we may not be Misty</text:p>
      <text:p text:style-name="P1">but you'll have us right behind"</text:p>
      <text:p text:style-name="P1">Ash(hugging Tracey,<text:span text:style-name="T1852">smile</text:span>) : "<text:span text:style-name="T1852">Trace would any friend do to my bunch what you and Gary and both your wives later did for 5 long years of devillish atrocity only because you needed it for your career?</text:span>"</text:p>
      <text:p text:style-name="P1">Tracey(hugging Ash,<text:span text:style-name="T1853">smile)</text:span> : "its ok pal,just go back to Misty,<text:span text:style-name="T145">she’s your only cure and </text:span>she's waiting"</text:p>
      <text:p text:style-name="P1">Ash<text:span text:style-name="T146">(broad smile)</text:span> : "<text:span text:style-name="T146">thanks Trace..um..</text:span>she odered me to put the smiles back <text:span text:style-name="T147">no matter what</text:span>,i've managed all,please <text:span text:style-name="T148">you look after </text:span>Daisy,look after her and if you can <text:span text:style-name="T149">spare me</text:span>.."</text:p>
      <text:p text:style-name="P1"><text:soft-page-break/>Tracey<text:span text:style-name="T149">(smile)</text:span> : "Ash,you already have that and always will..<text:span text:style-name="T2110">(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54">(dissapointed)</text:span> : "ya,but look after her ok,<text:span text:style-name="T2111">s</text:span>he and You,<text:span text:style-name="T1855">barring my 2</text:span><text:span text:style-name="T194">nd</text:span><text:span text:style-name="T1855"> badge and all the subsequent i never doubted any of you ever cause even if i ever was what i’m now,there wasn’t any reason for two men like these two to be there in the way they have ever been pure logic</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just can’t be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399">have Trace</text:span> and Lillie <text:span text:style-name="T399">has Gary</text:span>,Mist is in safe hands i give you my words,only better days ahead"</text:p>
      <text:p text:style-name="P1">Daisy<text:span text:style-name="T1856">(solemn)</text:span> : "go back <text:span text:style-name="T720">as soon as you can it’s ok here </text:span>and tell her to sleep well,'night"</text:p>
      <text:p text:style-name="P1">Ash<text:span text:style-name="T1856">(smile)</text:span> : "Goodnight Daisy and Tracey you too"</text:p>
      <text:p text:style-name="P1">Tracey<text:span text:style-name="T1856">(smile)</text:span> : "yeah Ash and <text:span text:style-name="T2113">p</text:span>ick up the Picture tomorrow afternoon ok?"</text:p>
      <text:p text:style-name="P48">Ash<text:span text:style-name="T1856">(dissapointed)</text:span> : "Trac<text:span text:style-name="T721">e</text:span>,thanks man <text:span text:style-name="T2112">but no ruse cause there’s more as what i told Daisy of never having any suspicion was my 14 years before and during the 5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text:span><text:soft-page-break/><text:span text:style-name="T2112">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v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myself may be i’m...”</text:span></text:p>
      <text:p text:style-name="P450">Tracey(hugging Ash,smile) : “stop there bro just that,<text:span text:style-name="T2114">that word is why i was here 16 years back and why still here cause Gary is same and you know the rest and those psychics i’ve had Marshadow and Banette pestering me forever(laugh,Ash smiles faintly) i know what they can do and why so and why Giratina can do to what he is doing to Dase in her condition overall and why that name does these as all the answer rests right here(smiles and hugs Ash a bit more firmly,Ash hugs Tracey finally smiling) in all due honesty of ethical morality of honesty(both laugh and then break the hug)</text:span></text:p>
      <text:p text:style-name="P451">(both smile) and that Guzzlord to<text:span text:style-name="T2116">o</text:span> why those words <text:span text:style-name="T2342">i’ll hear tomorrow once more first thing better not now though out in the middle for my own well being</text:span>(both laugh)..<text:span text:style-name="T31">"</text:span></text:p>
      <text:p text:style-name="P451">Ash(smile) : “yeah thanks man but <text:span text:style-name="T2117">i’ve a query..”</text:span></text:p>
      <text:p text:style-name="P1">Tracey<text:span text:style-name="T1857">(smile)</text:span> : "what?"</text:p>
      <text:p text:style-name="P1">Ash<text:span text:style-name="T1857">(laugh)</text:span> : "the 5 weeks.."</text:p>
      <text:p text:style-name="P1">Tracey(<text:span text:style-name="T157">laugh</text:span>) : "your grandsons will plead with me then only i may help to extend that,just return,by-the-way,you spoke with Brock?"</text:p>
      <text:p text:style-name="P1">Ash<text:span text:style-name="T1857">(smile)</text:span> : "thanks for the compliment Trace,and no,i owe him big time,but i'm just</text:p>
      <text:p text:style-name="P1">too tired today and it won't be nice if i suddenly appear today <text:span text:style-name="T1860">and at late night like this Violet is there and..</text:span>"</text:p>
      <text:p text:style-name="P1">Tracey<text:span text:style-name="T1857">(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58">here</text:span> tomorrow morning <text:span text:style-name="T2118">to show the words as well(both laugh) </text:span>or may be she already has called <text:span text:style-name="T1859">Violet,</text:span> anyway i'll see him thanks"</text:p>
      <text:p text:style-name="P126">Tracey(<text:span text:style-name="T1861">bit concerned</text:span>) : “but finally Ash,that thing you gave..”</text:p>
      <text:p text:style-name="P127">Ash(<text:span text:style-name="T2119">bit dejected</text:span>) : “yeah was telling Gary...<text:span text:style-name="T1863">4+</text:span> months <text:span text:style-name="T367">or so</text:span> since the day Daisy had that skirmish first with Mist <text:span text:style-name="T1864">and </text:span>then couldn’t keep to herself here and Mist only went overboard with that as you know her character...<text:span text:style-name="T1954">sampled</text:span> from her room,confirmed at Safforn,today took her there on <text:span text:style-name="T2343">dragon travel</text:span> first thing after patch up had a dinner came back was sitting when you met us..<text:span text:style-name="T1955">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he answer was like,’why don’t you like me Ash’(laugh)..knows absolutely nothing and the physical cures got a few good stuffs Henry Care Safforn subtle body full dragon took may be 50 mi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ext:span><text:soft-page-break/><text:span text:style-name="T1955">that and i want that all bit to use for all the places that i want to just an elusive name along with the bunch in and out of profession all rubbish</text:span>..<text:span text:style-name="T1956">but(smile)</text:span>..<text:span text:style-name="T366">Trace you know the her and my real cures don’t you..”</text:span></text:p>
      <text:p text:style-name="P10">Tracey (smile) : "<text:span text:style-name="T366">just </text:span>Goodnight Ash <text:span text:style-name="T2120">undercover and Unova days were enough to tell people who you were in this profession then the next 4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to the class that teachs the differetiation process between bro and beau(laugh,Ash smiles)</text:span>,don't be late <text:span text:style-name="T366">for your double doeses</text:span>"</text:p>
      <text:p text:style-name="P1">Ash(smile) : "<text:span text:style-name="T1862">right and ‘</text:span>night".</text:p>
      <text:p text:style-name="P1">.......(meanwhile Misty calls Brock <text:span text:style-name="T161">just after Ash has left</text:span>)...</text:p>
      <text:p text:style-name="P1">Brock<text:span text:style-name="T1865">(concerned)</text:span> : "hellow,Misty!<text:span text:style-name="T162">How are you?Viol told me,that..”</text:span></text:p>
      <text:p text:style-name="P102">Misty<text:span text:style-name="T722">(sigh)</text:span> : “Brock,please,nobody knows Ash better than you and i assure you He’s that same Ash as ever <text:span text:style-name="T368">as you met first</text:span>..no i’m fine,i ‘ve decided to get engaged <text:span text:style-name="T369">to</text:span> him on my own choice<text:span text:style-name="T370">s</text:span> and terms,he didn’t force or threaten me to..he himself was <text:span text:style-name="T723">totally </text:span>torn apart inside <text:span text:style-name="T371">may be way more than me myself and thus his public antics.</text:span>i just gave him a chance..please..if you can spare him a thought and yes Viol called me first,you know her,she’s on the way home..just keep safe..</text:p>
      <text:p text:style-name="P102">Brock(solemn) : “yeah,i’ll see Viol..and congratulations Misty but..<text:span text:style-name="T724">um..just </text:span>stay safe and keep your eyes open,that’s all i’<text:span text:style-name="T372">m saying..</text:span>.”</text:p>
      <text:p text:style-name="P103">Misty<text:span text:style-name="T1866">(solemn)</text:span> : “thanks Brock,i will and just take care of Viol and don’t <text:span text:style-name="T373">let her call us</text:span>,i told you what i had to,Viol <text:span text:style-name="T374">will get</text:span> onto Ash’s nerves and you know the rest..Ash was on the verge of lunacy himself <text:span text:style-name="T375">just his natural sweetness and warmth has kept him sane</text:span>..<text:span text:style-name="T163">please...just take care as soon as we meet we’ll do the rest..”</text:span></text:p>
      <text:p text:style-name="P105">Brock<text:span text:style-name="T1867">(solemn)</text:span> : “yeah,Misty,<text:span text:style-name="T376">got you and </text:span>just take care..’Night”..</text:p>
      <text:p text:style-name="P103">...............................</text:p>
      <text:p text:style-name="P105">Delia(concerned) : “um Mist,Ash..”</text:p>
      <text:p text:style-name="P105">Misty<text:span text:style-name="T1482">(bit dissapointed)</text:span> : “it’s ok mo<text:span text:style-name="T1957">m he’s fine but mom but all these 6 years then yesterday</text:span>..um..”</text:p>
      <text:p text:style-name="P105">Delia(smile) : “mom.that’s all <text:span text:style-name="T2344">ever for 16</text:span>(hugs Misty,Misty beams)..”</text:p>
      <text:p text:style-name="P105">Misty(<text:span text:style-name="T1958">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53">Delia(tendering Misty,<text:span text:style-name="T1959">bit concerned</text:span>) : “um..yeah,i know but you know as well Mist,that’s how his dad went and th<text:span text:style-name="T377">e</text:span>n all this..i just don’t like it..he wasn’t home for <text:span text:style-name="T1868">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husband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06"><text:soft-page-break/>Misty<text:span text:style-name="T1869">(smile)</text:span> : “no mom,it’s just that..um..he just never came into terms with our bearkup and was always agitated plus all the things he has done..he wasn’t just balanced sometimes did get too agitated..but he’s well now..”</text:p>
      <text:p text:style-name="P106">Delia(smile) : “yeah and now he has my <text:span text:style-name="T2436">sweet </text:span>little <text:span text:style-name="T2435">daughter</text:span> as well(Misty <text:span text:style-name="T1870">smiles</text:span>)...Ash just was hiding his pain from th<text:span text:style-name="T1871">e</text:span> break-up and only when he came back here <text:span text:style-name="T1872">4/5</text:span> weeks back <text:span text:style-name="T1873">after 5 long years</text:span> did i realize it..i <text:span text:style-name="T1874">heard</text:span> Mist,what he did with you and gym..i just didn’t know what has got to him..anyhow,<text:span text:style-name="T2430">honey</text:span>(smiles at Misty)..you’ve yourself been in a very difficult situation and mental state..how are you now?”</text:p>
      <text:p text:style-name="P106">Misty(<text:span text:style-name="T378">smile</text:span>) : “i’m ok mom..i just never came to agreement with that break up either and then the Gym and <text:span text:style-name="T379">show and all</text:span> that..i just was depressed but now i’m ok..Ash himself cured me..and all <text:span text:style-name="T2345">that remains he will too with his position..um..(blushes,Delia smiles)..</text:span>”</text:p>
      <text:p text:style-name="P106">Delia(smile) : “i’m so happy to have you back Mist as well,i just couldn’t believe myself then either..but only good days are ahead now..but(smile)..where did he take you?”</text:p>
      <text:p text:style-name="P106">Misty(<text:span text:style-name="T1963">blush,</text:span>smile) : “um..Safforn..<text:span text:style-name="T1962">(Delia surprized)</text:span>..<text:span text:style-name="T1962">no it’s alright at his level you know his bunch it’s just plane journey without the jetlag(smiles and blushes,Delia smiles)</text:span>..<text:span text:style-name="T1962">and </text:span>it..<text:span text:style-name="T380">um..it </text:span>was good..(blushes)..”</text:p>
      <text:p text:style-name="P106">Delia(smile) : “i see,that’s just the <text:span text:style-name="T1875">regeneration</text:span>(Misty blushes and sm<text:span text:style-name="T381">i</text:span>les)...<text:span text:style-name="T166">anyhow Mist,you must be tired now and you do look very much so...lets go prepare the beds..he’ll be late i’ve realized just come on and have something..by-the-way Mist,youre in the Hall of Fame too...”</text:span></text:p>
      <text:p text:style-name="P104"><text:s/><text:span text:style-name="T31">.....(Ash returns,2:00 AM)...</text:span></text:p>
      <text:p text:style-name="P40">Ash<text:span text:style-name="T1876">(agitated)</text:span> : "Ah!food,food,<text:span text:style-name="T1964">just 15 minutes i’ve till i go to my room(Misty and Delia laughs),the brats at resturants always cheats(Misty and Delia laughs)..</text:span>Mime have you eaten my food up as well?"</text:p>
      <text:p text:style-name="P1">Mr Mime : <text:span text:style-name="T170">&lt;you’re idiotic so was wasting your time with substandard food&gt;..(Delia laughs and Misty brusts intto laughter)</text:span></text:p>
      <text:p text:style-name="P1">Ash(trying to wrestle Mr Mime) : "i show you..you cl.."</text:p>
      <text:p text:style-name="P1">Delia<text:span text:style-name="T171">(frown,Misty laughs)</text:span> : "Ash leave her <text:span text:style-name="T382">alone</text:span>"</text:p>
      <text:p text:style-name="P1">Ash<text:span text:style-name="T171">(whinning)</text:span> : "she always eats my foods,<text:span text:style-name="T171">messes my things up,doesn’t open the door quickly when i come back(both laugh),conspires with my bunch to sabotage my sleep(both Delia and Misty brust into laughter) and she prefers you over me always(both laugh even more)...(frown)</text:span>Mime,i'm your actual master,you know that"</text:p>
      <text:p text:style-name="P1">Mime : <text:span text:style-name="T171">&lt;idiotic master brat never knows time to attack first so counters idiotically&gt;(both brust into laughter)</text:span></text:p>
      <text:p text:style-name="P49">Ash<text:span text:style-name="T1877">(frown)</text:span> : "and she taught you <text:span text:style-name="T2121">say </text:span>this?<text:span text:style-name="T171">(Delia and Misty brust into laughter) </text:span>i'll show you,<text:span text:style-name="T383">you..</text:span>Ganger<text:span text:style-name="T1701">,Greninja</text:span>,Pikachu,<text:span text:style-name="T1878">Sableye</text:span>"</text:p>
      <text:p text:style-name="P1">(all joins Mime)</text:p>
      <text:p text:style-name="P1">Ash<text:span text:style-name="T725">(scowl)</text:span> : "so i'm the devil's favourite villian then universally accepted? <text:span text:style-name="T725">(sigh) </text:span>really Ash</text:p>
      <text:p text:style-name="P1">Ketchum,your <text:span text:style-name="T2346">playing luck</text:span> has turned"<text:span text:style-name="T1483">(all brust into laughter)</text:span></text:p>
      <text:p text:style-name="P1">(after Ash goes to change and refresh)</text:p>
      <text:p text:style-name="P1">Delia<text:span text:style-name="T172">(smile)</text:span> : "<text:span text:style-name="T384">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432">my little honey</text:span>"</text:p>
      <text:p text:style-name="P1">Misty(<text:span text:style-name="T1879">smile</text:span>) : "thanks mom,i'm all too happy".</text:p>
      <text:p text:style-name="P1">Delia Ketchum<text:span text:style-name="T172">(smile,hugging Misty)</text:span> : "Mist,i'm so happy to have you two back,Ash hasn't been</text:p>
      <text:p text:style-name="P1">home the last <text:span text:style-name="T1702">4 years</text:span>,always bit unmindful <text:span text:style-name="T726">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text:soft-page-break/>Delia<text:span text:style-name="T1880">(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rust into laughter)</text:span>"</text:p>
      <text:p text:style-name="P1">Misty(smile) : "i want the few things you promised me.."</text:p>
      <text:p text:style-name="P1">Ash(frown,<text:span text:style-name="T2348">hugging Misty</text:span>) : "<text:span text:style-name="T2347">attitude?(both brust into laughter,then hug each other)..say(both brust into laughter)..</text:span>"</text:p>
      <text:p text:style-name="P1">Misty(<text:span text:style-name="T1484">laugh</text:span>) : "i may want to revive the Sensational Sisters<text:span text:style-name="T1484">(brusts into laughter)</text:span>"</text:p>
      <text:p text:style-name="P1">Ash(grim) : "the gym itself isn't enough?"</text:p>
      <text:p text:style-name="P1">Misty(<text:span text:style-name="T175">smiling,</text:span>cajoling Ash's cheeks) : "<text:span text:style-name="T2122">no cause you’re </text:span>Ash Ketchum,Pokemon Master,<text:span text:style-name="T176">Hall of Fame all of his own</text:span>.why don't you want me back to the shows then?"</text:p>
      <text:p text:style-name="P1">Ash(grim,<text:span text:style-name="T1485">hugging Misty</text:span>) : "if only i'm allowed to manage you,then i may consider it"</text:p>
      <text:p text:style-name="P1">Misty(<text:span text:style-name="T2349">smirk</text:span>) : "that means.."</text:p>
      <text:p text:style-name="P1">Ash(irritated) : "none gets to interview you,no autographs,no photoes,no publicity,no travel,inside the gym only,brief shows,<text:span text:style-name="T727">only weekends,</text:span>high ticket price,limited seats.."</text:p>
      <text:p text:style-name="P1">Misty(brusts into laughter) : "men not allowed?"</text:p>
      <text:p text:style-name="P1">Ash(frown) : "exactly and neither unmarried women <text:span text:style-name="T1486">who are way more dangerous specially if young(Misty laughs uncontrollably)</text:span>,only those with children allowed that too only girl childs upto 8 years<text:span text:style-name="T2350">(Misty brusts into laughter)..</text:span>"</text:p>
      <text:p text:style-name="P1">Misty(laughing) : "and you expect the business to run beyond the first show?"</text:p>
      <text:p text:style-name="P1">Ash(<text:span text:style-name="T177">irritated</text:span>) : "<text:span text:style-name="T2351">to become my private show(Misty laughs)..only my mermaid you are forever(Misty laughs)..i don’t care,in the gym none can look at my flower except ME(Misty brusts into laughter,Ash also smiles and hugs Misty firmly)...hum..my flower is ONLY mine and that’s it..i’ll adore my flower,fondle my flower,cherish my flower,nourish my flower,tender my flower all 24/7 IN the gym..(Misty brusts into laughter)..(frown)..why what’s wrong?(whinning)i will adore my flower all the time that’s all..</text:span>"</text:p>
      <text:p text:style-name="P109">Misty(smirk,<text:span text:style-name="T728">tendering Ash’s cheeks</text:span>) : “sweetness turns bitter if tasted too much”(brusts into laughter,Ash scowls and frowns and <text:span text:style-name="T729">hugs Misty</text:span>)..who said that sweetie(laughs)..?”</text:p>
      <text:p text:style-name="P109">Ash(irritated) : “no,whoever said,my flower is <text:span text:style-name="T1487">perpetually</text:span> sweet(Misty laughs)..(frown,angry)..why don’t those <text:span text:style-name="T178">h.. b.</text:span>.<text:span text:style-name="T389">.</text:span>”</text:p>
      <text:p text:style-name="P1">Misty(frown) : "Ash! what is it with you dear,you never used to say these things no matter what."</text:p>
      <text:p text:style-name="P1">Ash(disappointed) : "<text:span text:style-name="T1488">no you’re only MY flower...</text:span>(hugging Misty <text:span text:style-name="T730">very firmly</text:span>)<text:span text:style-name="T1489">..</text:span>Mist,<text:span text:style-name="T1491">just </text:span>don't leave me for even a day"</text:p>
      <text:p text:style-name="P26">Misty(hugging Ash <text:span text:style-name="T731">very firmly,smile</text:span>) : "<text:span text:style-name="T1490">sweetie,I’m ever with you..soully..hum..(smiles at Ash,Ash smiles at Misty and they keep hugging each other for a few moments)...</text:span>Ash,<text:span text:style-name="T1493">we’ll have more than ample time to enjoy together no matter what but dear,</text:span>you don't have to be so cruel on the fans,we had to abruptly close<text:span text:style-name="T179">d</text:span> it down and i just want to relax and enjoy"</text:p>
      <text:p text:style-name="P50">Ash<text:span text:style-name="T1492">(grim,tendering Misty’s cheeks)</text:span> : "it's not about them Mist,<text:span text:style-name="T1881">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text:span><text:soft-page-break/><text:span text:style-name="T1881">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125">dear</text:span> <text:span text:style-name="T1494">but just</text:span> for the next two weeks in <text:span text:style-name="T1495">Pinkenberry</text:span>.."</text:p>
      <text:p text:style-name="P27">Misty<text:span text:style-name="T1494">(smile,tendering Ash’s cheeks)</text:span> : "Ash,the past is past,please you said it yourself,<text:span text:style-name="T1495">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96">(smile,hugging Misty very firmly)</text:span> : "yes Mist,but you know <text:span text:style-name="T1883">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84">now</text:span> which i've never been able to for so so many years infact since Johto, it's just been 14 years that i've passed more than <text:span text:style-name="T2126">25</text:span> days together with you,and i just want to be with you <text:span text:style-name="T180">all the time like your own shadow..(Misty smiles broadly and tenders Ash’s cheeks)</text:span>.."</text:p>
      <text:p text:style-name="P1">Misty(smiling) : "you're doing exactly that Ash,don't worry,but.."</text:p>
      <text:p text:style-name="P1">Ash(grim) : "what is it Mist? i know <text:span text:style-name="T1965">from the very sources</text:span> what you had to go throu<text:span text:style-name="T1966">gh</text:span>.."</text:p>
      <text:p text:style-name="P1">Misty(hugging Ash,<text:span text:style-name="T2127">smiling</text:span>) : "no, nothing about that,Ash that we're done with,never</text:p>
      <text:p text:style-name="P1">bring that up again,promise me?"</text:p>
      <text:p text:style-name="P1">Ash(hugging Misty,smiling) : "<text:span text:style-name="T1882">yeah Mist done</text:span>."</text:p>
      <text:p text:style-name="P1">Misty(smiling) : "right.but you know you've taken a huge toll yourself and mom confirmed that,i just want to polish every little strain off from my <text:span text:style-name="T2352">sweet </text:span>diamond..<text:span text:style-name="T1497">(broad smile)</text:span>"</text:p>
      <text:p text:style-name="P1">Ash(smile) : "say what you were saying"</text:p>
      <text:p text:style-name="P1">Misty<text:span text:style-name="T1498">(smile and laugh)</text:span> : "i <text:span text:style-name="T1885">just </text:span>wanted to know how many feathers you've ruffled to get to me and</text:p>
      <text:p text:style-name="P1">that has left you so torn apart inside..No,take your months,but just that</text:p>
      <text:p text:style-name="P1">among ou<text:span text:style-name="T1499">r</text:span> close friends,<text:span text:style-name="T1499">families and your travel companions that is your sis and my little bro and Cilan</text:span>,this much would do for me."</text:p>
      <text:p text:style-name="P51">Ash(bit disappointed) : "<text:span text:style-name="T2123">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rust into laughter)..’ he gets angry says be professional the answer is ‘i see professional,sweet sweet Cili what is the nomination status there for gyms(both bru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text:span><text:soft-page-break/><text:span text:style-name="T2123">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54">Misty(frown) : “Ash that was too harsh for a moment of..(Ash stops her from talking,then hugs her very frimly looking at her)</text:p>
      <text:p text:style-name="P455">Ash(smile) : “my sweetie was in same situation after Johto after 4 years and i was your husband then in my mind as well Mist you know that and was only waiting for you to say for a change(both laugh hugging each other) <text:span text:style-name="T2124">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85">Misty(<text:span text:style-name="T2130">few minutes later,</text:span>smiling at Ash,<text:span text:style-name="T2128">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71">Ash(smiles at Misty,both same pose,<text:span text:style-name="T2131">few minutes later</text:span>) : “no more Mist till right time just want the <text:span text:style-name="T2132">3 reals of being really Ash again and again inside me and</text:span> you know me <text:span text:style-name="T2457">as much as my view has</text:span> <text:s/><text:soft-page-break/><text:span text:style-name="T2458">been clarified along with you Mist you know as do i,you’re just me and i’m </text:span>just my Mist(<text:span text:style-name="T2129">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8">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133">with my reach and power i grilled people at gym behind your back and know these she did keep contacts untill your doses started didn’t she</text:span>.."</text:p>
      <text:p text:style-name="P1">Misty<text:span text:style-name="T1968">(concerned)</text:span> : "yes she did <text:span text:style-name="T2353">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134">create multiple instances</text:span>..<text:span text:style-name="T1967">(Ash smiles at Misty and puts his palm on her mouth,Misty bit surpprized)..”</text:span></text:p>
      <text:p text:style-name="P57">Ash(<text:span text:style-name="T1969">smile</text:span>,<text:span text:style-name="T208">hugging Misty firmly</text:span>) : “<text:span text:style-name="T1969">no more! My flower always only beams(Misty smiles at Ash hugging him firmly) sweetie..(both smile at each other,same pose)...you’re so sweet Mist i want to dissolve in you that’s all as me(both smiles at each other and hugs each other very firmly,few </text:span><text:soft-page-break/><text:span text:style-name="T1969">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text:span><text:soft-page-break/><text:span text:style-name="T1969">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0">Misty(frown,<text:span text:style-name="T2135">sigh</text:span>) : “Ash,<text:span text:style-name="T2136">enough with hovering over the past </text:span>just shut up,i’m your wife”</text:p>
      <text:p text:style-name="P110">Ash(whinning,<text:span text:style-name="T209">hugging Misty firmly</text:span>) : “no my <text:span text:style-name="T739">sweet </text:span>flower should only play around with me <text:span text:style-name="T210">and pokemons</text:span> and gym battle if <text:span text:style-name="T740">only </text:span>she wants <text:span text:style-name="T741">and not due to the challengers(Misty laughs)..nobody can challenge my sweetie(Misty brusts into laughter)</text:span>..those..anyway,please Mist,never push yourself too much<text:span text:style-name="T1500">..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08">,tendering his cheeks and hair</text:span>) : "right,i got you <text:span text:style-name="T208">and it’s a promise</text:span>.<text:span text:style-name="T208">but</text:span> anything else you want to say about your adventures with some <text:span text:style-name="T2354">beau</text:span> gadgets,<text:span text:style-name="T1502">especially </text:span>the illegal bit<text:span text:style-name="T1501">(both brusts into laughter)</text:span>?"</text:p>
      <text:p text:style-name="P1">Ash(<text:span text:style-name="T1503">laugh</text:span>) : "how i transmitted <text:span text:style-name="T2137">the chorus</text:span> to everyone in such a big gym with varied pokemons? no that i um.. <text:span text:style-name="T1504">went impersonally to </text:span>Professor Kukui's Lab<text:span text:style-name="T2355">(both laugh)</text:span> <text:span text:style-name="T1506">and was like-&gt;(immitating mechanical voice) </text:span>’<text:span text:style-name="T1504">i want to reconcile with my fiancee by abjectly beating her in a gym battle illegally(both laugh) so that she gets even more angry with me and i get attached to her skin(both laughs) or inside her room at midnight (both brusts into laughter) to make sure that all her grievances are only because i didn’t fondle her also while choosing her pokeballs myself(both laughs)’...</text:span>(hugging Misty)Mist,i need you to <text:span text:style-name="T2138">be</text:span> myself<text:span text:style-name="T1505">(smile)</text:span>"</text:p>
      <text:p text:style-name="P1">Misty(hugging and cajoling Ash) : "Ash, you've got me all the time and you know it.enough answers dear we should now give it a rest"</text:p>
      <text:p text:style-name="P1">Ash<text:span text:style-name="T1507">(smile)</text:span> : "yeah,but now you've got me going,i tell you the main things"</text:p>
      <text:p text:style-name="P1">Misty(smile) : "take your time Ash."</text:p>
      <text:p text:style-name="P1">Ash(<text:span text:style-name="T1508">dissapointed</text:span>) : "why,can't i just keep gazing at you <text:span text:style-name="T742">whole night</text:span>?<text:span text:style-name="T1508">(Misty laughs)..</text:span>i've never had the <text:span text:style-name="T1508">o</text:span>pportunity since <text:span text:style-name="T2438">i broke into your room(both laugh)</text:span>.."</text:p>
      <text:p text:style-name="P12">Misty(smirk) : "gazing,hum?long lost habit,but carry on,i want the same,though i had ample time to do that"</text:p>
      <text:p text:style-name="P1">Ash(<text:span text:style-name="T2439">laugh</text:span>) : "that's at best exclusive recordings of events<text:span text:style-name="T2440">(Misty brusts into laughter)..Mist i knew you’re just me that day too and wanted to abduct you really you were so sweet(both laugh)..”</text:span></text:p>
      <text:p text:style-name="P1">Misty(smile,cajoling Ash's cheeks) : "right.<text:span text:style-name="T211">but Ash,you truely are a living legend once(Ash stops her talking,then firmly hugs her,Misty smiles at Ash and tenders his cheeks and hairs)..</text:span>"</text:p>
      <text:p text:style-name="P113">Ash(<text:span text:style-name="T2453">smile</text:span>) : “<text:span text:style-name="T2454">my Ash is only me..</text:span>(hugging Misty very firmly,<text:span text:style-name="T2356">Misty same pose smiles and tender Ash’s hairs</text:span>)..<text:span text:style-name="T2455">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text:span><text:soft-page-break/><text:span text:style-name="T2455">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rust into laughter) this pest is something,Magearna,Banette(both laugh),Beeheeyem(both laugh),TYRAniTAR(both laugh),Madgaleo(both laugh) just my Solgy(both laugh),Donphan,Unown(both laugh),Claydol(both laugh),Typhosion(both laugh),Scrafty(both laugh) in a family sorrow and joy comes in cycles like a dual type always sad and happy i’m dual am i not your family(both brust into laughter) family schism specialist(both laugh)..utter brat..</text:span></text:p>
      <text:p text:style-name="P112"><text:span text:style-name="T2455"><text:s/>ad so on(both laugh)..and you will know how difficult it is to maintain them and so on i’m not without my family and i’m not except my sweet Mist flower(hugs Misty very firmly,Misty smiles at Ash tendering his hairs)..and no legend my public image is like Gengar(both brust into laughter) you’re the legend so all battle i’ll do is to keep gazing at my Mist’s legendary cute frown(Misty laughs) from behind the curtains(both laugh),(frown)behind where the brats would stand of course(Misty brusts into laughter)..(laugh)..yeah,and definitely at identification centre-&gt; ‘hey namecall(both laughs),what’s your namecalled name(both laughs)? Have you forgotten the way to Viridian(both laughs)?’ well that’s Lillie there(both brusts into laughter)</text:span>..<text:span text:style-name="T2357">Violet was never seen though(both laugh)..but sweetie,if you want you can sleep all the time cause you look like an absolutely cute doll then(both laugh and giggle).</text:span>.as you said Mist..’just you’..<text:span text:style-name="T1510">(both smile)</text:span>”</text:p>
      <text:p text:style-name="P111">Misty(smile,hugging Ash,patting his back) : “right my bee i’ll also fondle you all the time<text:span text:style-name="T1509">(Ash giggles)</text:span>...but what about team rocket and all their stuffs..<text:span text:style-name="T1511">(both laughs)</text:span>?”</text:p>
      <text:p text:style-name="P1">Ash<text:span text:style-name="T2139">(laugh)</text:span> : "born to <text:span text:style-name="T390">reflect</text:span> me am i born as a being that you're right now<text:span text:style-name="T2141">(both laugh)</text:span>"</text:p>
      <text:p text:style-name="P1">Misty<text:span text:style-name="T2140">(laugh)</text:span> : "born as separate,only to forget,i'm not being what you're right now<text:span text:style-name="T2142">(both smile and hug each other)</text:span>"</text:p>
      <text:p text:style-name="P1">Ash(smile,hugging Misty) : "<text:span text:style-name="T1512">my Misty</text:span>"</text:p>
      <text:p text:style-name="P1">Misty<text:span text:style-name="T212">(smile,hugging Ash)</text:span> : "Ketchum."</text:p>
      <text:p text:style-name="P456">Ash(smile,<text:span text:style-name="T2358">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143">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text:span><text:soft-page-break/><text:span text:style-name="T2143">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3">as its said,</text:span> enemies kn<text:span text:style-name="T213">o</text:span>w you way better than friends"</text:p>
      <text:p text:style-name="P52">Ash(smile) : "<text:span text:style-name="T1518">yeah,right all rest at right time only(both smiles and hugs each other for a few more moments)”</text:span></text:p>
      <text:p text:style-name="P1">Misty<text:span text:style-name="T1519">(bit concerned)</text:span> : "ya,i know about all but my sisters"</text:p>
      <text:p text:style-name="P1">Ash<text:span text:style-name="T1519">(solemn)</text:span> : "well both have been okay,Lillie a bit too shocked naturally,but others fine,even Daisy was much better the second time"</text:p>
      <text:p text:style-name="P1">Misty<text:span text:style-name="T1519">(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4">sweet little</text:span> wife on the very first day?"</text:p>
      <text:p text:style-name="P1">Misty(smirk) : "sorry?"</text:p>
      <text:p text:style-name="P1">Ash(hugging Misty,smile) : "i'll run away with you to <text:span text:style-name="T1520">an unknown island</text:span> first thing in</text:p>
      <text:p text:style-name="P1">the morning"</text:p>
      <text:p text:style-name="P1">Misty(smile) : "all in good times dear,remember your promises and the premises,who's <text:span text:style-name="T1521">orders</text:span> who <text:span text:style-name="T215">will</text:span> obey at any cost(smirk)?"</text:p>
      <text:p text:style-name="P1">Ash(smile) : " 'gotcha,but no we'll have to go to Lillie and Gary first indeed"</text:p>
      <text:p text:style-name="P1">Misty<text:span text:style-name="T1522">(thoughtfull)</text:span> : "surely,you know she and i,as much we fought in the childhood,the much warmth we share now,beside i was and still is in a way her role model and that's why she changed,you know she was the most desperate among us.."</text:p>
      <text:p text:style-name="P56">Ash(dissapointed) : "ya,and that's precisely was my target and naturally only she hasn't quite yet come back to her own,and Gary <text:span text:style-name="T2144">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41">4 realtions 2 serious 1 advanced to absolute volcano off(laugh) that too all since 15 to 34,19 damn years for 4 realtions(laugh) similarly extracted the news without namecalls(laugh) rest the jackal himself did(laugh) and 1 serious was since school 15 to 22 in the midlle all those devastation was there as well as two travels for gyms and so on and when our Dase flower was 22 i was 15 didn’t start my journey yet(laugh) and she married at the age of 41(laugh) ten 3 in 12 years the most serious the 2</text:span><text:span text:style-name="T206">nd</text:span><text:span text:style-name="T2441"> was from 27 to 31(laugh) then another from 33-34 damn brat(laugh) and the other from 24-26 utter brat but unlike the last not that much a damn brat(laugh) 34 to 41 is 7 damn years and then married jackal and jackal we all know just THE one one most dumb jackal(laugh) then our Brocko man(laugh) 3 relations,2 gym leaders 1 from Kanto itself another from Frontier another later when i sweared the hell out of that brat it was directed to the brat not Brock i was in illusion so the trouble and then only the first was serious cause he was gym leader still less naive still(laugh) from 20 to 23 during our Orange stay broke-up,Frontier one i know myself he was 29 Frontier itself broke up long distance was the excuse for that brat for good else would’ve got Madgaleo at full force(laugh) and then our Viol flower not once anyone except Brock but we all know about it(laugh) cause we know Violet too well too totally transparent and simple(laugh) then finally there was our Lillie wig(laugh) and she since 14 till 34 for 20 years 12 relations 5 serious 4 advanced and so on but she married at the age of 36,2 years after that still and then sweet sweet Gary(laugh)</text:span></text:p>
      <text:p text:style-name="P56"><text:span text:style-name="T2359">Lillie’s 12 were 12 years illusion only for Mr Oak Mr Oak as Giratina says light is dark/dark is light/happy now Mr Oak but Mr Oak now why not so bright(both brust into laughter)..just my Giti(both laugh) master in momentary analysis of all changes and then there’s Zeraora from Kalos Mr Oak Mr Oak what are doing/Oh Mr Oak please help me i’m ruing/Mr Oak Mr Oak why a Zeraora is a pokemon(both brust into laughter)/tell me now Mr Oak don’t you know else you’ll bemoan(both brust into laughter)..if a new person or pokemon goes to any of my brats we see new </text:span><text:soft-page-break/><text:span text:style-name="T2359">import(both brust into laughter) what’s thy chosen name(both brust into laughter)..so you understand Mist about my nature(both laugh)..but nothing is full without my sweet Mist wife(both smiles at each other)..and </text:span>no i did go too far, maybe i should call <text:span text:style-name="T2144">her won’t sleep i guess though Gary was more than happy</text:span>.."</text:p>
      <text:p text:style-name="P1">Misty(smile) : "its ok dear,no need to disturb them today again,we'll be there just let the sun rise <text:span text:style-name="T2360">for(laugh) those choised brats as well(both laugh)..</text:span>"</text:p>
      <text:p text:style-name="P1">Ash<text:span text:style-name="T1523">(laugh)</text:span> : "yeah i surely have a few works left here before i can go to Orange"</text:p>
      <text:p text:style-name="P1">Misty<text:span text:style-name="T1523">(laugh)</text:span> : "So true.Man,you gave all of us a real scare,and when are you going to send your acceptance for the Hall of Fame position?"</text:p>
      <text:p text:style-name="P1">Ash(tired) : "Ah! Mist,all in good times <text:span text:style-name="T2361">and there’s so much more to talk about that isn’t so easy please dear not now</text:span>,i'm too tired want to sleep in <text:span text:style-name="T2362">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16">mirk,hugging Ash</text:span>) : "what is it that you're doing behind me,hum,Ash Ketchum?"</text:p>
      <text:p text:style-name="P1">Ash(laugh) : "relax Mist Ketchum<text:span text:style-name="T1524">(both smile)</text:span>,i feared i'll <text:span text:style-name="T1525">have</text:span> go down far far more"</text:p>
      <text:p text:style-name="P1">Misty(frown) : "Ash it's not funny you know,<text:span text:style-name="T217">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64">s</text:span> songs from the City) :</text:p>
      <text:p text:style-name="P1">"the beautiful flowers from Cerulian Gym/the flowers that of which i always dream/Da<text:span text:style-name="T218">se</text:span>,Viol,<text:span text:style-name="T1526">MIST(tenders Misty,Misty laughs)</text:span> and Lil/all or one<text:span text:style-name="T2363">(hugs Misty very firmly,Misty laughs)</text:span>/just bring me some/give my heart the perfect heal"</text:p>
      <text:p text:style-name="P1">Misty(<text:span text:style-name="T219">smirk,</text:span>scoff) : "Ash, it's not exactly pleasing if you were there"</text:p>
      <text:p text:style-name="P1">Ash(smiling) : "hey,i was there remember,i guess i also was in this body as well to see the fun..<text:span text:style-name="T1527">(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0">me AFTER her date</text:span>"</text:p>
      <text:p text:style-name="P1">Misty(smile&amp;hug) : "Mrs. Misty Waterflower Ketchum.Happy now?"</text:p>
      <text:p text:style-name="P1">Ash(smile and gives Misty a Ring fetched from Cerulian while he was out to meet professor Oak..) : "VE<text:span text:style-name="T1528">RY</text:span>"</text:p>
      <text:p text:style-name="P1">Misty(smile and wonder) : "Ah!Ash..this is..that's what made you so return so late.."</text:p>
      <text:p text:style-name="P1">Ash(smiles and fits the ring into Misty's Finger) : "ya,<text:span text:style-name="T2365">Talonflame you saw</text:span>(finishes the fitting),Welcome to <text:span text:style-name="T1529">the </text:span>Ketchum Family <text:span text:style-name="T1529">Ms. </text:span>Misty <text:span text:style-name="T221">Waterflower for the umpteenth time(smile)</text:span>"</text:p>
      <text:p text:style-name="P1">Misty(smile,hug Ash) : "my pleasure <text:span text:style-name="T2366">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56">g</text:span> flower <text:span text:style-name="T222">dream</text:span> could stay depressed for <text:span text:style-name="T2367">more than 3</text:span> years and then suddenly a prince sorry <text:span text:style-name="T223">a h.. b..(Misty shakes her head and and frowns)..(laugh)..no Mist,please otherwise i won’t be able to describe the best comedy i ever saw..(Misty sighs shakes her head and laughs)..so this brat</text:span> comes and does his magic to get the flower to fly <text:span text:style-name="T224">all by</text:span> herself to him,i might've been killed today had it not been for Greninja,by luck i had her today."</text:p>
      <text:p text:style-name="P1">Misty(concerned) : "they mobbed you <text:span text:style-name="T225">in the shop</text:span>?"</text:p>
      <text:p text:style-name="P1"><text:soft-page-break/>Ash(laugh) : "i went to Police Station straight away <text:span text:style-name="T226">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26">at 22:50,shop at 23:10</text:span>,but as usual the the people tried to mob me <text:span text:style-name="T2368">even at midnight as Cerulian doesn’t sleep(laugh)</text:span> on the charge that i was the one indeed to break the heart of the youngest flower first then <text:span text:style-name="T229">humiliated her in public</text:span> second and <text:span text:style-name="T229">then tried to kidnap her,</text:span>forcing her to leave Cerulian for Elite 4 HQ at <text:span text:style-name="T227">Indigo Platue</text:span>,Kanto two days ago third-this as is doing the rounds in local TVs,people demand answers,but the problem is before this news could spread upto here at my home,which if happened,they would've seen some great game<text:span text:style-name="T1530">s</text:span> with the whole Oak Lab Pokemons,the threat of which prevents a single one of them ever trying to break into Pallet <text:span text:style-name="T228">as Gary himself is authorized to do that</text:span>,anyhow the press had a bigger reason to not try to mingle with me,now that i had given them a bigger puzzle to solve by declining the Hall of Fame(brusts into laughter)No,please let me finish,this is the best piece of comedy i've seen <text:span text:style-name="T230">or heard or read </text:span>ever.so they think <text:span text:style-name="T231">now</text:span> this new pest to the whole mass and especially Cerulian city being his target is a bit depressed,the<text:span text:style-name="T232">n our</text:span> flower has indeed just trodden over this godforsaken brat once and for all and he's defeated once and for all <text:span text:style-name="T233">and depressed lost his mojo wants to resign..(brusts into laughter)..just bear with me Mist..(laugh)..</text:span>.but <text:span text:style-name="T233">then </text:span>appolocalypse approaches- suddenly <text:span text:style-name="T234">that</text:span> brat appears <text:span text:style-name="T234">off the</text:span> blue/<text:span text:style-name="T235">in </text:span>all smiles with his sinister crew/<text:span text:style-name="T235">he gets </text:span>to a shop as if to get his due/suddenly he declares a ring for his beau(brusts into more laughter,release Greninja,<text:span text:style-name="T2261">then</text:span> brusts into even more laughter)</text:p>
      <text:p text:style-name="P1">Misty(laughing) : "Ash,you've really become a public meance,Greninja stop that(Greninja tries to stand on one <text:span text:style-name="T236">toe Finger</text:span> on top of Misty's <text:span text:style-name="T2260">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94">is</text:span> evil king demon/C<text:span text:style-name="T237">omrads</text:span> let's <text:span text:style-name="T237">unite and challenge to</text:span> this man/force him to show what he hides below his tan..(again laugh)oh! man..Please,Mist,you just need to be patient.."</text:p>
      <text:p text:style-name="P1">Misty(bit concerned) : "i'm Ash,but you should stop being too reckless you see,and you only had <text:span text:style-name="T2257">3</text:span> pokemons with you <text:span text:style-name="T2258">no matter what they can do you were in physical danger that they can’t help”</text:span></text:p>
      <text:p text:style-name="P1">Ash(laugh) : "right i will <text:span text:style-name="T2259">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39">50</text:span> people against Greninja all at once..<text:span text:style-name="T238">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0">officially,</text:span>to which a few said 50 on one,<text:span text:style-name="T2369">no matter who he is</text:span> none can disrespect Cerulian like he has,some said no he has come up with a plan-he could electrocute the whole <text:span text:style-name="T1531">ocean at his leasure</text:span>,some said he can move the whole police force at will and release Pewter and Viridan Forces too on us,<text:span text:style-name="T2370">some said why bother he has 105 dreaded demons himself making 106(laugh,Misty sighs and continues to tender Ash’s hairs) but </text:span>in the meantime <text:span text:style-name="T2371">that was bought</text:span> i placed the order<text:span text:style-name="T2371">(bru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1">which totally confused them and in the meantime i </text:span><text:soft-page-break/><text:span text:style-name="T241">delt with the shop..laugh..what a night this comrad Cerulians..(laugh)..anyhow..now then </text:span>some said what are you trying to imply,some said this is public disrespect,some women said it's gender bias,some reasoned heads said he has got a point,in the meantime i selected the ring(another brust of laughter)..oh!i'll be barely able to forget this ever..sorry Mist,but please.."</text:p>
      <text:p text:style-name="P1">Misty<text:span text:style-name="T1532">(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just probably brunt out a bit, holidaying now to get over the exhaustion <text:span text:style-name="T242">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ru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3">of the day </text:span>they have to settle down and have a nice family,<text:span text:style-name="T243">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4">they have to and </text:span>they'll</text:p>
      <text:p text:style-name="P1">be back soon,then they said why are you here,some said whom are you getting engaged to,and so on,to which i said,Cerulian is world famous for the diamons and precious stones,where else would i go to except for here,to which they mellowed down a bit,<text:span text:style-name="T245">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46">much</text:span> their ring,to which they did mellow <text:span text:style-name="T247">down finally</text:span> and then they said alright but we won't let you</text:p>
      <text:p text:style-name="P1">go without atleast a few tricks from Greninja,its pretty rare that a Cerulian has a Greninja <text:span text:style-name="T1195">as it’s only found naturally in Kalos and only as starter in Unova..rhymes ain’t it?(both brusts into laughter)...anyway,</text:span>to which i had to oblige and Greninja showed a few balance tricks and all including the one she was trying to perform on your head,and then finally they were pleased <text:span text:style-name="T392">but didn’t yet budge saying whom did you defeat for your second gym badge here,which they knew </text:span><text:soft-page-break/><text:span text:style-name="T392">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5 year old then and i truely have remembered her as a big sister since then and that’s exactly why it felt bad when i heard the current Gym Leader’s condition so just helped but i knew a battle might’ve made her either more proud or more depressed i just resorted to have fun...this term of emotional discourse makes them to fondle me almost(both brusts into laughter) so</text:span> i also got my ring and then they said i'll have to promise them that i'll return here and have a pokemon show or battle or exhibition,to which i said as i would love to come but they must invite me formally via <text:span text:style-name="T391">Kanto </text:span>Elite 4 otherwise i will only be mobbed like i have been now and that won't be helpful to anybody to which finally they budged and allowed me to leave properly,and then i went to Oak Lab <text:span text:style-name="T248">at 12:00 </text:span>and then Gary's extended Lab side then back to Oak Lab and finally home only to see Mime is upto her dirty tricks with me<text:span text:style-name="T393">(both laugh)</text:span>..<text:span text:style-name="T2372">all thses cause AH!so Mistyvious!(laugh)..</text:span>"</text:p>
      <text:p text:style-name="P1">Misty(smi<text:span text:style-name="T394">rk</text:span>,<text:span text:style-name="T394">lightly smacking Ash’s head</text:span>) : "<text:span text:style-name="T394">mischivious hum?..(Ash laughs hugging Misty,laugh)</text:span>Ash,quite a mess you're creating now wherever you're..going,and please don't roam around unprotected like this..<text:span text:style-name="T249">please,you’ve a family..</text:span>"</text:p>
      <text:p text:style-name="P128">Ash(hugging Misty,<text:span text:style-name="T397">smile</text:span>) : “so sweet is my flower’s touch..(Misty laughs and smacks a bit harder)..um,ok,ok,lightly(both laughs)..<text:span text:style-name="T395">and i’m eternally Mistyvious(both giggle,Misty smirks and about to smack his head again)..ok,ok..no more..um perpetually lightly..(both brusts into laughter hugging each other firmly)...”</text:span></text:p>
      <text:p text:style-name="P129">Misty(laughing) : “Ash,they’ll eventually mob you for abducting me(both brusts into laughter)..”</text:p>
      <text:p text:style-name="P1">Ash(<text:span text:style-name="T2373">laugh</text:span>) : "<text:span text:style-name="T2373">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96">laugh</text:span>) : "after this mayhem you went to patch up with your family?"</text:p>
      <text:p text:style-name="P1">Ash(<text:span text:style-name="T2374">laugh</text:span>) : "exactly"</text:p>
      <text:p text:style-name="P1">Misty<text:span text:style-name="T396">(laugh)</text:span> : "and may i hear a bit from there,<text:span text:style-name="T1197">my sweet daring bee(Ash giggles,Misty smirks)</text:span>,i know the result but how did you calm them down?"</text:p>
      <text:p text:style-name="P1">Ash(smile) : "Mist,i'm in this Bash Cerulian..sorry<text:span text:style-name="T1198">(Misty brusts into laughter)</text:span>..mood now,i'm dictating my movements back at the Lab comedy style,please bear with me."</text:p>
      <text:p text:style-name="P1">Misty(<text:span text:style-name="T2375">laugh</text:span>) : "go on stand up"</text:p>
      <text:p text:style-name="P1">Ash(<text:span text:style-name="T2376">laugh</text:span>) : "so as soon as Daisy sees me.."you b..what were you insinuating<text:span text:style-name="T1199">(laugh,Misty shakes her head and then laughs)</text:span>,you've give<text:span text:style-name="T250">n</text:span> my baby Mist a bluff and threatened her to be with you</text:p>
      <text:p text:style-name="P1"><text:span text:style-name="T250">and </text:span>you even doubt you own friend Tracey..so on,so on,so on..to which i said look if you were ever suspecting Tracey,you'd want to see who far he can walk with you..<text:span text:style-name="T250">which didn’t please our DaisyDevil(Misty brusts into laughter)..laugh..sorry..Desil at all(brust into laughter,Misty uncontrollably laughs)..DaisyDesil(both laugh even more)..</text:span>in the mean time<text:span text:style-name="T1533"> the gentleman-fox(Misty brusts into laughter)</text:span> came out to have a gauge only to eat a death glare from Daisy,so the poor thing wasn't of much help,as usual..<text:span text:style-name="T250">(Misty again brusts into laughter)</text:span>..then Daisy mellowed down but told me to go back home and <text:span text:style-name="T251">ATLEAST,ATLEAST</text:span> not to cheat on you the <text:span text:style-name="T250">on the </text:span>very first night,as if i cheated on someone with someone,whom i cheated to be with someone,who was infact the one whom i first cheated before i cheated someons...<text:span text:style-name="T252">laugh</text:span>..um,please Mist,i'm sorry but i can't help,blame Cerulian Mob for that.."</text:p>
      <text:p text:style-name="P1">Misty(<text:span text:style-name="T2377">laugh</text:span>) : "i'm waiting <text:span text:style-name="T2378">to smack you again(both laugh)..</text:span>"</text:p>
      <text:p text:style-name="P1">Ash(laughing) : "<text:span text:style-name="T2379">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text:soft-page-break/>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3">migrated</text:span> to the next part by confessing her feelings to Gary subtly hinting where i stood with you compared to Gary's <text:span text:style-name="T1534">adoration</text:span> to her,as if the whole world never <text:span text:style-name="T1535">knew</text:span> before,in the meantime i gave the same logic and tried my best for the sake of her future,<text:span text:style-name="T1201">and that she was my sister-in-law and all </text:span>which she took <text:span text:style-name="T1201">these as a</text:span> trick to come into terms that she countered by saying i'll still leave you,<text:span text:style-name="T1201">i should’t dare to nickname you and she’ll never be my relation and so on</text:span>,which i again countered by the old card of future <text:span text:style-name="T1201">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202">remining me once more how she’s much higher in majesty to allow me to distort her name in sentimental terms</text:span> which i hapily obliged to save my life <text:span text:style-name="T1203">feeding her Gary lion’s name to her so that the devil finally calms down but all this was</text:span> only to enter the lion's <text:span text:style-name="T254">mouth itself just</text:span> outside the door who barked that his grandpa was waiting for his prey and i <text:span text:style-name="T255">was</text:span> to be sent there but he <text:span text:style-name="T256">growled</text:span> in such a sweet <text:span text:style-name="T257">and polite</text:span> way that you couldn't help but agree...<text:span text:style-name="T258">laugh..what a night this comrads Cerulian..laugh..won’t forget it through all hells,anyhow,</text:span>this was round 2..</text:p>
      <text:p text:style-name="P1">Misty(sigh) : "Ash, you've truely surpassed all expectations really."</text:p>
      <text:p text:style-name="P1">Ash(<text:span text:style-name="T1205">smiling</text:span>) : "<text:span text:style-name="T1204">all</text:span> honoured <text:span text:style-name="T259">coming from my all sweet Mist,who ever thought ‘my Ash’ was too sweet to talk sweet..laugh(Misty brusts into laughter)..anyway </text:span>3rd round started and the old hen’s den who <text:span text:style-name="T259">was</text:span> rather easy to handle but beaked me by questioning my head off as to how i knew the secret truths and what are the levels of my and you<text:span text:style-name="T260">r</text:span> special pokemons like Gyarados <text:span text:style-name="T261">and Golduck</text:span> and so on <text:span text:style-name="T262">as if he is desperate for Team Rocket 2..laugh(Misty sighs and then laughs)..anyway this questioning</text:span> w<text:span text:style-name="T262">as</text:span> exactly the anticlimax of the early night Cerulian Fiasco,<text:span text:style-name="T1206">so</text:span> it bored me to death,i somehow managed to lick his feet long enough to get out of there safely without having to transfer</text:p>
      <text:p text:style-name="P1">my pokemons this very night,which is why i had to be extra careful with the old bear..<text:span text:style-name="T1207">laugh</text:span>..round 3 completes..</text:p>
      <text:p text:style-name="P1">Misty<text:span text:style-name="T1200">(laugh)</text:span> : "carry on,i'm sending your name to stand-up comedy <text:span text:style-name="T263">before Oranges</text:span>"</text:p>
      <text:p text:style-name="P1">Ash(laugh) : "you'll save me from battling then finally,<text:span text:style-name="T264">thank you sweetie(tenders Misty’s cheeks,Misty brusts into laughter)</text:span>..<text:span text:style-name="T265">anyhow round 4,</text:span>now as i was coming out I thought Tra<text:span text:style-name="T2380">l</text:span>e<text:span text:style-name="T1536">yDaivyl(Misty brusts into laughter)</text:span> must be having fun now and i'm on my first night haven't even been able to give the ring to my flower and this bonehead is in the Orange of of Oranges and since Oranges with his <text:span text:style-name="T2381">Desillish </text:span>fl<text:span text:style-name="T2382">ovil(Misty brusts into laughter)</text:span> while pestering me since Orange<text:span text:style-name="T1208">s</text:span> whenever i got alone with my <text:span text:style-name="T1538">sweet </text:span>cherished <text:span text:style-name="T1537">Mist </text:span>flower,which made my blood absolutely boil to the 8th hell and i told <text:span text:style-name="T2383">Giti</text:span> to fetch the god damn brat immediately,which he <text:span text:style-name="T1209">tickly</text:span> complied <text:span text:style-name="T266">by getting into the dubnut’s head and tickling him there..laugh(Misty brusts into laughter and shakes her head)..</text:span>and Trace didn't know which side to <text:span text:style-name="T267">sail to</text:span> only managing to fire<text:span text:style-name="T268"> the </text:span>"why drag all else" <text:span text:style-name="T269">bullet </text:span>which by now became so boring that i shot back a cannonball saying i needed to check our chemistry before i could join her in a parade,which he <text:span text:style-name="T270">wickedly </text:span>shielded saying they won't be able to match my partner but they would follow behind,which puzzled me as i couldn't instantly come up with an attack having to resort to embrace it out option,so the <text:span text:style-name="T271">gentleman-looking-most-cunning fox(Misty brusts into laughter)</text:span> found out a way to make the honours even and then straight from devil's den <text:span text:style-name="T272">none other than our most honoured devil a sort of Desil</text:span> emerged<text:span text:style-name="T1210">(laugh,Misty brusts into laughter)</text:span> having followed her soulmate all the way as the wisdom nut i was ferrying around earlier,having bought it and now to apply it on me..and she broke the ground by declaring</text:p>
      <text:p text:style-name="P1">she had evsdropped,which made me sigh even in that situation as if i didn't know but fortunately the <text:span text:style-name="T273">wicked fox</text:span> was utterly defeated much to my merriment,Daisy showed how compassionate she was by caring to call me not by my surname but hearing my name from Daisy the first time in my</text:p>
      <text:p text:style-name="P1">damned life was if not the straight road to heaven then i'm sure i'll be doomed to hell.i realized the full trick as she had to oblige in front of my family and future card just like her <text:span text:style-name="T274">younger</text:span> <text:span text:style-name="T274">lioness</text:span> earlier and then took a wicked turn <text:span text:style-name="T275">copied betterly from the book of her cunning soulmate</text:span> by</text:p>
      <text:p text:style-name="P1"><text:soft-page-break/>trying to create a little ripple effect in my calm emotional water surface by stating how devoted her little sis has been despite me being a f.. man-b..<text:span text:style-name="T2384">(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39">wicked-gentleman </text:span>standing there with a long face whole time thinking of the final attack that'll finally bury me for good,anyhow Daisy didn't think that the sentiment card can be handled for long so she launched her final attacked giving me the marching orders specifically mentioning to go back only to home <text:span text:style-name="T276">with the details of the rout </text:span>and not to any waiting b..,which i would've had she not mentioned that <text:span text:style-name="T276">and especially the rout</text:span>...<text:span text:style-name="T277">laugh..what a night</text:span>...i need a moment"</text:p>
      <text:p text:style-name="P1">Misty(sigh) : "and you had our engagement ring in your pocket?"</text:p>
      <text:p text:style-name="P1">Ash(smiling,<text:span text:style-name="T398">tendering Misty’s cheeks</text:span>) : "right.anyway,she also tried to drag Tracey to return with her as she suspected i was indeed a terrible influence over <text:span text:style-name="T1211">her cherished gentleman</text:span> as she saw Trace</text:p>
      <text:p text:style-name="P1">throughout was rather <text:span text:style-name="T1212">ungentlemanly </text:span>naïve<text:span text:style-name="T1213">(Misty sighs,Ash laughs)</text:span>,anyhow the <text:span text:style-name="T1214">wicked-gentleman</text:span> all along thought of a plan and finally sold me the sketch card that he promised in <text:span text:style-name="T1215">earlier</text:span> which i had to retort with a solemn concern that he needs to extend my contract here at the Lab,which he also bypassed by joking <text:span text:style-name="T278">about my grand future(both smile and then laugh) and cunningly showing that how gentleman like i should be in that regard which is the true testament why the sly-buffoon indeed was the soulmate of DaisyDevil..laugh(Misty laughs)..sorry..anyhow,</text:span>the d<text:span text:style-name="T279">u</text:span>mb-<text:span text:style-name="T1216">looking-ever-contriving-jackle(Misty laughs)</text:span> yet came back saying i should call from Brock to God himself <text:span text:style-name="T2385">as Viol herself to Brock agian to the path of God(laugh,Misty brust into laughter)</text:span> <text:span text:style-name="T280">by myself </text:span>to plead mercy for my terribly unbearable sins which i just about sidestepped by saying it's too late at night and then finally as i was coming back i couldn't help but to again set <text:span text:style-name="T2386">Giti </text:span>on Trace and snatch his phone away by creating illusions long enough for me to search up Brock and send a text that "Tracey <text:span text:style-name="T400">Skech</text:span>um,Ash's Husband"<text:span text:style-name="T2387">(Misty sighs)</text:span> <text:span text:style-name="T1540">and then deleted the copy</text:span> and No don't get so surprized i'm coming in terms with it..let the devils wake up tomorrow and massacre among themselves over me,<text:span text:style-name="T401">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0">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1">Ash(whinning) : “then also they should let</text:span> me some peace and quite with MY WIFE in <text:span text:style-name="T1541">PINKEN</text:span> ISLANDS FOR <text:span text:style-name="T401">TWO </text:span>WEEK<text:span text:style-name="T401">S</text:span>..unless they agree...<text:span text:style-name="T402">those..</text:span>"</text:p>
      <text:p text:style-name="P13">Misty(sigh) : "Ash,you're not at all mentally well.."</text:p>
      <text:p text:style-name="P1">Ash<text:span text:style-name="T402">(stressed)</text:span> : " 'course i'm not,but(grim)none is letting me to solve the problem"</text:p>
      <text:p text:style-name="P1">Misty(scowl and frown,<text:span text:style-name="T282">stern voice</text:span>) : "Ash,we can't live alone <text:span text:style-name="T281">and</text:span> enjoy and let our family suffer like this.."</text:p>
      <text:p text:style-name="P1">Ash(grim) : "Mist,please,i beg of of you,please.I NEED YOU alone with me for <text:span text:style-name="T403">atleast </text:span>a week at a secluded place as soon as possible,else i'll have to go <text:span text:style-name="T2388">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42">any</text:span> clown try to get their dirty hands on.." </text:p>
      <text:p text:style-name="P55">Misty(hugging Ash,deep breath) : "Ash!enough is enough,let them go and don't create any more fuss,i'll go alone tomorrow.."</text:p>
      <text:p text:style-name="P1"><text:soft-page-break/>Ash(hugging Misty) : "and they'll insult you on your choice the first day because some <text:span text:style-name="T283">f.. b.. couldn’t care to come back from Unova to his dear..(Misty tries to stop Ash)..</text:span>No let me finish,please<text:span text:style-name="T2389">(Misty sighs deep breath)</text:span>,i need to vent it out,and some other f.. thought it's so easy for</text:p>
      <text:p text:style-name="P1">Ash Ketchum to become the Prince of Kalos and get his face dirty by a<text:span text:style-name="T1217">n eternal s..</text:span> who cheated on our friendship <text:span text:style-name="T1217">that she feigned for 2 years</text:span> and now's my beau made of stool and pus and i have to lick <text:span text:style-name="T1218">and smell</text:span> that cough and urine in public and.."</text:p>
      <text:p text:style-name="P1">Misty<text:span text:style-name="T284">(scream,stern)</text:span> : "Ash! your with you wife..for <text:span text:style-name="T1970">G</text:span>od's sake..."</text:p>
      <text:p text:style-name="P1">Ash(still whinning) : "yeah,<text:span text:style-name="T285">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6">(hugging Ash)</text:span> : "Ash,i understand the pain you went through and your self denial didn't</text:p>
      <text:p text:style-name="P1">help it either,i did call Brock myself and told him of our <text:span text:style-name="T286">impending engagement</text:span>.."</text:p>
      <text:p text:style-name="P1">Ash(scoff) : "and he had some choised words indeed i guess.."</text:p>
      <text:p text:style-name="P1">Misty<text:span text:style-name="T404">(firmly)</text:span> : "whatever,you know who he is and why he is so important to both of us along with Tracey"</text:p>
      <text:p text:style-name="P1">Ash<text:span text:style-name="T1543">(frown)</text:span> : "yeah,sure for a du..nah enough swearing for a day"</text:p>
      <text:p text:style-name="P1">Misty(smile) : "that's my sweet 'lil <text:span text:style-name="T287">bee</text:span>,now come here(opening her arms)"</text:p>
      <text:p text:style-name="P1">Ash(hugging Misty) : "you're not going anywhere tomorrow morning except for Lillie,Gary is not a<text:span text:style-name="T1219">n infatuated</text:span> fool like <text:span text:style-name="T288">the </text:span>other <text:span text:style-name="T288">two </text:span>mu.. and he'll take care of dumb stunts himself.."</text:p>
      <text:p text:style-name="P1">Misty<text:span text:style-name="T405">(hugging and patting Ash)</text:span> : "Ash,please,i'll go to all the places,and manage it,No,they can't think and say whatever they want about my husband either,i'll announce my engagement to the press myself"</text:p>
      <text:p text:style-name="P1">Ash<text:span text:style-name="T407">(hugging Misty firmly)</text:span> : "but make sure they don't disturb <text:span text:style-name="T1220">us</text:span> at my home or at th<text:span text:style-name="T1221">e</text:span> Lab,Pallet</text:p>
      <text:p text:style-name="P1">has many open places,they can mob me all they what there,but if they have one word to say about you <text:span text:style-name="T408">or mob you </text:span>or try to get <text:span text:style-name="T1222">us</text:span> at my home or Lab <text:span text:style-name="T408">or you</text:span>,<text:span text:style-name="T289">and most importantly if my Mist is in direct physical danger,</text:span>i'll empty all my pokemons on them and won't take any responsibility for any kind of rep<text:span text:style-name="T289">u</text:span>rcussion<text:span text:style-name="T1544">s</text:span>..(Ash's phone rings)..here here,sure the gay dumbnut <text:span text:style-name="T1703">is infatuated too much today.</text:span>.."</text:p>
      <text:p text:style-name="P1">[phonecall:</text:p>
      <text:p text:style-name="P1">Tracey<text:span text:style-name="T1545">(concerned)</text:span> : "Ash.."</text:p>
      <text:p text:style-name="P22">Ash<text:span text:style-name="T1070">(stern)</text:span> : "Trace,<text:span text:style-name="T1971">please i beg of you</text:span> don't act like a<text:span text:style-name="T1070">n infatu.</text:span>.."(Misty snatches the phone away)</text:p>
      <text:p text:style-name="P1">Misty(frown) : "enough Ash,let me handle(keeps Ash away)"</text:p>
      <text:p text:style-name="P1">Ash(self) : "if these to..nah! i'm only jeopardi<text:span text:style-name="T290">z</text:span>ing my time with Mist"</text:p>
      <text:p text:style-name="P1">Misty<text:span text:style-name="T1223">(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23">(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23">(frown)</text:span> : "the dumb b.."</text:p>
      <text:p text:style-name="P1">Misty(frown) : "Ash i'm talking.go to bed(Ash sits down on his <text:span text:style-name="T2390">looking at Greninja’s pokeball which is empty Greninja is outside somehwere else with Sableye and Gengar and Pikachu)</text:span> and stop thinking what you're."</text:p>
      <text:p text:style-name="P1">Tracey<text:span text:style-name="T1223">(sigh)</text:span> : "Yes,he called and he has has his doubts over Ash's intentions which i only confirmed him to be as good as possible for an honest and self dignified man <text:span text:style-name="T2391">as he ever is</text:span>"</text:p>
      <text:p text:style-name="P1">Misty<text:span text:style-name="T1223">(concerned)</text:span> : "yeah,i'm calling him immediately,will that be ok?"</text:p>
      <text:p text:style-name="P1">Tracey<text:span text:style-name="T1223">(solemn)</text:span> : "i don't think it's a trouble,with Ash on fire not much of tonight is left,and here we're all awake, that's only Me and Da<text:span text:style-name="T2392">se</text:span>"</text:p>
      <text:p text:style-name="P1"><text:soft-page-break/>Misty<text:span text:style-name="T1223">(solemn)</text:span> : "ok just hold on for a minute ok?Ash,take my phone ring Brock while i'm talking with Da<text:span text:style-name="T2393">se</text:span>,Please do as i say,and be polite he has <text:span text:style-name="T291">Violet with him</text:span>,now go ahead please,ya Trace,give Da<text:span text:style-name="T2394">se</text:span> the phone"</text:p>
      <text:p text:style-name="P1">------------</text:p>
      <text:p text:style-name="P1">Ash(trying to find Brock,self) : "the <text:span text:style-name="T1224">f.. </text:span>mu.. “</text:p>
      <text:p text:style-name="P1">Brock<text:span text:style-name="T409">(concerned)</text:span> : "Misty.."</text:p>
      <text:p text:style-name="P1">Ash<text:span text:style-name="T409">(laugh)</text:span> : "<text:span text:style-name="T409">aren’t you already dumped?(brusts into laughter)</text:span>"</text:p>
      <text:p text:style-name="P1">Brock<text:span text:style-name="T409">(bit puzzled)</text:span> : "<text:span text:style-name="T409">..Ash...</text:span>"</text:p>
      <text:p text:style-name="P1">Ash<text:span text:style-name="T1225">(laugh)</text:span> : "<text:span text:style-name="T2395">Mr Ketchum first,i’ve killed Misty second,using her phone to fool you,third i’ve chopped her body into..</text:span>"</text:p>
      <text:p text:style-name="P115">Brock(sigh,<text:span text:style-name="T410">stern</text:span>) : “Ash,you’ve crossed all limits,who do you think you’ve..”</text:p>
      <text:p text:style-name="P1">Ash<text:span text:style-name="T411">(laugh)</text:span> : "<text:span text:style-name="T292">Playboy..don’t you know that honey..</text:span>"</text:p>
      <text:p text:style-name="P1">Brock<text:span text:style-name="T292">(very agitated,scream)</text:span> : "Ash, don't get me started ok,you know very well what antics you</text:p>
      <text:p text:style-name="P1">pulled on me that day.."</text:p>
      <text:p text:style-name="P1">Ash<text:span text:style-name="T1226">(solemn)</text:span> : "yeah,<text:span text:style-name="T1228">the aftermath too yeah,</text:span>i realize,well i can be frank to you,<text:span text:style-name="T293">but Violet..</text:span>"</text:p>
      <text:p text:style-name="P116">Violet(scream) : “you b.. you’<text:span text:style-name="T1071">ve</text:span> abducted my baby sis and you <text:span text:style-name="T294">f.. </text:span>b.. you’r<text:span text:style-name="T1546">e</text:span> threat<text:span text:style-name="T1704">en</text:span>ing <text:span text:style-name="T1547">my </text:span>Brock now you b..”</text:p>
      <text:p text:style-name="P117">Ash(solemn) : “well um..<text:span text:style-name="T412">(laugh)</text:span>you won’t recognize your baby sis anymore though<text:span text:style-name="T412">(brusts into laughter)</text:span>...”</text:p>
      <text:p text:style-name="P117">Violet(crying) : “you f.. brat,<text:span text:style-name="T1227">where’s my Mist,(uncontrollably cries,scream)..you b..</text:span>”(Brock Controls her)</text:p>
      <text:p text:style-name="P117">Brock(<text:span text:style-name="T2396">s</text:span>igh) : “Ash,what are you upto?”</text:p>
      <text:p text:style-name="P117">Ash<text:span text:style-name="T295">(brusts into laughter) : “hovering around from one to another for cough and spit(laughs even more)”</text:span></text:p>
      <text:p text:style-name="P131">Brock(stern) : “Ash,no matter how mu<text:span text:style-name="T1072">ch</text:span> Misty <text:span text:style-name="T413">may cherish you,we’re her family and we atleast have the right to know whether her fiancee atleast have the minimum courtsey to speak peoperly with us or not..”</text:span></text:p>
      <text:p text:style-name="P132">Ash(solemn) : “<text:span text:style-name="T2397">WIFE not fiancee anyway,</text:span>Brock,<text:span text:style-name="T414">I</text:span> <text:span text:style-name="T1073">can’t cherish</text:span> Mist right?”</text:p>
      <text:p text:style-name="P132">Brock(<text:span text:style-name="T414">solemn) : “that’s past according to your very own language”</text:span></text:p>
      <text:p text:style-name="P133">Ash(<text:span text:style-name="T1972">laugh</text:span>) : “past?just two things Brock,i guess we can continue this call for a pretty <text:span text:style-name="T415">long</text:span> time and you won’t mind if i tell you to not do it in front of Violet cause she’ll get too emotional <text:span text:style-name="T416">too eassily</text:span>,are you with me on these two?”</text:p>
      <text:p text:style-name="P133">Brock(solemn) : “yeah,just hold on a bit then..”</text:p>
      <text:p text:style-name="P133">Ash(smile) : “most gladly”</text:p>
      <text:p text:style-name="P133"/>
      <text:p text:style-name="P133">..........</text:p>
      <text:p text:style-name="P133">(Misty <text:span text:style-name="T417">and</text:span> Daisy)</text:p>
      <text:p text:style-name="P133"/>
      <text:p text:style-name="P133">Daisy<text:span text:style-name="T417">(solemn) : “Mist,i just don’t understand this at all..”</text:span></text:p>
      <text:p text:style-name="P134">Misty<text:span text:style-name="T420">(solemn)</text:span> : “Dase,his mental state isn’t alright at all and <text:span text:style-name="T420">he </text:span>is <text:span text:style-name="T1074">being </text:span>too overprotective of me now,he wants to make up all his <text:span text:style-name="T1973">14 years</text:span> at one moment that he was away from me that’s all..”</text:p>
      <text:p text:style-name="P134">Daisy<text:span text:style-name="T1974">(solemn)</text:span> : “i get that bit Mist but he’s not <text:span text:style-name="T418">helping himself at all and i atleast am still not clear of his intentions as simply due his own behaviour with Tracey,just totally opposite at every moment and totally confusing...”</text:span></text:p>
      <text:p text:style-name="P135">Misty(<text:span text:style-name="T1975">sigh</text:span>) : “Dase,please,anything but intensions,<text:span text:style-name="T2263">my Ash</text:span> has atleast got rid of my depression no matter how <text:span text:style-name="T419">and i know more than anybody that none else could’ve done that..</text:span>”</text:p>
      <text:p text:style-name="P136">Daisy(solemn) : “but Mist,i understand you still i mean this is very strange that’s all and yeah Trace has told me about those substances,i just want my baby Mist back to her self that’s all.</text:p>
      <text:p text:style-name="P136">Misty(sigh) : “Dase,the self you’re talking about has always been <text:span text:style-name="T421">Ash</text:span> for me and you’ve now seen it yourself...you know now to upto where i went just to be that self without that particular cause and how abjectly i’ve f<text:span text:style-name="T1075">ailed</text:span>..”</text:p>
      <text:p text:style-name="P136"><text:soft-page-break/>Daisy(solemn) : “<text:span text:style-name="T421">Misty,i’m just afraid of the fact that even if all the allegations against him is totally bluff,his antics with us of all doesn’t give a picture of a stable man who can look after someone as in a family at least you may take your time..”</text:span></text:p>
      <text:p text:style-name="P384">Misty(<text:span text:style-name="T1976">firmly</text:span>) : “Dase you tell me,<text:span text:style-name="T422">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7">Daisy(solemn) : “Mist,i understand all,but you’ve always been..”</text:p>
      <text:p text:style-name="P137">Misty(shivering voice) : “and <text:span text:style-name="T2005">still after all these </text:span>he <text:span text:style-name="T423">hasn</text:span>’t right..(firmly)..you know what,he’s going to tell the same thing to Brock why don’t <text:span text:style-name="T423">you two just connect to him,i’m telling you..and you too Trace,just clear up the confusion that what you saw first time 17 years back wasn’t a bluff...just call him and listen to what he has to say,i’ll be there as well..”</text:span></text:p>
      <text:p text:style-name="P138">Daisy<text:span text:style-name="T2262">(bit concerned)</text:span> : “Mist..”</text:p>
      <text:p text:style-name="P138">..............................................................................................<text:span text:style-name="T424">(all connects to Ash and the Misty also joins)...........................</text:span></text:p>
      <text:p text:style-name="P138"/>
      <text:p text:style-name="P139">Ash(laugh) : “Holy company,<text:span text:style-name="T1229">19 long years in making,</text:span>so <text:span text:style-name="T1229">finally </text:span>Brock <text:span text:style-name="T1131">all friends to all family and finally reunion ain’t it</text:span>?”</text:p>
      <text:p text:style-name="P139">Daisy(stern) : “<text:span text:style-name="T1132">Ketchum</text:span>,you won’t have any if you miss this one no matter what Mist may do or think..”</text:p>
      <text:p text:style-name="P139">Ash(smile) : “sure,<text:span text:style-name="T1133">Ketchum’s</text:span> trying <text:span text:style-name="T1133">his </text:span>best,<text:span text:style-name="T1076">but please bear with me and keep patience,this language is necessary for reasons you ony can understand if you’re patient,please,i beg of you,please,listen patiently...</text:span>so here you see for you all there is <text:span text:style-name="T428">this</text:span> glaring,vivid,clear,distinctive thing <text:span text:style-name="T425">exists</text:span> which is <text:span text:style-name="T429">THIS</text:span> IDEA <text:span text:style-name="T425">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text:span><text:soft-page-break/><text:span text:style-name="T425">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0">Brock<text:span text:style-name="T1078">(solemn)</text:span> : “you wouldn’t have <text:span text:style-name="T430">to</text:span> if you had the minimum idea of <text:span text:style-name="T1077">how </text:span>not to make enemies out of your friends”</text:p>
      <text:p text:style-name="P140">Ash(<text:span text:style-name="T431">frown</text:span>) : “friends?why is it so Brock,that i’ve always found <text:span text:style-name="T1080">that </text:span>i received more sympathy from my female friends and my male <text:span text:style-name="T1081">counterparts</text:span> during my separation to my utter surprize <text:span text:style-name="T432">and</text:span> disdain?</text:p>
      <text:p text:style-name="P140">Brock<text:span text:style-name="T1083">(solemn)</text:span> : “well,you never were harsh to them <text:span text:style-name="T1082">for certain reasons</text:span>,simple.”</text:p>
      <text:p text:style-name="P140">(Ash <text:span text:style-name="T1079">brusts into laughter</text:span> but Misty covers his mouth)</text:p>
      <text:p text:style-name="P140">Misty(hugging Ash,sternly) : “none moves out of here and none retorts,whoever wants may politely continue and <text:span text:style-name="T1548">my husband</text:span> will not give any proof to anyone regarding his alleged private life except his wife and he has already more than done that,if you still want you may continue <text:span text:style-name="T426">and Ash,either you’ll be polite or it won’t be good for you</text:span>”</text:p>
      <text:p text:style-name="P261">Ash(<text:span text:style-name="T426">hugging Misty quickly then letting her go</text:span>) : “<text:span text:style-name="T1549">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2">Brock(solemn) : “on the first account yes and also you would then see that there’s no gender bias there once similarity applies in behaviour and on the second account yes only if your ‘<text:span text:style-name="T1565">not desisting </text:span>due to whatever’ is something that you <text:span text:style-name="T1566">can </text:span>elaborate now <text:span text:style-name="T1550">via your answers to the central question here</text:span>,so i’m expecting continuity here.”</text:p>
      <text:p text:style-name="P28">Ash<text:span text:style-name="T426">(smile)</text:span> : "right,as i was saying,<text:span text:style-name="T427">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3">Daisy(strenly) : “Ketchum,what are you trying to imply on the third even today in front of Mist?”</text:p>
      <text:p text:style-name="P263">Ash(solemn) : “that i don’t care a fig if my girlfriend is happy or not due to my activities if i know i’m honest <text:span text:style-name="T1552">to</text:span> myself <text:span text:style-name="T1551">cause then my girlfriend truely hasn’t known my soul DESPITE 12 years and THUS she has no place for me no matter what.JUST THAT.”</text:span></text:p>
      <text:p text:style-name="P264">Daisy(sternly,shivering,angry) : “you’re still saying it <text:span text:style-name="T1557">even now</text:span>?”</text:p>
      <text:p text:style-name="P264">Ash(solemn) : “yes and this is the first thing i told Mist last noon <text:span text:style-name="T1558">and this i’ll keep saying till my last breath</text:span> that i didn’t care what was happening to her THEN cause otherwise it would’nt have been <text:span text:style-name="T1977">5</text:span> <text:span text:style-name="T1556">seconds</text:span> what to speak of <text:span text:style-name="T1977">4 years</text:span>.I had my different problems <text:span text:style-name="T1553">cause as i told you before i didn’t THEN know my relationship PERFECTLY with my Mist as i DO NOW and hence the result.”</text:span></text:p>
      <text:p text:style-name="P265">Daisy(solemn) : “so basically then <text:span text:style-name="T1554">in your perception your wife would now take the place of your girlfriend?”</text:span></text:p>
      <text:p text:style-name="P266">Ash(smile) : “exactly where you’re all wrong because what my girlfriend then didn’t know about me <text:span text:style-name="T1576">now she is my wife only because she </text:span>most perfectly knows now and thus the trouble <text:span text:style-name="T1559">isn’t plausible.</text:span>”</text:p>
      <text:p text:style-name="P266">Misty(sternly) : “whatever my husband is saying is absolutely true,and that’s exactly why i also didn’t care about my then boyfriend cause he didn’t know my soul <text:span text:style-name="T1555">either </text:span>but now both of us more than know it <text:span text:style-name="T1555">and thus we’re married.”</text:span></text:p>
      <text:p text:style-name="P267">Brock(solemn) : “so Ash,this only proves once more your subsequent <text:span text:style-name="T1567">resentment</text:span> with us when your patience according to you broke down but what exactly <text:span text:style-name="T1568">is presence?”</text:span></text:p>
      <text:p text:style-name="P268">Ash(straight face) : “well,if people stay all the time and people stay <text:span text:style-name="T1570">not any time</text:span> then <text:span text:style-name="T1571">surely</text:span> <text:span text:style-name="T1569">there’s an idea that people who stays all the time is more well known thus more well understood </text:span><text:soft-page-break/><text:span text:style-name="T1569">subsequently more well trusted consequently more well befriended and finally more well present to all the observers.”</text:span></text:p>
      <text:p text:style-name="P269">Daisy(angry) : “that means Ketchum you still don’t a<text:span text:style-name="T1572">gree that you should’ve returned from Unova and not act like an egotistical so and so.”</text:span></text:p>
      <text:p text:style-name="P379">Ash(smile) : “<text:span text:style-name="T1980">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70">Brock(solemn) : “so your concern is that i of all knowing you for 1<text:span text:style-name="T1978">4 years</text:span> and travelling with you <text:span text:style-name="T1573">in</text:span> 5 regions for 1<text:span text:style-name="T1979">2</text:span> years <text:span text:style-name="T1574">and also being a former gym leader myself no matter how short my tenure had been</text:span> <text:span text:style-name="T1574">should’ve understood that you’re not expecting to move on from your girlfriend but you 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80">Ash(smile) : “<text:span text:style-name="T1981">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text:span><text:soft-page-break/><text:span text:style-name="T1981">gym totally separately from others cause that mind game if was disturbed they might’ve used thier power as well if i was physically threatened by other pokemons and yeah 59 competitons and 379 gyms wouldn’t have harmed me at all for sure and i needed to do that twice so 58 and 378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81"><text:soft-page-break/>Brock<text:span text:style-name="T1084">(solemn)</text:span> : “well whatever you may thin<text:span text:style-name="T437">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38">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38">was to</text:span> create a nice little <text:span text:style-name="T1577">beautiful </text:span>comfortable hell for me with a <text:span text:style-name="T1577">most gorgeous and </text:span>beautiful flame which was a bit too <text:span text:style-name="T1578">much </text:span>warm for m<text:span text:style-name="T1578">ore</text:span> comfort.."</text:p>
      <text:p text:style-name="P14">Brock<text:span text:style-name="T433">(sternly)</text:span> : "Ash,we're talking after <text:span text:style-name="T1705">4 years</text:span> or so.."</text:p>
      <text:p text:style-name="P14">Ash<text:span text:style-name="T436">(frown)</text:span> : "So?do i have to confess my longing for my beau..<text:span text:style-name="T1134">(brusts into laughter)</text:span>"</text:p>
      <text:p text:style-name="P141">Daisy(scream) : “<text:span text:style-name="T1069">Ketchum</text:span>,you..”</text:p>
      <text:p text:style-name="P141">Tracey(solemn,<text:span text:style-name="T1085">controls Daisy</text:span>) : “it’s alright Ash,but i’d love it if you can be more polite and you know why.”</text:p>
      <text:p text:style-name="P141">Ash(solemn) : “i oblidge <text:span text:style-name="T1086">Mr Skechit</text:span>,<text:span text:style-name="T439">but</text:span> <text:span text:style-name="T1135">Mr Slate</text:span> if you think because i didn’t contact you for <text:span text:style-name="T1705">54 years</text:span> and s<text:span text:style-name="T1087">o i’m</text:span>...”</text:p>
      <text:p text:style-name="P1">Brock<text:span text:style-name="T433">(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1">but that’s the IDEA of yours so beloved</text:span>..<text:span text:style-name="T440">anyway,</text:span>so i'll break my wife's heart immediately after <text:span text:style-name="T442">engagement</text:span> for which <text:span text:style-name="T443">i can’t and won’t have any problems myself AT ALL(laugh)..</text:span>"</text:p>
      <text:p text:style-name="P1">Brock<text:span text:style-name="T444">(sternly)</text:span> : "Ash,please,be calm and continue what you were saying"</text:p>
      <text:p text:style-name="P1">Ash<text:span text:style-name="T445">(smile)</text:span> : "<text:span text:style-name="T434">as you said,</text:span>if you g<text:span text:style-name="T446">a</text:span>ve me a chance only"</text:p>
      <text:p text:style-name="P1">Brock<text:span text:style-name="T1088">(solemn)</text:span> : "Alright,restart with the hell"</text:p>
      <text:p text:style-name="P1">Ash<text:span text:style-name="T1089">(smile)</text:span> : "fine,and thanks for patien<text:span text:style-name="T435">ce</text:span>,really where would've i...anyhow,as i was</text:p>
      <text:p text:style-name="P1">saying i created this beautiful hell and wished to see who jumps in and Mist</text:p>
      <text:p text:style-name="P1">did that only <text:span text:style-name="T1089">she</text:span>,so she's my wife now.do you want to know <text:span text:style-name="T447">now </text:span>how <text:span text:style-name="T1090">am i</text:span> planning</text:p>
      <text:p text:style-name="P1">to break her heart<text:span text:style-name="T1136">(laugh)</text:span>?”</text:p>
      <text:p text:style-name="P1">Brock<text:span text:style-name="T1091">(solemn)</text:span> : "this answer<text:span text:style-name="T434">e</text:span>d <text:span text:style-name="T1091">only </text:span>your stunt on me and your longing <text:span text:style-name="T1982">once more only in circle</text:span> for Misty who were on the same wavelength"</text:p>
      <text:p text:style-name="P42">Ash<text:span text:style-name="T1092">(laugh)</text:span> : "<text:span text:style-name="T1983">circle i see so what bugs you is that</text:span> someone else <text:span text:style-name="T1984">after Mr Green Jacobs (stops Misty by hugging her too firmly)..just a sec don’t leave...(to Misty)..please Mist that’s there trouble actually your actions are upto you you know that and you know me i’m not budging from saying all to them cause i love them as much as you do and this illusion will only go with this sort of language that you saw,please...”</text:span></text:p>
      <text:p text:style-name="P382">Misty(tears,hugging Ash <text:span text:style-name="T1985">very firmly,shivering voice</text:span>) : “i want <text:span text:style-name="T1986">my husband</text:span> alive in this body with me unless <text:span text:style-name="T1987">he</text:span> want<text:span text:style-name="T1987">s</text:span> to kill <text:span text:style-name="T1987">me with him</text:span> you know that and remember that...”</text:p>
      <text:p text:style-name="P383">Ash(smile,patting Misty’s cheeks) : “you will have your husband all the time in this body this is too easy Mist i’ve been under all covers don’t worry...”</text:p>
      <text:p text:style-name="P383">(back to call) <text:span text:style-name="T1984">sorry just Mist was a bit emotional wit that name..so after that person others could also have been in if i gave them a chance?"</text:span></text:p>
      <text:p text:style-name="P43">Brock<text:span text:style-name="T1093">(solemn)</text:span> : "<text:span text:style-name="T1988">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94">s atleast and Misty herself knows this more than anyone that atleast yeah i’m being cruel to you Misty but don’t worry your husband can counter anything and i know that most </text:span><text:soft-page-break/><text:span text:style-name="T1094">so he will come out if he is honest which is my question to dicretely make him tell us now that he has the vocabulary in abundance so yeah Misty did</text:span> but didn't get the <text:span text:style-name="T1989">right </text:span>reply,but she could've as well,as could you,so this is still an open problem no matter how comfortable your hell is"</text:p>
      <text:p text:style-name="P29">Ash<text:span text:style-name="T450">(hugging Misty firmly,smile)</text:span> : "<text:span text:style-name="T1990">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08">Brock(solemn) : “<text:span text:style-name="T1095">continue”</text:span></text:p>
      <text:p text:style-name="P209">Ash(smile) : “most gladly,see Mist,it’s no<text:span text:style-name="T1137">t a</text:span> problem <text:span text:style-name="T31">and by-the-way,oh my goodness i completely and absolutely forgot,all of you,please bare with</text:span></text:p>
      <text:p text:style-name="P1">what i call <text:span text:style-name="T448">my wife,a name Brock that’s too familier to you</text:span>,i used to call her Mist in <text:span text:style-name="T449">Kanto</text:span> itself <text:span text:style-name="T1138">after my 3</text:span><text:span text:style-name="T186">rd</text:span><text:span text:style-name="T1138"> badge</text:span>,and you were there so i only hope for compliance"</text:p>
      <text:p text:style-name="P1">Brock<text:span text:style-name="T1096">(sternly)</text:span> : "<text:span text:style-name="T1991">you know best you don’t need anyone’s compliance and please be serious enough to end this cause we don’t have eternity just move along</text:span>"</text:p>
      <text:p text:style-name="P23">Ash<text:span text:style-name="T1097">(smile)</text:span> : "<text:span text:style-name="T1230">with pleasure,so you see for me giving people chances or not my view is that </text:span>whoever came before or after Mist to me except my mom and my Pokemons were there for a reason that my soul didn't represent <text:span text:style-name="T1139">as it’s not made of reasons</text:span>,thus Mist gets the vote of my soul"</text:p>
      <text:p text:style-name="P1">Brock<text:span text:style-name="T1140">(solemn)</text:span> : "so your belief is that she was destined to you?"</text:p>
      <text:p text:style-name="P1">Ash<text:span text:style-name="T1140">(firmly)</text:span> : "<text:span text:style-name="T451">see i don’t like this idea of being destined,so i’d prefer the word SOULMATE.</text:span>"</text:p>
      <text:p text:style-name="P1">Brock<text:span text:style-name="T1140">(solemn)</text:span> : "and all else that will come <text:span text:style-name="T452">can’t be that</text:span>?"</text:p>
      <text:p text:style-name="P1">Ash<text:span text:style-name="T1140">(solemn)</text:span> : "right.i gave you my reason <text:span text:style-name="T1141">and the word so beloved that’s destiny IS NOT proper for that reason as well.</text:span>"</text:p>
      <text:p text:style-name="P1">Brock<text:span text:style-name="T1140">(solemn)</text:span> : "Ash,you might know i'm a practising full time <text:span text:style-name="T453">P</text:span>okemon doctor</text:p>
      <text:p text:style-name="P1">now <text:span text:style-name="T1992">by profession</text:span>,lets play a game shall we?</text:p>
      <text:p text:style-name="P1">Ash<text:span text:style-name="T1142">(smile)</text:span> : "much obliged and <text:span text:style-name="T453">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31">LOGIC</text:span>,i'm excited,only Q/A right?"</text:p>
      <text:p text:style-name="P1">Brock<text:span text:style-name="T1143">(solemn)</text:span> : "right,can i start?"</text:p>
      <text:p text:style-name="P1">Ash<text:span text:style-name="T1143">(smile)</text:span> : "ever at service"</text:p>
      <text:p text:style-name="P1"><text:soft-page-break/>Brock<text:span text:style-name="T1143">(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43">(smile)</text:span> : "continue"</text:p>
      <text:p text:style-name="P1">Brock<text:span text:style-name="T1143">(solemn)</text:span> : "1.it could've been <text:span text:style-name="T454">M for her</text:span>,2.it could've been <text:span text:style-name="T1144">F</text:span> <text:span text:style-name="T456">for you</text:span> and 3.Misty falls</text:p>
      <text:p text:style-name="P1">BECAUSE of your WARMTH,so there's a REASON,now logically cross these</text:p>
      <text:p text:style-name="P1">inferences"</text:p>
      <text:p text:style-name="P1">Ash : "gladly,<text:span text:style-name="T457">2</text:span>.<text:span text:style-name="T1145">Its no as</text:span> <text:span text:style-name="T457">i could’nt have even remotely cared about F which atleast I did for Mist cause atleast for the next 2 days i didn’t part company in that forest which i could if i wanted no 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vsdropping just as Tracey all the time to know more than me about my feelings and subsequent behaviour or the lack of those for and with Mist and</text:span> <text:span text:style-name="T458">you can get your</text:span> <text:span text:style-name="T1146">1 </text:span>from here,<text:span text:style-name="T458">and you know more than me that if you go further with this then that’ll prove i’m dead exactly right now so lest proceed..so</text:span> the third is that,i had warmth,<text:span text:style-name="T459">but i had that</text:span> for Pikachu not <text:span text:style-name="T459">Mist</text:span> and <text:span text:style-name="T459">Mist</text:span> saw her own self,<text:span text:style-name="T455">that’s the soul,</text:span>in me,<text:span text:style-name="T460">which is why i don’t like the word destined cause i did the same but again to prove my side is why this play has come into existence in the first place so anyway,yeah you got your points.</text:span>"</text:p>
      <text:p text:style-name="P1">Brock<text:span text:style-name="T1232">(solemn)</text:span> : "unsuccessful on the third,try again."</text:p>
      <text:p text:style-name="P20">Ash<text:span text:style-name="T1232">(solemn)</text:span> : "fine,bear with me then.agree?"</text:p>
      <text:p text:style-name="P20">Brock<text:span text:style-name="T1232">(solemn)</text:span> : "agree"</text:p>
      <text:p text:style-name="P1">Ash<text:span text:style-name="T1232">(solemn)</text:span> : "my warmth made Mist fall for me,was one moment enough for <text:span text:style-name="T461">the initial 4 years</text:span></text:p>
      <text:p text:style-name="P1">of <text:span text:style-name="T462">blind </text:span>devotion <text:span text:style-name="T1147">AND even more importantly from second day onwards and certainly you came on 4</text:span><text:span text:style-name="T187">th</text:span><text:span text:style-name="T1147">,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48">(solemn)</text:span> : "<text:span text:style-name="T463">well that’s only one side and not the otherwise and there were more of whom,you might’ve forgotten to check the the motives or the lack of it for that matter and among them </text:span>som<text:span text:style-name="T463">e</text:span> were there for 3,some 2 and so on,so on.."</text:p>
      <text:p text:style-name="P213">Ash(laugh) : “sorry for laughing but couldn’t resist,(Solemn)..Brock,are you sure except for <text:span text:style-name="T1236">my female </text:span>travel companions <text:span text:style-name="T1233">i</text:span> never dated <text:span text:style-name="T1234">or kept frequent contact with</text:span> <text:span text:style-name="T1236">any other girl</text:span> long enough?”</text:p>
      <text:p text:style-name="P214">Brock(solemn) : “well in our 12 years <text:span text:style-name="T1235">of </text:span>companionship no you didn’t.”</text:p>
      <text:p text:style-name="P1">Ash<text:span text:style-name="T1149">(smile)</text:span> : "<text:span text:style-name="T1237">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50">(solemn)</text:span> : "<text:span text:style-name="T1238">yes.</text:span>"</text:p>
      <text:p text:style-name="P215">Ash(smile) : “most humbled,so i guess you’ll walk with me if i say that <text:span text:style-name="T1239">barring a certain female companion of mine in Kalos,all </text:span>the others in 6 years of your absence that i may’ve dated consistently also was there for a reason according to my own view <text:span text:style-name="T1241">about </text:span>which i guess by now you’ve been cleared about if you weren’t <text:span text:style-name="T1240">already </text:span>through the public gospel that i looked immatured and obvilivous but in reality i was the exact opposite?”</text:p>
      <text:p text:style-name="P215">Brock(<text:span text:style-name="T1241">solemn) : “walking.”</text:span></text:p>
      <text:p text:style-name="P216">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42">that those antics no matter how great an actress she may be and is but those are</text:span> not exactly of the nature from someone whom i’ve dated for 2 years no matter why she came with me <text:span text:style-name="T1242">to begin with.so if i say that that certain person in my 34 years here is the single worst stoolworm in my view cause she </text:span><text:soft-page-break/><text:span text:style-name="T1242">knows most well what i did to and for her and what i got and why my consequent actions to her on being at the receiving end would you keep walking with me?”</text:span></text:p>
      <text:p text:style-name="P217">Brock(solemn) : “ with you sentiment yes <text:span text:style-name="T1442">with</text:span> your language of it’s description <text:span text:style-name="T1442">absolutely not.</text:span>”</text:p>
      <text:p text:style-name="P217">Ash(smile) : “many thanks indeed Brock.so then i’m sure you’ll agree <text:span text:style-name="T1243">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18">Brock(solemn) : “will.”</text:p>
      <text:p text:style-name="P218">Ash(smile) : "right,perfect.so all i have to proove is that my mom has someone to accompany her and that’s my wife Mist <text:span text:style-name="T1443">a</text:span>bout whom i need to proove that according to me,she has ever cherished me <text:span text:style-name="T1244">for no reason.isn’t that so?”</text:span></text:p>
      <text:p text:style-name="P1">Brock<text:span text:style-name="T1151">(solemn)</text:span> : "exactly"</text:p>
      <text:p text:style-name="P210">Ash(<text:span text:style-name="T1248">smile</text:span>) : “<text:span text:style-name="T1245">right,</text:span>so Mist saying ‘my Ash’ from day 2 and my mom saying ‘my Ash’ from day 2 is different to you?</text:p>
      <text:p text:style-name="P211">Brock(solemn) : “precisely.”</text:p>
      <text:p text:style-name="P1">Ash<text:span text:style-name="T1152">(smile)</text:span> : "<text:span text:style-name="T464">yeah perfect the next phase of the game is going to be a bit too cold for a bit too uncomfort and thus i’ll have to ask</text:span> Mist <text:span text:style-name="T464">if she can</text:span> bear<text:span text:style-name="T1246">.</text:span>.."</text:p>
      <text:p text:style-name="P1">Misty(firmly,<text:span text:style-name="T1252">hugging Ash very firmly</text:span>) : "Misty Ketchum <text:span text:style-name="T465">will</text:span> bear with anything that her husband says with only a <text:span text:style-name="T1249">very </text:span>small complain that no matter what <text:span text:style-name="T1247">her</text:span> husband did today,he</text:p>
      <text:p text:style-name="P1">deserved <text:span text:style-name="T1250">atleast </text:span>his first night alone with <text:span text:style-name="T1247">her</text:span>,alright lets continue."</text:p>
      <text:p text:style-name="P25">Ash(smile,<text:span text:style-name="T1252">hugging Misty very firmly</text:span>) : "right Mist,stay along.<text:span text:style-name="T1251">so to start Brock,about the number of chances given to get out of the hell will be absolutely zero because that’s the whole point of the hell it isn’t it?”</text:span></text:p>
      <text:p text:style-name="P219">Brock(solemn) : “<text:span text:style-name="T1253">yes.”</text:span></text:p>
      <text:p text:style-name="P220">Ash(smile) : “great.so you see Brock,<text:span text:style-name="T1254">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text:span><text:soft-page-break/><text:span text:style-name="T1254">want in your longing for me in your yearning for me,in your heart-wrenching death for me-(grave)YOU WILL BECOME-IMMORTAL...(straight)that immortality though is only the 6</text:span><text:span text:style-name="T188">th</text:span><text:span text:style-name="T1255"> hell(brusts into laughter)..um..sorry,just came off..anyway,now,all couples present here it'll get more and more uncomfortable from here so if you want please leave,except Brock and Mist,you know your position."</text:span></text:p>
      <text:p text:style-name="P1">Tracey,Daisy(unison,<text:span text:style-name="T466">shivering voice</text:span>) : "we'll go to the end"</text:p>
      <text:p text:style-name="P1">Ash(smile) : "much appreciated,be prepared till the second warning"</text:p>
      <text:p text:style-name="P1"><text:span text:style-name="T467">(</text:span>All except Misty in unison,<text:span text:style-name="T467">shivering voice)</text:span> : "continue"</text:p>
      <text:p text:style-name="P1">Misty(tears,shivering) : "Brock,you..you still want more(scream,<text:span text:style-name="T469">crying</text:span>) MY PRIVATE</text:p>
      <text:p text:style-name="P1">LIFE,Dase..you..(crying loudly)it's MY PRIVATE LIFE with M<text:span text:style-name="T468">Y</text:span> HUSBAND..this is</text:p>
      <text:p text:style-name="P1">my first...you're my..<text:span text:style-name="T1444">(chokes)</text:span>"</text:p>
      <text:p text:style-name="P1">Ash(whispering in Misty's ears) : "<text:span text:style-name="T1993">Mist they are married too this is their life as well i’m universalizing ours only to include them</text:span>,and no it's ok <text:span text:style-name="T1256">sweetie</text:span>(hugging Misty)just leave it upon me dear."</text:p>
      <text:p text:style-name="P1">Misty(crying) : "i'm going and if you were..<text:span text:style-name="T470">(cuts off)</text:span>"</text:p>
      <text:p text:style-name="P1">Ash(<text:span text:style-name="T471">smile) : “so now if only Brock stays that’ll be enough.”</text:span></text:p>
      <text:p text:style-name="P1">Brock(sternly,<text:span text:style-name="T1257">shivering</text:span>) : "I will walk with Ash <text:span text:style-name="T1258">as i’ve ever had for 12 years</text:span> no matter where he goes,rest of you can go if you want"</text:p>
      <text:p text:style-name="P1">Daisy(tears): "Ash,you think that we're.."</text:p>
      <text:p text:style-name="P44">Ash<text:span text:style-name="T1706">(smile)</text:span> : "<text:span text:style-name="T2006">no i don’t think what you’re thinking </text:span><text:span text:style-name="T980">Daisy </text:span>,i know what you and Trace are going through, <text:span text:style-name="T1259">and i also know why Brock wants to travel with me no matter what </text:span>and i perfectly know why you've been listening to matters <text:span text:style-name="T1260">my</text:span> private life,correct me if i'm wrong Daisy,ALL.OF.YOU.ARE.LISTENING.<text:span text:style-name="T472">SO.INTENTLY.</text:span>CAUSE.THIS.IS.EXACTLY.WHAT.YOU.<text:span text:style-name="T473">DO</text:span>.<text:span text:style-name="T1260">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4">and these are YOUR very personal deeds as well </text:span>and that's why you've been paying so close an attention and don't want to leave,so let me cut to the very end,even if you do all this i may not at all select you,why? AS IT'S MY CHOICE,<text:span text:style-name="T1261">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78">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77">(agitated)EXACTLY,ABSOLUTELY,PRECISELY,SOLELY MY OWN SELF,MY OWN BEING,MY OWN SOUL that is (very agitated) I and that is NOT MY and if I see THIS I</text:span></text:p>
      <text:p text:style-name="P1">in <text:span text:style-name="T476">MY</text:span> <text:span text:style-name="T1262">OTHER HALF,then only(suddenly flustered)..um..i’m sorry..um..it..um..terribly sorry..um..what have i..(Misty hugs Ash firmly crying)</text:span>"</text:p>
      <text:p text:style-name="P1">Daisy(sobbing,<text:span text:style-name="T1263">a few moments later</text:span>): "i'm leaving as well,i only wish Lil <text:span text:style-name="T475">was</text:span> here..i'll tell her</text:p>
      <text:p text:style-name="P1">later..Ash,um..would you mind if i still call you Ketchum?"</text:p>
      <text:p text:style-name="P1">Ash(laugh) : "that would actually be right Daisy,just call me anything.."</text:p>
      <text:p text:style-name="P1">Daisy<text:span text:style-name="T479">(tears,smile)</text:span> : "enough Ash,i'll only sometimes call you Ketchum(smile),you made my</text:p>
      <text:p text:style-name="P1"><text:span text:style-name="T1163">day and my 19 years</text:span>,i saw you first <text:span text:style-name="T480">19 years back for your second ever badge,</text:span>you had just about started <text:span text:style-name="T1264">may be your 14</text:span><text:span text:style-name="T189">th</text:span><text:span text:style-name="T1264"> or 15</text:span><text:span text:style-name="T189">th</text:span><text:span text:style-name="T1264"> day</text:span>,<text:span text:style-name="T1164">then you were with Mist and i knew for sure what was going inside her and what has continued for 19 long years no matter what but my only ever problem was </text:span><text:soft-page-break/><text:span text:style-name="T1164">that i never believed in you or your skills cause i never found a reason or hint to do so no matter what and that was the same even today but then..(tears)..</text:span>i'm seeing you now <text:span text:style-name="T1266">Ash</text:span>..it's</text:p>
      <text:p text:style-name="P1">almost moring now,just the wish that may <text:span text:style-name="T1265">such sun</text:span> everyday..(choke)"</text:p>
      <text:p text:style-name="P1">Ash(smile) : "Daisy,i get you,we're <text:span text:style-name="T1153">more than </text:span>family <text:span text:style-name="T1165">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707">the FUTURE is only bright..please take rest..”</text:span></text:p>
      <text:p text:style-name="P1">Daisy<text:span text:style-name="T1267">(smile,tears of joy,shivering voice)</text:span> : "um..thanks <text:span text:style-name="T1267">Ash..tell Mist that..(tears,chokes)..and those at Unova..(profuse tears of joy)..anyway.</text:span>..bye"</text:p>
      <text:p text:style-name="P1">Tracey(sternly,<text:span text:style-name="T481">shivering,tears</text:span>) : "Brock you stared it you go till the end,i'll not hear <text:span text:style-name="T482">a thing</text:span></text:p>
      <text:p text:style-name="P1"><text:span text:style-name="T483">more</text:span>,and Ash,um..anyhow,just come today sometime <text:span text:style-name="T2007">and forget that Unova totally</text:span>,ok..bye.."</text:p>
      <text:p text:style-name="P1">Ash(laugh) : "sweet sweet Trace..and Brock did you get what i just s.."</text:p>
      <text:p text:style-name="P1">Brock(s<text:span text:style-name="T1994">mile</text:span>) : "Ash,enough.<text:span text:style-name="T484">i’ve travelled the world with you for 11/12 long years..</text:span>I knew you to be mischievous but only with Misty <text:span text:style-name="T486">all time(Ash laughs)</text:span> and sometimes with Me that too you'd do only <text:span text:style-name="T487">as</text:span> she <text:span text:style-name="T487">all the time(both laughs)</text:span> or i <text:span text:style-name="T488">most rarely(both laugh) if </text:span>pushed you too much <text:span text:style-name="T2459">in those feelings(both laugh)</text:span>,you just brushed aside <text:span text:style-name="T489">4</text:span> years like a twig from your path,i'm too busy now a days,but you two are welcome anytime and come together only,what else to say.."</text:p>
      <text:p text:style-name="P486">Ash(smile) : “<text:span text:style-name="T1995">first you must absolutely have eternity no not finish this call(both laugh) cause i’m fully Mistyvious(both laugh,Misty hugs Ash firmly smiling with tears,Ash tenders her) and second </text:span>that you’re as usual just so naive(both laugh) and don’t be naive in thinking that because i’ve got now 105 barring Mime Chu of all will suddenly turn on you or Trace or your soulmates of all people just if so tell him and you know too well Crawdauntogator(both laugh) <text:span text:style-name="T1907">but note that Gary isn’t included cause Tyranitar doesn’t obey(both laugh) Yveltal and Madgaleo as well(both laugh)</text:span> just that what they show the world is because they can independently do their jobs and thus they scoff at me saying you’re the idiotic clueless master brat(both brust into laughter) first this is the sweet cute idiot(both laugh,Misty <text:span text:style-name="T1906">in tears of joy</text:span> smiles <text:span text:style-name="T1905">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6">th</text:span><text:span text:style-name="T1905"> regions(both brust into laughter) had a prolonged chat with the men in their offices at Lumburg Orange HQ too fond of me now wants to make themselves alongside newly realized soulmates like me that is the philosophy of being a Gengar(both bru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text:span><text:soft-page-break/><text:span text:style-name="T1905">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ru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ru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ru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vsdropped you to know your career and what you are at which position by means of REACH(both laugh) a returned favour(both laugh) and i ever knew you’re a great person when it comes to the point that 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text:span><text:soft-page-break/><text:span text:style-name="T1905">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ru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66">(laugh)</text:span> : "ONLY IF you came together with your <text:span text:style-name="T1269">sweetenedly ponytailed finally-official-19 year long marrierd-</text:span>wife-<text:span text:style-name="T1908">friend-best-bugged-Gyarados(both brusts into laughter,Misty smiles and blushes a little hugging Ash firmly)</text:span> <text:span text:style-name="T485">but come prepared to be swallowed up by Violovious(both brusts into laughter)..but just a thing Ash,Unovan legends bit too greedy for even tonight aren’t they?...”</text:span></text:p>
      <text:p text:style-name="P472">Ash(laugh) : “huge story Brock <text:span text:style-name="T2008">all in good times</text:span>,and yeah twice i was wanted b<text:span text:style-name="T2008">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80 and 78(both laugh) then just don’t come and the famous psudeo-legend gym at Nacrene City,Unova with Mrs Lillie Taubert Jolum as leader i have a very warm relationship with her like mom and son same attitude you surely know her whole world does cause she is also in 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text:span><text:soft-page-break/><text:span text:style-name="T2008">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85">Brock(laugh) : “yeah,<text:span text:style-name="T2009">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rust into laughter)..”</text:span></text:p>
      <text:p text:style-name="P58">Ash(laugh) : "<text:span text:style-name="T2010">yeah namecalling(both brust into laughter) but you crook immediately finish calling my lillte sis with that spew of her(both bru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70">o</text:span>.Bye"</text:p>
      <text:p text:style-name="P1">Misty(<text:span text:style-name="T490">smile,tears,</text:span>hugging Ash) :"What is this Ash?"</text:p>
      <text:p text:style-name="P1">Ash(<text:span text:style-name="T1268">brusts into laughter</text:span>) : "<text:span text:style-name="T1439">Greninja’s Kalos Wisdom:Chapter 19:Senor in Hellrounds(laughs uncontrollably,Misty keeps looking at Ash and smiles)..but really Mist how can you be so sure that she’s not studying these right now(brusts into laughter,Misty same pose,more tears)..</text:span>"</text:p>
      <text:p text:style-name="P386">Misty(wipes tears off,hugging Ash very firmly,smile) : “Ash don’t leave..”</text:p>
      <text:p text:style-name="P386">Ash(smile,cover Misty’s <text:span text:style-name="T2399">mout</text:span> with him palm and hugs her very firmly) : “sweet <text:span text:style-name="T2398">Mist </text:span>flower dream(<text:span text:style-name="T2011">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65">Misty(smile,same pose looking at Ash,<text:span text:style-name="T2012">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7">Ash(smile) : “sweetie flower(smiles at Misty,Misty reciprocrates <text:span text:style-name="T2014">with tearful eyes</text:span>,same pose)..<text:span text:style-name="T2013">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9">what is this Gengar if full of care/<text:span text:style-name="T2400">that </text:span>i must seriously battle <text:span text:style-name="T2400">thus </text:span>never tickle and fare(laugh)</text:p>
      <text:p text:style-name="P399"><text:soft-page-break/>what is this Sableye if all has to be cared/you can’t act like me thus must be spared(brust into laughter,Misty smiles at Ash)</text:p>
      <text:p text:style-name="P399">what is this Charizard if always you battle mate/i can’t show the world how to approach a date(brust into laughter)</text:p>
      <text:p text:style-name="P400">what is this <text:span text:style-name="T2062">N</text:span>oivern if thoughts <text:span text:style-name="T2401">are not </text:span>thought/breeding season fights <text:span text:style-name="T2402">all related to that age</text:span> thus mustn’t be stopped(brust into laughter) </text:p>
      <text:p text:style-name="P388">what is this Taloneflame if you assume i’ll fly right/i can’t show you always that right is wrong as it might<text:span text:style-name="T2015">(laugh)</text:span></text:p>
      <text:p text:style-name="P389">what is this Dragonite if i ever evolve/why can’t i go back to Dratini why <text:span text:style-name="T2016">can’t i</text:span> convolve(<text:span text:style-name="T2016">brust into laughter</text:span>)</text:p>
      <text:p text:style-name="P390">what is this Naganadel is poisonus is my type/tell me what <text:s/>poison is cause i don’t understand this hype(brust into laughter)</text:p>
      <text:p text:style-name="P391">what is this Palkia if i can know you/i’m only telling you my thoughts on you thus i can never know you(brust into laughter)..</text:p>
      <text:p text:style-name="P392">what is this Rayquaza,if you assume i’m a dragon/i’ll pester you all your life to tell me what makes a dragon(brust into laughter)</text:p>
      <text:p text:style-name="P393">what is this Goodra,if we can’t count <text:span text:style-name="T2063">each and the </text:span>other/count the time since we know the other aren’t you counting the count now rather(brust into laughter)</text:p>
      <text:p text:style-name="P394">what is this Hoopa if meanings are not found/that i didn’t mean it neither <text:span text:style-name="T2017">you in reply</text:span> as <text:span text:style-name="T2020">that’s what</text:span> i found(brust into laughter)</text:p>
      <text:p text:style-name="P395">what is this <text:span text:style-name="T2018">Aegislash if ghost and steel are together/you don’t know the plight of a ghost or viseversa if mixed with the other(brust into laughter)</text:span></text:p>
      <text:p text:style-name="P398">what is this Dialga if you won’t tell me about me/how then can i know as me who is to be(brust into laughter)</text:p>
      <text:p text:style-name="P396">what is this Reshiram if i’m here right now/have go to another place to find my <text:span text:style-name="T2467">current</text:span> position thus where i can be and how(brust into laughter,<text:span text:style-name="T2019">Misty laughs finally,Ash laughs at Misty,Misty smiles at him no more tears,Ash pats Misty’s cheeks then both same pose)</text:span></text:p>
      <text:p text:style-name="P397">what is <text:span text:style-name="T2021">this Chanedlure if ghost and fire is mixed/what is the pure ghost or fire before anything we must fix(both laugh)</text:span></text:p>
      <text:p text:style-name="P398">what is <text:span text:style-name="T2022">this Kyurem if you think i can only be ice/before being born as Kyurem,how did i know what’s ice (both brust into laughter)</text:span></text:p>
      <text:p text:style-name="P401">what is this Hydregion,if you don’t know the exact weather today/weather effects <text:span text:style-name="T2023">each</text:span> beau mood,<text:span text:style-name="T2024">unless you listen to me all your life you’ll not have a good</text:span> <text:span text:style-name="T2025">next </text:span>day(both brust into laughter)</text:p>
      <text:p text:style-name="P402">what is this <text:span text:style-name="T2026">Confragigus,if this hallucination can’t be reviewd/tell me now the wrong scenes there and it must be again viewed(both brust into laughter)</text:span></text:p>
      <text:p text:style-name="P403">what is this Zekrom,if you cherish me cause i’m weak/see you’re going away now <text:span text:style-name="T2027">not asking me if i cherish you and rejected me so quick(both brust into laughter) Girlfriendrom(both brust into laughter) wants to marry everyone including me most(both brust into laughter)..came by herself of course(both laugh)..Zeky Ketchum(both brust into laughter)..</text:span></text:p>
      <text:p text:style-name="P404">what is this Guzzlord,if honest ethics aren’t followed in in life/<text:span text:style-name="T2028">you’ll be forced to the moral life by me</text:span> <text:span text:style-name="T2029">then tell me if i </text:span>myself lead such a life(both brust into laughter)</text:p>
      <text:p text:style-name="P405">what is <text:span text:style-name="T2030">this Latios if earth,sky and the gound/are different as you say but i can in all places roam around(both brust into laughter)</text:span></text:p>
      <text:p text:style-name="P406">what is this Giratina if Mr Oak is now happy/now <text:span text:style-name="T2403">Mr Oak is</text:span> a bit sad,<text:span text:style-name="T2031">but n</text:span>ow again why is he so happy(both brust into laughter).. <text:span text:style-name="T2404">this is some brat as you see Mist that’s why never ends now the minute differences are so stark(both laugh)..</text:span></text:p>
      <text:p text:style-name="P409">Unova will go to undercover now but the region finishes with Garchomp master brat’s last caught buddy/i reflect myself to catch your reflection are you reflecting that <text:span text:style-name="T2064">as </text:span>your reflecting as my reflection buddy(both brust into laughter)..reflection master..</text:p>
      <text:p text:style-name="P407">what is this Ultranercomza,if undercover didn’t teach me to extend my 5 type<text:span text:style-name="T2034">s</text:span>/5 i have 13 more i want then i <text:span text:style-name="T2065">will</text:span> restart from the <text:span text:style-name="T2066">absolutely no types</text:span>(<text:span text:style-name="T2032">both brust into laughter)...</text:span></text:p>
      <text:p text:style-name="P430"><text:soft-page-break/>see sweetie this is what i’ve been having <text:span text:style-name="T2067">and listening</text:span> since my late undercover days 4 years now(both laugh) <text:span text:style-name="T2033">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rust into laughter) trying to be happy won’t make you happy just being who you are is to be happy(both laugh) like searching for a beau so hard so why not be the beau to be happy(both brust into laughter) once you don’t understand what happiness is you’re just happy(both laugh)..in pursuit of happiness this brat and Tyrangaleo(both laugh)..</text:span></text:p>
      <text:p text:style-name="P408">Misty(laugh,same pose) : “really Ash,these brats can’t be replaced in <text:span text:style-name="T2405">2</text:span>000 years(both laugh) <text:span text:style-name="T2035">i saw your your Kalos final and those two brats Gengar and Noivern and today your Gengleye tickled both me and mom to death(both laugh) and Chu said like why should we be in pokeballs only serious people go there(both bru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10">Ash(laugh) : “exactly opposite,let me introduce to you my own little bro found during undercover just as much a bro as is May my own little sis <text:span text:style-name="T2406">is my bro own flesh and blood</text:span> <text:span text:style-name="T2036">so please allow me to introduce</text:span> Mr David Duncun,Pokemon Master Hall of Fame <text:span text:style-name="T2408">double times</text:span> <text:span text:style-name="T2407">absolute all of his own</text:span>,6 league<text:span text:style-name="T2040">s</text:span>,<text:span text:style-name="T2290">6-1</text:span>,from Ce<text:span text:style-name="T2037">lestic Twon</text:span> Sinnoh,starter Pikachu,<text:span text:style-name="T2409">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2038">y</text:span> flower in a 32 minutes match with a Palkia 1<text:span text:style-name="T182">st</text:span> and then a Kyogre yet required a Wartortle to show you the mat(laugh,Misty broadly smiles looking at Ash,same pose<text:span text:style-name="T2039">)..recall anything from last year,hum,Misty flower(laugh,Misty smiles at Ash)..”</text:span></text:p>
      <text:p text:style-name="P411">Misty(smiles at Ash <text:span text:style-name="T2042">then keeps her head on Ash’s chest</text:span>,<text:span text:style-name="T2041">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66">Ash(smile,<text:span text:style-name="T2043">same pose) : “sweetie you’re Mist Ketchum now hum officially and formally that will be with you this life and so will be me..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14"/>
      <text:p text:style-name="P414">(call come<text:span text:style-name="T2094">s</text:span> May and Drew,Ash shows that and broadly smiles,Misty too smiles)</text:p>
      <text:p text:style-name="P414"><text:soft-page-break/></text:p>
      <text:p text:style-name="P415">Ash(smile) : “Mrs May Maple Blackmore,<text:span text:style-name="T2047">3 time grand conference winner Johto,Sinnoh,Orange each drawn with your now husband Mr Drew Blackmore,who has informed me about you and his upcoming future and first with that let the future begin...so how’s my sweet little sis ?..”</text:span></text:p>
      <text:p text:style-name="P416">May(tears of joy,shivering voice) : “bro,you..i’m just so happy you’re back and..”</text:p>
      <text:p text:style-name="P416">Ash(smile) : “<text:span text:style-name="T2048">and second ideas are bigger than persons ever your bro ever my sis the rest is long story but my sweet sis all later now talk with your sis-in-law Mist..”</text:span></text:p>
      <text:p text:style-name="P417">May(tears of joy) : “<text:span text:style-name="T2049">um..yeah..”</text:span></text:p>
      <text:p text:style-name="P418">Misty(smile) : “hi May,Mist Ketchum talking(broadly smiles)..”</text:p>
      <text:p text:style-name="P418">May(broad smile,still little tears,shivering voice) : “hi Misty,congrats..19 years now formal finally..<text:span text:style-name="T2050">congrats to you two but that’s just words i’m overjoyed Brock informed..so happy for both you..it’s just..(chokes in joy,smiles at Drew,Drew tenders her smiling)..”</text:span></text:p>
      <text:p text:style-name="P419">Misty(smile) : “same here May i’ve got my Ash with me now that’s all my life and just heard about you and Drew,congrats <text:span text:style-name="T2051">for the bright future and the gems you two will reveal to us and all(both broadly smiles)...so how are you..”</text:span></text:p>
      <text:p text:style-name="P420">May(smile) : “i’m fine just got the news 5 days ago <text:span text:style-name="T2052">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9">st</text:span><text:span text:style-name="T2052">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21">Misty(smile) : “<text:span text:style-name="T2053">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22">May(smile) : “that’s for sure Misty once more congrats and officially then you’re my sis-in-law(all smile)..”</text:p>
      <text:p text:style-name="P423">Misty(smile) : “yeah sis definitely i’ve got someone younger finally as well in family(all smile)..but how are all Mr and Mrs Maple,Max all of them..”</text:p>
      <text:p text:style-name="P423">May(smile) : “<text:span text:style-name="T2054">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24">Misty(smile) : “no May,i’m ok just severe depression and you know the water psychic types and the rest you understand but all behind me now Ash himself took me to the best doctor here i’m fine just mental strain<text:span text:style-name="T2058">s</text:span> and pain was too much and the gym itself became a trouble hall of fame and more pressure with that Frontier Symbol and all but really it’s all ok now personally with me and with his <text:span text:style-name="T2305">postion now supplimented by</text:span> name and reach <text:span text:style-name="T2306">and his familiarity to Lance the Elite4 head in a very close personal form</text:span> Ash will get the hazards fixed no worries for me at all <text:span text:style-name="T2055">i’m fine and so are all at lab just Ash was missing now back and more than made up the absense in just a day and how’s your professional life and Drew how’s he..”</text:span></text:p>
      <text:p text:style-name="P425">May(smile) : “well relieved we are to know you’re fine and healthy enjoy your time now with bro and yeah we’re ok settled at <text:span text:style-name="T2057">Daristrum,</text:span>Johto as you know <text:span text:style-name="T2056">we were thinking then and now settled and yeah same profession just the judge Drew,Me both fine no troubles at our job and he’s fine as well and here’s he..”</text:span></text:p>
      <text:p text:style-name="P426">Drew(smile) : “hi Misty!congrats!”</text:p>
      <text:p text:style-name="P426"><text:soft-page-break/>Misty(smile) : “hi Drew! And yeah thanks and congrats to you too on your future..”</text:p>
      <text:p text:style-name="P427">Drew(smile) : “yeah,thanks that was one part of family and Ash and you another(all smile) <text:span text:style-name="T2060">both here now</text:span> so happy i’m and all are here i told him about the future of ours and knew about the Cerulian gym stuff from Tony <text:span text:style-name="T2059">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8">Misty(smile) : “sure Drew meeting as soon as possible and yeah this for is pretty nicer and way better Ash will surely make up the years and give way more looking forward and here’s he...”</text:p>
      <text:p text:style-name="P429">Ash(smile) : “Mr Drew Blackmore,how are you and sorry that Brock in too much excitement couldn’t wait 4 more hours anyway doesn’t matter really i know how are you and my sis <text:span text:style-name="T2460">on the sectors –</text:span> health,job, wealth and residential place environment(laugh,Drew as well laugh)..”</text:p>
      <text:p text:style-name="P429">Drew(smile) : “all <text:span text:style-name="T2061">are</text:span> absolutely brilliant by all means <text:span text:style-name="T2068">you being here serves the cherry on top as much does the future double dilight for us making it triple as you’re Misty too and viseversa(smiles,Ash laugh)..”</text:span></text:p>
      <text:p text:style-name="P431">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71">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73">started at </text:span>Kalos <text:span text:style-name="T2073">as you know</text:span> <text:span text:style-name="T2074">but i wasn’t clear myself as to what they were doing just realized too playful now after all those mental battles at Unova and that </text:span>was at it’s beginning <text:span text:style-name="T2075">in Kalos that now too tried and too much knowledge about themselves doesn’t fear and independent they were at Sinnoh final so now will roam around with me but as my siblings</text:span> and <text:span text:style-name="T2076">thus </text:span>i was somewhere else in my mind <text:span text:style-name="T2077">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69">and my break-up and all thought of chewing up each everwhere and all thus these..”</text:span></text:p>
      <text:p text:style-name="P432">Drew(smile) : “yeah i understand man,<text:span text:style-name="T2070">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72">and your sis is giggling too much with the perfect never but close proposal by biased costs(both laugh) here’s she..”</text:span></text:p>
      <text:p text:style-name="P433">May(smile) : “bro..why weren’t you the best man for both of us(Drew and Ash laughs)..”</text:p>
      <text:p text:style-name="P434">Ash(laugh) : “why not marry your rose again today(all smile)...and no dear i was devillish to you that day last year in short <text:span text:style-name="T2078">you know that female travel companion of mine as i told you then last day 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200">th</text:span><text:span text:style-name="T2078">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text:span><text:soft-page-break/><text:span text:style-name="T2078">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35">May(smile) : “yeah for me to<text:span text:style-name="T2079">o</text:span> the other one soon as well we know too well(smile,Ash laughs,Misty hugging Ash smiles at him,Drew smiles as well)..”</text:p>
      <text:p text:style-name="P436">Ash(smile) : “thanks for <text:span text:style-name="T2080">future-telling</text:span>(laughs,all else smiles)..<text:span text:style-name="T2081">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7">May(smile) : “<text:span text:style-name="T2082">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8">Ash(laugh) : “cause <text:span text:style-name="T2307">with all these family reunion going so emotional your rose will be busy cause you with lack of words would just vomit aside</text:span>(all three brust into laughter,<text:span text:style-name="T2083">Misty laughs shaking her head</text:span>) <text:span text:style-name="T2084">countering yeah(all laugh)..”</text:span></text:p>
      <text:p text:style-name="P439">May(laugh) : “too clever i see cunningly(all laugh)...<text:span text:style-name="T2085">so how’s the honey in moon set(all laugh)..”</text:span></text:p>
      <text:p text:style-name="P440">Misty(laugh) : “May am i not your big responsible gym leader <text:span text:style-name="T2088">sis</text:span>(all laugh)..”</text:p>
      <text:p text:style-name="P441">May(laugh) : “um..sorry Ms <text:span text:style-name="T2410">8 minutes</text:span>(all laugh)..that is the mask no more in all cases(all laugh) but surely <text:span text:style-name="T2086">countering has reached the romantic long sermon part(all laugh)..”</text:span></text:p>
      <text:p text:style-name="P442">Misty(laugh) : “too longing <text:span text:style-name="T2411">so cooked the climax for 6.5 hours(all brust into laughter)</text:span> finally the 3 words(all laugh)..but you should be as well then <text:span text:style-name="T2087">RESTING</text:span>(all laugh)..”</text:p>
      <text:p text:style-name="P443">May(laugh) : “mutual<text:span text:style-name="T2089">(all laugh)..enjoy the dawn(all laugh)..”</text:span></text:p>
      <text:p text:style-name="P487">Ash(laugh) : “right <text:span text:style-name="T2090">knowledgebale </text:span>advise(all laugh) so here’s the prize <text:span text:style-name="T2091">as i say my bunch do the antics they do and i’ve listening to them for 7 years now in which if humanized will mean something extremely funny and yet meaningful at places and first and most importantly my bunch 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88">i see you want to attack but this thought of this attack that is appearing to you as a thought in your thoughts as a thought according to your previous thoughts as you see and deal with the thoughts of the issues that <text:span text:style-name="T2461">you face at your age(all brust into laughter) see i was the chosen leader of my group but i was outsed cause you see master brat(all brust into laughter) yeah that’s my name now(all </text:span><text:soft-page-break/><text:span text:style-name="T2461">laugh) i was approached to solve a dispute that my group and other groups had during breeding season skirmishes but i told them that don’t disturb them it’s just that blooming youth(all brust into laughter)...101 out of 106 can’t breed now as you know but this to tell you professor Noivern is of course not among the 5 cause of that age(all laugh)..</text:span></text:p>
      <text:p text:style-name="P489">next from <text:span text:style-name="T2462">Sinnoh comes the great Samurott his type is water-ground-dark..challenger comes..</text:span></text:p>
      <text:p text:style-name="P490">dark must be bright/water must be not swam but alight/ground sure is to be swam as <text:span text:style-name="T2463">opposing me </text:span>you agree might/tha<text:span text:style-name="T2464">t</text:span> what’<text:span text:style-name="T2464">s</text:span> at the left to me isn’t that at your right(all brust into laughter)...infallibale logic(all laugh)...</text:p>
      <text:p text:style-name="P491">next is the only and only merchant at <text:span text:style-name="T2469">nowhere of somewhere sorry nowhere</text:span> Reshiram(<text:span text:style-name="T2465">all laugh</text:span>)..<text:span text:style-name="T2466">challenger comes..</text:span></text:p>
      <text:p text:style-name="P492">before comeing here i was there from where i came here but now only from being here i can know from where i came but agin similarly now where i am i can only know if i go back to my previous place thus where am i actually(all brust into laughter)..<text:span text:style-name="T2468">merchant at somewhere sorry nowhere(all laugh)..</text:span></text:p>
      <text:p text:style-name="P493">next come <text:span text:style-name="T2470">as a duo Butterfree and Palkia where Butterfree shows the challenger that he is the challenger and viseversa(all laugh) and Palkia circularly shows that you can’t know either yourself or the other(all laugh) this is joint..</text:span></text:p>
      <text:p text:style-name="P494">i can’t know me and you can’t know you cause i only see me <text:span text:style-name="T2486">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71">thus ain’t it</text:span> so <text:span text:style-name="T2471">that the difference that you are never what’s me only then can you know that you’re not me thus if you know me only as different to you then isn’t it so that you already know you(all brust into laughter,clap)..no more words circularly metaphysical(all laugh)..</text:span></text:p>
      <text:p text:style-name="P497">now i will do this 6<text:span text:style-name="T182">th</text:span> first then keep the last 7<text:span text:style-name="T182">th</text:span> for the last cause that’s special so t<text:span text:style-name="T2091">his is one from Hawlucha(all laugh) Orange where i was the champ thus lost in Mist as 3</text:span><text:span text:style-name="T204">rd</text:span><text:span text:style-name="T2091"> day called mom my Ash um..(all laugh,Misty smiles hugging Ash firmly Ash tenders her head)... mind the words and Hawlucha’s type as i say, standing on the air without the help of wings(all laugh)/but fighting on the ground though without the limbs(all brust into laughter,clap)/thinking of some thoughts without trying to think(all laugh,clap)/ideas and words May and Drew since 16 why are you trying to link(all brust into laughter,clap)...how’s the almost complete prize sister-pester(all laugh)..”</text:span></text:p>
      <text:p text:style-name="P444">May(laugh) : “<text:span text:style-name="T2474">especially the last was</text:span> going on in university lecture halls for sure <text:span text:style-name="T2412">hours after hours</text:span>(all brust into laughter)..don’t blame poor birds and the word(all laugh)...<text:span text:style-name="T2092">really made all the years bro and at this form surely Mr Ash Ketchum is double Hall of Fame in romance and comedy mastery(all laugh)...but tonight be specific while lost in Mist(all laugh)...night all and good morning there to the sun mind that(all laugh)..”</text:span></text:p>
      <text:p text:style-name="P445">Ash(laugh) : “i see Torchik has become Flygon(all laugh) <text:span text:style-name="T2093">and the sun after ever after the moon(all laugh) on the rise(all laugh)..advanced ‘night to my sweet little sis with a hug and to her rose with a pat for being after all not infatuated with vomits ONLY till(all brust into laughter)...”</text:span></text:p>
      <text:p text:style-name="P498">Drew(laugh) : “i see still testing(all laugh)..cause need the counter that you’ve been tested today itself and will be again(all laugh)..best of luck considering my position in career <text:span text:style-name="T2413">of cleaning in futre tense</text:span>(all laugh)...night <text:span text:style-name="T2475">in advance tickling for the surprize</text:span>(<text:span text:style-name="T2475">all laugh</text:span>)..”</text:p>
      <text:p text:style-name="P499">Ash(laugh) : “i see shrewed(all laugh)...<text:span text:style-name="T2476">this final is the prize now completes only today 98 still left and then circulate(all laugh) to be happy(all laugh) so this,</text:span></text:p>
      <text:p text:style-name="P495"><text:span text:style-name="T2476">comes from</text:span> <text:span text:style-name="T2472">the one and only Yveltal(all laugh)..surely all of you know that brat(all laugh)...challenger comes..</text:span></text:p>
      <text:p text:style-name="P496">i see you want to challenge cause you want to be happy/<text:span text:style-name="T2477">and all it’s so </text:span>cause you’re unhappy(all brust into laught<text:span text:style-name="T2478">e</text:span>r,clap)/cause <text:span text:style-name="T2473">within your self you’re not happy/thus you can’t see others as being happy(all laugh clap)/thus if you really want to be happy/then you must know first what makes you unhappy(all brust into laughter,clap)/thus you see this idea of being happy and unhappy/ever is opposite to the other thus shouldn’t you be happy(all brust into laughter,clap)..in pursuit of happiness(all laugh and clap),night(all brust into laughter and reciprocate and bye)...”</text:span></text:p>
      <text:p text:style-name="P446"><text:soft-page-break/></text:p>
      <text:p text:style-name="P446">(few moments later)</text:p>
      <text:p text:style-name="P500">Misty(laugh) : “surely Ash if these brats are there you got to be happy(both laugh)...and i’m so happy to be my Ash(smile<text:span text:style-name="T2479">s at Ash and </text:span>hugs Ash very firmly<text:span text:style-name="T2479">)..”</text:span></text:p>
      <text:p text:style-name="P447">Ash(smile<text:span text:style-name="T2480">s at Misty and </text:span>hugging Misty <text:span text:style-name="T2480">very </text:span>firmly) : “<text:span text:style-name="T2481">right cause you’re not unhappy being not not so(both laugh)..</text:span>saw that Mist none came for any reason you just most dear they around that <text:span text:style-name="T2414">as important as you are</text:span> ever with me <text:span text:style-name="T2415">but</text:span> that brat <text:span text:style-name="T2482">Yveltal</text:span> too sadly(both laugh)...<text:span text:style-name="T2095">now back to bro he told me about the match and all knew about you cause in last days of undercover that’s the custom 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power similar as best trained best normal max power but their intelligence is way way heigher as you see and it’s just that that was ok i ever felt an attraction to Dave since i met him just before </text:span><text:soft-page-break/><text:span text:style-name="T2095">undercover he ate the bait cause of that accident that sent his parents away into abstraction when he was 15 had a huge reason to jump and did so he is a famous name you know 7,6 would’ve been had he not faced me at Unova best battler from Sinnoh for sure in number two just below Trevor phenomenal battler and against Lance had 6-4 and you know how hard that is and who Lance is so you can see that and won first 4 regions Sinnoh,Sinnoh Frontier,Hoenn,Johto,Orange didn’t win,Kalos won,Unova by luck didn’t 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 and fire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2 time champ first 2 regions Hoenn,Kalos you understand Kalos at 2</text:span><text:span text:style-name="T205">nd</text:span><text:span text:style-name="T2095"> from Hoenn then went to Sinnoh and that was it and he is so happy now and so on all my bunch universal pester buddies for eternity(laugh,Misty smiles at Ash tendering his hairs) and then anyway Dave and Zara married the next month they came out and Dave is such a sweet child went out 3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ce beau vs bro differentiation and i by then was Gengar and Dave understood that confronted me said none in the world live for me and Zara to us your obligations being a human will never finish in this life atleast thus don’t become a Gengar so quickly(laugh,Misty smiles at Ash and tenders his hairs) then i said even if your own bro you can shackle the body never the mind and then we understood that 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make the lab stupendus and i want Brock to be here as well i’ll drag him here and Violet is just so naive(laugh,Misty smiles at </text:span><text:soft-page-break/><text:span text:style-name="T2095">Ash and hugs him very fimly hiding her face in his chest,smiling) and we both me and Dave were offered instant Hall of 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Brock i can’t tolerate a man like that cause it’s mandatory will have to work like this it’s not right and won’t be they will <text:s/>be given surprizes by dave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hord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and the start will be Pewter one of the most neglected ones sure you don’t want my Tyranitar of all right(laugh) and they knew about Sabrina and Gengar was fostered by her and the rest is understandable and so on then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s Desil is happy(laugh) and i just love to get after Daisy(laugh) so naive(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gym so whole family Mist all here for you as the post order marital negotitaions in all due honesty of ethicals honesty in morality of ethics of honesty in ethics(laugh,Misty beams at Ash with tears of joy in her eyes hugging him firmly,Ash tenders her smiling)</text:span></text:p>
      <text:p text:style-name="P501">Misty(smile,same pose) : “Ash i’m just so so overjoyed from yesterday this time <text:span text:style-name="T2484">to that session 6 ours when i thought most darkness to finally </text:span>now..(<text:span text:style-name="T2485">chokes in joy,</text:span>both smile at each other and <text:span text:style-name="T2484">hug each other very firmly)..”</text:span></text:p>
      <text:p text:style-name="P502">Ash(smiles,same pose) : “my sweet Mist dream...(both smile and hug each other very firmly,<text:span text:style-name="T2488">few moments later</text:span>)..<text:span text:style-name="T2487">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text:span><text:soft-page-break/><text:span text:style-name="T2487">laugh) and also the Dusknoir i have no moment can be pointed out as exactly now at this point thus time can’t be exactly pointed out as to what is the exact time now so all is flowing and unstable this 2</text:span><text:span text:style-name="T205">nd</text:span><text:span text:style-name="T2095"> master who also is a brat(both laugh) and not not male(both laugh) is time cause she’s unstable in emotions as to go or stay(both brust into laughter) Malamar said before sleeping she knew if agitated she will sleep now she’s sleeping but knows again will wake up and same emotions thus who’s sleeping while awake(both brust into laughter) who am i Malamar(both laugh) and these two ghostly pests were saying she wants to suddenly appear but doesn’t know to tickle before to get the land ploughed(both brust into laughter and fools around with each other a bit then again laughs and hugs each other firmly,few minutes later)..so you understand i was getting those in breaks while you were so sweetly dozing in my arms(both laugh)...Mist you’re so so sweetie(both smile at each other hugging each other firmly)...after those words came from you like then am i extre to you i said as me but worded differently and then sleep powder and hugged you to death telling those brats make sure is sweet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145">but that is exactly </text:span>Ash,even 24 hours ago we were oceans apart,what is made</text:p>
      <text:p text:style-name="P1">you return actually?"</text:p>
      <text:p text:style-name="P1">Ash(<text:span text:style-name="T2146">laugh</text:span>) : "well i was living my life roaming around <text:span text:style-name="T2146">as a Gengar(both laugh)</text:span>..till i reached Lance,the last Elite 4,<text:span text:style-name="T491">i won in my fool around way that pleased Lance very much</text:span>,and Lance having known me <text:span text:style-name="T492">very well</text:span>,was rather kind and asked me why am i doing all these publicity things saying strange words and so on,i just brushed him off and told him that no it's all right,i'm just enjoying the attention till it dies down <text:span text:style-name="T493">next year itself</text:span>,Lance rather compassionately said that he knew me for 1<text:span text:style-name="T2147">4 years</text:span> may be,and he's on his <text:span text:style-name="T494">last 4</text:span> year<text:span text:style-name="T495">s</text:span> of service and knew professor Oak very well,so if i want i may tell him what it was or if it was about someone <text:span text:style-name="T494">or something</text:span>,i don't know,he knew your condition and he knew we travelled together at a time,and we both were in hall of fame now in two separate departments,i don't know,may he be blessed always,but God really send him to me that day,otherwise <text:span text:style-name="T2483">Mist you would’ve</text:span>.."</text:p>
      <text:p text:style-name="P1">Misty(tenderly) : "it's ok Ash,continue"</text:p>
      <text:p text:style-name="P1">Ash(smile) : "right,um..<text:span text:style-name="T494">actually you know Orange did give me the pungent feelings that i knew the reason wasn’t Trace(both bru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148">knew</text:span> Cerulian was doing the best so i just said casually without much thoughts that i'll just like to know the history of Gyms at Cerulian,Pewter and Viridian,the 3 closest cities to Pallet <text:span text:style-name="T2149">in the 3 City circle</text:span>,so Lance took me to a room,I don't know why he did that but um..he didn't have to..its just the Grace of God,i say...anyhow,<text:span text:style-name="T2150">f</text:span>irst was Pewter and i just hovered over saying that yes that was my very first badge and the leader was very kind to me,well <text:span text:style-name="T496">B</text:span>rock had moved to a different professon,so he didn't <text:span text:style-name="T497">know </text:span>much,<text:span text:style-name="T497">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498">with electric gym and that’s where i first got the feeling that i could compete with anyone and you know all of it</text:span>..anyhow <text:soft-page-break/>much time spent <text:span text:style-name="T499">there</text:span>,in the meantime a few f..<text:span text:style-name="T2151">(Misty frowns and Ash laughs,Misty sighs and laughs)</text:span> were roaming around trying to distract me and i would've been absolutely obliged to comply to them like i did in all other 6 places but this time i was Graced the third time by God <text:span text:style-name="T500">as </text:span>somehow didn't like the idea of much crowd that moment and scoffed them off saying i'll be extremely happy if they spared me for a moment here and let me <text:span text:style-name="T501">peacefully </text:span>to turn back a few pages of memory <text:span text:style-name="T502">and</text:span> i'll be most pleased to be excused then,which made them a bit flustered including Lance too i guess...given my antics for a long time,it really was something a bit</text:p>
      <text:p text:style-name="P1">difficult for them to swallow <text:span text:style-name="T503">i knew the Gym histories in other places other times in my own interest not during formal dinners,which were perfect antic spots to confuse the Elite4 even more so that they think twice before mingling with me and i have a sway over them,but i never did it to 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4">to the vultures </text:span>saying,i've</text:p>
      <text:p text:style-name="P1">known Lance for 1<text:span text:style-name="T2152">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5">early</text:span> teen<text:span text:style-name="T2154">a</text:span>ge travel days..<text:span text:style-name="T2153">cause by then i read a bit of gym leaders rules and said ‘bro,did you know there’s 5000 other ways too for spelling the word Gym?(laugh,Misty laughs uncontrollably)..leader i see ilii to start and hr to end(Misty brusts into laughter)..what type of gym?..water..what type of water..unmoist salty tears(Misty laughs uncontrollably)..i see,yeah right recalled Sandshrew’s nails can’t stay intact for long in moist water(Misty laughs uncontrollably)..excellent in ponds though(Misty brusts into laughter)..um,sir..um(Misty laughs)..get off you buffoon do you think i’m an idiot,tell your brat to tunnel under the pond bed(Misty laughs uncontrollably)..sir!sir! That gym isn’t behaving properly..too many cheerleaders,i see(Misty laughs)..what type is it?..underground grass(Misty brusts into laughter)..hmm,can’t a Swellow work there(Misty laughs)..um..sir,Swellow in grass gym,isn’t that a dark type(Misty brusts into laughter)..no deep blue(Misty laughs uncontrollably)..and yeah about the cheerleaders,just tell them to replace with Jinx(Misty brusts into laughter)’..and i went to hall of fame water gyms with Donphan and Tauros but no Metapod(laugh,Misty brusts into laughter)..”</text:span></text:p>
      <text:p text:style-name="P271">Misty(laughing) : “ ‘hey namecall which <text:span text:style-name="T1754">forsaken </text:span>City(both brust into laughter)...sir i expect a more fomal language(both laugh)...i see,<text:span text:style-name="T1575">formal language...university ground?(both brusts into laughter)...sir i’m <text:s text:c="2"/>sorry i’m from Cerulian City Gym a water gym with both pool and ocean water system...hmm..i see,but i think you’re being illegal cause in such a case the smell difference affects the battle(both brusts into laughter)...sir,i’ve to go urgency(both brusts into laughter)...right,um,hey namecall gimme that badge(both laughs uncontrollably)...”</text:span></text:p>
      <text:p text:style-name="P272">Ash(laugh) : “some system these are...anyway<text:span text:style-name="T506">(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rusts into laughter) and i just patiently bore a bit from 1000 to 900(Misty brusts into more laughter) but quickly lost patience and asked him how's the Gym doing now,and that Cerulian was my second badge and i was lucky to get that badge(smile and tenders Misty) very lucky indeed.."</text:span></text:p>
      <text:p text:style-name="P1">Misty(smile,<text:span text:style-name="T508">tendering Ash</text:span>) : "<text:span text:style-name="T2424">mutually </text:span>in <text:span text:style-name="T507">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text:soft-page-break/>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09">of the leader</text:span> or not,and he said yes he had one but that was <text:span text:style-name="T510">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1">9</text:span> years back <text:span text:style-name="T512">which i saw in Unova and Kalos as well as in Sinnoh</text:span> so i said that must be nerve wrecking work,to which Lance's face did turn a bit concerned but you know you can't talk 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3">that the first thing you’ll do is to</text:span> get your new<text:span text:style-name="T514">ly</text:span> gained surname attached to your name and officially</text:p>
      <text:p text:style-name="P1">make a provision if you were married,to which he said MISTY WATERFLOWER, your ever-pouring thoughts by then had taken a bit of a toll on me <text:span text:style-name="T515">and yes these were vivid thoughts not intuitions like in Orange and no Johto i never cared then Orange that age was something(both laugh)</text:span> and then your name and surname just put the fire in the heystack...<text:span text:style-name="T516">no Mist,not entirely and 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17">(laugh) </text:span>here here here..</text:p>
      <text:p text:style-name="P21">Misty(bit irritated) : "What now,Ash?"</text:p>
      <text:p text:style-name="P21">Ash(laugh) : "<text:span text:style-name="T518">just the vultures Mist i can see them-</text:span>the vultures <text:span text:style-name="T519">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7">Ash(laugh) : “no really Mist if you want you can prepare yourself to see in men and also me all stool and..”</text:p>
      <text:p text:style-name="P457">Misty(loud voice,frown) : “ASH!just shut up!i’m your wife!stop this..”</text:p>
      <text:p text:style-name="P457">Ash(laugh) : “no really it’s so funny that childhood dream stuff..”</text:p>
      <text:p text:style-name="P457">Misty(hugging Ash very firmly and smiling at him) : “my Ash is my dream for eternity not any form just me is my Ash..(both smiles at each other)...”</text:p>
      <text:p text:style-name="P1">Ash(<text:span text:style-name="T2155">laugh,few moments later</text:span>) : "<text:span text:style-name="T2155">though ask </text:span>Brock for <text:span text:style-name="T2155">the answer on vulturized questions </text:span>(Misty <text:span text:style-name="T2425">sighs</text:span>)..no it was only the first round,today even more..anyhow,i was saying that the answer is no,because i didn't exactly think she was pretty <text:span text:style-name="T520">or sane then(Misty laughs)</text:span>.. (<text:span text:style-name="T2426">smile</text:span>)..Mist,i've had times with you when i didn't think anyone could be more beautiful than my Mist <text:span text:style-name="T521">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708">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text:soft-page-break/>your picture in a room and prudently left the room <text:span text:style-name="T522">just after</text:span> just leaving me there excusing himself of urgencies <text:span text:style-name="T522">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a more important man in that building anyhow..still great prudence..anyhow</text:span> i kept gazing at your picture that i didn't want to see in the last <text:span text:style-name="T2156">4 years</text:span>,it was <text:span text:style-name="T2157">6</text:span> years ago but that was really by then</text:p>
      <text:p text:style-name="P1">even more heart wrecking to me as i recalled <text:span text:style-name="T2157">6</text:span> years back we still were together and happy though <text:span text:style-name="T2158">grave</text:span> problems <text:span text:style-name="T2158">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709">Fire </text:span>contest?"</text:p>
      <text:p text:style-name="P1">Misty(frown) : "what's so funny about that?"</text:p>
      <text:p text:style-name="P1">Ash(bru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79">E</text:span>,<text:span text:style-name="T1278">MIS-TY</text:span>"|"ah!Mis-</text:p>
      <text:p text:style-name="P1">ty!are you his girlfriend?|"blush and flustered,um..no..um..i'm his coach"|"</text:p>
      <text:p text:style-name="P1">Misty(smile) : "you still remember,it was i guess 14 years back?"</text:p>
      <text:p text:style-name="P1">Ash(smile,<text:span text:style-name="T1271">poem</text:span>) : "the <text:span text:style-name="T523">very first sight Misty her name</text:span>/<text:span text:style-name="T1272">the heavenly flower with only one claim</text:span>/<text:span text:style-name="T1275">that me and she are one and same</text:span>/<text:span text:style-name="T1276">soully ever you Mist,just call me by your name</text:span>”</text:p>
      <text:p text:style-name="P59">Misty(giggling,<text:span text:style-name="T524">hugging Ash firmly,Ash also hugs Misty firmly and smiles</text:span>) : “Hum..<text:span text:style-name="T1277">beeing on poems now my sweet sweet bee</text:span>(both laughs)?”</text:p>
      <text:p text:style-name="P59">Ash(smile) : “<text:span text:style-name="T1274">for my flower talk(both laughs)...</text:span> i went to Cerulian for my second badge with my travel companion Misty/1<text:span text:style-name="T957">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0">(song,immitating,<text:span text:style-name="T5">Misty’s goodbye song</text:span>)</text:p>
      <text:p text:style-name="P60"/>
      <text:p text:style-name="P503">Goodbye<text:line-break/>But now that's such a hard thing to say<text:line-break/>Now it's time to let go<text:line-break/>But I never thought I'd feel this way<text:line-break/>Promise not to be sad<text:line-break/>But we both knew I was lying<text:line-break/>Gotta fight back the tears<text:line-break/><text:soft-page-break/>'Cause, can't let you see me crying<text:line-break/>You're more than just my best friend</text:p>
      <text:p text:style-name="P503"><text:span text:style-name="T6">(smile,shivering voice)</text:span><text:line-break/>What makes me Misty most of all<text:line-break/>In our final curtain call<text:line-break/>Is knowing that I won't see you again</text:p>
      <text:p text:style-name="P61">(tears..little)”</text:p>
      <text:p text:style-name="P61">Misty(little tears,hugging Ash tightly,smile,whisper) : “Ash,i’m just here <text:span text:style-name="T525">why bring that..</text:span>”</text:p>
      <text:p text:style-name="P61">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1">(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2">Misty(hugging Ash firmly,solemn) : “Ash,your Misty is your wife now,<text:span text:style-name="T1273">your soul,you yourself are your Misty,</text:span>we were just having fun..come on Ash,the by gones are by gones..please..Ash..”</text:p>
      <text:p text:style-name="P63">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26">unit of</text:span> web of complex thoughts that either make<text:span text:style-name="T527">s</text:span> or break<text:span text:style-name="T527">s</text:span> one..just a moment Mist,please bear with me..Pikachu sleep,not a trouble..(Pikachu goes back <text:span text:style-name="T528">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1">Misty(solemn,hugging Ash tightly,keeping her head on his chest) : “Ash..for me please stop it..we will go to Viridan Lake tomorrow..just you and I..and no it won’t be a goodbye..<text:span text:style-name="T529">you are your Misty you know that,</text:span>we’re soulmates Ash,just brush this one aside..for eternity they can’t separate us..nothing is their except us..it’s all our own fooling around play...we’re ONE just an illusion as <text:span text:style-name="T1280">being</text:span> two/i want to see me <text:span text:style-name="T1281">to have me as only</text:span> <text:span text:style-name="T1281">being</text:span> you..remember..please Ash..” </text:p>
      <text:p text:style-name="P64">Ash(stern,smile) : “yeah Mist,i’m sorry that i’m giving you more pain..but please just this one,<text:span text:style-name="T530">it’s very dangerous if this damn brat remains</text:span>...(laugh)..now i recall...</text:p>
      <text:p text:style-name="P64"/>
      <text:p text:style-name="P64">(song immitating)</text:p>
      <text:p text:style-name="P65">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text:soft-page-break/>Who could have guessed that you and I -<text:line-break/>Somehow, someday, we'd have to say goodbye.</text:p>
      <text:p text:style-name="P65"/>
      <text:p text:style-name="P65">(brusts into laughter,Misty hugs Ash firmly tears..)</text:p>
      <text:p text:style-name="P65"/>
      <text:p text:style-name="P65">Misty(<text:span text:style-name="T1282">tears</text:span>) : “Ash,you’re making me cry..why suddenly..”</text:p>
      <text:p text:style-name="P65"/>
      <text:p text:style-name="P65">Ash(wipes Misty’s tears off hugging her firmly) : “i’ve got it Mist,finally..(brusts into laughter <text:span text:style-name="T25">but shivering voice,tears</text:span>)..<text:span text:style-name="T531">death,huh?!?..death..physical death,social death,emotional death,mental death..and contacts...that is also death..(laugh)..</text:span>the vultures so sweet they thought this would be untenable,unshakable,unbeatable,<text:span text:style-name="T532">unbearable</text:span>...IMPOSSIBLE..(brusts into laughter <text:span text:style-name="T25">and tears,</text:span>Misty cries hugging Ash)...(very stern,firm <text:span text:style-name="T25">but shivering</text:span> low voice,<text:span text:style-name="T25">tears</text:span>)..don’t cry Mist,nothing but us..and this is my answer. <text:span text:style-name="T533">To those dam brats..</text:span>.(hugging Misty very firmly)...</text:p>
      <text:p text:style-name="P65"/>
      <text:p text:style-name="P64">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68">(<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4">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07">and finally i’ve <text:s/>got the higher radicalized version..you know just goes on infinity <text:span text:style-name="T534">level in radicalization,just a piece</text:span>(Misty beams,Ash smile at her and both hug each other firmly)</text:p>
      <text:p text:style-name="P108">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69"/>
      <text:p text:style-name="P69">(Ash smiles at Misty,hugging her very firmly..Misty beams at Ash,hugging <text:span text:style-name="T14">Ash very firmly...they hug each other for a few minutes)</text:span></text:p>
      <text:p text:style-name="P68"/>
      <text:p text:style-name="P68">(MISTY SINGS HUMMING WHISPER)</text:p>
      <text:p text:style-name="P68"><text:soft-page-break/></text:p>
      <text:p text:style-name="P70">Misty(humming,hugging Ash firmly,Ash is also hugging Misty firmly,<text:span text:style-name="T15">both smiling at each other</text:span>) : </text:p>
      <text:p text:style-name="P70">“</text:p>
      <text:p text:style-name="P70"/>
      <text:p text:style-name="P504">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04"><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05">Is that<text:span text:style-name="T167"> </text:span>I’m <text:span text:style-name="T19">my </text:span>Ash <text:span text:style-name="T168">forever,</text:span></text:p>
      <text:p text:style-name="P505"><text:span text:style-name="T168">again and</text:span> again...</text:p>
      <text:p text:style-name="P72">(smile,tears,<text:span text:style-name="T19">Ash also smiles and tears rolling down his cheeks,Ash and Misty hugging each other very firmly)..”</text:span></text:p>
      <text:p text:style-name="P73">(Ash and Misty stay hugging each other firmly smiling at each other for a long time)</text:p>
      <text:p text:style-name="P73"/>
      <text:p text:style-name="P73">Ash(smile) : “Our Final goodbye,for this time,as usual..what’s up in next one(smiles)?”</text:p>
      <text:p text:style-name="P73">Misty(smile) : “First we’ll be ONE and ONE and then for your next part i’m your Pikachu(both smiles)”</text:p>
      <text:p text:style-name="P73">Ash(finally laughing) : “but i won’t be your Godly(both brusts into laughter)..”</text:p>
      <text:p text:style-name="P73">Misty(smiling) : “why suddenly Ash?”</text:p>
      <text:p text:style-name="P73">Ash(smile) : “no you know what i was just running through what i told you during our <text:span text:style-name="T1283">dating </text:span>session <text:span text:style-name="T1284">at</text:span> noon(both laughs)..just recalled i go way away and you get frustrated and so move way away with those who won’t go away...(<text:span text:style-name="T1285">brusts into </text:span>laugh<text:span text:style-name="T1285">ter</text:span>)..<text:span text:style-name="T1285">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4">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5">Ash(smile) : “but still you know i don’t like this heart-wrenching it’s rather inevitibility to me..why bother when unison is ultimately what you want?”</text:p>
      <text:p text:style-name="P75">Misty(smile) : “you can only have the highest heart-wrenching if you do have had or are established in the very unison only Ash,it’s just a play you know the end..”</text:p>
      <text:p text:style-name="P75">Ash(smile) : “absolutely..i’ve always thought about this death,death,death,rather frustrating..thanks Mist,certainly very clear now(hugging Misty firmly)”</text:p>
      <text:p text:style-name="P75">Misty(smile,hugging Ash firmly) : “as usual”...(they stay hugging each other and smiling at each other for some time)...</text:p>
      <text:p text:style-name="P76"><text:soft-page-break/>Ash(smile) : “yeah once souled ever souled”</text:p>
      <text:p text:style-name="P76">Misty(smile) : “soully true”...(they again stay hugging each other and smiling at each other for some time)</text:p>
      <text:p text:style-name="P77">Ash(laugh) : “now finally i want to roast that goodbye crap(both laugh)..<text:span text:style-name="T24">cause i really want to go everywhere with it..(both smile)..by the way all this and more to come forever at 15..had to smack each other(both brusts into laughter)..</text:span></text:p>
      <text:p text:style-name="P77">here it is-&gt;</text:p>
      <text:p text:style-name="P76">(immitating) </text:p>
      <text:p text:style-name="P66">I close my eyes and I can see the day we met <text:span text:style-name="T27">once more</text:span>, <text:line-break/>Just one moment and I knew:<text:lin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67">for the <text:span text:style-name="T535">return to next bit</text:span>,where i’ll fool you <text:span text:style-name="T30">the </text:span>first tim<text:span text:style-name="T79">e..</text:span></text:p>
      <text:p text:style-name="P67"/>
      <text:p text:style-name="P78"><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ru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86">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308">showing</text:span> her another ring) : “<text:span text:style-name="T2309">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9">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67">Ash(smiling at Misty finally hugs her very firmly) : “sweet Mist flower,soully(both keep hugging each other for few minutes)..<text:span text:style-name="T2310">that can come only if there’s body what if we surpass that level along with the mental level hum..won’t that be most lunatic and fully maddening..(smiles looking at Misty as Misty too looks at Ash smiling)..”</text:span></text:p>
      <text:p text:style-name="Standard"><text:span text:style-name="T2311">Misty(smiling at Ash and looking into his eyes,both same pose hugging each other very firmly) : “always with you ever with you and yeas my wish also matches Ash,i wanted to kiss your head off since the very 2</text:span><text:span text:style-name="T203">nd</text:span><text:span text:style-name="T2312"> day and do that each day umpteenth times and later when you used to return after 2 years,i didn’t want to stop that whenever i saw you..but Ash(looking into Ash’s eyes broadly smiling,Ash too broadly smiles looking into isty’s eyes,both same pose)..just as i went close to you </text:span><text:soft-page-break/><text:span text:style-name="T2312">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8">Ash(smile,same pose) : “same for me Mist,i ever lost myself in your presence and that made me forget all the body and else you ever came too close to me all time(laugh,Misty smiles) but not once did it feel awkward or not once any body and all popped up never the feeling of physicality just wanted to be beside you all time and if you weren’t physically present just <text:span text:style-name="T2313">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59">both looking</text:span> the mirror,smile) :"Perfect,but Ash,the</text:p>
      <text:p text:style-name="P1">size is.."</text:p>
      <text:p text:style-name="P1">Ash(<text:span text:style-name="T1997">laugh</text:span> and hug Misty) : "<text:span text:style-name="T1996">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314">still </text:span>the first part of the two"</text:p>
      <text:p text:style-name="P1">Misty(<text:span text:style-name="T2162">broad </text:span>smile and hugging looking at Ash) : "Ash.."</text:p>
      <text:p text:style-name="P1">Ash<text:span text:style-name="T2160">(smile)</text:span> : "no rush though,we've got ages to fix the timeline"</text:p>
      <text:p text:style-name="P1">Misty(smile,shivering <text:span text:style-name="T2161">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315">keep </text:span>hug<text:span text:style-name="T2315">ging each other very firmly for a few moments</text:span>)</text:p>
      <text:p text:style-name="P1">..........................</text:p>
      <text:p text:style-name="P80">(5 minutes later<text:span text:style-name="T1287">)</text:span></text:p>
      <text:p text:style-name="P221">Ash(laughing) : “besides Mist,we were <text:span text:style-name="T2302">21 by the time Johto finished</text:span>,now 3<text:span text:style-name="T2304">5</text:span> already so many births and deaths in battle and gym..(both laugh)..”</text:p>
      <text:p text:style-name="P221">Misty(laugh) : “<text:span text:style-name="T1288">then</text:span> you <text:span text:style-name="T1288">also </text:span>were undercover(both brusts into laughter)..”</text:p>
      <text:p text:style-name="P461">Ash(smile) : “just a thing sweetie you sure know the bro vs beau differentiation(both laugh) did it somehow worsen those stuffs for you..”</text:p>
      <text:p text:style-name="P462">Misty(smile) : “no that actually made me stronger in thinking that if you can so can i but i couldn’t and then after a month or two the others started <text:span text:style-name="T2300">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61"><text:soft-page-break/>Ash(laugh) : “<text:span text:style-name="T2301">and i was standing in dark corners intentionally as behind me was Muk to hug any female brat breaching 2 feet circle(laugh,Misty bru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2">nd</text:span><text:span text:style-name="T2301"> brat and especially Chu will say along with Crawdauntogator that 2</text:span><text:span text:style-name="T202">nd</text:span><text:span text:style-name="T2301"> brat waiting at gym to bodyslam master brat the wait is to intensify that MOMENT,prolonging the wait to increase the joy,cunning(brusts into laughter,Misty uncontrollably laughs)..with their carefree nature they have to cogitate on something to be alive and sane and happy human beings would take up philosophy etc they can’t and knows only that so vulgarity is the thing for them and all these are in mental battle days were used to rile up opponents(both laugh) and to us it serves the purpose of forgetting the body and the mind then(both laugh)..wicked(both brust into laughter)..”</text:span></text:p>
      <text:p text:style-name="P80"/>
      <text:p text:style-name="P80"><text:span text:style-name="T1289">(</text:span>Cilan Calls,both brusts into laughter)</text:p>
      <text:p text:style-name="P79"/>
      <text:p text:style-name="P79">Ash(laughing) : “i got it Mist,just watch the fun..(both brusts into laughter)..”</text:p>
      <text:p text:style-name="P79">Cilan<text:span text:style-name="T2303">(bit concerned)</text:span> : “um..hellow Ash,sorry to disturb you but...”</text:p>
      <text:p text:style-name="P79">Ash(frown) : “is it a <text:span text:style-name="T536">personal sweet talk</text:span> <text:span text:style-name="T48">sweetie as i’m in the mood</text:span> or is it not?(both brusts into laughter <text:span text:style-name="T1293">silently</text:span>)”</text:p>
      <text:p text:style-name="P79">Cilan(angry) : “so,<text:span text:style-name="T1154">already on</text:span> <text:span text:style-name="T1290">the </text:span>spot then(Ash and Misty brusts into laughter <text:span text:style-name="T1293">silently</text:span>),fine i just..”</text:p>
      <text:p text:style-name="P81">Ash(laugh) : “Brock told you <text:span text:style-name="T537">a few minutes ago</text:span> and you <text:span text:style-name="T1155">got so overjoyed that forgot to watch your watch and came </text:span>check <text:span text:style-name="T41">my room where i was dying from loneliness</text:span>(both brusts into laughter <text:span text:style-name="T1293">silently</text:span>)?”</text:p>
      <text:p text:style-name="P81">Cilan(sigh) : “Ash please,you know me i couldn’t be happier <text:span text:style-name="T42">if</text:span>..”</text:p>
      <text:p text:style-name="P222">Ash(frown) : “what is it that exactly bugs you Cili,my happiness or <text:span text:style-name="T1315">the restarting date</text:span>(both brusts into laughter,<text:span text:style-name="T1316">silence</text:span>)</text:p>
      <text:p text:style-name="P223">Cilan(sigh) : “Ash,please you <text:span text:style-name="T1291">have all except your personal happiness and this foolish self created misfortune of yours</text:span> <text:span text:style-name="T1292">wouldn’t have lasted even for a month if you weren’t idiotically stubborn enough to never call ‘mam back even after your antics during undercover(both bru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ru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rusts into laughter in silence) for only the right reasons and infact even give you a chance to say sorry properly(both uncontrollably laughs)..do you even understand properly that no matter what you did in your travel days and how much you tormented ‘mam then(both brusts into </text:span><text:soft-page-break/><text:span text:style-name="T1292">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4">Ash(solemn) : “h<text:span text:style-name="T2316">m</text:span>m..i see Cili <text:span text:style-name="T1886">i’ve no place in the fans hearts</text:span>(laugh,Misty brusts into laughter in silence)...but no what you heard is true with one small problem.”</text:p>
      <text:p text:style-name="P224">Cilan(sigh) : “that you’ve already created a fuss in Cerulian just after the patch up(both laughs uncontrollably in silence)...Ash,look you don’t have any match in the world as long as pokemon battling is concerned except ‘mam <text:span text:style-name="T1295">who’s much better</text:span>(both smile and hug each other) and unless your sort out your personal mess you’re only ever going to remain unappy cause professional ch<text:span text:style-name="T1396">a</text:span>llange is <text:span text:style-name="T1397">just about non existent</text:span> for you...do you understand anything that i just said(both brusts into laughter in silence)?</text:p>
      <text:p text:style-name="P224">Ash(solemn) : “no Cili you’re right but the trouble is far deeper you see Cili i trash talked ‘mam<text:span text:style-name="T1294">(Misty brusts into laughter in silence,Cilan sighs)</text:span> and challenged her into a gym match <text:span text:style-name="T1294">that she abjectly lost</text:span>(Misty uncontrollably laughs <text:span text:style-name="T1294">in silence)..which means professionally i truely don’t have any match Cili do i(both laughs uncontrollably in silence)?”</text:span></text:p>
      <text:p text:style-name="P362">Cilan(frown) : “<text:span text:style-name="T1312">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ru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1887">5</text:span> year diary page by page to ‘mam(both laughs uncontrollably in silence)?”</text:p>
      <text:p text:style-name="P225">Ash(solemn) : “um..<text:span text:style-name="T1398">yeah,by line yeah</text:span>(Misty brusts into laughter in silence,Cilan sighs)...but you see ‘mam has a second cousin named Misty <text:span text:style-name="T1296">Fletch(Misty brusts into laughter in silemce)</text:span> ,and while i <text:span text:style-name="T1313">was walking out of Cerulian after fixing my first date with ‘mam at Safforn(Misty brusts into laughter in silence)...i kinda um..well..um..you know..well..(both laughs uncontrollably laughs in silence)..”</text:span></text:p>
      <text:p text:style-name="P226"><text:soft-page-break/>Cilan(fr<text:span text:style-name="T1314">ow</text:span>n) : “again were up with you antics(both laughs uncontrollably in silence) and thinks this Fletch who whoever(both laughs uncontrollably in silence) because her name matches also with ‘mam lets go and give <text:span text:style-name="T1297">a</text:span> bluff to Brock and have a dance or party also <text:span text:style-name="T1297">showing</text:span> ‘mam that you’ll rather have a deal(both laughs uncontrollably in silence) <text:span text:style-name="T1297">cause now you’re all victorius and have come back after 4 years</text:span>,that’s your story then(both laughs uncontrollably<text:span text:style-name="T1297">)..you..(sigh,both laughs uncontrollably in silence)...</text:span></text:p>
      <text:p text:style-name="P227"><text:span text:style-name="T1297">Ash(solemn) : “Cili,why is it that you think Misty Fletch is inferior to Misty(Misty bru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Gyarados is with her for so long so whether she knows when will the offsprings of her 1</text:span><text:span text:style-name="T190">st</text:span><text:span text:style-name="T1297"> grandgeneration’s childern will come cause i want one(Misty tears from laughter) then your ‘mam made a face and said ‘um..sorry but the helpers know better’..this is her aptitude in Gym handling...do you realize what i’m saying?(both brusts into laughter in silence)”</text:span></text:p>
      <text:p text:style-name="P228">Cilan(angry) : “<text:span text:style-name="T1300">yeah,</text:span>definitely,<text:span text:style-name="T1299">f</text:span>lecth<text:span text:style-name="T1399">ing the WHOLE world</text:span>(both laughs unconrollably in silence)...but you should remember that this time ‘mam will teach you a lesson cause you’re spoiling her little cousins too(both brusts into laughter in silence)...<text:span text:style-name="T1298">so having fun then hey(both laughs uncontrollably in silence)..Ash..you..”</text:span></text:p>
      <text:p text:style-name="P81">Ash(<text:span text:style-name="T1301">solemn</text:span>) : “<text:span text:style-name="T1301">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2">Cilan(frown) : “Ash,have you actually patched up with ‘mam(both laugh silently) ?”</text:p>
      <text:p text:style-name="P232">Ash(solemn) : “went there,battled,had a chat,felt like patching up,fixed the date,saw <text:span text:style-name="T1401">and spoke with </text:span>Fletch Mist(Misty laughs in silence)..um..well...um..(both laughs in silence)..”</text:p>
      <text:p text:style-name="P232">Cilan(frown) : “decided to not to patch up?”</text:p>
      <text:p text:style-name="P233">Ash(solemn) : “right but you see Cili,still the <text:span text:style-name="T1400">SAME</text:span> family(both laughs uncontrollably in silence)..<text:span text:style-name="T1710">AND NAME(both brust into laughter in silence)</text:span>”</text:p>
      <text:p text:style-name="P234">Cilan(angry) : “Ash,i don’t want to get involved in your personal matters no matter how much i respect ‘mam but this frivolity of yours <text:span text:style-name="T1403">in relationships</text:span> is what got you in<text:span text:style-name="T1440">to</text:span> trouble <text:span text:style-name="T1402">before</text:span> and will <text:span text:style-name="T1441">again</text:span>.do you understand me?”</text:p>
      <text:p text:style-name="P234">Ash(solemn) : “Cili,you managed a gym <text:span text:style-name="T2427">twi</text:span>ce...isn’t it so that there are so many challengers very good <text:s/><text:span text:style-name="T1404">then there’s </text:span>a few <text:span text:style-name="T1404">among them with whom you keep contacts and later see how great they become in career,but Cili,you surely know that there are a few challengers whoose 1</text:span><text:span text:style-name="T191">st</text:span><text:span text:style-name="T1317">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rusts into laughter in silence)...but that moment,Cili...the first moment i saw my Mist Fletch.um..Cili..Cili..(Misty laughs uncontrollably in silence)..”</text:span></text:p>
      <text:p text:style-name="P229">Cilan(angry) : “i see spotting at first sight(both brusts into laughter in silence)..you’ve surpassed all expectations Ash,congratulations(both laughs in silence)..<text:span text:style-name="T1302">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29">Ash(<text:span text:style-name="T1303">smile</text:span>) : “<text:span text:style-name="T1303">thanks a lot Cili,thanks a lot(Misty laughs in silence)and no she’s not at all involved professionally(both laugh in silence and Cilan sighs) but way more intelligent than whom i’ve professionally turned to ashes in battle and that’s the reason(Misty brusts into laughter in silence,Cilan angry) anyway </text:span>Cili <text:span text:style-name="T1304">she wants to come into our world professionally and interested in </text:span><text:soft-page-break/><text:span text:style-name="T1304">Pokemon breeding and i told her a lot about you and you know how much i FEEL for you my sweet sweet Cili..(Cilan angry and sigh,Misty brusts into laughter in silence)...cause Brock doesn’t like me Cili(fake sob)...(Misty laughs uncontrollably in silence)...so no i don’t want to hear any excuses being a professional and my friend you must talk and</text:span> so i’m sending you to the spot herself(both laughs <text:span text:style-name="T1305">in silence)”</text:span></text:p>
      <text:p text:style-name="P230">Cilan(flustered) : “<text:span text:style-name="T1306">hey,don’t..”</text:span></text:p>
      <text:p text:style-name="P81">Misty(laughing) : “Cilan,<text:span text:style-name="T1308">you’re friend has always known only one person(both smile)</text:span>.”</text:p>
      <text:p text:style-name="P81">Cilan(frown) : “ you’re,(beam), oh..um sorry ‘Mam(both laughs <text:span text:style-name="T1307">in silence</text:span>)..i mean..sorry Ms Misty Waterflower(both brusts into laughter)...i’m so happy that my friend..um..well(both brusts into laughter)..(frown)..hey Ash,cut it..um..sorry ‘mam..<text:span text:style-name="T38">i’m so happy you’ve remembered my friend for only the right reasons and given him a chance..he’s just like that ever an idiot..um sorry mam..i..(both brusts into laughter)..”</text:span></text:p>
      <text:p text:style-name="P82"><text:span text:style-name="T39">Misty</text:span>(laughing) : “<text:span text:style-name="T39">dear </text:span>Cil<text:span text:style-name="T39">an</text:span>,you’ve made a <text:span text:style-name="T1156">small </text:span>mistake<text:span text:style-name="T39">(both brusts into laughter)”</text:span></text:p>
      <text:p text:style-name="P83">Cilan : “um..very sorry ‘mam,i’m very sorry..i beg your pardon ‘mam(both laugh)..it’s just that he has..um..”(both brusts into laughter)</text:p>
      <text:p text:style-name="P83">Misty(laughing) : “Cilan your friend has abducted me(both brusts into laughter)...and <text:span text:style-name="T538">has announced a ransome upon</text:span> me..(both <text:span text:style-name="T40">brusts into laughter</text:span>)..”</text:p>
      <text:p text:style-name="P83">Cilan : “.<text:span text:style-name="T1309">those surnames(both laughs uncontrollably in silence)..</text:span>(beam)..um..congratulations ‘Mam,many many congratulations,may <text:span text:style-name="T43">my friend ever receive your compassion..um..(both brusts into laughter)..”</text:span></text:p>
      <text:p text:style-name="P84">Misty(smile) : “Cilan,you should say the <text:span text:style-name="T49">my</text:span> name <text:span text:style-name="T49">properly then</text:span> shouldn’t you?..(both smile)..”</text:p>
      <text:p text:style-name="P84">Cilan(smile) : “um,<text:span text:style-name="T40">yes ‘mam of course,Mrs Misty Waterflower Ketchum...congratulations again ‘mam fervant and much..i’m sorry to disturb you ‘mam..(both smile)..”</text:span></text:p>
      <text:p text:style-name="P85">Misty(smile) : “it’s ok Cilan,how are you and Jane? <text:span text:style-name="T2428">Your friend told me about your marriage congratulations from me and both of us as well</text:span>”</text:p>
      <text:p text:style-name="P85">Cilan(smile) : “<text:span text:style-name="T2429">um..thanks ‘mam many thanks and </text:span>um..we’re fine ‘mam,we’re fine,and my gratitudes for asking..we’re <text:span text:style-name="T1405">very </text:span>happy together..she’s a big fan of your’s as well..<text:span text:style-name="T1318">and ‘mam..”</text:span></text:p>
      <text:p text:style-name="P85">Ash(takes back the phone,Misty laughs) : “<text:span text:style-name="T1318"> totally ketchumed</text:span>(both brusts into laughter <text:span text:style-name="T1319">in silence</text:span>)..”</text:p>
      <text:p text:style-name="P85">Cilan(sigh) : “Ash,please,behave properly in front of ‘<text:span text:style-name="T539">mam</text:span>..(both laughs <text:span text:style-name="T1322">in silence</text:span>)..<text:span text:style-name="T1320">and how is ‘mam with all the newses i heard,how’s her health?...</text:span>”</text:p>
      <text:p text:style-name="P86">Ash(laughing) : “<text:span text:style-name="T1321">turned to ashes(both laughs uncontrollably in silence)...”</text:span></text:p>
      <text:p text:style-name="P235">Cilan(sigh) : “atleast take care of ‘mam’s health and work in the Gym and don’t mi<text:span text:style-name="T1324">x</text:span> <text:span text:style-name="T1406">you venerable water duo at any cost</text:span> with the others there(both brusts into laughter <text:span text:style-name="T1323">in silence)...or turn that into a dark gym(both laughs uncontrollably in silence)...first get rid of that Ganger,he has spoiled you beyond limits(both laughs uncontrollably in silence)..and that Sableye(both laug,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rusts into laughter in silence)...”</text:span></text:p>
      <text:p text:style-name="P236"><text:soft-page-break/>Ash(laugh) : “Cili dear,would you be unhappy <text:span text:style-name="T1325">if i marry secretly(both laughs uncontrollably in silence)...”</text:span></text:p>
      <text:p text:style-name="P237">Cilan(sigh) : “atleast don’t trash talk Cerulian(both laughs uncontrollably in silence)...”</text:p>
      <text:p text:style-name="P238">Ash(smile) : “<text:span text:style-name="T1326">by the way Cili,you and Jane are getting a special treat from my insignificantest half(both brusts into laughter)..”</text:span></text:p>
      <text:p text:style-name="P87">Cilan(sigh) : “Man,you should grow up you know(both brusts into laughter)..<text:span text:style-name="T1407">it’s all due to your once ever bunch of pests(both laughs uncontrollably)</text:span>..<text:span text:style-name="T1408">and i do know how that disgrace of a Noivern(both laughs in silence) came to you by himself(both laugh)..and asks me of my age related issues(both uncontrollbaly laugh in silence)..surely only similar pests understand each other best(both smile and then laugh)</text:span>..(sigh)..<text:span text:style-name="T50">you should be so happy</text:span> that ‘mam has accepted you as her other half..”</text:p>
      <text:p text:style-name="P87">Ash(laughing) : “ ‘mam <text:span text:style-name="T46">has been</text:span> <text:span text:style-name="T540">absoutely traumatized to death</text:span> to accept me as her <text:span text:style-name="T1157">way better</text:span> <text:span text:style-name="T1158">full</text:span>(b<text:span text:style-name="T1327">oth</text:span> brusts into laughter <text:span text:style-name="T1327">in silence</text:span>)...”</text:p>
      <text:p text:style-name="P87">Cilan(sigh) : “fine(both laugh)..just don’t be impolite ok?..you must understand how much ‘mam has to look after and now you’re there <text:span text:style-name="T541">yourself that too with your lackeys</text:span>(both brusts into laughter)..(sigh)..i’m sorry ‘mam,but he <text:span text:style-name="T44">intentionaly gets into</text:span> <text:span text:style-name="T51">all sorts of </text:span>controversies <text:span text:style-name="T1328">and his Pokemons are ever too happy to make the situation worse and he takes a Hoopa to pressrooms(both uncontrollably laugh in silence)...”</text:span></text:p>
      <text:p text:style-name="P88">Misty(laugh) : “i’ll see about controversies Cilan <text:span text:style-name="T1329">and his pokemons will be fine</text:span>,don’t worry..but you and <text:span text:style-name="T1159">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88">Cilan(overjoyed) : “um..thanks ‘mam,many many thanks..and we’ll surely come..surely,you don’t have to be worried about us,we’ll go surely...and it’ll be enough for us to have a chance to be able to speak with you <text:span text:style-name="T1409">personally</text:span>..thanks mam <text:span text:style-name="T1330">and congratulations too</text:span>..<text:span text:style-name="T1330">but how’s your health ‘mam,i’ve heard some newes that were a bit concerning so..</text:span>”</text:p>
      <text:p text:style-name="P239">Misty(smile) : “i’m fine Cilan,very fine don’t worry..”</text:p>
      <text:p text:style-name="P240">Cilan(joy) : “great to know ‘mam,i wish you stay as<text:span text:style-name="T1332"> </text:span>healthy <text:span text:style-name="T1333">and happy</text:span> as ever and <text:span text:style-name="T1331">again i congratulate you and my friend heartily...”</text:span></text:p>
      <text:p text:style-name="P88">Misty(smile) : “thanks Cilan,now talk with your friend...”</text:p>
      <text:p text:style-name="P88">Cilan : “um yeah surely <text:span text:style-name="T45">thanks again ‘mam..”</text:span></text:p>
      <text:p text:style-name="P89">Ash(laugh) : “Cili,whoose <text:span text:style-name="T1160">gigantester</text:span>?(both brusts into laughter)”</text:p>
      <text:p text:style-name="P89">Cilan(angry) : “Ash,i’m sorry i called you <text:span text:style-name="T542">at this time but you were upto your tricks again conspiring with ghosts and starving with your grand Chu has prolonged it so much(both uncontrollablly laughs in silence)..</text:span> and i beg ‘mam’s pardon fervantly for disturbing her <text:span text:style-name="T543">but the news..</text:span>”</text:p>
      <text:p text:style-name="P89">Ash(<text:span text:style-name="T1336">whinning</text:span>) : “<text:span text:style-name="T544">Cili,why don’t you like Fletchy(</text:span>both brusts into laughter <text:span text:style-name="T1334">in silence</text:span>)”</text:p>
      <text:p text:style-name="P90">Cilan(<text:span text:style-name="T1335">frown,sigh</text:span>) : “<text:span text:style-name="T1335">Ash,behave properly(both laugh uncontrollably in silence) and my best wishes may </text:span>you and ‘mam be happy forever”</text:p>
      <text:p text:style-name="P90">Ash(laughing) : “<text:span text:style-name="T719">not in the show-off Cerulian’s dramabook gym with...</text:span>”<text:span text:style-name="T1161">(both laughs)</text:span></text:p>
      <text:p text:style-name="P90">Cilan(sigh) : “good night!(both brusts into laughter)..are you even sane Ash?now trash talking ‘mam’s <text:span text:style-name="T1162">own</text:span> city(both bru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1">Misty(smile) : “it’s alright Cilan,i’m so happy to that you called.thank you.’night and take care.”</text:p>
      <text:p text:style-name="P91">Cilan<text:span text:style-name="T2163">(smile)</text:span> : “thanks..”</text:p>
      <text:p text:style-name="P92">Ash(<text:span text:style-name="T52">frown,fake growl</text:span>) : “<text:span text:style-name="T2299">KOMMO-O</text:span>”<text:span text:style-name="T2164">(Misty laughs silently)</text:span></text:p>
      <text:p text:style-name="P93">Cilan(angry) : “Ash,don’t disturb ‘mam <text:span text:style-name="T1310">and cut this language</text:span>(both <text:span text:style-name="T2291">uncontrollbaly laugh in silence,tears,Misty has fits and convulsions of laughter in silence,Ash laughs a lot</text:span>)<text:span text:style-name="T1889">..good night</text:span>.”</text:p>
      <text:p text:style-name="P91"/>
      <text:p text:style-name="P94"><text:soft-page-break/>Ash(laughing) : “<text:span text:style-name="T2292">(growl and frown) KOMMO-O(both uncontrollably laugh)</text:span>..<text:span text:style-name="T52">(smile,few moments later)really Mist,Cerulian shall see how to be a proper admirer..(laugh)beautiful man,beautiful man,beautiful..(both brusts into laughter)..</text:span></text:p>
      <text:p text:style-name="P241">Misty(laugh) : “there’s no sleep Ash,and(smile,hugging Ash firmly)..i don’t want to at all..you really is all that’s me..(Ash hugs Misty firmly and tenders her head)...<text:span text:style-name="T1337">but um,Ash,i just recalled i called you jeal...”</text:span></text:p>
      <text:p text:style-name="P242">Ash(smile,<text:span text:style-name="T2416">puts his hand on Misty’s mouth then lets her go hugging her very firmly ,Misty smiles at Ash and hugs him very firmly smiling</text:span>) : “Mist,i’m <text:span text:style-name="T1338">always jealous of you cause i want to be totally Mistyvious..(both hug each other very firmly smiling for a few moments)...and this is the doseage for me as well(smiles at Misty,Misty beams and smiles)...but hey back to Lance right?”</text:span></text:p>
      <text:p text:style-name="P142">Misty(smile) : “right.”</text:p>
      <text:p text:style-name="P231">Ash(laugh) : “we’ve forever been evsdropped remember(botha brusts into laughter)...<text:span text:style-name="T1311">anyway,so Pikachu just kept staring at you and looking at me and was very excited and was saying a single</text:span></text:p>
      <text:p text:style-name="P143">thing consistently,he you know understands me as well as anybody and he himself was happy to see</text:p>
      <text:p text:style-name="P143">you again after a very long time and he was always on my shoulder <text:span text:style-name="T547">except the</text:span> moment during</text:p>
      <text:p text:style-name="P143">breakup,<text:span text:style-name="T548">you know he doesn’t understand break-ups and all cause his worldview is totally different,but </text:span>probably he must've felt something as <text:span text:style-name="T549">he used to see you all the time or hear you during our phonecalls and all and then </text:span>we didn't call and all that <text:span text:style-name="T549">for a very long time</text:span>,so he was happy and pointing to your picture in a low voice started constantly saying one word "Pikachupi!Pikachupi!Pikachupi" his word for "MISTY"..and i just felt like i was</text:p>
      <text:p text:style-name="P143">looking at something so familiar yet so far as if i was touching something kept in front of me yet</text:p>
      <text:p text:style-name="P143">the touch felt like as if it's lives million lives apart..as if i knew somehow a million years ago in</text:p>
      <text:p text:style-name="P143">a life many many lives ago and shared <text:span text:style-name="T551">infinitely many </text:span>memories that were so precious that i just</text:p>
      <text:p text:style-name="P143">couldn't move after all these many years later <text:span text:style-name="T550">and </text:span>despite my internal bliss <text:span text:style-name="T551">of the joyous memories that i might’ve shared,</text:span>it was only covering a<text:span text:style-name="T552">n unfathomable </text:span>darkness that i'm touching something long gone <text:span text:style-name="T553">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4">a </text:span>warm breeze hitting my face constantly,without ceasing <text:span text:style-name="T555">but it was sweet yet that darkness as if was only cruelly veiling it’s lurking teeths that were about to tears me apart and was licking it’s lips in the impending and inevitable joy as soon as i fall...</text:span>and tears automatically rolled down my cheeks <text:span text:style-name="T556">profusely i later found out</text:span>..and(bit choked)..it was then i first had a glimpse of what you really are to me <text:span text:style-name="T557">and what i’m myself</text:span>..there it actually felt like it's only me million lifes ago yet so far away and it's as if just another type of body that i had and i've ever so longed for a grand union again <text:span text:style-name="T558">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58">and yet </text:span>it was so natural..i forgot actually i <text:span text:style-name="T2165">c</text:span>an't really describe what i did see but i didn't see flesh and blood at all there <text:span text:style-name="T559">or anything related to you,i didn’t know if you were Misty or whatever i just knew that it was me only me but this idea of death cruelly was hindering my realization and</text:span> as by then i had</text:p>
      <text:p text:style-name="P143">become habituated to by analysis <text:span text:style-name="T560">to separate out flesh and blood and ideas and all</text:span> and no i didn't</text:p>
      <text:p text:style-name="P143">even remember any good things that you may've ever done to me or who you were etc,Pikachu's</text:p>
      <text:p text:style-name="P143">words and this picture had given me the realization that i never imagined,i just realized as if someone firmly but gently speaking in my head in my own voice <text:span text:style-name="T561">and exactly the first moment i herd this voice i conquered that idea of death,the voice said</text:span>- "MISTY-that's your soul,you are that</text:p>
      <text:p text:style-name="P143">as well and the difference you're making is only your <text:span text:style-name="T562">own </text:span>illusion,you are Misty and Misty is you,no difference is there,see it for yourself"..and I don't know how long i stood there or i just didn't want to part,<text:span text:style-name="T563">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text:span><text:soft-page-break/><text:span text:style-name="T563">me or you’re only me myself..i was my Misty indeed and this intuition that Misty is inside me not out here finally got tangibly vivid beyond doubt for me but..(laugh)</text:span>..here here here..”</text:p>
      <text:p text:style-name="P143">Misty(deep sigh) : "Ash, you're also a Disaster Master!why break this moment up?i was seeing</text:p>
      <text:p text:style-name="P170">that as well.." </text:p>
      <text:p text:style-name="P170">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3">pokemons on the vulture if i was even remotely disturbed then or my moment went public,but God</text:p>
      <text:p text:style-name="P143">didn't let that happen out of the infinite compassion,so <text:span text:style-name="T564">all</text:span> vultures were saved and No,Mist really,if i didn't get you due to some vulture<text:span text:style-name="T565">s roaming around</text:span> then disturbing me,my name would've</text:p>
      <text:p text:style-name="P143">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3">Misty(frown) : "Ash,i would like that the infinite compassion be helpful to you in restraining me</text:p>
      <text:p text:style-name="P143">from smacking you the next time you suddenly drag vultures in a most beautiful scene,continue</text:p>
      <text:p text:style-name="P170">now" </text:p>
      <text:p text:style-name="P170">Ash(laugh) : "alright,alright,so the vultur..um,no don't do that(Misty lightly smacks Ash's head),its</text:p>
      <text:p text:style-name="P143">ok(laugh)..<text:span text:style-name="T566">so sweet in my flower’s sweet sweet touch(Misty frowns and mocks smacking then laughs,Ash smiles)..</text:span>ok do that always but gently.."</text:p>
      <text:p text:style-name="P144">Misty(sigh) : "Ash,please you.."</text:p>
      <text:p text:style-name="P144">Ash(smile) : "ok,ok,bare with me,i'm just back,so i was in this trance like state and then i was</text:p>
      <text:p text:style-name="P143">brought back to my senses by a Gentle hand on my shoulders..it was Lance,and i also recognised</text:p>
      <text:p text:style-name="P143">that Pikachu had long stopped uttering your name and was constantly looking at me,so i just</text:p>
      <text:p text:style-name="P143">suddenly was brought back to my senses and looking at Lance was just startled and didn't know</text:p>
      <text:p text:style-name="P143">what to say,in the mean time Noivern put the picture back and <text:span text:style-name="T567">came </text:span>beside me,i called him back but i had no words at all in my head,then Lance very gently broke the silence saying,in his words-&gt;</text:p>
      <text:p text:style-name="P143">Lance<text:span text:style-name="T2166">(kind face)</text:span> : "Ash! you alright?"</text:p>
      <text:p text:style-name="P143">Ash(stuttering) : "um..it's all right..i just..um.."</text:p>
      <text:p text:style-name="P143">Lance(kind face) : "Lost in thoughts?"</text:p>
      <text:p text:style-name="P143">Ash(thoughtfull) : "yeah i guess"..<text:span text:style-name="T2417">age related(both brust into laughter)..no really Mist this is so funny cause each step of thought these brats will pop up sadly(both laught)..Orange just that blooming youth(both brust into laughter)..what brats i have..anyway,</text:span></text:p>
      <text:p text:style-name="P143">Lance<text:span text:style-name="T2167">(kind face)</text:span> : "Ash you've been standing like this for 15 minutes at least as i've entered here and was just observing you and i left you here 15 minutes <text:span text:style-name="T568">before that</text:span>,so it must be 30 minutes <text:span text:style-name="T569">there</text:span> or there about.Ash,the tears"...and then i suddenly realized i cried a lot and quickly wiped off the tears and..</text:p>
      <text:p text:style-name="P143">Ash<text:span text:style-name="T2168">(thoughtfull)</text:span> : "um..no it's alright Lance..i just.."</text:p>
      <text:p text:style-name="P143">Lance<text:span text:style-name="T2169">(kind face)</text:span> : "Ash, it's alright,i know her well,Misty Waterflower,<text:span text:style-name="T571">the yougest of four Waterflower sister from Cerulian City Gym and </text:span>the current Gym Leader of Cerulian City was your first and constant travel companion for 5 long years and then she <text:span text:style-name="T570">returned</text:span> to Cerulian Gym and did brilliantly <text:span text:style-name="T571">going into the Hall of Fame</text:span> and she was also.."...I don't know Mist,but suddenly these past tense words - "was,came,did,was"..became unbearable to me and i brust out in a bit of choked but high pitched voice-</text:p>
      <text:p text:style-name="P143">Ash(bit choked,bit high pitched) : "Please,enough!"</text:p>
      <text:p text:style-name="P143">Lance<text:span text:style-name="T2170">(kind face)</text:span> : "Ash.."</text:p>
      <text:p text:style-name="P143">Ash<text:span text:style-name="T2171">(flustered)</text:span> : "um..sorry...but she's still alive <text:span text:style-name="T2172">atleast this i know</text:span> and it just felt a bit..um..well.. awkward,anyhow um..sorry for shouting at you Lance..i'm terrib.."</text:p>
      <text:p text:style-name="P143">Lance<text:span text:style-name="T2173">(kind face)</text:span> : "Ash,it's all right,you were wanting to know more about Misty right?"</text:p>
      <text:p text:style-name="P145">Ash<text:span text:style-name="T2174">(concerned)</text:span> : "Lance it's ok..i'll <text:span text:style-name="T1998">know it anyway</text:span>..your responsibilities.."</text:p>
      <text:p text:style-name="P143">Lance(firmly shrugging off) : "Ash,i know my responsibilities and restrictions,i can tell you</text:p>
      <text:p text:style-name="P143"><text:soft-page-break/>about Misty Waterflower from Cerulian City Gym and Frontier symbol all that i reliably and</text:p>
      <text:p text:style-name="P143">personally know,but you must stay here tonight as we have to finish with this,you've been absent</text:p>
      <text:p text:style-name="P143">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3">and there for their campaign to ruin my personal life <text:span text:style-name="T572">and helping my self illusion over my soulmate my sweet sweet Mist(tendering Misty,Misty smiles and hugs Ash</text:span> <text:span text:style-name="T573">firmly)..</text:span>and so again Lance saved himself and vultures..thus it happened..then i just returned to your picture and Noivern kept holding it and i kept gazing at you,i did it just to recreate the moment and Lance <text:span text:style-name="T1125">happily </text:span>obliged"</text:p>
      <text:p text:style-name="P143">Misty(blush a bit) : "um..Ash,i may again have to face Lance <text:span text:style-name="T574">personally </text:span>very soon.."</text:p>
      <text:p text:style-name="P143">Ash(smile) : "na,it's alright with him, your’<text:span text:style-name="T1126">re</text:span> like <text:span text:style-name="T2175">his</text:span> daughter <text:span text:style-name="T2175">just a bit older</text:span> i guess <text:span text:style-name="T575">and he did treat me as his own son</text:span>, it's alright,but here you must bear with me again as i want to contrast the reasons why other people thought we're made for each other"</text:p>
      <text:p text:style-name="P143">Misty(smile) : "ya,i would."</text:p>
      <text:p text:style-name="P143">Ash(smile) : "alright,Lance told me as i was again tendering the picture,that what you were upto with your activities and overwork, suddenly turning on the Frontier Symbol for pestering you and then creating legal skirmish,besides <text:span text:style-name="T2177">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rust into laughter)</text:span>"</text:p>
      <text:p text:style-name="P143">Misty<text:span text:style-name="T2176">(laugh)</text:span> : "<text:span text:style-name="T2178">i got the full wrath of those two pests for keeping them serious for 7 hours(both laugh)..”</text:span></text:p>
      <text:p text:style-name="P143">Ash(tendering Misty's cheeks) : "No Mist,i shouldn't have left you just like that <text:span text:style-name="T577">to those vultures,not as a boyfriend atleast</text:span>...<text:span text:style-name="T576">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1">Misty(hugging Ash) : “Ash,it’s all right you know,don’t strain yourself,i’ve forgotten all those now that i’ve my <text:span text:style-name="T1127">sweet s</text:span>oulmate..nothing matters now no matter what they do...just don’t get so anxious..but(laugh)..i know you’re not going to stop atleast on the first day no matter what,what are you gonna say..?”</text:p>
      <text:p text:style-name="P182">Ash(laugh) : “the first thing after formal announcement where i’ll show my power and give all that to you showing what you are to me grossly so that the bufoons may know it’ll be dangerous to mingle with this Gym <text:span text:style-name="T733">given your power now and more importantly my public image and antics</text:span>,then i’ll just threaten them that if they still pester <text:span text:style-name="T578">too much</text:span>,i’ll take up all that power <text:span text:style-name="T578">by virtue of my marriage</text:span> and make Cerulian <text:span text:style-name="T579">B</text:span>adge a must win <text:span text:style-name="T579">with 2 at a time for 3 FULL ROUNDS (Misty laughs)</text:span>,which means death <text:span text:style-name="T580">to any number of legends</text:span> as you know who’ll start for me(Misty <text:span text:style-name="T2180">laughs</text:span>) <text:span text:style-name="T2179">and the next rounds are Seismitoad who says water and ground is turning into each other each moment don’t you feel so(laugh,Misty bru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rust into laughter)</text:span> if this wasn’t enough i’ll change the gym into a fire gym<text:span text:style-name="T734">(Misty brusts into laughter) one on one with Volcanion(both laugh) who doesn’t understand the difference(both laugh) and</text:span> all the while keeping all water pokemons <text:span text:style-name="T735">exactly beside the fire types that is Typhosion who says won’t running after things never stop in retardating life like Buzzwole says eat can’t breed so only-sleep wake-up repeat(both brust into laughter)</text:span> and insinuate that my flying fire types <text:span text:style-name="T1128">and all will be so(Misty laughs)</text:span> are not getting free roaming,unleasing <text:soft-page-break/>them on the damn city and there will be <text:span text:style-name="T2181">Talonflame</text:span> of all in lead <text:span text:style-name="T2181">who flies while telling the whole world that his method and flight is all wrong(laugh,Misty bru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uncontrollbaly) fires</text:span> with all those water types and all and if still they don’t budge i’ll set a herd <text:span text:style-name="T2182">consisting of count(laugh,Misty laughs tendering Ash’s hairs)</text:span></text:p>
      <text:p text:style-name="P473">Gengar,Sableye,Marshadow,Banette,Hoopa,Darkrai,Malamar,Dusknoir,Spiritomb,Mismagius,Confr<text:span text:style-name="T2420">a</text:span>gigus,<text:span text:style-name="T2419">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ru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rusts into laughter)..”</text:span></text:p>
      <text:p text:style-name="P183">Misty(<text:span text:style-name="T2183">laugh</text:span>s) : “God bless Cerulian(both laughs)..<text:span text:style-name="T2184">Gym leader’s life is nasty Ash,but(laugh) when you step in..(both laughs)..may God save all eternally(both brusts into laughter)...and i guess the electricity department...(Ash nods and both brusts into laughter)...”</text:span></text:p>
      <text:p text:style-name="P184">Ash(laughing) : “Dark Night:Cerulian Challenger Version(both laughs),yeah to G<text:span text:style-name="T2418">engar</text:span> the open desart under mid day <text:span text:style-name="T582">sun</text:span> is Dark Night:Constant <text:span text:style-name="T732">Strong L</text:span>ight Version(both brusts into laughter)...<text:span text:style-name="T581">anyhow lets reminisce,shall we?”</text:span></text:p>
      <text:p text:style-name="P185">Misty(laugh) : “Dark Night:<text:span text:style-name="T2185">Already Morning</text:span> Version”(both laughs)...</text:p>
      <text:p text:style-name="P185">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7">liked that picture but i might get a rude awakening,i politely said if he gives me <text:span text:style-name="T583">other </text:span>protection<text:span text:style-name="T583">s that just lets me to mingle with the press there and do my things and fool around without those brats from police,</text:span>i'll do my maximum but i said please i don't wantto hear a word more on the past,present or future<text:span text:style-name="T736">(showing the ring,Misty laughs) </text:span>Misty Waterflower and I don't like anybody telling me anything about my very long time <text:span text:style-name="T584">teenage </text:span>friends and <text:span text:style-name="T737">then </text:span>travelling partners <text:span text:style-name="T585">of all friends,</text:span>alongside whom i escaped so many deaths and lived multiple many lives-no matter what they've become now,i'd like to not hear it..so then i set things up with Lance,came out for the first week gauged <text:span text:style-name="T586">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text:span><text:soft-page-break/><text:span text:style-name="T586">who said if you hug your beau despite they not liking your to much advances i’m myself inviting you to hug without any evil intentions don’t be so infatuated with beaus(both brust into laughter)..that was it of course(both laugh) and then returned and got you back that’s all(both smiles at each other hugging each other very firmly)..</text:span>"</text:p>
      <text:p text:style-name="P143">Misty(clap and smile) : "Bravo,no first you <text:span text:style-name="T681">abducted </text:span>me second we married third we had to pass a</text:p>
      <text:p text:style-name="P171">sleepless first night due to hoot-hoots..(laugh)" </text:p>
      <text:p text:style-name="P171">Ash(laugh) : "see vulture is a better word"</text:p>
      <text:p text:style-name="P143">Misty(smirk) : "Its vulpic,only that you're not allowed to use it"</text:p>
      <text:p text:style-name="P143">Ash(smile) : "right(phone rings Violet),V<text:span text:style-name="T2186">io</text:span>lture <text:span text:style-name="T1341">got the number time</text:span>(shows phone,brusts into laughter,Misty shakes her head again <text:span text:style-name="T587">laughing</text:span>)</text:p>
      <text:p text:style-name="P143">Ash<text:span text:style-name="T1342">(smile)</text:span>: "No Mist,go help Mom or take rest here,just want to play a bit with our <text:span text:style-name="T1513">most honoured </text:span>Viol flower<text:span text:style-name="T1514">(Misty laughs)</text:span>,no its ok she'll be fine <text:span text:style-name="T588">Brock has become THE absolute pet(both laugh)</text:span>,i'm talking all day since yesterday<text:span text:style-name="T2187">(both laugh)</text:span>,let me get this,later if she wants you can"</text:p>
      <text:p text:style-name="P143">Misty(tendering Ash's cheeks) : "don't threaten her,she'll go full Mantine(both laugh) and don't</text:p>
      <text:p text:style-name="P143">take too much strain"</text:p>
      <text:p text:style-name="P143">Ash(smile) : "<text:span text:style-name="T1515">greeting </text:span>Mrs. Violet Waterflower Slate,<text:span text:style-name="T589">it’s a truely such great</text:span> honour to <text:span text:style-name="T682">be able to </text:span>speak to you,how may <text:span text:style-name="T590">an insignificant being like me</text:span> come into your<text:span text:style-name="T591"> </text:span>service?"</text:p>
      <text:p text:style-name="P143">Violet(emotional) : "um..<text:span text:style-name="T1516">thanks </text:span>Ash <text:span text:style-name="T1516">but </text:span>Brock.."</text:p>
      <text:p text:style-name="P143">Ash(<text:span text:style-name="T2187">smile</text:span>) : "dear Violet <text:span text:style-name="T2188">sister</text:span>,i just told him that i also was suffering as much for Mist,but wasn't sure and <text:span text:style-name="T1339">about</text:span> the papers<text:span text:style-name="T592"> whoose antics </text:span>you know infinitely more than me"</text:p>
      <text:p text:style-name="P143">Violet(crying) : "Ash,it was amusing what Brock told me that you said,i should've been there as</text:p>
      <text:p text:style-name="P143">well.."</text:p>
      <text:p text:style-name="P143">Ash(laugh) : "it's ok Violet,<text:span text:style-name="T593">you know all of it anyway but still</text:span> if i somehow have come</text:p>
      <text:p text:style-name="P143">to your service <text:span text:style-name="T594">then </text:span>our another Violet-like performance is enough for my consolation if i was</text:p>
      <text:p text:style-name="P172">ever rude to you or Brock or to anyone here.please take care don't get <text:span text:style-name="T1340">too </text:span>emotion<text:span text:style-name="T595">al</text:span>,it's ok,your my sister-in-law now,<text:span text:style-name="T2191">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3">Violet(sobbing,smile) : "yeah,um..thanks Ash,<text:span text:style-name="T1517">but u</text:span>m..i’m just so happy that Mist indeed ever cherished the right man,soulmate and..um..”</text:p>
      <text:p text:style-name="P169">Ash(smile) : “Violet,it’s alright,if i were you i would’ve done the same don’t bother about it we passed only 1<text:span text:style-name="T2189">9</text:span>,<text:span text:style-name="T2190">51</text:span> is in front of us,only best days ahead...”</text:p>
      <text:p text:style-name="P143">Violet(tears,smile) : “yes Ash,that’s for sure,thanks and i again congratulate you two”</text:p>
      <text:p text:style-name="P143">Ash(smile) : “thank you Violet,thank you.by the way how’s your health and all all fine?”</text:p>
      <text:p text:style-name="P143">Violet(smile) : “yeah,i’m very fine and happy as ever <text:span text:style-name="T2192">with Brock and he the same in fine health just too busy i’m as usual and it’s viral(both laugh)</text:span>,anyway i’ll have to go now,will call Mist at the earilest and take care both of you.”</text:p>
      <text:p text:style-name="P143">Ash(smile) : "yeah take care Violet <text:span text:style-name="T596">and take your time,</text:span>best wishes.Bye.”</text:p>
      <text:p text:style-name="P143">.....(Misty and Delia downstairs)...</text:p>
      <text:p text:style-name="P143">Delia<text:span text:style-name="T2193">(bit concerned)</text:span> : "dear,you look a bit worn out.."</text:p>
      <text:p text:style-name="P143">Misty(smile) : "um..no just too much talking,i'm habituated though,Gyms are hard places.."</text:p>
      <text:p text:style-name="P143">Delia(points out Misty's ring) : "so happy,Mist,your officially Ketchum now.."</text:p>
      <text:p text:style-name="P143">Misty(giggle) : "thanks Mom.."</text:p>
      <text:p text:style-name="P143">Delia<text:span text:style-name="T1098">(bit concerned)</text:span> : "did he fetch that before.."</text:p>
      <text:p text:style-name="P143">Misty(bit ashamed) : "yes,Mom that's what he did"</text:p>
      <text:p text:style-name="P143">Delia(bit concerned) : "he has changed <text:span text:style-name="T597">completely </text:span>in these <text:span text:style-name="T2194">4 years</text:span>,<text:span text:style-name="T598">too playful and carefree and </text:span>his language <text:span text:style-name="T599">is a bit abstruse but</text:span> isn't polite <text:span text:style-name="T599">at all</text:span> i can sense.."</text:p>
      <text:p text:style-name="P143">Misty(<text:span text:style-name="T600">laughing</text:span>) : "um..<text:span text:style-name="T600">sorry mom for laughing,um..as you said is exactly true about his language but he’s just a bit</text:span> rough <text:span text:style-name="T600">with all that has happened to him in 4 years</text:span>..he's just a bit tired but won't <text:span text:style-name="T2195">what he’s upto till he is satisfied(laugh)</text:span>"</text:p>
      <text:p text:style-name="P143">Delia(concerned) : "well,he surely knows how to scare people"</text:p>
      <text:p text:style-name="P143"><text:soft-page-break/>Misty(smile) : "that i have to agree with"</text:p>
      <text:p text:style-name="P143">Delia(smile) : "Mist,when are you going out today?"</text:p>
      <text:p text:style-name="P143">Misty<text:span text:style-name="T2196">(smiles bit shakyly)</text:span> : "um..you mean date?"</text:p>
      <text:p text:style-name="P143">Delia(smile) : "right."</text:p>
      <text:p text:style-name="P143">Misty(nervously <text:span text:style-name="T2197">smiles</text:span>) : "well..we haven't decided on that yet.."</text:p>
      <text:p text:style-name="P143">Delia(frown) : "Mist,is everything all right,you can and infact should be frank you know.."</text:p>
      <text:p text:style-name="P143">Misty(laugh) : "i'm sorry mom for laughing,but don't worry at all,he's as sweet as ever,just a bit</text:p>
      <text:p text:style-name="P143">tired,you know the press hasn't been kind to him,so he still just thinks that he has to logically</text:p>
      <text:p text:style-name="P143">validate every moment of his life and <text:span text:style-name="T601">give it step by step in a logical manner to anybody and everybody concerned</text:span> <text:span text:style-name="T602">in a</text:span> rather colourful way <text:span text:style-name="T603">and this whole process</text:span> in his mind will give the</text:p>
      <text:p text:style-name="P143">press a good beat-down <text:span text:style-name="T604">whom he refers to as Vulture(laugh)..um,sorry..</text:span>"</text:p>
      <text:p text:style-name="P143">Delia(smile and concerned) : "<text:span text:style-name="T604">no it’s ok Mist i understand..</text:span>i see,no my little Ash never could do anybody any harm but i guess you should get this trash talking checked,it's not at all good"</text:p>
      <text:p text:style-name="P143">Misty(smile) : "i'm being right at it but it'll take time,he had just been living a lonely life,it'll just</text:p>
      <text:p text:style-name="P143">take hime some time to come into terms with his new surroundings"</text:p>
      <text:p text:style-name="P143">Delia(smile) : "but enough about him,how are you,<text:span text:style-name="T2431">my sweet honey</text:span>?"</text:p>
      <text:p text:style-name="P173">Misty(giggle) : "fine mom,just fine" </text:p>
      <text:p text:style-name="P173">Delia(looking at Misty's ring holding her hand) : "very beautiful.but Mist,you should take rest as</text:p>
      <text:p text:style-name="P143">well,you youself weren't in a good health and much emotion overnight.."</text:p>
      <text:p text:style-name="P143">Misty(smile) : "i'm fine mom,i've had too many sleepless nights because of the Gym and other things,i'm habituated like that for the past 14 years,rather last night was the best sleepless</text:p>
      <text:p text:style-name="P173">night till date"</text:p>
      <text:p text:style-name="P173">Delia(smile) : "happy to know <text:span text:style-name="T2434">my honey</text:span>,but um..Ash might also not be prepared to take you</text:p>
      <text:p text:style-name="P146">out <text:span text:style-name="T605">as</text:span> he thinks that the press.."</text:p>
      <text:p text:style-name="P146">Misty(laugh) : "um..sorry for laughing mom,but it's just the effects of his antics throughout the</text:p>
      <text:p text:style-name="P143">night..i've been entertained beyond imagination,but no he has refused to take me out on a date or to dance or giving me a flower bouquet-refusal in all accounts"</text:p>
      <text:p text:style-name="P143">Delia(very concerned) : "my God!..what's the matter.."</text:p>
      <text:p text:style-name="P143">Misty(laughing) : "he would rather run away with me to unknown destinations"</text:p>
      <text:p text:style-name="P143">Delia(smile) : "too much imagination(Misty brusts into laughter),besides Mist,he's fine at home."</text:p>
      <text:p text:style-name="P143">Misty(smile) : "mom,its just that press bug that's bitten him for such a long time and to such an</text:p>
      <text:p text:style-name="P143">extent,he just can't yet get over it,so thats his definition of complete solitude"</text:p>
      <text:p text:style-name="P143">Ash(outside) : "Mom,food,and overwork that little Mimey of yours, don't let my Mist work,she's...um,i just want her wi<text:span text:style-name="T1711">th me right now</text:span>"</text:p>
      <text:p text:style-name="P143">Delia(smile) : "also my Mist too<text:span text:style-name="T1099">(Misty laughs)</text:span>,remember that,and leave Mimey alone"</text:p>
      <text:p text:style-name="P147">Ash(irritated) : "mom,please,but,if you don't allow me to um..well..gaze at my Mist all i want <text:span text:style-name="T606">from..um.. close quarters</text:span>,then i'll get Mime to batlle,there you little brat.."</text:p>
      <text:p text:style-name="P143">Delia(frown) : "Ash, that's impolite,and leave Mimey right now."</text:p>
      <text:p text:style-name="P143">Ash(wrestling with Mime,comes near) : "Mime is pestering me ever since..why you little brat, you're no good for..mom where's my food?"</text:p>
      <text:p text:style-name="P143">Misty(surprized) : "where are you going?"</text:p>
      <text:p text:style-name="P143">Delia( taking Mime away,scowl&amp;frown) : "Ash wait there in the table,Mist will take your</text:p>
      <text:p text:style-name="P143">foods <text:span text:style-name="T607">there</text:span>,and don't runaway with Mist so quickly(laugh)"</text:p>
      <text:p text:style-name="P143">Ash(dissapointed) : "yeah,so you've <text:span text:style-name="T608">also </text:span>decided that i should be away from Mist.."</text:p>
      <text:p text:style-name="P143">Delia(frown,comes to Ash) : "what's wrong with you honey?calm down, your always too</text:p>
      <text:p text:style-name="P143">agitated,too active all the time,Mist is coming,let her prepare the dishes.."</text:p>
      <text:p text:style-name="P143">Ash(irritated,sitting) : "Mist come quickly,and why can't Mime prepare the dishes and no i'm a bit excited and yes,i'm going to the farm"</text:p>
      <text:p text:style-name="P143">Delia(frown) : "Ash,just wait here be calm honey,i've got to ask you something"</text:p>
      <text:p text:style-name="P143">Misty (comes with dishes) : "here are the..(Ash tries to take off the dishes and hug Misty)</text:p>
      <text:p text:style-name="P143">Ash,what are you.."</text:p>
      <text:p text:style-name="P143">Delia(frown) : "Ash.."</text:p>
      <text:p text:style-name="P143"><text:soft-page-break/>Ash(hugging Misty <text:span text:style-name="T609">firmly</text:span>) : "<text:span text:style-name="T1100">Ah..</text:span>that's what i want <text:span text:style-name="T1344">my sweet sweet flower</text:span>,<text:span text:style-name="T1345">and </text:span>no <text:span text:style-name="T610">going </text:span>a bit later.."</text:p>
      <text:p text:style-name="P143">Misty(scoffs) : "Ash,mom is here,<text:span text:style-name="T1343">stop this</text:span>!"</text:p>
      <text:p text:style-name="P143">Ash(hugging Misty <text:span text:style-name="T611">firmly</text:span>) : "<text:span text:style-name="T2198">mom knows i’ve ever had only you in my mind and that too as my wife only and nothing else so i</text:span>t's <text:span text:style-name="T2198">never has been a</text:span> vul<text:span text:style-name="T1101">ge..</text:span>"</text:p>
      <text:p text:style-name="P143">Misty(hugging Ash quickly,then scoffing) : "that's it.Ash,are you out of your mind?calm down,don't</text:p>
      <text:p text:style-name="P143">make a fuss"</text:p>
      <text:p text:style-name="P143">Ash(sitting down) : "no i'm done,will eat very slowly and sorry mom and Silence"</text:p>
      <text:p text:style-name="P143">Delia(frown) : "Mist,just sit down honey"</text:p>
      <text:p text:style-name="P143">Misty<text:span text:style-name="T2199">(smiles)</text:span> : "yeah,just these things.."</text:p>
      <text:p text:style-name="P148">(finally everyone sists down)</text:p>
      <text:p text:style-name="P148">Delia(observing Ash) "Mist,can you tell me something,I don't know much about training and</text:p>
      <text:p text:style-name="P143">battling but i do know Mimey <text:span text:style-name="T612">through and through</text:span>,what is wrong with Ash?"</text:p>
      <text:p text:style-name="P143">Ash(scowl) : "Mom your not insin..um..suggesting that.."</text:p>
      <text:p text:style-name="P143">Misty(angry,shouts <text:span text:style-name="T613">and scoffs</text:span>) : "Ash!just eat silently!"</text:p>
      <text:p text:style-name="P143">Delia(very concerned) : "Mist,please,why is he behaving like this,and no it's not just now since</text:p>
      <text:p text:style-name="P143">the day he has returned,he's been like that,Mimey's too excited all the time and wants to play around</text:p>
      <text:p text:style-name="P143">so does Ganger and those two,Pikachu seems pretty indifferent to Ash,what is it?these Dark</text:p>
      <text:p text:style-name="P143">Types aren't good Ash,you know.."</text:p>
      <text:p text:style-name="P143">Misty<text:span text:style-name="T614">(smile)</text:span> : "mom,please calm down i'll explain everything..no Ash,not you and you're not leaving till i'm finished,Pikachupi,come to Misty,baby(Pikachu junps to Misty),right,and No</text:p>
      <text:p text:style-name="P143">Ash you're staying silent"</text:p>
      <text:p text:style-name="P143">Delia(bit shivering voice) : "Mist.."</text:p>
      <text:p text:style-name="P143">Misty(smile) : "Mom,we don't have anything to hide from you but it's a kind of a trade secret..he's</text:p>
      <text:p text:style-name="P143">a very special trainer and hence he's so important to the world.."</text:p>
      <text:p text:style-name="P143">Ash(scoff) : "Mist is in.."</text:p>
      <text:p text:style-name="P143">Misty(frown) : "Ash"</text:p>
      <text:p text:style-name="P143">Ash(grim) : "very well,but mention yourself,she doesn't know <text:span text:style-name="T2200">fully that except Unova you’re the best in water pokemon gym leading</text:span>"</text:p>
      <text:p text:style-name="P143">Misty(frowns at Ash,back to Delia,smiling) : "Mom,<text:span text:style-name="T2201">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8">Delia(bit concerned) : “but Mist..um..Chu..”</text:p>
      <text:p text:style-name="P143"><text:span text:style-name="T2202">Misty(smiles) : “no mom don’t worry,</text:span>Pikachu is an exception due to his own temperament and he</text:p>
      <text:p text:style-name="P143">can't be automatically affected just by Ash's presence,he has to be be warmed up <text:span text:style-name="T2203">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3">anymore,Pikachu is a once <text:span text:style-name="T615">only</text:span> pokemon himself <text:span text:style-name="T2203">like all of his are but being starter he is different like your Mime</text:span>..”</text:p>
      <text:p text:style-name="P143">Delia(bit flustered) : "um..well..i see but he must be lonely.."</text:p>
      <text:p text:style-name="P143">Ash(brusting into laughter) : "of course he was lonely but now (smile) <text:span text:style-name="T616">he has his</text:span></text:p>
      <text:p text:style-name="P143">flo(Misty frowns)..umm<text:span text:style-name="T1346">(showing Misty the ring,smile) I HAVE MY MIST FLOWER (smirks at Misty who shakes her head)</text:span> but when too lonely,which by the way i would if you or Mist don't bear with me <text:span text:style-name="T618">and i don’t get to hug my flower all i want(Misty frowns at Ash,Ash smirks)...</text:span>and <text:span text:style-name="T619">both of you don’t bear with </text:span>my now much beloved language <text:span text:style-name="T617">which took 3 years of very hard work to </text:span><text:soft-page-break/><text:span text:style-name="T617">process(Delia and Misty sighs)..(smile)..yeah right 3 University Lectures on the subject soul and saw some souls in lecture room itself as well(all laugh) and that was general public accessible so(all laugh),</text:span>then <text:span text:style-name="T2204">unless i have my WAYS(laugh,Misty shakes her head laughing,Delia too laughs)</text:span> i'll become more playfull and so would Mimey,so you see i have a deal.."</text:p>
      <text:p text:style-name="P143">Misty(frown) : "Ash,stop that,<text:span text:style-name="T2205">d</text:span>on't talk like this with mom."</text:p>
      <text:p text:style-name="P149">Ash(grim) : "but i'm not harm.."</text:p>
      <text:p text:style-name="P143">Delia(smile) : "no honey,you never can but are you not going to obey your mommy because your all</text:p>
      <text:p text:style-name="P143">powerfull now?"</text:p>
      <text:p text:style-name="P143">Ash(blush,solemn) : "mom,what <text:span text:style-name="T1347">are you saying</text:span>? you know what i'm.."</text:p>
      <text:p text:style-name="P143">Delia(smile) : "absolutely honey,i do,just remember that press will not be after you unless you <text:span text:style-name="T620">yourself </text:span>wish them to and even if the press is around you still <text:span text:style-name="T621">you </text:span>don't have to give rigourous motives behind your each actions get it?</text:p>
      <text:p text:style-name="P143">Ash(grim, dissapointed) : "yes mom."</text:p>
      <text:p text:style-name="P143">Delia<text:span text:style-name="T2206">(smile)</text:span> : "are you dissapointed with that <text:span text:style-name="T2206">honey</text:span>?"</text:p>
      <text:p text:style-name="P143">Ash(<text:span text:style-name="T2207">laugh</text:span>) : "nope."</text:p>
      <text:p text:style-name="P143">Delia(smile) : "that's my sweet boy.by the way,and no not you Ash cause you won't have any control</text:p>
      <text:p text:style-name="P143">over your language as you're too excited,Mist will herself <text:span text:style-name="T622">in detail </text:span>say about her success with</text:p>
      <text:p text:style-name="P143">Pokemons"</text:p>
      <text:p text:style-name="P143">Ash<text:span text:style-name="T1348">(grim)</text:span> : "huh! then basically i should.."</text:p>
      <text:p text:style-name="P150">Misty and Delia unison(<text:span text:style-name="T2209">laugh</text:span>) :"silence<text:span text:style-name="T1349">(both laughs)</text:span>"</text:p>
      <text:p text:style-name="P150">Ash(grim) : "fine"</text:p>
      <text:p text:style-name="P143">Misty(smile) : "um,mom i've also been accepted into Water Gym Leader's hall of fame and like him</text:p>
      <text:p text:style-name="P143">i'm also among the top.."</text:p>
      <text:p text:style-name="P143">Ash<text:span text:style-name="T2208">(frown)</text:span> : "<text:span text:style-name="T623">IS TOP</text:span>"</text:p>
      <text:p text:style-name="P143">Misty(frown) : "Ash, didn't we agree that you'll be silent?"</text:p>
      <text:p text:style-name="P143">Delia(sternly) : "Ash, don't pester her(Ash and Misty laughs). say Mist"</text:p>
      <text:p text:style-name="P143">Misty<text:span text:style-name="T2210">(laughs)</text:span> : "um..<text:span text:style-name="T2211">(smile) </text:span>yeah,i'm also among the top water</text:p>
      <text:p text:style-name="P143">pokemon trainers and Gym leaders in Kanto"</text:p>
      <text:p text:style-name="P143">Ash<text:span text:style-name="T624">(whinning)</text:span> : no i'll interrupt every time,she <text:span text:style-name="T1350">is</text:span> THE <text:span text:style-name="T625">IN THE 6 REGIONS</text:span>,no</text:p>
      <text:p text:style-name="P143">please Mist,bear with me,please.."</text:p>
      <text:p text:style-name="P143">Delia(smile) : "ok Mist,i'll bear with his language,besides i must know what my little <text:span text:style-name="T2433">daughter</text:span></text:p>
      <text:p text:style-name="P143">has done too <text:span text:style-name="T1351">in detals</text:span>(Misty blushes and smile),please Mist,this time, let's just bear with him together,but Ash,if you cross the line,i'll not listen to you for this entire day"</text:p>
      <text:p text:style-name="P143">Ash(sticking his toungue out to Misty) : "yeah!"</text:p>
      <text:p text:style-name="P151">(everyone brusts into laughter)</text:p>
      <text:p text:style-name="P151">Ash(smile) : "Mist is currently THE TOPMOST water pokemon gym leader in <text:span text:style-name="T2212">6 regions barring Unova</text:span> but i'm having to add <text:span text:style-name="T626">the dreaded term ‘</text:span>may be’ <text:span text:style-name="T2213">still</text:span> <text:span text:style-name="T626">as long as whole of 6 regions are concerned</text:span> as otherwise the vultures will insinuate that(Delia and Misty shake their heads)(smiling) yeah, that's my eloquence(Delia,Misty both laugh)...anyhow,the vultures will insinuate that there are <text:span text:style-name="T2214">6</text:span> godd<text:span text:style-name="T1352">a</text:span>..um..sorry..<text:span text:style-name="T2214">6</text:span> regions in this world where things are vastly different,Cerulian,a name that i'm not too..(Misty frowns) dissapointed about(Misty laughs) as it's associated with my <text:span text:style-name="T1102">sweet..(Misty sighs,Delia laughs,smile)..ever sweetest sweet sweet sweet Mist </text:span>flower<text:span text:style-name="T1353">(Delia laughs,Misty shakes her head and laughs)</text:span>,being a seaside city-<text:span text:style-name="T627">open ocean in fact-</text:span>its kinda easy,kinda</text:p>
      <text:p text:style-name="P143">natural,kinda understandable,kinda taken for granted that the Gym,if there is <text:span text:style-name="T1103">an authorized </text:span>one,will be a Water Pokemon gym and if <text:span text:style-name="T628">Levender</text:span> had a water pokemon Gym then suddenly to the vultures it becomes a problem that because the Geography is different,so is Pokemon and so the trainers are a bit different,bit varied,bit(Delia and Misty laughs)<text:span text:style-name="T629">diversed</text:span>,but i've been everywhere,i've never seen a <text:span text:style-name="T1104">21</text:span> year old kid being able to handle a..<text:span text:style-name="T630">um.. whatever </text:span>Gyarados<text:span text:style-name="T630">(Misty laughs shaking her head)</text:span> to the exten<text:span text:style-name="T2215">t</text:span> where she made it like Mime is to you mom,at the age of <text:span text:style-name="T1104">21</text:span> and that too</text:p>
      <text:p text:style-name="P174">withing 6 or 7 months after she alone had to tame it,cause some godf..umm..she tamed it like you've with <text:span text:style-name="T1105">M</text:span>ime <text:span text:style-name="T1105">in 19 years and she tamed it to this level</text:span> in 4 months and on 6th month attained a legendary status(Misty <text:span text:style-name="T1354">shakes her head and </text:span>trying to stop Ash,Delia smiles),no i won't stop till i <text:soft-page-break/>show <text:span text:style-name="T631">the once only that</text:span> you are(Misty <text:span text:style-name="T1106">laughs and shakes her head</text:span>)..<text:span text:style-name="T2216">barring Unova she’s THE best in water pokemon trainging as gym leader cause i’ve been to 1485 h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 is a dragon but the day i first saw he Gyarados during our reunion at Hoenn</text:span> that day Mist <text:span text:style-name="T2217">was Ah,just her whole presence deluged me in..</text:span>. (Misty blushes after smirking at</text:p>
      <text:p text:style-name="P143">Ash,Delia smiles)<text:span text:style-name="T2218">the spontenous thought of Mist!Mist!you’re so sweetie!(brust into laughter,Misty blushes and then shakes her head Ash smirks at her,Delia laughs)</text:span> <text:span text:style-name="T633">and with mainly her</text:span> Gyarados andabsoluty single handedly turned a god..um..not so repute<text:span text:style-name="T632">d</text:span> Gym of Cerulian to a legendary gym <text:span text:style-name="T2219">with a elusive sort of name</text:span> like <text:span text:style-name="T2219">V</text:span>iridian(Misty <text:span text:style-name="T1107">smiles and </text:span>Delia pats Misty) the forsaken Cerulian</text:p>
      <text:p text:style-name="P143">vultures(Delia and Misty frowns)..no i'll say how they don't want to give my flower the crown that is only her's <text:span text:style-name="T634">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3">death than to help her to stand and then they.."</text:p>
      <text:p text:style-name="P143">Delia(sigh) : "Ash, it's about Mist,not your vultures.."</text:p>
      <text:p text:style-name="P143">(Misty shakes her head)</text:p>
      <text:p text:style-name="P143">Ash(smile) : "right,my <text:span text:style-name="T2220">eternally sweet Mist </text:span>flower<text:span text:style-name="T635">(Misty laughs shaking her head and Delia too laughs)</text:span> can push her Gyarados now to a level which she told you about and then this Gyarados isn't her strongest Pokemon at all,it is Golduck and Dewgong and <text:span text:style-name="T2221">Jellicent and Sharpedo and Kyogre and </text:span>Starmie <text:span text:style-name="T636">and Corsola (Misty laughs and shakes her head)and Clyster and Politoed and Tentacruel and so on</text:span>,she had <text:span text:style-name="T637">Starmie </text:span>at like <text:span text:style-name="T1720">10</text:span> year birthday present.."</text:p>
      <text:p text:style-name="P143">Misty(smile) : "<text:span text:style-name="T2222">9</text:span>"</text:p>
      <text:p text:style-name="P143">Ash(smile) : "right,<text:span text:style-name="T2223">9</text:span> year present,and there are many more,<text:span text:style-name="T2224">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0">the brat</text:span> was a<text:span text:style-name="T638">n</text:span> once ever <text:span text:style-name="T639">utter </text:span>failure as a celebrated boy scout or <text:span text:style-name="T641">shought after </text:span>girl cheerleader(Delia scowls and Misty frowns)..no let me continue..(both shakes their heads)..but my flower still had to appease those brats by giving them a badge and fighting them <text:span text:style-name="T642">which obviously didn’t last even a second as they used Metapod against Gyarados(both Misty and Delia laughs)..which(beaming) i myself did infact(all laughs)</text:span>,<text:span text:style-name="T643">anyway still out of her generosity my flower gave them a badge as she did to me otherwise i would’nt have been able to continue my career(Misty laughs shaking her head and Delia too laughs) and </text:span>this badge they</text:p>
      <text:p text:style-name="P143">got will be the only ever in their god damn lives and thus my flower was getting drained more and</text:p>
      <text:p text:style-name="P143">more mentally and physically and all that the all caring idiotic Cerulian might was doing was to</text:p>
      <text:p text:style-name="P143">cheer her slow death."</text:p>
      <text:p text:style-name="P143">Delia(solemn) : "Mist,i heard <text:span text:style-name="T1108">about your success to an extenet and also that</text:span> you weren't well,but</text:p>
      <text:p text:style-name="P143">this really was too much.."</text:p>
      <text:p text:style-name="P143">Misty(smile) : "mom,you know he's just exagg<text:span text:style-name="T1109">e</text:span>rating,i'm fine now,and no had he been there at this form of his(laugh)(Delia laughs)...i wouldn't have needed to work or perform at all,money would've poured into the Gym simply by this rate of trash talk<text:span text:style-name="T644">ing</text:span> even with wife and mother in this language(Delia shakes head,Ash laughs),long live the vultures Ash,really"</text:p>
      <text:p text:style-name="P143">(Misty and Delia brusts into laughter)</text:p>
      <text:p text:style-name="P143">Ash(smile) : "good break,thanks for the refreshments Mist <text:span text:style-name="T645">and especially sweet for me(Misty shakes her head)</text:span>,and this will be long"</text:p>
      <text:p text:style-name="P152">(Misty and Delia again brusts into laughter)</text:p>
      <text:p text:style-name="P152"><text:soft-page-break/>Ash(smile) : "then there was the king of brats i<text:span text:style-name="T2225">s </text:span>the neighbouring Frontier Symbol.this brat conspiring with our well known Cerulian all-knowers, tried to defame my little flower there but then as i've told you,my flower is <text:span text:style-name="T646">more than </text:span>strong enough to topple any goddamn weed pretending to be trees,and so this frontier Symbol had to be put over <text:span text:style-name="T647">upon </text:span>my <text:span text:style-name="T648">sweet </text:span>sweetflower,which she barely was able to manage as it's like two gyms in one building and you can understand the workload that my flower had to bear alone and then the Cerulian brats quadrupled with this <text:span text:style-name="T649">double gym system</text:span>(both laughs)and finally <text:span text:style-name="T650">these idiots </text:span>came with a new plan,they were sending...<text:span text:style-name="T651">(solemn)..</text:span>Mist this will become personal"</text:p>
      <text:p text:style-name="P143">Misty(grim) : "Ash, just give it a break,would you?"</text:p>
      <text:p text:style-name="P143">Delia(concerned) : "what did they do to <text:span text:style-name="T683">my little doll</text:span> Ash?"</text:p>
      <text:p text:style-name="P143">Ash(solemn) : "Mist, you're seeing my moods but mom needs to know,<text:span text:style-name="T686">though she doesn’t believe it but still she must’ve heard it the umpteenth time and therefore about us and especially you she has an idea..</text:span>"</text:p>
      <text:p text:style-name="P143">Delia(scoff) : "Ash,are you.."</text:p>
      <text:p text:style-name="P143">Misty(sigh) : "not again,Ash,i'm not going to listen”</text:p>
      <text:p text:style-name="P143">(hugs Delia)"</text:p>
      <text:p text:style-name="P143">Ash(solemn) : "Mom,you've taught me to be honest with myself first,you want <text:span text:style-name="T652">to see that</text:span></text:p>
      <text:p text:style-name="P143">today?"</text:p>
      <text:p text:style-name="P143">Delia(frown) : "i understand,yes,Mime,don't allow anyone in at any cost no matter who,Mist,dear</text:p>
      <text:p text:style-name="P143">you're too tired go to my room and have a nap..you too Pikachu just protect the house but don't go</text:p>
      <text:p text:style-name="P143">overboard(Mime and Pikachu leaves)Mist..no <text:span text:style-name="T653">it’s ok honey</text:span> your're too tired..”</text:p>
      <text:p text:style-name="P186">Ash(smile) : “<text:span text:style-name="T687">Mom,just a minute,please..hold on..</text:span>Mist,just a sec sweetie,won’t you be able to bear with me?”</text:p>
      <text:p text:style-name="P186">Misty(sigh) : “um..no it’s ok mom,i’m alright.<text:span text:style-name="T687">and Ash don’t go overboard.</text:span>”</text:p>
      <text:p text:style-name="P187">Delia(sternly) : “Ash don’t..”</text:p>
      <text:p text:style-name="P186">Ash(smile) : “please mom,just bear with me,she’ll be more than fine,yes <text:span text:style-name="T684">M</text:span>ist you can put your head down on the table or lie there in the sofa,just make sure you hear our conversation clearly and cogitate as we did yesterday.”</text:p>
      <text:p text:style-name="P186">Misty(puts her head down) : “<text:span text:style-name="T687">make it bearable</text:span>”</text:p>
      <text:p text:style-name="P188">Delia(frown) : “i see,(hugs Misty)..it’s ok Mist you’<text:span text:style-name="T1110">re</text:span> with you mom(Misty hugs Delia)..”</text:p>
      <text:p text:style-name="P188">Misty<text:span text:style-name="T2226">(dejected)</text:span> : “tell him not to repeat it again mom,whole night <text:span text:style-name="T688">this is relaying</text:span> with my sisters and all.”</text:p>
      <text:p text:style-name="P188">Delia(frowns at Ash,<text:span text:style-name="T685">tendering Misty) : “Ash,you heard her and i’m telling you not to cross any limits as well..”</text:span></text:p>
      <text:p text:style-name="P189">Ash(solemn) : “<text:span text:style-name="T689">that’s done mom.”</text:span></text:p>
      <text:p text:style-name="P143">Delia(frown) : "Mist is my child just like you and has been for 1<text:span text:style-name="T2227">6</text:span> years in my mind no matter what</text:p>
      <text:p text:style-name="P143">and you know the best <text:span text:style-name="T1111">that </text:span>i don't have any reservations about her,but if you're so bent on</text:p>
      <text:p text:style-name="P143">proving your points to <text:span text:style-name="T690">any</text:span>one,then say,<text:span text:style-name="T691">but as</text:span> Mist <text:span text:style-name="T691">and i also said,this is</text:span> the <text:span text:style-name="T692">very</text:span> last</text:p>
      <text:p text:style-name="P153">time you'll ever repeat this"</text:p>
      <text:p text:style-name="P153">Ash(solemn) : "MOM,i got you.it’<text:span text:style-name="T654">s</text:span> done as you say,mom.right,Mom you know about <text:span text:style-name="T2228">Kalos incident</text:span> and you also know i was kissed <text:span text:style-name="T655">or(disdainfully) rather spat at from blank full of cough(Delia frowns) </text:span>accidentally in public,<text:span text:style-name="T2229">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6">kiss </text:span>and that was the first for us both- me and <text:span text:style-name="T1355">my</text:span> Mist-that was the <text:span text:style-name="T1579">first</text:span> time i did that on my own wish as her wish also matched mine <text:span text:style-name="T695">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230">that i’m honest thus everything is taken for granted and i can not care thus about people sucking who i’ve reached my level and no my bunchh is the reason but only i don’t look after my bunch there’s the whole lab and </text:span><text:soft-page-break/><text:span text:style-name="T2230">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56">the </text:span>vultures,anyhow,both she was mentally tortured beyond measures by the vultures and they were circling around me as well but while i could travel around she was confined to her gym and show <text:span text:style-name="T657">which is a golden cage with the responsibility to poslish it every damn day so that more damn brats may get in in the name of Gym battling</text:span> and thus vultures got a way bigger grip on her than they ever could <text:span text:style-name="T658">has</text:span> or will get over me <text:span text:style-name="T1113">cause this language</text:span>,<text:span text:style-name="T1112">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59">which she was NOT DOING</text:span>,and to cut the long story short,you're seeing that except</text:p>
      <text:p text:style-name="P143">for my flower none did bear with me through <text:span text:style-name="T660">THE </text:span>hell and you know <text:span text:style-name="T696">exactly </text:span>what hell i'm talking</text:p>
      <text:p text:style-name="P143">about(Delia frowns,solemn)..she has been hearing me spit this out to whoever that dared to</text:p>
      <text:p text:style-name="P143">challenge me and my flower yesterday(Delia frowns)-no it was Brock,Lillie and Daisy,all family-</text:p>
      <text:p text:style-name="P143">got thrown at some choised logic mercilessly by me,but it hurts her,no only Daisy,Tracey,Brock <text:span text:style-name="T661">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231">absolutely no </text:span>reason <text:span text:style-name="T662">since the age of 15 when she first had a gimplse of me till now for 19 years constant for which she was on the verge of total destruction,this devotion</text:span> made me submit to her and she will go through any hell for me because <text:span text:style-name="T663">of absolutely nothing,</text:span>i didn't speak with her very gently,i haven't done anything good to her in 18 years,<text:span text:style-name="T664">i broke-up and went away leaving her to get tortuted beyond measures by all</text:span> and still she for some reason won't ever leave me no matter who <text:span text:style-name="T665">i was</text:span> and</text:p>
      <text:p text:style-name="P143">where i'm in whatever conditions may it be <text:span text:style-name="T665">she come back to me</text:span> just for no reason except that she cherishes me since that very first meeting when both of us <text:span text:style-name="T666">were 15 and since that very first sight all she knows about me is- ‘my Ash’-just as you know and that’s why we are where we are(Delia smiles)</text:span>.and that's exactly what she was ever even after our breakup,when the Cerulian brats were</text:p>
      <text:p text:style-name="P143">hovering around and after sometimes Mist just couldn't take anymore <text:span text:style-name="T1114">of</text:span> it <text:span text:style-name="T1114">and </text:span>shut herself up in her</text:p>
      <text:p text:style-name="P143">room and only attending to pokemon and o<text:span text:style-name="T1115">v</text:span>erworking to the ultimate all the while burning inside just for no reason <text:span text:style-name="T1116">except that</text:span> i never came back after i broke up and it turned into a severe depression much to the joy of those brats and my <text:span text:style-name="T2232">sweet</text:span> flower was dying a slow and miserable death all because she was hoping i'll come back <text:span text:style-name="T2233">even if for only a moment </text:span>someday,and finally i returned but yet tortured her yesterday to every hell <text:span text:style-name="T2234">including that one and as many more</text:span> i could imagine but she refused to let go off me but as soon as i smiled and put a gentle hand over her shoulder you can see the overnight change in her and <text:span text:style-name="T667">this </text:span>all she did while she herself is a legend <text:span text:style-name="T1117">in Hall of Fame of water pokemon gyms</text:span> and <text:span text:style-name="T668">infinitely</text:span> many <text:span text:style-name="T670">true</text:span> <text:span text:style-name="T669">great </text:span>men would die to be her but she was only ever going to be mine <text:span text:style-name="T2234">cause she can’t be she if not me(smiles at Misty,Delia too smiles at Misty and keeps tendering her,Misty still sitting with her hed down on the table)</text:span>.i've not ever been kind to her except leaving her high and dry <text:span text:style-name="T2235">when i thought 25 days wasn’t enough to marry her officially registering and then go to Unova atleast then all these 7 damn years she would’nt have suffered but anyway no matter what</text:span> she is stubbornly following me eve<text:span text:style-name="T671">r</text:span> since she first saw me and would do so <text:span text:style-name="T672">no matter what as i told you just like you i’ve been all her since first sight</text:span>..<text:span text:style-name="T697">she has listened to what i’ve just told you throughout the night and yesterday also for the umpteenth time and yet</text:span> she still agreed to go through that <text:span text:style-name="T697">once </text:span>again just now after going completely sleepless last night <text:span text:style-name="T697">hearing this same being repeated again and again</text:span>,<text:span text:style-name="T697">the reason is </text:span>because i told her to bear with me and i told her i don't hide anything from my mom,so she's bearing it now and will so too if i tell the same to the vultures no matter the consequences <text:span text:style-name="T698">and no matter how many times</text:span> she will do <text:span text:style-name="T699">the same </text:span>because <text:span text:style-name="T2236">i’m just her ‘my Ash’</text:span> and there's no other reason at all.<text:span text:style-name="T700">i stopped her going as you were taking her away to your room just to give you the first hand </text:span><text:soft-page-break/><text:span text:style-name="T700">experience of Mist is all about to clarify all 6 years once more.</text:span>so if you ever heard anything that the vultures told through their <text:span text:style-name="T673">lackey the </text:span>media about me believe all of it <text:span text:style-name="T2237">as being</text:span> far <text:span text:style-name="T674">less</text:span> than what i was actually being,but as far as your daughter goes,you can as well treat it <text:span text:style-name="T2238">no matter what and how serious it is</text:span> as a mere dust particle on the most precious <text:span text:style-name="T675">once only</text:span> <text:span text:style-name="T676">jewel</text:span>.<text:span text:style-name="T702">i won’t tell you</text:span> whether i reciprocate my flower’s feeling<text:span text:style-name="T701">s</text:span> for me or not <text:span text:style-name="T677">or whether i truely were sitting or attracting attention with the hope that i can get whoever i want</text:span>,and thus the all conquering Cerulian brats and their master the vultures <text:span text:style-name="T703">has once again </text:span>just abjectly failed in another <text:span text:style-name="T678">of their great </text:span>endeavour<text:span text:style-name="T679">s</text:span>.but they'll be at it again but the only thing is that next time i'll <text:span text:style-name="T1118">be more prepared too</text:span>,anyhow, that's the story"</text:p>
      <text:p text:style-name="P154">Delia(tendering Misty's head) : "good enough Ash,but this is the last time you said this and if it's</text:p>
      <text:p text:style-name="P154">not then.."</text:p>
      <text:p text:style-name="P154">Misty(raising her head from the table,<text:span text:style-name="T2437">sigh</text:span>) : "mom, that's Ash's power i was talking about(a bit shivering voice)am i wrong Ash?"</text:p>
      <text:p text:style-name="P175">Ash<text:span text:style-name="T1580">(smile)</text:span> : "no,you're not Mist!<text:span text:style-name="T1581">you’re not</text:span>" </text:p>
      <text:p text:style-name="P175">Delia(tendering Misty) : "ok let's leave and let him entertain his vultures all he wants"</text:p>
      <text:p text:style-name="P154">Ash(laugh) : "mom,please i'll leave ,only if I can hug my flower <text:span text:style-name="T704">um..the umpteenth time</text:span>..”</text:p>
      <text:p text:style-name="P154">Delia(tendering Misty,<text:span text:style-name="T1582">frown</text:span>) : "do it <text:span text:style-name="T705">more than that</text:span>,but.."</text:p>
      <text:p text:style-name="P176">Ash(<text:span text:style-name="T706">laugh</text:span>) : "my power is that i'll trash talk people and tell them such bare truths that the honesty of me <text:span text:style-name="T2239">if present</text:span> will connect with them and their pokemons if pokemons are involved,and then if i want i can extract any secret i want and in the battle it'll mean if you had Mimey and i came without any pokemons,<text:span text:style-name="T2240">5</text:span> such Mimes won't cop with me cause they'll want to play with me all the time and be my pokemon rather so what to speak if i have <text:span text:style-name="T1583">106</text:span> <text:span text:style-name="T707">best trained</text:span> pokemons myself? <text:span text:style-name="T2241">Thus we don’t battle cause that word makes no sense to us and</text:span> thus i can make people tell the absolute truth cause i had to face it from close stare and this'll be if able to help you,you good,if not my bad.<text:span text:style-name="T1119">yes,the Mimes won’t include your Mimey cause she is included in 106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242">you yourself</text:span> <text:span text:style-name="T709">or anyone else</text:span> has the same powers but <text:span text:style-name="T711">your </text:span>temperaments <text:span text:style-name="T710">are</text:span> <text:span text:style-name="T708">very </text:span>different so <text:span text:style-name="T711">may be you</text:span> can never do what i'm upto,<text:span text:style-name="T2243">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244">as you know what i said isn’t acheived overnight or suddenly though that key moment is ever sudden but as a result only yet when it’s there none would remember the path to that cause the joy of being there will erase the joy during the path</text:span> <text:span text:style-name="T2245">but also</text:span> my only weapon is that and you already know it as do Pikachu,Mime and so on,i took my<text:span text:style-name="T712"> </text:span>flower through it,and my flower follows me no matter what i do to her so i had to pick her up from the forsaken Cerulian City's damn Gym and now has put here at my home <text:span text:style-name="T2246">which should’ve been officially done 16 years back</text:span>.this is where i live <text:span text:style-name="T1120">and </text:span>my flower now is my family. <text:span text:style-name="T2247">My sweet wife MISTY KETCHUM.</text:span>the end."</text:p>
      <text:p text:style-name="P154">Delia(smile) : "i get you,but your process is only good for <text:span text:style-name="T1357">your </text:span>vultures,and yes <text:span text:style-name="T713">you may </text:span>hug Mist now"</text:p>
      <text:p text:style-name="P154">Ash(smile) : "right.(hugging Misty <text:span text:style-name="T713">very firmly</text:span>) there there Mist,you want to hear the flower song again no which was mine not Cerulian"</text:p>
      <text:p text:style-name="P154">Misty(blush,hugging Ash quickly) : "later"</text:p>
      <text:p text:style-name="P190">Ash(<text:span text:style-name="T1584">laughing</text:span>,hugging Misty more firmly) : “<text:span text:style-name="T1584">mom can i fondle my sweet wife now(brust into laughter,Misty laughs)</text:span>”</text:p>
      <text:p text:style-name="P190">Delia(laugh,going away) : “have a nice <text:span text:style-name="T1121">day</text:span>”</text:p>
      <text:p text:style-name="P190"><text:soft-page-break/>Ash(smile,<text:span text:style-name="T714">hugging Misty firmly</text:span>) : “<text:span text:style-name="T714">right,this i’ve wanted to do for 19 years..my sweet sweet Mist..”</text:span></text:p>
      <text:p text:style-name="P191">Misty(<text:span text:style-name="T715">laugh</text:span>) : “Ash..”</text:p>
      <text:p text:style-name="P274">Ash(same pose,<text:span text:style-name="T2250">picks Misty up</text:span>) : “attitude?(<text:span text:style-name="T2248">both</text:span> brust into laughter)...in front of mom(<text:span text:style-name="T2249">both</text:span> brust into laughter again,<text:span text:style-name="T2251">puts Misty down</text:span>)...<text:span text:style-name="T1585">no first you keep hugging me otherwise i’ll take you to kitchen(both laugh,Misty hugs Ash firmly and smiles)...my sweet Mist...(they keep hugging each other for a few moments then sits down on the couch,Ash hugs Misty and she rests herslf on Ash)...want to know whole 106(both brust into laughter)...ok,lets call mom too(laugh,Misty laughs and shakes her head)...”</text:span></text:p>
      <text:p text:style-name="P275">(few Minutes later,Delia now present)</text:p>
      <text:p text:style-name="P275">Delia(irritated) : “Ash,what is this..”</text:p>
      <text:p text:style-name="P275">Ash(hugging Delia) : “mommy,don’t you want to know your little b<text:span text:style-name="T1683">ab</text:span>y’s bunch in details?”</text:p>
      <text:p text:style-name="P275">Delia(hugging Ash and kissing his <text:span text:style-name="T1759">fore</text:span><text:span text:style-name="T1757">head</text:span>) : “go on,too happy today(all laugh)”</text:p>
      <text:p text:style-name="P275">Ash(sitting beside Misty) : “right then <text:span text:style-name="T1684">flower’s water</text:span> bunch(brust into laughter,Delia and Misty laugh and shake their heads)...right,so we start,</text:p>
      <text:p text:style-name="P275">mom i’m just mentioning their types though that itself can be catergorized in 10000 parts may be(laugh,Misty laugh<text:span text:style-name="T1692">s</text:span> and shakes her head,<text:span text:style-name="T1586">Delia laugh</text:span>)...<text:span text:style-name="T1586">anyway,</text:span></text:p>
      <text:p text:style-name="P276">1.my sweet Chu bro(all smile,Ash <text:span text:style-name="T1693">kisses and </text:span>tenders Pikachu who reciprocates then goes to the others in rounds)...starter,electric type...<text:span text:style-name="T1694">just my bro ever always(all smile),male..starves to prolong a battle to make that moment like the end of a date most ENJOYING(both bru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87">K</text:span>NIGHTS(all brust into laughter,Delia shakes her head),<text:span text:style-name="T1695">(calls Gengar and Sableye without words)</text:span></text:p>
      <text:p text:style-name="P460"><text:span text:style-name="T2044">2.GENGAR(bru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ru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lunatic and yeah i know all these too well along with my bunch but(laugh) all these are child’s play </text:span><text:soft-page-break/><text:span text:style-name="T2044">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rust into laughter,others laugh shaking their heads) what is this Gengleye if full of care/we can’t tickle around cause you won’t fare(all laugh) </text:span>anyway,i’m just naming them as they come <text:span text:style-name="T1717">and Gengar i always consider from Kanto(1)..male..and there’s another someone in Safforn who is an amusing trainer of an Alakazam(bru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ru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laugh) and i held her hands without any hesitation or the thought of it in front of you(all laugh) and </text:span><text:soft-page-break/><text:span text:style-name="T1717">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8">rd</text:span><text:span text:style-name="T1717">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8">nd</text:span><text:span text:style-name="T1717"> for her(both laugh) so it was just a normal chat and that was 3</text:span><text:span text:style-name="T198">rd</text:span><text:span text:style-name="T1717">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ru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rust into laughter,Misty shakes her head while laughig,Delia laughs),’says who(all laugh)?’,’I,MIS-TY(all laugh)’,’oh!MIS-TY are you his girlfriend(all laugh)’,’um..no..um..i’m his coach(bru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rust laughter,Delia too laughs),so the Desi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rust into laughter,Delia frowns) means TraceyDevil(brust into laughter both,Delia laughs) so Trace was entrusted upon cause from 1</text:span><text:span text:style-name="T198">st</text:span><text:span text:style-name="T1717"> day Trace was looking for second cousin mask(all laugh) and Daisy found her </text:span><text:soft-page-break/><text:span text:style-name="T1717">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8">rd</text:span><text:span text:style-name="T1717"> and 4</text:span><text:span text:style-name="T198">th</text:span><text:span text:style-name="T1717">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years(all laugh) i only know about my Mist who ever is so unhappy if i call her Misty(all laugh) so anyway,then suddenly she says did </text:span><text:soft-page-break/><text:span text:style-name="T1717">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8">nd</text:span><text:span text:style-name="T1717">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8">nd</text:span><text:span text:style-name="T1717">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and husband is a double Kanto champ Kanto main and Battle Frontier psychic trainer himself,John Harrison and last i heard from her more than a year back during my Kalos </text:span><text:soft-page-break/><text:span text:style-name="T1717">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text:span></text:p>
      <text:p text:style-name="P277">3.Charizard<text:span text:style-name="T2045">(brust into laughter)</text:span>,fire-<text:span text:style-name="T1647">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rust into laughter,others laugh as well),during Kanto(2)..male..</text:span></text:p>
      <text:p text:style-name="P277">4.Bulbasaur,<text:span text:style-name="T1589">g</text:span>rass-<text:span text:style-name="T1685">poison</text:span>,<text:span text:style-name="T1602">refused to evolve,ever my leader in my life too beyond death(all smile) but if he wants he can be unstoppably jovial cause being the leader he knows each trick only too well(all laugh),Kanto(3)...male..</text:span></text:p>
      <text:p text:style-name="P277">5.Pidgeot,<text:span text:style-name="T1806">normal-</text:span>flying,<text:span text:style-name="T1676">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rust into laughter),utter brat..Kanto(4)..male..</text:span></text:p>
      <text:p text:style-name="P277">6.Butterfree,type..(Ash and Misty look at each other and <text:span text:style-name="T2046">laugh</text:span>,Delia laughs too)..and you all know his story how he is long gone but <text:span text:style-name="T1677">one of his generations has stayed and a real brat now(all laugh)..wants to know why he’s can’t become another pokemon(all brust into laughter)..if i’m me and you’re you but you see me and i see you so why can’t it be the opposite why can’t we be the one’s we see(all brust into laughter)..metaphysical legend(all laugh),absolute once only pest that no hall of fame can give enough value to(all laugh)..,Kanto(5)..male..</text:span></text:p>
      <text:p text:style-name="P277">7.Squirtle,<text:span text:style-name="T1588">water,refused to evolve,just my eversweet friend(all smile),first water type being not my flower(all laugh,Misty brusts into laughter),wants to know if anything is in right quantity or not like if is walking or laughing is it absolutely right enough(all brust into laughter)...perfectionist(all laugh),comes around here family at another place(all laugh)..for which he and Charizard are most loathed by my bunch(laugh,others laugh as well)..,Kanto(6)..male..</text:span></text:p>
      <text:p text:style-name="P278"><text:span text:style-name="T1749">8.Professor </text:span>Muk(all laugh),<text:span text:style-name="T1589">poison,hugging master(all laugh),no more words,only Professor(all laugh),Kanto(7)..male..</text:span></text:p>
      <text:p text:style-name="P278"><text:span text:style-name="T1749">9</text:span>.Tauros,<text:span text:style-name="T1664">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rust into laughter) cause you’ll again get hungry(all laugh) isn’t that nice(all brust into laughter) but then sobs,why the hunger doesn’t increase despite food(all brust into laughter)...only only utter brat(all laugh),Kanto(8)..male..</text:span></text:p>
      <text:p text:style-name="P279"><text:span text:style-name="T1749">10</text:span>.Decidu<text:span text:style-name="T1590">eye,grass-fly-GHOST(all laugh,Delia shakes her head laughing),Sinnoh(1),do i look good(all brust into laughter) extremely dangerous brat cause that means she will prove that only she doesn’t look good(all laugh)..female..</text:span></text:p>
      <text:p text:style-name="P280"><text:span text:style-name="T1749">11</text:span>.<text:span text:style-name="T1591">Lycanroc,rock,Kalos,Kalos(1),whole world is just right why then are you thinking about it to make it wrong(all brust into laughter),no words(all laugh)..once ever gem of a pest same type but Tyranitar’s view is exactly opposite(all laugh) whole day this goes on but you know that 2.5 year phase of battle starvation that Tyranitar epitomized(all laugh) so now both do it in polite it out </text:span><text:soft-page-break/><text:span text:style-name="T1591">competition(all laugh),Tyranitar has no peace of mind or a sympathizer in this life(all laugh)..what a bunch(all laugh)..female..</text:span></text:p>
      <text:p text:style-name="P281">1<text:span text:style-name="T1749">2</text:span>.Incineroar,fire-<text:span text:style-name="T1593">dark-</text:span>fight,my very last buddy,came by herself <text:span text:style-name="T1679">just before</text:span> Kalos final<text:span text:style-name="T1680">s</text:span> my last tr<text:span text:style-name="T1678">e</text:span>kking experience while in journey<text:span text:style-name="T1592">..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text:span></text:p>
      <text:p text:style-name="P282">1<text:span text:style-name="T1749">3</text:span>.<text:span text:style-name="T1594">Naganadel,poison-dragon,Unova(1),what exactly is poison(all brust into laughter)..no words,absolute brat(all laugh)..female...</text:span></text:p>
      <text:p text:style-name="P283"><text:span text:style-name="T1764">27.</text:span>1<text:span text:style-name="T1749">4</text:span>.<text:span text:style-name="T1595">Rotom,electric-ghost,Sinnoh(2),how each form is an hinderence to the actual(all brust into laughter),once ever meance to sanity,(all laugh)...male..</text:span></text:p>
      <text:p text:style-name="P284"><text:span text:style-name="T1764">26.</text:span>1<text:span text:style-name="T1749">5</text:span>.<text:span text:style-name="T1596">Unown,Psychic,Johto(1),doesn’t understand why he’s psychic cause anyone could be(all brust into laughter),irritating brat(all laugh)..male..</text:span></text:p>
      <text:p text:style-name="P285"><text:span text:style-name="T1764">25.</text:span>1<text:span text:style-name="T1749">6</text:span>.Confragigus,ghost,<text:span text:style-name="T1723">Unova Only,he’s all about the art of a hallucination,shows one asks if that was good(all laugh) no matter the answer says the scenes that you see can still be better then asks them doesn’t your beau want you look better(all brust into laughter),movie director and talent selecter(all laugh) once ever very dangerous brat..(all laugh),Unova(2)..male..</text:span></text:p>
      <text:p text:style-name="P285">1<text:span text:style-name="T1749">7</text:span>.Sceptile<text:span text:style-name="T1700">(all laugh)</text:span>,grass<text:span text:style-name="T1699">(all laugh even more)...the art of planting the grass(all laugh)..doing again the obvious even if feeling the better and perfect way that doesn’t exists(all laugh)..once ever pest..,Hoenn(1)..female..</text:span></text:p>
      <text:p text:style-name="P285">1<text:span text:style-name="T1749">8</text:span>.<text:span text:style-name="T1746">Zeraora,electric,psudeo-legend,my Zeraora wants to know exactly how can he be a pokemon(all brust into laughter) cause to him all his attacks are not pokemon they are attacks but he himself is not an attack,thus this confusion(all brust into laughter)..philosophically abstruse brat(all laugh)..Mr Oak Mr Oak what are you doing/Oh Mr Oak please help me now i’m crying/Mr Oak Mr Oak why a pokemon is so(all bru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rust into laughter)..male..</text:span></text:p>
      <text:p text:style-name="P286">1<text:span text:style-name="T1749">9</text:span>.Z<text:span text:style-name="T1923">ekr</text:span>om<text:span text:style-name="T2252">(both laugh)</text:span>,dragon-electric,<text:span text:style-name="T1612">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rust into laughter)...wants to be the opponets wife(all brust into laughter) and mine most(all brust into laughter) even came all by herself(all laugh)..once ever legendary brat(all laugh)..GirlfriendRom(all laugh)...female(all laugh)..WifeRom(all laugh)..</text:span></text:p>
      <text:p text:style-name="P287"><text:span text:style-name="T1749">20</text:span>.Heracross,<text:span text:style-name="T1597">h</text:span>ug(hugs Misty quickly,Misty laughs,Delia smiles)...<text:span text:style-name="T1691">and my Heracross is too dangerous(both Ash and Misty laugh)...mine wants to count how many beaus one has(both brust into laughter,Delia sighs then laughs and shakes her head)...and all their antics(all laugh)..in short beau counting(all laugh,Delia frowns and laugh,Misty brusts into laughter),Johto(2),bug types have many pairings with same pokemon thus this means if someone comes Heracross goes like,’my 4</text:span><text:span text:style-name="T193">th</text:span><text:span text:style-name="T1691"> illegal beau isn’t he your illegal beau too the 7th(all laugh),what does he do what he do what does he do’(Misty uncontrollably laughs,Delia brust into laughter then shakes her head,Ash also laughs),the art of beau counting(all laugh),incredible once ever brat(all laugh)...female..</text:span></text:p>
      <text:p text:style-name="P288"><text:span text:style-name="T1749">21</text:span>.Bayleaf,grass,<text:span text:style-name="T1603">refused to evolve further,this is qniue cause she evolved from Chikorita but then didn’t want to become Meganium so in the middle she stopped which is very unique for a trained pokemon,Chu as well is the middle stage between Pichu and Raichu but Pikachu can be a starter </text:span><text:soft-page-break/><text:span text:style-name="T1603">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rust into laughter) absolute meance this brat(all laugh),Johto(3)..female..</text:span></text:p>
      <text:p text:style-name="P288"><text:span text:style-name="T1764">24.</text:span>2<text:span text:style-name="T1749">2</text:span>.Mismagius,ghos<text:span text:style-name="T1718">t,Sinnoh(3),why are you not me(all brust into laughter),nothing else(all laugh) if pressed hard(all laugh) no i don’t understand any reason why you are not me why this world is so varied why can’t it be the other way cause i am myself not varied to me(all laugh) so why are they not me(all brust into laughter)...unfallible logic(all laugh) invincible pest(all laugh)...female.. </text:span></text:p>
      <text:p text:style-name="P288">2<text:span text:style-name="T1749">3</text:span>.<text:span text:style-name="T1687">Palkia</text:span>,<text:span text:style-name="T1598">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rust into laughter and clap),30 seconds with this brat and everyone will be circularly insane but logically so(all brust into laughter),truest once only legendary meance(all laugh)..,Unova(4)..male..</text:span></text:p>
      <text:p text:style-name="P355">2<text:span text:style-name="T1749">4</text:span>.<text:span text:style-name="T1599">Goodra,a psudeo-legendary type,dragon... only found in Unova,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rust into laughter,clap),real gem of a pest(all laugh),Unova(5)..male..</text:span></text:p>
      <text:p text:style-name="P358">25.Primape,fight,now permanet here always a special one though always now asks <text:span text:style-name="T2253">how to perfect the action of thinking without any subject</text:span>(all brust into laughter)..<text:span text:style-name="T2254">cause the action is different from subject(all laugh)</text:span>,so permanent must find similar pests(all laugh),Kanto(<text:span text:style-name="T1916">9</text:span>),<text:span text:style-name="T2254">metaphysical brat of a different kind(all laugh)..male..</text:span></text:p>
      <text:p text:style-name="P351">2<text:span text:style-name="T1749">6</text:span>.<text:span text:style-name="T1740">Reshiram(both laugh),dragon-fire-ground-fly,psudeo-legend,only nowhere(both laugh)-all distances are relative to me so where am i(all brust into laughter and clap),thankfull only in Unova(all laugh),Unova(6),if i have to fly to move why cant the place fly to me to move(all bru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rust into laughter)..if i was here then went there seeing that place and again would see this place from there then to know this place exactly i must be there and viseversa so where am i(all brust into laughter and clap),before coming out to face me you were in pokeball but you came out and stood at the position that now you’re at to face me so doesn’t it mean you were here always(all brust into laughter and all clap),merchant at nowhere(all laugh),nowhere ever pest,somewhere sorry nowhere(all laugh)..incredible brat..male..</text:span></text:p>
      <text:p text:style-name="P289">2<text:span text:style-name="T1749">7</text:span>.<text:span text:style-name="T1600">Kingler,water,Kanto(10)..female..right hand disciple of</text:span></text:p>
      <text:p text:style-name="P290">2<text:span text:style-name="T1749">8</text:span>.Feraligator(all laugh),<text:span text:style-name="T1713">any more needed(all laugh),water..male..plans to turn all friends upon each other(all laugh),Johto(4),first brat go get spoiled cause he was born so(all laugh),scoffed at me after Battle Frontier that by battling him i’m hindering his not one but more than all developments(all </text:span><text:soft-page-break/><text:span text:style-name="T1713">brust into laughter) later told me that he always has been telling me and my travel companions to never be serious(all laugh and clap),immortal brat once ever absolute(all laugh)..</text:span></text:p>
      <text:p text:style-name="P459">and</text:p>
      <text:p text:style-name="P291">2<text:span text:style-name="T1749">9</text:span>.Crawdaunt (all laugh again),<text:span text:style-name="T1755">water-dark,</text:span>really they can’t be separated can they(all laugh)..<text:span text:style-name="T2317">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ru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ru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463"><text:span text:style-name="T1749">30</text:span>.<text:span text:style-name="T1604">Typhosion,fire,Johto(5),now wants to know the art of retardation(all brust into laughter),cause for all his life he’s running or walking won’t it ever end(all brust into laughter),truest brat(all laugh) extremely wicked(laughs at Misty,Misty brust into laughter,Delia laughs)thus competes with Trace(brust into laughter,Misty laughs uncontrollably,Delia frowns and then laughs shaking her head) cause this cynicism to only to provide the type disadvantage materials of fire,electric and grass types to Crawdauntogator(all brust into laughter)..recruiter(all laugh)..and Kingler is the 2</text:span><text:span text:style-name="T201">nd</text:span><text:span text:style-name="T1604">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rust into laughter)..absolute pests these 4..Crawdauntogatorlerphosion..(all laugh)..Typhosion to ashes/Kingler to dust/Feraligator has made you mad/no chance of comeback as Crawdaunt must(all laugh)..absolute gems these are(all laugh)..Typhosion is also male..</text:span></text:p>
      <text:p text:style-name="P464"><text:span text:style-name="T1749">31</text:span>.<text:span text:style-name="T1601">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rust into laughter)..no i saw many rocks floating(all brust into laughter)..and is also boredom-marchent asing strange questions like if i can fetch that fruit from 20 feet why you can’t as well Pikachu(all laugh)..no no i don’t climb or attack to fetch(all brust into laughter)..can you express yourself without rage cause you’re mad with me for no reason actually it’s your own problem so why don’t you go back and have a nap no no i don’t attack to nap or to be angry with myself as you see i’m NORMALLY thus(all brust into laughter)..stupendus brat(all laugh)..once ever by all means...,Orange(1)..male..</text:span></text:p>
      <text:p text:style-name="P292">3<text:span text:style-name="T1749">2</text:span>.T<text:span text:style-name="T1682">o</text:span>rquail,fire,a mega form of Torkal but not evolution...,<text:span text:style-name="T1716">Hoenn(3),extremely moody as mom knows(Delia laughs),pesters all,you’ll see that brat soon too Mist to your utter misfortune(laugh,Misty laughs shaking her head)..female..</text:span></text:p>
      <text:p text:style-name="P292">3<text:span text:style-name="T1749">3</text:span>.<text:span text:style-name="T1605">Donphan,ground,Johto(6),why all things has a shape and if not why(all brust into laughter),and especially why all things are not round or the roundness of things like thouths(all brust into laughter),that is he can coil himself as round to takedown and if similar pokemons or other Dopnphans then will say rectangle or why all round and so on(all laugh),once ever brat..male..</text:span></text:p>
      <text:p text:style-name="P348"><text:soft-page-break/>3<text:span text:style-name="T1749">4</text:span>.<text:span text:style-name="T1606">Noctowl,normal-flying,disturbed whole night(Ash and Misty brust into laughter,Delia laugh and shakes her head),wants to know the reason for having a reason(all brust into laughter),only once dangerous brat(all laugh),Kanto(11)..female..</text:span></text:p>
      <text:p text:style-name="P293">3<text:span text:style-name="T1749">5</text:span>.<text:span text:style-name="T1607">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rust into laughter,Delia frowns and then laughs shaking her head,Ash laughs a lot),amusing pest(all laugh)..male..</text:span></text:p>
      <text:p text:style-name="P294">3<text:span text:style-name="T1749">6</text:span>.Lapra<text:span text:style-name="T1714">s</text:span>,water-ice,<text:span text:style-name="T1608">you know very very special always would be(all smile)..now stays here cause she should’ve been older cause then more illegal beau experience to select the right ones next to next(all brust into laughter)..amusing brat(all laugh)..,Orange(2)..female..</text:span></text:p>
      <text:p text:style-name="P295">3<text:span text:style-name="T1749">7</text:span>.<text:span text:style-name="T1741">Dialga,steel/dragon,psudeo legend,at Unova...wants to know everything about himself from others each moment(all brust into laughter) like what he is no no not the types and all but what am i(all laugh) invincible pest(all laugh),Unova(7)..male..</text:span></text:p>
      <text:p text:style-name="P347">3<text:span text:style-name="T1749">8</text:span>.T<text:span text:style-name="T1751">YRAniTAR(all laugh)...Gary will ever remember him(all laugh)..and those 2.4 years(all laugh)..mom went there with Mime,grabbed Mime away and formed a team asked mom to manage it for next 2 hours(all laugh)..Tyranitar </text:span>you know from Johto <text:span text:style-name="T1688">as egg then Larvitar</text:span>,only found <text:span text:style-name="T2255">at Johto</text:span>,psudeo legend<text:span text:style-name="T1805">..</text:span>rock-dark type,which itself is a very rare type...<text:span text:style-name="T1892">my 3</text:span><text:span text:style-name="T195">rd</text:span><text:span text:style-name="T1892"> psudeo-legend but then still Solgaleo came in that form,Larvitar or the next stage Pupitar none are psudeo-legend catergory infact they are many in number but the last phase Tyranitar is only found in Johto-Kanto that 3</text:span><text:span text:style-name="T195">rd</text:span><text:span text:style-name="T1892"> phase is why it’s such amythical name as TYRAniTAR(all laugh) and Tyranitar is from egg to Gary to Tyranitar(all laugh) and </text:span>this is like Toge<text:span text:style-name="T2264">tic</text:span> that Mist had <text:span text:style-name="T2264">who then became Togekiss</text:span>,who was a <text:span text:style-name="T1752">rock-</text:span>fairy-psudeo/legend <text:span text:style-name="T1752">in Kanto-Johto and very few in Hoenn</text:span> but she passed <text:span text:style-name="T1674">on</text:span> <text:span text:style-name="T1756">4 years</text:span> back and all...<text:span text:style-name="T1609">(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ru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rust into laughter)...so Tyranitar since Unova never has anyone to sympathise with him(all laugh) thus now has realized how to polite it out(all laugh) and Lycanroc tries to be more polite(all laugh) and if you’re among them in 10 seconds you’ll go totally mad(all laugh)..Tyranitar is also male..</text:span></text:p>
      <text:p text:style-name="P296">3<text:span text:style-name="T1749">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rust into laughter,rest laugh) and Trace has 45(all </text:span><text:soft-page-break/><text:span text:style-name="T1749">laugh) rest are divided between Daisy and Lillie yes Lillie has Crawdauntogator(all laugh) and Daisy’s bunch is spoiled each day by Yveltal(all laugh)..Krookodile is female as well..</text:span></text:p>
      <text:p text:style-name="P297"><text:span text:style-name="T1749">40</text:span>.<text:span text:style-name="T1610">NOIVERN(all laugh)...dark-dragon-flying,first dragon type to come to me,first pokemon in Unova,came all by himself but those are all thoughts cause he is the pokephilosopher especiall(all laugh) with speciality in interpreting the meaning of understanding of pokelife(all brust into laughter) and reviewing challenging pokemon’s interpretations of their own age related issues(all laugh uncontrollably)..and also to understand and make them understand whether they represent their masters emotions or moods(all brust into laughter)..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8"><text:span text:style-name="T1924">41</text:span>.<text:span text:style-name="T1611">Garchomp,dragon-ground,psudeo-legendary,only Unova,master in reflections,all things must be in symmetry but also self reflecting(laugh,Misty laughs,Delia too laughs)..reflection master true brat(all laugh),last one at Unova and very last one that i actually caught in the common sense after him all came by themselves..,Unova(9)..male..</text:span></text:p>
      <text:p text:style-name="P349">4<text:span text:style-name="T1925">2</text:span>.<text:span text:style-name="T1744">Yveltal(all laugh),dark-fly,psudeo legend,3</text:span><text:span text:style-name="T197">rd</text:span><text:span text:style-name="T1744"> last there,then scared everyone(all laugh) and now in pursuit of happiness(all laugh),would ask anyone if they are happy or not and then try to guide them to happiness by showing how miserable they actually are(all brust into laughter) and if they aren’t happy then how to be even more unhappy(all laugh)..so that they accept that true happiness is illusive and thus give up(all brust into laughter) making them happy cause they have forgotten that very thought by then(all laugh),once only cynically optimistic brat(all laugh),motivational speaker(all laugh)..Sinnoh(6)...male but are you happy(all laugh)..</text:span></text:p>
      <text:p text:style-name="P299">4<text:span text:style-name="T1926">3</text:span>.<text:span text:style-name="T1614">Talonflame,fly-fire,Kanto(12),the art of wrong flying(all brust into laughter)...no words..untill you admit that he can’t fly rightly at all he’s not budging to question you why(all brust into laughter)..male..</text:span></text:p>
      <text:p text:style-name="P300"><text:span text:style-name="T1764">23.</text:span>4<text:span text:style-name="T1926">4</text:span>.<text:span text:style-name="T1615">Aegislash,steel/ghost...master in teaching how steel is never important in ghostly life(all laugh)...if you’re not steel type then why you should never be a ghost(all laugh)...depressed of herself(all laugh),Unova(10)..female..</text:span></text:p>
      <text:p text:style-name="P301">4<text:span text:style-name="T1927">5</text:span>.Seismitoad,water-ground,<text:span text:style-name="T1762">Hoenn Only,cause every moment ground and water are interchanging so why am i here(all laugh)..anthropological brat(all laugh)..,Hoenn(4)..female..</text:span></text:p>
      <text:p text:style-name="P302">4<text:span text:style-name="T1928">6</text:span>.<text:span text:style-name="T1940">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text:span></text:p>
      <text:p text:style-name="P303">4<text:span text:style-name="T1929">7</text:span>.<text:span text:style-name="T1616">Scrafty,dark-fight,Johto(8),you’re dual type too as you can be happy as well as sad(all brust into laughter)..and this also happens in a family in cycles and me being dual type as well am i not in your family too(all brust into laughter)..anything that has an opposite is dually typed thus me being one am i not in your family to(all laugh)..family schism master through metaphysical reality(all laugh)..once ever pest..female..</text:span></text:p>
      <text:p text:style-name="P305">4<text:span text:style-name="T1930">8</text:span>.<text:span text:style-name="T2443">Magearna,steel-fairy,psudeo-legend,Hoenn(5),some walk,some crawl,some swim,some float,some climb,some slide,some glide,some fly but why(all brust into laughter),why differet modes of transportation(all laugh),once once pest..(all laugh)..female..</text:span></text:p>
      <text:p text:style-name="P304">4<text:span text:style-name="T1931">9</text:span>.<text:span text:style-name="T1617">Emboar,fire-fight,Kanto(13),life as fire life in fight/fire in fight,life as life(all laugh)/fight as life,fire in life/Mr Oak do you have also have such a life(all bruts into laughter) the whole world is asked of their opinions on their lives(all laugh) and then compare them with him and then again repeat the process(all laugh)..handles Gary whole time(all laugh)..once ever pest(all laugh)..male..</text:span></text:p>
      <text:p text:style-name="P306"><text:soft-page-break/><text:span text:style-name="T1932">50</text:span>.<text:span text:style-name="T1618">Samurott,dark-water-ground,dark must be bright,water must be not light,ground shall be swam not alight,cause what’s left to me isn’t that at your right (all brust into laughter and clap)..no words(all laugh)...impossible brat(all laugh),Sinnoh(7)..male..</text:span></text:p>
      <text:p text:style-name="P350"><text:span text:style-name="T1749">51</text:span>.Greninja,yes mine has the type specification ash-Greninja(all smile),<text:span text:style-name="T1620">dark-water-ground,</text:span>she came by herself to me,<text:span text:style-name="T1619">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are most vulgar as well(laugh,others laugh too)..none are any good in battling cause they will befriend the human challenger singular or plural like Team Rocket as well unless too egotistical(all laugh)..female..</text:span></text:p>
      <text:p text:style-name="P307"><text:span text:style-name="T1749">52</text:span>.<text:span text:style-name="T1743">Dragonite,dragon-fly,Unova(11),wants to know why he has evolved(all brust into laughter) and can’t again repeat the process(all laugh) or whether others do so if so then why(all laugh)..why others are so and not so in evolutionary steps(all brust into laughter)..immortal pest(all laugh)..male..</text:span></text:p>
      <text:p text:style-name="P308"><text:span text:style-name="T1764">22.</text:span>5<text:span text:style-name="T1933">3</text:span>.<text:span text:style-name="T1621">Spiritomb,great great pure ghost-dark..(laugh,Delia shakes her head,Misty too silently laugh and shakes her head)..only afraid of it’s kind(laugh),he’s afraid of himself(all laugh),Sinnoh only,Sinnoh(8),third assistant to Trace(brust into laughter,others laugh shaking their heads)..male..</text:span></text:p>
      <text:p text:style-name="P309">5<text:span text:style-name="T1934">4</text:span>.<text:span text:style-name="T1999">Shiftree,dark-grass,Kanto Frontier(2),in born revolutionary(all laugh) the whole world needs to revolt against themselves(all laugh),he revolts again himself(all brust into laughter),once ever brat(all laugh)..male..</text:span></text:p>
      <text:p text:style-name="P310">5<text:span text:style-name="T1935">5</text:span>.Floatzel,water-<text:span text:style-name="T1897">ground</text:span>,<text:span text:style-name="T1721">Orange(3),difference between ground in water and water in ground(all bru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urottzel(all laugh)..utmost brats these three these 3 and Crawdauntogator,Kingler and Typhosion exchanges students(all laugh) to get more experience in different universities(all laugh)..what brats these are..(all laugh)..Floatzel is female..</text:span></text:p>
      <text:p text:style-name="P310"><text:span text:style-name="T1764">21.</text:span>5<text:span text:style-name="T1936">6</text:span>.Glalie<text:span text:style-name="T1761">(all laugh)</text:span>,ice-<text:span text:style-name="T1622">ghost</text:span>,..became far better with my sweetie,<text:span text:style-name="T1712">but then became absolutely spoiled(all laugh)...her goal of life is beauty(all laugh)...if she is asked is this food good,her answer is,substandard(all brust into laughter) BUT AH!BEAUTY,BEAUTY(all bru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text:span></text:p>
      <text:p text:style-name="P311">5<text:span text:style-name="T1937">7</text:span>.Torterra,grass-ground,<text:span text:style-name="T1719">Sinnoh(9),what’s the difference between grass and ground cause grass grows on ground(all brust into laughter)..no words utter brat..(all laugh)..female..</text:span></text:p>
      <text:p text:style-name="P312">5<text:span text:style-name="T1937">8</text:span>.<text:span text:style-name="T1613">Hawlucha,fight-fly,Orange(4),standing on the air without the help of wings(all laugh)/fighting on the ground without the helps of limbs(all brust into laughter)/thinking of something without trying to think(all brust into laughter)/thoughts and actions why Mr Skechit are you trying to link(all brust into laughter,clap)...no words,absolute once ever pest(all laugh)..Mr Skechit whole day gets no respite(all laugh)..really both of my and Mist’s bro as a fox(brust into laughter,others laugh as well)..no really Trace is 39 now me 35 he will be a dad soon but these words aren’t going </text:span><text:soft-page-break/><text:span text:style-name="T1613">anywhere(all laugh)...17 years long knowledge of gentleman looking most cunning fox(all laugh)..male(both brust into laughter,Delia shakes his head laughing)..yeah you must’ve been Muked by a Mr Jackal(all laugh)..</text:span></text:p>
      <text:p text:style-name="P313">5<text:span text:style-name="T1937">9</text:span>.<text:span text:style-name="T2456">Claydol,psychic-ground-fly,Johto(9),if a same thought occurs twice like hunger and both times i ate so which food satisfied which hunger cause both are within body now(all brust into laughter)..no words(all laugh)..female..</text:span></text:p>
      <text:p text:style-name="P377"><text:span text:style-name="T1938">60</text:span>.<text:span text:style-name="T1624">Buzzwole(all laugh)..Kanto only(all laugh)...what a day that was Mist(both brust into laughter,Delia laughs),Kanto(14),now wants to teach all how any pokemon or any animate being should behave PROPERLY(all laugh) which is eat sleep wake-up repeat(all bru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6 only just 5 can breed but still they have similar intelligence which is itself an unique phenomena - Squirtle,Charizard(all laugh),Heracross(all laugh),Bayleaf and Torquail</text:span></text:p>
      <text:p text:style-name="P474">none from Orange,<text:span text:style-name="T2000">Sinnoh,</text:span>Unova and Kalos can <text:span text:style-name="T2096">and none from Frontier either</text:span> and only <text:span text:style-name="T1914">2</text:span> from Johto,<text:span text:style-name="T1914">1 from Hoenn,2</text:span> from Kanto <text:span text:style-name="T1915">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rust into laughter) yeah this life in confinement of being a pokemon or a being doesn’t it bother you the need,the need the need(all bru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text:span><text:soft-page-break/><text:span text:style-name="T1915">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so then to cut off any sentimental chatter there is the eloquency in this as...</text:span></text:p>
      <text:p text:style-name="P378"><text:span text:style-name="T1947">20.61</text:span>.<text:span text:style-name="T1625">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ru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text:span></text:p>
      <text:p text:style-name="P338"><text:span text:style-name="T1749">62</text:span>.<text:span text:style-name="T1623">Pangoro(all laugh),fighting-dark,Kanto-Johto only(laugh)..we will ever remember the day we caught him(all laugh)..first dark type,Kanto(15),now wants to know why is it so that all things that are inanimate has a specific nature and not another(all brust into laughter),incusitive brat(all laugh)..male..</text:span></text:p>
      <text:p text:style-name="P344">6<text:span text:style-name="T1939">3</text:span>.<text:span text:style-name="T1626">Rayquaza,dragon-fly,psudeo-legend,Unova only,Unova(12),he wants to <text:s/>make everybody including humans dragon types means you have to flamethrow underwater without disturbing your suroundings(all bru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text:span></text:p>
      <text:p text:style-name="P314">6<text:span text:style-name="T1939">4</text:span>.La<text:span text:style-name="T1739">t</text:span>ios,dragon-psychic,psudeo-legend,<text:span text:style-name="T1748">Orange-Unova only</text:span>,<text:span text:style-name="T1747">Unova(13),earth-ground-water is was different then how can i be at all places(all brust into laughter)..female...infact male Latios is called Latias and females are called Latios who are blue males are red..</text:span></text:p>
      <text:p text:style-name="P315">6<text:span text:style-name="T1939">5</text:span>.<text:span text:style-name="T1627">Luxray,electric,much to Chu’s dismay(all laugh)..now all about why he too can’t use both flamethrower and watergun(all laugh)...and yes he too can use thunder-chair as good as Chu can who is similarly powerful as is Zekrom(all smile),Johto(10)..male..</text:span></text:p>
      <text:p text:style-name="P316"><text:span text:style-name="T1764">18.</text:span>66.<text:span text:style-name="T1663">Deoxys,psychic,Kalos only,psudeo-legend,Kalos(5),weather changes despite me,everything changes including my thoughts despite me,i don’t change even if a thought comes thus how can i battle(all brust into laughter),true pest(all laugh)..male..</text:span></text:p>
      <text:p text:style-name="P317"><text:span text:style-name="T1764">17.</text:span>67.<text:span text:style-name="T1628">Whimsicott(all laugh)...grass-fairy..what a whimsical brat that is(all laugh)...Kanto(16)..male..</text:span></text:p>
      <text:p text:style-name="P318"><text:soft-page-break/>68.<text:span text:style-name="T1629">MANTINE(Ash and Misty brust into laughter,Delia laughs as well)..really Mist,i can’t believe it either(both laugh),Violetype (brust into laughter,all brust into laughter)...ever so unhappy,’hum..you stole mine(all laugh)..’’why don’t you keep mine..’,’shut up,yours will always battle everyone(both 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10)..male..</text:span></text:p>
      <text:p text:style-name="P319">69.<text:span text:style-name="T2003">Mewostic,psychic,Kanto(17),first pure psychic type and general psychic type too,wants to be still(all laugh) that is how long can you meditate cause that only prooves that you’re happy(all brust into laughter)...incredible brat cause he himself doesn’t(all brust into laughter) but would teach you to the most(all laugh) while he is standing or floating or sitting still(all laugh)..what a brat...male..again male and female Meowstic looks different but the name is same unlike Latias and Latios..</text:span></text:p>
      <text:p text:style-name="P320">70.<text:span text:style-name="T1630">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rust into laughter)...pest per excellence(all laugh)...female..but i’m so happy that all the allegations that were against me i used exactly those to make the Lab this huge and once only that is all(all smile)..but sadly it hosts DARKNESS(laugh,others laugh)...</text:span></text:p>
      <text:p text:style-name="P371">71.<text:span text:style-name="T1899">Pelipper,water-fly,found everywhere(both laugh),Orange,Orange(7),um do you remember last time we met you were talking about our foods and didn’t we reach a deal there(all bruts into laughter),absolute means everywhere(all laugh)..female..</text:span></text:p>
      <text:p text:style-name="P357">72.<text:span text:style-name="T1689">Bisharp,dark-steel,came by himself,doesn’t understand how dark and steel can be together(all brust into laughter) cause they are different(all brust into laughter),truest once ever pest,Kanto Frontier(3)..male..</text:span></text:p>
      <text:p text:style-name="P339">73.Weavile,dark-ice,<text:span text:style-name="T1722">Kanto Frontier(4),wants to match his knowledge of you to your own knowledge of yourself cause he doesn’t understand how you’re are not exactly him or another that he saw before(all brust into laughter),absolute once only pest(all laugh)...male..</text:span></text:p>
      <text:p text:style-name="P345">74.<text:span text:style-name="T1810">Heatran,fire-steel,psudeo legend,Kalos(6),Kalos-Unova only,wants to know what is steel and what is fire and how they’ve mixed up to create her no no i only flamethrow but what is it what is an attack cause it’s just me(all brust into laughter)...once ever brat...(all laugh)..female..</text:span></text:p>
      <text:p text:style-name="P354">75.<text:span text:style-name="T1808">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rust into laughter,clap),absolute legend of an once once pest..true brat this..(all laugh)..Trace assistant 2 (all laugh)..Johto(11)..male..</text:span></text:p>
      <text:p text:style-name="P321"><text:span text:style-name="T1764">16.</text:span>76.<text:span text:style-name="T1631">Musharna,psychic,Hoenn(7),why the sky or ground or water etc doesn’t talk despite being attacks(all brust into laughter) and he can’t use anything except psychics so those too doesn’t talk then why(all laugh),absolute truest brat(all laugh)...male..</text:span></text:p>
      <text:p text:style-name="P322"><text:span text:style-name="T1764">15.</text:span>77.Ultraneroz<text:span text:style-name="T1632">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wants to be all other types(all laugh) and asks everyone for advices(all laugh) and if they match her </text:span><text:soft-page-break/><text:span text:style-name="T1632">type discusses with them what are the best plans to make it a disadvantage(all brust into laughter),true pest...female..</text:span></text:p>
      <text:p text:style-name="P323"><text:span text:style-name="T1764">14.</text:span>78.Dusknoir,<text:span text:style-name="T1633">ghost,Kalos(7),what is the time now(all laugh) just like her name dusk exactly can’t be pointed so wants to know what this moment exactly is can you point it cause by then it’s past(all brust into laughter)...all time invincible ghostly logic(all laugh)..what a pest...female..</text:span></text:p>
      <text:p text:style-name="P323"><text:span text:style-name="T1764">13.</text:span>79.Sab-<text:span text:style-name="T1757">l</text:span><text:span text:style-name="T1758">ee</text:span><text:span text:style-name="T1757">e</text:span><text:span text:style-name="T1758">yye</text:span><text:span text:style-name="T1757">e</text:span><text:span text:style-name="T1696">(all laugh)</text:span>,<text:span text:style-name="T1634">dark-ghost,Gengar’s comrade(all laugh)...absolutely the same with the addition that he also wants others to behave as him(all bru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rust into laughter)..they are best comrades with of course Crawdauntogator(all laugh)..GENG-LEEEYYYE(all laugh)...no words(all laugh)..male..</text:span></text:p>
      <text:p text:style-name="P346"><text:span text:style-name="T1764">12.</text:span>80.Uxie,psychic,<text:span text:style-name="T1809">psudeo-legend,Sinnoh(11),first from Sinnoh,came by himself asks everyone if his way of approaching for a professional discussion on the subject attack as no attack was right or not(all bru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rust into laughter),absoulte once ever pest(all laugh)...male..</text:span></text:p>
      <text:p text:style-name="P341"><text:span text:style-name="T1764">11.</text:span>8<text:span text:style-name="T1697">1</text:span>.<text:span text:style-name="T1635">Chanedlure,ghost-fire,Unova,fire and ghost attacks should’nt be mixed cause then one impurifies the other(all brust into laughter),different fire or ghost attacks themselves can’t mix cause of the same(all laugh),a psychic attack must be absolutely psychic which only he know what it means(all brust into laughter) then when you get angry or ittitated he’ll say this exact irritation is the reason to attack(all bru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rust into laughter) which again isn’t pure cause there’s a reason to get the irritation(all laugh) thus we want purity but can’t find it..are you sane(all laugh),yeah that is an attack too(all brust into laughter),once ever tremendus brat(all laugh),Unova(15)..female..</text:span></text:p>
      <text:p text:style-name="P340"><text:span text:style-name="T1764">10.</text:span>8<text:span text:style-name="T1697">2</text:span>.Reuniclas,psychic,<text:span text:style-name="T1725">Kanto Frontier(5),in pursuit of a pattern in actions of being(all brust into laughter) yeah i get hungry or sleepy but is there a patter why hunger and sleep don’t become me(all brust into laughter)..no words philosophical master brat(all brust into laughter)..not idiotic like me though(all laugh)..male too(all laugh).. </text:span></text:p>
      <text:p text:style-name="P324"><text:span text:style-name="T1763">9.</text:span>8<text:span text:style-name="T1698">3</text:span>.Giratina<text:span text:style-name="T1760">(both laugh,Delia laughs shaking her head)</text:span>,ghost-dragon,psudeo-legendary,<text:span text:style-name="T1675">Unova</text:span> only,<text:span text:style-name="T1904">Unova(16),light is dark/dark is light/sad Mr Oak now but this moment why are you bright(all bru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rust into laughter)...just my Giti(all laugh) Giti and Zeraora are personal assistant to Mr Oak as Gary Oak(brust into laughter,others laugh) GIRAORA (all laugh)..male..</text:span></text:p>
      <text:p text:style-name="P325">by-the-way mom all psudeo-legends have stupendus psychic powers and those in my bunch who doesn’t have psychic powers are totally immnue to psychic or dark attacks be <text:span text:style-name="T1681">it</text:span> from the greatest legendary pokemons like Mewtwo or way way higher than that,<text:span text:style-name="T1888">and your bunch is included to be so and then defend if necessary</text:span>..(all smile)..</text:p>
      <text:p text:style-name="P326"><text:span text:style-name="T1763">8</text:span>.84.<text:span text:style-name="T1636">Gourgeist,ghost-grass,Hoenn(9),..how do i get to know if a feeling is grass type or ghosts not the things just that FEELING(both brust into laughter,Delia laughs shaking her head)..Brock specialist(all laugh)..what pests these are..female..</text:span></text:p>
      <text:p text:style-name="P327"><text:soft-page-break/><text:span text:style-name="T1763">7</text:span>.8<text:span text:style-name="T1698">5</text:span>.<text:span text:style-name="T1686">Jellicent,water-ghost,Hoenn(10) , this water,life of ghost/something i loath(all laugh),more than most(all laugh)/cause if another more brats i could roast(all laugh)/why this bondage,i want want the freedom toast(all brust into laughter,clap) wants to know everything about others to irritate them(all laugh)..male..</text:span></text:p>
      <text:p text:style-name="P328"><text:span text:style-name="T1763">6</text:span>.86.Hoopa,psychic-ghost-<text:span text:style-name="T1642">dark(all laugh)</text:span>,<text:span text:style-name="T1637">Unova</text:span> only,psudeo-legend,<text:span text:style-name="T1724">Unova(17),wants to know and show an action physical verbal or mental what it can mean and what was supposed to be meant by it then how the receiver catches it and wrongly reacts and then the sender himself gets it worng again and so on(all brust into laughter),the meaning of meanings of actions of reactions with menaings(all laugh and clap),absolute legendary pest(all laugh)..male..</text:span></text:p>
      <text:p text:style-name="P356"><text:span text:style-name="T1763">5</text:span>.87.<text:span text:style-name="T1638">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rust into laughter),absolute brat(all laugh)..yeah each has been specifically instructed to ask such questions to a Mr Oak Mr Oak behind his back for 4 years(all laugh)..cunning(all laugh)..male..</text:span></text:p>
      <text:p text:style-name="P329">88.<text:span text:style-name="T1639">Hydreigon,dark-dragon,psudeo-legend,Unova(18),which weather is most suitable for exactly which sort of date(all brust into laughter)..true pest(all laugh)...female..</text:span></text:p>
      <text:p text:style-name="P330">89.<text:span text:style-name="T1640">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ru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ru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rust into laughter,clap)..but have you ever given an honest thought on your beautiful thoughts where you unknowingly know them(all brust into laughter)...philsophy 5 is just incomparable(all laugh)..</text:span></text:p>
      <text:p text:style-name="P331">90.<text:span text:style-name="T1641">Trevenant,ghost-grass,Kanto Frontier(6),everything dissappears if you don’t want to see them thus what’s the point of creating a hallucination cause all you want is to want to see them(all brust into laughter)..true brat..male..</text:span></text:p>
      <text:p text:style-name="P332"><text:span text:style-name="T1763">4</text:span>.91.Gardevoir,psychic-fairy,<text:span text:style-name="T1750">Kanto Frontier(7)...i’m not helped by the hallucinations i show you cause you only see them but not me and my mood i’m only judged by my performances but not my feelings life is cruel hey do you want to see halluciantions during lunch(all brust into laughter)..utter brat...female..</text:span></text:p>
      <text:p text:style-name="P333"><text:soft-page-break/><text:span text:style-name="T1763">3</text:span>.92.Bronzong,steel-psychic,<text:span text:style-name="T1745">Sinnoh(12),why i can think(all brust into laughter) nothing else just this line if he is in battle will say why i can think that you’re angry cause not of me but you have lost your sanity of understanding yourself as in feelings(all brust into laughter)..utmost brat..male..</text:span></text:p>
      <text:p text:style-name="P334"><text:span text:style-name="T1763">2</text:span>.9<text:span text:style-name="T1690">3</text:span>.<text:span text:style-name="T1643">Malamar,dark-psychic,Kalos(8),who am i(all brust into laughter),before coming here you were there now you’re here to do which from there itself you had to be here,so if you were ever here who was inside the pokeball(all brust into laughter,Misty claps)...who am i pest(all laugh)...no words(all laugh)...female..</text:span></text:p>
      <text:p text:style-name="P412"><text:span text:style-name="T1763">1</text:span>.<text:span text:style-name="T1901">94</text:span>.<text:span text:style-name="T1644">Darkrai,dark,Kalos only,sleep specialist,doesn’t know what is waking and what is dreaming and why we sleep and why we’re awake(all brust into laughter) and also why attacks are used in waking but not sleep and thus if waking too is sleep then how is an attack is an attack at all(all brust into laughter)...some brat that is..(all laugh)..male..Kalos(9) – 105/104,105,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5 is where it stands for me and who has come to stand with me except for my mom’s bunch for this term of life of mine and their’s(all smile)..</text:span></text:p>
      <text:p text:style-name="P413">and there’s no scope to be sentimental as there’s</text:p>
      <text:p text:style-name="P373">95.<text:span text:style-name="T1742">Solgaleo(all laugh),psychic/steel,psudeo legend,Johto-Kanto Only,Madgaleo(all laugh),what a brat that is still,first one to come by himself straight from wild without any battle or anything,6</text:span><text:span text:style-name="T207">th</text:span><text:span text:style-name="T1742">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rust into laughter)..his line is no happiness if born(all brust into laughter)..utmost brat(all laugh)..male..</text:span></text:p>
      <text:p text:style-name="P374">Johto(1<text:span text:style-name="T1920">3</text:span>) - 4<text:span text:style-name="T1919">3</text:span>/4<text:span text:style-name="T1919">2</text:span>,Tyrangaleoveltal the 3 that’s after Gary(laugh,others laugh) they are in pursuit of happiness(brust into laughter,others laugh)<text:span text:style-name="T1922">(44)</text:span></text:p>
      <text:p text:style-name="P335"><text:span text:style-name="T1902">96</text:span>.Volcanion,fire-<text:span text:style-name="T1645">water,psudeo-legend,as well as this type,Sinnoh only,came by herself you know her story(all smile),doesn’t understand the difference between the two(all brust into laughter),Sinnoh(13) – 77/76(78)..female..</text:span></text:p>
      <text:p text:style-name="P337"><text:span text:style-name="T1902">97</text:span>.<text:span text:style-name="T1807">Kartana,grass-steel,Hoenn(11),what is a type(all bru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of ethics(all laugh) you want your own peace of mind then what type is it actually(all laugh)..no words psychologist(all laugh)..male..</text:span></text:p>
      <text:p text:style-name="P363"><text:span text:style-name="T1902">98</text:span>.<text:span text:style-name="T2004">Grumpig</text:span>,psychic-<text:span text:style-name="T2452">ground can’t fly</text:span>,<text:span text:style-name="T1903">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text:span></text:p>
      <text:p text:style-name="P363">99.<text:span text:style-name="T1890">Gallade,psychic-fight,Kanto Frontier(8) – 63/62(65),psychic fight means you can’t do anything cause by being dual type cause each time you’re thinking of doing the one the other asks think again(all brust into laughter)..utmost brat(all laugh)..female..</text:span></text:p>
      <text:p text:style-name="P364">100.Togedemaru(all laugh),electric-steel,Kanto,second electric but she has had a cool relation with Chu now wants to know why sizes of things vary(all brust into laughter),once ever pest(all laugh)..Kanto(1<text:span text:style-name="T1918">8</text:span>)..<text:span text:style-name="T2318">female..</text:span></text:p>
      <text:p text:style-name="P365"><text:soft-page-break/>101.<text:span text:style-name="T1891">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rust into laughter),absolute meance of a pest(all laugh),he wants to know which is real and which is hallucination but this is to furthur question that why(all laugh),ontologically legendary pest(all laugh)...male..</text:span></text:p>
      <text:p text:style-name="P366">102.<text:span text:style-name="T1893">Heliolisk,electric-normal,Kanto Only,3rd electric type,wants to know what is not electric(all brust into laughter),no no i know you’re a water but you can understand electric so why are you not electric(all brust into laughter) now if he is told then you too are this but i’m still electric(all laugh),once ever pest,Kanto(20)..male..</text:span></text:p>
      <text:p text:style-name="P367">103.<text:span text:style-name="T1894">Abomasnow,ice-grass,Kanto(21) – 22/21(23),what is true/tell me stopping my rue/me or my attacks and types why do you do/why you want to know me why are do you do (all brust into laughter)..why you want to know me(all laugh) if not why(all brust into laughter) you’re born why(all brust into laughter)..no words,only why brat(all laugh)..female..</text:span></text:p>
      <text:p text:style-name="P372">104.Celebi,psychic-grass,<text:span text:style-name="T2423">psudeo-legend,</text:span>Orange,<text:span text:style-name="T1917">Orange only,</text:span>Orange(<text:span text:style-name="T1921">8</text:span>) – <text:span text:style-name="T1921">30/29(31),the usage of grass in psychic is same as using anything in psychic cause i explain the relation of whole world with respect to psychic then do the opposite to show we’ve not at all progressed(all brust into laughter),progress in life(all laugh)..absolute brat..male..</text:span></text:p>
      <text:p text:style-name="P368">10<text:span text:style-name="T1900">5</text:span>.Kyurem,dragon-ice,psudeo-legend,Unova <text:span text:style-name="T1896">only</text:span>,<text:span text:style-name="T1895">Unova(20) – 97/95/96 ,there’s no fire cause fire is ice(all laugh)/there’s no ice cause ice is water(all laugh)/there’s no water,cause you just roll a dice/that you’re born as you are,before birth did you know what is ice(all brust into laughter,clap),no words(all laugh),this is true once ever pest(all laugh) her trouble is that she’s unhappy that is isn’t born as another type it’s not that she wants to(all laugh) but she will prove that could’ve been born as anything(all laugh) even me(all brust into laughter) asks me why are you not like us how do you know that you can’t attack(all laugh)..absolute pest(all laugh)..female..</text:span></text:p>
      <text:p text:style-name="P369">well in Unova whatever happened during that time with Tyranitar and Madgaleo(all laugh) i got 19 in total 1<text:span text:style-name="T1898">5</text:span> dragon <text:span text:style-name="T1898">4</text:span> ghosts(all laugh)..<text:span text:style-name="T1646">and with this ends my bunch(brust into laughter,Delia laughs,Misty too laughs)</text:span></text:p>
      <text:p text:style-name="P375">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912">but Gengar wasn’t there then and i didn’t take any from mom’s bunch(all laugh)Butterfree didn’t come back then cause that was his first breeding season but Primape did so on the finals i had</text:span>,</text:p>
      <text:p text:style-name="P376">1.Pikachu,2.Togedemaru,3.Heliolisk,4.<text:span text:style-name="T1913">Squirtle,5.Kingler,6.Abomasnow,7.Charizard,8.Talonflame,9.Emboar,10.Tauros,11.Primape,12.Pidgeot,13.Bulbasaur,14.Whimsicott,15.Noctowl,16.Meowstic,17.Metagross,18.Pangoro,19.Buzzwole and 20. Muk (all laugh)</text:span></text:p>
      <text:p text:style-name="P484">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76">in 9 typesof competition</text:p>
      <text:p text:style-name="P476">Fire was Charizard,Talonflame and <text:span text:style-name="T2444">Emboar</text:span></text:p>
      <text:p text:style-name="P477">Grass was Whimsicott,Bulbasaur and Abomasnow</text:p>
      <text:p text:style-name="P477">Normal/Poison was Tauros,<text:span text:style-name="T2445">Muk and i could use Pidgeot,Noctowl,Heliolisk or Bulbasaur depending on situations</text:span></text:p>
      <text:p text:style-name="P478">Water/Ice was Squirtle,Kingler and Abomasnow</text:p>
      <text:p text:style-name="P479">Ground/Steel/<text:span text:style-name="T2447">Rock was my weakest point cause i didn’t have a ground or rock type at all(both laugh) so i used Togedemaru and then could use Emboar,Pangoro,Tauros or Primape but given </text:span><text:soft-page-break/><text:span text:style-name="T2447">situations like type advantage/disadvantage according to opponents and so on and all other stuffs and i had my first pure ground type at Johto only in Donphan(both laugh) and by then i was a one time champ(all laugh)..really don’t know how managed all those...cause Snorlax,Pangoro and Tauros managed(both laugh) even Primape wasn’t there in Orange came in Johto..and Pidgeot went then came in Hawlucha and Pelipper(both laugh)..well i could use Solgaleo then cause he was steel still(all laugh)..</text:span></text:p>
      <text:p text:style-name="P483">anyway,</text:p>
      <text:p text:style-name="P480">Psychic/<text:span text:style-name="T2449">dark/ghost/fairy</text:span> was Pangoro,Whimsicott and Meowstic ever(both laugh) later had Metagross of all pokemons but he was my last in Kanto..</text:p>
      <text:p text:style-name="P480">Fly/Bug(both laugh) was Noctowl,Buzzwole,<text:span text:style-name="T2448">Pidgeot or i could use Talonflame as well if such situation arose and else..Butterfree did only one then went and after him i did only one of course..</text:span></text:p>
      <text:p text:style-name="P481">Fight was Pangoro,<text:span text:style-name="T2450">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rust into laughter)..what a bunch..</text:span></text:p>
      <text:p text:style-name="P482">finally Electric was Chu,Togedemaru <text:span text:style-name="T2451">and Heliolisk</text:span></text:p>
      <text:p text:style-name="P475"/>
      <text:p text:style-name="P475"><text:span text:style-name="T1941">and i have </text:span>1<text:span text:style-name="T2446">2 </text:span>grass <text:span text:style-name="T1648">but </text:span>1<text:span text:style-name="T2442">5</text:span> water(looks at Misty and brust into laughter <text:span text:style-name="T1650">and pats Misty’s arms</text:span>,Misty laughs shaking her head,Delia too laughs) <text:span text:style-name="T1649">but thousands of ghosts(all laugh)..and actually 12 fires 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rust into laughter,etc)..mom isn’t my bug so sweet sweet(brust into laughter,Delia laughs,Misty laughs as well)..cause my identity was stupid buffoon lazy jerk sweet cute idiot(brust into laughter and quickly hugs Misty,Misty shakes her head laughing,Delia too laughs)..out of 105 i have 41 females and 64 males..anyway mom,what about your gourp(all laugh)..</text:span></text:p>
      <text:p text:style-name="P336">Delia(smile) : “my honey’s group,psychic-fai<text:span text:style-name="T1654">r</text:span>y,Kanto Only <text:span text:style-name="T1655">sweet </text:span>daughter <text:span text:style-name="T1948">Mimey</text:span>(all smile)”</text:p>
      <text:p text:style-name="P143">...(Mr Mime comes in <text:span text:style-name="T1656">15 minutes later</text:span>)..</text:p>
      <text:p text:style-name="P192">Ash(frown) : “which brat has the audacity?who’s it?<text:span text:style-name="T1657">(Misty brusts into laughter)</text:span></text:p>
      <text:p text:style-name="P143">Mr Mime : <text:span text:style-name="T716">&lt;Tracey&gt;</text:span></text:p>
      <text:p text:style-name="P143">Ash(irritated) : "For the Love of God!Tracey<text:span text:style-name="T1715">(Misty uncontrollably laughs)</text:span>!Tracey,Tracey,Tracey!this name has pester<text:span text:style-name="T680">ed</text:span> me for 1<text:span text:style-name="T1942">7</text:span> years whenever i'm with my flower <text:span text:style-name="T1943">ALONE(Misty fits of laughter,tears,uncontrollably laughs)</text:span>...i'm killing him today absolutely,Pikachu <text:span text:style-name="T1659">THUNDER CHAIR</text:span>.."<text:span text:style-name="T1658">(Misty uncontrollably laughs,tears)</text:span></text:p>
      <text:p text:style-name="P143"><text:soft-page-break/>Delia(<text:span text:style-name="T717">comes,</text:span>concerned) : "Ash.."</text:p>
      <text:p text:style-name="P143">Misty(<text:span text:style-name="T1665">laugh</text:span>) : "Mom,he has to mean it..."</text:p>
      <text:p text:style-name="P143">...(Pikachu doesn't allow Tracey to enter)...</text:p>
      <text:p text:style-name="P143">Tracey<text:span text:style-name="T2265">(bit concerned)</text:span> : "um..Ash.."</text:p>
      <text:p text:style-name="P143">Ash(hugging Misty <text:span text:style-name="T1651">very firmly</text:span>) : "i'm <text:span text:style-name="T1358">perfecting my pose with</text:span> Mist<text:span text:style-name="T1359">(Misty brusts into laughter)</text:span>,get off or else.."</text:p>
      <text:p text:style-name="P155">Tracey<text:span text:style-name="T2266">(laugh)</text:span> : "Ash,please it's Golduck.”</text:p>
      <text:p text:style-name="P155">Misty<text:span text:style-name="T1652">(laugh)</text:span> : "um..Ash i should go.."</text:p>
      <text:p text:style-name="P143">Ash<text:span text:style-name="T718">(frown)</text:span> : "<text:span text:style-name="T1360">no,hold my hand and we both go(Misty brust into laughter)..no nothing else..that dumb bufoon..</text:span>"</text:p>
      <text:p text:style-name="P143">Delia(concerned) : "don't hit him"</text:p>
      <text:p text:style-name="P143">Ash<text:span text:style-name="T1122">(frown)</text:span> : "don't send Mime,i'll hit both then<text:span text:style-name="T1666">(Misty laugh uncontrollably)</text:span>"</text:p>
      <text:p text:style-name="P143">Delia(self) : "nah!had it not been for Mist,he would've gone <text:span text:style-name="T2267">completely </text:span>mad(smile) that's</text:p>
      <text:p text:style-name="P143">actually what he is expressing to Mist..(smile).."</text:p>
      <text:p text:style-name="P143">.....(outside)...</text:p>
      <text:p text:style-name="P143">Misty(takes Golduck) : "thanks Trace.(leaves,<text:span text:style-name="T1653">silently laughing</text:span>)"</text:p>
      <text:p text:style-name="P143">Tracey<text:span text:style-name="T1661">(bit shocked)</text:span> : "Mi.."</text:p>
      <text:p text:style-name="P143">Ash<text:span text:style-name="T1660">(angry)</text:span> : "hey!hey you en.. Shut the f.. up!don't ever call my wife, don't ever talk to her,<text:span text:style-name="T1944">cdon’t ever look at her,</text:span>don't ever come anywhere near her,don't ever <text:span text:style-name="T1944">hear her voice</text:span>, don't ever.."</text:p>
      <text:p text:style-name="P143">Tracey(laughing) : "Ash,man you need rest.."</text:p>
      <text:p text:style-name="P143">Ash(smile) : "sweet sweet Trace,i need rest,right?"</text:p>
      <text:p text:style-name="P143">Tracey(concerned) : "um..ok,i get it but you're onl<text:span text:style-name="T2268">y </text:span>making it more and more.."</text:p>
      <text:p text:style-name="P143">Ash(scowl) : "tell me Trace why is it exactly that the vultures aren't around here today?"</text:p>
      <text:p text:style-name="P156">Tracey<text:span text:style-name="T2268">(concerned)</text:span> : "um..i'm leaving..(trying to flee) "</text:p>
      <text:p text:style-name="P156">Ash(<text:span text:style-name="T2001">releases Talonflame</text:span>) : "right Trace stand in front of me,yeah here(<text:span text:style-name="T2002">tells Talonflame to stay on tree,</text:span>Pikachu jumps onto Ash's lap) see Pikachu doesn't exactly like you..so it's better that you comply"</text:p>
      <text:p text:style-name="P143">Tracey<text:span text:style-name="T1361">(grim)</text:span> : "this is pure blackmailing.."</text:p>
      <text:p text:style-name="P143">Ash(angry) : "you f.. shut the f.. up.who called me in the middle of the night to torment my already</text:p>
      <text:p text:style-name="P143">stressed Mist up even more.."</text:p>
      <text:p text:style-name="P143">Tracey (smile) : "Ash,Misty will forgive me but you were.."</text:p>
      <text:p text:style-name="P143">Ash(extremely angry) : "so when are you releasing my speech to international vul.."</text:p>
      <text:p text:style-name="P143">Tracey(grim) : "Ash,please.."</text:p>
      <text:p text:style-name="P143">Ash(angry) : "the silver screen,the radio,the tv,the internet,the gramophone,the godforsaken mobile.."</text:p>
      <text:p text:style-name="P143">Tracey(laugh) : "we won't be able to express it in front of.."</text:p>
      <text:p text:style-name="P143">Ash(angry) : "My wife?right?my wife <text:span text:style-name="T2269">isn’t it,</text:span>huh? <text:span text:style-name="T2269">My wife..</text:span>what is exactly Trace that everyone is <text:span text:style-name="T2270">suddenly </text:span>concerned so much about my wife,huh?what do you want? <text:span text:style-name="T2271">d</text:span>o you want to see whether she truely longs for me or not if i'm just going to choke.."</text:p>
      <text:p text:style-name="P143">Tracey(solemn) : Ash,please,be patient"</text:p>
      <text:p text:style-name="P143">Ash(brusts into anger,but not high pitch) : "No i wont,what can you do about it?what can any</text:p>
      <text:p text:style-name="P143">goddamn vulture do about it? the press,the cinema,the internet,the godforsaken Elite4,the</text:p>
      <text:p text:style-name="P143">roads.. s..,the most beautiful enu.."</text:p>
      <text:p text:style-name="P143">Tracey(sigh) : "Ash get into the Hall of Fame formally and just don't get into farming."</text:p>
      <text:p text:style-name="P143">Ash(grim) : "cause Misty..no,what is it that now you're so concerned about,huh,Trace?,no let me</text:p>
      <text:p text:style-name="P143">finish..what would my wife lose with those not being done? that's you point ain't it?"</text:p>
      <text:p text:style-name="P143">Tracey<text:span text:style-name="T2272">(concerned)</text:span> : "Ash,Misty.."</text:p>
      <text:p text:style-name="P143">Ash(frown) : "that's it.it's always been Ash AND Misty.that's it Ash and Misty. all rest like you</text:p>
      <text:p text:style-name="P143">en..were there and blah,blah,blah,beautiful b.. has come and gone,f.."</text:p>
      <text:p text:style-name="P143">Tracey<text:span text:style-name="T2273">(solemn)</text:span> : "Ash,please spare these for another day,you're going to Cerulian or stay.."</text:p>
      <text:p text:style-name="P143">Ash(frown) : "so your saying that according to thev ultures,the husband should enjoy gay f.."</text:p>
      <text:p text:style-name="P143">Tracey(sigh) : "Ash,take rest and let me go please or talk about pokemons"</text:p>
      <text:p text:style-name="P143"><text:soft-page-break/>Ash(grim) : "no i'll tak about anything with you if only you don't drag Mist in and more importantly,what is it Trace huh?you want me to show you that my ge.."</text:p>
      <text:p text:style-name="P143">Tracey(shout) : "Ash! please, don't tourture youself like this and..oh no.."</text:p>
      <text:p text:style-name="P143">Ash(laugh) : "my wife? isn't it? my wife..why and how..no if you dare leave or stop me,i'll set you on Thunder Chair immediately...what is it that people are infatuated with Mist,huh?yes,she has a less black skin,yes she's less at bay with battles,yes she's less unfamiliar in hall of less mediocrity?</text:p>
      <text:p text:style-name="P143">and? i know what they're thinking but I can be brutal as well,you still can't..no i don't care and</text:p>
      <text:p text:style-name="P143">nobody comes anywhere near me if i'm home,else they know the result..get over the fact that how</text:p>
      <text:p text:style-name="P143">can a sweet flower like that wasn't picked up by someone other that the f..”</text:p>
      <text:p text:style-name="P166">Tracey(sigh) : "Ash! could you doubt yourself if you heard those words in the middle of.."</text:p>
      <text:p text:style-name="P143">Ash(laughing) : "words?"</text:p>
      <text:p text:style-name="P143">Tracey<text:span text:style-name="T2274">(smile)</text:span> : "exactly not Ash,that was your.."</text:p>
      <text:p text:style-name="P143">Ash(angry) : "not this dumbnut again,ITS ME,not mine,and so now i've pulled off a stunning</text:p>
      <text:p text:style-name="P143">publicity stunt,on one side to blindfold the family and on the hand hand to get all over the very next</text:p>
      <text:p text:style-name="P143">b.."</text:p>
      <text:p text:style-name="P143">Tracey<text:span text:style-name="T2275">(smile)</text:span> : "Ash,they are none except Misty for you."</text:p>
      <text:p text:style-name="P143">Ash(laugh) : "so you've finally been able to get around the fact that if a <text:span text:style-name="T2276">f.. </text:span>Rhyhorn f.. someone</text:p>
      <text:p text:style-name="P143">else's sl.."</text:p>
      <text:p text:style-name="P143">Tracey(sigh) : "Ash,please,would you argue with me without these words?"</text:p>
      <text:p text:style-name="P143">Ash(smile) : "most gladly"</text:p>
      <text:p text:style-name="P143">Tracey(smile) : "well,same as yesterday,staring 1.what you see in Misty that you don't see in</text:p>
      <text:p text:style-name="P143">others?"..</text:p>
      <text:p text:style-name="P143">Ash(angy) : "i'm warning you last time Trace,my Mist is not a selling product,<text:span text:style-name="T1945">my sweet little Mist is JUST MINE ONLY,</text:span>if you are insinuating..if anybody.. now that's it,from exactly this moment on,if,especially a half-grown en.. like you,manages two words with <text:span text:style-name="T2277">my sweet </text:span>Mist,I won't be able to restrain myself but to personally make sure he that doesn't go home alive.."</text:p>
      <text:p text:style-name="P143">Tracey<text:span text:style-name="T1475">(smile)</text:span> : "Ash,this is your sketch..(hands over the sketch)"</text:p>
      <text:p text:style-name="P143">Ash(looking at the Sketch) : "thanks Trace.but..umm(bit shocked)hey(smile)hand me</text:p>
      <text:p text:style-name="P143">over the other ones,Trace"</text:p>
      <text:p text:style-name="P143">Trace(taken aback) : "Ash"</text:p>
      <text:p text:style-name="P143">Ash(smirk) : "Green,R<text:span text:style-name="T1946">o</text:span>y and Georgio and there's more,i'm personally going to erase all of those</text:p>
      <text:p text:style-name="P143">godforsaken names that you're hiding behind your fake smile.."</text:p>
      <text:p text:style-name="P143">Tracey(forcefully hugging Ash) : "Ash,please for her,stop killing yourself like this slowly,she doesn't know the end result that you.."</text:p>
      <text:p text:style-name="P143">Ash(laugh) : "for her?for her? Trace you tell me,except her sisters does she ever had anyone else?</text:p>
      <text:p text:style-name="P143">huh?no,no i need to understand this infatuation that Brock has had atleast the courage to honesty</text:p>
      <text:p text:style-name="P143">present in front of me,and i'm as you know,would ever be most happy if i could atleast,atleast with</text:p>
      <text:p text:style-name="P143">my these own very hands killed just ONE vulture from a group who insinuates that i'm the BEST</text:p>
      <text:p text:style-name="P143">choice that my..no you've crossed limits <text:span text:style-name="T2278">Taloneflame</text:span>(Forcefully),take</text:p>
      <text:p text:style-name="P143">Pikachu with you,(Very Sternly)Pikachu!buddy!tell professor Oak to send over all pokemons i've ever had and all those who wants to be present with me now..."</text:p>
      <text:p text:style-name="P143">Tracey(sigh) : "Ash,stop him"</text:p>
      <text:p text:style-name="P143">Ash(smile) : "(gently)see Pikachu,that he's a coward,(Pikachu is extremely Agitated as are the</text:p>
      <text:p text:style-name="P143">others,Ash tenders Pikachu,cajoles others,Mr Mime joins in,also agitated)just a sec Trace,just</text:p>
      <text:p text:style-name="P143">go in and(sternly) tell Mist and Mom,to not go to my room,i'm meeting you there,tell Mist,if you care for her so much,that i've ORDERED her to remain downstairs(sternly)do as i say,i have to manage my buddies,and cancel all your goddamnmeetings,tell Gary i'm not in a good mood,and.."</text:p>
      <text:p text:style-name="P143">Delia(frown) : "Ash"</text:p>
      <text:p text:style-name="P143">Ash(concerned) : "Mom i've never demanded anything from you that you couldn't give me but if</text:p>
      <text:p text:style-name="P143">you can please ride on Nivy and(Misty comes out,with solemn Face and closely observes Ash</text:p>
      <text:p text:style-name="P143">just for a few moments)Mist,dear this has to be done you've heard me,I'm a Playboy, it's not easy</text:p>
      <text:p text:style-name="P143">with my kind,besides(laugh) it's only my first day,bare today,and no mom,i wont say things that i</text:p>
      <text:p text:style-name="P143"><text:soft-page-break/>promised i wouldn't and Mist,your're safe(sternly) NOW.."</text:p>
      <text:p text:style-name="P143">(Misty frowns at Tracey and then drags Delia to <text:span text:style-name="T2279">Taloneflame)</text:span></text:p>
      <text:p text:style-name="P143">Misty(whispering into Delia's Ears,<text:span text:style-name="T2281">laughing</text:span>) : ""Mom! just a false alarm,play along <text:span text:style-name="T2280">for reuninon lunch there</text:span>!"</text:p>
      <text:p text:style-name="P143">Delia(stunned) : "but..ok"</text:p>
      <text:p text:style-name="P143">Ash<text:span text:style-name="T2282">(frown)</text:span> : "Pikachu,i'm fine buddy(sternly)go with Mom,Mr Mime,calm down..no nothing will happen,he's my friends only,Ganger,<text:span text:style-name="T2283">Sableye</text:span> stay alert,Mime,i want all things to be precise,never disturb me and Tracey and Greninja,go to my room,Pikachu obey mo<text:span text:style-name="T2284">m </text:span>and <text:span text:style-name="T749">your </text:span>Misty.come on Trace."</text:p>
      <text:p text:style-name="P143">Misty(sternly) : "Trace,i've got Gold<text:span text:style-name="T750">y</text:span> back mind that,and I won't lose my Ash and my heaven at any</text:p>
      <text:p text:style-name="P143">cost,no mom it's ok,it happens we're as we were saying,just a bit stressed,Pokemons are under fine</text:p>
      <text:p text:style-name="P143">control,Ash,you want Starmie <text:span text:style-name="T2284">as well</text:span>?"</text:p>
      <text:p text:style-name="P143">Ash(smile) : "i'm fine Mist,its only Trace,just go have your lunch,Trace will be held up here</text:p>
      <text:p text:style-name="P143">today,just take care of Daisy,come on Trace..what you're afraid of ME?ASH?No(sternly) Mime you</text:p>
      <text:p text:style-name="P143">too GO to the LAB,NOW,<text:span text:style-name="T2421">Talonflame</text:span> don't lose track of Mime.(sternly)ALL that are going FOLLOW MISTY and MOM,absolutely.GO."</text:p>
      <text:p text:style-name="P143">(Misty leaves with Delia,<text:span text:style-name="T2422">Talonflame</text:span>,Pikachu,Mr Mime)</text:p>
      <text:p text:style-name="P143">(in Ash's Room,with only Greninja,Ganger <text:span text:style-name="T2285">and Sableye</text:span> <text:span text:style-name="T2286">doing rounds around the house from outside the house</text:span>,<text:span text:style-name="T2286">both </text:span>invisible)</text:p>
      <text:p text:style-name="P143">Tracey<text:span text:style-name="T2287">(solemn)</text:span> : "Ash,that was you ultimate urgency call.."</text:p>
      <text:p text:style-name="P143">Ash(laugh) : "the most trivial false alarm and my Mist picked it up just as she saw me, aren't we</text:p>
      <text:p text:style-name="P143"><text:span text:style-name="T751">through all eternities</text:span> a couple,Trace? What you think we're BEST or RIGHT <text:span text:style-name="T752">or DESTINED or FOREVER</text:span> for each other only don't you? (solemnly)Trace,Pikachu of all surely wouldn't have spared himself if it really were a true ultimatum and wouldn't have listened to even me as that was my order..Trace my real Ultimatum is that we fight till we die, individually that is <text:span text:style-name="T753">including me</text:span>,the</text:p>
      <text:p text:style-name="P178">reason for that will not appear in this life of Mine,UNLESS someone tried to be too interested in 3 things-mom and her pokemons,any of my own Pokemons or Mist and her pokemons,Pikachu have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88">hellow there mates(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754">26</text:span> or more years,you wanted to know why i'm the BEST,this is for the most trivial part-Ability" </text:p>
      <text:p text:style-name="P178">Tracey(sigh) : "Ash,i'm telling you,you speak all you want,i only supply infoes"</text:p>
      <text:p text:style-name="P143">Ash(smile) : Trace,just hand over.."</text:p>
      <text:p text:style-name="P143">Tracey(solemn) : "Ash,they had been thrown <text:span text:style-name="T756">in</text:span>to the hottest fire <text:span text:style-name="T755">the very next day then itself</text:span>"</text:p>
      <text:p text:style-name="P143">Ash(smile) : "Trace tell me-are you afraid of me? do i look sinister or am i more like a <text:span text:style-name="T757">PLAYBOY</text:span>?no really tell me."</text:p>
      <text:p text:style-name="P143">Tracey(sigh,hugs Ash) : "Ash,i know what your thinking as well,none can."</text:p>
      <text:p text:style-name="P143">Ash(laugh,breaks embrace) : "be better than,right? Trace,why did you draw those in the first</text:p>
      <text:p text:style-name="P143">place,Trace you know what i know,and no it's jus<text:span text:style-name="T2289">t </text:span>not trash talk but i can do it most politely too,i just love this,i call it the vulture style,i won't be alive would i if i don't do these <text:span text:style-name="T758">AND have to be NOT SUITED ENOUGH for you know who</text:span>?"</text:p>
      <text:p text:style-name="P143">Tracey(solemn) : "<text:span text:style-name="T758">Ash,just listen,just stop killing yourself like this..</text:span>you know Misty was our heart-</text:p>
      <text:p text:style-name="P143">throb,<text:span text:style-name="T759">you were the reason why we all came together but </text:span>you were never here,she changed her sisters,she was ashtonishingly good with the gym,a true epitome of perfection in</text:p>
      <text:p text:style-name="P143">battles or performance-she was the ever sweet sister for Me and Gary and later Brock,when he</text:p>
      <text:p text:style-name="P143">was back,but Ash,this is your own home,if you want, especially now.."</text:p>
      <text:p text:style-name="P143">Ash(laugh) : "so all you could do was to backstab me,right?</text:p>
      <text:p text:style-name="P143">Tracey(solemn) : "Ash,please,you know.."</text:p>
      <text:p text:style-name="P143"><text:soft-page-break/>Ash(solemn) : "i do know one thing surely.You know Trace in this very room i was telling Mist a</text:p>
      <text:p text:style-name="P143">few hours back the exact same thing,but before that do you want to know why i actually suddenly</text:p>
      <text:p text:style-name="P179">came b<text:span text:style-name="T2289">ack..”</text:span></text:p>
      <text:p text:style-name="P179"><text:span text:style-name="T2289">Tracey(solemn)</text:span> : "Ash,you two were.."</text:p>
      <text:p text:style-name="P143">Ash(smile,<text:span text:style-name="T1379">closed eyes</text:span>) : "<text:span text:style-name="T1378">DESTINED</text:span>,right?(laugh)Trace,stop it,please and don't interrupt me and listen.(solemn) I came back cause of an event after my Kanto Elite4 was over,the <text:span text:style-name="T760">formal </text:span>dinner party at night,there,something happened and i was suddenly morally assigned to rescue the Cerulian City Gym Leader,had it been some other chances,(grave) <text:span text:style-name="T761">may be </text:span>I wouldn't have <text:span text:style-name="T762">ever been seen in this world in a sane state again</text:span>(laugh)<text:span text:style-name="T763">but you know what’s funny,</text:span>you <text:span text:style-name="T764">just </text:span>can't imagine that i would ever accuse anyone here of backstabbing <text:span text:style-name="T765">or could all those many years ago say what i said</text:span>,could you?Trace bear with me,(very angry)that's my definition for what you were upto.Trace,I decided to take my bunch off from Oak Lab,be <text:span text:style-name="T766">Kalos or</text:span> Sinnoh,cause i just wanted to <text:span text:style-name="T767">get away from all human relations and have only my Pokemons</text:span>,<text:span text:style-name="T768">or may be according to you,</text:span>na.. sl.. as you think i was</text:p>
      <text:p text:style-name="P143">doing since Unova and now that i wasn't keeping contacts i was doing even more so,(sternly)</text:p>
      <text:p text:style-name="P143">Trace,i know what was happening with each of your own personal lives and (very concerned) look</text:p>
      <text:p text:style-name="P143">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9">f</text:span> i wanted i could've got much better women th<text:span text:style-name="T769">an even</text:span> MISTY WATERFLOWER and if she wanter she could get much better men than ASH KETCHUM..(sternly)i'll set your own pokemons on you,if you're not listening with pinpoint mindfulness-i would've offered my mom to come,but it's her choice,i heard how Mist was doing before as you know the newses..(bit grave)my Mist was slowly DYING a very..anyhow,i paid no attention at all,but then i</text:p>
      <text:p text:style-name="P143">had to come back and then suddenly my feelings</text:p>
      <text:p text:style-name="P143">are rekindled and so are we and upto the point</text:p>
      <text:p text:style-name="P143">where i've even given a ring and she has made the</text:p>
      <text:p text:style-name="P143"><text:span text:style-name="T770">BEST DESTINED RIGHT AND FOREVER</text:span> CHOICE,(smile)that's exactly the problem</text:p>
      <text:p text:style-name="P143">ain't it Trace,Ash Ketchum is suddenly back with</text:p>
      <text:p text:style-name="P143">Misty Waterflower and the vultures can't quite</text:p>
      <text:p text:style-name="P143">figure this one out or handle it,<text:span text:style-name="T1380">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71">(spelling)M-A-R-R-I-A-G-E wow,pretty dangerous(laugh)</text:span>-<text:span text:style-name="T771">(solemn)two questions Trace,why is it Mist was this,Mist was that,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3">Tracey(sigh): "Ash,no the past tense is gram.."</text:p>
      <text:p text:style-name="P143">Ash(smile) : "Grammar,indeed,grammar.</text:p>
      <text:p text:style-name="P143">(sternly)when Lance,who knew me when i was</text:p>
      <text:p text:style-name="P143">traveling with <text:span text:style-name="T772">MISTY WATERFLOWER,whoose </text:span>now the</text:p>
      <text:p text:style-name="P143">devil and i'm the supposed saviour and by the way</text:p>
      <text:p text:style-name="P143">it pains me to say,but i must,you travelled with me in Orange,did i bed anyone?no still i'm warning you don't drag Mist's name ever into this,i won't ever</text:p>
      <text:p text:style-name="P143">be able to listen to anything like that about my</text:p>
      <text:p text:style-name="P143">Mist and this is about me,not her,mind that.i didn't</text:p>
      <text:p text:style-name="P143">bed around in upto Sinnoh,now tell me Trace</text:p>
      <text:p text:style-name="P143">because of my behaviour,and it was not right and</text:p>
      <text:p text:style-name="P143">i'll be the first to admit but in Unova i still hadn't</text:p>
      <text:p text:style-name="P143">broken up and that (sternly) means no matter how</text:p>
      <text:p text:style-name="P143">much even if i wanted to,i wouldn't bed around,but</text:p>
      <text:p text:style-name="P143">about the last Month of my then relationship with</text:p>
      <text:p text:style-name="P143"><text:soft-page-break/>Mist or may be the last two weeks or hell may be</text:p>
      <text:p text:style-name="P143">the Last 5 day<text:span text:style-name="T773">s</text:span>,but why 5 <text:span text:style-name="T774">and </text:span>w<text:span text:style-name="T774">h</text:span>y not(extremely agitated) THE <text:span text:style-name="T775">VERY </text:span>LAST DAY?<text:span text:style-name="T776">you were happy weren’t you that an immature fool wont trouble the GREAT WATER EMPRESS anymore who DESERVES so and so and so...(laugh)(stern)..</text:span>Trace,i won't repeat this</text:p>
      <text:p text:style-name="P143">question again and if you don't answer,you know</text:p>
      <text:p text:style-name="P143">what can happen to you..who was that f.. <text:span text:style-name="T777">h..</text:span></text:p>
      <text:p text:style-name="P143">b... that came out as i was entering the main</text:p>
      <text:p text:style-name="P143">lawn,i didn't recognize him or bother about him-he</text:p>
      <text:p text:style-name="P143">looked just like any ordinary <text:span text:style-name="T778">f.. </text:span>man,but i you see can</text:p>
      <text:p text:style-name="P143">if i want i will find the b... out and his mentors and</text:p>
      <text:p text:style-name="P143">erase them by themselves withing next <text:span text:style-name="T779">24</text:span></text:p>
      <text:p text:style-name="P143">hours <text:span text:style-name="T779">or so</text:span> by faking accidents and accidents,you kno<text:span text:style-name="T779">w</text:span> <text:span text:style-name="T779">i</text:span> had to be with team rocket,so i know these and</text:p>
      <text:p text:style-name="P143">would love to apply them even once and that too</text:p>
      <text:p text:style-name="P143">especially on those f..b.. Trace,i'm hungry,really,i</text:p>
      <text:p text:style-name="P143">so,so want to meet those 3,so much,but i'm not</text:p>
      <text:p text:style-name="P143">greedy Trace..but i plead with</text:p>
      <text:p text:style-name="P143">you,Trace,please,please,Trace,<text:span text:style-name="T1362">please,</text:span>give me the most</text:p>
      <text:p text:style-name="P143">beautiful <text:span text:style-name="T780">b..</text:span>,Trace,i beg of you..please.."</text:p>
      <text:p text:style-name="P143">Tracey(sigh) : "Green"</text:p>
      <text:p text:style-name="P143">Ash(broad smile) : "right! no i would and do and</text:p>
      <text:p text:style-name="P143">will forgive him everyday and you know why,i</text:p>
      <text:p text:style-name="P143">would even forgive Brock,i don't talk about Mist's</text:p>
      <text:p text:style-name="P143">family,they had too much to deal with,Gary never mingled into</text:p>
      <text:p text:style-name="P143">this though he desparately wanted to,his</text:p>
      <text:p text:style-name="P143">professionalism won't allow him,but the single</text:p>
      <text:p text:style-name="P143">person i won't easily forgive is(pointing at</text:p>
      <text:p text:style-name="P143">Tracey,extremy concerned)-YOU."</text:p>
      <text:p text:style-name="P143">Tracey(solemn) : "on the charge that i didn't do</text:p>
      <text:p text:style-name="P143">anything despite knowing full well what exactly</text:p>
      <text:p text:style-name="P143">was <text:span text:style-name="T781">your wife’s then</text:span> touble?"</text:p>
      <text:p text:style-name="P143">Ash(smile) : "you're that one brat that knew about our bond by heart from the very first day we met</text:p>
      <text:p text:style-name="P143">all those 14 years back,Trace,you'll always be her</text:p>
      <text:p text:style-name="P143">very own flesh and blood,the brother that she so</text:p>
      <text:p text:style-name="P143">much wanted beside her especially after she</text:p>
      <text:p text:style-name="P143">returned to the gym <text:span text:style-name="T782">and always had EXCEPT when her most brutal personal problem arose</text:span>..what did she do?"</text:p>
      <text:p text:style-name="P143">Tracey(sigh) : "Ash,during Unova,when news started</text:p>
      <text:p text:style-name="P143">to pick up the steam <text:span text:style-name="T783">and you were totally indifferent about all</text:span>,she would whenever find me</text:p>
      <text:p text:style-name="P143">alone,just sob - "give my Ash back,Trace,he can't</text:p>
      <text:p text:style-name="P143"><text:span text:style-name="T784">live</text:span> without me"<text:span text:style-name="T785">(Ash smiles)</text:span>,it continued for a bit and almost</text:p>
      <text:p text:style-name="P143">everday you weren't there <text:span text:style-name="T785">or wouldn’t bother</text:span>,something was</text:p>
      <text:p text:style-name="P143">happening..then um..we had given up on you and.."</text:p>
      <text:p text:style-name="P195">Ash(closed eyes,smile,gleefully) : “STOP!stop right there.<text:span text:style-name="T1363">just</text:span> there,Trace,stop right there,(open eyes,smile),who was i trace?no,no perfectly heard perfectly answer,WHO WAS I IN RELATION TO MY WIFE?”</text:p>
      <text:p text:style-name="P195">Tracey(sigh) : “boyfriend”</text:p>
      <text:p text:style-name="P196">Ash(<text:span text:style-name="T1364">closed eyes,</text:span>laugh) : “right,can boyfriends throw away girlfriends at mere will,no just as in common case you can be frank this isn’t about me or my wife..just go on answer it”</text:p>
      <text:p text:style-name="P196">Tracey<text:span text:style-name="T1667">(solemn)</text:span> : “yes”</text:p>
      <text:p text:style-name="P196">Ash(<text:span text:style-name="T1364">closed eyes,</text:span>smile) : “so you were right then weren’t you?<text:span text:style-name="T1364">(brusts into laughter)</text:span>”</text:p>
      <text:p text:style-name="P197"><text:soft-page-break/>Tracey(sigh) : “Ash,we never realized your unfathomable longing for your wife then that she ever showed and those who personally knew her knew it,her very core was all about you and nothing else <text:span text:style-name="T786">and we saw only that side,we never could get you that way and yes i did understand what you two meant to each other the first time i ever saw you but from then till your break-up it was 11 long years and what i saw in your wife ever increasing i never saw that in you and to me you were still stuck at that ponit 12 years ago when i first saw you.but now i realize what help you did to me with that quote of yours and which desparation forced you to put me in your hellrounds so that i may never again want to see you yet continue what i wanted to do and be who i’m without any second thoughts...you just..Misty wanted to run back to you many times during 2</text:span><text:span text:style-name="T184">nd</text:span><text:span text:style-name="T786"> to 6</text:span><text:span text:style-name="T184">th</text:span><text:span text:style-name="T786"> month after your break-up and just then as luck would have it,you were undercover,you may say why none else picked up the gym duty that’s due to Misty’s position then and our and her hesitation,we just didn’t know what to do with our central figure Misty being totally confused and all,she led us for a long time and definitely at that time and her light got cut off...”</text:span></text:p>
      <text:p text:style-name="P243">Ash(closed eyes,smile) : “just there Trace,just stop exactly there.do you understand why am i stopping you here?”</text:p>
      <text:p text:style-name="P243">Tracey(frown) : “you...Misty...you weren’t happy that she was leading us..?”</text:p>
      <text:p text:style-name="P243">Ash(closed eyes,smile) : “yup.”</text:p>
      <text:p text:style-name="P244">Tracey(concerned) : “i see...you were already an absolute enigma after Sinnoh and then you returned and was a bit hesitant whether to make your relationship with Misty official or not as she told me but i understand perfectly that you had to give everything exactly then to your bunch and Misty could wait for two years because she was among your very own friends...t<text:span text:style-name="T1365">hen...Ash,are you saying we coerced her to lead us?”</text:span></text:p>
      <text:p text:style-name="P245">Ash(clossed <text:span text:style-name="T1368">eyes,smile) : “Trace,Trace,Trace,the whole world may need leadership but that’s except you and that i know,wh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no,i understand very well about personality develpoment through stages and she was 20 when she returned but this idea of a GYM LEADER and Trace,i’ve seen too many of them including innumerable hall of famers but this Cerulian City Gym Leader,what’s the big deal Trace what’s so big a deal it was that my sweet Mist never had the time to play around gleefully with her bunch and no that wasn’t a trouble cause she went into show business 2 and half long years later,but you know Trace i saw my Mist in Hoenn you know all about it,then i was charmed by my Mist beyond measures but now i feel sad about it,she wasn’t what she is in core(open eyes,broad smile) Trace,did you see her yesterday with me?”</text:span></text:p>
      <text:p text:style-name="P246">Tracey(solemn) : “<text:span text:style-name="T1369">yesterday was because you were with her and when she came back first she was like that but then unfortunately she was pestered by all and then her own personality shined and became an ever sweet leader,your problem is that why I of all knowing perfectly that she was going too overboard with responsibility din’t do anything about it?”</text:span></text:p>
      <text:p text:style-name="P247">Ash(laugh,closed eyes) : “Trace don’t tell me if i never existed Mist wouldn’t have been the real jovial playfull self that she is in heart...(brusts into laughter)..”</text:p>
      <text:p text:style-name="P247">Tracey(solemn) : “no i don’t Ash but your idea of me not telling her to not go overboard <text:span text:style-name="T1370">had a reason and the reason was that it couldn’t be done given the situation there and you know perfectly well that Misty doesn’t want people to mingle with her decisions no matter how close they are to her but obviously you’re an exception in her case everywhere...and i only can assure you that 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2 years when you yourself as we all know never bothered about what was going around there exactly those many years ago and thus was </text:span><text:soft-page-break/><text:span text:style-name="T1370">her relief all the time till your head spun for sometimes and then you know best what you were doing and still is continuing despite all”</text:span></text:p>
      <text:p text:style-name="P248">Ash(closed eyes,smile) : “Trace,did i need my Mist beside me all the time and also did Mist need me beside her all the time <text:span text:style-name="T1376">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77">to the first </text:span>is no with the small condition that given both of your personalities you need to pass a week each month together <text:span text:style-name="T1373">all alone</text:span> atleast <text:span text:style-name="T1372">no matter what as i know very well Misty needs it and i also know very well now that all you oblivion and cluelessness that we saw was around her only else you’ll be very sweet given you were in everyday contact with Misty but if you don’t have her for a prolonged perdiod,you won’t act like what Misty did but will get other people involved as well as you will jump out of your oblivion and become absolutely sinister on 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so what was the instruction and what was the grievance <text:span text:style-name="T1374">and Trace what happened when the light got cut according to THE ILLUSION?”</text:span></text:p>
      <text:p text:style-name="P250">Trace(solemn) : “<text:span text:style-name="T1375">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198">Ash(smile,<text:span text:style-name="T1366">closed eyes</text:span>) : “bravo Trace,bravo you’ll be <text:span text:style-name="T1383">most </text:span>special in () in () at Kalos <text:span text:style-name="T1371">and you know that yourself best.</text:span>stupendus insight,<text:span text:style-name="T1382">brilliant language</text:span> and <text:span text:style-name="T1382">penetrating</text:span> excerpt..(closed eyes,smile)..beautiful man,beautiful man,beautiful man,beautiful..”</text:p>
      <text:p text:style-name="P198">Tracey(sigh) : “Ash,please just come to the Lab <text:span text:style-name="T787">with me</text:span> and have your grand union.”</text:p>
      <text:p text:style-name="P143">Ash(very concerned,<text:span text:style-name="T1367">closed eyes</text:span>) : "<text:span text:style-name="T1381">that’s for them Trace,not for me YET(Tracey shakes his head and sighs) so to proceed </text:span>Trace,i didn't need</text:p>
      <text:p text:style-name="P143">Mist,neither did Mist need me,we could've</text:p>
      <text:p text:style-name="P143">moved on,we both were extremely successful in</text:p>
      <text:p text:style-name="P143">our careers and had everything at our plate,she</text:p>
      <text:p text:style-name="P143">reached that level way before i did,but you said</text:p>
      <text:p text:style-name="P143">you had given up on me,right?did she follow suit?"</text:p>
      <text:p text:style-name="P143">Tracey<text:span text:style-name="T788">(sigh)</text:span> : "no"</text:p>
      <text:p text:style-name="P143">Ash(sternly,<text:span text:style-name="T1410">open eyes</text:span>) : "ever?"</text:p>
      <text:p text:style-name="P143">Tracey<text:span text:style-name="T1384">(solemn)</text:span> : "she was puzzled all along till you broke</text:p>
      <text:p text:style-name="P158">into her room forcefully like.."</text:p>
      <text:p text:style-name="P158">Ash(sternly,<text:span text:style-name="T1410">open eyes</text:span>) : "i know what i did Trace,you tell me</text:p>
      <text:p text:style-name="P143">one thing that is I didn't need Mist anymore</text:p>
      <text:p text:style-name="P143">cause <text:span text:style-name="T1385">I</text:span> had found a better life,THUS i had cast her</text:p>
      <text:p text:style-name="P143">off like a worn out tin can,was that the</text:p>
      <text:p text:style-name="P143">assumption?"</text:p>
      <text:p text:style-name="P143"><text:soft-page-break/>Tracey<text:span text:style-name="T1386">(solemn)</text:span> : "no"</text:p>
      <text:p text:style-name="P143">Ash<text:span text:style-name="T1386">(smile,closed eyes)</text:span> : "then it was just that i had sucked the life out</text:p>
      <text:p text:style-name="P143">of her for my neutrition and once i was famous i</text:p>
      <text:p text:style-name="P143">was done threw her away?this then?"</text:p>
      <text:p text:style-name="P143">Tracey<text:span text:style-name="T1386">(solemn)</text:span> : "no"</text:p>
      <text:p text:style-name="P143">Ash<text:span text:style-name="T1386">(smile,closed eyes)</text:span> : "she was my childhood crush and on <text:span text:style-name="T1387">a certain</text:span></text:p>
      <text:p text:style-name="P143">glorious godforsaken day,i suddenly woke up from</text:p>
      <text:p text:style-name="P143">my teenage slumber,beaming with my youthful</text:p>
      <text:p text:style-name="P143">realization that Mist was JUST AN infatuation</text:p>
      <text:p text:style-name="P143">and along with the fact that me being so single</text:p>
      <text:p text:style-name="P143">minded in my career pursuits <text:span text:style-name="T1388">according to illusions again that i</text:span> w<text:span text:style-name="T1388">as</text:span> only always a</text:p>
      <text:p text:style-name="P143">good friend but NOT BEYOND to <text:span text:style-name="T1389">ALL</text:span>?"</text:p>
      <text:p text:style-name="P143">Tracey<text:span text:style-name="T1390">(solemn)</text:span> : "pretty close <text:span text:style-name="T1390">till your discourse</text:span>"</text:p>
      <text:p text:style-name="P143">Ash(sternly,<text:span text:style-name="T1411">open eyes</text:span>) : "<text:span text:style-name="T1391">Trace forget the discourse it’s plagarism the insinuation of which by the great legends is hindering the whole Lab for a long time now but leave all of that.</text:span>Trace,i'll ask you two</text:p>
      <text:p text:style-name="P167">questions,<text:span text:style-name="T1412">(closed eyes,smile)</text:span></text:p>
      <text:p text:style-name="P167">1.who broke up from whom?</text:p>
      <text:p text:style-name="P159">2.why was this <text:span text:style-name="T1413">particular</text:span> <text:span text:style-name="T1413">beautiful man</text:span> <text:span text:style-name="T1445">of ours </text:span>so interested in me?"</text:p>
      <text:p text:style-name="P159">Tracey(sigh) : "1.none of you broke up <text:span text:style-name="T789">or wanted to</text:span>.</text:p>
      <text:p text:style-name="P143">2.he understood the first."</text:p>
      <text:p text:style-name="P143">Ash(brusts into laughter,<text:span text:style-name="T1414">closed eyes</text:span>) : "so he went on that day</text:p>
      <text:p text:style-name="P143">to evsdrop on me but <text:span text:style-name="T1417">Ms </text:span>Mist<text:span text:style-name="T1415">y Waterflower</text:span> wasn't in the mood to</text:p>
      <text:p text:style-name="P143">tolerate him,thus he couldn't help.Trace that's</text:p>
      <text:p text:style-name="P143">what infatuation is <text:span text:style-name="T1394">when you don’t know who you are but you think you would by something or someone else</text:span>,Green was devoted to <text:span text:style-name="T1417">Ms </text:span>Misty <text:span text:style-name="T1416">Waterflower</text:span></text:p>
      <text:p text:style-name="P143">because she was his dream,<text:span text:style-name="T1393">she was the DRIVE behind his few travels and </text:span>he finished Orange</text:p>
      <text:p text:style-name="P143">and <text:span text:style-name="T1393">was</text:span> a very successful man <text:span text:style-name="T1395">and now even more so</text:span>,Mist <text:span text:style-name="T790">never looked at anyone</text:span> but just like me <text:span text:style-name="T1668">in Unova and a lot in Kalos,</text:span>would tolerate and</text:p>
      <text:p text:style-name="P143">that guy was <text:span text:style-name="T1392">and stll is</text:span> never impolite to anybody..<text:span text:style-name="T791">(smile)</text:span> beautiful</text:p>
      <text:p text:style-name="P143">man..beautiful man..beau<text:span text:style-name="T1669">ti</text:span>.."</text:p>
      <text:p text:style-name="P143">Tracey(sigh) : "Ash,please,he was the first to admit</text:p>
      <text:p text:style-name="P143">his infatuation to us all as soon as he came back</text:p>
      <text:p text:style-name="P143">from meeting you <text:span text:style-name="T792">in Unova Elite4 and was in tears saying you could only be his idol forever due to your humility and warmth to a stranger like him despite he challenging you and even trying to defame you</text:span> and just left,Misty was</text:p>
      <text:p text:style-name="P143">confused all along and never knew what exactly to</text:p>
      <text:p text:style-name="P143">do or feel and this refusal turned her into the</text:p>
      <text:p text:style-name="P143">actual nerve wreck that she became that she</text:p>
      <text:p text:style-name="P143">finally thought she was close to erasing you off</text:p>
      <text:p text:style-name="P143">but just then you again came up with all your</text:p>
      <text:p text:style-name="P143">glories and she just decided to burn herself to a</text:p>
      <text:p text:style-name="P160">sinister end"</text:p>
      <text:p text:style-name="P160">Ash<text:span text:style-name="T794">(closed eyes,smile)</text:span> : "<text:span text:style-name="T1670">4</text:span> years <text:span text:style-name="T964">Trace,4 long years</text:span>-beautiful man.. beautiful man..that</text:p>
      <text:p text:style-name="P143">too when i was <text:span text:style-name="T794">found in</text:span> <text:span text:style-name="T793">all </text:span>bed<text:span text:style-name="T793">s</text:span> every <text:span text:style-name="T795">morning</text:span> in Kalos NOT</text:p>
      <text:p text:style-name="P143">alone <text:span text:style-name="T1418">VIA the public gospel</text:span>.. beautiful man,beautiful man,<text:span text:style-name="T1419">Trace i’m lucky ain’t i that may be even for a moment WHILE AWAITING the report,Ms Misty Waterflower DID erase me off SOMEWHERE?(open eyes,broad smile)”</text:span></text:p>
      <text:p text:style-name="P143">Tracey(sigh) : "Ash,please stop torturing yourself</text:p>
      <text:p text:style-name="P143">like this"</text:p>
      <text:p text:style-name="P143">Ash(sternly,<text:span text:style-name="T965">open eyes</text:span>) : "Trace,if you try to stop.."</text:p>
      <text:p text:style-name="P143">Tracey(sigh) : "carry on.."</text:p>
      <text:p text:style-name="P143"><text:soft-page-break/>Ash(closed eyes,<text:span text:style-name="T796">smile</text:span>) : "beautiful man beautiful</text:p>
      <text:p text:style-name="P143">man <text:span text:style-name="T966">beautiful man</text:span>,comes back from Orange after victory,meets</text:p>
      <text:p text:style-name="P168">his crush,<text:span text:style-name="T796">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BUT if she doesn’t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if she does finally CHOOSEES someone AND gets the reciprocation,YOU WILL NEVER BY ANY MEANS BRING MY NAME UP AT ANY CIRCUMSTANCES AND MY BUNCH DOESN’T MINGLE ANYMORE AT ALL WITH MIST,YOU MAY KILL EACH IF THEY DON’T LISTEN WHICH INCLUDES PIKACHU BUT DOESN’T INCLUDE MR. MIME 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203"><text:soft-page-break/>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text:span text:style-name="T967">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text:span></text:p>
      <text:p text:style-name="P204">CONTINUATION<text:span text:style-name="T968">(smile,closed eyes)...of our BEAUTIFUL BEAUTIFUL MAN...</text:span></text:p>
      <text:p text:style-name="P199">beautiful man,<text:span text:style-name="T797">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text:span></text:p>
      <text:p text:style-name="P143">the meantime two other <text:span text:style-name="T798">more beautiful </text:span>m<text:span text:style-name="T798">e</text:span>n come around <text:span text:style-name="T1420">in</text:span> similar</text:p>
      <text:p text:style-name="P370"><text:span text:style-name="T546">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9">turned out to be </text:span>less beautiful <text:span text:style-name="T799">than our champion beautiful man</text:span>,and a<text:span text:style-name="T799">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US!IT’S SO GLORIOUS!GLORIOUS!NO I WON’T GIVE IN,NO I WON’T GIVE IN TILL I’M VICTORIOUS!”’..(bru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Hoenn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text:span><text:soft-page-break/><text:span text:style-name="T799">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beautiful man,beautiful man..anyhow,so the beautiful man come in dares to sit beside someone..um..may be TOO TOO TOO close wasn’t it Trace,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anyhow,so we continue with our beautiful man and then my eldest sister-in-law wants to prize the moment cause she had to face all the problems regarding what 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crying profusely,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text:span><text:soft-page-break/><text:span text:style-name="T799">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illusion and also finds the soulmate and vise-versa in my 2</text:span><text:span text:style-name="T185">nd</text:span><text:span text:style-name="T799">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5">th</text:span><text:span text:style-name="T799">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 boss in Team Rocket,Snorlax tried his q/a session,Torquail demostrated all her moods,Bayleaf lectured about her proper caring of improper precision,Marshadow wants to know about the height of trees and grass and how to adjust them suitably and very soon a certain Ganger will perfect all tickling,pestering and scaring tricks(Tracey laughs),by the way all these are rasons why Crawdauntogator has been condemed to the Professional Professor’s place making his balanced life the greatest imbalanced hell(Tracey laughs) </text:span><text:soft-page-break/><text:span text:style-name="T799">so shall Scyther be called or shall the gentleman stop what he’s upto,besides gentleman,you’re devoid of salt by now why don’t you start drinking all the liqueded vapour and viseversa back(Tracey brusts into laughter)...right gentleman,now that you know what the playboy tricks are all about then please,please,i beg of you,please,let me finish...now so in direct terms,</text:span>Lillie and Daisy just</text:p>
      <text:p text:style-name="P143">found the<text:span text:style-name="T833">mselves and their soulmates AND viseversa</text:span> and only could be beside her all</text:p>
      <text:p text:style-name="P143">the time but similarly confused as to what should</text:p>
      <text:p text:style-name="P143">be done and Violet being Violet-just don't understand anything except her own</text:p>
      <text:p text:style-name="P143">performances <text:span text:style-name="T969">AND Brock</text:span> and is so happy to stay just as</text:p>
      <text:p text:style-name="P143">that,i'm so glad that Brock <text:span text:style-name="T970">realized that too that if there was one it was whom he has</text:span>,though that brat has a long <text:span text:style-name="T834">long very long </text:span>raod left to be</text:p>
      <text:p text:style-name="P143">travelled with ME..they all really are</text:p>
      <text:p text:style-name="P143">sensational,really generally such pure souls are</text:p>
      <text:p text:style-name="P143">not found <text:span text:style-name="T835">here</text:span> and no matter how much dust</text:p>
      <text:p text:style-name="P143">they catch,they're never ever tainted and none</text:p>
      <text:p text:style-name="P143">more than you 3 know that,<text:span text:style-name="T836">which is why i’m most incensed with that f.. city and which is why this great elusive mental vulture is a bit confused now,anyhow</text:span> then you thought that this is family <text:span text:style-name="T837">now</text:span> <text:span text:style-name="T800">so the youngest sister-in-law must be looked after a bit too much</text:span> and <text:span text:style-name="T800">obviously the playboy became the greatest villian which he wanted to,to get his trap set for himself to be sure of the soulmate theory he was intuitively ferrying around among all without grasping it himself so</text:span> some men were <text:span text:style-name="T800">beautiful</text:span> <text:span text:style-name="T801">and out of which the most beautiful man has alredy been dealt with </text:span>and so</text:p>
      <text:p text:style-name="P143">on..and the m<text:span text:style-name="T802">a</text:span>n,beautiful man,beautiful man,</text:p>
      <text:p text:style-name="P143">beautiful man..But all this <text:span text:style-name="T1421">all</text:span> had to be in a</text:p>
      <text:p text:style-name="P143">godforsaken city like..anyhow(opening eyes,very</text:p>
      <text:p text:style-name="P143">sternly and harshly)still i haven't got my answer"</text:p>
      <text:p text:style-name="P143">Tracey(<text:span text:style-name="T803">smile</text:span>) : "if you already know <text:span text:style-name="T838">everything</text:span>.."</text:p>
      <text:p text:style-name="P143">Ash(smile,<text:span text:style-name="T804">closed eyes</text:span>) : "<text:span text:style-name="T839">No Trace these are all empty bowls,i want (open eyes,sternly)PUDING(Tracey laughs)(closed eyes,smile)..</text:span>i'm hungry Trace,i'm hungry,</text:p>
      <text:p text:style-name="P143">(growls,<text:span text:style-name="T804">open eyes</text:span>)don't dare interrupting me"</text:p>
      <text:p text:style-name="P143">Tracey(<text:span text:style-name="T839">laughs</text:span>) : "go on"</text:p>
      <text:p text:style-name="P143">Ash(smile,<text:span text:style-name="T804">closed eyes</text:span>) : "sweet,sweet Trace,as my flower went</text:p>
      <text:p text:style-name="P143">to that true f.. of a gym <text:span text:style-name="T805">after she had to part PHYSICALLY with her soulmate after his Johto journey</text:span>,she was shoved down a</text:p>
      <text:p text:style-name="P143">bunch of confusions <text:span text:style-name="T806">and goddam rules which either are getting lifted or the gym gets 100 fire types who’ll,presided by a certain Charizard being Charizards themselves will charizard around that godforbidden city in all the nights(Tracey brusts into laughter) anyway</text:span> so <text:span text:style-name="T807">my flower initially </text:span>was struggling,then you were called there <text:span text:style-name="T807">for all sorts of help</text:span>,didn't you?no i,sweet <text:span text:style-name="T971">little </text:span>Ash<text:span text:style-name="T971">y-boy</text:span> of</text:p>
      <text:p text:style-name="P143">Pallet knew but(growl,<text:span text:style-name="T808">open eyes</text:span>)I,ASH KETCHUM, MASTER</text:p>
      <text:p text:style-name="P143">PLAYBOY, DEMAND TO KNOW..(sweetly,<text:span text:style-name="T808">closed eyes</text:span>) what did</text:p>
      <text:p text:style-name="P143">you see?"</text:p>
      <text:p text:style-name="P143">Tracey<text:span text:style-name="T808">(smile)</text:span> : "she was a miracle worker"</text:p>
      <text:p text:style-name="P143">Ash(smile,<text:span text:style-name="T1423">opened eyes</text:span>) : "WAS?"</text:p>
      <text:p text:style-name="P143">Tracey(<text:span text:style-name="T1422">laugh</text:span>) : "AS ALWAYS FOREVER"</text:p>
      <text:p text:style-name="P161">Ash(smile,<text:span text:style-name="T808">closed eyes</text:span>) : "right.<text:span text:style-name="T972">Trace is my flower sweetly playfull due to her natural traits or (open eyes,sternly) IS IT A VEIL(Tracey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5">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74">except having you in her arms or being in your </text:span><text:soft-page-break/><text:span text:style-name="T974">arms all the time</text:span>,her sisters ever mistook that as infatuation overdrive especially given how all caring,<text:span text:style-name="T1424">wisely sweet,warm,kind</text:span> and gracious she was otherwise like a big sister to all and ever sweet friend to all <text:span text:style-name="T975">having all possible good qualities and once ever skills to add to it</text:span>,which as usual brats took advantage of and was scoffed off by her but as you know the <text:span text:style-name="T1425">in-you-language </text:span>damn city and all they are infinite in numbers <text:span text:style-name="T976">and neither she nor anyone else can pull of antics and speeches and language about most personal matters to anyone that is your recent hallmark(brusts into <text:s/>laughter)</text:span> so thus things happened but<text:span text:style-name="T977">(solemn)</text:span>..”</text:p>
      <text:p text:style-name="P205">Ash(closed eyes,smile) : “just a second Trace,just a sec,stop just there Trace,stop just there!(<text:span text:style-name="T546">scowl,open eyes)</text:span></text:p>
      <text:p text:style-name="P161">why were those brats entertained <text:span text:style-name="T973">by her supporting crew</text:span>?"</text:p>
      <text:p text:style-name="P143">Tracey<text:span text:style-name="T809">(flustered)</text:span> : "um..Ash, it's.."</text:p>
      <text:p text:style-name="P143">Ash(growl) : "don't dare utter my flower's</text:p>
      <text:p text:style-name="P143">name,you'll not go out ever from here alive or</text:p>
      <text:p text:style-name="P143">dead."</text:p>
      <text:p text:style-name="P143">Tracey(<text:span text:style-name="T812">solemn</text:span>) : "<text:span text:style-name="T813">Ash,</text:span>its an eventuality and you</text:p>
      <text:p text:style-name="P143">know very well who i am"</text:p>
      <text:p text:style-name="P143">Ash(smile,<text:span text:style-name="T810">closed eyes</text:span>) : "sweet,sweet Trace,was there ever</text:p>
      <text:p text:style-name="P143">any doubt throughout timeline?"</text:p>
      <text:p text:style-name="P143">Tracey<text:span text:style-name="T811">(sigh)</text:span> : "Unova,<text:span text:style-name="T1671">183rd</text:span> Badge,that night you said</text:p>
      <text:p text:style-name="P143">something."</text:p>
      <text:p text:style-name="P143">Ash(smile,<text:span text:style-name="T814">closed eyes</text:span>) : "beautiful faces <text:span text:style-name="T814">of beautifully prepared(open eyes,growl) beautiful b..</text:span>,<text:span text:style-name="T814">(closed eyes,smile)</text:span>right"</text:p>
      <text:p text:style-name="P143">Tracey<text:span text:style-name="T815">(solemn)</text:span> : "without any contact before and after for 10 days,then when she asked,just scoffed at her"</text:p>
      <text:p text:style-name="P165">Ash(smile,<text:span text:style-name="T820">closed eyes</text:span>) : "<text:span text:style-name="T1426">POLITELY i said ‘please,there are many woman gym leaders like you or may be even more successfull by all means from subtle personal and professional skills to gross beauty who are happy about their lives so why bother about waht’s happening around you,i’ll retun anyhow i can’t win more than 32 badges and have to complete it withi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gym,just frustration from my part and by-the-way Trace,on hearing this she didn’t shout at me did she,only politely said she was being called for an emergency in the Pokemon reservation by Trace,what did she do then Trace</text:span>?"</text:p>
      <text:p text:style-name="P143">Tracey<text:span text:style-name="T816">(solemn)</text:span> : "she <text:span text:style-name="T981">profusely </text:span>cried to me"</text:p>
      <text:p text:style-name="P143">Ash(smile,<text:span text:style-name="T817">closed eyes</text:span>) : "<text:span text:style-name="T1427">she cried even more profusely to you another day a few days later to a day on which a certain f.. wh.. pulled a stunt on me which of course was the first thing included in Playboy Ketchum chapter in the public gospel and this was after my 190</text:span><text:span text:style-name="T192">th</text:span><text:span text:style-name="T1427">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v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1"><text:soft-page-break/>Tracey<text:span text:style-name="T1428">(sigh)</text:span> : “<text:span text:style-name="T1429">are you sure you still want to continue these knowing fully well all our current positions?”</text:span></text:p>
      <text:p text:style-name="P252">Ash(broad smile,closed eyes) : “<text:span text:style-name="T1672">4 years</text:span> Trace,every single day i’ve roasted all sorts of vultures and was roasted by equally many of various kinds as well,<text:span text:style-name="T1430">don’t disturb me while i’m roasting Trace this game so beautiful,no battle can ever give me unless for my bunch,</text:span>so please,give me the answer.”</text:p>
      <text:p text:style-name="P253">Tracey(solemn) : “she said she has lost you <text:span text:style-name="T1431">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32">for all of us</text:span> but never your heart for Misty which only she <text:span text:style-name="T1433">intuitively </text:span>understood before your discourse today <text:span text:style-name="T1434">and of course now you both elaborately know everything but you still want to play meaningless games which i know is despite her requests so anyway,then you contacted and were as nonchalant as ever and she always cried to me saying that she has lost you then during Unova finals your showboating was at absolute best you came back and the break-up was inevitable”</text:span></text:p>
      <text:p text:style-name="P255">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35">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s and thus this whole game.so anyhow,we did break up what happened the next time you were present there but before that what you did in the previous times when she expressed her concerns about my (open eyes,broad smile) MOTIVATIONS?(closed eyes,smile)...”</text:span></text:p>
      <text:p text:style-name="P260">Tracey(solemn) : “ ‘as long as i know Misty,Ash has never even looked at a girl with a remote hint of care beyond friendship except you and you only and you know well how many he has had to encounter and now having to.probably 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6">Ash(closed eyes,solemn) : “but i hear that you didn’t do anything at all while she DID try to reconcile during my undercover days and afterwards when i came back ALIVE out of there,the whole world Trace knew who recruited me,surely you of all did too,was it a financial matter Trace that despite being at () you couldn’t go to () while there for MY Buizel?”</text:p>
      <text:p text:style-name="P143">Tracey<text:span text:style-name="T818">(indifferent)</text:span> : "um..Das.."</text:p>
      <text:p text:style-name="P143">Ash(smile,<text:span text:style-name="T818">closed eyes</text:span>) : "no need,<text:span text:style-name="T1446">after break-up</text:span> she spoke to</text:p>
      <text:p text:style-name="P143">you <text:span text:style-name="T818">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text:span><text:soft-page-break/><text:span text:style-name="T818">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3">Tracey<text:span text:style-name="T818">(solemn)</text:span> : "<text:span text:style-name="T818">no</text:span>"</text:p>
      <text:p text:style-name="P143">Ash(close eyes,<text:span text:style-name="T819">smile</text:span>) : "then suddenly i had to go</text:p>
      <text:p text:style-name="P143">undercover and nobody knew my whereabouts</text:p>
      <text:p text:style-name="P143">barring <text:span text:style-name="T821">Sinnoh </text:span>Elite4 <text:span text:style-name="T822">HQ’s 2 persons,Trevor and Allen,Head and Deputy-Head,</text:span> in this whole goddamn world...<text:span text:style-name="T1447">and after that the 1 month i was in public glare you also remained inactive due to views but Trace none would want to wash the dirty cloths in public unless extreme conditions so drived by what motive </text:span>the did <text:span text:style-name="T982">this break-up</text:span> got outside the godforsaken Cerulian Gym in the first place <text:span text:style-name="T823">which attracted the two other more beautiful men we’ve already spoken and in the second place why this IDEA that there was ever ANOTHER BUT Ash Ketchum’s future form which was the RIGHT replacemnet ever arose</text:span>,sure it wasn't the <text:span text:style-name="T824">most</text:span></text:p>
      <text:p text:style-name="P143">beautiful man <text:span text:style-name="T1448">to first announce to the world of a certain break-up and then to propagate the advertisemnet that a certain Ms Misty Waterflower is accepting invitations for dating was it Trace?</text:span>"</text:p>
      <text:p text:style-name="P143">Tracey(solemn) : "can i tell you something?"</text:p>
      <text:p text:style-name="P143">Ash(close eyes,<text:span text:style-name="T825">smile</text:span>) : "most honoured"</text:p>
      <text:p text:style-name="P143">Tracey<text:span text:style-name="T826">(solemn)</text:span> : "you.."</text:p>
      <text:p text:style-name="P143">Ash(<text:span text:style-name="T827">smile</text:span>,<text:span text:style-name="T827">closed eyes</text:span>) : "<text:span text:style-name="T827">sweet sweet Trace,</text:span>what was that?i wouldn't</text:p>
      <text:p text:style-name="P143">ever have reached the level had i <text:span text:style-name="T983">ALWAYS,ALWAYS</text:span> been <text:span text:style-name="T828">WITH</text:span> her and she <text:span text:style-name="T984">wouldn’t </text:span>even <text:span text:style-name="T828">MORE</text:span> so <text:span text:style-name="T829">and THUS</text:span> i was <text:span text:style-name="T830">USING</text:span> her and</text:p>
      <text:p text:style-name="P143">then threw her away as soon i got what i got right?<text:span text:style-name="T832">(laugh)..so she of all should’ve followed suit(brusts into laughter)..no Trace,no,i understand ALL,you see Playboy Master Hall of Fame,Trace,so difficult,so elusive than all legendaries you’ve never read about..</text:span>Trace,confirm it,Trace,these Vultures are really in</text:p>
      <text:p text:style-name="P143">for a game RIGHT NOW,Trace I haven't battled in</text:p>
      <text:p text:style-name="P143">ages just fooling around,give me vultures Trace</text:p>
      <text:p text:style-name="P143">i'm hungry,i want to BATTLE,Trace please, wasn't</text:p>
      <text:p text:style-name="P143">this what the vultures are insinuating <text:span text:style-name="T1449">that from the beginnig till the discourse that Ash Ketchum is the WEED of the family disturbing the main trunk and thus must be torn apart with immediate effect(laugh),Trace the weed himself did the job for you didn’t he?(bru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 and Mist too would’ve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43">Trace(sigh) : "<text:span text:style-name="T1451">at that time </text:span>you never realize<text:span text:style-name="T831">d</text:span> the full</text:p>
      <text:p text:style-name="P143">implications Ash,<text:span text:style-name="T1450">neither did we,Misty created this family of ours alone by her once only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40">you were the centre that time which is now a family still from </text:span><text:soft-page-break/><text:span text:style-name="T840">that same position and i realize you were vulturing around on us behind the curtains and made sure that the family isn’t disturbed as i also know why my partner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85">got your flower back</text:span>,see all</text:p>
      <text:p text:style-name="P143">things are in a whisker back to what it should've</text:p>
      <text:p text:style-name="P143">been <text:span text:style-name="T986">certainly 3 years ago had you had the intelligence to atleast once speak properly with Gary of all about personal matters but you only created more tension fooling everyone by being elusive and mouting everyone off through press</text:span>,<text:span text:style-name="T987">in </text:span>4 years we all <text:span text:style-name="T988">have</text:span> had our lives <text:span text:style-name="T841">despite Misty</text:span>,<text:span text:style-name="T841">but </text:span>it was as if the X factor wasn't there <text:span text:style-name="T989">only because Misty was doing what she was doing but you know well that we’re here due to Misty in actual level not like mouthing all off with impossibly insightful quotes served with dreadful swearing so that the combination help them forever</text:span><text:span text:style-name="T978"> </text:span><text:span text:style-name="T979">in this life and </text:span><text:span text:style-name="T989"><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which obviously is the only possible normalcy according to the hell conquering vulture-killer(bru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hall of fame pests can pull off such antic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 all self created hells that </text:span>you come back <text:span text:style-name="T990">to normalcy for a half</text:span> day and you can see what happens,this is what happens <text:span text:style-name="T991">when you and Misty are together without your great elusive non existant vultures(laugh) and</text:span> you and Misty <text:span text:style-name="T992">must</text:span> be together all the</text:p>
      <text:p text:style-name="P143">time otherwise both your lives will not be right and</text:p>
      <text:p text:style-name="P143">neither would be that of the <text:span text:style-name="T993">family and yes Ash i do spot the difference between the fire and the heat that there really is no difference.but the thing is that why now does these...</text:span>"</text:p>
      <text:p text:style-name="P143">Ash(smile,<text:span text:style-name="T842">closed eyes</text:span>) : "Trac<text:span text:style-name="T1452">e</text:span>,just stop there,would</text:p>
      <text:p text:style-name="P143">you?,<text:span text:style-name="T1452">Trace</text:span>,please,I'm not finished,<text:span text:style-name="T994">no matter how sweet your brief lecture was(Tracey laughs),</text:span>i know what i know but i don't have my answer</text:p>
      <text:p text:style-name="P143">yet and unless you give it, you're NOT going out of</text:p>
      <text:p text:style-name="P143">this room<text:span text:style-name="T995">(Tracey laughs and shakes his head)</text:span>...then <text:span text:style-name="T1453">K</text:span>anto Elite4 as they assigned me</text:p>
      <text:p text:style-name="P143">they said Misty was,Misty had,Misty did-<text:span text:style-name="T843">(open eyes,stern)</text:span>Mist</text:p>
      <text:p text:style-name="P143">IS.mind that<text:span text:style-name="T843">(closed eyes,smile,Tracey brusts into laughter)...</text:span>and i told them that as well that day</text:p>
      <text:p text:style-name="P143">and they were rather unknown to me and its a</text:p>
      <text:p text:style-name="P143">month <text:span text:style-name="T844">or two</text:span> ago at most may be..and they haven't</text:p>
      <text:p text:style-name="P143"><text:soft-page-break/>dared to use Past Tense..no it's not grammar,my</text:p>
      <text:p text:style-name="P143">problem is that i've yet to let her roam freely</text:p>
      <text:p text:style-name="P143">without me since i've married her yesterday,oh! i</text:p>
      <text:p text:style-name="P143">get you!you want to know why rush the</text:p>
      <text:p text:style-name="P143">marriage,may be <text:span text:style-name="T845">the most beautiful man</text:span> could STILL return<text:span text:style-name="T996">(Tracey sighs and shakes his head)</text:span>..is that</text:p>
      <text:p text:style-name="P143">the trouble? or is it that last night made an</text:p>
      <text:p text:style-name="P143">impression that Ash Ketchum was also the Acting</text:p>
      <text:p text:style-name="P143">Master <text:span text:style-name="T997">just like now what’s he doing(Tracey again shakes his head)</text:span> and wants something out of this which i</text:p>
      <text:p text:style-name="P143">doubt,so you were happy,but it wasn't because of</text:p>
      <text:p text:style-name="P143">me,it <text:span text:style-name="T846">certainly </text:span>wasn't because Mist <text:span text:style-name="T847">cause she was tormented the whole night till that discourse so</text:span> it was because of,<text:span text:style-name="T848">how beatiful the man was Trace in comparison to other beatutiful men(Tracey brusts into laughter)</text:span>?..<text:span text:style-name="T998">don’t laugh Trace,we’ve a LONG way to go STILL</text:span>"</text:p>
      <text:p text:style-name="P143">Tracey<text:span text:style-name="T846">(sigh)</text:span> : "Ash,we all thought <text:span text:style-name="T849">your most beautiful man</text:span> was <text:span text:style-name="T855">indeed even more beautiful than the word most describes(Tracey laughs)</text:span> <text:span text:style-name="T850">and especially your eldest sister-in-law for the reasons you know more than her(laugh)</text:span>"</text:p>
      <text:p text:style-name="P143">Ash(smile,<text:span text:style-name="T850">closed eyes</text:span>) "sweet sweet Trace,<text:span text:style-name="T851">i’m <text:s/>a playboy master remember don’t believe me so easily,</text:span>besides hey i'm dumping Mist tonight only</text:p>
      <text:p text:style-name="P143">remember?"</text:p>
      <text:p text:style-name="P143">Tracey(sigh) : "Ash.."</text:p>
      <text:p text:style-name="P143">Ash(smile,<text:span text:style-name="T852">closed eyes</text:span>) : "Trace,i've just figured out what the</text:p>
      <text:p text:style-name="P143">vultures are getting at..no,don't try pulling any</text:p>
      <text:p text:style-name="P143">stunts Trace,you know best how great <text:span text:style-name="T1000">YOUR</text:span></text:p>
      <text:p text:style-name="P143"><text:span text:style-name="T999">OWN </text:span>Scyther's blades are<text:span text:style-name="T853">(Tracey shakes his head laughs and sighs)</text:span>..<text:span text:style-name="T854">t</text:span>he Vultures now</text:p>
      <text:p text:style-name="P143">are trying to land on the Greatest Spot that has</text:p>
      <text:p text:style-name="P143">been accidentally opened,even more so after last</text:p>
      <text:p text:style-name="P143">night,this Trace is stupendous,mind blowing..</text:p>
      <text:p text:style-name="P143">brilliantly chalked out..<text:span text:style-name="T1001">(Tracey brusts into laughter)..</text:span>Trace,i can envisage them</text:p>
      <text:p text:style-name="P143">clearly,Trace,i can <text:span text:style-name="T856">FEEL</text:span> the simmering jubilation</text:p>
      <text:p text:style-name="P143">among them,so close to their victory,so much is</text:p>
      <text:p text:style-name="P143">the joy,so much the bliss from the hope that their</text:p>
      <text:p text:style-name="P143">impending victory is just about to come into</text:p>
      <text:p text:style-name="P143">fruitation,Trace,i can see them around me,just</text:p>
      <text:p text:style-name="P143">about to grab that spot,their happiness so tangible</text:p>
      <text:p text:style-name="P143">to me Trace,Trace<text:span text:style-name="T1002">(Tracey again laughs)</text:span>,answer me please,Trace,i beg of you<text:span text:style-name="T857">(Tracey laughs and sighs)</text:span>,Is it possible that this time,this time once</text:p>
      <text:p text:style-name="P143">more(opens his eyes,smiling),that the vultures be</text:p>
      <text:p text:style-name="P143">successful in their insinuation that all that i said</text:p>
      <text:p text:style-name="P143">was <text:span text:style-name="T858">EMOTION</text:span>,all that i'm made of is <text:span text:style-name="T858">EMOTION</text:span>,</text:p>
      <text:p text:style-name="P143">(closed eyes,<text:span text:style-name="T1003">Tracey shakes his head</text:span>)My heart wrenching longing for my</text:p>
      <text:p text:style-name="P143">own soul's different form,appearing before me in</text:p>
      <text:p text:style-name="P143">all glor<text:span text:style-name="T860">ies</text:span> off which all i ever wanted,want and will</text:p>
      <text:p text:style-name="P143">want is <text:span text:style-name="T859">just </text:span>not to take my eyes off,not to take my</text:p>
      <text:p text:style-name="P143">eyes off from myself....<text:span text:style-name="T1461">sketch that it’s universal(Tracey brusts into laughter)...</text:span>(opens eyes,<text:span text:style-name="T861">smile</text:span>) that all is</text:p>
      <text:p text:style-name="P143">emotion and for only a day/till i meet the roads.. s..,<text:span text:style-name="T861">(very sternly)HAVE A VERY NICE DAY</text:span>?"</text:p>
      <text:p text:style-name="P143">Tracey(sigh) : "Ash,you don't.."</text:p>
      <text:p text:style-name="P143">Ash(smile,closed eyes) : "no Trace,i have to,i'm a</text:p>
      <text:p text:style-name="P143">Playboy remember, it's not easy with my</text:p>
      <text:p text:style-name="P143">kind,please,let me share with you the joy of the</text:p>
      <text:p text:style-name="P143">Vultures that they're having now..(open eyes,<text:span text:style-name="T863">smile</text:span>) i put</text:p>
      <text:p text:style-name="P143"><text:soft-page-break/><text:span text:style-name="T1004">my Mist</text:span> through an emotional roller coaster to</text:p>
      <text:p text:style-name="P143">weaken her off <text:span text:style-name="T862">and </text:span>then jumped onto her and preyed</text:p>
      <text:p text:style-name="P143">upon her?<text:span text:style-name="T863">(brusts into laughter)</text:span>"</text:p>
      <text:p text:style-name="P143">Tracey(sigh) : "You don't have to validate youself.."</text:p>
      <text:p text:style-name="P162">Ash(smile,<text:span text:style-name="T863">closed eyes</text:span>) : "what was that Trace?"</text:p>
      <text:p text:style-name="P162">Tracey(deep breath) : "Ash stop logically validating</text:p>
      <text:p text:style-name="P143">your actions <text:span text:style-name="T1005">repeatedly</text:span> to us.."</text:p>
      <text:p text:style-name="P143">Ash(smile,<text:span text:style-name="T864">closed eyes)</text:span> : "Actions" Trace? actions?</text:p>
      <text:p text:style-name="P143">Tracey(sigh) : "we know you well enough you never</text:p>
      <text:p text:style-name="P143">have been able to hide the honesty that has made</text:p>
      <text:p text:style-name="P143">you into what you are and what you're feeling now</text:p>
      <text:p text:style-name="P143">we all know Ash,<text:span text:style-name="T865">we’ve gone through this same feeling but </text:span>it's just..it pains us to see the</text:p>
      <text:p text:style-name="P143">strain you <text:span text:style-name="T866">are</text:span> tak<text:span text:style-name="T867">ing</text:span> upon youself to narate them</text:p>
      <text:p text:style-name="P143">because you think your Playboy image is what</text:p>
      <text:p text:style-name="P143">everybody believes in <text:span text:style-name="T868">still after all you did and said</text:span>,Ash please,we should be</text:p>
      <text:p text:style-name="P143">talking about the celebrations.."</text:p>
      <text:p text:style-name="P143">Ash(smile and closed eyes) : "no Trace don't</text:p>
      <text:p text:style-name="P143">stop,my image,<text:span text:style-name="T869">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text:p>
      <text:p text:style-name="P143">my honesty is a show<text:span text:style-name="T870">(Tracey sighs and shakes his head)</text:span>,all that you hear,all that the</text:p>
      <text:p text:style-name="P143">Vultures insinuate on a moment to moment basis</text:p>
      <text:p text:style-name="P143">is the real me,i'm not honest,i've cheated my entire</text:p>
      <text:p text:style-name="P143">life portraying this honesty,this veil so thick my</text:p>
      <text:p text:style-name="P143">pokemons c<text:span text:style-name="T871">ould</text:span> never open it nor even my</text:p>
      <text:p text:style-name="P143">mom,this veil has given me everything,and due to</text:p>
      <text:p text:style-name="P143">this veil i can take and throw away the Cerulian</text:p>
      <text:p text:style-name="P143"><text:span text:style-name="T872">h</text:span>eart-throb whenever i wish,i can get in and out of Hall of Fame at my will,i can hold sway over other people and their pokemons at my leasure,i don't</text:p>
      <text:p text:style-name="P143">have any feelings for Mist at all i just made her to</text:p>
      <text:p text:style-name="P143">believe me just like my mom just like everybody</text:p>
      <text:p text:style-name="P143">else,hell,i've made myself to believe that i'm AN</text:p>
      <text:p text:style-name="P143">HONEST MAN..<text:span text:style-name="T1006">(Tracey sighs and shakes his head)</text:span>Trace,this is,Trace so blissfull,this</text:p>
      <text:p text:style-name="P143">life of deceits,veils,you won't ever know what you</text:p>
      <text:p text:style-name="P143">truly are...so amusing..so amusing..beautiful,</text:p>
      <text:p text:style-name="P143">beautiful man, beautiful man, <text:span text:style-name="T874">beautiful man</text:span>..(open eyes,<text:span text:style-name="T875">broad smile</text:span>) ain't it</text:p>
      <text:p text:style-name="P143">so Trace?"</text:p>
      <text:p text:style-name="P143">Tracey(sigh,<text:span text:style-name="T873">sternly</text:span>) : "i've got nothing to say Ash but at this</text:p>
      <text:p text:style-name="P143">rate Misty will NOT have you alive in this body for</text:p>
      <text:p text:style-name="P143">long,if you want that just to prove <text:span text:style-name="T1007">to your dead vultures</text:span> that you'll still</text:p>
      <text:p text:style-name="P143">want her the only,best of luck with that,but if you</text:p>
      <text:p text:style-name="P143">die now unable to take anymore of this <text:span text:style-name="T876">devillish </text:span>self torture,then you know too well what Misty</text:p>
      <text:p text:style-name="P143">will feel like and especially at this moment of her</text:p>
      <text:p text:style-name="P143">life <text:span text:style-name="T877">no matter what you ordered me to do when you leave this body or you will do by will.</text:span>yes she will be wanting you <text:span text:style-name="T878">only and you know that very well thus your endeavour to make sure i,who have known your bond from the very first sight,destroy all pests away but the thing is</text:span> <text:span text:style-name="T1008">that </text:span>you could <text:span text:style-name="T878">spare me,spare your mom and finally </text:span>spare <text:span text:style-name="T878">your beloved wife</text:span> <text:span text:style-name="T878">atleast </text:span>the <text:span text:style-name="T878">fractional</text:span> moment of sadness when doctors are going pronounce today afternoon that Ash Ketchum is no more among us..if you want that best wishes..and i demand you to let me out of this <text:span text:style-name="T879">self created hell</text:span> to go and <text:soft-page-break/>tell Misty that <text:span text:style-name="T880">her husband’s</text:span> time is very limited <text:span text:style-name="T881">and Mrs</text:span>. <text:span text:style-name="T881">Ketchum that her son is in his last moments.</text:span>"</text:p>
      <text:p text:style-name="P143">Ash(smile,<text:span text:style-name="T882">closed eyes</text:span>) : "Marill..no Trace..<text:span text:style-name="T883">just to show you that a playboy doesn’t die as easily as you think he will..no,no,not so easy..anyhow Trace,</text:span>she's your</text:p>
      <text:p text:style-name="P143">pokemon <text:span text:style-name="T884">for may be 30 years sorry if i said 26 before</text:span>,what would she do to you?(Marill</text:p>
      <text:p text:style-name="P143">observes Tracey for a few Moments and Ash for a</text:p>
      <text:p text:style-name="P143">few,then silently returns to her place,Scyther does</text:p>
      <text:p text:style-name="P143">the same),Greninja(comes up looks far more</text:p>
      <text:p text:style-name="P143">intensely in Tracey's eyes then returns to her</text:p>
      <text:p text:style-name="P143">place)..saw that Trace? don't try to leave before</text:p>
      <text:p text:style-name="P143">the conclusion of this <text:span text:style-name="T885">amusing</text:span> game,this</text:p>
      <text:p text:style-name="P143">excuisite insinuation that that Vultures have come</text:p>
      <text:p text:style-name="P143">up with-what is it called in you book,<text:span text:style-name="T886">that</text:span> i'm</text:p>
      <text:p text:style-name="P143">doing with Marill?"</text:p>
      <text:p text:style-name="P143">Tracey(sigh) : "phychothrombonosis"</text:p>
      <text:p text:style-name="P143">Ash(<text:span text:style-name="T887">closed eyes,smile</text:span>) : "Trace,what am i doing with you?"</text:p>
      <text:p text:style-name="P143">Tracey(solemn) : "Lie Detecting"</text:p>
      <text:p text:style-name="P143">Ash(<text:span text:style-name="T887">closed eyes smile</text:span>) : "word carefully <text:span text:style-name="T888">Trace,plea..</text:span>"</text:p>
      <text:p text:style-name="P143">Tracey<text:span text:style-name="T889">(solemn)</text:span> : "your reading my hidden secrets and</text:p>
      <text:p text:style-name="P143">hidden traits by self torturing yourself towards</text:p>
      <text:p text:style-name="P163">death <text:span text:style-name="T890">because you know if your honest not even the biggest crook can see in front of him life and death playing like this and physical slowly devouring you while your soul is getting more more effulgently visibl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3">Ash(<text:span text:style-name="T891">closed eyes,</text:span>smile) : "what would i gain?"</text:p>
      <text:p text:style-name="P143">Tracey(sigh) : "Ash,all you've ever wanted was the</text:p>
      <text:p text:style-name="P143">Pokemon Master title,you were too clueless to</text:p>
      <text:p text:style-name="P143">even know what actually you had to do to get to</text:p>
      <text:p text:style-name="P143">the goal you had set yourself up for,then</text:p>
      <text:p text:style-name="P143">Misty,your very first travel companion,now your</text:p>
      <text:p text:style-name="P143">wife.."</text:p>
      <text:p text:style-name="P143">Ash(<text:span text:style-name="T891">closed eyes,</text:span>smile) :"sweet,sweet.."</text:p>
      <text:p text:style-name="P143">Tracey(deep breath) : "so...um..Misty your forever</text:p>
      <text:p text:style-name="P143">travelling companion and wife came along and for</text:p>
      <text:p text:style-name="P143">a time being you wanted Misty.."</text:p>
      <text:p text:style-name="P143">Ash(<text:span text:style-name="T892">closed eyes,</text:span>laugh) : "just a bit of a halt here,<text:span text:style-name="T898">Trace just give me time,so just for a time being i wanted what</text:span>?"</text:p>
      <text:p text:style-name="P143">Tracey<text:span text:style-name="T893">(concerned)</text:span> : "um..you had a feeling for Misty and the</text:p>
      <text:p text:style-name="P143">only thing that was ever obvious about her is that</text:p>
      <text:p text:style-name="P143">she has been wanting you so intensely since the</text:p>
      <text:p text:style-name="P143">day she saw you for the very first time and she</text:p>
      <text:p text:style-name="P143">never spares herself in her longing for you..and</text:p>
      <text:p text:style-name="P143">now finally has you beside her permanently for</text:p>
      <text:p text:style-name="P143">atleast once in <text:span text:style-name="T894">THIS</text:span> life,unless you want to again state</text:p>
      <text:p text:style-name="P143">that the Vultures are insinuating that this togetherness is an hindrence for you two to see</text:p>
      <text:p text:style-name="P143">how much you two actually want each other and</text:p>
      <text:p text:style-name="P143">rigourously try to disprove them <text:span text:style-name="T895">by </text:span>killing yourself</text:p>
      <text:p text:style-name="P143">right before her eyes"</text:p>
      <text:p text:style-name="P143">Ash(smile,<text:span text:style-name="T896">closed eyes</text:span>) : "Tracey,what did i want?"</text:p>
      <text:p text:style-name="P143">Tracey(deep sigh) : "The Title"</text:p>
      <text:p text:style-name="P143"><text:soft-page-break/>Ash(smile,<text:span text:style-name="T897">closed eyes</text:span>) : "Only?"</text:p>
      <text:p text:style-name="P143">Tracey : "Only."</text:p>
      <text:p text:style-name="P143">Ash(smile,<text:span text:style-name="T899">closed eyes</text:span>) : "What do i want?"</text:p>
      <text:p text:style-name="P143">Tracey : "Mi..no..um,you actually don't want</text:p>
      <text:p text:style-name="P143">anything..you have.."</text:p>
      <text:p text:style-name="P143">Ash(smile,<text:span text:style-name="T900">closed eyes</text:span>) : "what do i have?"</text:p>
      <text:p text:style-name="P143">Tracey : "Misty"</text:p>
      <text:p text:style-name="P143">Ash(smile,<text:span text:style-name="T901">closed eyes</text:span>) : "and?"</text:p>
      <text:p text:style-name="P143">Tracey : "your mom,pokemons and Misty thats</text:p>
      <text:p text:style-name="P143">all..oh and yes,you youself"</text:p>
      <text:p text:style-name="P143">Ash(smile,<text:span text:style-name="T902">closed eyes</text:span>) : "<text:span text:style-name="T1454">right.now,</text:span>my endeavours recently,why have i</text:p>
      <text:p text:style-name="P143">done what i've done with <text:span text:style-name="T1009">the hells</text:span> and my</text:p>
      <text:p text:style-name="P143">endeavours in my whole career as a Pokemon</text:p>
      <text:p text:style-name="P143">trainer,what is it that i wanted,what is it that i have</text:p>
      <text:p text:style-name="P164">what is it that i will never have?"</text:p>
      <text:p text:style-name="P164">Tracey<text:span text:style-name="T1455">(solemn)</text:span> : "you've wanted the tag,you got the tag,you</text:p>
      <text:p text:style-name="P143">will never have a tag permanently with your death</text:p>
      <text:p text:style-name="P143">the tag will go away or if you don't practice,your</text:p>
      <text:p text:style-name="P143">skills will go away,if you..wait,i get you you'll never</text:p>
      <text:p text:style-name="P143">have anything that's not you"</text:p>
      <text:p text:style-name="P143">Ash(smile,<text:span text:style-name="T1010">closed eyes</text:span>) : "that's the tag,what with,and i</text:p>
      <text:p text:style-name="P143">basically am warning you this last time,think and</text:p>
      <text:p text:style-name="P143">phrase properly cause it's about Mist,MY Mist,take</text:p>
      <text:p text:style-name="P143">your time and speak your heart."</text:p>
      <text:p text:style-name="P143">Tracey : "um..bear with me..you wanted Misty,you</text:p>
      <text:p text:style-name="P143">got Misty but..yes Ash,the Misty we see you'll</text:p>
      <text:p text:style-name="P143">never have,the Misty you see you'll always have.."</text:p>
      <text:p text:style-name="P143">Ash(smile,<text:span text:style-name="T903">closed eyes</text:span>) : "clarity,more clarity"</text:p>
      <text:p text:style-name="P143">Tracey : "you two are um..like same thing in two</text:p>
      <text:p text:style-name="P143">different vessel<text:span text:style-name="T1011">s</text:span> somehow, so you'll always get</text:p>
      <text:p text:style-name="P143">paired no matter what but one vessel may</text:p>
      <text:p text:style-name="P143">blindfold ownself and so on but as it's said the</text:p>
      <text:p text:style-name="P143">pairing and eventual nonseparablity is</text:p>
      <text:p text:style-name="P143">inevitable,so,that is we unnecessarily was worried</text:p>
      <text:p text:style-name="P143">about both you and Misty,while ourselves having</text:p>
      <text:p text:style-name="P143">to go through the same realizations in our own personal lives and so on..so,now if similarity</text:p>
      <text:p text:style-name="P143">applied we better keep absolutely off and we</text:p>
      <text:p text:style-name="P143">better never say you're her best choice rather</text:p>
      <text:p text:style-name="P143">saying..um sorry,please Ash..never say you're <text:span text:style-name="T904">h</text:span>er</text:p>
      <text:p text:style-name="P143">best but only ever choice,<text:span text:style-name="T1012">the beautiful</text:span>..no sorry..that chapter</text:p>
      <text:p text:style-name="P143">never happened,never existed,it was like a</text:p>
      <text:p text:style-name="P143">mirage..and if we meet him behave like friend<text:span text:style-name="T905">s</text:span> till</text:p>
      <text:p text:style-name="P143">he brings that up himself,then we'll bite.and we</text:p>
      <text:p text:style-name="P143">don't meet him on purpose by any means,even if</text:p>
      <text:p text:style-name="P143">one does it must be Gary,cause he never gave him</text:p>
      <text:p text:style-name="P143">any consideration and Brock is sternly warned if</text:p>
      <text:p text:style-name="P143">he wishes to talk to you ever again he has to be</text:p>
      <text:p text:style-name="P143">like this as well <text:span text:style-name="T906">though he certainly can meet him on purpose but the other conditions hold</text:span>,and if somehow something happens or that Misty is intentionally ever mentioned about th<text:span text:style-name="T908">ose</text:span> ph<text:span text:style-name="T907">ases</text:span> of</text:p>
      <text:p text:style-name="P143">her personal life by anybody,then that's it the very</text:p>
      <text:p text:style-name="P143">first time,you'll tell Misty, you're moving away from</text:p>
      <text:p text:style-name="P143">here but if that goes beyond may god save us and</text:p>
      <text:p text:style-name="P143"><text:soft-page-break/>the whole Cerulian City <text:span text:style-name="T1013">from insomnia(laugh)</text:span>,and it's no warning or</text:p>
      <text:p text:style-name="P143">threat it's a statement if we don't agree,or Misty</text:p>
      <text:p text:style-name="P143">somehow in intentionally reminded by other people and we despite having <text:span text:style-name="T1014">the </text:span>power don't do</text:p>
      <text:p text:style-name="P143">anything,then that too is,basically you don't want</text:p>
      <text:p text:style-name="P143">any shadow of any dirty hands on your most..no</text:p>
      <text:p text:style-name="P143">you own self..yeah i get you,if one lea..um..if the</text:p>
      <text:p text:style-name="P143">one is not getting ever closer to the other in as</text:p>
      <text:p text:style-name="P143">fast a rate and for that reason the other is a bit</text:p>
      <text:p text:style-name="P143">unstable,the support cast has to make sure by</text:p>
      <text:p text:style-name="P143">every means that it keeps well."</text:p>
      <text:p text:style-name="P143">Ash(smile,<text:span text:style-name="T909">closed eyes</text:span>) : "<text:span text:style-name="T910">Greninja,connect...(speaking in Tracey’s mind as Greninja connected by her psychic powers to Marill and Scyther by whom Tracey is connected)..</text:span>perfect,now another,Misty <text:span text:style-name="T911">WANTED</text:span> me?"</text:p>
      <text:p text:style-name="P143">Tracey(Ash speaking inside Tracey's Mind) :</text:p>
      <text:p text:style-name="P143">"um..Ash,she also always had you but</text:p>
      <text:p text:style-name="P143">she..no,no..um..yeah if we never interfared then</text:p>
      <text:p text:style-name="P143">she would never had had that illusion of ever</text:p>
      <text:p text:style-name="P143">being not getting closer to you <text:span text:style-name="T1015">at the fastest rate</text:span>..but you were</text:p>
      <text:p text:style-name="P143">rude..um,ok..you can solve your own problems but</text:p>
      <text:p text:style-name="P143">she at first..well later yes right,she was doing your</text:p>
      <text:p text:style-name="P143">trials as were you and so on..yeah no involvement</text:p>
      <text:p text:style-name="P143">in personal problems unless purely medical</text:p>
      <text:p text:style-name="P143">necessaties <text:span text:style-name="T912">as long as you’re alive</text:span>...Misty has always been with</text:p>
      <text:p text:style-name="P143">you,she's just like that..right and yeah i get you on that,and you don't hold any grudge<text:span text:style-name="T913">s</text:span> against me but if something further happens to Misty,that will be <text:span text:style-name="T914">my last night(laugh)..um..sorry..that’ll be my last night of any kind of sleep cause Ganger will take care of all the rest of the nights in my left over life(brusts into laughter)</text:span>."</text:p>
      <text:p text:style-name="P143">Ash(smile,<text:span text:style-name="T914">closed eyes</text:span>) : "<text:span text:style-name="T914">Greninja,disconnect(talking normally)..</text:span>Trace,what has happend?"</text:p>
      <text:p text:style-name="P143">Tracey(sigh) : "Nothing,all this is a play of you two</text:p>
      <text:p text:style-name="P143">of hide and seek just like you and your</text:p>
      <text:p text:style-name="P143">pokemons,the results here are mere</text:p>
      <text:p text:style-name="P143">tokens,beneath them what you are you always are</text:p>
      <text:p text:style-name="P143">and so on..Ash,we just want you and Misty to not</text:p>
      <text:p text:style-name="P143">play any self destructive game just to prove that</text:p>
      <text:p text:style-name="P143">absolutely nothing can separate you two or for the</text:p>
      <text:p text:style-name="P143">fun of it,and this applies especially for you</text:p>
      <text:p text:style-name="P143">Ash,stop this,go to Orange with Misty and we</text:p>
      <text:p text:style-name="P143">won't keep you pre-occupied for long at all, it's just</text:p>
      <text:p text:style-name="P143">that please just a very few days,have mercy on</text:p>
      <text:p text:style-name="P143">us.."</text:p>
      <text:p text:style-name="P143">Ash(<text:span text:style-name="T915">laugh,closed eyes</text:span>) : "Trace,Trace,Trace<text:span text:style-name="T1016">(Tracey shakes his head and sighs)</text:span>...the Vultures have</text:p>
      <text:p text:style-name="P143">only taken a bit of a shock, They're still very much</text:p>
      <text:p text:style-name="P143">here Trace,i can <text:span text:style-name="T916">clearly see</text:span> their plans,no i won't make</text:p>
      <text:p text:style-name="P143">you go thoroughly through their planning again but</text:p>
      <text:p text:style-name="P143">this is the Ultimate, that i COULD'VE done things differently,COULD'VE shown less emotion</text:p>
      <text:p text:style-name="P143">yesterday,Could've..and so on,that is what is</text:p>
      <text:p text:style-name="P143">happening and has happened COULD'VE been</text:p>
      <text:p text:style-name="P143">different,but why is in not?(<text:span text:style-name="T920">smile</text:span>,<text:span text:style-name="T917">open eyes</text:span>) Trace tell me</text:p>
      <text:p text:style-name="P143">frankly,<text:span text:style-name="T919">(closed eyes,smile)</text:span>the vultures are interrogating that what</text:p>
      <text:p text:style-name="P143">incentive i've ever given to anyone including <text:span text:style-name="T918">Mist</text:span></text:p>
      <text:p text:style-name="P143">to suddenly believe that i was never a playboy<text:span text:style-name="T1017">(open eyes,smile)</text:span> <text:span text:style-name="T1017">AT ALL(closed eyes,smile)</text:span>?"</text:p>
      <text:p text:style-name="P143">Tracey(<text:span text:style-name="T1018">laugh then </text:span>smile) : "Ash,you surely don't need to</text:p>
      <text:p text:style-name="P143"><text:soft-page-break/>validate yourself on this point and you know</text:p>
      <text:p text:style-name="P143">it,what you said last night is exactly that and what</text:p>
      <text:p text:style-name="P143">neither me nor Da<text:span text:style-name="T921">se</text:span> can ever forget,cause you</text:p>
      <text:p text:style-name="P143">just with this recent characteristic language and</text:p>
      <text:p text:style-name="P143">antics of yours told us exactly what we the</text:p>
      <text:p text:style-name="P143">couples actually feel between us all the time and</text:p>
      <text:p text:style-name="P143">that so heartfelt thing you just gave as your</text:p>
      <text:p text:style-name="P143">answer with your antics and still are doing,(laugh)</text:p>
      <text:p text:style-name="P143">man really what has happened to the boy that i</text:p>
      <text:p text:style-name="P143">saw 14 years back, absolutely clueless as to</text:p>
      <text:p text:style-name="P143">what's happening around him,only ever knowing</text:p>
      <text:p text:style-name="P143">the goal of becoming a <text:span text:style-name="T922">P</text:span>okemon <text:span text:style-name="T922">M</text:span>aster and only ever knowing his Misty(<text:span text:style-name="T923">smile,Ash opens his eyes smiles</text:span>)..which infact</text:p>
      <text:p text:style-name="P143">as i now understand wasn't at all the thing,it was</text:p>
      <text:p text:style-name="P143">only the illusion of you yourself that was there,you</text:p>
      <text:p text:style-name="P143">were and still very much are just absolutely</text:p>
      <text:p text:style-name="P143">oblivious to everything and Misty well it's as you</text:p>
      <text:p text:style-name="P143">meant,you yourself (both smile)"</text:p>
      <text:p text:style-name="P143">Ash(<text:span text:style-name="T1020">smiles</text:span>,<text:span text:style-name="T1019">closed eyes</text:span>) : "the vultures will now easily insinuate</text:p>
      <text:p text:style-name="P143">that what if i lost <text:span text:style-name="T924">S</text:span>innoh,what if Mist never left</text:p>
      <text:p text:style-name="P143">what if i truely have bedded roads.. s..<text:span text:style-name="T925">(Tracey sighs and shakes his head)</text:span> and <text:span text:style-name="T926">ONLY THEN </text:span>have realized that they didn't appease me as</text:p>
      <text:p text:style-name="P143">much as they should <text:span text:style-name="T927">have</text:span> <text:span text:style-name="T1021">SO ONLY NOW</text:span> i'm coming back to <text:span text:style-name="T928">the</text:span></text:p>
      <text:p text:style-name="P143">old dens<text:span text:style-name="T929">(Tracey shakes his head)</text:span>..no Trace don't <text:span text:style-name="T1022">shake you head or sigh or try stopping me,</text:span> answer</text:p>
      <text:p text:style-name="P143">me,the Vultures will continue the what ifs just</text:p>
      <text:p text:style-name="P143">after the could'ves.."</text:p>
      <text:p text:style-name="P143">Tracey(laugh) : "then the <text:span text:style-name="T930">final and the abolute</text:span> answer is <text:span text:style-name="T1023">that,</text:span>what if they</text:p>
      <text:p text:style-name="P143">never bothered <text:span text:style-name="T1024">at all </text:span>to begin with.thats all<text:span text:style-name="T931">(brusts into laughter)</text:span>"</text:p>
      <text:p text:style-name="P257">Ash(closed eyes,smile) : “then finally Trace will at least <text:span text:style-name="T1458">I</text:span>,need anything ever including my mom my bunch,my Mist,my family..my,my,my,my...do I Trace need anything AT ALL?”</text:p>
      <text:p text:style-name="P257">Tracey(solemn) : “no unless you’ve a human body and a human mind with a human intelligence and finally with a condition of soul that manifests something we know as human”</text:p>
      <text:p text:style-name="P257">Ash(closed eyes,smile) : “why so GREEDY about HUMANS <text:span text:style-name="T1459">Trace,WHY so GREEDY</text:span>?”</text:p>
      <text:p text:style-name="P257">Tracey(sigh,shaking his head) : “anything that’ll appear through and as ideas and forms <text:span text:style-name="T1456">and if your soulmate is projected outside you as per your condition,your discourse will come to be perpetually true,else you’ll ever remain single and happy cause you’re soulmate is never projected outside at all,(laugh)which here isn’t the case for any of us”</text:span></text:p>
      <text:p text:style-name="P258">Ash(closed eyes,smile) : “so that means all the<text:span text:style-name="T1465">se</text:span> ideas <text:span text:style-name="T1471">including our and mine first</text:span> regarding me,Mist,family,pokemons,etc are totally illusive <text:span text:style-name="T1466">so</text:span> then the <text:span text:style-name="T1560">PLAY</text:span> <text:span text:style-name="T1467">that </text:span>has taken place once <text:span text:style-name="T1468">here is</text:span> to be <text:span text:style-name="T1561">EVER</text:span> if plausible be only <text:span text:style-name="T1561">WAITING</text:span> to <text:span text:style-name="T1562">RETURN</text:span> with <text:span text:style-name="T1562">MORE HEART-WRENCHING and (open eyes,broad smile) DANGER?”</text:span></text:p>
      <text:p text:style-name="P259">Tracey(b<text:span text:style-name="T1476">road smile</text:span>) : “i’ll surely walk <text:span text:style-name="T1469">in</text:span> there <text:span text:style-name="T1476">too Ash,</text:span>with a pencil and a paper <text:span text:style-name="T1463">to persistently observe my perceptions</text:span>,that’s for sure,once more,alway<text:span text:style-name="T1464">s</text:span>.”</text:p>
      <text:p text:style-name="P143">Ash(<text:span text:style-name="T1470">open eyes,</text:span>smile,hug<text:span text:style-name="T932">s</text:span> Tracey <text:span text:style-name="T1462">and Tracey also hugs Ash a moment later they break hug Ash closes his eyes again,Tracey laughs</text:span>) : "Right!<text:span text:style-name="T1457">Trace,perfectly right!</text:span>so <text:span text:style-name="T1457">you see Trace,</text:span>the vultures are for only now returning to their nests only</text:p>
      <text:p text:style-name="P143">for us to go to Cerulian..Cerulian,Cerulian,<text:span text:style-name="T1460">Cerulian(Tracey laughs)</text:span>..i would</text:p>
      <text:p text:style-name="P143">just love to,love to Trace <text:span text:style-name="T1563">shade</text:span> this down<text:span text:style-name="T933">(Tracey brusts into laughter)</text:span>,<text:span text:style-name="T935">(Ash opens his eyes,frowns and scowls)</text:span>I'll have</text:p>
      <text:p text:style-name="P143">my ceremony right in the middle of that godforsaken pool in that goddamn Gym named</text:p>
      <text:p text:style-name="P143">the f.. central battlefield,where those little brats</text:p>
      <text:p text:style-name="P143">have sucked the life out of my eversweet flower</text:p>
      <text:p text:style-name="P143"><text:soft-page-break/>slowly match after match,where my little flower</text:p>
      <text:p text:style-name="P143">was smacked around like a shuttlecock as those</text:p>
      <text:p text:style-name="P143">doomsday goblins clapped their hands off,exactly</text:p>
      <text:p text:style-name="P143">where a certain godforsaken sinister boy scout</text:p>
      <text:p text:style-name="P143">tried to pull off the once in a million dreams stunt</text:p>
      <text:p text:style-name="P143">by insinuating that my ever beaming flower was</text:p>
      <text:p text:style-name="P143">using performance enhancements to get to that f..</text:p>
      <text:p text:style-name="P143">Hall of Fame book, exactly on the same</text:p>
      <text:p text:style-name="P143">place,which was searched by the exact f.. brats</text:p>
      <text:p text:style-name="P143">who were clapping around when my flower was</text:p>
      <text:p text:style-name="P143">steady,but now <text:span text:style-name="T934">they </text:span>were searching,searching to tear</text:p>
      <text:p text:style-name="P143">off the very last petal off <text:span text:style-name="T936">from </text:span>my griefstricken little</text:p>
      <text:p text:style-name="P143">flower by lebelling her a mental wreck..<text:span text:style-name="T937">(closed eyes,smile)</text:span>Trace,i'm</text:p>
      <text:p text:style-name="P143">hungry..Trace...i'm <text:span text:style-name="T1477">famished</text:span>.."</text:p>
      <text:p text:style-name="P143">Tracey(laughing) : "Ash,they did the same thing to</text:p>
      <text:p text:style-name="P143">my flower too,so only for this time i agree with</text:p>
      <text:p text:style-name="P143">your latest rant wholeheartedly"</text:p>
      <text:p text:style-name="P143">Ash(smile) : "exactly Trace,you couldn't do it <text:span text:style-name="T938">yourself </text:span>cause you <text:span text:style-name="T939">don’t have that kind of temperament you’re too sweet too gentle too personally imbalanced unlike Gary for which he has to overwork as you try to hug-it-out with the pests(Tracey brusts into laughter)..anyway</text:span> for my flower</text:p>
      <text:p text:style-name="P143">and all the other three flowers who are now my</text:p>
      <text:p text:style-name="P143">family,and all of whom were stressed beyond</text:p>
      <text:p text:style-name="P143">limits by the sinister Cerulian city with its</text:p>
      <text:p text:style-name="P143">godforsaken gangs of eternal brats..<text:span text:style-name="T940">(closed eyes,smile)</text:span>Trace,i'm</text:p>
      <text:p text:style-name="P143">starving,make sure when i come back i can have</text:p>
      <text:p text:style-name="P143">that ceremony there,no not what you think,not that</text:p>
      <text:p text:style-name="P143">Trace.. that's eventual but what follows-&gt; the</text:p>
      <text:p text:style-name="P143">ceremony of Vultures,of Cerulian's doomsday</text:p>
      <text:p text:style-name="P143"><text:span text:style-name="T941">lambs</text:span>..i'll induct them one after another personally</text:p>
      <text:p text:style-name="P143">picking up,minutely,pick up the most wicked<text:span text:style-name="T942">ly tasty</text:span> of</text:p>
      <text:p text:style-name="P143">those lambs and induct them to the slaughter</text:p>
      <text:p text:style-name="P143">house of <text:span text:style-name="T943">uninsinuabley rigousous </text:span>trash talking<text:span text:style-name="T944">(Tracey laughs uncontrollably)</text:span> and they'll enjoy it <text:span text:style-name="T945">Trace,they’ll enjoy it Trace,</text:span>they'll</text:p>
      <text:p text:style-name="P143">have to clap their impending doom otherwise on</text:p>
      <text:p text:style-name="P143">that godforsaken day,they won't come out of that</text:p>
      <text:p text:style-name="P143">goddamn building,ever again to show their</text:p>
      <text:p text:style-name="P143">croocked faces on this world..Trace i'm hungry</text:p>
      <text:p text:style-name="P143">make sure i can feed on Cerulian brats one</text:p>
      <text:p text:style-name="P143">day,they want shows,they want to enjoy</text:p>
      <text:p text:style-name="P143">themselves,they sucked up the Sensational</text:p>
      <text:p text:style-name="P143">Sisters till the very end but now there'll have a new show,The Sensational Sinister<text:span text:style-name="T946">s</text:span>,where any</text:p>
      <text:p text:style-name="P143">godforsaken brat,having the audacity to show up</text:p>
      <text:p text:style-name="P143">around the Challenger's Identification Centre</text:p>
      <text:p text:style-name="P143">anytime during 24 hours without 7 league titles</text:p>
      <text:p text:style-name="P143">and <text:span text:style-name="T1673">631</text:span> Kanto badges,except from 11-11:15</text:p>
      <text:p text:style-name="P143">daytime,will get mentally and verbally and if</text:p>
      <text:p text:style-name="P143">they're too interested then physically too by their</text:p>
      <text:p text:style-name="P143">very own pokemons smacked left and right in</text:p>
      <text:p text:style-name="P143">every battle <text:span text:style-name="T947">illegally</text:span> and they'll have to enjoy the new</text:p>
      <text:p text:style-name="P143">badge of utter incompetence that will be</text:p>
      <text:p text:style-name="P143">bestowed upon them day after day if the</text:p>
      <text:p text:style-name="P143">godforbidden Cerulian wants a peaceful sleep in</text:p>
      <text:p text:style-name="P143"><text:soft-page-break/>the night <text:span text:style-name="T1478">away from flying Charizards and haunting Gengars in massive herds</text:span>.Trace, Cerulian is in it's very last month</text:p>
      <text:p text:style-name="P143">of exuberance,that they're known for,but after</text:p>
      <text:p text:style-name="P143">that,may they save themselves.(smile)right</text:p>
      <text:p text:style-name="P143">Trace,let's go(recalles all pokemons as does</text:p>
      <text:p text:style-name="P143">Tracey),no i exactly sensed that mom hasn't started</text:p>
      <text:p text:style-name="P143">preparing the lunch so nothing has happened here</text:p>
      <text:p text:style-name="P143">and we just after completing all here go to the Lab</text:p>
      <text:p text:style-name="P143">to have the Grand Union that's well been 18<text:span text:style-name="T948"> long</text:span> years</text:p>
      <text:p text:style-name="P143">in making(Tracey laughs)(smile)and i really thought that Daisy,<text:span text:style-name="T949">by they way please forgive my audacity,I really thought that Tracey</text:span> would be too excited and <text:span text:style-name="T949">Gary</text:span> too</text:p>
      <text:p text:style-name="P143">dumbstruck<text:span text:style-name="T950">(Tracey laughs and shakes his head)</text:span> to do anything but NOT wanting to</text:p>
      <text:p text:style-name="P143">arrange a party,specifically why he sent you,<text:span text:style-name="T950">Daisy</text:span> to</text:p>
      <text:p text:style-name="P143">vulture around(Tracey brusts into laughter)here <text:span text:style-name="T950">and Gary has sent Lillie to do a certain job for today</text:span> to</text:p>
      <text:p text:style-name="P143">see if we weren't going out anywhere,surely the<text:span text:style-name="T951">n</text:span></text:p>
      <text:p text:style-name="P143">Trace,i'll love to go also now that mom is there</text:p>
      <text:p text:style-name="P143">and my antics there yesterday,i only wish <text:span text:style-name="T952">Violet</text:span></text:p>
      <text:p text:style-name="P143">could be here but Brock has a little bit left with</text:p>
      <text:p text:style-name="P143">me(Tracey shakes his head),so there'll have to be</text:p>
      <text:p text:style-name="P143">another day as well(Tracey <text:span text:style-name="T953">l</text:span>aughs)"</text:p>
      <text:p text:style-name="P143">Tracey (laughing) : "be our guest Ash,would you</text:p>
      <text:p text:style-name="P143">cook?"</text:p>
      <text:p text:style-name="P143">Ash(smile) : "with pleasure!"</text:p>
      <text:p text:style-name="P143">Tracey(laughing) : "fine but that might be on that</text:p>
      <text:p text:style-name="P143">later day special for Brock(Ash laughs)lets go."</text:p>
      <text:p text:style-name="P143">Ash(laugh) : "just hang on Trace,we'<text:span text:style-name="T693">ll</text:span> to <text:span text:style-name="T1123">Gary’s part</text:span> 7 hours later(laughes uncontrollably)"</text:p>
      <text:p text:style-name="P143">Tracey (flustered) : "um.."</text:p>
      <text:p text:style-name="P143">Ash(brusts into laughter) : "sweet sweet Trace,just</text:p>
      <text:p text:style-name="P143">tell them <text:span text:style-name="T954">we’re </text:span>going on around <text:span text:style-name="T1479">4</text:span> pm,have something</text:p>
      <text:p text:style-name="P143">there,then going to Viridian Lake <text:span text:style-name="T1472">at night where Brock will have to be at present even if he’s in heaven or hell(Tracey brusts into laughter) to finish his rounds,the day after tomorrow,morning time i’m leaving</text:span></text:p>
      <text:p text:style-name="P143">leaving for Pinkenberry with</text:p>
      <text:p text:style-name="P143">Charizard,Bulbasaur,<text:span text:style-name="T1564">my bro,</text:span>Talonflame <text:span text:style-name="T1124">and Greninja,</text:span>I'll decide whether</text:p>
      <text:p text:style-name="P143">to take G<text:span text:style-name="T1473">e</text:span>ng<text:span text:style-name="T1473">a</text:span>r with me or not later,and i'm going</text:p>
      <text:p text:style-name="P143">with ONLY Mist,<text:span text:style-name="T694">Dr.</text:span>Tracey Skechit <text:span text:style-name="T694">and Doctor Brock Slate are</text:span> strictly prohibited</text:p>
      <text:p text:style-name="P143"><text:span text:style-name="T694">and Dr Tracey Skechit is </text:span>especially <text:span text:style-name="T1480">a forbidden substance for any kind of travels in</text:span> Orange(both brusts into laughter)"</text:p>
      <text:p text:style-name="P143">Tracey(laugh) : "you want to show <text:span text:style-name="T955">our</text:span> graveyard</text:p>
      <text:p text:style-name="P143">plan?(brusts into laughter)"</text:p>
      <text:p text:style-name="P200">Ash(<text:span text:style-name="T956">smile</text:span>) : “yes of overworking,by-the-way,according to my orders today <text:span text:style-name="T1474">a lots of</text:span> Oak Labs papers are there where i’m taking you <text:span text:style-name="T955">and Gary is already there since 7 in the morning when an urgency call reached him with Clarie,Kyle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may by 100000 papers but don’t worry things will be cleared soon,there’s a billion or more papers there Tracey and Donovan,Billy,Sandra and Alice all are there and many more,waiting Trace waiting for YOUR arrival..Oh,yes,Professor Oak and Larry too might be there by now..”</text:span></text:p>
      <text:p text:style-name="P201"><text:soft-page-break/>Tracey(frown) : “that farm..”</text:p>
      <text:p text:style-name="P202">Ash(smile,pats Tracey) : "no Trace save it,just a <text:span text:style-name="T1481">SURPRIZE,(closed eyes,smile,Tracey laughs)..seeing the days through dark and pale(Tracey laughs),sowing the sketch through tooth and nail(Tracey claps),rowing in future so why to sail(both smile),so Trace let’s march (open eyes,scowl,growl)UNTO THE HELL(Tracey brusts into laughter as does Ash and they hug each other)...atleast i wasn’t sleeping entirely for 4 years then?(both brusts into laughter)..eat only-sleep wake-up repeat(both brust into even more laughter).."</text:span></text:p>
      <text:p text:style-name="P143">........</text:p>
      <text:p text:style-name="P143">and Pikachu just kept staring at you and looking at</text:p>
      <text:p text:style-name="P143">me and was very excited and was saying a single</text:p>
      <text:p text:style-name="P143">thing consistently,he you know understands me as</text:p>
      <text:p text:style-name="P143">well as anybody and he himself was happy to see</text:p>
      <text:p text:style-name="P143">you again after a very long time and he was</text:p>
      <text:p text:style-name="P143">always on my shoulder the moment during</text:p>
      <text:p text:style-name="P143">breakup we last saw each other,he doesn't</text:p>
      <text:p text:style-name="P143">understand these things the way we know,hisworldview is totally different than ours,but</text:p>
      <text:p text:style-name="P143">probably he must've felt something as we didn't</text:p>
      <text:p text:style-name="P143">call and all that,so he was happy and pointing to</text:p>
      <text:p text:style-name="P143">your picture in a low voice started constantly</text:p>
      <text:p text:style-name="P143">saying one word "Pikachupi!Pikachupi!Pikachupi"</text:p>
      <text:p text:style-name="P143">his word for "MISTY"..and i just felt like i was</text:p>
      <text:p text:style-name="P143">looking at something so familiar yet so far as if i</text:p>
      <text:p text:style-name="P143">was touching something kept in front of me yet</text:p>
      <text:p text:style-name="P143">the touch felt like as if it's lives million lives</text:p>
      <text:p text:style-name="P143">apart..as if i knew somehow a million years ago in</text:p>
      <text:p text:style-name="P143">a live many many lives ago and shared some</text:p>
      <text:p text:style-name="P143">memories that were so precious that i just</text:p>
      <text:p text:style-name="P143">couldn't move after all these many years later</text:p>
      <text:p text:style-name="P143">despite my internal bliss it was only covering a</text:p>
      <text:p text:style-name="P143">darkness that i'm touching something long</text:p>
      <text:p text:style-name="P143">gone..and Pikachupi flet like warm breeze hitting</text:p>
      <text:p text:style-name="P143">my face constantly, without ceasing,and tears</text:p>
      <text:p text:style-name="P143">automatically rolled down my cheeks..and(bit</text:p>
      <text:p text:style-name="P143">choked)..it was then i first had a glimpse of what</text:p>
      <text:p text:style-name="P143">you really are to me..there it actually felt like it's</text:p>
      <text:p text:style-name="P143">only me million lifes ago yet so far away and it'sas if just another type of body that i had and i've</text:p>
      <text:p text:style-name="P143">ever so longed for a grand union again and it</text:p>
      <text:p text:style-name="P143">wasn't like looking at your own 5 year old picture,it</text:p>
      <text:p text:style-name="P143">was something way way stronger than anything i</text:p>
      <text:p text:style-name="P143">ever have heard,read,seen or experienced that i</text:p>
      <text:p text:style-name="P143">can relate to..it was so natural..i forgot actually i</text:p>
      <text:p text:style-name="P143">can't really describe what i did see but i didn't see</text:p>
      <text:p text:style-name="P143">flesh and blood at all there as by then it i had</text:p>
      <text:p text:style-name="P143">become habituated to by analysis and no i didn't</text:p>
      <text:p text:style-name="P143">even remember any good things that you may've</text:p>
      <text:p text:style-name="P143">ever done to me or who you were etc,Pikachu's</text:p>
      <text:p text:style-name="P143">words and this picture had given me the</text:p>
      <text:p text:style-name="P143">realization that i never imagined,i just realized as if</text:p>
      <text:p text:style-name="P143">someone firmly but gently speaking in my head in</text:p>
      <text:p text:style-name="P143">my own voice- "MISTY-that's your soul,you are that</text:p>
      <text:p text:style-name="P143">as well and the difference you're making is only</text:p>
      <text:p text:style-name="P143">your illusion,you are Misty and Misty is you,no</text:p>
      <text:p text:style-name="P143"><text:soft-page-break/>difference is there,see it for yourself"..and I don't</text:p>
      <text:p text:style-name="P143">know how long i stood there or i just didn't want to</text:p>
      <text:p text:style-name="P143">part..here here here..</text:p>
      <text:p text:style-name="P143">Misty(deep sigh) : "Ash, you're also a DisasterMaster!why break this moment up?i was seeing</text:p>
      <text:p text:style-name="P143">that as well.."</text:p>
      <text:p text:style-name="P143">Ash(bit puzzled) : "um..sorry..but(laugh)..i just</text:p>
      <text:p text:style-name="P143">realized now that if then,exactly then some vulture</text:p>
      <text:p text:style-name="P143">dared to be around and this is another God's</text:p>
      <text:p text:style-name="P143">Grace that they didn't,but if they did and disturbed</text:p>
      <text:p text:style-name="P143">me or gave the scene to the press,i would've been</text:p>
      <text:p text:style-name="P143">very happy to set at that very moment all of my</text:p>
      <text:p text:style-name="P143">pokemons on the vulture if i was even remotely</text:p>
      <text:p text:style-name="P143">disturbed then or my moment went public,but God</text:p>
      <text:p text:style-name="P143">didn't let that happen out of the infinite</text:p>
      <text:p text:style-name="P143">compassion,so some vultures were saved and</text:p>
      <text:p text:style-name="P143">No,Mist really,if i didn't get you due to some</text:p>
      <text:p text:style-name="P143">vulture then disturbing me,my name would've</text:p>
      <text:p text:style-name="P143">been written with blood then and there and i knew</text:p>
      <text:p text:style-name="P143">nobody present in that building,Lance included</text:p>
      <text:p text:style-name="P143">could do anything about me or my pokemons</text:p>
      <text:p text:style-name="P143">actions and it wouldn't have been nice and i</text:p>
      <text:p text:style-name="P143">would've become a real nerve wreck then as i</text:p>
      <text:p text:style-name="P143">would've tried to push my pokemons to absolute</text:p>
      <text:p text:style-name="P143">ultimate,killing them and myself in theprocess..now so hopefully vultures showed some</text:p>
      <text:p text:style-name="P143">intelligence there and saved their godforsaken</text:p>
      <text:p text:style-name="P143">lives and MINE as well..anyhow..vulture is a good</text:p>
      <text:p text:style-name="P143">name i.."</text:p>
      <text:p text:style-name="P143">Misty(frown) : "Ash,i would like that the infinite</text:p>
      <text:p text:style-name="P143">compassion be helpful to you in restraining me</text:p>
      <text:p text:style-name="P143">from smacking you the next time you suddenly</text:p>
      <text:p text:style-name="P143">drag vultures in a most beautiful scene,continue</text:p>
      <text:p text:style-name="P143">now"</text:p>
      <text:p text:style-name="P143">Ash(laugh) : "alright,alright,so the vultur..um,no</text:p>
      <text:p text:style-name="P143">don't do that(Misty lightly smacks Ash's head),its</text:p>
      <text:p text:style-name="P143">ok(laugh),so sweet,nostalgia(Misty laughs and</text:p>
      <text:p text:style-name="P143">again smacks a bit forcefully)..um..ok do that</text:p>
      <text:p text:style-name="P143">always but gently..(both brusts into laughter)"</text:p>
      <text:p text:style-name="P143">Misty(sigh) : "Ash,please you.."</text:p>
      <text:p text:style-name="P143">Ash(smile) : "ok,ok,bare with me,i'm just back,so i</text:p>
      <text:p text:style-name="P143">was in this trace like state and then i was brought</text:p>
      <text:p text:style-name="P143">back to my senses by a Gentle hand on my</text:p>
      <text:p text:style-name="P143">shoulders..it was Lance,and i also recognised hat</text:p>
      <text:p text:style-name="P143">Pikachu had long stopped uttering your name and</text:p>
      <text:p text:style-name="P143">was constantly looking at me,so i just suddenlywas brought back to my senses and looking at</text:p>
      <text:p text:style-name="P143">Lance was just startled and didn't know what to</text:p>
      <text:p text:style-name="P143">say,in the mean time Noivern had put the picture</text:p>
      <text:p text:style-name="P143">back and is now standing beside me,i called him</text:p>
      <text:p text:style-name="P143">back but i had no words at all in my head,then</text:p>
      <text:p text:style-name="P143">Lance very gently broke the silence saying,that he</text:p>
      <text:p text:style-name="P143">knew Professor Oak as well as and knew me for</text:p>
      <text:p text:style-name="P143">ages,in his words-&gt;</text:p>
      <text:p text:style-name="P143">Lance : "Ash! you alright?"</text:p>
      <text:p text:style-name="P143"><text:soft-page-break/>Ash(stuttering) : "um..it's all right..i just..um.."</text:p>
      <text:p text:style-name="P143">Lance(kind face) : "Lost in thoughts?"</text:p>
      <text:p text:style-name="P143">Ash(thoughtfull) : "yeah i guess"</text:p>
      <text:p text:style-name="P143">Lance : "Ash you've been standing like this for 10</text:p>
      <text:p text:style-name="P143">minutes at least as i've entered here and was just</text:p>
      <text:p text:style-name="P143">observing you and i left you here 15 minutes</text:p>
      <text:p text:style-name="P143">ago,so it must be 25 minutes then or there</text:p>
      <text:p text:style-name="P143">about.Ash, the tears"</text:p>
      <text:p text:style-name="P143">and then i suddenly realized i cried a bit and</text:p>
      <text:p text:style-name="P143">quickly wiped off the tears and</text:p>
      <text:p text:style-name="P143">Ash : "um..no it's alright Lance..i just.."</text:p>
      <text:p text:style-name="P143">Lance : "Ash, it's alright,i know her well,Misty wasyour constant travel companion for 5 long years</text:p>
      <text:p text:style-name="P143">and then she came to Cerulian Gym and did</text:p>
      <text:p text:style-name="P143">brilliantly and she was also.."</text:p>
      <text:p text:style-name="P143">I don't know Mist,but suddenly these past tense</text:p>
      <text:p text:style-name="P143">words - "was,came,did,was"..became unbearable</text:p>
      <text:p text:style-name="P143">to me and i brust out in a bit of choked but high</text:p>
      <text:p text:style-name="P143">pitched voice</text:p>
      <text:p text:style-name="P143">Ash(bit choked,bit high pitched) : "Please,enough!"</text:p>
      <text:p text:style-name="P143">Lance : "Ash.."</text:p>
      <text:p text:style-name="P143">Ash : "um..sorry..but she's still alive and it just felt</text:p>
      <text:p text:style-name="P143">a bit..um..well.. awkward,anyhow um..sorry for</text:p>
      <text:p text:style-name="P143">shouting at you Lance..i'm terrib.."</text:p>
      <text:p text:style-name="P143">Lance : "Ash,it's all right,you were wanting to know</text:p>
      <text:p text:style-name="P143">more about Misty right?"</text:p>
      <text:p text:style-name="P143">Ash : "Lance it's ok..i'll just ask someone else..your</text:p>
      <text:p text:style-name="P143">responsibilities.."</text:p>
      <text:p text:style-name="P143">Lance(firmly shrugging off) : "Ash,i know my</text:p>
      <text:p text:style-name="P143">responsibilities and restrictions,i can tell you</text:p>
      <text:p text:style-name="P143">about Misty Waterflower from Cerulian City Gym</text:p>
      <text:p text:style-name="P143">and Frontier symbol all that i reliably and</text:p>
      <text:p text:style-name="P143">personally know,but you must stay here tonight aswe have to finish with this,you've been absent</text:p>
      <text:p text:style-name="P143">from the dinner for too long,you must comply with</text:p>
      <text:p text:style-name="P143">me"..</text:p>
      <text:p text:style-name="P143">see i took the chance because..please this is just</text:p>
      <text:p text:style-name="P143">jokingly..i politely asked Lance if i could mouth the</text:p>
      <text:p text:style-name="P143">press off and if i sweared mag he spare me,Lance</text:p>
      <text:p text:style-name="P143">smiled and said that he himself will get rid of the</text:p>
      <text:p text:style-name="P143">press and will finish the night as quickly as</text:p>
      <text:p text:style-name="P143">possible and besides not much was left of</text:p>
      <text:p text:style-name="P143">it..so,anyhow i couldn't thrash the vultures then</text:p>
      <text:p text:style-name="P143">and there for for their campaign to ruin my</text:p>
      <text:p text:style-name="P143">personal life and so again Lance saved himself</text:p>
      <text:p text:style-name="P143">and vultures..thus it happened.."</text:p>
      <text:p text:style-name="P143">Misty : "um..Ash,we better go and eat something"</text:p>
      <text:p text:style-name="P143">Ash : wait just a bit..</text:p>
      <text:p text:style-name="P143">........</text:p>
      <text:p text:style-name="P143">Ash : "so,as i was saying,then i just returned to</text:p>
      <text:p text:style-name="P143">your picture and Noivern kept holding it and i kept</text:p>
      <text:p text:style-name="P143">gazing at you,i did it just to recreate the moment</text:p>
      <text:p text:style-name="P143">and Lance obliged"</text:p>
      <text:p text:style-name="P143">Misty(blush a bit) : "um..Ash,i may again have toface Lance very soon.."</text:p>
      <text:p text:style-name="P143"><text:soft-page-break/>Ash(smile) : "na,it's alright with him, your like his</text:p>
      <text:p text:style-name="P143">second daughter or even much younger i guess,</text:p>
      <text:p text:style-name="P143">it's alright,but here you must bear with me again</text:p>
      <text:p text:style-name="P143">as i want to contrast the reasons why other people</text:p>
      <text:p text:style-name="P143">thought we're made for each other"</text:p>
      <text:p text:style-name="P143">Misty(smile) : "ya,i would."</text:p>
      <text:p text:style-name="P143">Ash(smile) : "alright,Lance told me as i was again</text:p>
      <text:p text:style-name="P143">tendering the picture,that what you were upto with</text:p>
      <text:p text:style-name="P143">your activities and overwork, suddenly turning on</text:p>
      <text:p text:style-name="P143">the Frontier Symbol for pestering you and then</text:p>
      <text:p text:style-name="P143">creating legal skirmish,besides if that brat is ever</text:p>
      <text:p text:style-name="P143">seen again at Cerulian or anywhere in the world, i</text:p>
      <text:p text:style-name="P143">would also like to battle him,but unlike you,i'll do it</text:p>
      <text:p text:style-name="P143">illegally.."</text:p>
      <text:p text:style-name="P143">Misty : "yes Ash,i had to,he was pestering me first</text:p>
      <text:p text:style-name="P143">due to my name and fame and all that,then when</text:p>
      <text:p text:style-name="P143">he got a rude awakening there he started name</text:p>
      <text:p text:style-name="P143">calling and dragging my friends and family into it</text:p>
      <text:p text:style-name="P143">and doing all that,so i had to take actions as all my</text:p>
      <text:p text:style-name="P143">sisters supported me and we got rid of him fromthere and while busting we we found out he was</text:p>
      <text:p text:style-name="P143">using illegal performance enhancers and all</text:p>
      <text:p text:style-name="P143">that,so his water pokemons were added to</text:p>
      <text:p text:style-name="P143">me,others went to different labs,well Gary</text:p>
      <text:p text:style-name="P143">managed to take the 90% actually..haha..he was</text:p>
      <text:p text:style-name="P143">extending the lab then so he began and actually it</text:p>
      <text:p text:style-name="P143">was a good advertisement as well...anyhow that</text:p>
      <text:p text:style-name="P143">was almost two years ago but you can continue</text:p>
      <text:p text:style-name="P143">now"</text:p>
      <text:p text:style-name="P143">Ash(tendering Misty's cheeks) : "No Mist,i</text:p>
      <text:p text:style-name="P143">shouldn't have left you just like that,anyhow..lets</text:p>
      <text:p text:style-name="P143">reminisce,so Lance told the stories and all about</text:p>
      <text:p text:style-name="P143">you and your recent problems,i almost instantly</text:p>
      <text:p text:style-name="P143">knew that you actually was only longing to see me</text:p>
      <text:p text:style-name="P143">and were entrapped in a golden cage with the</text:p>
      <text:p text:style-name="P143">huge responsibility of polishing it everyday,so you</text:p>
      <text:p text:style-name="P143">finally resorted to your pokemons and gym and</text:p>
      <text:p text:style-name="P143">frontier and all else and it did get you in Hall of</text:p>
      <text:p text:style-name="P143">Fame but you weren't all right..by the way Green</text:p>
      <text:p text:style-name="P143">met me in Johto Elite 4,my first,and was trying to</text:p>
      <text:p text:style-name="P143">imply that i was needed near my hometown evenbefore i got started saying that when would i go to</text:p>
      <text:p text:style-name="P143">Kanto Elite 4,cause the Elite 4 will retire and all</text:p>
      <text:p text:style-name="P143">that and yeah he did you a real friend's favour by</text:p>
      <text:p text:style-name="P143">trying to approach me,as soon as he extracted my</text:p>
      <text:p text:style-name="P143">news from Brock,but as soon as i asked him from</text:p>
      <text:p text:style-name="P143">where he was from and why so much sympathy</text:p>
      <text:p text:style-name="P143">from Lance suddenly,and then i held him up and</text:p>
      <text:p text:style-name="P143">rang Lance and so that he wasn't the messenger</text:p>
      <text:p text:style-name="P143">was proved,and i just politely asked him that why</text:p>
      <text:p text:style-name="P143">was he so desperate himself being a good enough</text:p>
      <text:p text:style-name="P143">Pokemon trainer having won Orange League,and</text:p>
      <text:p text:style-name="P143">he stammered a bit and then i pressed him for his</text:p>
      <text:p text:style-name="P143">hometown address,he had to admit that he was</text:p>
      <text:p text:style-name="P143"><text:soft-page-break/>from Cerulian,as soon as i heard that name i told</text:p>
      <text:p text:style-name="P143">him there's no need to pull such stunts on me i've</text:p>
      <text:p text:style-name="P143">not yet won a singke Elite 4,winning only 6 leagues</text:p>
      <text:p text:style-name="P143">and threatened him that if he pesters me further,i'll</text:p>
      <text:p text:style-name="P143">personally love to battle him and snatch away is</text:p>
      <text:p text:style-name="P143">Orange League trophy cause mine just got a bit</text:p>
      <text:p text:style-name="P143">lonely and i'll do all this by means of pokemon</text:p>
      <text:p text:style-name="P143">battling,to which he cringed but still being aLeague Champion he felt humiliated and just</text:p>
      <text:p text:style-name="P143">afreed to battle me,but said i would only after the</text:p>
      <text:p text:style-name="P143">Elite 4 match and forced him to stay and</text:p>
      <text:p text:style-name="P143">watch,and i did have a great match fortunately</text:p>
      <text:p text:style-name="P143">and the Elite 4 himself recognized my abilities,so</text:p>
      <text:p text:style-name="P143">Green got a bit awestruck but was still willing to</text:p>
      <text:p text:style-name="P143">battle,and i have big respect for him as he</text:p>
      <text:p text:style-name="P143">reminded me of myself but just before we started</text:p>
      <text:p text:style-name="P143">i trash talked him in the press without naming</text:p>
      <text:p text:style-name="P143">which got him angry and he was about to get</text:p>
      <text:p text:style-name="P143">physically involved with me,then i told him</text:p>
      <text:p text:style-name="P143">personally that listen mate,just tell me the reason</text:p>
      <text:p text:style-name="P143">for your desparation and obsession with me i feel</text:p>
      <text:p text:style-name="P143">physically threatened compelling me to take legal</text:p>
      <text:p text:style-name="P143">actions against him,to which he was infuriated</text:p>
      <text:p text:style-name="P143">and said to look up who he was which is from</text:p>
      <text:p text:style-name="P143">there his things were known and then he was still</text:p>
      <text:p text:style-name="P143">saying things to which i said just spit it out,and he</text:p>
      <text:p text:style-name="P143">said that i mingled with his girlfriend,but as soon</text:p>
      <text:p text:style-name="P143">as he said that i myself told him if she was still</text:p>
      <text:p text:style-name="P143">you girlfriend and has been with me just forget herand save himself and that its not my fault that</text:p>
      <text:p text:style-name="P143">people like him would throw themselves at my</text:p>
      <text:p text:style-name="P143">door..which rather pushed him back.then the</text:p>
      <text:p text:style-name="P143">press created a fuss but i suppressed his name</text:p>
      <text:p text:style-name="P143">and got it changed so he had been greatful to me</text:p>
      <text:p text:style-name="P143">and just shook my hands and left,but he made me</text:p>
      <text:p text:style-name="P143">more screwed up after the Serena fiasco months</text:p>
      <text:p text:style-name="P143">apart and i said well this can be fun,and just about</text:p>
      <text:p text:style-name="P143">truly started my antics.."</text:p>
      <text:p text:style-name="P143">Misty(sigh) : "Ash,i did know Green went to you but</text:p>
      <text:p text:style-name="P143">i didn't know he pestered around like that,(smile</text:p>
      <text:p text:style-name="P143">and frown)we'll have to answer many people at</text:p>
      <text:p text:style-name="P143">Cerulian..</text:p>
      <text:p text:style-name="P143">Ash(irritated) :</text:p>
      <text:p text:style-name="P143">"Cerulian!Cerulian,Cerulian,Cerulian! except for my</text:p>
      <text:p text:style-name="P143">flower there's nothing good there and just last</text:p>
      <text:p text:style-name="P143">night they proved me righg again,and my flower</text:p>
      <text:p text:style-name="P143">was accidentally there,it could've been Viridian,it</text:p>
      <text:p text:style-name="P143">could've been Venus as well,Cerulian"</text:p>
      <text:p text:style-name="P143">Misty(laugh) : "sorry Ash,but i just love it how you</text:p>
      <text:p text:style-name="P143">hate my hometown with a particular passion,butyou never did before"</text:p>
      <text:p text:style-name="P143">Ash(irritated) : "no cause i didn't fully comprehend</text:p>
      <text:p text:style-name="P143">my cherished flower and thought it would be just</text:p>
      <text:p text:style-name="P143">like any City,but since then and especially since i</text:p>
      <text:p text:style-name="P143">now know their infatuation with Sensational</text:p>
      <text:p text:style-name="P143"><text:soft-page-break/>Sisters and that Gym,that was your sweat and</text:p>
      <text:p text:style-name="P143">tears and took it for granted,I can't but be</text:p>
      <text:p text:style-name="P143">delighted now to go there and perform,and no</text:p>
      <text:p text:style-name="P143">even last evening i wasn't bothered but then they</text:p>
      <text:p text:style-name="P143">created a fuss there in the shop,they owe a big</text:p>
      <text:p text:style-name="P143">performance from me and it'll be in the local press</text:p>
      <text:p text:style-name="P143">where i finally will get my hands at precious</text:p>
      <text:p text:style-name="P143">Cerulian f.. sorry"</text:p>
      <text:p text:style-name="P143">Misty(laugh) : "anyway it's my hometown,just</text:p>
      <text:p text:style-name="P143">spare it a thought before you reign havoc there"</text:p>
      <text:p text:style-name="P143">Ash(smile) : "sorry Mist,but on this one i can't give</text:p>
      <text:p text:style-name="P143">you any guarantees but as i'll have to also be in</text:p>
      <text:p text:style-name="P143">that godforsaken place myself i'll spare the</text:p>
      <text:p text:style-name="P143">Gym..you'll know that i praised the leader to</text:p>
      <text:p text:style-name="P143">heaven and demoted the support cast at the same</text:p>
      <text:p text:style-name="P143">Gym to hell,and i'll spare this gym.."Misty : "much appreciated,now continue"</text:p>
      <text:p text:style-name="P143">Ash(smile) : "yes,then Lance told me that Misty</text:p>
      <text:p text:style-name="P143">Waterflower is a famous name throughout Kanto</text:p>
      <text:p text:style-name="P143">and other places may be as well and that my</text:p>
      <text:p text:style-name="P143">teenage travel companion Misty and Misty</text:p>
      <text:p text:style-name="P143">Waterflower,Cerulian Gym leader were two very</text:p>
      <text:p text:style-name="P143">different persons as if i didn't know it already,he i</text:p>
      <text:p text:style-name="P143">guess thought i had a teenage crush kinda thing</text:p>
      <text:p text:style-name="P143">rekindled and probably didn't forget her and due to</text:p>
      <text:p text:style-name="P143">your condition he thought if he could help(laugh)..</text:p>
      <text:p text:style-name="P143">I don't get this infatuation of people not letting a</text:p>
      <text:p text:style-name="P143">person be happy AND single.."</text:p>
      <text:p text:style-name="P143">Misty(solemn) : "Ash,i wasn't happy at all,that was</text:p>
      <text:p text:style-name="P143">the whole reason things started"</text:p>
      <text:p text:style-name="P143">Ash : "yeah a mess that almost defeated me had it</text:p>
      <text:p text:style-name="P143">not been for that day there..anyhow,he went on</text:p>
      <text:p text:style-name="P143">and told me about your present state a bit and</text:p>
      <text:p text:style-name="P143">then said i'll agree that i'll help,to which i said</text:p>
      <text:p text:style-name="P143">indeed if such is the case i'll be very happy to help</text:p>
      <text:p text:style-name="P143">my long lost dear friend,which he also agreed but</text:p>
      <text:p text:style-name="P143">then despite knowing my abilities tried to advisedme that you have picked up a bit of a bad name</text:p>
      <text:p text:style-name="P143">and they suspect you might soon get your hands</text:p>
      <text:p text:style-name="P143">dirty with illegal business,as soon as he said</text:p>
      <text:p text:style-name="P143">illegal,i scoffed that i helped busting team rocket</text:p>
      <text:p text:style-name="P143">and i've had enough experience with illegal things</text:p>
      <text:p text:style-name="P143">which he said he just cautioned me because he</text:p>
      <text:p text:style-name="P143">thought i liked that picture but i might get a rude</text:p>
      <text:p text:style-name="P143">awakening,i politely said if he gives me protection</text:p>
      <text:p text:style-name="P143">i'll do my maximum but i said please i don't want</text:p>
      <text:p text:style-name="P143">to hear a word more on the past,present or future</text:p>
      <text:p text:style-name="P143">Misty Waterflower and I don't like anybody telling</text:p>
      <text:p text:style-name="P143">me anything about my childhood friends no</text:p>
      <text:p text:style-name="P143">matter what they've become now..so then i set</text:p>
      <text:p text:style-name="P143">things up with Lance,came out for the first week</text:p>
      <text:p text:style-name="P143">gauged whether i really wanted it or not,then once</text:p>
      <text:p text:style-name="P143">i knew the answer is yes,the next two weeks i</text:p>
      <text:p text:style-name="P143">planned on what i shall do contancted my family</text:p>
      <text:p text:style-name="P143"><text:soft-page-break/>and all that,but the biggest thing was my infighting</text:p>
      <text:p text:style-name="P143">and once i won that just the night before i</text:p>
      <text:p text:style-name="P143">handcupped you(smile,holding Misty's hands and</text:p>
      <text:p text:style-name="P143">immitating),from then on i knew i've got you back50%,full from my part,and the rest depends upon</text:p>
      <text:p text:style-name="P143">you..so yes, that's how i came back.."</text:p>
      <text:p text:style-name="P143">Misty(clap and smile) : "Bravo,no first you saved</text:p>
      <text:p text:style-name="P143">me second we married third we had to pass a</text:p>
      <text:p text:style-name="P143">sleepless first night due to hoot-hoots..(laugh)"</text:p>
      <text:p text:style-name="P143">Ash(laugh) : "see vulture is a better word"</text:p>
      <text:p text:style-name="P143">Misty(smirk) : "Its vulpic,only that you're not</text:p>
      <text:p text:style-name="P143">allowed to use it"</text:p>
      <text:p text:style-name="P143">Ash(smile) : "right(phone rings Serena),right</text:p>
      <text:p text:style-name="P143">Vulture Time(shows phone,brusts into</text:p>
      <text:p text:style-name="P143">laughter,Misty shakes her head again with a</text:p>
      <text:p text:style-name="P143">faintand Pikachu just kept staring at you and</text:p>
      <text:p text:style-name="P143">looking at me..and i smile)</text:p>
      <text:p text:style-name="P143">Ash: "No Mist,go help Mom or take rest here,i'm</text:p>
      <text:p text:style-name="P143">talking all day since yesterday noon,let me get</text:p>
      <text:p text:style-name="P143">this,later if she wants you can"</text:p>
      <text:p text:style-name="P143">Misty(tendering Ash's cheeks) : "don't take too</text:p>
      <text:p text:style-name="P143">much strain, she's a mere kid"</text:p>
      <text:p text:style-name="P143">Ash(smile) : "ok,hellow,Serena,how may i come</text:p>
      <text:p text:style-name="P143">into your service?"</text:p>
      <text:p text:style-name="P143">Serena : "um..Ash,i just thought as you saidy esterday.."</text:p>
      <text:p text:style-name="P143">Ash(sternly) : "you're in Unova,it's night there and</text:p>
      <text:p text:style-name="P143">you should be either sleeping or studying or</text:p>
      <text:p text:style-name="P143">training,why are you in my room?"</text:p>
      <text:p text:style-name="P143">Serena : "um..just wanted to know?"</text:p>
      <text:p text:style-name="P143">Ash : "if she ever liked the shape of the ring and.."</text:p>
      <text:p text:style-name="P143">Serena(sternly) : "Ash,this is too much, you're</text:p>
      <text:p text:style-name="P143">mar.."</text:p>
      <text:p text:style-name="P143">Ash(sternly) : "MARRIED TO MISTY</text:p>
      <text:p text:style-name="P143">KETCHUM,record it and make it your alarm tone"</text:p>
      <text:p text:style-name="P143">Serena(dissapointed) : "i called you to say i'm</text:p>
      <text:p text:style-name="P143">going to have my 4th Gym battle day after</text:p>
      <text:p text:style-name="P143">tomorrow.."</text:p>
      <text:p text:style-name="P143">Ash(irritated) : "You have about 5000 people there</text:p>
      <text:p text:style-name="P143">who've spent their entire god damn lives exactly</text:p>
      <text:p text:style-name="P143">around where your staying now,but i would know</text:p>
      <text:p text:style-name="P143">more than them?from here?"</text:p>
      <text:p text:style-name="P143">Serena : "just give Misty the phone,none can talk</text:p>
      <text:p text:style-name="P143">with you.."</text:p>
      <text:p text:style-name="P143">Ash(laugh) : "including?"</text:p>
      <text:p text:style-name="P143">Serena(screem) : "hey don't get me started ok,ialso need advise on..um.."</text:p>
      <text:p text:style-name="P143">Ash : "Boyfriends?"</text:p>
      <text:p text:style-name="P143">Serena(hesitant) : "um..yes"</text:p>
      <text:p text:style-name="P143">Ash(laugh) : "that you wanted Sam but Sam is all</text:p>
      <text:p text:style-name="P143">over..?"</text:p>
      <text:p text:style-name="P143">Serena(iritated) : "hey stop that, that's none of your</text:p>
      <text:p text:style-name="P143">business,just i want to congratulate you and Misty</text:p>
      <text:p text:style-name="P143">and also tell you that this perfectly makes me</text:p>
      <text:p text:style-name="P143">happy as this erases off my mistake entirely and</text:p>
      <text:p text:style-name="P143"><text:soft-page-break/>from now on i'll not need to call you.THANK YOU"</text:p>
      <text:p text:style-name="P143">Ash(laugh) : "yeah bye!(angry) Little godforsaken</text:p>
      <text:p text:style-name="P143">brats.."</text:p>
      <text:p text:style-name="P143">.....(Misty and Delia downstairs)...</text:p>
      <text:p text:style-name="P143">Delia : "dear,you look a bit worn out.."</text:p>
      <text:p text:style-name="P143">Misty(smile) : "um..no just too much talking,i'm</text:p>
      <text:p text:style-name="P143">habituated though Gyms are hard places.."</text:p>
      <text:p text:style-name="P143">Delia(points out Misty's ring) : "so happy,Mist,your</text:p>
      <text:p text:style-name="P143">officially Ketchum now.."</text:p>
      <text:p text:style-name="P143">Misty(giggle) : "thanks Mom.."</text:p>
      <text:p text:style-name="P143">Delia : "did he fetch that before.."</text:p>
      <text:p text:style-name="P143">Misty(bit ashamed) : "yes,Mom that's what he did"Delia(bit concerned) : "he has changed quite a bit</text:p>
      <text:p text:style-name="P143">in these 3 years,his language also isn't very polite i</text:p>
      <text:p text:style-name="P143">can sense.."</text:p>
      <text:p text:style-name="P143">Misty(nervously) : "um..yeah a bit rough..he's just</text:p>
      <text:p text:style-name="P143">a bit tired but won't stop working"</text:p>
      <text:p text:style-name="P143">Delia(concerned) : "well,he surely knows how to</text:p>
      <text:p text:style-name="P143">scare people"</text:p>
      <text:p text:style-name="P143">Misty(smile) : "that i have to agree with"</text:p>
      <text:p text:style-name="P143">Delia(smile) : "Mist,when are you going out today?"</text:p>
      <text:p text:style-name="P143">Misty : "um..you mean date?"</text:p>
      <text:p text:style-name="P143">Delia(smile) : "right."</text:p>
      <text:p text:style-name="P143">Misty(nervously) : "well..we had yesterday but</text:p>
      <text:p text:style-name="P143">today..well..um..weaven't decided on that yet.."</text:p>
      <text:p text:style-name="P143">Delia(frown) : "Mist,is everything all right,you can</text:p>
      <text:p text:style-name="P143">and infact should be frank you know.."</text:p>
      <text:p text:style-name="P143">Misty(laugh) : "i'm sorry mom for laughing,but</text:p>
      <text:p text:style-name="P143">don't worry at all,he's as sweet as ever,just a bit</text:p>
      <text:p text:style-name="P143">tired,you know the press hasn't been kind to</text:p>
      <text:p text:style-name="P143">him,so he still just thinks that he has to logically</text:p>
      <text:p text:style-name="P143">validate every moment of his life and give his</text:p>
      <text:p text:style-name="P143">analysis or the result of it to anyone concerned in a rather colourful way that in his mind will give the</text:p>
      <text:p text:style-name="P143">press a good beat-down"</text:p>
      <text:p text:style-name="P143">Delia(smile and concerned) : "i see,no my little Ash</text:p>
      <text:p text:style-name="P143">never could do anybody any harm but i guess you</text:p>
      <text:p text:style-name="P143">should get this trash talking checked,it's not at all</text:p>
      <text:p text:style-name="P143">good"</text:p>
      <text:p text:style-name="P143">Misty(smile) : "i'm being right at it but it'll take</text:p>
      <text:p text:style-name="P143">time,he had just been living a lonely life,it'll just</text:p>
      <text:p text:style-name="P143">take him some time to come into terms with his</text:p>
      <text:p text:style-name="P143">new surroundings"</text:p>
      <text:p text:style-name="P143">Delia(smile) : "but enough about him,how are</text:p>
      <text:p text:style-name="P143">you,my little doll?"</text:p>
      <text:p text:style-name="P143">Misty(giggle) : "fine mom,just fine"</text:p>
      <text:p text:style-name="P143">Delia(looking at Misty's ring holding her hand) :</text:p>
      <text:p text:style-name="P143">"very beautiful.but Mist,you should take rest as</text:p>
      <text:p text:style-name="P143">well,you youself weren't in a good health and</text:p>
      <text:p text:style-name="P143">much emotion overnight.."</text:p>
      <text:p text:style-name="P143">Misty(smile) : "i'm fine mom,i've had too many</text:p>
      <text:p text:style-name="P143">sleepless nights because of the Gym and other</text:p>
      <text:p text:style-name="P143"><text:soft-page-break/>things,i'm habituated like that for the past 12</text:p>
      <text:p text:style-name="P143">years,rather last night was the best sleeplessnight till date"</text:p>
      <text:p text:style-name="P143">Delia(smile) : "happy to know my little doll,but</text:p>
      <text:p text:style-name="P143">um..Ash might also not be prepared to take you</text:p>
      <text:p text:style-name="P143">out for a dinner because he thinks that the press.."</text:p>
      <text:p text:style-name="P143">Misty(laugh) : "um..sorry for laughing mom,but it's</text:p>
      <text:p text:style-name="P143">just the effects of his antics throughout the</text:p>
      <text:p text:style-name="P143">night..i've been entertained beyond</text:p>
      <text:p text:style-name="P143">imagination,but no he has refused to take me out</text:p>
      <text:p text:style-name="P143">on a date or to dance or giving me a flower</text:p>
      <text:p text:style-name="P143">bouquet-refusal in all accounts"</text:p>
      <text:p text:style-name="P143">Delia(very concerned) : "my God!..what's the</text:p>
      <text:p text:style-name="P143">matter.."</text:p>
      <text:p text:style-name="P143">Misty(laughing) : "he would rather run away with</text:p>
      <text:p text:style-name="P143">me to unknown destinations"</text:p>
      <text:p text:style-name="P143">Delia(smile) : "too much imagination(Misty brusts</text:p>
      <text:p text:style-name="P143">into laughter),besides Mist,he's fine at home."</text:p>
      <text:p text:style-name="P143">Misty(smile) : "mom,its just that press bug that's</text:p>
      <text:p text:style-name="P143">bitten him for such a long time and to such an</text:p>
      <text:p text:style-name="P143">extent,he just can't yet get over it,so thats his</text:p>
      <text:p text:style-name="P143">definition of complete solitude"</text:p>
      <text:p text:style-name="P143">Ash(outside) : "Mom,food,and overwork that little Mimey of yours, don't let my Mist work at</text:p>
      <text:p text:style-name="P143">all,she's...um,i just want her with me here right</text:p>
      <text:p text:style-name="P143">now and all the time"</text:p>
      <text:p text:style-name="P143">Delia(smile) : "also my Mist too, remember that<text:span text:style-name="T2293">(Misty laughs)</text:span>,and leave Mimey alone"</text:p>
      <text:p text:style-name="P143">Ash(irritated) : "mom,please,but,if you don't allow me to um..well..gaze at my Mist all i want,then i'll get Mime to batlle,there you little brat.."</text:p>
      <text:p text:style-name="P143">Delia(frown) : "Ash, that's impolite,and leave Mimey right now."</text:p>
      <text:p text:style-name="P143">Ash(wrestling with Mime,comes near) : "Mime is pestering me ever since..why you little brat, you're no good for..mom where's my food"</text:p>
      <text:p text:style-name="P143">Misty(surprized) : "where are you going?"</text:p>
      <text:p text:style-name="P143">Delia( taking Mime away,scowl&amp;frown) : "Ash wait there in the table,Mist will take both of your</text:p>
      <text:p text:style-name="P143">foods,and don't runaway with Mist so quickly(laugh)"</text:p>
      <text:p text:style-name="P143">Ash(dissapointed) : "yeah,so you've <text:span text:style-name="T2294">also </text:span>decided that i should be away from Mist.."</text:p>
      <text:p text:style-name="P143">Delia(frown,comes to Ash) : "what's wrong withyou honey?calm down, your always too agitated,too active all the time,Mist is coming,let her prepare the dishes.."</text:p>
      <text:p text:style-name="P143">Ash(irritated,sitting) : "Mist come quickly,and why can't Mime prepare the dishes and no i'm a bit</text:p>
      <text:p text:style-name="P143">excited and yes,i'm going to the farm."</text:p>
      <text:p text:style-name="P143">Delia(frown) : "Ash,just wait here be calm honey,i've got to ask you something"</text:p>
      <text:p text:style-name="P143">Misty (comes with dishes) : "here are the..(Ash tries to take off the dishes and hug Misty) Ash,what are you.."</text:p>
      <text:p text:style-name="P143">Delia(frown) : "Ash.."</text:p>
      <text:p text:style-name="P143">Ash(hugging Misty) : "ah! that's what i wanted,no a bit later.."</text:p>
      <text:p text:style-name="P143">Misty(scoffs) : "Ash,mom is here its rude!"</text:p>
      <text:p text:style-name="P143">Ash(hugging Misty) : "no if you hug me back,i'll not say a thing while i'm at the table,<text:span text:style-name="T2295">you’re my wife for 16 years and for 19 my Mist, it’s not a</text:span> vulger st.."</text:p>
      <text:p text:style-name="P143">Misty(hugging Ash quickly,then scoffing) : "that's it.Ash,are you out of your mind?calm down,don't</text:p>
      <text:p text:style-name="P180">make a fuss"</text:p>
      <text:p text:style-name="P180">Ash(sitting down) : "no i'm done,will eat very slowly and sorry mom and Silence"</text:p>
      <text:p text:style-name="P143">Delia(frown) : "Misty,just sit down honey"</text:p>
      <text:p text:style-name="P143">Misty<text:span text:style-name="T2296">(bit concerned)</text:span> : "yeah,just these things.."</text:p>
      <text:p text:style-name="P143">(finally everyone sists down)</text:p>
      <text:p text:style-name="P143"><text:soft-page-break/>Delia(observing Ash) "Mist,can you tell me something,I don't know much about training and</text:p>
      <text:p text:style-name="P143">battling but i do know Mimey more than anyone,what is wrong with Ash?"</text:p>
      <text:p text:style-name="P143">Ash(scowl) : "Mom your not insin..um,sorry suggesting that.."</text:p>
      <text:p text:style-name="P143">Misty(angry,shouts) : "Ash!just eat silently!"</text:p>
      <text:p text:style-name="P143">Delia(very concerned) : "Mist,please,why is he behaving like this,and no it's not just now since the</text:p>
      <text:p text:style-name="P143">day he has returned,he's been like that,Mimey's too excited all the time and wants to play around</text:p>
      <text:p text:style-name="P143">so does Ganger and those two,Pikachu seems pretty indifferent to Ash,what is it?these Dark</text:p>
      <text:p text:style-name="P143">Types aren't good Ash,you know.."</text:p>
      <text:p text:style-name="P143">Misty(smile) : "Mom,please calm down i'll explain everything..no Ash,not you and you're not leavingtill i'm finished,Pikachupi,come to Misty,baby(Pikachu junps to Misty),right,and No</text:p>
      <text:p text:style-name="P143">Ash you're staying silent"</text:p>
      <text:p text:style-name="P143">Delia(bit shivering voice) : "Mist.."</text:p>
      <text:p text:style-name="P143">Misty(smile) : "Mom,we don't have anything to hide from you but it's a kind of a trade secret..he's</text:p>
      <text:p text:style-name="P143">an once only living legend in Pokemons Training and hence he's so important to the world.."</text:p>
      <text:p text:style-name="P143">Ash(scoff) : "Mist is in.."</text:p>
      <text:p text:style-name="P143">Misty(frown) : "Ash"</text:p>
      <text:p text:style-name="P143">Ash(grim) : "very well,but mention yourself,she doesn't know.."</text:p>
      <text:p text:style-name="P143">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97">ex</text:span>tremely powerful if she wants to be-but just like</text:p>
      <text:p text:style-name="P143">she and Ganger,<text:span text:style-name="T2298">Sableye and rest</text:span>,Ash's nerve's state affects them a bit...they always are too</text:p>
      <text:p text:style-name="P143">playful..."</text:p>
      <text:p text:style-name="P143">Delia(concerned) : "um..Mist,that doesn't seem to</text:p>
      <text:p text:style-name="P143">be a very good thing,is it like an obsession?"</text:p>
      <text:p text:style-name="P143">Misty(smile) : "exactly the opposite,Ash's own</text:p>
      <text:p text:style-name="P143">nature is getting reflected in Mime and all</text:p>
      <text:p text:style-name="P143">them,Pikachu is an exception due to his own</text:p>
      <text:p text:style-name="P143">temperament and he can't be automatically</text:p>
      <text:p text:style-name="P143">affected just by Ash's presence,he has to be</text:p>
      <text:p text:style-name="P143">warmed up,so he's indifferent it seems and he's</text:p>
      <text:p text:style-name="P143">also able to catch Ash's nerve states,he's just</text:p>
      <text:p text:style-name="P143">irritated with him that he's always playfull and not</text:p>
      <text:p text:style-name="P143">battling anymore..see mom i myself have two</text:p>
      <text:p text:style-name="P143">such pokemon,one Golduck and a Gyarados and i</text:p>
      <text:p text:style-name="P143">can affect pokemons too but they won't show</text:p>
      <text:p text:style-name="P143">visible characteristics like this because my</text:p>
      <text:p text:style-name="P143">temperament is different to Ash and so are our</text:p>
      <text:p text:style-name="P143">pokemons,i'll show you Golduck later,but that's my</text:p>
      <text:p text:style-name="P143">own bunch and on opposite side i can affect thembut it's very limited and difficult...Ash's level is</text:p>
      <text:p text:style-name="P143">impossible to gauge..but this thing is there for</text:p>
      <text:p text:style-name="P143">trainers that can affect opposite pokemons and</text:p>
      <text:p text:style-name="P143">it's just trade secret as we call it, it's very seleted</text:p>
      <text:p text:style-name="P143">people in this world can do this successfully and</text:p>
      <text:p text:style-name="P143">this power might be abused as well thus the</text:p>
      <text:p text:style-name="P143">secrecy but the trainers at this level if comes</text:p>
      <text:p text:style-name="P143">naturally,like Ash had automatically comes to</text:p>
      <text:p text:style-name="P143">know this a long time ago and now it's absolutely</text:p>
      <text:p text:style-name="P143">natural to him,infact now this Pikachu alone is</text:p>
      <text:p text:style-name="P143">enough to mat some 120 other Pikachus who've</text:p>
      <text:p text:style-name="P143">won 4 leagues and and 70 Pikachus who have</text:p>
      <text:p text:style-name="P143"><text:soft-page-break/>won 6 or 7,like Ash has,Pikachu can alone face the</text:p>
      <text:p text:style-name="P143">whole Elite 4 and their Pikachus at one time and</text:p>
      <text:p text:style-name="P143">still will just laugh them off if he is focused</text:p>
      <text:p text:style-name="P143">enough,and Ash's level is once only,none ever has</text:p>
      <text:p text:style-name="P143">went there and Ash is <text:span text:style-name="T958">32</text:span> and only growing by</text:p>
      <text:p text:style-name="P143">manifolds by day,he can hold sway over his</text:p>
      <text:p text:style-name="P143">opponents at mere will no matter who they</text:p>
      <text:p text:style-name="P143">are,there can be other pokemon trainers who has</text:p>
      <text:p text:style-name="P143">a special power over only his or one specific typeof pokemons but Ash can do it to anybody and</text:p>
      <text:p text:style-name="P143">even laugh off legendaries,given he's mind is</text:p>
      <text:p text:style-name="P143">focused and he wants to face them,if Ash wishes</text:p>
      <text:p text:style-name="P143">he can tame Legendary Pokemons for some times</text:p>
      <text:p text:style-name="P143">and even after that phase,but i would actually</text:p>
      <text:p text:style-name="P143">claim,though he won't but no it's not my bragging</text:p>
      <text:p text:style-name="P143">but a true fact that with his practices and all,Ash is</text:p>
      <text:p text:style-name="P143">unmatched in terms of Mastery over Pokemons</text:p>
      <text:p text:style-name="P143">given he is focused and ready with a clear mind</text:p>
      <text:p text:style-name="P143">that really wants to battle or Master over a</text:p>
      <text:p text:style-name="P143">pokemon and that's why he's so sought after,</text:p>
      <text:p text:style-name="P143">simply put there's have never been anyone ever</text:p>
      <text:p text:style-name="P143">like him(beams and blushes,Delia smiles but a bit</text:p>
      <text:p text:style-name="P143">flustered)"</text:p>
      <text:p text:style-name="P143">Ash : "and Mist is.."</text:p>
      <text:p text:style-name="P143">Misty(frown) : "Ash,please,just stay silent"</text:p>
      <text:p text:style-name="P143">Delia(bit flustered) : "um..well..i see...his dad</text:p>
      <text:p text:style-name="P143">always had this dream now he has done it..but he</text:p>
      <text:p text:style-name="P143">must be lonely.."</text:p>
      <text:p text:style-name="P143">Ash(brusting into laughter) : "mom,mom,mom,of</text:p>
      <text:p text:style-name="P143">course i was lonely and hence my troubles,but i'mno more and yes i feel too lonely especially if I</text:p>
      <text:p text:style-name="P143">can't hug my Mist all I want,if so then i'll become</text:p>
      <text:p text:style-name="P143">more playfull and so would Mimey and she'll then</text:p>
      <text:p text:style-name="P143">go to battles,so you see i have a deal.."</text:p>
      <text:p text:style-name="P143">Misty(frown) : "Ash,stop that, don't talk like this</text:p>
      <text:p text:style-name="P143">with mom"</text:p>
      <text:p text:style-name="P143">Ash(grim) : "but..i'm not harm.."</text:p>
      <text:p text:style-name="P143">Delia(smile) : "no honey,you never can harm but</text:p>
      <text:p text:style-name="P143">are you not going to obey your mommy because</text:p>
      <text:p text:style-name="P143">your all powerfull now?"</text:p>
      <text:p text:style-name="P143">Ash(blush,solemn) : "mom,what the..?you know</text:p>
      <text:p text:style-name="P143">what i'm.."</text:p>
      <text:p text:style-name="P143">Delia(smile) : "absolutely honey,i do,just remember</text:p>
      <text:p text:style-name="P143">that press will not be after you unless you wish</text:p>
      <text:p text:style-name="P143">them too and even if the press is around you,you</text:p>
      <text:p text:style-name="P143">still don't have to give rigourous motives behind</text:p>
      <text:p text:style-name="P143">your each actions get it?</text:p>
      <text:p text:style-name="P143">Ash(grim, dissapointed) : "yes mom."</text:p>
      <text:p text:style-name="P143">Delia(smile) : "are you dissapointed with that?"</text:p>
      <text:p text:style-name="P143">Ash(beaming) : "nope."</text:p>
      <text:p text:style-name="P143">Delia(smile) : "that's my sweet boy.by the way,andno not you Ash cause you won't have any control</text:p>
      <text:p text:style-name="P143">over your language is you're excited in this</text:p>
      <text:p text:style-name="P143">state,Mist will herself briefly say about her</text:p>
      <text:p text:style-name="P143">success with Pokemons"</text:p>
      <text:p text:style-name="P143"><text:soft-page-break/>Ash : "huh! then basically i should.."</text:p>
      <text:p text:style-name="P143">Misty and Delia unison(smile) :"no, silence"</text:p>
      <text:p text:style-name="P143">Ash(grim) : "fine"</text:p>
      <text:p text:style-name="P143">Misty(smile) : "um,mom i've also been accepted</text:p>
      <text:p text:style-name="P143">into Water Gym Leader's hall of fame and like him</text:p>
      <text:p text:style-name="P143">i'm also among the top.."</text:p>
      <text:p text:style-name="P143">Ash : "THE TOPPEST"</text:p>
      <text:p text:style-name="P143">Misty(frown) : "Ash, didn't we agree that you'll be</text:p>
      <text:p text:style-name="P143">silent?"</text:p>
      <text:p text:style-name="P143">Delia(sternly) : "Ash,just.shut.up. say Mist"</text:p>
      <text:p text:style-name="P143">Misty(laugh): "um..sorry mom..yeah,i'm also</text:p>
      <text:p text:style-name="P143">among the top water Pokemon trainers and Gym</text:p>
      <text:p text:style-name="P143">leaders"</text:p>
      <text:p text:style-name="P143">Ash(whinning) : no i'll interrupt every time,she IS</text:p>
      <text:p text:style-name="P143">THE,no please Mist,bear with me,please.."</text:p>
      <text:p text:style-name="P143">Delia(smile) : "ok Mist,i'll bear with his</text:p>
      <text:p text:style-name="P143">language,besides i must know what my little dollhas done too,please Mist,this time, let's just bear</text:p>
      <text:p text:style-name="P143">with him together,but Ash,if you cross the line,i'll</text:p>
      <text:p text:style-name="P143">not listen to you"</text:p>
      <text:p text:style-name="P143">Ash(sticking his toungue out to Misty) : "yeah!"</text:p>
      <text:p text:style-name="P143">(everyone brusts into laughter)</text:p>
      <text:p text:style-name="P143">Ash(smile) : "Mist is THE TOPMOST water</text:p>
      <text:p text:style-name="P143">pokemon gym leader in THE world but may be</text:p>
      <text:p text:style-name="P143">not,i'm having to say may be because else the</text:p>
      <text:p text:style-name="P143">vultures will insinuate that(Delia and Misty shake</text:p>
      <text:p text:style-name="P143">their heads)(smiling) yeah, that's my</text:p>
      <text:p text:style-name="P143">eloquence(Delia,Misty both laugh)...anyhow,the</text:p>
      <text:p text:style-name="P143">vultures will insinuate that there are 7 regions in</text:p>
      <text:p text:style-name="P143">this world where things are vastly</text:p>
      <text:p text:style-name="P143">different,Cerulian,a name that i'm not fond of at all</text:p>
      <text:p text:style-name="P143">except when it's associated with my flower(Delia a</text:p>
      <text:p text:style-name="P143">bit puzzled,then smiles,Misty blushes),</text:p>
      <text:p text:style-name="P143">(smile)that's the name(Delia laughs and pats</text:p>
      <text:p text:style-name="P143">Misty,Misty blushes) being a seaside city,its kinda</text:p>
      <text:p text:style-name="P143">easy,kinda natural,kinda understandable,kinda</text:p>
      <text:p text:style-name="P143">taken for granted that the Gym,if there is one,will</text:p>
      <text:p text:style-name="P143">be a Water Pokemon gym and if Pallet had a waterpokemon Gym then suddenly to the vultures it</text:p>
      <text:p text:style-name="P143">becomes a problem that because the Geography</text:p>
      <text:p text:style-name="P143">is different,so is the Pokemon and so the trainers</text:p>
      <text:p text:style-name="P143">are a bit different,but i've been everywhere,i've</text:p>
      <text:p text:style-name="P143">never seen a 18 year old kid being able to handle a</text:p>
      <text:p text:style-name="P143">Gyarados to the extend where she made it like</text:p>
      <text:p text:style-name="P143">Mime is to you mom,at the age of 18 and her</text:p>
      <text:p text:style-name="P143">Gyarados could use flamethrower as good as my</text:p>
      <text:p text:style-name="P143">Charizard could and you know him,i still can't beat</text:p>
      <text:p text:style-name="P143">her Gyarados one on one and she had all the</text:p>
      <text:p text:style-name="P143">power over it at the age of 18,and on that day if</text:p>
      <text:p text:style-name="P143">she challenged me,all of my then present</text:p>
      <text:p text:style-name="P143">pokemons would've lost not even making</text:p>
      <text:p text:style-name="P143">Gyarados a bit tired and i had 4 or something that</text:p>
      <text:p text:style-name="P143">day,excluding Pikachu,and Pikachu doesn't battle</text:p>
      <text:p text:style-name="P143">Mist,even if i kill him he still won't and no that day</text:p>
      <text:p text:style-name="P143"><text:soft-page-break/>he too would've been laughes off by Mist and</text:p>
      <text:p text:style-name="P143">Gyarados and the only time i could pursuade my</text:p>
      <text:p text:style-name="P143">chu-bro to was when he rather kinda a did a fake</text:p>
      <text:p text:style-name="P143">fight,this is when i took my flower here to me from</text:p>
      <text:p text:style-name="P143">the godforsaken(Misty&amp;Deliafrowns)..sorry..Cerulian vultures who yesterday</text:p>
      <text:p text:style-name="P143">had the audacity to inply to me that i've abducted</text:p>
      <text:p text:style-name="P143">their flower..MIST is MY FLOWER ONLY(Misty</text:p>
      <text:p text:style-name="P143">blushes and scowls and frowns,Delia smiles and</text:p>
      <text:p text:style-name="P143">pats Misty),but the touble is that they would rather</text:p>
      <text:p text:style-name="P143">clap her to death than to help her to stand and</text:p>
      <text:p text:style-name="P143">then they.."</text:p>
      <text:p text:style-name="P143">Delia(sigh) : "Ash, it's about Mist,not your vultures"</text:p>
      <text:p text:style-name="P143">(Misty shakes her head)</text:p>
      <text:p text:style-name="P143">Ash(smile) : "right,my dear sweet flower can push</text:p>
      <text:p text:style-name="P143">her Gyarados now to a level which she told you</text:p>
      <text:p text:style-name="P143">about and then this Gyarados isn't her strongest</text:p>
      <text:p text:style-name="P143">Pokemon at all,it is Golduck and Dewgong and</text:p>
      <text:p text:style-name="P143">Starmie,who she had at like 1 year birthday</text:p>
      <text:p text:style-name="P143">present.."</text:p>
      <text:p text:style-name="P143">Misty(laugh) : "5"</text:p>
      <text:p text:style-name="P143">Ash(smile) : "right,5 year present,and there are</text:p>
      <text:p text:style-name="P143">many more,so the vultures finally had to budge</text:p>
      <text:p text:style-name="P143">else they would've abjectly humiliated themselves</text:p>
      <text:p text:style-name="P143">but the hallowed Cerulian City for the love of God</text:p>
      <text:p text:style-name="P143">never bothered,they wanted more and more andeveryday every hour there would be this damn</text:p>
      <text:p text:style-name="P143">arrogant brat who'd challenge only to show that he</text:p>
      <text:p text:style-name="P143">was a failure as a celebrated boy scout or girl</text:p>
      <text:p text:style-name="P143">cheerleader(Delia and Misty</text:p>
      <text:p text:style-name="P143">frowns)..anyhow..stup...alright(both laughs).. but</text:p>
      <text:p text:style-name="P143">my flower still had to appease those brats by</text:p>
      <text:p text:style-name="P143">giving them a badge and fighting them,this badge</text:p>
      <text:p text:style-name="P143">they got will be the only in their god damn lives</text:p>
      <text:p text:style-name="P143">and thus my flower was getting drained more and</text:p>
      <text:p text:style-name="P143">more mentally and physically and the all caring</text:p>
      <text:p text:style-name="P143">Cerulian might was doing was to cheer her slow</text:p>
      <text:p text:style-name="P143">death...so.."</text:p>
      <text:p text:style-name="P143">Delia(solemn) : "Mist,i heard you weren't well,but</text:p>
      <text:p text:style-name="P143">this really was too much.."</text:p>
      <text:p text:style-name="P143">Misty(smile) : "mom,i'm now very well and no had</text:p>
      <text:p text:style-name="P143">he been there at this form of his,i wouldn't have</text:p>
      <text:p text:style-name="P143">needed to work or perform at all,money would've</text:p>
      <text:p text:style-name="P143">poured into the Gym simply by this rate of trash</text:p>
      <text:p text:style-name="P143">talk even with his wife and mother,long live the</text:p>
      <text:p text:style-name="P143">vultures Ash,really"</text:p>
      <text:p text:style-name="P143">(Misty and Delia brusts into laughter)Ash(smile) : "good break,thanks for the</text:p>
      <text:p text:style-name="P143">refreshments Mist,and this will be long</text:p>
      <text:p text:style-name="P143">(Misty and Delia again brusts into laughter)..then</text:p>
      <text:p text:style-name="P143">there was the king of brats in the neighbouring</text:p>
      <text:p text:style-name="P143">Frontier Symbol,which i'm just too tired to explain</text:p>
      <text:p text:style-name="P143">but mom remember the job offer that i rejected ?</text:p>
      <text:p text:style-name="P143">this is this Battle Frontier's gym.anyhow this brat</text:p>
      <text:p text:style-name="P143">conspiring with our well known Cerulian all-</text:p>
      <text:p text:style-name="P143"><text:soft-page-break/>knowers,tried to totally destroy my little flower</text:p>
      <text:p text:style-name="P143">there but then as i've told you,my flower is once</text:p>
      <text:p text:style-name="P143">only and so she can just deximate any goddamn</text:p>
      <text:p text:style-name="P143">weed pretending to be trees without just like an</text:p>
      <text:p text:style-name="P143">wink,and so this frontier Symbol had to be out</text:p>
      <text:p text:style-name="P143">over my flower cause the conspiring Elite4</text:p>
      <text:p text:style-name="P143">thought that would be moral,which she barely was</text:p>
      <text:p text:style-name="P143">able to manage,it's like two gyms in one building</text:p>
      <text:p text:style-name="P143">and you can understand the workload that my</text:p>
      <text:p text:style-name="P143">flower had to bear alone and then the Cerulian</text:p>
      <text:p text:style-name="P143">brats came up with a new plan,they were</text:p>
      <text:p text:style-name="P143">sending..Mist this will become personal"</text:p>
      <text:p text:style-name="P143">Misty(grim) : "Ash, just give it a break,would you?"Delia(concerned) : "what did they do to her Ash?"</text:p>
      <text:p text:style-name="P143">Ash(solemn) : "Mist, you're seeing my moods but</text:p>
      <text:p text:style-name="P143">mom needs to know,she has an idea about both of</text:p>
      <text:p text:style-name="P143">us, especially you,though..."</text:p>
      <text:p text:style-name="P143">Delia(scoff) : "Ash,are you.."</text:p>
      <text:p text:style-name="P143">Misty(sigh) : "not again,Ash,i'm not going to listen</text:p>
      <text:p text:style-name="P143">(hugs Delia)"</text:p>
      <text:p text:style-name="P143">Ash(solemn) : "Mom,you've taught me to be</text:p>
      <text:p text:style-name="P143">honest with myself first,you want that today?"</text:p>
      <text:p text:style-name="P143">Delia(frown) : "i understand,yes,Mime, don't allow</text:p>
      <text:p text:style-name="P143">anyone in at any cost no matter who,you too</text:p>
      <text:p text:style-name="P143">Pikachu just protech the house(both leave)"</text:p>
      <text:p text:style-name="P143">Ash : "and hold onto your daughter and cajole</text:p>
      <text:p text:style-name="P143">her,i've caused her what pain i'll tell you now"</text:p>
      <text:p text:style-name="P143">Delia(concerned, hugging Misty) : "i see,no dear</text:p>
      <text:p text:style-name="P143">please,your with your mom"</text:p>
      <text:p text:style-name="P143">Misty : "mom..just tell him to say it as a</text:p>
      <text:p text:style-name="P143">comedy,he's been repeating this throughout the</text:p>
      <text:p text:style-name="P143">night..(hugging Delia)"</text:p>
      <text:p text:style-name="P143">Delia(scowl at Ash,hugging Misty) :"Ash you've</text:p>
      <text:p text:style-name="P143">just heard her,and i order you now make it asbearable as possible,and my dear Mist,i'm telling</text:p>
      <text:p text:style-name="P143">Ash that if he repeats it again,then he'll not.."</text:p>
      <text:p text:style-name="P143">Ash : "MOM,i got you.it'll be so Mom,just hold onto</text:p>
      <text:p text:style-name="P143">her"</text:p>
      <text:p text:style-name="P143">Delia(scowl) : "Ash start and don't cross any limit"</text:p>
      <text:p text:style-name="P143">Ash : "as you say,mom.right,Mom you know about</text:p>
      <text:p text:style-name="P143">Serena and you also know i was kissed</text:p>
      <text:p text:style-name="P143">accidentally in public,these were accidents and</text:p>
      <text:p text:style-name="P143">before them there was one and that was the first</text:p>
      <text:p text:style-name="P143">for us both me and Mist that was the only time i</text:p>
      <text:p text:style-name="P143">did that on my own wish and her wish also</text:p>
      <text:p text:style-name="P143">matched mine.Mist fell for me almost from the</text:p>
      <text:p text:style-name="P143">first sight and you know all of it,but..this is funny</text:p>
      <text:p text:style-name="P143">Mist..then the vultures started to peek around me</text:p>
      <text:p text:style-name="P143">especially after the Sinnoh Miracle,as you know</text:p>
      <text:p text:style-name="P143">and no i didn't cheat on her but my ego swelled a</text:p>
      <text:p text:style-name="P143">bit too much and eventually we separated,the real</text:p>
      <text:p text:style-name="P143">fun starts now,so the Cerulian brats came up with</text:p>
      <text:p text:style-name="P143">a particular plan that now since my flower was a</text:p>
      <text:p text:style-name="P143"><text:soft-page-break/>bit depressed and alone,these would circulate</text:p>
      <text:p text:style-name="P143">over and you know mom,the irony is that i wasn'tthere at all,i was in heaven,well according to</text:p>
      <text:p text:style-name="P143">vultures,anyhow,both she and me were tortured</text:p>
      <text:p text:style-name="P143">beyond measures by the vultures and they were</text:p>
      <text:p text:style-name="P143">circling around me as well,we took the same</text:p>
      <text:p text:style-name="P143">measure in different froms,she continued to</text:p>
      <text:p text:style-name="P143">withdraw herself,i continued to attack them..the</text:p>
      <text:p text:style-name="P143">only thing was that i was moving around so i in a</text:p>
      <text:p text:style-name="P143">way was in a much more favourable</text:p>
      <text:p text:style-name="P143">condition,which um well.. helped me to anticipate</text:p>
      <text:p text:style-name="P143">if anybody wanted to fall for me,and to cut the</text:p>
      <text:p text:style-name="P143">long story short,you're seeing that except for my</text:p>
      <text:p text:style-name="P143">flower none did.and she has been hearing me spit</text:p>
      <text:p text:style-name="P143">this out to whoever that dared to challenge me</text:p>
      <text:p text:style-name="P143">and my flower yesterday,got thrown at mercilessly</text:p>
      <text:p text:style-name="P143">by me,but it hurts her,no only Daisy,Tracey and</text:p>
      <text:p text:style-name="P143">Brock got this, they're all family,so it's not that the</text:p>
      <text:p text:style-name="P143">vultures can do anything about or with it.but she</text:p>
      <text:p text:style-name="P143">still agreed to go through that again just now after</text:p>
      <text:p text:style-name="P143">going completely sleepless last night,because i</text:p>
      <text:p text:style-name="P143">told her to bear with me and i told her i don't hide</text:p>
      <text:p text:style-name="P143">anything from my mom,so she's bearing it nowand will so too if i tell the same to the vultures no</text:p>
      <text:p text:style-name="P143">matter the consequences and she will do it</text:p>
      <text:p text:style-name="P143">because i'm cherished to her and there's no other</text:p>
      <text:p text:style-name="P143">reason at all.that's exactly what she was doing</text:p>
      <text:p text:style-name="P143">when Cerulian brats were hovering around and my</text:p>
      <text:p text:style-name="P143">sweet flower couldn't take it anymore shut herself</text:p>
      <text:p text:style-name="P143">up in her room and only attending to pokemon and</text:p>
      <text:p text:style-name="P143">all was actually dying slowly,as she was taking</text:p>
      <text:p text:style-name="P143">(),cause she couldn't bear my separation which is</text:p>
      <text:p text:style-name="P143">why i went to doctor with her yesterday first thing</text:p>
      <text:p text:style-name="P143">in Safford,but as soon as i returned to her you can</text:p>
      <text:p text:style-name="P143">see the result and i've not been and not being kind</text:p>
      <text:p text:style-name="P143">to her either..so if you ever had anything that the</text:p>
      <text:p text:style-name="P143">vultures told you about me believe all of it and</text:p>
      <text:p text:style-name="P143">more,but as far as your daughter goes,you can as</text:p>
      <text:p text:style-name="P143">well treat it as a bad dream.i don't need to tell you</text:p>
      <text:p text:style-name="P143">whether i reciprocate my flowers feeling for me to</text:p>
      <text:p text:style-name="P143">her or not,and thus the all conquering Cerulian</text:p>
      <text:p text:style-name="P143">brats and their master the vultures just abjectly</text:p>
      <text:p text:style-name="P143">failed in another endeavour.but they'll be at it</text:p>
      <text:p text:style-name="P143">again but the only thing is that next time i'll bethere and i..anyhow, that's the story"</text:p>
      <text:p text:style-name="P143">Delia(tendering Misty's head) : "good enough</text:p>
      <text:p text:style-name="P143">Ash,but this is the last time you said this and if it's</text:p>
      <text:p text:style-name="P143">not then.."</text:p>
      <text:p text:style-name="P143">Misty(raising her head from the table,with a bit of</text:p>
      <text:p text:style-name="P143">tear) : "mom, that's Ash's power i was talking</text:p>
      <text:p text:style-name="P143">about(a bit shivering voice)am i wrong Ash?"</text:p>
      <text:p text:style-name="P143">Ash : "no,you're not Mist!"</text:p>
      <text:p text:style-name="P143">Delia(tendering Misty) : "ok let's leave and let him</text:p>
      <text:p text:style-name="P143">entertain his vultures all he wants"</text:p>
      <text:p text:style-name="P143">Ash(laugh) : "mom,please i'll leave ,only if I can</text:p>
      <text:p text:style-name="P143"><text:soft-page-break/>hug my flower once more,um twice..um thrice..</text:p>
      <text:p text:style-name="P143">Delia(tendering Misty) : "do it as many times,but.."</text:p>
      <text:p text:style-name="P143">Ash(sigh) : "my power is that i'll trash talk people</text:p>
      <text:p text:style-name="P143">and tell them such bare truths that the honesty of</text:p>
      <text:p text:style-name="P143">me will connect with them and their pokemons if</text:p>
      <text:p text:style-name="P143">pokemons are involved,and then if i want i can</text:p>
      <text:p text:style-name="P143">extract any secret i want and in the battle it'll</text:p>
      <text:p text:style-name="P143">mean if you had Mimey and i came without any</text:p>
      <text:p text:style-name="P143">pokemons,100 such Mime's won't cop with me</text:p>
      <text:p text:style-name="P143">cause they'll want to play with me all the time andbe my pokemon rather so what to speak if i have</text:p>
      <text:p text:style-name="P143">84 pokemons myself? thus i can make people tell</text:p>
      <text:p text:style-name="P143">the absolute truth cause i had to face it from close</text:p>
      <text:p text:style-name="P143">stare and this'll be if able to help you,you good,if</text:p>
      <text:p text:style-name="P143">not my bad.Mist has the same powers but her</text:p>
      <text:p text:style-name="P143">temperaments is different so she can never do</text:p>
      <text:p text:style-name="P143">what i'm upto,and those who think water pokemon</text:p>
      <text:p text:style-name="P143">trainers cant handle electeic types they may test</text:p>
      <text:p text:style-name="P143">Pikachu with Mist and that'll be their last sane day</text:p>
      <text:p text:style-name="P143">here..anyhow..i know many more things but my</text:p>
      <text:p text:style-name="P143">only weapon is that and you already know it as do</text:p>
      <text:p text:style-name="P143">Pikachu,Mime and so on,i took my flower through</text:p>
      <text:p text:style-name="P143">it,and my flower follows me no matter what i do to</text:p>
      <text:p text:style-name="P143">her so i had to pick her up from the godforsaken</text:p>
      <text:p text:style-name="P143">Cerulian City's goddamn Gym and now has put</text:p>
      <text:p text:style-name="P143">here at my home.this is where i live,my flower now</text:p>
      <text:p text:style-name="P143">is my family.the end."</text:p>
      <text:p text:style-name="P143">Delia(smile) : "i get you,but your process is only</text:p>
      <text:p text:style-name="P143">good for vultures,and yes hug Mist now"</text:p>
      <text:p text:style-name="P143">Ash(smile) : "right.(hugging Misty) there there</text:p>
      <text:p text:style-name="P143">Mist,you want to hear the flower song again nowhich was mine not Cerulian"</text:p>
      <text:p text:style-name="P143">Misty(blush,hugging Ash quickly) : "later"</text:p>
      <text:p text:style-name="P143">...(Mr Mime comes in)..</text:p>
      <text:p text:style-name="P143">Delia(frown) : "Mimey who is it? didn't i tell you</text:p>
      <text:p text:style-name="P143">none allowed?"</text:p>
      <text:p text:style-name="P143">Mr Mime :</text:p>
      <text:p text:style-name="P143">Ash(irritated) : "Tracey!Tracey,Tracey,Tracey,Tracey,i'm</text:p>
      <text:p text:style-name="P143">killing him today,Pikachu thunder chair.."</text:p>
      <text:p text:style-name="P143">Delia(concerned) : "Ash.."</text:p>
      <text:p text:style-name="P143">Misty(smile) : "Mom,he has to mean it..."</text:p>
      <text:p text:style-name="P143">...(Pikachu doesn't allow Tracey to enter)...</text:p>
      <text:p text:style-name="P143">Tracey : "um..Ash.."</text:p>
      <text:p text:style-name="P143">Ash(hugging Misty) : "i'm busy with Mist,get off or</text:p>
      <text:p text:style-name="P143">else.."</text:p>
      <text:p text:style-name="P143">Tracey : "Ash,please it's Golduck"</text:p>
      <text:p text:style-name="P143">Misty : "um..Ash i should go.."</text:p>
      <text:p text:style-name="P143">Ash : "i'm going too"</text:p>
      <text:p text:style-name="P143">Delia(concerned) : "don't hit him"</text:p>
      <text:p text:style-name="P143">Ash : "don't send Mime,i'll hit both then"</text:p>
      <text:p text:style-name="P143">Delia(self) : "nah!had it not been for Mist,he</text:p>
      <text:p text:style-name="P143">would've gone mad completely(smile) that'sactually what he is expressing to Mist..(pooe</text:p>
      <text:p text:style-name="P143">boy).."</text:p>
      <text:p text:style-name="P143">.....(outside)...</text:p>
      <text:p text:style-name="P143"><text:soft-page-break/>Misty(talkes Golduck) : "thanks Trace.(leaves)"</text:p>
      <text:p text:style-name="P143">Tracey : "Mi.."</text:p>
      <text:p text:style-name="P143">Ash : "hey you en.. don't call my wife, don't talk</text:p>
      <text:p text:style-name="P143">with her,don't pester her, don't come near her,dont</text:p>
      <text:p text:style-name="P143">look at her,don't.."</text:p>
      <text:p text:style-name="P143">Tracey(laughing) : "Ash,man you need rest.."</text:p>
      <text:p text:style-name="P143">Ash(laugh) : "i need rest?"</text:p>
      <text:p text:style-name="P143">Tracey : "um..ok,i get it but you're only making it</text:p>
      <text:p text:style-name="P143">more and more.."</text:p>
      <text:p text:style-name="P143">Ash(scowl,smile) : "sweet sweet Trace,tell me why</text:p>
      <text:p text:style-name="P143">is it that the vultures are around here?"</text:p>
      <text:p text:style-name="P143">Tracey : "um..i'm leaving..(trying to flee) "</text:p>
      <text:p text:style-name="P143">Ash(releases Noivern) : "right Trace stand in front</text:p>
      <text:p text:style-name="P143">of me,yeah here(recalls Noivern,Pikachu jumps</text:p>
      <text:p text:style-name="P143">onto Ash's lap)see Pikachu doesn't exactly like</text:p>
      <text:p text:style-name="P143">you..so it's better that you comply"</text:p>
      <text:p text:style-name="P143">Tracey : "this is pure blackmailing.."</text:p>
      <text:p text:style-name="P143">Ash(angry) : "you f.. brat,shut the f.. up.who called me in the middle of the night to torture my already</text:p>
      <text:p text:style-name="P143">stressed sweet flower even more.."</text:p>
      <text:p text:style-name="P143">Tracey (smile) : "Ash,Misty will forgive me but you</text:p>
      <text:p text:style-name="P143">were.."</text:p>
      <text:p text:style-name="P143">Ash(extremely angry) : "<text:span text:style-name="T743">DON.UTTER.MY.WIFE’S.NAME and </text:span>so when are you releasing</text:p>
      <text:p text:style-name="P143">my speech to international aud.."</text:p>
      <text:p text:style-name="P143">Tracey(grim) : "Ash,please.."</text:p>
      <text:p text:style-name="P143">Ash(angry) : "the silver screen,the radio,the tv,the</text:p>
      <text:p text:style-name="P143">internet,the gramophone,the godforsaken mobile.."</text:p>
      <text:p text:style-name="P143">Tracey(laugh) : "we won't be able to express it in</text:p>
      <text:p text:style-name="P143">front of.."</text:p>
      <text:p text:style-name="P143">Ash(angry) : "My wife?huh? isn't it,My wife? what</text:p>
      <text:p text:style-name="P143">is exactly Trace that everyone is concerned</text:p>
      <text:p text:style-name="P143">suddenly so much about my wife,huh?what do you</text:p>
      <text:p text:style-name="P143">want? do you want to see whether she truely longs</text:p>
      <text:p text:style-name="P143">for me or not if i just choke.."</text:p>
      <text:p text:style-name="P143">Tracey(solemn) : Ash,please,be patient"</text:p>
      <text:p text:style-name="P143">Ash(brusts into anger,but not high pitch) : "No i</text:p>
      <text:p text:style-name="P143">wont,what can you do about it?what can the</text:p>
      <text:p text:style-name="P143">vultures do about it? the press,the cinema,the</text:p>
      <text:p text:style-name="P143">internet,the radio,the roads.. s..,the most beautiful enu.."</text:p>
      <text:p text:style-name="P143">Tracey(sigh) : "Ash get into the Hall of Fame</text:p>
      <text:p text:style-name="P143">formally and just don't get into <text:span text:style-name="T744">into </text:span>farming."</text:p>
      <text:p text:style-name="P143">Ash(grim) : "cause <text:span text:style-name="T745">my wife</text:span>..no,what is it that now</text:p>
      <text:p text:style-name="P143">you're so concerned?,no let me finish..what would</text:p>
      <text:p text:style-name="P143">my wife lose with those not being done? that's you</text:p>
      <text:p text:style-name="P143">point ain't it?"</text:p>
      <text:p text:style-name="P143">Tracey : "Ash,<text:span text:style-name="T745">she</text:span>.."</text:p>
      <text:p text:style-name="P143">Ash(frown) : "that's it.it's always been Ash and</text:p>
      <text:p text:style-name="P143">Misty and blah,blah,blah,beautiful b.. has come</text:p>
      <text:p text:style-name="P143">and gone,f.."</text:p>
      <text:p text:style-name="P143">Tracey(sigh) : "Ash,please spare these for another</text:p>
      <text:p text:style-name="P143">day,<text:span text:style-name="T746">are you</text:span> going to Cerulian or stay.."</text:p>
      <text:p text:style-name="P143">Ash(frown) : "so your saying that according to the</text:p>
      <text:p text:style-name="P143"><text:soft-page-break/>vultures,the husband should enjoy f.. man-wh.."</text:p>
      <text:p text:style-name="P143">Tracey(sigh) : "Ash,take rest and let me go please</text:p>
      <text:p text:style-name="P143">or talk about Pokemons"</text:p>
      <text:p text:style-name="P143">Ash(grim) : "no i'll tak about anything with you if</text:p>
      <text:p text:style-name="P143">only you don't drag Mist in and more</text:p>
      <text:p text:style-name="P143">importantly,what is it Trace huh?you want me to</text:p>
      <text:p text:style-name="P157">show you that my ge..</text:p>
      <text:p text:style-name="P157">"Tracey(shout) : "Ash! please, don't tourture youself</text:p>
      <text:p text:style-name="P143">like this and..oh no.."</text:p>
      <text:p text:style-name="P143">Ash(laugh) : "my wife? isn't it? my wife? why and</text:p>
      <text:p text:style-name="P143">how..no if you dare leave or stop me,i'll set you on</text:p>
      <text:p text:style-name="P143">Thunder Chair immediately...what is it that people</text:p>
      <text:p text:style-name="P143">are infatuated with Mist,huh?yes,she has a less</text:p>
      <text:p text:style-name="P143">black skin,yes she's less at bay with battles,yes</text:p>
      <text:p text:style-name="P143">she's less unfamiliar in hall of less mediocrity?</text:p>
      <text:p text:style-name="P143">and? i know what they're thinking but I can be</text:p>
      <text:p text:style-name="P143">brutal as well,you still can't..no i don't care and</text:p>
      <text:p text:style-name="P143">nobody comes anywhere near me if i'm home,else</text:p>
      <text:p text:style-name="P143">they know the result..get over the fact that how</text:p>
      <text:p text:style-name="P143">can a once eber sweet flower like that wasn't</text:p>
      <text:p text:style-name="P143">picked up by someone other that the f.."</text:p>
      <text:p text:style-name="P143">Tracey(sigh) : "Ash! could you doubt yourself if you</text:p>
      <text:p text:style-name="P143">heard those words in the middle of.."</text:p>
      <text:p text:style-name="P143">Ash(laughing) : "words?"</text:p>
      <text:p text:style-name="P143">Tracey : "exactly not Ash,that was your.."</text:p>
      <text:p text:style-name="P143">Ash(angry) : "not this dumbnut again,ITS ME,not</text:p>
      <text:p text:style-name="P143">mine,and so now i've pulled off a stunning</text:p>
      <text:p text:style-name="P143">publicity stunt,Deceit Mastery,(laugh)on one sideto blindfold the family and on the hand hand to go</text:p>
      <text:p text:style-name="P143">to the b.."</text:p>
      <text:p text:style-name="P143">Tracey(smile) : "Ash,they are none except Misty for</text:p>
      <text:p text:style-name="P143">you."</text:p>
      <text:p text:style-name="P143">Ash(laugh) : "so you've finally been able to get</text:p>
      <text:p text:style-name="P143">around the fact that if a Rhyhorn f.. someone</text:p>
      <text:p text:style-name="P143">else's sl.."</text:p>
      <text:p text:style-name="P143">Tracey(sigh) : "Ash,please,would you argue with me</text:p>
      <text:p text:style-name="P143">without these words?"</text:p>
      <text:p text:style-name="P143">Ash(smile) : "most gladly"</text:p>
      <text:p text:style-name="P143">Tracey(smile) : "well,same as yesterday,staring</text:p>
      <text:p text:style-name="P143">1.what you see in Misty that you don't see in</text:p>
      <text:p text:style-name="P143">others?"..</text:p>
      <text:p text:style-name="P143">Ash(angy) : "i'm warning you last time Trace,my</text:p>
      <text:p text:style-name="P143">Mist is not a selling product,if you are</text:p>
      <text:p text:style-name="P143">insinuating..if anybody..no that's it,from exactly</text:p>
      <text:p text:style-name="P143">this moment on,if,especially a half-grown en.. like</text:p>
      <text:p text:style-name="P143">you,manages two words with Mist and look at her,I</text:p>
      <text:p text:style-name="P143">won't be able to restrain myself but to personally</text:p>
      <text:p text:style-name="P143">make sure that doesn't go home alive.."</text:p>
      <text:p text:style-name="P143">Tracey(sigh) : "Ash,this is your sketch..(hands overthe sketch)"</text:p>
      <text:p text:style-name="P143">Ash(looking at the Sketch) : "thanks Trace.but hey</text:p>
      <text:p text:style-name="P143">hand me over the other ones?"</text:p>
      <text:p text:style-name="P143">Trace(taken aback) : "Ash"</text:p>
      <text:p text:style-name="P143">Ash(smirk) : "Green,Rudy and Georgio and if</text:p>
      <text:p text:style-name="P143"><text:soft-page-break/>there's more,i'm personally going to erase all of</text:p>
      <text:p text:style-name="P143">those godforsaken names that you're hidin<text:span text:style-name="T747">g</text:span></text:p>
      <text:p text:style-name="P143">behind your fake smile.."</text:p>
      <text:p text:style-name="P143">Tracey(forcefully hugging Ash) : "Ash,please for</text:p>
      <text:p text:style-name="P143">her,stop killing yourself like this slowly,she can't</text:p>
      <text:p text:style-name="P143">lose..."</text:p>
      <text:p text:style-name="P143">Ash(laugh) : "for her?for her? Trace you tell me,</text:p>
      <text:p text:style-name="P143">except her sisters does she ever had anyone else?</text:p>
      <text:p text:style-name="P143">huh?no,no i need to understand this infatuation</text:p>
      <text:p text:style-name="P143">that Brock has had the courage to honesty present</text:p>
      <text:p text:style-name="P143">in front of me,and i'm as you know,would ever be</text:p>
      <text:p text:style-name="P143">most happy if i could atleast atleast with my own</text:p>
      <text:p text:style-name="P143">very hands killed ONE vulture from a group who</text:p>
      <text:p text:style-name="P143">insinuates that i'm the BEST choice that my <text:span text:style-name="T748">wife has,or destined or forever choice</text:span>..no</text:p>
      <text:p text:style-name="P143">you've crossed</text:p>
      <text:p text:style-name="P143">limits(Ganger,Noivern,Geninja)Nivy,take Pikachuwith you,(Very Sternly)Pikachu!buddy!tell</text:p>
      <text:p text:style-name="P143">professor Oak to send over all pokemons i've ever</text:p>
      <text:p text:style-name="P143">had and all those who wants to be present wi</text:p>
      <text:p text:style-name="P143">Printed using Clipper: Clipboard Manager</text:p>
      <text:p text:style-name="P143">useclipper.com</text:p>
      <text:p text:style-name="P143"/>
      <text:p text:style-name="P143"/>
      <text:p text:style-name="P143"/>
      <text:p text:style-name="P273">(call comes May and Drew)</text:p>
      <text:p text:style-name="P273">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04T14:09:36.888841689</dc:date>
    <meta:editing-duration>P13DT9H11M27S</meta:editing-duration>
    <meta:editing-cycles>11950</meta:editing-cycles>
    <meta:generator>LibreOffice/5.1.6.2$Linux_X86_64 LibreOffice_project/10m0$Build-2</meta:generator>
    <meta:document-statistic meta:table-count="0" meta:image-count="0" meta:object-count="0" meta:page-count="147" meta:paragraph-count="3036" meta:word-count="99830" meta:character-count="588058" meta:non-whitespace-character-count="491208"/>
  </office:meta>
</office:document-meta>
</file>